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BencmarkingToo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pt"/>
    </style:style>
    <style:style style:name="co2" style:family="table-column">
      <style:table-column-properties fo:break-before="auto" style:column-width="47.2pt"/>
    </style:style>
    <style:style style:name="co3" style:family="table-column">
      <style:table-column-properties fo:break-before="auto" style:column-width="89.4pt"/>
    </style:style>
    <style:style style:name="co4" style:family="table-column">
      <style:table-column-properties fo:break-before="auto" style:column-width="94.99pt"/>
    </style:style>
    <style:style style:name="co5" style:family="table-column">
      <style:table-column-properties fo:break-before="auto" style:column-width="63.61pt"/>
    </style:style>
    <style:style style:name="co6" style:family="table-column">
      <style:table-column-properties fo:break-before="auto" style:column-width="27.3pt"/>
    </style:style>
    <style:style style:name="co7" style:family="table-column">
      <style:table-column-properties fo:break-before="auto" style:column-width="36.06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100.54pt"/>
    </style:style>
    <style:style style:name="co10" style:family="table-column">
      <style:table-column-properties fo:break-before="auto" style:column-width="31.61pt"/>
    </style:style>
    <style:style style:name="co11" style:family="table-column">
      <style:table-column-properties fo:break-before="auto" style:column-width="58.31pt"/>
    </style:style>
    <style:style style:name="co12" style:family="table-column">
      <style:table-column-properties fo:break-before="auto" style:column-width="57.06pt"/>
    </style:style>
    <style:style style:name="co13" style:family="table-column">
      <style:table-column-properties fo:break-before="auto" style:column-width="50.26pt"/>
    </style:style>
    <style:style style:name="co14" style:family="table-column">
      <style:table-column-properties fo:break-before="auto" style:column-width="86.26pt"/>
    </style:style>
    <style:style style:name="co15" style:family="table-column">
      <style:table-column-properties fo:break-before="auto" style:column-width="73.19pt"/>
    </style:style>
    <style:style style:name="co16" style:family="table-column">
      <style:table-column-properties fo:break-before="auto" style:column-width="83.14pt"/>
    </style:style>
    <style:style style:name="co17" style:family="table-column">
      <style:table-column-properties fo:break-before="auto" style:column-width="88.1pt"/>
    </style:style>
    <style:style style:name="co18" style:family="table-column">
      <style:table-column-properties fo:break-before="auto" style:column-width="47.14pt"/>
    </style:style>
    <style:style style:name="co19" style:family="table-column">
      <style:table-column-properties fo:break-before="auto" style:column-width="58.96pt"/>
    </style:style>
    <style:style style:name="co20" style:family="table-column">
      <style:table-column-properties fo:break-before="auto" style:column-width="47.79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87.56pt"/>
    </style:style>
    <style:style style:name="co23" style:family="table-column">
      <style:table-column-properties fo:break-before="auto" style:column-width="101.76pt"/>
    </style:style>
    <style:style style:name="co24" style:family="table-column">
      <style:table-column-properties fo:break-before="auto" style:column-width="78.86pt"/>
    </style:style>
    <style:style style:name="co25" style:family="table-column">
      <style:table-column-properties fo:break-before="auto" style:column-width="93.71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56.44pt"/>
    </style:style>
    <style:style style:name="co28" style:family="table-column">
      <style:table-column-properties fo:break-before="auto" style:column-width="91.9pt"/>
    </style:style>
    <style:style style:name="co29" style:family="table-column">
      <style:table-column-properties fo:break-before="auto" style:column-width="79.4pt"/>
    </style:style>
    <style:style style:name="co30" style:family="table-column">
      <style:table-column-properties fo:break-before="auto" style:column-width="60.15pt"/>
    </style:style>
    <style:style style:name="co31" style:family="table-column">
      <style:table-column-properties fo:break-before="auto" style:column-width="84.36pt"/>
    </style:style>
    <style:style style:name="co32" style:family="table-column">
      <style:table-column-properties fo:break-before="auto" style:column-width="33.56pt"/>
    </style:style>
    <style:style style:name="co33" style:family="table-column">
      <style:table-column-properties fo:break-before="auto" style:column-width="73.25pt"/>
    </style:style>
    <style:style style:name="co34" style:family="table-column">
      <style:table-column-properties fo:break-before="auto" style:column-width="42.86pt"/>
    </style:style>
    <style:style style:name="co35" style:family="table-column">
      <style:table-column-properties fo:break-before="auto" style:column-width="72.65pt"/>
    </style:style>
    <style:style style:name="co36" style:family="table-column">
      <style:table-column-properties fo:break-before="auto" style:column-width="21.71pt"/>
    </style:style>
    <style:style style:name="co37" style:family="table-column">
      <style:table-column-properties fo:break-before="auto" style:column-width="85.01pt"/>
    </style:style>
    <style:style style:name="co38" style:family="table-column">
      <style:table-column-properties fo:break-before="auto" style:column-width="99.89pt"/>
    </style:style>
    <style:style style:name="co39" style:family="table-column">
      <style:table-column-properties fo:break-before="auto" style:column-width="173.79pt"/>
    </style:style>
    <style:style style:name="co40" style:family="table-column">
      <style:table-column-properties fo:break-before="auto" style:column-width="55.84pt"/>
    </style:style>
    <style:style style:name="co41" style:family="table-column">
      <style:table-column-properties fo:break-before="auto" style:column-width="162.54pt"/>
    </style:style>
    <style:style style:name="co42" style:family="table-column">
      <style:table-column-properties fo:break-before="auto" style:column-width="53.94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212.2pt"/>
    </style:style>
    <style:style style:name="co45" style:family="table-column">
      <style:table-column-properties fo:break-before="auto" style:column-width="67.01pt"/>
    </style:style>
    <style:style style:name="co46" style:family="table-column">
      <style:table-column-properties fo:break-before="auto" style:column-width="233.29pt"/>
    </style:style>
    <style:style style:name="co47" style:family="table-column">
      <style:table-column-properties fo:break-before="auto" style:column-width="152.7pt"/>
    </style:style>
    <style:style style:name="co48" style:family="table-column">
      <style:table-column-properties fo:break-before="auto" style:column-width="143.94pt"/>
    </style:style>
    <style:style style:name="co49" style:family="table-column">
      <style:table-column-properties fo:break-before="auto" style:column-width="230.85pt"/>
    </style:style>
    <style:style style:name="co50" style:family="table-column">
      <style:table-column-properties fo:break-before="auto" style:column-width="192.36pt"/>
    </style:style>
    <style:style style:name="co51" style:family="table-column">
      <style:table-column-properties fo:break-before="auto" style:column-width="192.39pt"/>
    </style:style>
    <style:style style:name="co52" style:family="table-column">
      <style:table-column-properties fo:break-before="auto" style:column-width="60.24pt"/>
    </style:style>
    <style:style style:name="co53" style:family="table-column">
      <style:table-column-properties fo:break-before="auto" style:column-width="141.56pt"/>
    </style:style>
    <style:style style:name="co54" style:family="table-column">
      <style:table-column-properties fo:break-before="auto" style:column-width="213.51pt"/>
    </style:style>
    <style:style style:name="co55" style:family="table-column">
      <style:table-column-properties fo:break-before="auto" style:column-width="202.34pt"/>
    </style:style>
    <style:style style:name="co56" style:family="table-column">
      <style:table-column-properties fo:break-before="auto" style:column-width="210.95pt"/>
    </style:style>
    <style:style style:name="co57" style:family="table-column">
      <style:table-column-properties fo:break-before="auto" style:column-width="59.56pt"/>
    </style:style>
    <style:style style:name="co58" style:family="table-column">
      <style:table-column-properties fo:break-before="auto" style:column-width="67.04pt"/>
    </style:style>
    <style:style style:name="co59" style:family="table-column">
      <style:table-column-properties fo:break-before="auto" style:column-width="53.4pt"/>
    </style:style>
    <style:style style:name="co60" style:family="table-column">
      <style:table-column-properties fo:break-before="auto" style:column-width="104.91pt"/>
    </style:style>
    <style:style style:name="co61" style:family="table-column">
      <style:table-column-properties fo:break-before="auto" style:column-width="143.35pt"/>
    </style:style>
    <style:style style:name="co62" style:family="table-column">
      <style:table-column-properties fo:break-before="auto" style:column-width="90pt"/>
    </style:style>
    <style:style style:name="co63" style:family="table-column">
      <style:table-column-properties fo:break-before="auto" style:column-width="325.84pt"/>
    </style:style>
    <style:style style:name="co64" style:family="table-column">
      <style:table-column-properties fo:break-before="auto" style:column-width="62.65pt"/>
    </style:style>
    <style:style style:name="co65" style:family="table-column">
      <style:table-column-properties fo:break-before="auto" style:column-width="63.95pt"/>
    </style:style>
    <style:style style:name="co66" style:family="table-column">
      <style:table-column-properties fo:break-before="auto" style:column-width="4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fo:background-color="#b2b2b2" fo:border="0.06pt solid #000000"/>
    </style:style>
    <style:style style:name="ce15" style:family="table-cell" style:parent-style-name="Default" style:data-style-name="N3">
      <style:table-cell-properties fo:border="0.06pt solid #000000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7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21" style:family="table-cell" style:parent-style-name="Default">
      <style:table-cell-properties fo:background-color="#b2b2b2" fo:border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ackground-color="transparent" fo:border="0.06pt solid #000000"/>
    </style:style>
    <style:style style:name="ce27" style:family="table-cell" style:parent-style-name="Default" style:data-style-name="N12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1" style:family="table-cell" style:parent-style-name="Default" style:data-style-name="N4">
      <style:table-cell-properties fo:background-color="transparent" fo:border="0.06pt solid #000000"/>
    </style:style>
    <style:style style:name="ce3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33" style:family="table-cell" style:parent-style-name="Default" style:data-style-name="N4">
      <style:table-cell-properties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808080"/>
    </style:style>
    <style:style style:name="ce41" style:family="table-cell" style:parent-style-name="Default" style:data-style-name="N2">
      <style:table-cell-properties fo:border="0.06pt solid #000000"/>
    </style:style>
    <style:style style:name="ce42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3">
      <style:table-cell-properties fo:background-color="#808080" fo:border="0.06pt solid #000000"/>
    </style:style>
    <style:style style:name="ce47" style:family="table-cell" style:parent-style-name="Default" style:data-style-name="N3"/>
    <style:style style:name="ce4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eeeee" fo:border="0.06pt solid #000000"/>
    </style:style>
    <style:style style:name="ce51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eeeeee"/>
    </style:style>
    <style:style style:name="ce5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ff" fo:border="0.06pt solid #000000"/>
    </style:style>
    <style:style style:name="ce55" style:family="table-cell" style:parent-style-name="Default">
      <style:table-cell-properties fo:background-color="#ffffff"/>
    </style:style>
    <style:style style:name="ce56" style:family="table-cell" style:parent-style-name="Default">
      <style:table-cell-properties fo:background-color="#808080" fo:border="0.06pt solid #000000"/>
    </style:style>
    <style:style style:name="ce57" style:family="table-cell" style:parent-style-name="Default">
      <style:table-cell-properties fo:background-color="#666666"/>
    </style:style>
    <style:style style:name="ce58" style:family="table-cell" style:parent-style-name="Default" style:data-style-name="N3">
      <style:table-cell-properties fo:background-color="transparent" fo:border="0.06pt solid #000000"/>
      <style:map style:condition="is-true-formula(NOT(#REF!.[.$U3]))" style:apply-style-name="RedFont" style:base-cell-address="'PythonAOSX-OLD'.M3"/>
    </style:style>
    <style:style style:name="ce59" style:family="table-cell" style:parent-style-name="Default" style:data-style-name="N3">
      <style:table-cell-properties fo:background-color="transparent" fo:border="0.06pt solid #000000"/>
      <style:map style:condition="is-true-formula(NOT(#REF!.[.$U4]))" style:apply-style-name="RedFont" style:base-cell-address="'PythonAOSX-OLD'.M4"/>
    </style:style>
    <style:style style:name="ce60" style:family="table-cell" style:parent-style-name="Default" style:data-style-name="N3">
      <style:table-cell-properties fo:background-color="transparent" fo:border="0.06pt solid #000000"/>
      <style:map style:condition="is-true-formula(NOT(#REF!.[.$U5]))" style:apply-style-name="RedFont" style:base-cell-address="'PythonAOSX-OLD'.M5"/>
    </style:style>
    <style:style style:name="ce61" style:family="table-cell" style:parent-style-name="Default" style:data-style-name="N3">
      <style:table-cell-properties fo:background-color="transparent" fo:border="0.06pt solid #000000"/>
      <style:map style:condition="is-true-formula(NOT(#REF!.[.$U6]))" style:apply-style-name="RedFont" style:base-cell-address="'PythonAOSX-OLD'.M6"/>
    </style:style>
    <style:style style:name="ce62" style:family="table-cell" style:parent-style-name="Default" style:data-style-name="N3">
      <style:table-cell-properties fo:background-color="transparent" fo:border="0.06pt solid #000000"/>
      <style:map style:condition="is-true-formula(NOT(#REF!.[.$U7]))" style:apply-style-name="RedFont" style:base-cell-address="'PythonAOSX-OLD'.M7"/>
    </style:style>
    <style:style style:name="ce63" style:family="table-cell" style:parent-style-name="Default" style:data-style-name="N3">
      <style:table-cell-properties fo:background-color="transparent" fo:border="0.06pt solid #000000"/>
      <style:map style:condition="is-true-formula(NOT(#REF!.[.$U8]))" style:apply-style-name="RedFont" style:base-cell-address="'PythonAOSX-OLD'.M8"/>
    </style:style>
    <style:style style:name="ce64" style:family="table-cell" style:parent-style-name="Default" style:data-style-name="N3">
      <style:table-cell-properties fo:background-color="transparent" fo:border="0.06pt solid #000000"/>
      <style:map style:condition="is-true-formula(NOT(#REF!.[.$U9]))" style:apply-style-name="RedFont" style:base-cell-address="'PythonAOSX-OLD'.M9"/>
    </style:style>
    <style:style style:name="ce65" style:family="table-cell" style:parent-style-name="Default" style:data-style-name="N3">
      <style:table-cell-properties fo:background-color="transparent" fo:border="0.06pt solid #000000"/>
      <style:map style:condition="is-true-formula(NOT(#REF!.[.$U10]))" style:apply-style-name="RedFont" style:base-cell-address="'PythonAOSX-OLD'.M10"/>
    </style:style>
    <style:style style:name="ce66" style:family="table-cell" style:parent-style-name="Default" style:data-style-name="N3">
      <style:table-cell-properties fo:background-color="transparent" fo:border="0.06pt solid #000000"/>
      <style:map style:condition="is-true-formula(NOT(#REF!.[.$U11]))" style:apply-style-name="RedFont" style:base-cell-address="'PythonAOSX-OLD'.M11"/>
    </style:style>
    <style:style style:name="ce67" style:family="table-cell" style:parent-style-name="Default" style:data-style-name="N3">
      <style:table-cell-properties fo:background-color="transparent" fo:border="0.06pt solid #000000"/>
      <style:map style:condition="is-true-formula(NOT(#REF!.[.$U12]))" style:apply-style-name="RedFont" style:base-cell-address="'PythonAOSX-OLD'.M12"/>
    </style:style>
    <style:style style:name="ce68" style:family="table-cell" style:parent-style-name="Default" style:data-style-name="N3">
      <style:table-cell-properties fo:background-color="transparent" fo:border="0.06pt solid #000000"/>
      <style:map style:condition="is-true-formula(NOT(#REF!.[.$U16]))" style:apply-style-name="RedFont" style:base-cell-address="'PythonAOSX-OLD'.M16"/>
    </style:style>
    <style:style style:name="ce69" style:family="table-cell" style:parent-style-name="Default" style:data-style-name="N3">
      <style:table-cell-properties fo:background-color="transparent" fo:border="0.06pt solid #000000"/>
      <style:map style:condition="is-true-formula(NOT(#REF!.[.$U17]))" style:apply-style-name="RedFont" style:base-cell-address="'PythonAOSX-OLD'.M17"/>
    </style:style>
    <style:style style:name="ce70" style:family="table-cell" style:parent-style-name="Default" style:data-style-name="N3">
      <style:table-cell-properties fo:background-color="transparent" fo:border="0.06pt solid #000000"/>
      <style:map style:condition="is-true-formula(NOT(#REF!.[.$U18]))" style:apply-style-name="RedFont" style:base-cell-address="'PythonAOSX-OLD'.M18"/>
    </style:style>
    <style:style style:name="ce71" style:family="table-cell" style:parent-style-name="Default" style:data-style-name="N3">
      <style:table-cell-properties fo:background-color="transparent" fo:border="0.06pt solid #000000"/>
      <style:map style:condition="is-true-formula(NOT(#REF!.[.$U19]))" style:apply-style-name="RedFont" style:base-cell-address="'PythonAOSX-OLD'.M19"/>
    </style:style>
    <style:style style:name="ce72" style:family="table-cell" style:parent-style-name="Default" style:data-style-name="N3">
      <style:table-cell-properties fo:background-color="transparent" fo:border="0.06pt solid #000000"/>
      <style:map style:condition="is-true-formula(NOT(#REF!.[.$U20]))" style:apply-style-name="RedFont" style:base-cell-address="'PythonAOSX-OLD'.M20"/>
    </style:style>
    <style:style style:name="ce73" style:family="table-cell" style:parent-style-name="Default" style:data-style-name="N3">
      <style:table-cell-properties fo:background-color="transparent" fo:border="0.06pt solid #000000"/>
      <style:map style:condition="is-true-formula(NOT(#REF!.[.$U21]))" style:apply-style-name="RedFont" style:base-cell-address="'PythonAOSX-OLD'.M21"/>
    </style:style>
    <style:style style:name="ce74" style:family="table-cell" style:parent-style-name="Default" style:data-style-name="N3">
      <style:table-cell-properties fo:background-color="transparent" fo:border="0.06pt solid #000000"/>
      <style:map style:condition="is-true-formula(NOT(#REF!.[.$U22]))" style:apply-style-name="RedFont" style:base-cell-address="'PythonAOSX-OLD'.M22"/>
    </style:style>
    <style:style style:name="ce75" style:family="table-cell" style:parent-style-name="Default" style:data-style-name="N3">
      <style:table-cell-properties fo:background-color="transparent" fo:border="0.06pt solid #000000"/>
      <style:map style:condition="is-true-formula(NOT(#REF!.[.$U23]))" style:apply-style-name="RedFont" style:base-cell-address="'PythonAOSX-OLD'.M23"/>
    </style:style>
    <style:style style:name="ce76" style:family="table-cell" style:parent-style-name="Default" style:data-style-name="N3">
      <style:table-cell-properties fo:background-color="transparent" fo:border="0.06pt solid #000000"/>
      <style:map style:condition="is-true-formula(NOT(#REF!.[.$U24]))" style:apply-style-name="RedFont" style:base-cell-address="'PythonAOSX-OLD'.M24"/>
    </style:style>
    <style:style style:name="ce77" style:family="table-cell" style:parent-style-name="Default" style:data-style-name="N3">
      <style:table-cell-properties fo:background-color="transparent" fo:border="0.06pt solid #000000"/>
      <style:map style:condition="is-true-formula(NOT(#REF!.[.$U25]))" style:apply-style-name="RedFont" style:base-cell-address="'PythonAOSX-OLD'.M25"/>
    </style:style>
    <style:style style:name="ce78" style:family="table-cell" style:parent-style-name="Default" style:data-style-name="N3">
      <style:table-cell-properties fo:background-color="transparent" fo:border="0.06pt solid #000000"/>
      <style:map style:condition="is-true-formula(NOT(#REF!.[.$U29]))" style:apply-style-name="RedFont" style:base-cell-address="'PythonAOSX-OLD'.M29"/>
    </style:style>
    <style:style style:name="ce79" style:family="table-cell" style:parent-style-name="Default" style:data-style-name="N3">
      <style:table-cell-properties fo:background-color="transparent" fo:border="0.06pt solid #000000"/>
      <style:map style:condition="is-true-formula(NOT(#REF!.[.$U30]))" style:apply-style-name="RedFont" style:base-cell-address="'PythonAOSX-OLD'.M30"/>
    </style:style>
    <style:style style:name="ce80" style:family="table-cell" style:parent-style-name="Default" style:data-style-name="N3">
      <style:table-cell-properties fo:background-color="transparent" fo:border="0.06pt solid #000000"/>
      <style:map style:condition="is-true-formula(NOT(#REF!.[.$U31]))" style:apply-style-name="RedFont" style:base-cell-address="'PythonAOSX-OLD'.M31"/>
    </style:style>
    <style:style style:name="ce81" style:family="table-cell" style:parent-style-name="Default" style:data-style-name="N3">
      <style:table-cell-properties fo:background-color="transparent" fo:border="0.06pt solid #000000"/>
      <style:map style:condition="is-true-formula(NOT(#REF!.[.$U32]))" style:apply-style-name="RedFont" style:base-cell-address="'PythonAOSX-OLD'.M32"/>
    </style:style>
    <style:style style:name="ce82" style:family="table-cell" style:parent-style-name="Default" style:data-style-name="N3">
      <style:table-cell-properties fo:background-color="transparent" fo:border="0.06pt solid #000000"/>
      <style:map style:condition="is-true-formula(NOT(#REF!.[.$U33]))" style:apply-style-name="RedFont" style:base-cell-address="'PythonAOSX-OLD'.M33"/>
    </style:style>
    <style:style style:name="ce83" style:family="table-cell" style:parent-style-name="Default" style:data-style-name="N3">
      <style:table-cell-properties fo:background-color="transparent" fo:border="0.06pt solid #000000"/>
      <style:map style:condition="is-true-formula(NOT(#REF!.[.$U34]))" style:apply-style-name="RedFont" style:base-cell-address="'PythonAOSX-OLD'.M34"/>
    </style:style>
    <style:style style:name="ce84" style:family="table-cell" style:parent-style-name="Default" style:data-style-name="N3">
      <style:table-cell-properties fo:background-color="transparent" fo:border="0.06pt solid #000000"/>
      <style:map style:condition="is-true-formula(NOT(#REF!.[.$U35]))" style:apply-style-name="RedFont" style:base-cell-address="'PythonAOSX-OLD'.M35"/>
    </style:style>
    <style:style style:name="ce85" style:family="table-cell" style:parent-style-name="Default" style:data-style-name="N3">
      <style:table-cell-properties fo:background-color="transparent" fo:border="0.06pt solid #000000"/>
      <style:map style:condition="is-true-formula(NOT(#REF!.[.$U36]))" style:apply-style-name="RedFont" style:base-cell-address="'PythonAOSX-OLD'.M36"/>
    </style:style>
    <style:style style:name="ce86" style:family="table-cell" style:parent-style-name="Default" style:data-style-name="N3">
      <style:table-cell-properties fo:background-color="transparent" fo:border="0.06pt solid #000000"/>
      <style:map style:condition="is-true-formula(NOT(#REF!.[.$U37]))" style:apply-style-name="RedFont" style:base-cell-address="'PythonAOSX-OLD'.M37"/>
    </style:style>
    <style:style style:name="ce87" style:family="table-cell" style:parent-style-name="Default" style:data-style-name="N3">
      <style:table-cell-properties fo:background-color="transparent" fo:border="0.06pt solid #000000"/>
      <style:map style:condition="is-true-formula(NOT(#REF!.[.$U38]))" style:apply-style-name="RedFont" style:base-cell-address="'PythonAOSX-OLD'.M38"/>
    </style:style>
    <style:style style:name="ce88" style:family="table-cell" style:parent-style-name="Default" style:data-style-name="N3">
      <style:table-cell-properties fo:background-color="transparent" fo:border="0.06pt solid #000000"/>
      <style:map style:condition="is-true-formula(NOT(#REF!.[.$U42]))" style:apply-style-name="RedFont" style:base-cell-address="'PythonAOSX-OLD'.M42"/>
    </style:style>
    <style:style style:name="ce89" style:family="table-cell" style:parent-style-name="Default" style:data-style-name="N3">
      <style:table-cell-properties fo:background-color="transparent" fo:border="0.06pt solid #000000"/>
      <style:map style:condition="is-true-formula(NOT(#REF!.[.$U43]))" style:apply-style-name="RedFont" style:base-cell-address="'PythonAOSX-OLD'.M43"/>
    </style:style>
    <style:style style:name="ce90" style:family="table-cell" style:parent-style-name="Default" style:data-style-name="N3">
      <style:table-cell-properties fo:background-color="transparent" fo:border="0.06pt solid #000000"/>
      <style:map style:condition="is-true-formula(NOT(#REF!.[.$U44]))" style:apply-style-name="RedFont" style:base-cell-address="'PythonAOSX-OLD'.M44"/>
    </style:style>
    <style:style style:name="ce91" style:family="table-cell" style:parent-style-name="Default" style:data-style-name="N3">
      <style:table-cell-properties fo:background-color="transparent" fo:border="0.06pt solid #000000"/>
      <style:map style:condition="is-true-formula(NOT(#REF!.[.$U45]))" style:apply-style-name="RedFont" style:base-cell-address="'PythonAOSX-OLD'.M45"/>
    </style:style>
    <style:style style:name="ce92" style:family="table-cell" style:parent-style-name="Default" style:data-style-name="N3">
      <style:table-cell-properties fo:background-color="transparent" fo:border="0.06pt solid #000000"/>
      <style:map style:condition="is-true-formula(NOT(#REF!.[.$U46]))" style:apply-style-name="RedFont" style:base-cell-address="'PythonAOSX-OLD'.M46"/>
    </style:style>
    <style:style style:name="ce93" style:family="table-cell" style:parent-style-name="Default" style:data-style-name="N3">
      <style:table-cell-properties fo:background-color="transparent" fo:border="0.06pt solid #000000"/>
      <style:map style:condition="is-true-formula(NOT(#REF!.[.$U47]))" style:apply-style-name="RedFont" style:base-cell-address="'PythonAOSX-OLD'.M47"/>
    </style:style>
    <style:style style:name="ce94" style:family="table-cell" style:parent-style-name="Default" style:data-style-name="N3">
      <style:table-cell-properties fo:background-color="transparent" fo:border="0.06pt solid #000000"/>
      <style:map style:condition="is-true-formula(NOT(#REF!.[.$U48]))" style:apply-style-name="RedFont" style:base-cell-address="'PythonAOSX-OLD'.M48"/>
    </style:style>
    <style:style style:name="ce95" style:family="table-cell" style:parent-style-name="Default" style:data-style-name="N3">
      <style:table-cell-properties fo:background-color="transparent" fo:border="0.06pt solid #000000"/>
      <style:map style:condition="is-true-formula(NOT(#REF!.[.$U49]))" style:apply-style-name="RedFont" style:base-cell-address="'PythonAOSX-OLD'.M49"/>
    </style:style>
    <style:style style:name="ce96" style:family="table-cell" style:parent-style-name="Default" style:data-style-name="N3">
      <style:table-cell-properties fo:background-color="transparent" fo:border="0.06pt solid #000000"/>
      <style:map style:condition="is-true-formula(NOT(#REF!.[.$U50]))" style:apply-style-name="RedFont" style:base-cell-address="'PythonAOSX-OLD'.M50"/>
    </style:style>
    <style:style style:name="ce97" style:family="table-cell" style:parent-style-name="Default" style:data-style-name="N3">
      <style:table-cell-properties fo:background-color="transparent" fo:border="0.06pt solid #000000"/>
      <style:map style:condition="is-true-formula(NOT(#REF!.[.$U51]))" style:apply-style-name="RedFont" style:base-cell-address="'PythonAOSX-OLD'.M51"/>
    </style:style>
    <style:style style:name="ce98" style:family="table-cell" style:parent-style-name="Default" style:data-style-name="N3">
      <style:table-cell-properties fo:background-color="transparent" fo:border="0.06pt solid #000000"/>
      <style:map style:condition="is-true-formula(NOT(#REF!.[.$U3]))" style:apply-style-name="RedFont" style:base-cell-address="'PythonAOSX-OLD'.N3"/>
    </style:style>
    <style:style style:name="ce99" style:family="table-cell" style:parent-style-name="Default" style:data-style-name="N3">
      <style:table-cell-properties fo:background-color="transparent" fo:border="0.06pt solid #000000"/>
      <style:map style:condition="is-true-formula(NOT(#REF!.[.$U4]))" style:apply-style-name="RedFont" style:base-cell-address="'PythonAOSX-OLD'.N4"/>
    </style:style>
    <style:style style:name="ce100" style:family="table-cell" style:parent-style-name="Default" style:data-style-name="N3">
      <style:table-cell-properties fo:background-color="transparent" fo:border="0.06pt solid #000000"/>
      <style:map style:condition="is-true-formula(NOT(#REF!.[.$U5]))" style:apply-style-name="RedFont" style:base-cell-address="'PythonAOSX-OLD'.N5"/>
    </style:style>
    <style:style style:name="ce101" style:family="table-cell" style:parent-style-name="Default" style:data-style-name="N3">
      <style:table-cell-properties fo:background-color="transparent" fo:border="0.06pt solid #000000"/>
      <style:map style:condition="is-true-formula(NOT(#REF!.[.$U6]))" style:apply-style-name="RedFont" style:base-cell-address="'PythonAOSX-OLD'.N6"/>
    </style:style>
    <style:style style:name="ce102" style:family="table-cell" style:parent-style-name="Default" style:data-style-name="N3">
      <style:table-cell-properties fo:background-color="transparent" fo:border="0.06pt solid #000000"/>
      <style:map style:condition="is-true-formula(NOT(#REF!.[.$U7]))" style:apply-style-name="RedFont" style:base-cell-address="'PythonAOSX-OLD'.N7"/>
    </style:style>
    <style:style style:name="ce103" style:family="table-cell" style:parent-style-name="Default" style:data-style-name="N3">
      <style:table-cell-properties fo:background-color="transparent" fo:border="0.06pt solid #000000"/>
      <style:map style:condition="is-true-formula(NOT(#REF!.[.$U8]))" style:apply-style-name="RedFont" style:base-cell-address="'PythonAOSX-OLD'.N8"/>
    </style:style>
    <style:style style:name="ce104" style:family="table-cell" style:parent-style-name="Default" style:data-style-name="N3">
      <style:table-cell-properties fo:background-color="transparent" fo:border="0.06pt solid #000000"/>
      <style:map style:condition="is-true-formula(NOT(#REF!.[.$U9]))" style:apply-style-name="RedFont" style:base-cell-address="'PythonAOSX-OLD'.N9"/>
    </style:style>
    <style:style style:name="ce105" style:family="table-cell" style:parent-style-name="Default" style:data-style-name="N3">
      <style:table-cell-properties fo:background-color="transparent" fo:border="0.06pt solid #000000"/>
      <style:map style:condition="is-true-formula(NOT(#REF!.[.$U10]))" style:apply-style-name="RedFont" style:base-cell-address="'PythonAOSX-OLD'.N10"/>
    </style:style>
    <style:style style:name="ce106" style:family="table-cell" style:parent-style-name="Default" style:data-style-name="N3">
      <style:table-cell-properties fo:background-color="transparent" fo:border="0.06pt solid #000000"/>
      <style:map style:condition="is-true-formula(NOT(#REF!.[.$U11]))" style:apply-style-name="RedFont" style:base-cell-address="'PythonAOSX-OLD'.N11"/>
    </style:style>
    <style:style style:name="ce107" style:family="table-cell" style:parent-style-name="Default" style:data-style-name="N3">
      <style:table-cell-properties fo:background-color="transparent" fo:border="0.06pt solid #000000"/>
      <style:map style:condition="is-true-formula(NOT(#REF!.[.$U12]))" style:apply-style-name="RedFont" style:base-cell-address="'PythonAOSX-OLD'.N12"/>
    </style:style>
    <style:style style:name="ce10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#REF!.[.$U3]))" style:apply-style-name="RedFont" style:base-cell-address="'PythonAOSX-OLD'.O3"/>
    </style:style>
    <style:style style:name="ce10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#REF!.[.$U7]))" style:apply-style-name="RedFont" style:base-cell-address="'PythonAOSX-OLD'.O7"/>
    </style:style>
    <style:style style:name="ce110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1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124"/>
    <style:style style:name="ce114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5" style:family="table-cell" style:parent-style-name="Default" style:data-style-name="N2"/>
    <style:style style:name="ce116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ff"/>
    </style:style>
  </office:automatic-styles>
  <office:body>
    <office:spreadsheet>
      <table:table table:name="PythonA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51" calcext:value-type="float">
            <text:p>51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AWin.N3] - [PythonAWin.N3] * 0.2" office:value-type="float" office:value="13107.2" calcext:value-type="float">
            <text:p>13,107</text:p>
          </table:table-cell>
          <table:table-cell table:style-name="ce13" table:formula="of:=INDIRECT(ADDRESS([PythonA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];3))" office:value-type="float" office:value="5769235.5" calcext:value-type="float">
            <text:p>5,769,235.50</text:p>
          </table:table-cell>
          <table:table-cell table:style-name="ce20"/>
          <table:table-cell table:style-name="ce23"/>
          <table:table-cell table:style-name="ce20" table:formula="of:=INDIRECT(ADDRESS([PythonAWin.$K3];4))" office:value-type="float" office:value="518453.888624618" calcext:value-type="float">
            <text:p>518,453.89</text:p>
          </table:table-cell>
          <table:table-cell table:style-name="ce26" table:formula="of:=INDIRECT(ADDRESS([PythonAWin.$K3];5))" office:value-type="float" office:value="0" calcext:value-type="float">
            <text:p>0.00</text:p>
          </table:table-cell>
          <table:table-cell table:style-name="ce27" table:formula="of:=IF([PythonAWin.T3]=0;&quot;&quot;;ABS([PythonAWin.P3] - [PythonAWin.T3]) / MAX([PythonAWin.P3]; [PythonAWin.T3]))">
            <text:p/>
          </table:table-cell>
          <table:table-cell table:style-name="ce28" table:formula="of:=[PythonAWin.P3]/[PythonAWin.S3]" office:value-type="float" office:value="11.127769752687" calcext:value-type="float">
            <text:p>11.13</text:p>
          </table:table-cell>
          <table:table-cell table:style-name="ce29" table:formula="of:=[PythonAWin.V3] &gt;= [$CONFIG.$B$3]" office:value-type="boolean" office:boolean-value="true" calcext:value-type="boolean">
            <text:p>TRUE</text:p>
          </table:table-cell>
          <table:table-cell table:style-name="ce16" table:formula="of:=[PythonAWin.W3]*[PythonAWin.O3]" office:value-type="float" office:value="800" calcext:value-type="float">
            <text:p>800</text:p>
          </table:table-cell>
          <table:table-cell table:style-name="ce20" table:formula="of:=[PythonAWin.W3]*[PythonAWin.P3]" office:value-type="float" office:value="5769235.5" calcext:value-type="float">
            <text:p>5,769,235.50</text:p>
          </table:table-cell>
          <table:table-cell table:style-name="ce20" table:formula="of:=[PythonAWin.W3]*[PythonAWin.S3]" office:value-type="float" office:value="518453.888624618" calcext:value-type="float">
            <text:p>518,453.89</text:p>
          </table:table-cell>
          <table:table-cell table:style-name="ce16" table:formula="of:=[PythonAWin.X3]" office:value-type="float" office:value="800" calcext:value-type="float">
            <text:p>800</text:p>
          </table:table-cell>
          <table:table-cell table:style-name="ce20" table:formula="of:=[PythonAWin.Y3]" office:value-type="float" office:value="5769235.5" calcext:value-type="float">
            <text:p>5,769,235.50</text:p>
          </table:table-cell>
          <table:table-cell table:style-name="ce20" table:formula="of:=[PythonAWin.Z3]" office:value-type="float" office:value="518453.888624618" calcext:value-type="float">
            <text:p>518,453.89</text:p>
          </table:table-cell>
          <table:table-cell table:style-name="ce28" table:formula="of:=[PythonAWin.AB3]/[PythonAWin.AC3]" office:value-type="float" office:value="11.127769752687" calcext:value-type="float">
            <text:p>11.1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8" calcext:value-type="float">
            <text:p>13,108</text:p>
          </table:table-cell>
          <table:table-cell table:style-name="ce33" table:formula="of:=OFFSET([.AB$1];[.$AF$1]-[.$AF3];0)" office:value-type="float" office:value="5784748.4034375" calcext:value-type="float">
            <text:p>5,784,748.40</text:p>
          </table:table-cell>
          <table:table-cell table:style-name="ce33" table:formula="of:=OFFSET([.AC$1];[.$AF$1]-[.$AF3];0)" office:value-type="float" office:value="576978.87409576" calcext:value-type="float">
            <text:p>576,978.87</text:p>
          </table:table-cell>
          <table:table-cell table:style-name="ce35" table:formula="of:=[.AH3]/[.AI3]" office:value-type="float" office:value="10.0259275740439" calcext:value-type="float">
            <text:p>10.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_64_32" calcext:value-type="string">
            <text:p>mult_a_64_32</text:p>
          </table:table-cell>
          <table:table-cell/>
          <table:table-cell table:formula="of:=[PythonAWin.K3]+1" office:value-type="float" office:value="4" calcext:value-type="float">
            <text:p>4</text:p>
          </table:table-cell>
          <table:table-cell/>
          <table:table-cell table:style-name="ce13" table:formula="of:=[PythonAWin.N4] - [PythonAWin.N4] * 0.2" office:value-type="float" office:value="26214.4" calcext:value-type="float">
            <text:p>26,214</text:p>
          </table:table-cell>
          <table:table-cell table:style-name="ce13" table:formula="of:=INDIRECT(ADDRESS([PythonA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];3))" office:value-type="float" office:value="11584370.425" calcext:value-type="float">
            <text:p>11,584,370.43</text:p>
          </table:table-cell>
          <table:table-cell table:style-name="ce20" table:formula="of:=[.P4]/[.P3]" office:value-type="float" office:value="2.0079558938095" calcext:value-type="float">
            <text:p>2.01</text:p>
          </table:table-cell>
          <table:table-cell table:style-name="ce23"/>
          <table:table-cell table:style-name="ce20" table:formula="of:=INDIRECT(ADDRESS([PythonAWin.$K4];4))" office:value-type="float" office:value="996574.121079578" calcext:value-type="float">
            <text:p>996,574.12</text:p>
          </table:table-cell>
          <table:table-cell table:style-name="ce26" table:formula="of:=INDIRECT(ADDRESS([PythonAWin.$K4];5))" office:value-type="float" office:value="0" calcext:value-type="float">
            <text:p>0.00</text:p>
          </table:table-cell>
          <table:table-cell table:style-name="ce27" table:formula="of:=IF([PythonAWin.T4]=0;&quot;&quot;;ABS([PythonAWin.P4] - [PythonAWin.T4]) / MAX([PythonAWin.P4]; [PythonAWin.T4]))">
            <text:p/>
          </table:table-cell>
          <table:table-cell table:style-name="ce28" table:formula="of:=[PythonAWin.P4]/[PythonAWin.S4]" office:value-type="float" office:value="11.624193504494" calcext:value-type="float">
            <text:p>11.62</text:p>
          </table:table-cell>
          <table:table-cell table:style-name="ce29" table:formula="of:=[PythonAWin.V4] &gt;= [$CONFIG.$B$3]" office:value-type="boolean" office:boolean-value="true" calcext:value-type="boolean">
            <text:p>TRUE</text:p>
          </table:table-cell>
          <table:table-cell table:style-name="ce16" table:formula="of:=[PythonAWin.W4]*[PythonAWin.O4]" office:value-type="float" office:value="800" calcext:value-type="float">
            <text:p>800</text:p>
          </table:table-cell>
          <table:table-cell table:style-name="ce20" table:formula="of:=[PythonAWin.W4]*[PythonAWin.P4]" office:value-type="float" office:value="11584370.425" calcext:value-type="float">
            <text:p>11,584,370.43</text:p>
          </table:table-cell>
          <table:table-cell table:style-name="ce20" table:formula="of:=[PythonAWin.W4]*[PythonAWin.S4]" office:value-type="float" office:value="996574.121079578" calcext:value-type="float">
            <text:p>996,574.12</text:p>
          </table:table-cell>
          <table:table-cell table:style-name="ce16" table:formula="of:=[PythonAWin.X4]" office:value-type="float" office:value="800" calcext:value-type="float">
            <text:p>800</text:p>
          </table:table-cell>
          <table:table-cell table:style-name="ce20" table:formula="of:=[PythonAWin.Y4]" office:value-type="float" office:value="11584370.425" calcext:value-type="float">
            <text:p>11,584,370.43</text:p>
          </table:table-cell>
          <table:table-cell table:style-name="ce20" table:formula="of:=[PythonAWin.Z4]" office:value-type="float" office:value="996574.121079578" calcext:value-type="float">
            <text:p>996,574.12</text:p>
          </table:table-cell>
          <table:table-cell table:style-name="ce28" table:formula="of:=[PythonAWin.AB4]/[PythonAWin.AC4]" office:value-type="float" office:value="11.624193504494" calcext:value-type="float">
            <text:p>11.62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5" calcext:value-type="float">
            <text:p>26,215</text:p>
          </table:table-cell>
          <table:table-cell table:style-name="ce33" table:formula="of:=OFFSET([.AB$1];[.$AF$1]-[.$AF4];0)" office:value-type="float" office:value="11903400.895625" calcext:value-type="float">
            <text:p>11,903,400.90</text:p>
          </table:table-cell>
          <table:table-cell table:style-name="ce33" table:formula="of:=OFFSET([.AC$1];[.$AF$1]-[.$AF4];0)" office:value-type="float" office:value="1116165.18824836" calcext:value-type="float">
            <text:p>1,116,165.19</text:p>
          </table:table-cell>
          <table:table-cell table:style-name="ce35" table:formula="of:=[.AH4]/[.AI4]" office:value-type="float" office:value="10.6645512877045" calcext:value-type="float">
            <text:p>10.6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_64_32" calcext:value-type="string">
            <text:p>mult_a_64_32</text:p>
          </table:table-cell>
          <table:table-cell/>
          <table:table-cell table:formula="of:=[PythonAWin.K4]+1" office:value-type="float" office:value="5" calcext:value-type="float">
            <text:p>5</text:p>
          </table:table-cell>
          <table:table-cell/>
          <table:table-cell table:style-name="ce13" table:formula="of:=[PythonAWin.N5] - COM.MICROSOFT.FLOOR.PRECISE([PythonAWin.N5] * 0.2)" office:value-type="float" office:value="52429" calcext:value-type="float">
            <text:p>52,429</text:p>
          </table:table-cell>
          <table:table-cell table:style-name="ce13" table:formula="of:=INDIRECT(ADDRESS([PythonA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5];3))" office:value-type="float" office:value="25064079.49875" calcext:value-type="float">
            <text:p>25,064,079.50</text:p>
          </table:table-cell>
          <table:table-cell table:style-name="ce20" table:formula="of:=[.P5]/[.P4]" office:value-type="float" office:value="2.16361170950298" calcext:value-type="float">
            <text:p>2.16</text:p>
          </table:table-cell>
          <table:table-cell table:style-name="ce23"/>
          <table:table-cell table:style-name="ce20" table:formula="of:=INDIRECT(ADDRESS([PythonAWin.$K5];4))" office:value-type="float" office:value="2221167.05026877" calcext:value-type="float">
            <text:p>2,221,167.05</text:p>
          </table:table-cell>
          <table:table-cell table:style-name="ce26" table:formula="of:=INDIRECT(ADDRESS([PythonAWin.$K5];5))" office:value-type="float" office:value="0" calcext:value-type="float">
            <text:p>0.00</text:p>
          </table:table-cell>
          <table:table-cell table:style-name="ce27" table:formula="of:=IF([PythonAWin.T5]=0;&quot;&quot;;ABS([PythonAWin.P5] - [PythonAWin.T5]) / MAX([PythonAWin.P5]; [PythonAWin.T5]))">
            <text:p/>
          </table:table-cell>
          <table:table-cell table:style-name="ce28" table:formula="of:=[PythonAWin.P5]/[PythonAWin.S5]" office:value-type="float" office:value="11.2841938186131" calcext:value-type="float">
            <text:p>11.28</text:p>
          </table:table-cell>
          <table:table-cell table:style-name="ce29" table:formula="of:=[PythonAWin.V5] &gt;= [$CONFIG.$B$3]" office:value-type="boolean" office:boolean-value="true" calcext:value-type="boolean">
            <text:p>TRUE</text:p>
          </table:table-cell>
          <table:table-cell table:style-name="ce16" table:formula="of:=[PythonAWin.W5]*[PythonAWin.O5]" office:value-type="float" office:value="800" calcext:value-type="float">
            <text:p>800</text:p>
          </table:table-cell>
          <table:table-cell table:style-name="ce20" table:formula="of:=[PythonAWin.W5]*[PythonAWin.P5]" office:value-type="float" office:value="25064079.49875" calcext:value-type="float">
            <text:p>25,064,079.50</text:p>
          </table:table-cell>
          <table:table-cell table:style-name="ce20" table:formula="of:=[PythonAWin.W5]*[PythonAWin.S5]" office:value-type="float" office:value="2221167.05026877" calcext:value-type="float">
            <text:p>2,221,167.05</text:p>
          </table:table-cell>
          <table:table-cell table:style-name="ce16" table:formula="of:=[PythonAWin.X5]" office:value-type="float" office:value="800" calcext:value-type="float">
            <text:p>800</text:p>
          </table:table-cell>
          <table:table-cell table:style-name="ce20" table:formula="of:=[PythonAWin.Y5]" office:value-type="float" office:value="25064079.49875" calcext:value-type="float">
            <text:p>25,064,079.50</text:p>
          </table:table-cell>
          <table:table-cell table:style-name="ce20" table:formula="of:=[PythonAWin.Z5]" office:value-type="float" office:value="2221167.05026877" calcext:value-type="float">
            <text:p>2,221,167.05</text:p>
          </table:table-cell>
          <table:table-cell table:style-name="ce28" table:formula="of:=[PythonAWin.AB5]/[PythonAWin.AC5]" office:value-type="float" office:value="11.2841938186131" calcext:value-type="float">
            <text:p>11.28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25373997.5875" calcext:value-type="float">
            <text:p>25,373,997.59</text:p>
          </table:table-cell>
          <table:table-cell table:style-name="ce33" table:formula="of:=OFFSET([.AC$1];[.$AF$1]-[.$AF5];0)" office:value-type="float" office:value="2307704.97249053" calcext:value-type="float">
            <text:p>2,307,704.97</text:p>
          </table:table-cell>
          <table:table-cell table:style-name="ce35" table:formula="of:=[.AH5]/[.AI5]" office:value-type="float" office:value="10.9953386112939" calcext:value-type="float">
            <text:p>11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_64_32" calcext:value-type="string">
            <text:p>mult_a_64_32</text:p>
          </table:table-cell>
          <table:table-cell/>
          <table:table-cell table:formula="of:=[PythonAWin.K5]+1" office:value-type="float" office:value="6" calcext:value-type="float">
            <text:p>6</text:p>
          </table:table-cell>
          <table:table-cell/>
          <table:table-cell table:style-name="ce13" table:formula="of:=[PythonAWin.N6] - COM.MICROSOFT.FLOOR.PRECISE([PythonAWin.N6] * 0.2)" office:value-type="float" office:value="104858" calcext:value-type="float">
            <text:p>104,858</text:p>
          </table:table-cell>
          <table:table-cell table:style-name="ce13" table:formula="of:=INDIRECT(ADDRESS([PythonA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6];3))" office:value-type="float" office:value="55583602.1375" calcext:value-type="float">
            <text:p>55,583,602.14</text:p>
          </table:table-cell>
          <table:table-cell table:style-name="ce20" table:formula="of:=[.P6]/[.P5]" office:value-type="float" office:value="2.21765982430243" calcext:value-type="float">
            <text:p>2.22</text:p>
          </table:table-cell>
          <table:table-cell table:style-name="ce23"/>
          <table:table-cell table:style-name="ce20" table:formula="of:=INDIRECT(ADDRESS([PythonAWin.$K6];4))" office:value-type="float" office:value="2992889.5847333" calcext:value-type="float">
            <text:p>2,992,889.58</text:p>
          </table:table-cell>
          <table:table-cell table:style-name="ce26" table:formula="of:=INDIRECT(ADDRESS([PythonAWin.$K6];5))" office:value-type="float" office:value="0" calcext:value-type="float">
            <text:p>0.00</text:p>
          </table:table-cell>
          <table:table-cell table:style-name="ce27" table:formula="of:=IF([PythonAWin.T6]=0;&quot;&quot;;ABS([PythonAWin.P6] - [PythonAWin.T6]) / MAX([PythonAWin.P6]; [PythonAWin.T6]))">
            <text:p/>
          </table:table-cell>
          <table:table-cell table:style-name="ce28" table:formula="of:=[PythonAWin.P6]/[PythonAWin.S6]" office:value-type="float" office:value="18.5718853181325" calcext:value-type="float">
            <text:p>18.57</text:p>
          </table:table-cell>
          <table:table-cell table:style-name="ce29" table:formula="of:=[PythonAWin.V6] &gt;= [$CONFIG.$B$3]" office:value-type="boolean" office:boolean-value="true" calcext:value-type="boolean">
            <text:p>TRUE</text:p>
          </table:table-cell>
          <table:table-cell table:style-name="ce16" table:formula="of:=[PythonAWin.W6]*[PythonAWin.O6]" office:value-type="float" office:value="800" calcext:value-type="float">
            <text:p>800</text:p>
          </table:table-cell>
          <table:table-cell table:style-name="ce20" table:formula="of:=[PythonAWin.W6]*[PythonAWin.P6]" office:value-type="float" office:value="55583602.1375" calcext:value-type="float">
            <text:p>55,583,602.14</text:p>
          </table:table-cell>
          <table:table-cell table:style-name="ce20" table:formula="of:=[PythonAWin.W6]*[PythonAWin.S6]" office:value-type="float" office:value="2992889.5847333" calcext:value-type="float">
            <text:p>2,992,889.58</text:p>
          </table:table-cell>
          <table:table-cell table:style-name="ce16" table:formula="of:=[PythonAWin.X6]" office:value-type="float" office:value="800" calcext:value-type="float">
            <text:p>800</text:p>
          </table:table-cell>
          <table:table-cell table:style-name="ce20" table:formula="of:=[PythonAWin.Y6]" office:value-type="float" office:value="55583602.1375" calcext:value-type="float">
            <text:p>55,583,602.14</text:p>
          </table:table-cell>
          <table:table-cell table:style-name="ce20" table:formula="of:=[PythonAWin.Z6]" office:value-type="float" office:value="2992889.5847333" calcext:value-type="float">
            <text:p>2,992,889.58</text:p>
          </table:table-cell>
          <table:table-cell table:style-name="ce28" table:formula="of:=[PythonAWin.AB6]/[PythonAWin.AC6]" office:value-type="float" office:value="18.5718853181325" calcext:value-type="float">
            <text:p>18.57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55735522.321875" calcext:value-type="float">
            <text:p>55,735,522.32</text:p>
          </table:table-cell>
          <table:table-cell table:style-name="ce33" table:formula="of:=OFFSET([.AC$1];[.$AF$1]-[.$AF6];0)" office:value-type="float" office:value="3268164.40988956" calcext:value-type="float">
            <text:p>3,268,164.41</text:p>
          </table:table-cell>
          <table:table-cell table:style-name="ce35" table:formula="of:=[.AH6]/[.AI6]" office:value-type="float" office:value="17.0540754171417" calcext:value-type="float">
            <text:p>17.0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_64_32" calcext:value-type="string">
            <text:p>mult_a_64_32</text:p>
          </table:table-cell>
          <table:table-cell/>
          <table:table-cell table:formula="of:=[PythonAWin.K6]+1" office:value-type="float" office:value="7" calcext:value-type="float">
            <text:p>7</text:p>
          </table:table-cell>
          <table:table-cell/>
          <table:table-cell table:style-name="ce13" table:formula="of:=[PythonAWin.N7] - COM.MICROSOFT.FLOOR.PRECISE([PythonAWin.N7] * 0.2)" office:value-type="float" office:value="209716" calcext:value-type="float">
            <text:p>209,716</text:p>
          </table:table-cell>
          <table:table-cell table:style-name="ce13" table:formula="of:=INDIRECT(ADDRESS([PythonA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7];3))" office:value-type="float" office:value="126655082.80375" calcext:value-type="float">
            <text:p>126,655,082.80</text:p>
          </table:table-cell>
          <table:table-cell table:style-name="ce20" table:formula="of:=[.P7]/[.P6]" office:value-type="float" office:value="2.27864114474691" calcext:value-type="float">
            <text:p>2.28</text:p>
          </table:table-cell>
          <table:table-cell table:style-name="ce23"/>
          <table:table-cell table:style-name="ce20" table:formula="of:=INDIRECT(ADDRESS([PythonAWin.$K7];4))" office:value-type="float" office:value="7197611.86370807" calcext:value-type="float">
            <text:p>7,197,611.86</text:p>
          </table:table-cell>
          <table:table-cell table:style-name="ce26" table:formula="of:=INDIRECT(ADDRESS([PythonAWin.$K7];5))" office:value-type="float" office:value="0" calcext:value-type="float">
            <text:p>0.00</text:p>
          </table:table-cell>
          <table:table-cell table:style-name="ce27" table:formula="of:=IF([PythonAWin.T7]=0;&quot;&quot;;ABS([PythonAWin.P7] - [PythonAWin.T7]) / MAX([PythonAWin.P7]; [PythonAWin.T7]))">
            <text:p/>
          </table:table-cell>
          <table:table-cell table:style-name="ce28" table:formula="of:=[PythonAWin.P7]/[PythonAWin.S7]" office:value-type="float" office:value="17.5968203345852" calcext:value-type="float">
            <text:p>17.60</text:p>
          </table:table-cell>
          <table:table-cell table:style-name="ce29" table:formula="of:=[PythonAWin.V7] &gt;= [$CONFIG.$B$3]" office:value-type="boolean" office:boolean-value="true" calcext:value-type="boolean">
            <text:p>TRUE</text:p>
          </table:table-cell>
          <table:table-cell table:style-name="ce16" table:formula="of:=[PythonAWin.W7]*[PythonAWin.O7]" office:value-type="float" office:value="800" calcext:value-type="float">
            <text:p>800</text:p>
          </table:table-cell>
          <table:table-cell table:style-name="ce20" table:formula="of:=[PythonAWin.W7]*[PythonAWin.P7]" office:value-type="float" office:value="126655082.80375" calcext:value-type="float">
            <text:p>126,655,082.80</text:p>
          </table:table-cell>
          <table:table-cell table:style-name="ce20" table:formula="of:=[PythonAWin.W7]*[PythonAWin.S7]" office:value-type="float" office:value="7197611.86370807" calcext:value-type="float">
            <text:p>7,197,611.86</text:p>
          </table:table-cell>
          <table:table-cell table:style-name="ce16" table:formula="of:=[PythonAWin.X7]" office:value-type="float" office:value="800" calcext:value-type="float">
            <text:p>800</text:p>
          </table:table-cell>
          <table:table-cell table:style-name="ce20" table:formula="of:=[PythonAWin.Y7]" office:value-type="float" office:value="126655082.80375" calcext:value-type="float">
            <text:p>126,655,082.80</text:p>
          </table:table-cell>
          <table:table-cell table:style-name="ce20" table:formula="of:=[PythonAWin.Z7]" office:value-type="float" office:value="7197611.86370807" calcext:value-type="float">
            <text:p>7,197,611.86</text:p>
          </table:table-cell>
          <table:table-cell table:style-name="ce28" table:formula="of:=[PythonAWin.AB7]/[PythonAWin.AC7]" office:value-type="float" office:value="17.5968203345852" calcext:value-type="float">
            <text:p>17.60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128146545.23625" calcext:value-type="float">
            <text:p>128,146,545.24</text:p>
          </table:table-cell>
          <table:table-cell table:style-name="ce33" table:formula="of:=OFFSET([.AC$1];[.$AF$1]-[.$AF7];0)" office:value-type="float" office:value="7707668.54853499" calcext:value-type="float">
            <text:p>7,707,668.55</text:p>
          </table:table-cell>
          <table:table-cell table:style-name="ce35" table:formula="of:=[.AH7]/[.AI7]" office:value-type="float" office:value="16.6258505317548" calcext:value-type="float">
            <text:p>16.6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_64_32" calcext:value-type="string">
            <text:p>mult_a_64_32</text:p>
          </table:table-cell>
          <table:table-cell/>
          <table:table-cell table:formula="of:=[PythonAWin.K7]+1" office:value-type="float" office:value="8" calcext:value-type="float">
            <text:p>8</text:p>
          </table:table-cell>
          <table:table-cell/>
          <table:table-cell table:style-name="ce13" table:formula="of:=[PythonAWin.N8] - COM.MICROSOFT.FLOOR.PRECISE([PythonAWin.N8] * 0.2)" office:value-type="float" office:value="419431" calcext:value-type="float">
            <text:p>419,431</text:p>
          </table:table-cell>
          <table:table-cell table:style-name="ce13" table:formula="of:=INDIRECT(ADDRESS([PythonA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8];3))" office:value-type="float" office:value="310256169.3125" calcext:value-type="float">
            <text:p>310,256,169.31</text:p>
          </table:table-cell>
          <table:table-cell table:style-name="ce20" table:formula="of:=[.P8]/[.P7]" office:value-type="float" office:value="2.44961483143347" calcext:value-type="float">
            <text:p>2.45</text:p>
          </table:table-cell>
          <table:table-cell table:style-name="ce23"/>
          <table:table-cell table:style-name="ce20" table:formula="of:=INDIRECT(ADDRESS([PythonAWin.$K8];4))" office:value-type="float" office:value="12875658.7441415" calcext:value-type="float">
            <text:p>12,875,658.74</text:p>
          </table:table-cell>
          <table:table-cell table:style-name="ce26" table:formula="of:=INDIRECT(ADDRESS([PythonAWin.$K8];5))" office:value-type="float" office:value="0" calcext:value-type="float">
            <text:p>0.00</text:p>
          </table:table-cell>
          <table:table-cell table:style-name="ce27" table:formula="of:=IF([PythonAWin.T8]=0;&quot;&quot;;ABS([PythonAWin.P8] - [PythonAWin.T8]) / MAX([PythonAWin.P8]; [PythonAWin.T8]))">
            <text:p/>
          </table:table-cell>
          <table:table-cell table:style-name="ce28" table:formula="of:=[PythonAWin.P8]/[PythonAWin.S8]" office:value-type="float" office:value="24.0963336694263" calcext:value-type="float">
            <text:p>24.10</text:p>
          </table:table-cell>
          <table:table-cell table:style-name="ce29" table:formula="of:=[PythonAWin.V8] &gt;= [$CONFIG.$B$3]" office:value-type="boolean" office:boolean-value="true" calcext:value-type="boolean">
            <text:p>TRUE</text:p>
          </table:table-cell>
          <table:table-cell table:style-name="ce16" table:formula="of:=[PythonAWin.W8]*[PythonAWin.O8]" office:value-type="float" office:value="800" calcext:value-type="float">
            <text:p>800</text:p>
          </table:table-cell>
          <table:table-cell table:style-name="ce20" table:formula="of:=[PythonAWin.W8]*[PythonAWin.P8]" office:value-type="float" office:value="310256169.3125" calcext:value-type="float">
            <text:p>310,256,169.31</text:p>
          </table:table-cell>
          <table:table-cell table:style-name="ce20" table:formula="of:=[PythonAWin.W8]*[PythonAWin.S8]" office:value-type="float" office:value="12875658.7441415" calcext:value-type="float">
            <text:p>12,875,658.74</text:p>
          </table:table-cell>
          <table:table-cell table:style-name="ce16" table:formula="of:=[PythonAWin.X8]" office:value-type="float" office:value="800" calcext:value-type="float">
            <text:p>800</text:p>
          </table:table-cell>
          <table:table-cell table:style-name="ce20" table:formula="of:=[PythonAWin.Y8]" office:value-type="float" office:value="310256169.3125" calcext:value-type="float">
            <text:p>310,256,169.31</text:p>
          </table:table-cell>
          <table:table-cell table:style-name="ce20" table:formula="of:=[PythonAWin.Z8]" office:value-type="float" office:value="12875658.7441415" calcext:value-type="float">
            <text:p>12,875,658.74</text:p>
          </table:table-cell>
          <table:table-cell table:style-name="ce28" table:formula="of:=[PythonAWin.AB8]/[PythonAWin.AC8]" office:value-type="float" office:value="24.0963336694263" calcext:value-type="float">
            <text:p>24.1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311857909.298437" calcext:value-type="float">
            <text:p>311,857,909.30</text:p>
          </table:table-cell>
          <table:table-cell table:style-name="ce33" table:formula="of:=OFFSET([.AC$1];[.$AF$1]-[.$AF8];0)" office:value-type="float" office:value="13549058.670236" calcext:value-type="float">
            <text:p>13,549,058.67</text:p>
          </table:table-cell>
          <table:table-cell table:style-name="ce35" table:formula="of:=[.AH8]/[.AI8]" office:value-type="float" office:value="23.016942865818" calcext:value-type="float">
            <text:p>23.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_64_32" calcext:value-type="string">
            <text:p>mult_a_64_32</text:p>
          </table:table-cell>
          <table:table-cell/>
          <table:table-cell table:formula="of:=[PythonAWin.K8]+1" office:value-type="float" office:value="9" calcext:value-type="float">
            <text:p>9</text:p>
          </table:table-cell>
          <table:table-cell/>
          <table:table-cell table:style-name="ce13" table:formula="of:=[PythonAWin.N9] - COM.MICROSOFT.FLOOR.PRECISE([PythonAWin.N9] * 0.2)" office:value-type="float" office:value="838861" calcext:value-type="float">
            <text:p>838,861</text:p>
          </table:table-cell>
          <table:table-cell table:style-name="ce13" table:formula="of:=INDIRECT(ADDRESS([PythonA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9];3))" office:value-type="float" office:value="718507735.2775" calcext:value-type="float">
            <text:p>718,507,735.28</text:p>
          </table:table-cell>
          <table:table-cell table:style-name="ce20" table:formula="of:=[.P9]/[.P8]" office:value-type="float" office:value="2.31585317664963" calcext:value-type="float">
            <text:p>2.32</text:p>
          </table:table-cell>
          <table:table-cell table:style-name="ce23"/>
          <table:table-cell table:style-name="ce20" table:formula="of:=INDIRECT(ADDRESS([PythonAWin.$K9];4))" office:value-type="float" office:value="30323393.9767428" calcext:value-type="float">
            <text:p>30,323,393.98</text:p>
          </table:table-cell>
          <table:table-cell table:style-name="ce26" table:formula="of:=INDIRECT(ADDRESS([PythonAWin.$K9];5))" office:value-type="float" office:value="0" calcext:value-type="float">
            <text:p>0.00</text:p>
          </table:table-cell>
          <table:table-cell table:style-name="ce27" table:formula="of:=IF([PythonAWin.T9]=0;&quot;&quot;;ABS([PythonAWin.P9] - [PythonAWin.T9]) / MAX([PythonAWin.P9]; [PythonAWin.T9]))">
            <text:p/>
          </table:table-cell>
          <table:table-cell table:style-name="ce28" table:formula="of:=[PythonAWin.P9]/[PythonAWin.S9]" office:value-type="float" office:value="23.6948323076426" calcext:value-type="float">
            <text:p>23.69</text:p>
          </table:table-cell>
          <table:table-cell table:style-name="ce29" table:formula="of:=[PythonAWin.V9] &gt;= [$CONFIG.$B$3]" office:value-type="boolean" office:boolean-value="true" calcext:value-type="boolean">
            <text:p>TRUE</text:p>
          </table:table-cell>
          <table:table-cell table:style-name="ce16" table:formula="of:=[PythonAWin.W9]*[PythonAWin.O9]" office:value-type="float" office:value="800" calcext:value-type="float">
            <text:p>800</text:p>
          </table:table-cell>
          <table:table-cell table:style-name="ce20" table:formula="of:=[PythonAWin.W9]*[PythonAWin.P9]" office:value-type="float" office:value="718507735.2775" calcext:value-type="float">
            <text:p>718,507,735.28</text:p>
          </table:table-cell>
          <table:table-cell table:style-name="ce20" table:formula="of:=[PythonAWin.W9]*[PythonAWin.S9]" office:value-type="float" office:value="30323393.9767428" calcext:value-type="float">
            <text:p>30,323,393.98</text:p>
          </table:table-cell>
          <table:table-cell table:style-name="ce16" table:formula="of:=[PythonAWin.X9]" office:value-type="float" office:value="800" calcext:value-type="float">
            <text:p>800</text:p>
          </table:table-cell>
          <table:table-cell table:style-name="ce20" table:formula="of:=[PythonAWin.Y9]" office:value-type="float" office:value="718507735.2775" calcext:value-type="float">
            <text:p>718,507,735.28</text:p>
          </table:table-cell>
          <table:table-cell table:style-name="ce20" table:formula="of:=[PythonAWin.Z9]" office:value-type="float" office:value="30323393.9767428" calcext:value-type="float">
            <text:p>30,323,393.98</text:p>
          </table:table-cell>
          <table:table-cell table:style-name="ce28" table:formula="of:=[PythonAWin.AB9]/[PythonAWin.AC9]" office:value-type="float" office:value="23.6948323076426" calcext:value-type="float">
            <text:p>23.69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727682452.514167" calcext:value-type="float">
            <text:p>727,682,452.51</text:p>
          </table:table-cell>
          <table:table-cell table:style-name="ce33" table:formula="of:=OFFSET([.AC$1];[.$AF$1]-[.$AF9];0)" office:value-type="float" office:value="31946650.4297206" calcext:value-type="float">
            <text:p>31,946,650.43</text:p>
          </table:table-cell>
          <table:table-cell table:style-name="ce35" table:formula="of:=[.AH9]/[.AI9]" office:value-type="float" office:value="22.7780516181186" calcext:value-type="float">
            <text:p>22.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_64_32" calcext:value-type="string">
            <text:p>mult_a_64_32</text:p>
          </table:table-cell>
          <table:table-cell/>
          <table:table-cell table:formula="of:=[PythonAWin.K9]+1" office:value-type="float" office:value="10" calcext:value-type="float">
            <text:p>10</text:p>
          </table:table-cell>
          <table:table-cell/>
          <table:table-cell table:style-name="ce13" table:formula="of:=[PythonAWin.N10] - COM.MICROSOFT.FLOOR.PRECISE([PythonAWin.N10] * 0.2)" office:value-type="float" office:value="1677722" calcext:value-type="float">
            <text:p>1,677,722</text:p>
          </table:table-cell>
          <table:table-cell table:style-name="ce13" table:formula="of:=INDIRECT(ADDRESS([PythonA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0];3))" office:value-type="float" office:value="1467189509.70875" calcext:value-type="float">
            <text:p>1,467,189,509.71</text:p>
          </table:table-cell>
          <table:table-cell table:style-name="ce20" table:formula="of:=[.P10]/[.P9]" office:value-type="float" office:value="2.04199542701109" calcext:value-type="float">
            <text:p>2.04</text:p>
          </table:table-cell>
          <table:table-cell table:style-name="ce23"/>
          <table:table-cell table:style-name="ce20" table:formula="of:=INDIRECT(ADDRESS([PythonAWin.$K10];4))" office:value-type="float" office:value="38669733.0891207" calcext:value-type="float">
            <text:p>38,669,733.09</text:p>
          </table:table-cell>
          <table:table-cell table:style-name="ce26" table:formula="of:=INDIRECT(ADDRESS([PythonAWin.$K10];5))" office:value-type="float" office:value="0" calcext:value-type="float">
            <text:p>0.00</text:p>
          </table:table-cell>
          <table:table-cell table:style-name="ce27" table:formula="of:=IF([PythonAWin.T10]=0;&quot;&quot;;ABS([PythonAWin.P10] - [PythonAWin.T10]) / MAX([PythonAWin.P10]; [PythonAWin.T10]))">
            <text:p/>
          </table:table-cell>
          <table:table-cell table:style-name="ce28" table:formula="of:=[PythonAWin.P10]/[PythonAWin.S10]" office:value-type="float" office:value="37.941547367999" calcext:value-type="float">
            <text:p>37.94</text:p>
          </table:table-cell>
          <table:table-cell table:style-name="ce29" table:formula="of:=[PythonAWin.V10] &gt;= [$CONFIG.$B$3]" office:value-type="boolean" office:boolean-value="true" calcext:value-type="boolean">
            <text:p>TRUE</text:p>
          </table:table-cell>
          <table:table-cell table:style-name="ce16" table:formula="of:=[PythonAWin.W10]*[PythonAWin.O10]" office:value-type="float" office:value="800" calcext:value-type="float">
            <text:p>800</text:p>
          </table:table-cell>
          <table:table-cell table:style-name="ce20" table:formula="of:=[PythonAWin.W10]*[PythonAWin.P10]" office:value-type="float" office:value="1467189509.70875" calcext:value-type="float">
            <text:p>1,467,189,509.71</text:p>
          </table:table-cell>
          <table:table-cell table:style-name="ce20" table:formula="of:=[PythonAWin.W10]*[PythonAWin.S10]" office:value-type="float" office:value="38669733.0891207" calcext:value-type="float">
            <text:p>38,669,733.09</text:p>
          </table:table-cell>
          <table:table-cell table:style-name="ce16" table:formula="of:=[PythonAWin.X10]" office:value-type="float" office:value="800" calcext:value-type="float">
            <text:p>800</text:p>
          </table:table-cell>
          <table:table-cell table:style-name="ce20" table:formula="of:=[PythonAWin.Y10]" office:value-type="float" office:value="1467189509.70875" calcext:value-type="float">
            <text:p>1,467,189,509.71</text:p>
          </table:table-cell>
          <table:table-cell table:style-name="ce20" table:formula="of:=[PythonAWin.Z10]" office:value-type="float" office:value="38669733.0891207" calcext:value-type="float">
            <text:p>38,669,733.09</text:p>
          </table:table-cell>
          <table:table-cell table:style-name="ce28" table:formula="of:=[PythonAWin.AB10]/[PythonAWin.AC10]" office:value-type="float" office:value="37.941547367999" calcext:value-type="float">
            <text:p>37.94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1485693835.37938" calcext:value-type="float">
            <text:p>1,485,693,835.38</text:p>
          </table:table-cell>
          <table:table-cell table:style-name="ce33" table:formula="of:=OFFSET([.AC$1];[.$AF$1]-[.$AF10];0)" office:value-type="float" office:value="41357853.5566436" calcext:value-type="float">
            <text:p>41,357,853.56</text:p>
          </table:table-cell>
          <table:table-cell table:style-name="ce35" table:formula="of:=[.AH10]/[.AI10]" office:value-type="float" office:value="35.9228951121598" calcext:value-type="float">
            <text:p>35.9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_64_32" calcext:value-type="string">
            <text:p>mult_a_64_32</text:p>
          </table:table-cell>
          <table:table-cell/>
          <table:table-cell table:formula="of:=[PythonAWin.K10]+1" office:value-type="float" office:value="11" calcext:value-type="float">
            <text:p>11</text:p>
          </table:table-cell>
          <table:table-cell/>
          <table:table-cell table:style-name="ce13" table:formula="of:=[PythonAWin.N11] - COM.MICROSOFT.FLOOR.PRECISE([PythonAWin.N11] * 0.2)" office:value-type="float" office:value="3355444" calcext:value-type="float">
            <text:p>3,355,444</text:p>
          </table:table-cell>
          <table:table-cell table:style-name="ce13" table:formula="of:=INDIRECT(ADDRESS([PythonA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1];3))" office:value-type="float" office:value="2967005924.28875" calcext:value-type="float">
            <text:p>2,967,005,924.29</text:p>
          </table:table-cell>
          <table:table-cell table:style-name="ce20" table:formula="of:=[.P11]/[.P10]" office:value-type="float" office:value="2.02223768957953" calcext:value-type="float">
            <text:p>2.02</text:p>
          </table:table-cell>
          <table:table-cell table:style-name="ce23"/>
          <table:table-cell table:style-name="ce20" table:formula="of:=INDIRECT(ADDRESS([PythonAWin.$K11];4))" office:value-type="float" office:value="89504622.1973785" calcext:value-type="float">
            <text:p>89,504,622.20</text:p>
          </table:table-cell>
          <table:table-cell table:style-name="ce26" table:formula="of:=INDIRECT(ADDRESS([PythonAWin.$K11];5))" office:value-type="float" office:value="0" calcext:value-type="float">
            <text:p>0.00</text:p>
          </table:table-cell>
          <table:table-cell table:style-name="ce27" table:formula="of:=IF([PythonAWin.T11]=0;&quot;&quot;;ABS([PythonAWin.P11] - [PythonAWin.T11]) / MAX([PythonAWin.P11]; [PythonAWin.T11]))">
            <text:p/>
          </table:table-cell>
          <table:table-cell table:style-name="ce28" table:formula="of:=[PythonAWin.P11]/[PythonAWin.S11]" office:value-type="float" office:value="33.1491922031223" calcext:value-type="float">
            <text:p>33.15</text:p>
          </table:table-cell>
          <table:table-cell table:style-name="ce29" table:formula="of:=[PythonAWin.V11] &gt;= [$CONFIG.$B$3]" office:value-type="boolean" office:boolean-value="true" calcext:value-type="boolean">
            <text:p>TRUE</text:p>
          </table:table-cell>
          <table:table-cell table:style-name="ce16" table:formula="of:=[PythonAWin.W11]*[PythonAWin.O11]" office:value-type="float" office:value="800" calcext:value-type="float">
            <text:p>800</text:p>
          </table:table-cell>
          <table:table-cell table:style-name="ce20" table:formula="of:=[PythonAWin.W11]*[PythonAWin.P11]" office:value-type="float" office:value="2967005924.28875" calcext:value-type="float">
            <text:p>2,967,005,924.29</text:p>
          </table:table-cell>
          <table:table-cell table:style-name="ce20" table:formula="of:=[PythonAWin.W11]*[PythonAWin.S11]" office:value-type="float" office:value="89504622.1973785" calcext:value-type="float">
            <text:p>89,504,622.20</text:p>
          </table:table-cell>
          <table:table-cell table:style-name="ce16" table:formula="of:=[PythonAWin.X11]" office:value-type="float" office:value="800" calcext:value-type="float">
            <text:p>800</text:p>
          </table:table-cell>
          <table:table-cell table:style-name="ce20" table:formula="of:=[PythonAWin.Y11]" office:value-type="float" office:value="2967005924.28875" calcext:value-type="float">
            <text:p>2,967,005,924.29</text:p>
          </table:table-cell>
          <table:table-cell table:style-name="ce20" table:formula="of:=[PythonAWin.Z11]" office:value-type="float" office:value="89504622.1973785" calcext:value-type="float">
            <text:p>89,504,622.20</text:p>
          </table:table-cell>
          <table:table-cell table:style-name="ce28" table:formula="of:=[PythonAWin.AB11]/[PythonAWin.AC11]" office:value-type="float" office:value="33.1491922031223" calcext:value-type="float">
            <text:p>33.15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3004077835.32531" calcext:value-type="float">
            <text:p>3,004,077,835.33</text:p>
          </table:table-cell>
          <table:table-cell table:style-name="ce33" table:formula="of:=OFFSET([.AC$1];[.$AF$1]-[.$AF11];0)" office:value-type="float" office:value="98640296.3682144" calcext:value-type="float">
            <text:p>98,640,296.37</text:p>
          </table:table-cell>
          <table:table-cell table:style-name="ce35" table:formula="of:=[.AH11]/[.AI11]" office:value-type="float" office:value="30.4548743863399" calcext:value-type="float">
            <text:p>30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_64_32" calcext:value-type="string">
            <text:p>mult_a_64_32</text:p>
          </table:table-cell>
          <table:table-cell/>
          <table:table-cell table:formula="of:=[PythonAWin.K11]+1" office:value-type="float" office:value="12" calcext:value-type="float">
            <text:p>12</text:p>
          </table:table-cell>
          <table:table-cell/>
          <table:table-cell table:style-name="ce13" table:formula="of:=[PythonAWin.N12] - COM.MICROSOFT.FLOOR.PRECISE([PythonAWin.N12] * 0.2)" office:value-type="float" office:value="6710887" calcext:value-type="float">
            <text:p>6,710,887</text:p>
          </table:table-cell>
          <table:table-cell table:style-name="ce13" table:formula="of:=INDIRECT(ADDRESS([PythonA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2];3))" office:value-type="float" office:value="6043288015.33625" calcext:value-type="float">
            <text:p>6,043,288,015.34</text:p>
          </table:table-cell>
          <table:table-cell table:style-name="ce20" table:formula="of:=[.P12]/[.P11]" office:value-type="float" office:value="2.03683045115083" calcext:value-type="float">
            <text:p>2.04</text:p>
          </table:table-cell>
          <table:table-cell table:style-name="ce23"/>
          <table:table-cell table:style-name="ce20" table:formula="of:=INDIRECT(ADDRESS([PythonAWin.$K12];4))" office:value-type="float" office:value="226569759.587474" calcext:value-type="float">
            <text:p>226,569,759.59</text:p>
          </table:table-cell>
          <table:table-cell table:style-name="ce26" table:formula="of:=INDIRECT(ADDRESS([PythonAWin.$K12];5))" office:value-type="float" office:value="0" calcext:value-type="float">
            <text:p>0.00</text:p>
          </table:table-cell>
          <table:table-cell table:style-name="ce27" table:formula="of:=IF([PythonAWin.T12]=0;&quot;&quot;;ABS([PythonAWin.P12] - [PythonAWin.T12]) / MAX([PythonAWin.P12]; [PythonAWin.T12]))">
            <text:p/>
          </table:table-cell>
          <table:table-cell table:style-name="ce28" table:formula="of:=[PythonAWin.P12]/[PythonAWin.S12]" office:value-type="float" office:value="26.6729683005338" calcext:value-type="float">
            <text:p>26.67</text:p>
          </table:table-cell>
          <table:table-cell table:style-name="ce29" table:formula="of:=[PythonAWin.V12] &gt;= [$CONFIG.$B$3]" office:value-type="boolean" office:boolean-value="true" calcext:value-type="boolean">
            <text:p>TRUE</text:p>
          </table:table-cell>
          <table:table-cell table:style-name="ce16" table:formula="of:=[PythonAWin.W12]*[PythonAWin.O12]" office:value-type="float" office:value="800" calcext:value-type="float">
            <text:p>800</text:p>
          </table:table-cell>
          <table:table-cell table:style-name="ce20" table:formula="of:=[PythonAWin.W12]*[PythonAWin.P12]" office:value-type="float" office:value="6043288015.33625" calcext:value-type="float">
            <text:p>6,043,288,015.34</text:p>
          </table:table-cell>
          <table:table-cell table:style-name="ce20" table:formula="of:=[PythonAWin.W12]*[PythonAWin.S12]" office:value-type="float" office:value="226569759.587474" calcext:value-type="float">
            <text:p>226,569,759.59</text:p>
          </table:table-cell>
          <table:table-cell table:style-name="ce16" table:formula="of:=[PythonAWin.X12]" office:value-type="float" office:value="800" calcext:value-type="float">
            <text:p>800</text:p>
          </table:table-cell>
          <table:table-cell table:style-name="ce20" table:formula="of:=[PythonAWin.Y12]" office:value-type="float" office:value="6043288015.33625" calcext:value-type="float">
            <text:p>6,043,288,015.34</text:p>
          </table:table-cell>
          <table:table-cell table:style-name="ce20" table:formula="of:=[PythonAWin.Z12]" office:value-type="float" office:value="226569759.587474" calcext:value-type="float">
            <text:p>226,569,759.59</text:p>
          </table:table-cell>
          <table:table-cell table:style-name="ce28" table:formula="of:=[PythonAWin.AB12]/[PythonAWin.AC12]" office:value-type="float" office:value="26.6729683005338" calcext:value-type="float">
            <text:p>26.67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6115515984.81219" calcext:value-type="float">
            <text:p>6,115,515,984.81</text:p>
          </table:table-cell>
          <table:table-cell table:style-name="ce33" table:formula="of:=OFFSET([.AC$1];[.$AF$1]-[.$AF12];0)" office:value-type="float" office:value="350174935.30106" calcext:value-type="float">
            <text:p>350,174,935.30</text:p>
          </table:table-cell>
          <table:table-cell table:style-name="ce35" table:formula="of:=[.AH12]/[.AI12]" office:value-type="float" office:value="17.4641739550959" calcext:value-type="float">
            <text:p>17.46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formula="of:=[PythonAWin.N16] - COM.MICROSOFT.FLOOR.PRECISE([PythonAWin.N16] * 0.2)" office:value-type="float" office:value="13108" calcext:value-type="float">
            <text:p>13,108</text:p>
          </table:table-cell>
          <table:table-cell table:style-name="ce13" table:formula="of:=INDIRECT(ADDRESS([PythonAWin.$K16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6];3))" office:value-type="float" office:value="5816704.955" calcext:value-type="float">
            <text:p>5,816,704.96</text:p>
          </table:table-cell>
          <table:table-cell table:style-name="ce20"/>
          <table:table-cell table:style-name="ce23" table:formula="of:=[.P16]/[.P3]" office:value-type="float" office:value="1.00822803211968" calcext:value-type="float">
            <text:p>1.01</text:p>
          </table:table-cell>
          <table:table-cell table:style-name="ce20" table:formula="of:=INDIRECT(ADDRESS([PythonAWin.$K16];4))" office:value-type="float" office:value="609366.807368603" calcext:value-type="float">
            <text:p>609,366.81</text:p>
          </table:table-cell>
          <table:table-cell table:style-name="ce26" table:formula="of:=INDIRECT(ADDRESS([PythonAWin.$K16];5))" office:value-type="float" office:value="0" calcext:value-type="float">
            <text:p>0.00</text:p>
          </table:table-cell>
          <table:table-cell table:style-name="ce27" table:formula="of:=IF([PythonAWin.T16]=0;&quot;&quot;;ABS([PythonAWin.P16] - [PythonAWin.T16]) / MAX([PythonAWin.P16]; [PythonAWin.T16]))">
            <text:p/>
          </table:table-cell>
          <table:table-cell table:style-name="ce28" table:formula="of:=[PythonAWin.P16]/[PythonAWin.S16]" office:value-type="float" office:value="9.54549031004491" calcext:value-type="float">
            <text:p>9.55</text:p>
          </table:table-cell>
          <table:table-cell table:style-name="ce29" table:formula="of:=[PythonAWin.V16] &gt;= [$CONFIG.$B$3]" office:value-type="boolean" office:boolean-value="true" calcext:value-type="boolean">
            <text:p>TRUE</text:p>
          </table:table-cell>
          <table:table-cell table:style-name="ce30" table:formula="of:=[PythonAWin.W16]*[PythonAWin.O16]" office:value-type="float" office:value="800" calcext:value-type="float">
            <text:p>800</text:p>
          </table:table-cell>
          <table:table-cell table:style-name="ce20" table:formula="of:=[PythonAWin.W16]*[PythonAWin.P16]" office:value-type="float" office:value="5816704.955" calcext:value-type="float">
            <text:p>5,816,704.96</text:p>
          </table:table-cell>
          <table:table-cell table:style-name="ce20" table:formula="of:=[PythonAWin.W16]*[PythonAWin.S16]" office:value-type="float" office:value="609366.807368603" calcext:value-type="float">
            <text:p>609,366.81</text:p>
          </table:table-cell>
          <table:table-cell table:style-name="ce30" table:formula="of:=[PythonAWin.AA3]+[PythonAWin.X16]" office:value-type="float" office:value="1600" calcext:value-type="float">
            <text:p>1600</text:p>
          </table:table-cell>
          <table:table-cell table:style-name="ce31" table:formula="of:=COMBINEDMEAN([PythonAWin.AA3]; [PythonAWin.AB3]; [PythonAWin.X16]; [PythonAWin.Y16])" office:value-type="float" office:value="5792970.2275" calcext:value-type="float">
            <text:p>5,792,970.23</text:p>
          </table:table-cell>
          <table:table-cell table:style-name="ce31" table:formula="of:=COMBINEDSTDDEV([PythonAWin.AA3];[PythonAWin.AB3];[PythonAWin.AC3];[PythonAWin.X16];[PythonAWin.Y16];[PythonAWin.Z16])" office:value-type="float" office:value="566060.682734887" calcext:value-type="float">
            <text:p>566,060.68</text:p>
          </table:table-cell>
          <table:table-cell table:style-name="ce28" table:formula="of:=[PythonAWin.AB16]/[PythonAWin.AC16]" office:value-type="float" office:value="10.2338325274803" calcext:value-type="float">
            <text:p>10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_64_32" calcext:value-type="string">
            <text:p>mult_a_64_32</text:p>
          </table:table-cell>
          <table:table-cell/>
          <table:table-cell table:formula="of:=[PythonAWin.K16]+1" office:value-type="float" office:value="17" calcext:value-type="float">
            <text:p>17</text:p>
          </table:table-cell>
          <table:table-cell/>
          <table:table-cell table:style-name="ce13" table:formula="of:=[PythonAWin.N17] - COM.MICROSOFT.FLOOR.PRECISE([PythonAWin.N17] * 0.2)" office:value-type="float" office:value="26215" calcext:value-type="float">
            <text:p>26,215</text:p>
          </table:table-cell>
          <table:table-cell table:style-name="ce13" table:formula="of:=INDIRECT(ADDRESS([PythonAWin.$K17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7];3))" office:value-type="float" office:value="11855848.6275" calcext:value-type="float">
            <text:p>11,855,848.63</text:p>
          </table:table-cell>
          <table:table-cell table:style-name="ce20" table:formula="of:=[.P17]/[.P16]" office:value-type="float" office:value="2.0382413615992" calcext:value-type="float">
            <text:p>2.04</text:p>
          </table:table-cell>
          <table:table-cell table:style-name="ce23" table:formula="of:=[.P17]/[.P4]" office:value-type="float" office:value="1.02343486892599" calcext:value-type="float">
            <text:p>1.02</text:p>
          </table:table-cell>
          <table:table-cell table:style-name="ce20" table:formula="of:=INDIRECT(ADDRESS([PythonAWin.$K17];4))" office:value-type="float" office:value="1009264.81960344" calcext:value-type="float">
            <text:p>1,009,264.82</text:p>
          </table:table-cell>
          <table:table-cell table:style-name="ce26" table:formula="of:=INDIRECT(ADDRESS([PythonAWin.$K17];5))" office:value-type="float" office:value="0" calcext:value-type="float">
            <text:p>0.00</text:p>
          </table:table-cell>
          <table:table-cell table:style-name="ce27" table:formula="of:=IF([PythonAWin.T17]=0;&quot;&quot;;ABS([PythonAWin.P17] - [PythonAWin.T17]) / MAX([PythonAWin.P17]; [PythonAWin.T17]))">
            <text:p/>
          </table:table-cell>
          <table:table-cell table:style-name="ce28" table:formula="of:=[PythonAWin.P17]/[PythonAWin.S17]" office:value-type="float" office:value="11.7470146558347" calcext:value-type="float">
            <text:p>11.75</text:p>
          </table:table-cell>
          <table:table-cell table:style-name="ce29" table:formula="of:=[PythonAWin.V17] &gt;= [$CONFIG.$B$3]" office:value-type="boolean" office:boolean-value="true" calcext:value-type="boolean">
            <text:p>TRUE</text:p>
          </table:table-cell>
          <table:table-cell table:style-name="ce30" table:formula="of:=[PythonAWin.W17]*[PythonAWin.O17]" office:value-type="float" office:value="800" calcext:value-type="float">
            <text:p>800</text:p>
          </table:table-cell>
          <table:table-cell table:style-name="ce20" table:formula="of:=[PythonAWin.W17]*[PythonAWin.P17]" office:value-type="float" office:value="11855848.6275" calcext:value-type="float">
            <text:p>11,855,848.63</text:p>
          </table:table-cell>
          <table:table-cell table:style-name="ce20" table:formula="of:=[PythonAWin.W17]*[PythonAWin.S17]" office:value-type="float" office:value="1009264.81960344" calcext:value-type="float">
            <text:p>1,009,264.82</text:p>
          </table:table-cell>
          <table:table-cell table:style-name="ce30" table:formula="of:=[PythonAWin.AA4]+[PythonAWin.X17]" office:value-type="float" office:value="1600" calcext:value-type="float">
            <text:p>1600</text:p>
          </table:table-cell>
          <table:table-cell table:style-name="ce31" table:formula="of:=COMBINEDMEAN([PythonAWin.AA4]; [PythonAWin.AB4]; [PythonAWin.X17]; [PythonAWin.Y17])" office:value-type="float" office:value="11720109.52625" calcext:value-type="float">
            <text:p>11,720,109.53</text:p>
          </table:table-cell>
          <table:table-cell table:style-name="ce31" table:formula="of:=COMBINEDSTDDEV([PythonAWin.AA4];[PythonAWin.AB4];[PythonAWin.AC4];[PythonAWin.X17];[PythonAWin.Y17];[PythonAWin.Z17])" office:value-type="float" office:value="1011778.27657388" calcext:value-type="float">
            <text:p>1,011,778.28</text:p>
          </table:table-cell>
          <table:table-cell table:style-name="ce28" table:formula="of:=[PythonAWin.AB17]/[PythonAWin.AC17]" office:value-type="float" office:value="11.5836738123466" calcext:value-type="float">
            <text:p>11.5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_64_32" calcext:value-type="string">
            <text:p>mult_a_64_32</text:p>
          </table:table-cell>
          <table:table-cell/>
          <table:table-cell table:formula="of:=[PythonAWin.K17]+1" office:value-type="float" office:value="18" calcext:value-type="float">
            <text:p>18</text:p>
          </table:table-cell>
          <table:table-cell/>
          <table:table-cell table:style-name="ce13" table:formula="of:=[PythonAWin.N18] - COM.MICROSOFT.FLOOR.PRECISE([PythonAWin.N18] * 0.2)" office:value-type="float" office:value="52429" calcext:value-type="float">
            <text:p>52,429</text:p>
          </table:table-cell>
          <table:table-cell table:style-name="ce13" table:formula="of:=INDIRECT(ADDRESS([PythonAWin.$K18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8];3))" office:value-type="float" office:value="24948387.67375" calcext:value-type="float">
            <text:p>24,948,387.67</text:p>
          </table:table-cell>
          <table:table-cell table:style-name="ce20" table:formula="of:=[.P18]/[.P17]" office:value-type="float" office:value="2.10431057764026" calcext:value-type="float">
            <text:p>2.10</text:p>
          </table:table-cell>
          <table:table-cell table:style-name="ce23" table:formula="of:=[.P18]/[.P5]" office:value-type="float" office:value="0.995384158233069" calcext:value-type="float">
            <text:p>1.00</text:p>
          </table:table-cell>
          <table:table-cell table:style-name="ce20" table:formula="of:=INDIRECT(ADDRESS([PythonAWin.$K18];4))" office:value-type="float" office:value="2206338.97316227" calcext:value-type="float">
            <text:p>2,206,338.97</text:p>
          </table:table-cell>
          <table:table-cell table:style-name="ce26" table:formula="of:=INDIRECT(ADDRESS([PythonAWin.$K18];5))" office:value-type="float" office:value="0" calcext:value-type="float">
            <text:p>0.00</text:p>
          </table:table-cell>
          <table:table-cell table:style-name="ce27" table:formula="of:=IF([PythonAWin.T18]=0;&quot;&quot;;ABS([PythonAWin.P18] - [PythonAWin.T18]) / MAX([PythonAWin.P18]; [PythonAWin.T18]))">
            <text:p/>
          </table:table-cell>
          <table:table-cell table:style-name="ce28" table:formula="of:=[PythonAWin.P18]/[PythonAWin.S18]" office:value-type="float" office:value="11.3075950600611" calcext:value-type="float">
            <text:p>11.31</text:p>
          </table:table-cell>
          <table:table-cell table:style-name="ce29" table:formula="of:=[PythonAWin.V18] &gt;= [$CONFIG.$B$3]" office:value-type="boolean" office:boolean-value="true" calcext:value-type="boolean">
            <text:p>TRUE</text:p>
          </table:table-cell>
          <table:table-cell table:style-name="ce30" table:formula="of:=[PythonAWin.W18]*[PythonAWin.O18]" office:value-type="float" office:value="800" calcext:value-type="float">
            <text:p>800</text:p>
          </table:table-cell>
          <table:table-cell table:style-name="ce20" table:formula="of:=[PythonAWin.W18]*[PythonAWin.P18]" office:value-type="float" office:value="24948387.67375" calcext:value-type="float">
            <text:p>24,948,387.67</text:p>
          </table:table-cell>
          <table:table-cell table:style-name="ce20" table:formula="of:=[PythonAWin.W18]*[PythonAWin.S18]" office:value-type="float" office:value="2206338.97316227" calcext:value-type="float">
            <text:p>2,206,338.97</text:p>
          </table:table-cell>
          <table:table-cell table:style-name="ce30" table:formula="of:=[PythonAWin.AA5]+[PythonAWin.X18]" office:value-type="float" office:value="1600" calcext:value-type="float">
            <text:p>1600</text:p>
          </table:table-cell>
          <table:table-cell table:style-name="ce31" table:formula="of:=COMBINEDMEAN([PythonAWin.AA5]; [PythonAWin.AB5]; [PythonAWin.X18]; [PythonAWin.Y18])" office:value-type="float" office:value="25006233.58625" calcext:value-type="float">
            <text:p>25,006,233.59</text:p>
          </table:table-cell>
          <table:table-cell table:style-name="ce31" table:formula="of:=COMBINEDSTDDEV([PythonAWin.AA5];[PythonAWin.AB5];[PythonAWin.AC5];[PythonAWin.X18];[PythonAWin.Y18];[PythonAWin.Z18])" office:value-type="float" office:value="2213829.42391301" calcext:value-type="float">
            <text:p>2,213,829.42</text:p>
          </table:table-cell>
          <table:table-cell table:style-name="ce28" table:formula="of:=[PythonAWin.AB18]/[PythonAWin.AC18]" office:value-type="float" office:value="11.2954653669977" calcext:value-type="float">
            <text:p>11.3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_64_32" calcext:value-type="string">
            <text:p>mult_a_64_32</text:p>
          </table:table-cell>
          <table:table-cell/>
          <table:table-cell table:formula="of:=[PythonAWin.K18]+1" office:value-type="float" office:value="19" calcext:value-type="float">
            <text:p>19</text:p>
          </table:table-cell>
          <table:table-cell/>
          <table:table-cell table:style-name="ce13" table:formula="of:=[PythonAWin.N19] - COM.MICROSOFT.FLOOR.PRECISE([PythonAWin.N19] * 0.2)" office:value-type="float" office:value="104858" calcext:value-type="float">
            <text:p>104,858</text:p>
          </table:table-cell>
          <table:table-cell table:style-name="ce13" table:formula="of:=INDIRECT(ADDRESS([PythonAWin.$K19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19];3))" office:value-type="float" office:value="55495895.38375" calcext:value-type="float">
            <text:p>55,495,895.38</text:p>
          </table:table-cell>
          <table:table-cell table:style-name="ce20" table:formula="of:=[.P19]/[.P18]" office:value-type="float" office:value="2.22442813176826" calcext:value-type="float">
            <text:p>2.22</text:p>
          </table:table-cell>
          <table:table-cell table:style-name="ce23" table:formula="of:=[.P19]/[.P6]" office:value-type="float" office:value="0.998422075029736" calcext:value-type="float">
            <text:p>1.00</text:p>
          </table:table-cell>
          <table:table-cell table:style-name="ce20" table:formula="of:=INDIRECT(ADDRESS([PythonAWin.$K19];4))" office:value-type="float" office:value="2904407.80667695" calcext:value-type="float">
            <text:p>2,904,407.81</text:p>
          </table:table-cell>
          <table:table-cell table:style-name="ce26" table:formula="of:=INDIRECT(ADDRESS([PythonAWin.$K19];5))" office:value-type="float" office:value="0" calcext:value-type="float">
            <text:p>0.00</text:p>
          </table:table-cell>
          <table:table-cell table:style-name="ce27" table:formula="of:=IF([PythonAWin.T19]=0;&quot;&quot;;ABS([PythonAWin.P19] - [PythonAWin.T19]) / MAX([PythonAWin.P19]; [PythonAWin.T19]))">
            <text:p/>
          </table:table-cell>
          <table:table-cell table:style-name="ce28" table:formula="of:=[PythonAWin.P19]/[PythonAWin.S19]" office:value-type="float" office:value="19.1074735635162" calcext:value-type="float">
            <text:p>19.11</text:p>
          </table:table-cell>
          <table:table-cell table:style-name="ce29" table:formula="of:=[PythonAWin.V19] &gt;= [$CONFIG.$B$3]" office:value-type="boolean" office:boolean-value="true" calcext:value-type="boolean">
            <text:p>TRUE</text:p>
          </table:table-cell>
          <table:table-cell table:style-name="ce30" table:formula="of:=[PythonAWin.W19]*[PythonAWin.O19]" office:value-type="float" office:value="800" calcext:value-type="float">
            <text:p>800</text:p>
          </table:table-cell>
          <table:table-cell table:style-name="ce20" table:formula="of:=[PythonAWin.W19]*[PythonAWin.P19]" office:value-type="float" office:value="55495895.38375" calcext:value-type="float">
            <text:p>55,495,895.38</text:p>
          </table:table-cell>
          <table:table-cell table:style-name="ce20" table:formula="of:=[PythonAWin.W19]*[PythonAWin.S19]" office:value-type="float" office:value="2904407.80667695" calcext:value-type="float">
            <text:p>2,904,407.81</text:p>
          </table:table-cell>
          <table:table-cell table:style-name="ce30" table:formula="of:=[PythonAWin.AA6]+[PythonAWin.X19]" office:value-type="float" office:value="1600" calcext:value-type="float">
            <text:p>1600</text:p>
          </table:table-cell>
          <table:table-cell table:style-name="ce31" table:formula="of:=COMBINEDMEAN([PythonAWin.AA6]; [PythonAWin.AB6]; [PythonAWin.X19]; [PythonAWin.Y19])" office:value-type="float" office:value="55539748.760625" calcext:value-type="float">
            <text:p>55,539,748.76</text:p>
          </table:table-cell>
          <table:table-cell table:style-name="ce31" table:formula="of:=COMBINEDSTDDEV([PythonAWin.AA6];[PythonAWin.AB6];[PythonAWin.AC6];[PythonAWin.X19];[PythonAWin.Y19];[PythonAWin.Z19])" office:value-type="float" office:value="2948384.64334785" calcext:value-type="float">
            <text:p>2,948,384.64</text:p>
          </table:table-cell>
          <table:table-cell table:style-name="ce28" table:formula="of:=[PythonAWin.AB19]/[PythonAWin.AC19]" office:value-type="float" office:value="18.8373484056545" calcext:value-type="float">
            <text:p>18.84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_64_32" calcext:value-type="string">
            <text:p>mult_a_64_32</text:p>
          </table:table-cell>
          <table:table-cell/>
          <table:table-cell table:formula="of:=[PythonAWin.K19]+1" office:value-type="float" office:value="20" calcext:value-type="float">
            <text:p>20</text:p>
          </table:table-cell>
          <table:table-cell/>
          <table:table-cell table:style-name="ce13" table:formula="of:=[PythonAWin.N20] - COM.MICROSOFT.FLOOR.PRECISE([PythonAWin.N20] * 0.2)" office:value-type="float" office:value="209716" calcext:value-type="float">
            <text:p>209,716</text:p>
          </table:table-cell>
          <table:table-cell table:style-name="ce13" table:formula="of:=INDIRECT(ADDRESS([PythonAWin.$K20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0];3))" office:value-type="float" office:value="128986480.715" calcext:value-type="float">
            <text:p>128,986,480.72</text:p>
          </table:table-cell>
          <table:table-cell table:style-name="ce20" table:formula="of:=[.P20]/[.P19]" office:value-type="float" office:value="2.32425262847041" calcext:value-type="float">
            <text:p>2.32</text:p>
          </table:table-cell>
          <table:table-cell table:style-name="ce23" table:formula="of:=[.P20]/[.P7]" office:value-type="float" office:value="1.01840745637396" calcext:value-type="float">
            <text:p>1.02</text:p>
          </table:table-cell>
          <table:table-cell table:style-name="ce20" table:formula="of:=INDIRECT(ADDRESS([PythonAWin.$K20];4))" office:value-type="float" office:value="8252531.15526398" calcext:value-type="float">
            <text:p>8,252,531.16</text:p>
          </table:table-cell>
          <table:table-cell table:style-name="ce26" table:formula="of:=INDIRECT(ADDRESS([PythonAWin.$K20];5))" office:value-type="float" office:value="0" calcext:value-type="float">
            <text:p>0.00</text:p>
          </table:table-cell>
          <table:table-cell table:style-name="ce27" table:formula="of:=IF([PythonAWin.T20]=0;&quot;&quot;;ABS([PythonAWin.P20] - [PythonAWin.T20]) / MAX([PythonAWin.P20]; [PythonAWin.T20]))">
            <text:p/>
          </table:table-cell>
          <table:table-cell table:style-name="ce28" table:formula="of:=[PythonAWin.P20]/[PythonAWin.S20]" office:value-type="float" office:value="15.6299295680604" calcext:value-type="float">
            <text:p>15.63</text:p>
          </table:table-cell>
          <table:table-cell table:style-name="ce29" table:formula="of:=[PythonAWin.V20] &gt;= [$CONFIG.$B$3]" office:value-type="boolean" office:boolean-value="true" calcext:value-type="boolean">
            <text:p>TRUE</text:p>
          </table:table-cell>
          <table:table-cell table:style-name="ce30" table:formula="of:=[PythonAWin.W20]*[PythonAWin.O20]" office:value-type="float" office:value="800" calcext:value-type="float">
            <text:p>800</text:p>
          </table:table-cell>
          <table:table-cell table:style-name="ce20" table:formula="of:=[PythonAWin.W20]*[PythonAWin.P20]" office:value-type="float" office:value="128986480.715" calcext:value-type="float">
            <text:p>128,986,480.72</text:p>
          </table:table-cell>
          <table:table-cell table:style-name="ce20" table:formula="of:=[PythonAWin.W20]*[PythonAWin.S20]" office:value-type="float" office:value="8252531.15526398" calcext:value-type="float">
            <text:p>8,252,531.16</text:p>
          </table:table-cell>
          <table:table-cell table:style-name="ce30" table:formula="of:=[PythonAWin.AA7]+[PythonAWin.X20]" office:value-type="float" office:value="1600" calcext:value-type="float">
            <text:p>1600</text:p>
          </table:table-cell>
          <table:table-cell table:style-name="ce31" table:formula="of:=COMBINEDMEAN([PythonAWin.AA7]; [PythonAWin.AB7]; [PythonAWin.X20]; [PythonAWin.Y20])" office:value-type="float" office:value="127820781.759375" calcext:value-type="float">
            <text:p>127,820,781.76</text:p>
          </table:table-cell>
          <table:table-cell table:style-name="ce31" table:formula="of:=COMBINEDSTDDEV([PythonAWin.AA7];[PythonAWin.AB7];[PythonAWin.AC7];[PythonAWin.X20];[PythonAWin.Y20];[PythonAWin.Z20])" office:value-type="float" office:value="7827972.4131108" calcext:value-type="float">
            <text:p>7,827,972.41</text:p>
          </table:table-cell>
          <table:table-cell table:style-name="ce28" table:formula="of:=[PythonAWin.AB20]/[PythonAWin.AC20]" office:value-type="float" office:value="16.3287215403688" calcext:value-type="float">
            <text:p>16.3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_64_32" calcext:value-type="string">
            <text:p>mult_a_64_32</text:p>
          </table:table-cell>
          <table:table-cell/>
          <table:table-cell table:formula="of:=[PythonAWin.K20]+1" office:value-type="float" office:value="21" calcext:value-type="float">
            <text:p>21</text:p>
          </table:table-cell>
          <table:table-cell/>
          <table:table-cell table:style-name="ce13" table:formula="of:=[PythonAWin.N21] - COM.MICROSOFT.FLOOR.PRECISE([PythonAWin.N21] * 0.2)" office:value-type="float" office:value="419431" calcext:value-type="float">
            <text:p>419,431</text:p>
          </table:table-cell>
          <table:table-cell table:style-name="ce13" table:formula="of:=INDIRECT(ADDRESS([PythonAWin.$K21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1];3))" office:value-type="float" office:value="312358998.62875" calcext:value-type="float">
            <text:p>312,358,998.63</text:p>
          </table:table-cell>
          <table:table-cell table:style-name="ce20" table:formula="of:=[.P21]/[.P20]" office:value-type="float" office:value="2.42164137588123" calcext:value-type="float">
            <text:p>2.42</text:p>
          </table:table-cell>
          <table:table-cell table:style-name="ce23" table:formula="of:=[.P21]/[.P8]" office:value-type="float" office:value="1.00677771958865" calcext:value-type="float">
            <text:p>1.01</text:p>
          </table:table-cell>
          <table:table-cell table:style-name="ce20" table:formula="of:=INDIRECT(ADDRESS([PythonAWin.$K21];4))" office:value-type="float" office:value="12966923.4281451" calcext:value-type="float">
            <text:p>12,966,923.43</text:p>
          </table:table-cell>
          <table:table-cell table:style-name="ce26" table:formula="of:=INDIRECT(ADDRESS([PythonAWin.$K21];5))" office:value-type="float" office:value="0" calcext:value-type="float">
            <text:p>0.00</text:p>
          </table:table-cell>
          <table:table-cell table:style-name="ce27" table:formula="of:=IF([PythonAWin.T21]=0;&quot;&quot;;ABS([PythonAWin.P21] - [PythonAWin.T21]) / MAX([PythonAWin.P21]; [PythonAWin.T21]))">
            <text:p/>
          </table:table-cell>
          <table:table-cell table:style-name="ce28" table:formula="of:=[PythonAWin.P21]/[PythonAWin.S21]" office:value-type="float" office:value="24.088905927428" calcext:value-type="float">
            <text:p>24.09</text:p>
          </table:table-cell>
          <table:table-cell table:style-name="ce29" table:formula="of:=[PythonAWin.V21] &gt;= [$CONFIG.$B$3]" office:value-type="boolean" office:boolean-value="true" calcext:value-type="boolean">
            <text:p>TRUE</text:p>
          </table:table-cell>
          <table:table-cell table:style-name="ce30" table:formula="of:=[PythonAWin.W21]*[PythonAWin.O21]" office:value-type="float" office:value="800" calcext:value-type="float">
            <text:p>800</text:p>
          </table:table-cell>
          <table:table-cell table:style-name="ce20" table:formula="of:=[PythonAWin.W21]*[PythonAWin.P21]" office:value-type="float" office:value="312358998.62875" calcext:value-type="float">
            <text:p>312,358,998.63</text:p>
          </table:table-cell>
          <table:table-cell table:style-name="ce20" table:formula="of:=[PythonAWin.W21]*[PythonAWin.S21]" office:value-type="float" office:value="12966923.4281451" calcext:value-type="float">
            <text:p>12,966,923.43</text:p>
          </table:table-cell>
          <table:table-cell table:style-name="ce30" table:formula="of:=[PythonAWin.AA8]+[PythonAWin.X21]" office:value-type="float" office:value="1600" calcext:value-type="float">
            <text:p>1600</text:p>
          </table:table-cell>
          <table:table-cell table:style-name="ce31" table:formula="of:=COMBINEDMEAN([PythonAWin.AA8]; [PythonAWin.AB8]; [PythonAWin.X21]; [PythonAWin.Y21])" office:value-type="float" office:value="311307583.970625" calcext:value-type="float">
            <text:p>311,307,583.97</text:p>
          </table:table-cell>
          <table:table-cell table:style-name="ce31" table:formula="of:=COMBINEDSTDDEV([PythonAWin.AA8];[PythonAWin.AB8];[PythonAWin.AC8];[PythonAWin.X21];[PythonAWin.Y21];[PythonAWin.Z21])" office:value-type="float" office:value="12960076.9043097" calcext:value-type="float">
            <text:p>12,960,076.90</text:p>
          </table:table-cell>
          <table:table-cell table:style-name="ce28" table:formula="of:=[PythonAWin.AB21]/[PythonAWin.AC21]" office:value-type="float" office:value="24.020504374253" calcext:value-type="float">
            <text:p>24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_64_32" calcext:value-type="string">
            <text:p>mult_a_64_32</text:p>
          </table:table-cell>
          <table:table-cell/>
          <table:table-cell table:formula="of:=[PythonAWin.K21]+1" office:value-type="float" office:value="22" calcext:value-type="float">
            <text:p>22</text:p>
          </table:table-cell>
          <table:table-cell/>
          <table:table-cell table:style-name="ce13" table:formula="of:=[PythonAWin.N22] - COM.MICROSOFT.FLOOR.PRECISE([PythonAWin.N22] * 0.2)" office:value-type="float" office:value="838861" calcext:value-type="float">
            <text:p>838,861</text:p>
          </table:table-cell>
          <table:table-cell table:style-name="ce13" table:formula="of:=INDIRECT(ADDRESS([PythonAWin.$K22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2];3))" office:value-type="float" office:value="726929440.7475" calcext:value-type="float">
            <text:p>726,929,440.75</text:p>
          </table:table-cell>
          <table:table-cell table:style-name="ce20" table:formula="of:=[.P22]/[.P21]" office:value-type="float" office:value="2.32722426419186" calcext:value-type="float">
            <text:p>2.33</text:p>
          </table:table-cell>
          <table:table-cell table:style-name="ce23" table:formula="of:=[.P22]/[.P9]" office:value-type="float" office:value="1.01172110619901" calcext:value-type="float">
            <text:p>1.01</text:p>
          </table:table-cell>
          <table:table-cell table:style-name="ce20" table:formula="of:=INDIRECT(ADDRESS([PythonAWin.$K22];4))" office:value-type="float" office:value="30929820.5639721" calcext:value-type="float">
            <text:p>30,929,820.56</text:p>
          </table:table-cell>
          <table:table-cell table:style-name="ce26" table:formula="of:=INDIRECT(ADDRESS([PythonAWin.$K22];5))" office:value-type="float" office:value="0" calcext:value-type="float">
            <text:p>0.00</text:p>
          </table:table-cell>
          <table:table-cell table:style-name="ce27" table:formula="of:=IF([PythonAWin.T22]=0;&quot;&quot;;ABS([PythonAWin.P22] - [PythonAWin.T22]) / MAX([PythonAWin.P22]; [PythonAWin.T22]))">
            <text:p/>
          </table:table-cell>
          <table:table-cell table:style-name="ce28" table:formula="of:=[PythonAWin.P22]/[PythonAWin.S22]" office:value-type="float" office:value="23.5025430957154" calcext:value-type="float">
            <text:p>23.50</text:p>
          </table:table-cell>
          <table:table-cell table:style-name="ce29" table:formula="of:=[PythonAWin.V22] &gt;= [$CONFIG.$B$3]" office:value-type="boolean" office:boolean-value="true" calcext:value-type="boolean">
            <text:p>TRUE</text:p>
          </table:table-cell>
          <table:table-cell table:style-name="ce30" table:formula="of:=[PythonAWin.W22]*[PythonAWin.O22]" office:value-type="float" office:value="800" calcext:value-type="float">
            <text:p>800</text:p>
          </table:table-cell>
          <table:table-cell table:style-name="ce20" table:formula="of:=[PythonAWin.W22]*[PythonAWin.P22]" office:value-type="float" office:value="726929440.7475" calcext:value-type="float">
            <text:p>726,929,440.75</text:p>
          </table:table-cell>
          <table:table-cell table:style-name="ce20" table:formula="of:=[PythonAWin.W22]*[PythonAWin.S22]" office:value-type="float" office:value="30929820.5639721" calcext:value-type="float">
            <text:p>30,929,820.56</text:p>
          </table:table-cell>
          <table:table-cell table:style-name="ce30" table:formula="of:=[PythonAWin.AA9]+[PythonAWin.X22]" office:value-type="float" office:value="1600" calcext:value-type="float">
            <text:p>1600</text:p>
          </table:table-cell>
          <table:table-cell table:style-name="ce31" table:formula="of:=COMBINEDMEAN([PythonAWin.AA9]; [PythonAWin.AB9]; [PythonAWin.X22]; [PythonAWin.Y22])" office:value-type="float" office:value="722718588.0125" calcext:value-type="float">
            <text:p>722,718,588.01</text:p>
          </table:table-cell>
          <table:table-cell table:style-name="ce31" table:formula="of:=COMBINEDSTDDEV([PythonAWin.AA9];[PythonAWin.AB9];[PythonAWin.AC9];[PythonAWin.X22];[PythonAWin.Y22];[PythonAWin.Z22])" office:value-type="float" office:value="30906903.9800481" calcext:value-type="float">
            <text:p>30,906,903.98</text:p>
          </table:table-cell>
          <table:table-cell table:style-name="ce28" table:formula="of:=[PythonAWin.AB22]/[PythonAWin.AC22]" office:value-type="float" office:value="23.3837264476264" calcext:value-type="float">
            <text:p>23.3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_64_32" calcext:value-type="string">
            <text:p>mult_a_64_32</text:p>
          </table:table-cell>
          <table:table-cell/>
          <table:table-cell table:formula="of:=[PythonAWin.K22]+1" office:value-type="float" office:value="23" calcext:value-type="float">
            <text:p>23</text:p>
          </table:table-cell>
          <table:table-cell/>
          <table:table-cell table:style-name="ce13" table:formula="of:=[PythonAWin.N23] - COM.MICROSOFT.FLOOR.PRECISE([PythonAWin.N23] * 0.2)" office:value-type="float" office:value="1677722" calcext:value-type="float">
            <text:p>1,677,722</text:p>
          </table:table-cell>
          <table:table-cell table:style-name="ce13" table:formula="of:=INDIRECT(ADDRESS([PythonAWin.$K23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3];3))" office:value-type="float" office:value="1475823712.02375" calcext:value-type="float">
            <text:p>1,475,823,712.02</text:p>
          </table:table-cell>
          <table:table-cell table:style-name="ce20" table:formula="of:=[.P23]/[.P22]" office:value-type="float" office:value="2.0302159044572" calcext:value-type="float">
            <text:p>2.03</text:p>
          </table:table-cell>
          <table:table-cell table:style-name="ce23" table:formula="of:=[.P23]/[.P10]" office:value-type="float" office:value="1.00588485826668" calcext:value-type="float">
            <text:p>1.01</text:p>
          </table:table-cell>
          <table:table-cell table:style-name="ce20" table:formula="of:=INDIRECT(ADDRESS([PythonAWin.$K23];4))" office:value-type="float" office:value="32849577.2063822" calcext:value-type="float">
            <text:p>32,849,577.21</text:p>
          </table:table-cell>
          <table:table-cell table:style-name="ce26" table:formula="of:=INDIRECT(ADDRESS([PythonAWin.$K23];5))" office:value-type="float" office:value="0" calcext:value-type="float">
            <text:p>0.00</text:p>
          </table:table-cell>
          <table:table-cell table:style-name="ce27" table:formula="of:=IF([PythonAWin.T23]=0;&quot;&quot;;ABS([PythonAWin.P23] - [PythonAWin.T23]) / MAX([PythonAWin.P23]; [PythonAWin.T23]))">
            <text:p/>
          </table:table-cell>
          <table:table-cell table:style-name="ce28" table:formula="of:=[PythonAWin.P23]/[PythonAWin.S23]" office:value-type="float" office:value="44.9267186226378" calcext:value-type="float">
            <text:p>44.93</text:p>
          </table:table-cell>
          <table:table-cell table:style-name="ce29" table:formula="of:=[PythonAWin.V23] &gt;= [$CONFIG.$B$3]" office:value-type="boolean" office:boolean-value="true" calcext:value-type="boolean">
            <text:p>TRUE</text:p>
          </table:table-cell>
          <table:table-cell table:style-name="ce30" table:formula="of:=[PythonAWin.W23]*[PythonAWin.O23]" office:value-type="float" office:value="800" calcext:value-type="float">
            <text:p>800</text:p>
          </table:table-cell>
          <table:table-cell table:style-name="ce20" table:formula="of:=[PythonAWin.W23]*[PythonAWin.P23]" office:value-type="float" office:value="1475823712.02375" calcext:value-type="float">
            <text:p>1,475,823,712.02</text:p>
          </table:table-cell>
          <table:table-cell table:style-name="ce20" table:formula="of:=[PythonAWin.W23]*[PythonAWin.S23]" office:value-type="float" office:value="32849577.2063822" calcext:value-type="float">
            <text:p>32,849,577.21</text:p>
          </table:table-cell>
          <table:table-cell table:style-name="ce30" table:formula="of:=[PythonAWin.AA10]+[PythonAWin.X23]" office:value-type="float" office:value="1600" calcext:value-type="float">
            <text:p>1600</text:p>
          </table:table-cell>
          <table:table-cell table:style-name="ce31" table:formula="of:=COMBINEDMEAN([PythonAWin.AA10]; [PythonAWin.AB10]; [PythonAWin.X23]; [PythonAWin.Y23])" office:value-type="float" office:value="1471506610.86625" calcext:value-type="float">
            <text:p>1,471,506,610.87</text:p>
          </table:table-cell>
          <table:table-cell table:style-name="ce31" table:formula="of:=COMBINEDSTDDEV([PythonAWin.AA10];[PythonAWin.AB10];[PythonAWin.AC10];[PythonAWin.X23];[PythonAWin.Y23];[PythonAWin.Z23])" office:value-type="float" office:value="36125690.185584" calcext:value-type="float">
            <text:p>36,125,690.19</text:p>
          </table:table-cell>
          <table:table-cell table:style-name="ce28" table:formula="of:=[PythonAWin.AB23]/[PythonAWin.AC23]" office:value-type="float" office:value="40.7329687905438" calcext:value-type="float">
            <text:p>40.7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_64_32" calcext:value-type="string">
            <text:p>mult_a_64_32</text:p>
          </table:table-cell>
          <table:table-cell/>
          <table:table-cell table:formula="of:=[PythonAWin.K23]+1" office:value-type="float" office:value="24" calcext:value-type="float">
            <text:p>24</text:p>
          </table:table-cell>
          <table:table-cell/>
          <table:table-cell table:style-name="ce13" table:formula="of:=[PythonAWin.N24] - COM.MICROSOFT.FLOOR.PRECISE([PythonAWin.N24] * 0.2)" office:value-type="float" office:value="3355444" calcext:value-type="float">
            <text:p>3,355,444</text:p>
          </table:table-cell>
          <table:table-cell table:style-name="ce13" table:formula="of:=INDIRECT(ADDRESS([PythonAWin.$K24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4];3))" office:value-type="float" office:value="2979095923.98" calcext:value-type="float">
            <text:p>2,979,095,923.98</text:p>
          </table:table-cell>
          <table:table-cell table:style-name="ce20" table:formula="of:=[.P24]/[.P23]" office:value-type="float" office:value="2.01859876603748" calcext:value-type="float">
            <text:p>2.02</text:p>
          </table:table-cell>
          <table:table-cell table:style-name="ce23" table:formula="of:=[.P24]/[.P11]" office:value-type="float" office:value="1.00407481481324" calcext:value-type="float">
            <text:p>1.00</text:p>
          </table:table-cell>
          <table:table-cell table:style-name="ce20" table:formula="of:=INDIRECT(ADDRESS([PythonAWin.$K24];4))" office:value-type="float" office:value="86583828.6149255" calcext:value-type="float">
            <text:p>86,583,828.61</text:p>
          </table:table-cell>
          <table:table-cell table:style-name="ce26" table:formula="of:=INDIRECT(ADDRESS([PythonAWin.$K24];5))" office:value-type="float" office:value="0" calcext:value-type="float">
            <text:p>0.00</text:p>
          </table:table-cell>
          <table:table-cell table:style-name="ce27" table:formula="of:=IF([PythonAWin.T24]=0;&quot;&quot;;ABS([PythonAWin.P24] - [PythonAWin.T24]) / MAX([PythonAWin.P24]; [PythonAWin.T24]))">
            <text:p/>
          </table:table-cell>
          <table:table-cell table:style-name="ce28" table:formula="of:=[PythonAWin.P24]/[PythonAWin.S24]" office:value-type="float" office:value="34.4070708310819" calcext:value-type="float">
            <text:p>34.41</text:p>
          </table:table-cell>
          <table:table-cell table:style-name="ce29" table:formula="of:=[PythonAWin.V24] &gt;= [$CONFIG.$B$3]" office:value-type="boolean" office:boolean-value="true" calcext:value-type="boolean">
            <text:p>TRUE</text:p>
          </table:table-cell>
          <table:table-cell table:style-name="ce30" table:formula="of:=[PythonAWin.W24]*[PythonAWin.O24]" office:value-type="float" office:value="800" calcext:value-type="float">
            <text:p>800</text:p>
          </table:table-cell>
          <table:table-cell table:style-name="ce20" table:formula="of:=[PythonAWin.W24]*[PythonAWin.P24]" office:value-type="float" office:value="2979095923.98" calcext:value-type="float">
            <text:p>2,979,095,923.98</text:p>
          </table:table-cell>
          <table:table-cell table:style-name="ce20" table:formula="of:=[PythonAWin.W24]*[PythonAWin.S24]" office:value-type="float" office:value="86583828.6149255" calcext:value-type="float">
            <text:p>86,583,828.61</text:p>
          </table:table-cell>
          <table:table-cell table:style-name="ce30" table:formula="of:=[PythonAWin.AA11]+[PythonAWin.X24]" office:value-type="float" office:value="1600" calcext:value-type="float">
            <text:p>1600</text:p>
          </table:table-cell>
          <table:table-cell table:style-name="ce31" table:formula="of:=COMBINEDMEAN([PythonAWin.AA11]; [PythonAWin.AB11]; [PythonAWin.X24]; [PythonAWin.Y24])" office:value-type="float" office:value="2973050924.13437" calcext:value-type="float">
            <text:p>2,973,050,924.13</text:p>
          </table:table-cell>
          <table:table-cell table:style-name="ce31" table:formula="of:=COMBINEDSTDDEV([PythonAWin.AA11];[PythonAWin.AB11];[PythonAWin.AC11];[PythonAWin.X24];[PythonAWin.Y24];[PythonAWin.Z24])" office:value-type="float" office:value="88236239.9050333" calcext:value-type="float">
            <text:p>88,236,239.91</text:p>
          </table:table-cell>
          <table:table-cell table:style-name="ce28" table:formula="of:=[PythonAWin.AB24]/[PythonAWin.AC24]" office:value-type="float" office:value="33.694215974459" calcext:value-type="float">
            <text:p>33.6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_64_32" calcext:value-type="string">
            <text:p>mult_a_64_32</text:p>
          </table:table-cell>
          <table:table-cell/>
          <table:table-cell table:formula="of:=[PythonAWin.K24]+1" office:value-type="float" office:value="25" calcext:value-type="float">
            <text:p>25</text:p>
          </table:table-cell>
          <table:table-cell/>
          <table:table-cell table:style-name="ce13" table:formula="of:=[PythonAWin.N25] - COM.MICROSOFT.FLOOR.PRECISE([PythonAWin.N25] * 0.2)" office:value-type="float" office:value="6710887" calcext:value-type="float">
            <text:p>6,710,887</text:p>
          </table:table-cell>
          <table:table-cell table:style-name="ce13" table:formula="of:=INDIRECT(ADDRESS([PythonAWin.$K25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5];3))" office:value-type="float" office:value="6135437660.86375" calcext:value-type="float">
            <text:p>6,135,437,660.86</text:p>
          </table:table-cell>
          <table:table-cell table:style-name="ce20" table:formula="of:=[.P25]/[.P24]" office:value-type="float" office:value="2.05949651082969" calcext:value-type="float">
            <text:p>2.06</text:p>
          </table:table-cell>
          <table:table-cell table:style-name="ce23" table:formula="of:=[.P25]/[.P12]" office:value-type="float" office:value="1.01524826308024" calcext:value-type="float">
            <text:p>1.02</text:p>
          </table:table-cell>
          <table:table-cell table:style-name="ce20" table:formula="of:=INDIRECT(ADDRESS([PythonAWin.$K25];4))" office:value-type="float" office:value="549066419.885621" calcext:value-type="float">
            <text:p>549,066,419.89</text:p>
          </table:table-cell>
          <table:table-cell table:style-name="ce26" table:formula="of:=INDIRECT(ADDRESS([PythonAWin.$K25];5))" office:value-type="float" office:value="0" calcext:value-type="float">
            <text:p>0.00</text:p>
          </table:table-cell>
          <table:table-cell table:style-name="ce27" table:formula="of:=IF([PythonAWin.T25]=0;&quot;&quot;;ABS([PythonAWin.P25] - [PythonAWin.T25]) / MAX([PythonAWin.P25]; [PythonAWin.T25]))">
            <text:p/>
          </table:table-cell>
          <table:table-cell table:style-name="ce28" table:formula="of:=[PythonAWin.P25]/[PythonAWin.S25]" office:value-type="float" office:value="11.1743086786146" calcext:value-type="float">
            <text:p>11.17</text:p>
          </table:table-cell>
          <table:table-cell table:style-name="ce29" table:formula="of:=[PythonAWin.V25] &gt;= [$CONFIG.$B$3]" office:value-type="boolean" office:boolean-value="true" calcext:value-type="boolean">
            <text:p>TRUE</text:p>
          </table:table-cell>
          <table:table-cell table:style-name="ce30" table:formula="of:=[PythonAWin.W25]*[PythonAWin.O25]" office:value-type="float" office:value="800" calcext:value-type="float">
            <text:p>800</text:p>
          </table:table-cell>
          <table:table-cell table:style-name="ce20" table:formula="of:=[PythonAWin.W25]*[PythonAWin.P25]" office:value-type="float" office:value="6135437660.86375" calcext:value-type="float">
            <text:p>6,135,437,660.86</text:p>
          </table:table-cell>
          <table:table-cell table:style-name="ce20" table:formula="of:=[PythonAWin.W25]*[PythonAWin.S25]" office:value-type="float" office:value="549066419.885621" calcext:value-type="float">
            <text:p>549,066,419.89</text:p>
          </table:table-cell>
          <table:table-cell table:style-name="ce30" table:formula="of:=[PythonAWin.AA12]+[PythonAWin.X25]" office:value-type="float" office:value="1600" calcext:value-type="float">
            <text:p>1600</text:p>
          </table:table-cell>
          <table:table-cell table:style-name="ce31" table:formula="of:=COMBINEDMEAN([PythonAWin.AA12]; [PythonAWin.AB12]; [PythonAWin.X25]; [PythonAWin.Y25])" office:value-type="float" office:value="6089362838.1" calcext:value-type="float">
            <text:p>6,089,362,838.10</text:p>
          </table:table-cell>
          <table:table-cell table:style-name="ce31" table:formula="of:=COMBINEDSTDDEV([PythonAWin.AA12];[PythonAWin.AB12];[PythonAWin.AC12];[PythonAWin.X25];[PythonAWin.Y25];[PythonAWin.Z25])" office:value-type="float" office:value="422395300.927946" calcext:value-type="float">
            <text:p>422,395,300.93</text:p>
          </table:table-cell>
          <table:table-cell table:style-name="ce28" table:formula="of:=[PythonAWin.AB25]/[PythonAWin.AC25]" office:value-type="float" office:value="14.4162655804231" calcext:value-type="float">
            <text:p>14.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formula="of:=[PythonAWin.N29] - COM.MICROSOFT.FLOOR.PRECISE([PythonAWin.N29] * 0.2)" office:value-type="float" office:value="13108" calcext:value-type="float">
            <text:p>13,108</text:p>
          </table:table-cell>
          <table:table-cell table:style-name="ce13" table:formula="of:=INDIRECT(ADDRESS([PythonAWin.$K29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29];3))" office:value-type="float" office:value="5932399.4475" calcext:value-type="float">
            <text:p>5,932,399.45</text:p>
          </table:table-cell>
          <table:table-cell table:style-name="ce20"/>
          <table:table-cell table:style-name="ce23" table:formula="of:=[.P29]/[.P16]" office:value-type="float" office:value="1.01989003970376" calcext:value-type="float">
            <text:p>1.02</text:p>
          </table:table-cell>
          <table:table-cell table:style-name="ce20" table:formula="of:=INDIRECT(ADDRESS([PythonAWin.$K29];4))" office:value-type="float" office:value="605307.505244737" calcext:value-type="float">
            <text:p>605,307.51</text:p>
          </table:table-cell>
          <table:table-cell table:style-name="ce20" table:formula="of:=INDIRECT(ADDRESS([PythonAWin.$K29];5))" office:value-type="float" office:value="5713867" calcext:value-type="float">
            <text:p>5,713,867.00</text:p>
          </table:table-cell>
          <table:table-cell table:style-name="ce27" table:formula="of:=IF([PythonAWin.T29]=0;&quot;&quot;;ABS([PythonAWin.P29] - [PythonAWin.T29]) / MAX([PythonAWin.P29]; [PythonAWin.T29]))" office:value-type="float" office:value="0.0368371094080815" calcext:value-type="float">
            <text:p>0.0368</text:p>
          </table:table-cell>
          <table:table-cell table:style-name="ce28" table:formula="of:=[PythonAWin.P29]/[PythonAWin.S29]" office:value-type="float" office:value="9.80063752076132" calcext:value-type="float">
            <text:p>9.80</text:p>
          </table:table-cell>
          <table:table-cell table:style-name="ce29" table:formula="of:=[PythonAWin.V29] &gt;= [$CONFIG.$B$3]" office:value-type="boolean" office:boolean-value="true" calcext:value-type="boolean">
            <text:p>TRUE</text:p>
          </table:table-cell>
          <table:table-cell table:style-name="ce30" table:formula="of:=[PythonAWin.W29]*[PythonAWin.O29]" office:value-type="float" office:value="800" calcext:value-type="float">
            <text:p>800</text:p>
          </table:table-cell>
          <table:table-cell table:style-name="ce20" table:formula="of:=[PythonAWin.W29]*[PythonAWin.P29]" office:value-type="float" office:value="5932399.4475" calcext:value-type="float">
            <text:p>5,932,399.45</text:p>
          </table:table-cell>
          <table:table-cell table:style-name="ce20" table:formula="of:=[PythonAWin.W29]*[PythonAWin.S29]" office:value-type="float" office:value="605307.505244737" calcext:value-type="float">
            <text:p>605,307.51</text:p>
          </table:table-cell>
          <table:table-cell table:style-name="ce30" table:formula="of:=[PythonAWin.AA16]+[PythonAWin.X29]" office:value-type="float" office:value="2400" calcext:value-type="float">
            <text:p>2400</text:p>
          </table:table-cell>
          <table:table-cell table:style-name="ce31" table:formula="of:=COMBINEDMEAN([PythonAWin.AA16]; [PythonAWin.AB16]; [PythonAWin.X29]; [PythonAWin.Y29])" office:value-type="float" office:value="5839446.63416667" calcext:value-type="float">
            <text:p>5,839,446.63</text:p>
          </table:table-cell>
          <table:table-cell table:style-name="ce31" table:formula="of:=COMBINEDSTDDEV([PythonAWin.AA16];[PythonAWin.AB16];[PythonAWin.AC16];[PythonAWin.X29];[PythonAWin.Y29];[PythonAWin.Z29])" office:value-type="float" office:value="583030.383838647" calcext:value-type="float">
            <text:p>583,030.38</text:p>
          </table:table-cell>
          <table:table-cell table:style-name="ce28" table:formula="of:=[PythonAWin.AB29]/[PythonAWin.AC29]" office:value-type="float" office:value="10.0156815082604" calcext:value-type="float">
            <text:p>10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_64_32" calcext:value-type="string">
            <text:p>mult_a_64_32</text:p>
          </table:table-cell>
          <table:table-cell/>
          <table:table-cell table:formula="of:=[PythonAWin.K29]+1" office:value-type="float" office:value="30" calcext:value-type="float">
            <text:p>30</text:p>
          </table:table-cell>
          <table:table-cell/>
          <table:table-cell table:style-name="ce13" table:formula="of:=[PythonAWin.N30] - COM.MICROSOFT.FLOOR.PRECISE([PythonAWin.N30] * 0.2)" office:value-type="float" office:value="26215" calcext:value-type="float">
            <text:p>26,215</text:p>
          </table:table-cell>
          <table:table-cell table:style-name="ce13" table:formula="of:=INDIRECT(ADDRESS([PythonAWin.$K30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0];3))" office:value-type="float" office:value="12246401.43" calcext:value-type="float">
            <text:p>12,246,401.43</text:p>
          </table:table-cell>
          <table:table-cell table:style-name="ce20" table:formula="of:=[.P30]/[.P29]" office:value-type="float" office:value="2.06432515854286" calcext:value-type="float">
            <text:p>2.06</text:p>
          </table:table-cell>
          <table:table-cell table:style-name="ce23" table:formula="of:=[.P30]/[.P17]" office:value-type="float" office:value="1.03294178382086" calcext:value-type="float">
            <text:p>1.03</text:p>
          </table:table-cell>
          <table:table-cell table:style-name="ce20" table:formula="of:=INDIRECT(ADDRESS([PythonAWin.$K30];4))" office:value-type="float" office:value="1269398.22517341" calcext:value-type="float">
            <text:p>1,269,398.23</text:p>
          </table:table-cell>
          <table:table-cell table:style-name="ce20" table:formula="of:=INDIRECT(ADDRESS([PythonAWin.$K30];5))" office:value-type="float" office:value="11700150" calcext:value-type="float">
            <text:p>11,700,150.00</text:p>
          </table:table-cell>
          <table:table-cell table:style-name="ce27" table:formula="of:=IF([PythonAWin.T30]=0;&quot;&quot;;ABS([PythonAWin.P30] - [PythonAWin.T30]) / MAX([PythonAWin.P30]; [PythonAWin.T30]))" office:value-type="float" office:value="0.0446050566872525" calcext:value-type="float">
            <text:p>0.0446</text:p>
          </table:table-cell>
          <table:table-cell table:style-name="ce28" table:formula="of:=[PythonAWin.P30]/[PythonAWin.S30]" office:value-type="float" office:value="9.64740708403546" calcext:value-type="float">
            <text:p>9.65</text:p>
          </table:table-cell>
          <table:table-cell table:style-name="ce29" table:formula="of:=[PythonAWin.V30] &gt;= [$CONFIG.$B$3]" office:value-type="boolean" office:boolean-value="true" calcext:value-type="boolean">
            <text:p>TRUE</text:p>
          </table:table-cell>
          <table:table-cell table:style-name="ce30" table:formula="of:=[PythonAWin.W30]*[PythonAWin.O30]" office:value-type="float" office:value="800" calcext:value-type="float">
            <text:p>800</text:p>
          </table:table-cell>
          <table:table-cell table:style-name="ce20" table:formula="of:=[PythonAWin.W30]*[PythonAWin.P30]" office:value-type="float" office:value="12246401.43" calcext:value-type="float">
            <text:p>12,246,401.43</text:p>
          </table:table-cell>
          <table:table-cell table:style-name="ce20" table:formula="of:=[PythonAWin.W30]*[PythonAWin.S30]" office:value-type="float" office:value="1269398.22517341" calcext:value-type="float">
            <text:p>1,269,398.23</text:p>
          </table:table-cell>
          <table:table-cell table:style-name="ce30" table:formula="of:=[PythonAWin.AA17]+[PythonAWin.X30]" office:value-type="float" office:value="2400" calcext:value-type="float">
            <text:p>2400</text:p>
          </table:table-cell>
          <table:table-cell table:style-name="ce31" table:formula="of:=COMBINEDMEAN([PythonAWin.AA17]; [PythonAWin.AB17]; [PythonAWin.X30]; [PythonAWin.Y30])" office:value-type="float" office:value="11895540.1608333" calcext:value-type="float">
            <text:p>11,895,540.16</text:p>
          </table:table-cell>
          <table:table-cell table:style-name="ce31" table:formula="of:=COMBINEDSTDDEV([PythonAWin.AA17];[PythonAWin.AB17];[PythonAWin.AC17];[PythonAWin.X30];[PythonAWin.Y30];[PythonAWin.Z30])" office:value-type="float" office:value="1131624.90045572" calcext:value-type="float">
            <text:p>1,131,624.90</text:p>
          </table:table-cell>
          <table:table-cell table:style-name="ce28" table:formula="of:=[PythonAWin.AB30]/[PythonAWin.AC30]" office:value-type="float" office:value="10.5119109309479" calcext:value-type="float">
            <text:p>10.5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_64_32" calcext:value-type="string">
            <text:p>mult_a_64_32</text:p>
          </table:table-cell>
          <table:table-cell/>
          <table:table-cell table:formula="of:=[PythonAWin.K30]+1" office:value-type="float" office:value="31" calcext:value-type="float">
            <text:p>31</text:p>
          </table:table-cell>
          <table:table-cell/>
          <table:table-cell table:style-name="ce13" table:formula="of:=[PythonAWin.N31] - COM.MICROSOFT.FLOOR.PRECISE([PythonAWin.N31] * 0.2)" office:value-type="float" office:value="52429" calcext:value-type="float">
            <text:p>52,429</text:p>
          </table:table-cell>
          <table:table-cell table:style-name="ce13" table:formula="of:=INDIRECT(ADDRESS([PythonAWin.$K31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1];3))" office:value-type="float" office:value="25973579.7175" calcext:value-type="float">
            <text:p>25,973,579.72</text:p>
          </table:table-cell>
          <table:table-cell table:style-name="ce20" table:formula="of:=[.P31]/[.P30]" office:value-type="float" office:value="2.12091526363594" calcext:value-type="float">
            <text:p>2.12</text:p>
          </table:table-cell>
          <table:table-cell table:style-name="ce23" table:formula="of:=[.P31]/[.P18]" office:value-type="float" office:value="1.04109251696568" calcext:value-type="float">
            <text:p>1.04</text:p>
          </table:table-cell>
          <table:table-cell table:style-name="ce20" table:formula="of:=INDIRECT(ADDRESS([PythonAWin.$K31];4))" office:value-type="float" office:value="2394603.97465922" calcext:value-type="float">
            <text:p>2,394,603.97</text:p>
          </table:table-cell>
          <table:table-cell table:style-name="ce20" table:formula="of:=INDIRECT(ADDRESS([PythonAWin.$K31];5))" office:value-type="float" office:value="26803561" calcext:value-type="float">
            <text:p>26,803,561.00</text:p>
          </table:table-cell>
          <table:table-cell table:style-name="ce27" table:formula="of:=IF([PythonAWin.T31]=0;&quot;&quot;;ABS([PythonAWin.P31] - [PythonAWin.T31]) / MAX([PythonAWin.P31]; [PythonAWin.T31]))" office:value-type="float" office:value="0.0309653363782521" calcext:value-type="float">
            <text:p>0.0310</text:p>
          </table:table-cell>
          <table:table-cell table:style-name="ce28" table:formula="of:=[PythonAWin.P31]/[PythonAWin.S31]" office:value-type="float" office:value="10.8467120210123" calcext:value-type="float">
            <text:p>10.85</text:p>
          </table:table-cell>
          <table:table-cell table:style-name="ce29" table:formula="of:=[PythonAWin.V31] &gt;= [$CONFIG.$B$3]" office:value-type="boolean" office:boolean-value="true" calcext:value-type="boolean">
            <text:p>TRUE</text:p>
          </table:table-cell>
          <table:table-cell table:style-name="ce30" table:formula="of:=[PythonAWin.W31]*[PythonAWin.O31]" office:value-type="float" office:value="800" calcext:value-type="float">
            <text:p>800</text:p>
          </table:table-cell>
          <table:table-cell table:style-name="ce20" table:formula="of:=[PythonAWin.W31]*[PythonAWin.P31]" office:value-type="float" office:value="25973579.7175" calcext:value-type="float">
            <text:p>25,973,579.72</text:p>
          </table:table-cell>
          <table:table-cell table:style-name="ce20" table:formula="of:=[PythonAWin.W31]*[PythonAWin.S31]" office:value-type="float" office:value="2394603.97465922" calcext:value-type="float">
            <text:p>2,394,603.97</text:p>
          </table:table-cell>
          <table:table-cell table:style-name="ce30" table:formula="of:=[PythonAWin.AA18]+[PythonAWin.X31]" office:value-type="float" office:value="2400" calcext:value-type="float">
            <text:p>2400</text:p>
          </table:table-cell>
          <table:table-cell table:style-name="ce31" table:formula="of:=COMBINEDMEAN([PythonAWin.AA18]; [PythonAWin.AB18]; [PythonAWin.X31]; [PythonAWin.Y31])" office:value-type="float" office:value="25328682.2966667" calcext:value-type="float">
            <text:p>25,328,682.30</text:p>
          </table:table-cell>
          <table:table-cell table:style-name="ce31" table:formula="of:=COMBINEDSTDDEV([PythonAWin.AA18];[PythonAWin.AB18];[PythonAWin.AC18];[PythonAWin.X31];[PythonAWin.Y31];[PythonAWin.Z31])" office:value-type="float" office:value="2320451.48729403" calcext:value-type="float">
            <text:p>2,320,451.49</text:p>
          </table:table-cell>
          <table:table-cell table:style-name="ce28" table:formula="of:=[PythonAWin.AB31]/[PythonAWin.AC31]" office:value-type="float" office:value="10.9154112617125" calcext:value-type="float">
            <text:p>10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_64_32" calcext:value-type="string">
            <text:p>mult_a_64_32</text:p>
          </table:table-cell>
          <table:table-cell/>
          <table:table-cell table:formula="of:=[PythonAWin.K31]+1" office:value-type="float" office:value="32" calcext:value-type="float">
            <text:p>32</text:p>
          </table:table-cell>
          <table:table-cell/>
          <table:table-cell table:style-name="ce13" table:formula="of:=[PythonAWin.N32] - COM.MICROSOFT.FLOOR.PRECISE([PythonAWin.N32] * 0.2)" office:value-type="float" office:value="104858" calcext:value-type="float">
            <text:p>104,858</text:p>
          </table:table-cell>
          <table:table-cell table:style-name="ce13" table:formula="of:=INDIRECT(ADDRESS([PythonAWin.$K32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2];3))" office:value-type="float" office:value="56660539.12" calcext:value-type="float">
            <text:p>56,660,539.12</text:p>
          </table:table-cell>
          <table:table-cell table:style-name="ce20" table:formula="of:=[.P32]/[.P31]" office:value-type="float" office:value="2.1814682356558" calcext:value-type="float">
            <text:p>2.18</text:p>
          </table:table-cell>
          <table:table-cell table:style-name="ce23" table:formula="of:=[.P32]/[.P19]" office:value-type="float" office:value="1.02098612389613" calcext:value-type="float">
            <text:p>1.02</text:p>
          </table:table-cell>
          <table:table-cell table:style-name="ce20" table:formula="of:=INDIRECT(ADDRESS([PythonAWin.$K32];4))" office:value-type="float" office:value="3541064.18634992" calcext:value-type="float">
            <text:p>3,541,064.19</text:p>
          </table:table-cell>
          <table:table-cell table:style-name="ce20" table:formula="of:=INDIRECT(ADDRESS([PythonAWin.$K32];5))" office:value-type="float" office:value="55780453" calcext:value-type="float">
            <text:p>55,780,453.00</text:p>
          </table:table-cell>
          <table:table-cell table:style-name="ce27" table:formula="of:=IF([PythonAWin.T32]=0;&quot;&quot;;ABS([PythonAWin.P32] - [PythonAWin.T32]) / MAX([PythonAWin.P32]; [PythonAWin.T32]))" office:value-type="float" office:value="0.015532611119991" calcext:value-type="float">
            <text:p>0.0155</text:p>
          </table:table-cell>
          <table:table-cell table:style-name="ce28" table:formula="of:=[PythonAWin.P32]/[PythonAWin.S32]" office:value-type="float" office:value="16.0009918313299" calcext:value-type="float">
            <text:p>16.00</text:p>
          </table:table-cell>
          <table:table-cell table:style-name="ce29" table:formula="of:=[PythonAWin.V32] &gt;= [$CONFIG.$B$3]" office:value-type="boolean" office:boolean-value="true" calcext:value-type="boolean">
            <text:p>TRUE</text:p>
          </table:table-cell>
          <table:table-cell table:style-name="ce30" table:formula="of:=[PythonAWin.W32]*[PythonAWin.O32]" office:value-type="float" office:value="800" calcext:value-type="float">
            <text:p>800</text:p>
          </table:table-cell>
          <table:table-cell table:style-name="ce20" table:formula="of:=[PythonAWin.W32]*[PythonAWin.P32]" office:value-type="float" office:value="56660539.12" calcext:value-type="float">
            <text:p>56,660,539.12</text:p>
          </table:table-cell>
          <table:table-cell table:style-name="ce20" table:formula="of:=[PythonAWin.W32]*[PythonAWin.S32]" office:value-type="float" office:value="3541064.18634992" calcext:value-type="float">
            <text:p>3,541,064.19</text:p>
          </table:table-cell>
          <table:table-cell table:style-name="ce30" table:formula="of:=[PythonAWin.AA19]+[PythonAWin.X32]" office:value-type="float" office:value="2400" calcext:value-type="float">
            <text:p>2400</text:p>
          </table:table-cell>
          <table:table-cell table:style-name="ce31" table:formula="of:=COMBINEDMEAN([PythonAWin.AA19]; [PythonAWin.AB19]; [PythonAWin.X32]; [PythonAWin.Y32])" office:value-type="float" office:value="55913345.5470833" calcext:value-type="float">
            <text:p>55,913,345.55</text:p>
          </table:table-cell>
          <table:table-cell table:style-name="ce31" table:formula="of:=COMBINEDSTDDEV([PythonAWin.AA19];[PythonAWin.AB19];[PythonAWin.AC19];[PythonAWin.X32];[PythonAWin.Y32];[PythonAWin.Z32])" office:value-type="float" office:value="3201499.58614443" calcext:value-type="float">
            <text:p>3,201,499.59</text:p>
          </table:table-cell>
          <table:table-cell table:style-name="ce28" table:formula="of:=[PythonAWin.AB32]/[PythonAWin.AC32]" office:value-type="float" office:value="17.4647361471066" calcext:value-type="float">
            <text:p>17.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_64_32" calcext:value-type="string">
            <text:p>mult_a_64_32</text:p>
          </table:table-cell>
          <table:table-cell/>
          <table:table-cell table:formula="of:=[PythonAWin.K32]+1" office:value-type="float" office:value="33" calcext:value-type="float">
            <text:p>33</text:p>
          </table:table-cell>
          <table:table-cell/>
          <table:table-cell table:style-name="ce13" table:formula="of:=[PythonAWin.N33] - COM.MICROSOFT.FLOOR.PRECISE([PythonAWin.N33] * 0.2)" office:value-type="float" office:value="209716" calcext:value-type="float">
            <text:p>209,716</text:p>
          </table:table-cell>
          <table:table-cell table:style-name="ce13" table:formula="of:=INDIRECT(ADDRESS([PythonAWin.$K33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3];3))" office:value-type="float" office:value="129870917.3325" calcext:value-type="float">
            <text:p>129,870,917.33</text:p>
          </table:table-cell>
          <table:table-cell table:style-name="ce20" table:formula="of:=[.P33]/[.P32]" office:value-type="float" office:value="2.29208756834187" calcext:value-type="float">
            <text:p>2.29</text:p>
          </table:table-cell>
          <table:table-cell table:style-name="ce23" table:formula="of:=[.P33]/[.P20]" office:value-type="float" office:value="1.00685681640896" calcext:value-type="float">
            <text:p>1.01</text:p>
          </table:table-cell>
          <table:table-cell table:style-name="ce20" table:formula="of:=INDIRECT(ADDRESS([PythonAWin.$K33];4))" office:value-type="float" office:value="7543002.15397265" calcext:value-type="float">
            <text:p>7,543,002.15</text:p>
          </table:table-cell>
          <table:table-cell table:style-name="ce20" table:formula="of:=INDIRECT(ADDRESS([PythonAWin.$K33];5))" office:value-type="float" office:value="126882420" calcext:value-type="float">
            <text:p>126,882,420.00</text:p>
          </table:table-cell>
          <table:table-cell table:style-name="ce27" table:formula="of:=IF([PythonAWin.T33]=0;&quot;&quot;;ABS([PythonAWin.P33] - [PythonAWin.T33]) / MAX([PythonAWin.P33]; [PythonAWin.T33]))" office:value-type="float" office:value="0.0230112899322082" calcext:value-type="float">
            <text:p>0.0230</text:p>
          </table:table-cell>
          <table:table-cell table:style-name="ce28" table:formula="of:=[PythonAWin.P33]/[PythonAWin.S33]" office:value-type="float" office:value="17.2174042485327" calcext:value-type="float">
            <text:p>17.22</text:p>
          </table:table-cell>
          <table:table-cell table:style-name="ce29" table:formula="of:=[PythonAWin.V33] &gt;= [$CONFIG.$B$3]" office:value-type="boolean" office:boolean-value="true" calcext:value-type="boolean">
            <text:p>TRUE</text:p>
          </table:table-cell>
          <table:table-cell table:style-name="ce30" table:formula="of:=[PythonAWin.W33]*[PythonAWin.O33]" office:value-type="float" office:value="800" calcext:value-type="float">
            <text:p>800</text:p>
          </table:table-cell>
          <table:table-cell table:style-name="ce20" table:formula="of:=[PythonAWin.W33]*[PythonAWin.P33]" office:value-type="float" office:value="129870917.3325" calcext:value-type="float">
            <text:p>129,870,917.33</text:p>
          </table:table-cell>
          <table:table-cell table:style-name="ce20" table:formula="of:=[PythonAWin.W33]*[PythonAWin.S33]" office:value-type="float" office:value="7543002.15397265" calcext:value-type="float">
            <text:p>7,543,002.15</text:p>
          </table:table-cell>
          <table:table-cell table:style-name="ce30" table:formula="of:=[PythonAWin.AA20]+[PythonAWin.X33]" office:value-type="float" office:value="2400" calcext:value-type="float">
            <text:p>2400</text:p>
          </table:table-cell>
          <table:table-cell table:style-name="ce31" table:formula="of:=COMBINEDMEAN([PythonAWin.AA20]; [PythonAWin.AB20]; [PythonAWin.X33]; [PythonAWin.Y33])" office:value-type="float" office:value="128504160.28375" calcext:value-type="float">
            <text:p>128,504,160.28</text:p>
          </table:table-cell>
          <table:table-cell table:style-name="ce31" table:formula="of:=COMBINEDSTDDEV([PythonAWin.AA20];[PythonAWin.AB20];[PythonAWin.AC20];[PythonAWin.X33];[PythonAWin.Y33];[PythonAWin.Z33])" office:value-type="float" office:value="7792761.90495143" calcext:value-type="float">
            <text:p>7,792,761.90</text:p>
          </table:table-cell>
          <table:table-cell table:style-name="ce28" table:formula="of:=[PythonAWin.AB33]/[PythonAWin.AC33]" office:value-type="float" office:value="16.4901945999531" calcext:value-type="float">
            <text:p>16.4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_64_32" calcext:value-type="string">
            <text:p>mult_a_64_32</text:p>
          </table:table-cell>
          <table:table-cell/>
          <table:table-cell table:formula="of:=[PythonAWin.K33]+1" office:value-type="float" office:value="34" calcext:value-type="float">
            <text:p>34</text:p>
          </table:table-cell>
          <table:table-cell/>
          <table:table-cell table:style-name="ce13" table:formula="of:=[PythonAWin.N34] - COM.MICROSOFT.FLOOR.PRECISE([PythonAWin.N34] * 0.2)" office:value-type="float" office:value="419431" calcext:value-type="float">
            <text:p>419,431</text:p>
          </table:table-cell>
          <table:table-cell table:style-name="ce13" table:formula="of:=INDIRECT(ADDRESS([PythonAWin.$K34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4];3))" office:value-type="float" office:value="315716488.28" calcext:value-type="float">
            <text:p>315,716,488.28</text:p>
          </table:table-cell>
          <table:table-cell table:style-name="ce20" table:formula="of:=[.P34]/[.P33]" office:value-type="float" office:value="2.43100221947067" calcext:value-type="float">
            <text:p>2.43</text:p>
          </table:table-cell>
          <table:table-cell table:style-name="ce23" table:formula="of:=[.P34]/[.P21]" office:value-type="float" office:value="1.0107488167973" calcext:value-type="float">
            <text:p>1.01</text:p>
          </table:table-cell>
          <table:table-cell table:style-name="ce20" table:formula="of:=INDIRECT(ADDRESS([PythonAWin.$K34];4))" office:value-type="float" office:value="13968933.1292185" calcext:value-type="float">
            <text:p>13,968,933.13</text:p>
          </table:table-cell>
          <table:table-cell table:style-name="ce20" table:formula="of:=INDIRECT(ADDRESS([PythonAWin.$K34];5))" office:value-type="float" office:value="310327471" calcext:value-type="float">
            <text:p>310,327,471.00</text:p>
          </table:table-cell>
          <table:table-cell table:style-name="ce27" table:formula="of:=IF([PythonAWin.T34]=0;&quot;&quot;;ABS([PythonAWin.P34] - [PythonAWin.T34]) / MAX([PythonAWin.P34]; [PythonAWin.T34]))" office:value-type="float" office:value="0.0170691664200338" calcext:value-type="float">
            <text:p>0.0171</text:p>
          </table:table-cell>
          <table:table-cell table:style-name="ce28" table:formula="of:=[PythonAWin.P34]/[PythonAWin.S34]" office:value-type="float" office:value="22.6013314946453" calcext:value-type="float">
            <text:p>22.60</text:p>
          </table:table-cell>
          <table:table-cell table:style-name="ce29" table:formula="of:=[PythonAWin.V34] &gt;= [$CONFIG.$B$3]" office:value-type="boolean" office:boolean-value="true" calcext:value-type="boolean">
            <text:p>TRUE</text:p>
          </table:table-cell>
          <table:table-cell table:style-name="ce30" table:formula="of:=[PythonAWin.W34]*[PythonAWin.O34]" office:value-type="float" office:value="800" calcext:value-type="float">
            <text:p>800</text:p>
          </table:table-cell>
          <table:table-cell table:style-name="ce20" table:formula="of:=[PythonAWin.W34]*[PythonAWin.P34]" office:value-type="float" office:value="315716488.28" calcext:value-type="float">
            <text:p>315,716,488.28</text:p>
          </table:table-cell>
          <table:table-cell table:style-name="ce20" table:formula="of:=[PythonAWin.W34]*[PythonAWin.S34]" office:value-type="float" office:value="13968933.1292185" calcext:value-type="float">
            <text:p>13,968,933.13</text:p>
          </table:table-cell>
          <table:table-cell table:style-name="ce30" table:formula="of:=[PythonAWin.AA21]+[PythonAWin.X34]" office:value-type="float" office:value="2400" calcext:value-type="float">
            <text:p>2400</text:p>
          </table:table-cell>
          <table:table-cell table:style-name="ce31" table:formula="of:=COMBINEDMEAN([PythonAWin.AA21]; [PythonAWin.AB21]; [PythonAWin.X34]; [PythonAWin.Y34])" office:value-type="float" office:value="312777218.740417" calcext:value-type="float">
            <text:p>312,777,218.74</text:p>
          </table:table-cell>
          <table:table-cell table:style-name="ce31" table:formula="of:=COMBINEDSTDDEV([PythonAWin.AA21];[PythonAWin.AB21];[PythonAWin.AC21];[PythonAWin.X34];[PythonAWin.Y34];[PythonAWin.Z34])" office:value-type="float" office:value="13463406.5578614" calcext:value-type="float">
            <text:p>13,463,406.56</text:p>
          </table:table-cell>
          <table:table-cell table:style-name="ce28" table:formula="of:=[PythonAWin.AB34]/[PythonAWin.AC34]" office:value-type="float" office:value="23.2316551829732" calcext:value-type="float">
            <text:p>23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_64_32" calcext:value-type="string">
            <text:p>mult_a_64_32</text:p>
          </table:table-cell>
          <table:table-cell/>
          <table:table-cell table:formula="of:=[PythonAWin.K34]+1" office:value-type="float" office:value="35" calcext:value-type="float">
            <text:p>35</text:p>
          </table:table-cell>
          <table:table-cell/>
          <table:table-cell table:style-name="ce13" table:formula="of:=[PythonAWin.N35] - COM.MICROSOFT.FLOOR.PRECISE([PythonAWin.N35] * 0.2)" office:value-type="float" office:value="838861" calcext:value-type="float">
            <text:p>838,861</text:p>
          </table:table-cell>
          <table:table-cell table:style-name="ce13" table:formula="of:=INDIRECT(ADDRESS([PythonAWin.$K35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5];3))" office:value-type="float" office:value="737610181.5175" calcext:value-type="float">
            <text:p>737,610,181.52</text:p>
          </table:table-cell>
          <table:table-cell table:style-name="ce20" table:formula="of:=[.P35]/[.P34]" office:value-type="float" office:value="2.33630554278602" calcext:value-type="float">
            <text:p>2.34</text:p>
          </table:table-cell>
          <table:table-cell table:style-name="ce23" table:formula="of:=[.P35]/[.P22]" office:value-type="float" office:value="1.01469295391175" calcext:value-type="float">
            <text:p>1.01</text:p>
          </table:table-cell>
          <table:table-cell table:style-name="ce20" table:formula="of:=INDIRECT(ADDRESS([PythonAWin.$K35];4))" office:value-type="float" office:value="31695841.7194545" calcext:value-type="float">
            <text:p>31,695,841.72</text:p>
          </table:table-cell>
          <table:table-cell table:style-name="ce20" table:formula="of:=INDIRECT(ADDRESS([PythonAWin.$K35];5))" office:value-type="float" office:value="751056088" calcext:value-type="float">
            <text:p>751,056,088.00</text:p>
          </table:table-cell>
          <table:table-cell table:style-name="ce27" table:formula="of:=IF([PythonAWin.T35]=0;&quot;&quot;;ABS([PythonAWin.P35] - [PythonAWin.T35]) / MAX([PythonAWin.P35]; [PythonAWin.T35]))" office:value-type="float" office:value="0.0179026662553329" calcext:value-type="float">
            <text:p>0.0179</text:p>
          </table:table-cell>
          <table:table-cell table:style-name="ce28" table:formula="of:=[PythonAWin.P35]/[PythonAWin.S35]" office:value-type="float" office:value="23.2715126497103" calcext:value-type="float">
            <text:p>23.27</text:p>
          </table:table-cell>
          <table:table-cell table:style-name="ce29" table:formula="of:=[PythonAWin.V35] &gt;= [$CONFIG.$B$3]" office:value-type="boolean" office:boolean-value="true" calcext:value-type="boolean">
            <text:p>TRUE</text:p>
          </table:table-cell>
          <table:table-cell table:style-name="ce30" table:formula="of:=[PythonAWin.W35]*[PythonAWin.O35]" office:value-type="float" office:value="800" calcext:value-type="float">
            <text:p>800</text:p>
          </table:table-cell>
          <table:table-cell table:style-name="ce20" table:formula="of:=[PythonAWin.W35]*[PythonAWin.P35]" office:value-type="float" office:value="737610181.5175" calcext:value-type="float">
            <text:p>737,610,181.52</text:p>
          </table:table-cell>
          <table:table-cell table:style-name="ce20" table:formula="of:=[PythonAWin.W35]*[PythonAWin.S35]" office:value-type="float" office:value="31695841.7194545" calcext:value-type="float">
            <text:p>31,695,841.72</text:p>
          </table:table-cell>
          <table:table-cell table:style-name="ce30" table:formula="of:=[PythonAWin.AA22]+[PythonAWin.X35]" office:value-type="float" office:value="2400" calcext:value-type="float">
            <text:p>2400</text:p>
          </table:table-cell>
          <table:table-cell table:style-name="ce31" table:formula="of:=COMBINEDMEAN([PythonAWin.AA22]; [PythonAWin.AB22]; [PythonAWin.X35]; [PythonAWin.Y35])" office:value-type="float" office:value="727682452.514167" calcext:value-type="float">
            <text:p>727,682,452.51</text:p>
          </table:table-cell>
          <table:table-cell table:style-name="ce31" table:formula="of:=COMBINEDSTDDEV([PythonAWin.AA22];[PythonAWin.AB22];[PythonAWin.AC22];[PythonAWin.X35];[PythonAWin.Y35];[PythonAWin.Z35])" office:value-type="float" office:value="31946650.4297206" calcext:value-type="float">
            <text:p>31,946,650.43</text:p>
          </table:table-cell>
          <table:table-cell table:style-name="ce28" table:formula="of:=[PythonAWin.AB35]/[PythonAWin.AC35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_64_32" calcext:value-type="string">
            <text:p>mult_a_64_32</text:p>
          </table:table-cell>
          <table:table-cell/>
          <table:table-cell table:formula="of:=[PythonAWin.K35]+1" office:value-type="float" office:value="36" calcext:value-type="float">
            <text:p>36</text:p>
          </table:table-cell>
          <table:table-cell/>
          <table:table-cell table:style-name="ce13" table:formula="of:=[PythonAWin.N36] - COM.MICROSOFT.FLOOR.PRECISE([PythonAWin.N36] * 0.2)" office:value-type="float" office:value="1677722" calcext:value-type="float">
            <text:p>1,677,722</text:p>
          </table:table-cell>
          <table:table-cell table:style-name="ce13" table:formula="of:=INDIRECT(ADDRESS([PythonAWin.$K36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6];3))" office:value-type="float" office:value="1507247264.73375" calcext:value-type="float">
            <text:p>1,507,247,264.73</text:p>
          </table:table-cell>
          <table:table-cell table:style-name="ce20" table:formula="of:=[.P36]/[.P35]" office:value-type="float" office:value="2.04341982052479" calcext:value-type="float">
            <text:p>2.04</text:p>
          </table:table-cell>
          <table:table-cell table:style-name="ce23" table:formula="of:=[.P36]/[.P23]" office:value-type="float" office:value="1.02129221292082" calcext:value-type="float">
            <text:p>1.02</text:p>
          </table:table-cell>
          <table:table-cell table:style-name="ce20" table:formula="of:=INDIRECT(ADDRESS([PythonAWin.$K36];4))" office:value-type="float" office:value="37552691.5244698" calcext:value-type="float">
            <text:p>37,552,691.52</text:p>
          </table:table-cell>
          <table:table-cell table:style-name="ce20" table:formula="of:=INDIRECT(ADDRESS([PythonAWin.$K36];5))" office:value-type="float" office:value="1506520421" calcext:value-type="float">
            <text:p>1,506,520,421.00</text:p>
          </table:table-cell>
          <table:table-cell table:style-name="ce27" table:formula="of:=IF([PythonAWin.T36]=0;&quot;&quot;;ABS([PythonAWin.P36] - [PythonAWin.T36]) / MAX([PythonAWin.P36]; [PythonAWin.T36]))" office:value-type="float" office:value="0.000482232577730701" calcext:value-type="float">
            <text:p>0.0005</text:p>
          </table:table-cell>
          <table:table-cell table:style-name="ce28" table:formula="of:=[PythonAWin.P36]/[PythonAWin.S36]" office:value-type="float" office:value="40.1368637918166" calcext:value-type="float">
            <text:p>40.14</text:p>
          </table:table-cell>
          <table:table-cell table:style-name="ce29" table:formula="of:=[PythonAWin.V36] &gt;= [$CONFIG.$B$3]" office:value-type="boolean" office:boolean-value="true" calcext:value-type="boolean">
            <text:p>TRUE</text:p>
          </table:table-cell>
          <table:table-cell table:style-name="ce30" table:formula="of:=[PythonAWin.W36]*[PythonAWin.O36]" office:value-type="float" office:value="800" calcext:value-type="float">
            <text:p>800</text:p>
          </table:table-cell>
          <table:table-cell table:style-name="ce20" table:formula="of:=[PythonAWin.W36]*[PythonAWin.P36]" office:value-type="float" office:value="1507247264.73375" calcext:value-type="float">
            <text:p>1,507,247,264.73</text:p>
          </table:table-cell>
          <table:table-cell table:style-name="ce20" table:formula="of:=[PythonAWin.W36]*[PythonAWin.S36]" office:value-type="float" office:value="37552691.5244698" calcext:value-type="float">
            <text:p>37,552,691.52</text:p>
          </table:table-cell>
          <table:table-cell table:style-name="ce30" table:formula="of:=[PythonAWin.AA23]+[PythonAWin.X36]" office:value-type="float" office:value="2400" calcext:value-type="float">
            <text:p>2400</text:p>
          </table:table-cell>
          <table:table-cell table:style-name="ce31" table:formula="of:=COMBINEDMEAN([PythonAWin.AA23]; [PythonAWin.AB23]; [PythonAWin.X36]; [PythonAWin.Y36])" office:value-type="float" office:value="1483420162.15542" calcext:value-type="float">
            <text:p>1,483,420,162.16</text:p>
          </table:table-cell>
          <table:table-cell table:style-name="ce31" table:formula="of:=COMBINEDSTDDEV([PythonAWin.AA23];[PythonAWin.AB23];[PythonAWin.AC23];[PythonAWin.X36];[PythonAWin.Y36];[PythonAWin.Z36])" office:value-type="float" office:value="40292957.0551231" calcext:value-type="float">
            <text:p>40,292,957.06</text:p>
          </table:table-cell>
          <table:table-cell table:style-name="ce28" table:formula="of:=[PythonAWin.AB36]/[PythonAWin.AC36]" office:value-type="float" office:value="36.8158673518554" calcext:value-type="float">
            <text:p>36.8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_64_32" calcext:value-type="string">
            <text:p>mult_a_64_32</text:p>
          </table:table-cell>
          <table:table-cell/>
          <table:table-cell table:formula="of:=[PythonAWin.K36]+1" office:value-type="float" office:value="37" calcext:value-type="float">
            <text:p>37</text:p>
          </table:table-cell>
          <table:table-cell/>
          <table:table-cell table:style-name="ce13" table:formula="of:=[PythonAWin.N37] - COM.MICROSOFT.FLOOR.PRECISE([PythonAWin.N37] * 0.2)" office:value-type="float" office:value="3355444" calcext:value-type="float">
            <text:p>3,355,444</text:p>
          </table:table-cell>
          <table:table-cell table:style-name="ce13" table:formula="of:=INDIRECT(ADDRESS([PythonAWin.$K37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7];3))" office:value-type="float" office:value="3050472533.2475" calcext:value-type="float">
            <text:p>3,050,472,533.25</text:p>
          </table:table-cell>
          <table:table-cell table:style-name="ce20" table:formula="of:=[.P37]/[.P36]" office:value-type="float" office:value="2.02387000767678" calcext:value-type="float">
            <text:p>2.02</text:p>
          </table:table-cell>
          <table:table-cell table:style-name="ce23" table:formula="of:=[.P37]/[.P24]" office:value-type="float" office:value="1.02395915106088" calcext:value-type="float">
            <text:p>1.02</text:p>
          </table:table-cell>
          <table:table-cell table:style-name="ce20" table:formula="of:=INDIRECT(ADDRESS([PythonAWin.$K37];4))" office:value-type="float" office:value="106802035.23273" calcext:value-type="float">
            <text:p>106,802,035.23</text:p>
          </table:table-cell>
          <table:table-cell table:style-name="ce20" table:formula="of:=INDIRECT(ADDRESS([PythonAWin.$K37];5))" office:value-type="float" office:value="3029984870" calcext:value-type="float">
            <text:p>3,029,984,870.00</text:p>
          </table:table-cell>
          <table:table-cell table:style-name="ce27" table:formula="of:=IF([PythonAWin.T37]=0;&quot;&quot;;ABS([PythonAWin.P37] - [PythonAWin.T37]) / MAX([PythonAWin.P37]; [PythonAWin.T37]))" office:value-type="float" office:value="0.00671622610077692" calcext:value-type="float">
            <text:p>0.0067</text:p>
          </table:table-cell>
          <table:table-cell table:style-name="ce28" table:formula="of:=[PythonAWin.P37]/[PythonAWin.S37]" office:value-type="float" office:value="28.5619326129908" calcext:value-type="float">
            <text:p>28.56</text:p>
          </table:table-cell>
          <table:table-cell table:style-name="ce29" table:formula="of:=[PythonAWin.V37] &gt;= [$CONFIG.$B$3]" office:value-type="boolean" office:boolean-value="true" calcext:value-type="boolean">
            <text:p>TRUE</text:p>
          </table:table-cell>
          <table:table-cell table:style-name="ce30" table:formula="of:=[PythonAWin.W37]*[PythonAWin.O37]" office:value-type="float" office:value="800" calcext:value-type="float">
            <text:p>800</text:p>
          </table:table-cell>
          <table:table-cell table:style-name="ce20" table:formula="of:=[PythonAWin.W37]*[PythonAWin.P37]" office:value-type="float" office:value="3050472533.2475" calcext:value-type="float">
            <text:p>3,050,472,533.25</text:p>
          </table:table-cell>
          <table:table-cell table:style-name="ce20" table:formula="of:=[PythonAWin.W37]*[PythonAWin.S37]" office:value-type="float" office:value="106802035.23273" calcext:value-type="float">
            <text:p>106,802,035.23</text:p>
          </table:table-cell>
          <table:table-cell table:style-name="ce30" table:formula="of:=[PythonAWin.AA24]+[PythonAWin.X37]" office:value-type="float" office:value="2400" calcext:value-type="float">
            <text:p>2400</text:p>
          </table:table-cell>
          <table:table-cell table:style-name="ce31" table:formula="of:=COMBINEDMEAN([PythonAWin.AA24]; [PythonAWin.AB24]; [PythonAWin.X37]; [PythonAWin.Y37])" office:value-type="float" office:value="2998858127.17208" calcext:value-type="float">
            <text:p>2,998,858,127.17</text:p>
          </table:table-cell>
          <table:table-cell table:style-name="ce31" table:formula="of:=COMBINEDSTDDEV([PythonAWin.AA24];[PythonAWin.AB24];[PythonAWin.AC24];[PythonAWin.X37];[PythonAWin.Y37];[PythonAWin.Z37])" office:value-type="float" office:value="101592197.86179" calcext:value-type="float">
            <text:p>101,592,197.86</text:p>
          </table:table-cell>
          <table:table-cell table:style-name="ce28" table:formula="of:=[PythonAWin.AB37]/[PythonAWin.AC37]" office:value-type="float" office:value="29.5185869612925" calcext:value-type="float">
            <text:p>29.5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_64_32" calcext:value-type="string">
            <text:p>mult_a_64_32</text:p>
          </table:table-cell>
          <table:table-cell/>
          <table:table-cell table:formula="of:=[PythonAWin.K37]+1" office:value-type="float" office:value="38" calcext:value-type="float">
            <text:p>38</text:p>
          </table:table-cell>
          <table:table-cell/>
          <table:table-cell table:style-name="ce13" table:formula="of:=[PythonAWin.N38] - COM.MICROSOFT.FLOOR.PRECISE([PythonAWin.N38] * 0.2)" office:value-type="float" office:value="6710887" calcext:value-type="float">
            <text:p>6,710,887</text:p>
          </table:table-cell>
          <table:table-cell table:style-name="ce13" table:formula="of:=INDIRECT(ADDRESS([PythonAWin.$K38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38];3))" office:value-type="float" office:value="6100578870.19875" calcext:value-type="float">
            <text:p>6,100,578,870.20</text:p>
          </table:table-cell>
          <table:table-cell table:style-name="ce20" table:formula="of:=[.P38]/[.P37]" office:value-type="float" office:value="1.99987995423914" calcext:value-type="float">
            <text:p>2.00</text:p>
          </table:table-cell>
          <table:table-cell table:style-name="ce23" table:formula="of:=[.P38]/[.P25]" office:value-type="float" office:value="0.994318450843799" calcext:value-type="float">
            <text:p>0.99</text:p>
          </table:table-cell>
          <table:table-cell table:style-name="ce20" table:formula="of:=INDIRECT(ADDRESS([PythonAWin.$K38];4))" office:value-type="float" office:value="237654069.952946" calcext:value-type="float">
            <text:p>237,654,069.95</text:p>
          </table:table-cell>
          <table:table-cell table:style-name="ce20" table:formula="of:=INDIRECT(ADDRESS([PythonAWin.$K38];5))" office:value-type="float" office:value="6015780385" calcext:value-type="float">
            <text:p>6,015,780,385.00</text:p>
          </table:table-cell>
          <table:table-cell table:style-name="ce27" table:formula="of:=IF([PythonAWin.T38]=0;&quot;&quot;;ABS([PythonAWin.P38] - [PythonAWin.T38]) / MAX([PythonAWin.P38]; [PythonAWin.T38]))" office:value-type="float" office:value="0.013900071944482" calcext:value-type="float">
            <text:p>0.0139</text:p>
          </table:table-cell>
          <table:table-cell table:style-name="ce28" table:formula="of:=[PythonAWin.P38]/[PythonAWin.S38]" office:value-type="float" office:value="25.6699953483087" calcext:value-type="float">
            <text:p>25.67</text:p>
          </table:table-cell>
          <table:table-cell table:style-name="ce29" table:formula="of:=[PythonAWin.V38] &gt;= [$CONFIG.$B$3]" office:value-type="boolean" office:boolean-value="true" calcext:value-type="boolean">
            <text:p>TRUE</text:p>
          </table:table-cell>
          <table:table-cell table:style-name="ce30" table:formula="of:=[PythonAWin.W38]*[PythonAWin.O38]" office:value-type="float" office:value="800" calcext:value-type="float">
            <text:p>800</text:p>
          </table:table-cell>
          <table:table-cell table:style-name="ce20" table:formula="of:=[PythonAWin.W38]*[PythonAWin.P38]" office:value-type="float" office:value="6100578870.19875" calcext:value-type="float">
            <text:p>6,100,578,870.20</text:p>
          </table:table-cell>
          <table:table-cell table:style-name="ce20" table:formula="of:=[PythonAWin.W38]*[PythonAWin.S38]" office:value-type="float" office:value="237654069.952946" calcext:value-type="float">
            <text:p>237,654,069.95</text:p>
          </table:table-cell>
          <table:table-cell table:style-name="ce30" table:formula="of:=[PythonAWin.AA25]+[PythonAWin.X38]" office:value-type="float" office:value="2400" calcext:value-type="float">
            <text:p>2400</text:p>
          </table:table-cell>
          <table:table-cell table:style-name="ce31" table:formula="of:=COMBINEDMEAN([PythonAWin.AA25]; [PythonAWin.AB25]; [PythonAWin.X38]; [PythonAWin.Y38])" office:value-type="float" office:value="6093101515.46625" calcext:value-type="float">
            <text:p>6,093,101,515.47</text:p>
          </table:table-cell>
          <table:table-cell table:style-name="ce31" table:formula="of:=COMBINEDSTDDEV([PythonAWin.AA25];[PythonAWin.AB25];[PythonAWin.AC25];[PythonAWin.X38];[PythonAWin.Y38];[PythonAWin.Z38])" office:value-type="float" office:value="371159211.614699" calcext:value-type="float">
            <text:p>371,159,211.61</text:p>
          </table:table-cell>
          <table:table-cell table:style-name="ce28" table:formula="of:=[PythonAWin.AB38]/[PythonAWin.AC38]" office:value-type="float" office:value="16.4164092518644" calcext:value-type="float">
            <text:p>16.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620653.71125" calcext:value-type="float">
            <text:p>5620653.71125</text:p>
          </table:table-cell>
          <table:table-cell office:value-type="float" office:value="525639.217837326" calcext:value-type="float">
            <text:p>525639.217837326</text:p>
          </table:table-cell>
          <table:table-cell office:value-type="float" office:value="5448298" calcext:value-type="float">
            <text:p>544829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mult_a_64_32" calcext:value-type="string">
            <text:p>mult_a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formula="of:=[PythonAWin.N42] - COM.MICROSOFT.FLOOR.PRECISE([PythonAWin.N42] * 0.2)" office:value-type="float" office:value="13108" calcext:value-type="float">
            <text:p>13,108</text:p>
          </table:table-cell>
          <table:table-cell table:style-name="ce13" table:formula="of:=INDIRECT(ADDRESS([PythonAWin.$K42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2];3))" office:value-type="float" office:value="5620653.71125" calcext:value-type="float">
            <text:p>5,620,653.71</text:p>
          </table:table-cell>
          <table:table-cell table:style-name="ce20"/>
          <table:table-cell table:style-name="ce23" table:formula="of:=[.P42]/[.P29]" office:value-type="float" office:value="0.947450312641814" calcext:value-type="float">
            <text:p>0.95</text:p>
          </table:table-cell>
          <table:table-cell table:style-name="ce20" table:formula="of:=INDIRECT(ADDRESS([PythonAWin.$K42];4))" office:value-type="float" office:value="525639.217837326" calcext:value-type="float">
            <text:p>525,639.22</text:p>
          </table:table-cell>
          <table:table-cell table:style-name="ce20" table:formula="of:=INDIRECT(ADDRESS([PythonAWin.$K42];5))" office:value-type="float" office:value="5448298" calcext:value-type="float">
            <text:p>5,448,298.00</text:p>
          </table:table-cell>
          <table:table-cell table:style-name="ce27" table:formula="of:=IF([PythonAWin.T42]=0;&quot;&quot;;ABS([PythonAWin.P42] - [PythonAWin.T42]) / MAX([PythonAWin.P42]; [PythonAWin.T42]))" office:value-type="float" office:value="0.030664709143177" calcext:value-type="float">
            <text:p>0.0307</text:p>
          </table:table-cell>
          <table:table-cell table:style-name="ce28" table:formula="of:=[PythonAWin.P42]/[PythonAWin.S42]" office:value-type="float" office:value="10.6929877385775" calcext:value-type="float">
            <text:p>10.69</text:p>
          </table:table-cell>
          <table:table-cell table:style-name="ce29" table:formula="of:=[PythonAWin.V42] &gt;= [$CONFIG.$B$3]" office:value-type="boolean" office:boolean-value="true" calcext:value-type="boolean">
            <text:p>TRUE</text:p>
          </table:table-cell>
          <table:table-cell table:style-name="ce30" table:formula="of:=[PythonAWin.W42]*[PythonAWin.O42]" office:value-type="float" office:value="800" calcext:value-type="float">
            <text:p>800</text:p>
          </table:table-cell>
          <table:table-cell table:style-name="ce20" table:formula="of:=[PythonAWin.W42]*[PythonAWin.P42]" office:value-type="float" office:value="5620653.71125" calcext:value-type="float">
            <text:p>5,620,653.71</text:p>
          </table:table-cell>
          <table:table-cell table:style-name="ce20" table:formula="of:=[PythonAWin.W42]*[PythonAWin.S42]" office:value-type="float" office:value="525639.217837326" calcext:value-type="float">
            <text:p>525,639.22</text:p>
          </table:table-cell>
          <table:table-cell table:style-name="ce30" table:formula="of:=[PythonAWin.AA29]+[PythonAWin.X42]" office:value-type="float" office:value="3200" calcext:value-type="float">
            <text:p>3200</text:p>
          </table:table-cell>
          <table:table-cell table:style-name="ce31" table:formula="of:=COMBINEDMEAN([PythonAWin.AA29]; [PythonAWin.AB29]; [PythonAWin.X42]; [PythonAWin.Y42])" office:value-type="float" office:value="5784748.4034375" calcext:value-type="float">
            <text:p>5,784,748.40</text:p>
          </table:table-cell>
          <table:table-cell table:style-name="ce31" table:formula="of:=COMBINEDSTDDEV([PythonAWin.AA29];[PythonAWin.AB29];[PythonAWin.AC29];[PythonAWin.X42];[PythonAWin.Y42];[PythonAWin.Z42])" office:value-type="float" office:value="576978.87409576" calcext:value-type="float">
            <text:p>576,978.87</text:p>
          </table:table-cell>
          <table:table-cell table:style-name="ce28" table:formula="of:=[PythonAWin.AB42]/[PythonAWin.AC42]" office:value-type="float" office:value="10.0259275740439" calcext:value-type="float">
            <text:p>10.0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926983.1" calcext:value-type="float">
            <text:p>11926983.1</text:p>
          </table:table-cell>
          <table:table-cell office:value-type="float" office:value="1068786.22171964" calcext:value-type="float">
            <text:p>1068786.22171964</text:p>
          </table:table-cell>
          <table:table-cell office:value-type="float" office:value="11359743" calcext:value-type="float">
            <text:p>1135974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mult_a_64_32" calcext:value-type="string">
            <text:p>mult_a_64_32</text:p>
          </table:table-cell>
          <table:table-cell/>
          <table:table-cell table:formula="of:=[PythonAWin.K42]+1" office:value-type="float" office:value="43" calcext:value-type="float">
            <text:p>43</text:p>
          </table:table-cell>
          <table:table-cell/>
          <table:table-cell table:style-name="ce13" table:formula="of:=[PythonAWin.N43] - COM.MICROSOFT.FLOOR.PRECISE([PythonAWin.N43] * 0.2)" office:value-type="float" office:value="26215" calcext:value-type="float">
            <text:p>26,215</text:p>
          </table:table-cell>
          <table:table-cell table:style-name="ce13" table:formula="of:=INDIRECT(ADDRESS([PythonAWin.$K43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3];3))" office:value-type="float" office:value="11926983.1" calcext:value-type="float">
            <text:p>11,926,983.10</text:p>
          </table:table-cell>
          <table:table-cell table:style-name="ce20" table:formula="of:=[.P43]/[.P42]" office:value-type="float" office:value="2.12199215833695" calcext:value-type="float">
            <text:p>2.12</text:p>
          </table:table-cell>
          <table:table-cell table:style-name="ce23" table:formula="of:=[.P43]/[.P30]" office:value-type="float" office:value="0.973917372231689" calcext:value-type="float">
            <text:p>0.97</text:p>
          </table:table-cell>
          <table:table-cell table:style-name="ce20" table:formula="of:=INDIRECT(ADDRESS([PythonAWin.$K43];4))" office:value-type="float" office:value="1068786.22171964" calcext:value-type="float">
            <text:p>1,068,786.22</text:p>
          </table:table-cell>
          <table:table-cell table:style-name="ce20" table:formula="of:=INDIRECT(ADDRESS([PythonAWin.$K43];5))" office:value-type="float" office:value="11359743" calcext:value-type="float">
            <text:p>11,359,743.00</text:p>
          </table:table-cell>
          <table:table-cell table:style-name="ce27" table:formula="of:=IF([PythonAWin.T43]=0;&quot;&quot;;ABS([PythonAWin.P43] - [PythonAWin.T43]) / MAX([PythonAWin.P43]; [PythonAWin.T43]))" office:value-type="float" office:value="0.0475593949655215" calcext:value-type="float">
            <text:p>0.0476</text:p>
          </table:table-cell>
          <table:table-cell table:style-name="ce28" table:formula="of:=[PythonAWin.P43]/[PythonAWin.S43]" office:value-type="float" office:value="11.1593720592785" calcext:value-type="float">
            <text:p>11.16</text:p>
          </table:table-cell>
          <table:table-cell table:style-name="ce29" table:formula="of:=[PythonAWin.V43] &gt;= [$CONFIG.$B$3]" office:value-type="boolean" office:boolean-value="true" calcext:value-type="boolean">
            <text:p>TRUE</text:p>
          </table:table-cell>
          <table:table-cell table:style-name="ce30" table:formula="of:=[PythonAWin.W43]*[PythonAWin.O43]" office:value-type="float" office:value="800" calcext:value-type="float">
            <text:p>800</text:p>
          </table:table-cell>
          <table:table-cell table:style-name="ce20" table:formula="of:=[PythonAWin.W43]*[PythonAWin.P43]" office:value-type="float" office:value="11926983.1" calcext:value-type="float">
            <text:p>11,926,983.10</text:p>
          </table:table-cell>
          <table:table-cell table:style-name="ce20" table:formula="of:=[PythonAWin.W43]*[PythonAWin.S43]" office:value-type="float" office:value="1068786.22171964" calcext:value-type="float">
            <text:p>1,068,786.22</text:p>
          </table:table-cell>
          <table:table-cell table:style-name="ce30" table:formula="of:=[PythonAWin.AA30]+[PythonAWin.X43]" office:value-type="float" office:value="3200" calcext:value-type="float">
            <text:p>3200</text:p>
          </table:table-cell>
          <table:table-cell table:style-name="ce31" table:formula="of:=COMBINEDMEAN([PythonAWin.AA30]; [PythonAWin.AB30]; [PythonAWin.X43]; [PythonAWin.Y43])" office:value-type="float" office:value="11903400.895625" calcext:value-type="float">
            <text:p>11,903,400.90</text:p>
          </table:table-cell>
          <table:table-cell table:style-name="ce31" table:formula="of:=COMBINEDSTDDEV([PythonAWin.AA30];[PythonAWin.AB30];[PythonAWin.AC30];[PythonAWin.X43];[PythonAWin.Y43];[PythonAWin.Z43])" office:value-type="float" office:value="1116165.18824836" calcext:value-type="float">
            <text:p>1,116,165.19</text:p>
          </table:table-cell>
          <table:table-cell table:style-name="ce28" table:formula="of:=[PythonAWin.AB43]/[PythonAWin.AC43]" office:value-type="float" office:value="10.6645512877045" calcext:value-type="float">
            <text:p>10.6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509943.46" calcext:value-type="float">
            <text:p>25509943.46</text:p>
          </table:table-cell>
          <table:table-cell office:value-type="float" office:value="2265031.70848814" calcext:value-type="float">
            <text:p>2265031.70848814</text:p>
          </table:table-cell>
          <table:table-cell office:value-type="float" office:value="26242064" calcext:value-type="float">
            <text:p>262420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mult_a_64_32" calcext:value-type="string">
            <text:p>mult_a_64_32</text:p>
          </table:table-cell>
          <table:table-cell/>
          <table:table-cell table:formula="of:=[PythonAWin.K43]+1" office:value-type="float" office:value="44" calcext:value-type="float">
            <text:p>44</text:p>
          </table:table-cell>
          <table:table-cell/>
          <table:table-cell table:style-name="ce13" table:formula="of:=[PythonAWin.N44] - COM.MICROSOFT.FLOOR.PRECISE([PythonAWin.N44] * 0.2)" office:value-type="float" office:value="52429" calcext:value-type="float">
            <text:p>52,429</text:p>
          </table:table-cell>
          <table:table-cell table:style-name="ce13" table:formula="of:=INDIRECT(ADDRESS([PythonAWin.$K44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4];3))" office:value-type="float" office:value="25509943.46" calcext:value-type="float">
            <text:p>25,509,943.46</text:p>
          </table:table-cell>
          <table:table-cell table:style-name="ce20" table:formula="of:=[.P44]/[.P43]" office:value-type="float" office:value="2.13884292835126" calcext:value-type="float">
            <text:p>2.14</text:p>
          </table:table-cell>
          <table:table-cell table:style-name="ce23" table:formula="of:=[.P44]/[.P31]" office:value-type="float" office:value="0.98214969740241" calcext:value-type="float">
            <text:p>0.98</text:p>
          </table:table-cell>
          <table:table-cell table:style-name="ce20" table:formula="of:=INDIRECT(ADDRESS([PythonAWin.$K44];4))" office:value-type="float" office:value="2265031.70848814" calcext:value-type="float">
            <text:p>2,265,031.71</text:p>
          </table:table-cell>
          <table:table-cell table:style-name="ce20" table:formula="of:=INDIRECT(ADDRESS([PythonAWin.$K44];5))" office:value-type="float" office:value="26242064" calcext:value-type="float">
            <text:p>26,242,064.00</text:p>
          </table:table-cell>
          <table:table-cell table:style-name="ce27" table:formula="of:=IF([PythonAWin.T44]=0;&quot;&quot;;ABS([PythonAWin.P44] - [PythonAWin.T44]) / MAX([PythonAWin.P44]; [PythonAWin.T44]))" office:value-type="float" office:value="0.0278987407392955" calcext:value-type="float">
            <text:p>0.0279</text:p>
          </table:table-cell>
          <table:table-cell table:style-name="ce28" table:formula="of:=[PythonAWin.P44]/[PythonAWin.S44]" office:value-type="float" office:value="11.2625105266307" calcext:value-type="float">
            <text:p>11.26</text:p>
          </table:table-cell>
          <table:table-cell table:style-name="ce29" table:formula="of:=[PythonAWin.V44] &gt;= [$CONFIG.$B$3]" office:value-type="boolean" office:boolean-value="true" calcext:value-type="boolean">
            <text:p>TRUE</text:p>
          </table:table-cell>
          <table:table-cell table:style-name="ce30" table:formula="of:=[PythonAWin.W44]*[PythonAWin.O44]" office:value-type="float" office:value="800" calcext:value-type="float">
            <text:p>800</text:p>
          </table:table-cell>
          <table:table-cell table:style-name="ce20" table:formula="of:=[PythonAWin.W44]*[PythonAWin.P44]" office:value-type="float" office:value="25509943.46" calcext:value-type="float">
            <text:p>25,509,943.46</text:p>
          </table:table-cell>
          <table:table-cell table:style-name="ce20" table:formula="of:=[PythonAWin.W44]*[PythonAWin.S44]" office:value-type="float" office:value="2265031.70848814" calcext:value-type="float">
            <text:p>2,265,031.71</text:p>
          </table:table-cell>
          <table:table-cell table:style-name="ce30" table:formula="of:=[PythonAWin.AA31]+[PythonAWin.X44]" office:value-type="float" office:value="3200" calcext:value-type="float">
            <text:p>3200</text:p>
          </table:table-cell>
          <table:table-cell table:style-name="ce31" table:formula="of:=COMBINEDMEAN([PythonAWin.AA31]; [PythonAWin.AB31]; [PythonAWin.X44]; [PythonAWin.Y44])" office:value-type="float" office:value="25373997.5875" calcext:value-type="float">
            <text:p>25,373,997.59</text:p>
          </table:table-cell>
          <table:table-cell table:style-name="ce31" table:formula="of:=COMBINEDSTDDEV([PythonAWin.AA31];[PythonAWin.AB31];[PythonAWin.AC31];[PythonAWin.X44];[PythonAWin.Y44];[PythonAWin.Z44])" office:value-type="float" office:value="2307704.97249053" calcext:value-type="float">
            <text:p>2,307,704.97</text:p>
          </table:table-cell>
          <table:table-cell table:style-name="ce28" table:formula="of:=[PythonAWin.AB44]/[PythonAWin.AC44]" office:value-type="float" office:value="10.9953386112939" calcext:value-type="float">
            <text:p>11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02052.64625" calcext:value-type="float">
            <text:p>55202052.64625</text:p>
          </table:table-cell>
          <table:table-cell office:value-type="float" office:value="3407244.48299345" calcext:value-type="float">
            <text:p>3407244.48299345</text:p>
          </table:table-cell>
          <table:table-cell office:value-type="float" office:value="54544133" calcext:value-type="float">
            <text:p>5454413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mult_a_64_32" calcext:value-type="string">
            <text:p>mult_a_64_32</text:p>
          </table:table-cell>
          <table:table-cell/>
          <table:table-cell table:formula="of:=[PythonAWin.K44]+1" office:value-type="float" office:value="45" calcext:value-type="float">
            <text:p>45</text:p>
          </table:table-cell>
          <table:table-cell/>
          <table:table-cell table:style-name="ce13" table:formula="of:=[PythonAWin.N45] - COM.MICROSOFT.FLOOR.PRECISE([PythonAWin.N45] * 0.2)" office:value-type="float" office:value="104858" calcext:value-type="float">
            <text:p>104,858</text:p>
          </table:table-cell>
          <table:table-cell table:style-name="ce13" table:formula="of:=INDIRECT(ADDRESS([PythonAWin.$K45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5];3))" office:value-type="float" office:value="55202052.64625" calcext:value-type="float">
            <text:p>55,202,052.65</text:p>
          </table:table-cell>
          <table:table-cell table:style-name="ce20" table:formula="of:=[.P45]/[.P44]" office:value-type="float" office:value="2.16394257136664" calcext:value-type="float">
            <text:p>2.16</text:p>
          </table:table-cell>
          <table:table-cell table:style-name="ce23" table:formula="of:=[.P45]/[.P32]" office:value-type="float" office:value="0.974259219972103" calcext:value-type="float">
            <text:p>0.97</text:p>
          </table:table-cell>
          <table:table-cell table:style-name="ce20" table:formula="of:=INDIRECT(ADDRESS([PythonAWin.$K45];4))" office:value-type="float" office:value="3407244.48299345" calcext:value-type="float">
            <text:p>3,407,244.48</text:p>
          </table:table-cell>
          <table:table-cell table:style-name="ce20" table:formula="of:=INDIRECT(ADDRESS([PythonAWin.$K45];5))" office:value-type="float" office:value="54544133" calcext:value-type="float">
            <text:p>54,544,133.00</text:p>
          </table:table-cell>
          <table:table-cell table:style-name="ce27" table:formula="of:=IF([PythonAWin.T45]=0;&quot;&quot;;ABS([PythonAWin.P45] - [PythonAWin.T45]) / MAX([PythonAWin.P45]; [PythonAWin.T45]))" office:value-type="float" office:value="0.0119183909784321" calcext:value-type="float">
            <text:p>0.0119</text:p>
          </table:table-cell>
          <table:table-cell table:style-name="ce28" table:formula="of:=[PythonAWin.P45]/[PythonAWin.S45]" office:value-type="float" office:value="16.2013770722293" calcext:value-type="float">
            <text:p>16.20</text:p>
          </table:table-cell>
          <table:table-cell table:style-name="ce29" table:formula="of:=[PythonAWin.V45] &gt;= [$CONFIG.$B$3]" office:value-type="boolean" office:boolean-value="true" calcext:value-type="boolean">
            <text:p>TRUE</text:p>
          </table:table-cell>
          <table:table-cell table:style-name="ce30" table:formula="of:=[PythonAWin.W45]*[PythonAWin.O45]" office:value-type="float" office:value="800" calcext:value-type="float">
            <text:p>800</text:p>
          </table:table-cell>
          <table:table-cell table:style-name="ce20" table:formula="of:=[PythonAWin.W45]*[PythonAWin.P45]" office:value-type="float" office:value="55202052.64625" calcext:value-type="float">
            <text:p>55,202,052.65</text:p>
          </table:table-cell>
          <table:table-cell table:style-name="ce20" table:formula="of:=[PythonAWin.W45]*[PythonAWin.S45]" office:value-type="float" office:value="3407244.48299345" calcext:value-type="float">
            <text:p>3,407,244.48</text:p>
          </table:table-cell>
          <table:table-cell table:style-name="ce30" table:formula="of:=[PythonAWin.AA32]+[PythonAWin.X45]" office:value-type="float" office:value="3200" calcext:value-type="float">
            <text:p>3200</text:p>
          </table:table-cell>
          <table:table-cell table:style-name="ce31" table:formula="of:=COMBINEDMEAN([PythonAWin.AA32]; [PythonAWin.AB32]; [PythonAWin.X45]; [PythonAWin.Y45])" office:value-type="float" office:value="55735522.321875" calcext:value-type="float">
            <text:p>55,735,522.32</text:p>
          </table:table-cell>
          <table:table-cell table:style-name="ce31" table:formula="of:=COMBINEDSTDDEV([PythonAWin.AA32];[PythonAWin.AB32];[PythonAWin.AC32];[PythonAWin.X45];[PythonAWin.Y45];[PythonAWin.Z45])" office:value-type="float" office:value="3268164.40988956" calcext:value-type="float">
            <text:p>3,268,164.41</text:p>
          </table:table-cell>
          <table:table-cell table:style-name="ce28" table:formula="of:=[PythonAWin.AB45]/[PythonAWin.AC45]" office:value-type="float" office:value="17.0540754171417" calcext:value-type="float">
            <text:p>17.0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073700.09375" calcext:value-type="float">
            <text:p>127073700.09375</text:p>
          </table:table-cell>
          <table:table-cell office:value-type="float" office:value="7347494.27000534" calcext:value-type="float">
            <text:p>7347494.27000534</text:p>
          </table:table-cell>
          <table:table-cell office:value-type="float" office:value="124597097" calcext:value-type="float">
            <text:p>1245970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mult_a_64_32" calcext:value-type="string">
            <text:p>mult_a_64_32</text:p>
          </table:table-cell>
          <table:table-cell/>
          <table:table-cell table:formula="of:=[PythonAWin.K45]+1" office:value-type="float" office:value="46" calcext:value-type="float">
            <text:p>46</text:p>
          </table:table-cell>
          <table:table-cell/>
          <table:table-cell table:style-name="ce13" table:formula="of:=[PythonAWin.N46] - COM.MICROSOFT.FLOOR.PRECISE([PythonAWin.N46] * 0.2)" office:value-type="float" office:value="209716" calcext:value-type="float">
            <text:p>209,716</text:p>
          </table:table-cell>
          <table:table-cell table:style-name="ce13" table:formula="of:=INDIRECT(ADDRESS([PythonAWin.$K46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6];3))" office:value-type="float" office:value="127073700.09375" calcext:value-type="float">
            <text:p>127,073,700.09</text:p>
          </table:table-cell>
          <table:table-cell table:style-name="ce20" table:formula="of:=[.P46]/[.P45]" office:value-type="float" office:value="2.30197418396873" calcext:value-type="float">
            <text:p>2.30</text:p>
          </table:table-cell>
          <table:table-cell table:style-name="ce23" table:formula="of:=[.P46]/[.P33]" office:value-type="float" office:value="0.978461557859113" calcext:value-type="float">
            <text:p>0.98</text:p>
          </table:table-cell>
          <table:table-cell table:style-name="ce20" table:formula="of:=INDIRECT(ADDRESS([PythonAWin.$K46];4))" office:value-type="float" office:value="7347494.27000534" calcext:value-type="float">
            <text:p>7,347,494.27</text:p>
          </table:table-cell>
          <table:table-cell table:style-name="ce20" table:formula="of:=INDIRECT(ADDRESS([PythonAWin.$K46];5))" office:value-type="float" office:value="124597097" calcext:value-type="float">
            <text:p>124,597,097.00</text:p>
          </table:table-cell>
          <table:table-cell table:style-name="ce27" table:formula="of:=IF([PythonAWin.T46]=0;&quot;&quot;;ABS([PythonAWin.P46] - [PythonAWin.T46]) / MAX([PythonAWin.P46]; [PythonAWin.T46]))" office:value-type="float" office:value="0.0194895016980135" calcext:value-type="float">
            <text:p>0.0195</text:p>
          </table:table-cell>
          <table:table-cell table:style-name="ce28" table:formula="of:=[PythonAWin.P46]/[PythonAWin.S46]" office:value-type="float" office:value="17.2948348680587" calcext:value-type="float">
            <text:p>17.29</text:p>
          </table:table-cell>
          <table:table-cell table:style-name="ce29" table:formula="of:=[PythonAWin.V46] &gt;= [$CONFIG.$B$3]" office:value-type="boolean" office:boolean-value="true" calcext:value-type="boolean">
            <text:p>TRUE</text:p>
          </table:table-cell>
          <table:table-cell table:style-name="ce30" table:formula="of:=[PythonAWin.W46]*[PythonAWin.O46]" office:value-type="float" office:value="800" calcext:value-type="float">
            <text:p>800</text:p>
          </table:table-cell>
          <table:table-cell table:style-name="ce20" table:formula="of:=[PythonAWin.W46]*[PythonAWin.P46]" office:value-type="float" office:value="127073700.09375" calcext:value-type="float">
            <text:p>127,073,700.09</text:p>
          </table:table-cell>
          <table:table-cell table:style-name="ce20" table:formula="of:=[PythonAWin.W46]*[PythonAWin.S46]" office:value-type="float" office:value="7347494.27000534" calcext:value-type="float">
            <text:p>7,347,494.27</text:p>
          </table:table-cell>
          <table:table-cell table:style-name="ce30" table:formula="of:=[PythonAWin.AA33]+[PythonAWin.X46]" office:value-type="float" office:value="3200" calcext:value-type="float">
            <text:p>3200</text:p>
          </table:table-cell>
          <table:table-cell table:style-name="ce31" table:formula="of:=COMBINEDMEAN([PythonAWin.AA33]; [PythonAWin.AB33]; [PythonAWin.X46]; [PythonAWin.Y46])" office:value-type="float" office:value="128146545.23625" calcext:value-type="float">
            <text:p>128,146,545.24</text:p>
          </table:table-cell>
          <table:table-cell table:style-name="ce31" table:formula="of:=COMBINEDSTDDEV([PythonAWin.AA33];[PythonAWin.AB33];[PythonAWin.AC33];[PythonAWin.X46];[PythonAWin.Y46];[PythonAWin.Z46])" office:value-type="float" office:value="7707668.54853499" calcext:value-type="float">
            <text:p>7,707,668.55</text:p>
          </table:table-cell>
          <table:table-cell table:style-name="ce28" table:formula="of:=[PythonAWin.AB46]/[PythonAWin.AC46]" office:value-type="float" office:value="16.6258505317548" calcext:value-type="float">
            <text:p>16.6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099980.9725" calcext:value-type="float">
            <text:p>309099980.9725</text:p>
          </table:table-cell>
          <table:table-cell office:value-type="float" office:value="13438724.4118877" calcext:value-type="float">
            <text:p>13438724.4118877</text:p>
          </table:table-cell>
          <table:table-cell office:value-type="float" office:value="306531756" calcext:value-type="float">
            <text:p>30653175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mult_a_64_32" calcext:value-type="string">
            <text:p>mult_a_64_32</text:p>
          </table:table-cell>
          <table:table-cell/>
          <table:table-cell table:formula="of:=[PythonAWin.K46]+1" office:value-type="float" office:value="47" calcext:value-type="float">
            <text:p>47</text:p>
          </table:table-cell>
          <table:table-cell/>
          <table:table-cell table:style-name="ce13" table:formula="of:=[PythonAWin.N47] - COM.MICROSOFT.FLOOR.PRECISE([PythonAWin.N47] * 0.2)" office:value-type="float" office:value="419431" calcext:value-type="float">
            <text:p>419,431</text:p>
          </table:table-cell>
          <table:table-cell table:style-name="ce13" table:formula="of:=INDIRECT(ADDRESS([PythonAWin.$K47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7];3))" office:value-type="float" office:value="309099980.9725" calcext:value-type="float">
            <text:p>309,099,980.97</text:p>
          </table:table-cell>
          <table:table-cell table:style-name="ce20" table:formula="of:=[.P47]/[.P46]" office:value-type="float" office:value="2.43244653098523" calcext:value-type="float">
            <text:p>2.43</text:p>
          </table:table-cell>
          <table:table-cell table:style-name="ce23" table:formula="of:=[.P47]/[.P34]" office:value-type="float" office:value="0.979042883241397" calcext:value-type="float">
            <text:p>0.98</text:p>
          </table:table-cell>
          <table:table-cell table:style-name="ce20" table:formula="of:=INDIRECT(ADDRESS([PythonAWin.$K47];4))" office:value-type="float" office:value="13438724.4118877" calcext:value-type="float">
            <text:p>13,438,724.41</text:p>
          </table:table-cell>
          <table:table-cell table:style-name="ce20" table:formula="of:=INDIRECT(ADDRESS([PythonAWin.$K47];5))" office:value-type="float" office:value="306531756" calcext:value-type="float">
            <text:p>306,531,756.00</text:p>
          </table:table-cell>
          <table:table-cell table:style-name="ce27" table:formula="of:=IF([PythonAWin.T47]=0;&quot;&quot;;ABS([PythonAWin.P47] - [PythonAWin.T47]) / MAX([PythonAWin.P47]; [PythonAWin.T47]))" office:value-type="float" office:value="0.00830871928370813" calcext:value-type="float">
            <text:p>0.0083</text:p>
          </table:table-cell>
          <table:table-cell table:style-name="ce28" table:formula="of:=[PythonAWin.P47]/[PythonAWin.S47]" office:value-type="float" office:value="23.0006934809285" calcext:value-type="float">
            <text:p>23.00</text:p>
          </table:table-cell>
          <table:table-cell table:style-name="ce29" table:formula="of:=[PythonAWin.V47] &gt;= [$CONFIG.$B$3]" office:value-type="boolean" office:boolean-value="true" calcext:value-type="boolean">
            <text:p>TRUE</text:p>
          </table:table-cell>
          <table:table-cell table:style-name="ce30" table:formula="of:=[PythonAWin.W47]*[PythonAWin.O47]" office:value-type="float" office:value="800" calcext:value-type="float">
            <text:p>800</text:p>
          </table:table-cell>
          <table:table-cell table:style-name="ce20" table:formula="of:=[PythonAWin.W47]*[PythonAWin.P47]" office:value-type="float" office:value="309099980.9725" calcext:value-type="float">
            <text:p>309,099,980.97</text:p>
          </table:table-cell>
          <table:table-cell table:style-name="ce20" table:formula="of:=[PythonAWin.W47]*[PythonAWin.S47]" office:value-type="float" office:value="13438724.4118877" calcext:value-type="float">
            <text:p>13,438,724.41</text:p>
          </table:table-cell>
          <table:table-cell table:style-name="ce30" table:formula="of:=[PythonAWin.AA34]+[PythonAWin.X47]" office:value-type="float" office:value="3200" calcext:value-type="float">
            <text:p>3200</text:p>
          </table:table-cell>
          <table:table-cell table:style-name="ce31" table:formula="of:=COMBINEDMEAN([PythonAWin.AA34]; [PythonAWin.AB34]; [PythonAWin.X47]; [PythonAWin.Y47])" office:value-type="float" office:value="311857909.298437" calcext:value-type="float">
            <text:p>311,857,909.30</text:p>
          </table:table-cell>
          <table:table-cell table:style-name="ce31" table:formula="of:=COMBINEDSTDDEV([PythonAWin.AA34];[PythonAWin.AB34];[PythonAWin.AC34];[PythonAWin.X47];[PythonAWin.Y47];[PythonAWin.Z47])" office:value-type="float" office:value="13549058.670236" calcext:value-type="float">
            <text:p>13,549,058.67</text:p>
          </table:table-cell>
          <table:table-cell table:style-name="ce28" table:formula="of:=[PythonAWin.AB47]/[PythonAWin.AC47]" office:value-type="float" office:value="23.016942865818" calcext:value-type="float">
            <text:p>23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76817359.065" calcext:value-type="float">
            <text:p>776817359.065</text:p>
          </table:table-cell>
          <table:table-cell office:value-type="float" office:value="141068217.270708" calcext:value-type="float">
            <text:p>141068217.270708</text:p>
          </table:table-cell>
          <table:table-cell office:value-type="float" office:value="750741229" calcext:value-type="float">
            <text:p>75074122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mult_a_64_32" calcext:value-type="string">
            <text:p>mult_a_64_32</text:p>
          </table:table-cell>
          <table:table-cell/>
          <table:table-cell table:formula="of:=[PythonAWin.K47]+1" office:value-type="float" office:value="48" calcext:value-type="float">
            <text:p>48</text:p>
          </table:table-cell>
          <table:table-cell/>
          <table:table-cell table:style-name="ce13" table:formula="of:=[PythonAWin.N48] - COM.MICROSOFT.FLOOR.PRECISE([PythonAWin.N48] * 0.2)" office:value-type="float" office:value="838861" calcext:value-type="float">
            <text:p>838,861</text:p>
          </table:table-cell>
          <table:table-cell table:style-name="ce13" table:formula="of:=INDIRECT(ADDRESS([PythonAWin.$K48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8];3))" office:value-type="float" office:value="776817359.065" calcext:value-type="float">
            <text:p>776,817,359.07</text:p>
          </table:table-cell>
          <table:table-cell table:style-name="ce20" table:formula="of:=[.P48]/[.P47]" office:value-type="float" office:value="2.5131588705407" calcext:value-type="float">
            <text:p>2.51</text:p>
          </table:table-cell>
          <table:table-cell table:style-name="ce23" table:formula="of:=[.P48]/[.P35]" office:value-type="float" office:value="1.05315433345407" calcext:value-type="float">
            <text:p>1.05</text:p>
          </table:table-cell>
          <table:table-cell table:style-name="ce20" table:formula="of:=INDIRECT(ADDRESS([PythonAWin.$K48];4))" office:value-type="float" office:value="141068217.270708" calcext:value-type="float">
            <text:p>141,068,217.27</text:p>
          </table:table-cell>
          <table:table-cell table:style-name="ce20" table:formula="of:=INDIRECT(ADDRESS([PythonAWin.$K48];5))" office:value-type="float" office:value="750741229" calcext:value-type="float">
            <text:p>750,741,229.00</text:p>
          </table:table-cell>
          <table:table-cell table:style-name="ce27" table:formula="of:=IF([PythonAWin.T48]=0;&quot;&quot;;ABS([PythonAWin.P48] - [PythonAWin.T48]) / MAX([PythonAWin.P48]; [PythonAWin.T48]))" office:value-type="float" office:value="0.0335679033954468" calcext:value-type="float">
            <text:p>0.0336</text:p>
          </table:table-cell>
          <table:table-cell table:style-name="ce28" table:formula="of:=[PythonAWin.P48]/[PythonAWin.S48]" office:value-type="float" office:value="5.50667878345906" calcext:value-type="float">
            <text:p>5.51</text:p>
          </table:table-cell>
          <table:table-cell table:style-name="ce29" table:formula="of:=[PythonAWin.V48] &gt;= [$CONFIG.$B$3]" office:value-type="boolean" office:boolean-value="false" calcext:value-type="boolean">
            <text:p>FALSE</text:p>
          </table:table-cell>
          <table:table-cell table:style-name="ce30" table:formula="of:=[PythonAWin.W48]*[PythonAWin.O48]" office:value-type="float" office:value="0" calcext:value-type="float">
            <text:p>0</text:p>
          </table:table-cell>
          <table:table-cell table:style-name="ce20" table:formula="of:=[PythonAWin.W48]*[PythonAWin.P48]" office:value-type="float" office:value="0" calcext:value-type="float">
            <text:p>0.00</text:p>
          </table:table-cell>
          <table:table-cell table:style-name="ce20" table:formula="of:=[PythonAWin.W48]*[PythonAWin.S48]" office:value-type="float" office:value="0" calcext:value-type="float">
            <text:p>0.00</text:p>
          </table:table-cell>
          <table:table-cell table:style-name="ce30" table:formula="of:=[PythonAWin.AA35]+[PythonAWin.X48]" office:value-type="float" office:value="2400" calcext:value-type="float">
            <text:p>2400</text:p>
          </table:table-cell>
          <table:table-cell table:style-name="ce31" table:formula="of:=COMBINEDMEAN([PythonAWin.AA35]; [PythonAWin.AB35]; [PythonAWin.X48]; [PythonAWin.Y48])" office:value-type="float" office:value="727682452.514167" calcext:value-type="float">
            <text:p>727,682,452.51</text:p>
          </table:table-cell>
          <table:table-cell table:style-name="ce31" table:formula="of:=COMBINEDSTDDEV([PythonAWin.AA35];[PythonAWin.AB35];[PythonAWin.AC35];[PythonAWin.X48];[PythonAWin.Y48];[PythonAWin.Z48])" office:value-type="float" office:value="31946650.4297206" calcext:value-type="float">
            <text:p>31,946,650.43</text:p>
          </table:table-cell>
          <table:table-cell table:style-name="ce28" table:formula="of:=[PythonAWin.AB48]/[PythonAWin.AC48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92514855.05125" calcext:value-type="float">
            <text:p>1492514855.05125</text:p>
          </table:table-cell>
          <table:table-cell office:value-type="float" office:value="43721467.618262" calcext:value-type="float">
            <text:p>43721467.618262</text:p>
          </table:table-cell>
          <table:table-cell office:value-type="float" office:value="1490801400" calcext:value-type="float">
            <text:p>14908014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mult_a_64_32" calcext:value-type="string">
            <text:p>mult_a_64_32</text:p>
          </table:table-cell>
          <table:table-cell/>
          <table:table-cell table:formula="of:=[PythonAWin.K48]+1" office:value-type="float" office:value="49" calcext:value-type="float">
            <text:p>49</text:p>
          </table:table-cell>
          <table:table-cell/>
          <table:table-cell table:style-name="ce13" table:formula="of:=[PythonAWin.N49] - COM.MICROSOFT.FLOOR.PRECISE([PythonAWin.N49] * 0.2)" office:value-type="float" office:value="1677722" calcext:value-type="float">
            <text:p>1,677,722</text:p>
          </table:table-cell>
          <table:table-cell table:style-name="ce13" table:formula="of:=INDIRECT(ADDRESS([PythonAWin.$K49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49];3))" office:value-type="float" office:value="1492514855.05125" calcext:value-type="float">
            <text:p>1,492,514,855.05</text:p>
          </table:table-cell>
          <table:table-cell table:style-name="ce20" table:formula="of:=[.P49]/[.P48]" office:value-type="float" office:value="1.92132016314322" calcext:value-type="float">
            <text:p>1.92</text:p>
          </table:table-cell>
          <table:table-cell table:style-name="ce23" table:formula="of:=[.P49]/[.P36]" office:value-type="float" office:value="0.990225618564912" calcext:value-type="float">
            <text:p>0.99</text:p>
          </table:table-cell>
          <table:table-cell table:style-name="ce20" table:formula="of:=INDIRECT(ADDRESS([PythonAWin.$K49];4))" office:value-type="float" office:value="43721467.618262" calcext:value-type="float">
            <text:p>43,721,467.62</text:p>
          </table:table-cell>
          <table:table-cell table:style-name="ce20" table:formula="of:=INDIRECT(ADDRESS([PythonAWin.$K49];5))" office:value-type="float" office:value="1490801400" calcext:value-type="float">
            <text:p>1,490,801,400.00</text:p>
          </table:table-cell>
          <table:table-cell table:style-name="ce27" table:formula="of:=IF([PythonAWin.T49]=0;&quot;&quot;;ABS([PythonAWin.P49] - [PythonAWin.T49]) / MAX([PythonAWin.P49]; [PythonAWin.T49]))" office:value-type="float" office:value="0.00114803215891017" calcext:value-type="float">
            <text:p>0.0011</text:p>
          </table:table-cell>
          <table:table-cell table:style-name="ce28" table:formula="of:=[PythonAWin.P49]/[PythonAWin.S49]" office:value-type="float" office:value="34.1368882692273" calcext:value-type="float">
            <text:p>34.14</text:p>
          </table:table-cell>
          <table:table-cell table:style-name="ce29" table:formula="of:=[PythonAWin.V49] &gt;= [$CONFIG.$B$3]" office:value-type="boolean" office:boolean-value="true" calcext:value-type="boolean">
            <text:p>TRUE</text:p>
          </table:table-cell>
          <table:table-cell table:style-name="ce30" table:formula="of:=[PythonAWin.W49]*[PythonAWin.O49]" office:value-type="float" office:value="800" calcext:value-type="float">
            <text:p>800</text:p>
          </table:table-cell>
          <table:table-cell table:style-name="ce20" table:formula="of:=[PythonAWin.W49]*[PythonAWin.P49]" office:value-type="float" office:value="1492514855.05125" calcext:value-type="float">
            <text:p>1,492,514,855.05</text:p>
          </table:table-cell>
          <table:table-cell table:style-name="ce20" table:formula="of:=[PythonAWin.W49]*[PythonAWin.S49]" office:value-type="float" office:value="43721467.618262" calcext:value-type="float">
            <text:p>43,721,467.62</text:p>
          </table:table-cell>
          <table:table-cell table:style-name="ce30" table:formula="of:=[PythonAWin.AA36]+[PythonAWin.X49]" office:value-type="float" office:value="3200" calcext:value-type="float">
            <text:p>3200</text:p>
          </table:table-cell>
          <table:table-cell table:style-name="ce31" table:formula="of:=COMBINEDMEAN([PythonAWin.AA36]; [PythonAWin.AB36]; [PythonAWin.X49]; [PythonAWin.Y49])" office:value-type="float" office:value="1485693835.37938" calcext:value-type="float">
            <text:p>1,485,693,835.38</text:p>
          </table:table-cell>
          <table:table-cell table:style-name="ce31" table:formula="of:=COMBINEDSTDDEV([PythonAWin.AA36];[PythonAWin.AB36];[PythonAWin.AC36];[PythonAWin.X49];[PythonAWin.Y49];[PythonAWin.Z49])" office:value-type="float" office:value="41357853.5566436" calcext:value-type="float">
            <text:p>41,357,853.56</text:p>
          </table:table-cell>
          <table:table-cell table:style-name="ce28" table:formula="of:=[PythonAWin.AB49]/[PythonAWin.AC49]" office:value-type="float" office:value="35.9228951121598" calcext:value-type="float">
            <text:p>35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9736959.785" calcext:value-type="float">
            <text:p>3019736959.785</text:p>
          </table:table-cell>
          <table:table-cell office:value-type="float" office:value="87407396.3244974" calcext:value-type="float">
            <text:p>87407396.3244974</text:p>
          </table:table-cell>
          <table:table-cell office:value-type="float" office:value="3005423494" calcext:value-type="float">
            <text:p>30054234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mult_a_64_32" calcext:value-type="string">
            <text:p>mult_a_64_32</text:p>
          </table:table-cell>
          <table:table-cell/>
          <table:table-cell table:formula="of:=[PythonAWin.K49]+1" office:value-type="float" office:value="50" calcext:value-type="float">
            <text:p>50</text:p>
          </table:table-cell>
          <table:table-cell/>
          <table:table-cell table:style-name="ce13" table:formula="of:=[PythonAWin.N50] - COM.MICROSOFT.FLOOR.PRECISE([PythonAWin.N50] * 0.2)" office:value-type="float" office:value="3355444" calcext:value-type="float">
            <text:p>3,355,444</text:p>
          </table:table-cell>
          <table:table-cell table:style-name="ce13" table:formula="of:=INDIRECT(ADDRESS([PythonAWin.$K50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50];3))" office:value-type="float" office:value="3019736959.785" calcext:value-type="float">
            <text:p>3,019,736,959.79</text:p>
          </table:table-cell>
          <table:table-cell table:style-name="ce20" table:formula="of:=[.P50]/[.P49]" office:value-type="float" office:value="2.02325420719602" calcext:value-type="float">
            <text:p>2.02</text:p>
          </table:table-cell>
          <table:table-cell table:style-name="ce23" table:formula="of:=[.P50]/[.P37]" office:value-type="float" office:value="0.989924323812947" calcext:value-type="float">
            <text:p>0.99</text:p>
          </table:table-cell>
          <table:table-cell table:style-name="ce20" table:formula="of:=INDIRECT(ADDRESS([PythonAWin.$K50];4))" office:value-type="float" office:value="87407396.3244974" calcext:value-type="float">
            <text:p>87,407,396.32</text:p>
          </table:table-cell>
          <table:table-cell table:style-name="ce20" table:formula="of:=INDIRECT(ADDRESS([PythonAWin.$K50];5))" office:value-type="float" office:value="3005423494" calcext:value-type="float">
            <text:p>3,005,423,494.00</text:p>
          </table:table-cell>
          <table:table-cell table:style-name="ce27" table:formula="of:=IF([PythonAWin.T50]=0;&quot;&quot;;ABS([PythonAWin.P50] - [PythonAWin.T50]) / MAX([PythonAWin.P50]; [PythonAWin.T50]))" office:value-type="float" office:value="0.00473997105563093" calcext:value-type="float">
            <text:p>0.0047</text:p>
          </table:table-cell>
          <table:table-cell table:style-name="ce28" table:formula="of:=[PythonAWin.P50]/[PythonAWin.S50]" office:value-type="float" office:value="34.5478424797635" calcext:value-type="float">
            <text:p>34.55</text:p>
          </table:table-cell>
          <table:table-cell table:style-name="ce29" table:formula="of:=[PythonAWin.V50] &gt;= [$CONFIG.$B$3]" office:value-type="boolean" office:boolean-value="true" calcext:value-type="boolean">
            <text:p>TRUE</text:p>
          </table:table-cell>
          <table:table-cell table:style-name="ce30" table:formula="of:=[PythonAWin.W50]*[PythonAWin.O50]" office:value-type="float" office:value="800" calcext:value-type="float">
            <text:p>800</text:p>
          </table:table-cell>
          <table:table-cell table:style-name="ce20" table:formula="of:=[PythonAWin.W50]*[PythonAWin.P50]" office:value-type="float" office:value="3019736959.785" calcext:value-type="float">
            <text:p>3,019,736,959.79</text:p>
          </table:table-cell>
          <table:table-cell table:style-name="ce20" table:formula="of:=[PythonAWin.W50]*[PythonAWin.S50]" office:value-type="float" office:value="87407396.3244974" calcext:value-type="float">
            <text:p>87,407,396.32</text:p>
          </table:table-cell>
          <table:table-cell table:style-name="ce30" table:formula="of:=[PythonAWin.AA37]+[PythonAWin.X50]" office:value-type="float" office:value="3200" calcext:value-type="float">
            <text:p>3200</text:p>
          </table:table-cell>
          <table:table-cell table:style-name="ce31" table:formula="of:=COMBINEDMEAN([PythonAWin.AA37]; [PythonAWin.AB37]; [PythonAWin.X50]; [PythonAWin.Y50])" office:value-type="float" office:value="3004077835.32531" calcext:value-type="float">
            <text:p>3,004,077,835.33</text:p>
          </table:table-cell>
          <table:table-cell table:style-name="ce31" table:formula="of:=COMBINEDSTDDEV([PythonAWin.AA37];[PythonAWin.AB37];[PythonAWin.AC37];[PythonAWin.X50];[PythonAWin.Y50];[PythonAWin.Z50])" office:value-type="float" office:value="98640296.3682144" calcext:value-type="float">
            <text:p>98,640,296.37</text:p>
          </table:table-cell>
          <table:table-cell table:style-name="ce28" table:formula="of:=[PythonAWin.AB50]/[PythonAWin.AC50]" office:value-type="float" office:value="30.4548743863399" calcext:value-type="float">
            <text:p>30.4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2759392.85" calcext:value-type="float">
            <text:p>6182759392.85</text:p>
          </table:table-cell>
          <table:table-cell office:value-type="float" office:value="267004858.114931" calcext:value-type="float">
            <text:p>267004858.114931</text:p>
          </table:table-cell>
          <table:table-cell office:value-type="float" office:value="6094076794" calcext:value-type="float">
            <text:p>60940767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mult_a_64_32" calcext:value-type="string">
            <text:p>mult_a_64_32</text:p>
          </table:table-cell>
          <table:table-cell/>
          <table:table-cell table:formula="of:=[PythonAWin.K50]+1" office:value-type="float" office:value="51" calcext:value-type="float">
            <text:p>51</text:p>
          </table:table-cell>
          <table:table-cell/>
          <table:table-cell table:style-name="ce13" table:formula="of:=[PythonAWin.N51] - COM.MICROSOFT.FLOOR.PRECISE([PythonAWin.N51] * 0.2)" office:value-type="float" office:value="6710887" calcext:value-type="float">
            <text:p>6,710,887</text:p>
          </table:table-cell>
          <table:table-cell table:style-name="ce13" table:formula="of:=INDIRECT(ADDRESS([PythonAWin.$K51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AWin.$K51];3))" office:value-type="float" office:value="6182759392.85" calcext:value-type="float">
            <text:p>6,182,759,392.85</text:p>
          </table:table-cell>
          <table:table-cell table:style-name="ce20" table:formula="of:=[.P51]/[.P50]" office:value-type="float" office:value="2.04744965379044" calcext:value-type="float">
            <text:p>2.05</text:p>
          </table:table-cell>
          <table:table-cell table:style-name="ce23" table:formula="of:=[.P51]/[.P38]" office:value-type="float" office:value="1.01347093847974" calcext:value-type="float">
            <text:p>1.01</text:p>
          </table:table-cell>
          <table:table-cell table:style-name="ce20" table:formula="of:=INDIRECT(ADDRESS([PythonAWin.$K51];4))" office:value-type="float" office:value="267004858.114931" calcext:value-type="float">
            <text:p>267,004,858.11</text:p>
          </table:table-cell>
          <table:table-cell table:style-name="ce20" table:formula="of:=INDIRECT(ADDRESS([PythonAWin.$K51];5))" office:value-type="float" office:value="6094076794" calcext:value-type="float">
            <text:p>6,094,076,794.00</text:p>
          </table:table-cell>
          <table:table-cell table:style-name="ce27" table:formula="of:=IF([PythonAWin.T51]=0;&quot;&quot;;ABS([PythonAWin.P51] - [PythonAWin.T51]) / MAX([PythonAWin.P51]; [PythonAWin.T51]))" office:value-type="float" office:value="0.0143435306495279" calcext:value-type="float">
            <text:p>0.0143</text:p>
          </table:table-cell>
          <table:table-cell table:style-name="ce28" table:formula="of:=[PythonAWin.P51]/[PythonAWin.S51]" office:value-type="float" office:value="23.1559808930093" calcext:value-type="float">
            <text:p>23.16</text:p>
          </table:table-cell>
          <table:table-cell table:style-name="ce29" table:formula="of:=[PythonAWin.V51] &gt;= [$CONFIG.$B$3]" office:value-type="boolean" office:boolean-value="true" calcext:value-type="boolean">
            <text:p>TRUE</text:p>
          </table:table-cell>
          <table:table-cell table:style-name="ce30" table:formula="of:=[PythonAWin.W51]*[PythonAWin.O51]" office:value-type="float" office:value="800" calcext:value-type="float">
            <text:p>800</text:p>
          </table:table-cell>
          <table:table-cell table:style-name="ce20" table:formula="of:=[PythonAWin.W51]*[PythonAWin.P51]" office:value-type="float" office:value="6182759392.85" calcext:value-type="float">
            <text:p>6,182,759,392.85</text:p>
          </table:table-cell>
          <table:table-cell table:style-name="ce20" table:formula="of:=[PythonAWin.W51]*[PythonAWin.S51]" office:value-type="float" office:value="267004858.114931" calcext:value-type="float">
            <text:p>267,004,858.11</text:p>
          </table:table-cell>
          <table:table-cell table:style-name="ce30" table:formula="of:=[PythonAWin.AA38]+[PythonAWin.X51]" office:value-type="float" office:value="3200" calcext:value-type="float">
            <text:p>3200</text:p>
          </table:table-cell>
          <table:table-cell table:style-name="ce31" table:formula="of:=COMBINEDMEAN([PythonAWin.AA38]; [PythonAWin.AB38]; [PythonAWin.X51]; [PythonAWin.Y51])" office:value-type="float" office:value="6115515984.81219" calcext:value-type="float">
            <text:p>6,115,515,984.81</text:p>
          </table:table-cell>
          <table:table-cell table:style-name="ce31" table:formula="of:=COMBINEDSTDDEV([PythonAWin.AA38];[PythonAWin.AB38];[PythonAWin.AC38];[PythonAWin.X51];[PythonAWin.Y51];[PythonAWin.Z51])" office:value-type="float" office:value="350174935.30106" calcext:value-type="float">
            <text:p>350,174,935.30</text:p>
          </table:table-cell>
          <table:table-cell table:style-name="ce28" table:formula="of:=[PythonAWin.AB51]/[PythonAWin.AC51]" office:value-type="float" office:value="17.4641739550959" calcext:value-type="float">
            <text:p>17.46</text:p>
          </table:table-cell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B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b_64_32" calcext:value-type="string" table:number-columns-spanned="15" table:number-rows-spanned="1">
            <text:p>mult_b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4050051.58625" calcext:value-type="float">
            <text:p>4050051.58625</text:p>
          </table:table-cell>
          <table:table-cell office:value-type="float" office:value="107283.040333534" calcext:value-type="float">
            <text:p>107283.040333534</text:p>
          </table:table-cell>
          <table:table-cell office:value-type="float" office:value="4028058" calcext:value-type="float">
            <text:p>4028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b_64_32" calcext:value-type="string">
            <text:p>mult_b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BWin.N3] - [PythonBWin.N3] * 0.2" office:value-type="float" office:value="13107.2" calcext:value-type="float">
            <text:p>13,107</text:p>
          </table:table-cell>
          <table:table-cell table:style-name="ce13" table:formula="of:=INDIRECT(ADDRESS([PythonB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3];3))" office:value-type="float" office:value="4050051.58625" calcext:value-type="float">
            <text:p>4,050,051.59</text:p>
          </table:table-cell>
          <table:table-cell table:style-name="ce20"/>
          <table:table-cell table:style-name="ce23"/>
          <table:table-cell table:style-name="ce20" table:formula="of:=INDIRECT(ADDRESS([PythonBWin.$K3];4))" office:value-type="float" office:value="107283.040333534" calcext:value-type="float">
            <text:p>107,283.04</text:p>
          </table:table-cell>
          <table:table-cell table:style-name="ce26" table:formula="of:=INDIRECT(ADDRESS([PythonBWin.$K3];5))" office:value-type="float" office:value="4028058" calcext:value-type="float">
            <text:p>4028058.00</text:p>
          </table:table-cell>
          <table:table-cell table:style-name="ce27" table:formula="of:=IF([PythonBWin.T3]=0;&quot;&quot;;ABS([PythonBWin.P3] - [PythonBWin.T3]) / MAX([PythonBWin.P3]; [PythonBWin.T3]))" office:value-type="float" office:value="0.00543044595398952" calcext:value-type="float">
            <text:p>0.0054</text:p>
          </table:table-cell>
          <table:table-cell table:style-name="ce28" table:formula="of:=[PythonBWin.P3]/[PythonBWin.S3]" office:value-type="float" office:value="37.7510888362105" calcext:value-type="float">
            <text:p>37.75</text:p>
          </table:table-cell>
          <table:table-cell table:style-name="ce29" table:formula="of:=[PythonBWin.V3] &gt;= [$CONFIG.$B$3]" office:value-type="boolean" office:boolean-value="true" calcext:value-type="boolean">
            <text:p>TRUE</text:p>
          </table:table-cell>
          <table:table-cell table:style-name="ce16" table:formula="of:=[PythonBWin.W3]*[PythonBWin.O3]" office:value-type="float" office:value="800" calcext:value-type="float">
            <text:p>800</text:p>
          </table:table-cell>
          <table:table-cell table:style-name="ce20" table:formula="of:=[PythonBWin.W3]*[PythonBWin.P3]" office:value-type="float" office:value="4050051.58625" calcext:value-type="float">
            <text:p>4,050,051.59</text:p>
          </table:table-cell>
          <table:table-cell table:style-name="ce20" table:formula="of:=[PythonBWin.W3]*[PythonBWin.S3]" office:value-type="float" office:value="107283.040333534" calcext:value-type="float">
            <text:p>107,283.04</text:p>
          </table:table-cell>
          <table:table-cell table:style-name="ce16" table:formula="of:=[PythonBWin.X3]" office:value-type="float" office:value="800" calcext:value-type="float">
            <text:p>800</text:p>
          </table:table-cell>
          <table:table-cell table:style-name="ce20" table:formula="of:=[PythonBWin.Y3]" office:value-type="float" office:value="4050051.58625" calcext:value-type="float">
            <text:p>4,050,051.59</text:p>
          </table:table-cell>
          <table:table-cell table:style-name="ce20" table:formula="of:=[PythonBWin.Z3]" office:value-type="float" office:value="107283.040333534" calcext:value-type="float">
            <text:p>107,283.04</text:p>
          </table:table-cell>
          <table:table-cell table:style-name="ce28" table:formula="of:=[PythonBWin.AB3]/[PythonBWin.AC3]" office:value-type="float" office:value="37.7510888362105" calcext:value-type="float">
            <text:p>37.75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4050051.58625" calcext:value-type="float">
            <text:p>4,050,051.59</text:p>
          </table:table-cell>
          <table:table-cell table:style-name="ce33" table:formula="of:=OFFSET([.AC$1];[.$AF$1]-[.$AF3];0)" office:value-type="float" office:value="107283.040333534" calcext:value-type="float">
            <text:p>107,283.04</text:p>
          </table:table-cell>
          <table:table-cell table:style-name="ce35" table:formula="of:=[.AH3]/[.AI3]" office:value-type="float" office:value="37.7510888362105" calcext:value-type="float">
            <text:p>37.7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814211.12625" calcext:value-type="float">
            <text:p>7814211.12625</text:p>
          </table:table-cell>
          <table:table-cell office:value-type="float" office:value="370501.597084447" calcext:value-type="float">
            <text:p>370501.597084447</text:p>
          </table:table-cell>
          <table:table-cell office:value-type="float" office:value="7770016" calcext:value-type="float">
            <text:p>77700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b_64_32" calcext:value-type="string">
            <text:p>mult_b_64_32</text:p>
          </table:table-cell>
          <table:table-cell/>
          <table:table-cell table:formula="of:=[PythonBWin.K3]+1" office:value-type="float" office:value="4" calcext:value-type="float">
            <text:p>4</text:p>
          </table:table-cell>
          <table:table-cell/>
          <table:table-cell table:style-name="ce13" table:formula="of:=[PythonBWin.N4] - [PythonBWin.N4] * 0.2" office:value-type="float" office:value="26214.4" calcext:value-type="float">
            <text:p>26,214</text:p>
          </table:table-cell>
          <table:table-cell table:style-name="ce13" table:formula="of:=INDIRECT(ADDRESS([PythonB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4];3))" office:value-type="float" office:value="7814211.12625" calcext:value-type="float">
            <text:p>7,814,211.13</text:p>
          </table:table-cell>
          <table:table-cell table:style-name="ce20" table:formula="of:=[.P4]/[.P3]" office:value-type="float" office:value="1.92941027042208" calcext:value-type="float">
            <text:p>1.93</text:p>
          </table:table-cell>
          <table:table-cell table:style-name="ce23"/>
          <table:table-cell table:style-name="ce20" table:formula="of:=INDIRECT(ADDRESS([PythonBWin.$K4];4))" office:value-type="float" office:value="370501.597084447" calcext:value-type="float">
            <text:p>370,501.60</text:p>
          </table:table-cell>
          <table:table-cell table:style-name="ce26" table:formula="of:=INDIRECT(ADDRESS([PythonBWin.$K4];5))" office:value-type="float" office:value="7770016" calcext:value-type="float">
            <text:p>7770016.00</text:p>
          </table:table-cell>
          <table:table-cell table:style-name="ce27" table:formula="of:=IF([PythonBWin.T4]=0;&quot;&quot;;ABS([PythonBWin.P4] - [PythonBWin.T4]) / MAX([PythonBWin.P4]; [PythonBWin.T4]))" office:value-type="float" office:value="0.00565573741686306" calcext:value-type="float">
            <text:p>0.0057</text:p>
          </table:table-cell>
          <table:table-cell table:style-name="ce28" table:formula="of:=[PythonBWin.P4]/[PythonBWin.S4]" office:value-type="float" office:value="21.0908972801781" calcext:value-type="float">
            <text:p>21.09</text:p>
          </table:table-cell>
          <table:table-cell table:style-name="ce29" table:formula="of:=[PythonBWin.V4] &gt;= [$CONFIG.$B$3]" office:value-type="boolean" office:boolean-value="true" calcext:value-type="boolean">
            <text:p>TRUE</text:p>
          </table:table-cell>
          <table:table-cell table:style-name="ce16" table:formula="of:=[PythonBWin.W4]*[PythonBWin.O4]" office:value-type="float" office:value="800" calcext:value-type="float">
            <text:p>800</text:p>
          </table:table-cell>
          <table:table-cell table:style-name="ce20" table:formula="of:=[PythonBWin.W4]*[PythonBWin.P4]" office:value-type="float" office:value="7814211.12625" calcext:value-type="float">
            <text:p>7,814,211.13</text:p>
          </table:table-cell>
          <table:table-cell table:style-name="ce20" table:formula="of:=[PythonBWin.W4]*[PythonBWin.S4]" office:value-type="float" office:value="370501.597084447" calcext:value-type="float">
            <text:p>370,501.60</text:p>
          </table:table-cell>
          <table:table-cell table:style-name="ce16" table:formula="of:=[PythonBWin.X4]" office:value-type="float" office:value="800" calcext:value-type="float">
            <text:p>800</text:p>
          </table:table-cell>
          <table:table-cell table:style-name="ce20" table:formula="of:=[PythonBWin.Y4]" office:value-type="float" office:value="7814211.12625" calcext:value-type="float">
            <text:p>7,814,211.13</text:p>
          </table:table-cell>
          <table:table-cell table:style-name="ce20" table:formula="of:=[PythonBWin.Z4]" office:value-type="float" office:value="370501.597084447" calcext:value-type="float">
            <text:p>370,501.60</text:p>
          </table:table-cell>
          <table:table-cell table:style-name="ce28" table:formula="of:=[PythonBWin.AB4]/[PythonBWin.AC4]" office:value-type="float" office:value="21.0908972801781" calcext:value-type="float">
            <text:p>21.09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7814211.12625" calcext:value-type="float">
            <text:p>7,814,211.13</text:p>
          </table:table-cell>
          <table:table-cell table:style-name="ce33" table:formula="of:=OFFSET([.AC$1];[.$AF$1]-[.$AF4];0)" office:value-type="float" office:value="370501.597084447" calcext:value-type="float">
            <text:p>370,501.60</text:p>
          </table:table-cell>
          <table:table-cell table:style-name="ce35" table:formula="of:=[.AH4]/[.AI4]" office:value-type="float" office:value="21.0908972801781" calcext:value-type="float">
            <text:p>21.0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6615927.12375" calcext:value-type="float">
            <text:p>16615927.12375</text:p>
          </table:table-cell>
          <table:table-cell office:value-type="float" office:value="699222.355018688" calcext:value-type="float">
            <text:p>699222.355018688</text:p>
          </table:table-cell>
          <table:table-cell office:value-type="float" office:value="16579654" calcext:value-type="float">
            <text:p>165796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b_64_32" calcext:value-type="string">
            <text:p>mult_b_64_32</text:p>
          </table:table-cell>
          <table:table-cell/>
          <table:table-cell table:formula="of:=[PythonBWin.K4]+1" office:value-type="float" office:value="5" calcext:value-type="float">
            <text:p>5</text:p>
          </table:table-cell>
          <table:table-cell/>
          <table:table-cell table:style-name="ce13" table:formula="of:=[PythonBWin.N5] - COM.MICROSOFT.FLOOR.PRECISE([PythonBWin.N5] * 0.2)" office:value-type="float" office:value="52429" calcext:value-type="float">
            <text:p>52,429</text:p>
          </table:table-cell>
          <table:table-cell table:style-name="ce13" table:formula="of:=INDIRECT(ADDRESS([PythonB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5];3))" office:value-type="float" office:value="16615927.12375" calcext:value-type="float">
            <text:p>16,615,927.12</text:p>
          </table:table-cell>
          <table:table-cell table:style-name="ce20" table:formula="of:=[.P5]/[.P4]" office:value-type="float" office:value="2.12637294479192" calcext:value-type="float">
            <text:p>2.13</text:p>
          </table:table-cell>
          <table:table-cell table:style-name="ce23"/>
          <table:table-cell table:style-name="ce20" table:formula="of:=INDIRECT(ADDRESS([PythonBWin.$K5];4))" office:value-type="float" office:value="699222.355018688" calcext:value-type="float">
            <text:p>699,222.36</text:p>
          </table:table-cell>
          <table:table-cell table:style-name="ce26" table:formula="of:=INDIRECT(ADDRESS([PythonBWin.$K5];5))" office:value-type="float" office:value="16579654" calcext:value-type="float">
            <text:p>16579654.00</text:p>
          </table:table-cell>
          <table:table-cell table:style-name="ce27" table:formula="of:=IF([PythonBWin.T5]=0;&quot;&quot;;ABS([PythonBWin.P5] - [PythonBWin.T5]) / MAX([PythonBWin.P5]; [PythonBWin.T5]))" office:value-type="float" office:value="0.00218303339198884" calcext:value-type="float">
            <text:p>0.0022</text:p>
          </table:table-cell>
          <table:table-cell table:style-name="ce28" table:formula="of:=[PythonBWin.P5]/[PythonBWin.S5]" office:value-type="float" office:value="23.7634380601374" calcext:value-type="float">
            <text:p>23.76</text:p>
          </table:table-cell>
          <table:table-cell table:style-name="ce29" table:formula="of:=[PythonBWin.V5] &gt;= [$CONFIG.$B$3]" office:value-type="boolean" office:boolean-value="true" calcext:value-type="boolean">
            <text:p>TRUE</text:p>
          </table:table-cell>
          <table:table-cell table:style-name="ce16" table:formula="of:=[PythonBWin.W5]*[PythonBWin.O5]" office:value-type="float" office:value="800" calcext:value-type="float">
            <text:p>800</text:p>
          </table:table-cell>
          <table:table-cell table:style-name="ce20" table:formula="of:=[PythonBWin.W5]*[PythonBWin.P5]" office:value-type="float" office:value="16615927.12375" calcext:value-type="float">
            <text:p>16,615,927.12</text:p>
          </table:table-cell>
          <table:table-cell table:style-name="ce20" table:formula="of:=[PythonBWin.W5]*[PythonBWin.S5]" office:value-type="float" office:value="699222.355018688" calcext:value-type="float">
            <text:p>699,222.36</text:p>
          </table:table-cell>
          <table:table-cell table:style-name="ce16" table:formula="of:=[PythonBWin.X5]" office:value-type="float" office:value="800" calcext:value-type="float">
            <text:p>800</text:p>
          </table:table-cell>
          <table:table-cell table:style-name="ce20" table:formula="of:=[PythonBWin.Y5]" office:value-type="float" office:value="16615927.12375" calcext:value-type="float">
            <text:p>16,615,927.12</text:p>
          </table:table-cell>
          <table:table-cell table:style-name="ce20" table:formula="of:=[PythonBWin.Z5]" office:value-type="float" office:value="699222.355018688" calcext:value-type="float">
            <text:p>699,222.36</text:p>
          </table:table-cell>
          <table:table-cell table:style-name="ce28" table:formula="of:=[PythonBWin.AB5]/[PythonBWin.AC5]" office:value-type="float" office:value="23.7634380601374" calcext:value-type="float">
            <text:p>23.76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16615927.12375" calcext:value-type="float">
            <text:p>16,615,927.12</text:p>
          </table:table-cell>
          <table:table-cell table:style-name="ce33" table:formula="of:=OFFSET([.AC$1];[.$AF$1]-[.$AF5];0)" office:value-type="float" office:value="699222.355018688" calcext:value-type="float">
            <text:p>699,222.36</text:p>
          </table:table-cell>
          <table:table-cell table:style-name="ce35" table:formula="of:=[.AH5]/[.AI5]" office:value-type="float" office:value="23.7634380601374" calcext:value-type="float">
            <text:p>23.7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763377.51125" calcext:value-type="float">
            <text:p>33763377.51125</text:p>
          </table:table-cell>
          <table:table-cell office:value-type="float" office:value="1382703.01605401" calcext:value-type="float">
            <text:p>1382703.01605401</text:p>
          </table:table-cell>
          <table:table-cell office:value-type="float" office:value="33780686" calcext:value-type="float">
            <text:p>337806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b_64_32" calcext:value-type="string">
            <text:p>mult_b_64_32</text:p>
          </table:table-cell>
          <table:table-cell/>
          <table:table-cell table:formula="of:=[PythonBWin.K5]+1" office:value-type="float" office:value="6" calcext:value-type="float">
            <text:p>6</text:p>
          </table:table-cell>
          <table:table-cell/>
          <table:table-cell table:style-name="ce13" table:formula="of:=[PythonBWin.N6] - COM.MICROSOFT.FLOOR.PRECISE([PythonBWin.N6] * 0.2)" office:value-type="float" office:value="104858" calcext:value-type="float">
            <text:p>104,858</text:p>
          </table:table-cell>
          <table:table-cell table:style-name="ce13" table:formula="of:=INDIRECT(ADDRESS([PythonB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6];3))" office:value-type="float" office:value="33763377.51125" calcext:value-type="float">
            <text:p>33,763,377.51</text:p>
          </table:table-cell>
          <table:table-cell table:style-name="ce20" table:formula="of:=[.P6]/[.P5]" office:value-type="float" office:value="2.03198878159439" calcext:value-type="float">
            <text:p>2.03</text:p>
          </table:table-cell>
          <table:table-cell table:style-name="ce23"/>
          <table:table-cell table:style-name="ce20" table:formula="of:=INDIRECT(ADDRESS([PythonBWin.$K6];4))" office:value-type="float" office:value="1382703.01605401" calcext:value-type="float">
            <text:p>1,382,703.02</text:p>
          </table:table-cell>
          <table:table-cell table:style-name="ce26" table:formula="of:=INDIRECT(ADDRESS([PythonBWin.$K6];5))" office:value-type="float" office:value="33780686" calcext:value-type="float">
            <text:p>33780686.00</text:p>
          </table:table-cell>
          <table:table-cell table:style-name="ce27" table:formula="of:=IF([PythonBWin.T6]=0;&quot;&quot;;ABS([PythonBWin.P6] - [PythonBWin.T6]) / MAX([PythonBWin.P6]; [PythonBWin.T6]))" office:value-type="float" office:value="0.000512378249216232" calcext:value-type="float">
            <text:p>0.0005</text:p>
          </table:table-cell>
          <table:table-cell table:style-name="ce28" table:formula="of:=[PythonBWin.P6]/[PythonBWin.S6]" office:value-type="float" office:value="24.4183871151194" calcext:value-type="float">
            <text:p>24.42</text:p>
          </table:table-cell>
          <table:table-cell table:style-name="ce29" table:formula="of:=[PythonBWin.V6] &gt;= [$CONFIG.$B$3]" office:value-type="boolean" office:boolean-value="true" calcext:value-type="boolean">
            <text:p>TRUE</text:p>
          </table:table-cell>
          <table:table-cell table:style-name="ce16" table:formula="of:=[PythonBWin.W6]*[PythonBWin.O6]" office:value-type="float" office:value="800" calcext:value-type="float">
            <text:p>800</text:p>
          </table:table-cell>
          <table:table-cell table:style-name="ce20" table:formula="of:=[PythonBWin.W6]*[PythonBWin.P6]" office:value-type="float" office:value="33763377.51125" calcext:value-type="float">
            <text:p>33,763,377.51</text:p>
          </table:table-cell>
          <table:table-cell table:style-name="ce20" table:formula="of:=[PythonBWin.W6]*[PythonBWin.S6]" office:value-type="float" office:value="1382703.01605401" calcext:value-type="float">
            <text:p>1,382,703.02</text:p>
          </table:table-cell>
          <table:table-cell table:style-name="ce16" table:formula="of:=[PythonBWin.X6]" office:value-type="float" office:value="800" calcext:value-type="float">
            <text:p>800</text:p>
          </table:table-cell>
          <table:table-cell table:style-name="ce20" table:formula="of:=[PythonBWin.Y6]" office:value-type="float" office:value="33763377.51125" calcext:value-type="float">
            <text:p>33,763,377.51</text:p>
          </table:table-cell>
          <table:table-cell table:style-name="ce20" table:formula="of:=[PythonBWin.Z6]" office:value-type="float" office:value="1382703.01605401" calcext:value-type="float">
            <text:p>1,382,703.02</text:p>
          </table:table-cell>
          <table:table-cell table:style-name="ce28" table:formula="of:=[PythonBWin.AB6]/[PythonBWin.AC6]" office:value-type="float" office:value="24.4183871151194" calcext:value-type="float">
            <text:p>24.42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33763377.51125" calcext:value-type="float">
            <text:p>33,763,377.51</text:p>
          </table:table-cell>
          <table:table-cell table:style-name="ce33" table:formula="of:=OFFSET([.AC$1];[.$AF$1]-[.$AF6];0)" office:value-type="float" office:value="1382703.01605401" calcext:value-type="float">
            <text:p>1,382,703.02</text:p>
          </table:table-cell>
          <table:table-cell table:style-name="ce35" table:formula="of:=[.AH6]/[.AI6]" office:value-type="float" office:value="24.4183871151194" calcext:value-type="float">
            <text:p>24.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041079.11" calcext:value-type="float">
            <text:p>68041079.11</text:p>
          </table:table-cell>
          <table:table-cell office:value-type="float" office:value="2718631.87228315" calcext:value-type="float">
            <text:p>2718631.87228315</text:p>
          </table:table-cell>
          <table:table-cell office:value-type="float" office:value="67982182" calcext:value-type="float">
            <text:p>679821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b_64_32" calcext:value-type="string">
            <text:p>mult_b_64_32</text:p>
          </table:table-cell>
          <table:table-cell/>
          <table:table-cell table:formula="of:=[PythonBWin.K6]+1" office:value-type="float" office:value="7" calcext:value-type="float">
            <text:p>7</text:p>
          </table:table-cell>
          <table:table-cell/>
          <table:table-cell table:style-name="ce13" table:formula="of:=[PythonBWin.N7] - COM.MICROSOFT.FLOOR.PRECISE([PythonBWin.N7] * 0.2)" office:value-type="float" office:value="209716" calcext:value-type="float">
            <text:p>209,716</text:p>
          </table:table-cell>
          <table:table-cell table:style-name="ce13" table:formula="of:=INDIRECT(ADDRESS([PythonB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7];3))" office:value-type="float" office:value="68041079.11" calcext:value-type="float">
            <text:p>68,041,079.11</text:p>
          </table:table-cell>
          <table:table-cell table:style-name="ce20" table:formula="of:=[.P7]/[.P6]" office:value-type="float" office:value="2.01523319423031" calcext:value-type="float">
            <text:p>2.02</text:p>
          </table:table-cell>
          <table:table-cell table:style-name="ce23"/>
          <table:table-cell table:style-name="ce20" table:formula="of:=INDIRECT(ADDRESS([PythonBWin.$K7];4))" office:value-type="float" office:value="2718631.87228315" calcext:value-type="float">
            <text:p>2,718,631.87</text:p>
          </table:table-cell>
          <table:table-cell table:style-name="ce26" table:formula="of:=INDIRECT(ADDRESS([PythonBWin.$K7];5))" office:value-type="float" office:value="67982182" calcext:value-type="float">
            <text:p>67982182.00</text:p>
          </table:table-cell>
          <table:table-cell table:style-name="ce27" table:formula="of:=IF([PythonBWin.T7]=0;&quot;&quot;;ABS([PythonBWin.P7] - [PythonBWin.T7]) / MAX([PythonBWin.P7]; [PythonBWin.T7]))" office:value-type="float" office:value="0.000865611051006146" calcext:value-type="float">
            <text:p>0.0009</text:p>
          </table:table-cell>
          <table:table-cell table:style-name="ce28" table:formula="of:=[PythonBWin.P7]/[PythonBWin.S7]" office:value-type="float" office:value="25.0276912456183" calcext:value-type="float">
            <text:p>25.03</text:p>
          </table:table-cell>
          <table:table-cell table:style-name="ce29" table:formula="of:=[PythonBWin.V7] &gt;= [$CONFIG.$B$3]" office:value-type="boolean" office:boolean-value="true" calcext:value-type="boolean">
            <text:p>TRUE</text:p>
          </table:table-cell>
          <table:table-cell table:style-name="ce16" table:formula="of:=[PythonBWin.W7]*[PythonBWin.O7]" office:value-type="float" office:value="800" calcext:value-type="float">
            <text:p>800</text:p>
          </table:table-cell>
          <table:table-cell table:style-name="ce20" table:formula="of:=[PythonBWin.W7]*[PythonBWin.P7]" office:value-type="float" office:value="68041079.11" calcext:value-type="float">
            <text:p>68,041,079.11</text:p>
          </table:table-cell>
          <table:table-cell table:style-name="ce20" table:formula="of:=[PythonBWin.W7]*[PythonBWin.S7]" office:value-type="float" office:value="2718631.87228315" calcext:value-type="float">
            <text:p>2,718,631.87</text:p>
          </table:table-cell>
          <table:table-cell table:style-name="ce16" table:formula="of:=[PythonBWin.X7]" office:value-type="float" office:value="800" calcext:value-type="float">
            <text:p>800</text:p>
          </table:table-cell>
          <table:table-cell table:style-name="ce20" table:formula="of:=[PythonBWin.Y7]" office:value-type="float" office:value="68041079.11" calcext:value-type="float">
            <text:p>68,041,079.11</text:p>
          </table:table-cell>
          <table:table-cell table:style-name="ce20" table:formula="of:=[PythonBWin.Z7]" office:value-type="float" office:value="2718631.87228315" calcext:value-type="float">
            <text:p>2,718,631.87</text:p>
          </table:table-cell>
          <table:table-cell table:style-name="ce28" table:formula="of:=[PythonBWin.AB7]/[PythonBWin.AC7]" office:value-type="float" office:value="25.0276912456183" calcext:value-type="float">
            <text:p>25.03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68041079.11" calcext:value-type="float">
            <text:p>68,041,079.11</text:p>
          </table:table-cell>
          <table:table-cell table:style-name="ce33" table:formula="of:=OFFSET([.AC$1];[.$AF$1]-[.$AF7];0)" office:value-type="float" office:value="2718631.87228315" calcext:value-type="float">
            <text:p>2,718,631.87</text:p>
          </table:table-cell>
          <table:table-cell table:style-name="ce35" table:formula="of:=[.AH7]/[.AI7]" office:value-type="float" office:value="25.0276912456183" calcext:value-type="float">
            <text:p>25.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680743.94375" calcext:value-type="float">
            <text:p>135680743.94375</text:p>
          </table:table-cell>
          <table:table-cell office:value-type="float" office:value="3046710.48269826" calcext:value-type="float">
            <text:p>3046710.48269826</text:p>
          </table:table-cell>
          <table:table-cell office:value-type="float" office:value="135726162" calcext:value-type="float">
            <text:p>13572616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b_64_32" calcext:value-type="string">
            <text:p>mult_b_64_32</text:p>
          </table:table-cell>
          <table:table-cell/>
          <table:table-cell table:formula="of:=[PythonBWin.K7]+1" office:value-type="float" office:value="8" calcext:value-type="float">
            <text:p>8</text:p>
          </table:table-cell>
          <table:table-cell/>
          <table:table-cell table:style-name="ce13" table:formula="of:=[PythonBWin.N8] - COM.MICROSOFT.FLOOR.PRECISE([PythonBWin.N8] * 0.2)" office:value-type="float" office:value="419431" calcext:value-type="float">
            <text:p>419,431</text:p>
          </table:table-cell>
          <table:table-cell table:style-name="ce13" table:formula="of:=INDIRECT(ADDRESS([PythonB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8];3))" office:value-type="float" office:value="135680743.94375" calcext:value-type="float">
            <text:p>135,680,743.94</text:p>
          </table:table-cell>
          <table:table-cell table:style-name="ce20" table:formula="of:=[.P8]/[.P7]" office:value-type="float" office:value="1.99410041284617" calcext:value-type="float">
            <text:p>1.99</text:p>
          </table:table-cell>
          <table:table-cell table:style-name="ce23"/>
          <table:table-cell table:style-name="ce20" table:formula="of:=INDIRECT(ADDRESS([PythonBWin.$K8];4))" office:value-type="float" office:value="3046710.48269826" calcext:value-type="float">
            <text:p>3,046,710.48</text:p>
          </table:table-cell>
          <table:table-cell table:style-name="ce26" table:formula="of:=INDIRECT(ADDRESS([PythonBWin.$K8];5))" office:value-type="float" office:value="135726162" calcext:value-type="float">
            <text:p>135726162.00</text:p>
          </table:table-cell>
          <table:table-cell table:style-name="ce27" table:formula="of:=IF([PythonBWin.T8]=0;&quot;&quot;;ABS([PythonBWin.P8] - [PythonBWin.T8]) / MAX([PythonBWin.P8]; [PythonBWin.T8]))" office:value-type="float" office:value="0.000334630078540097" calcext:value-type="float">
            <text:p>0.0003</text:p>
          </table:table-cell>
          <table:table-cell table:style-name="ce28" table:formula="of:=[PythonBWin.P8]/[PythonBWin.S8]" office:value-type="float" office:value="44.5335205672667" calcext:value-type="float">
            <text:p>44.53</text:p>
          </table:table-cell>
          <table:table-cell table:style-name="ce29" table:formula="of:=[PythonBWin.V8] &gt;= [$CONFIG.$B$3]" office:value-type="boolean" office:boolean-value="true" calcext:value-type="boolean">
            <text:p>TRUE</text:p>
          </table:table-cell>
          <table:table-cell table:style-name="ce16" table:formula="of:=[PythonBWin.W8]*[PythonBWin.O8]" office:value-type="float" office:value="800" calcext:value-type="float">
            <text:p>800</text:p>
          </table:table-cell>
          <table:table-cell table:style-name="ce20" table:formula="of:=[PythonBWin.W8]*[PythonBWin.P8]" office:value-type="float" office:value="135680743.94375" calcext:value-type="float">
            <text:p>135,680,743.94</text:p>
          </table:table-cell>
          <table:table-cell table:style-name="ce20" table:formula="of:=[PythonBWin.W8]*[PythonBWin.S8]" office:value-type="float" office:value="3046710.48269826" calcext:value-type="float">
            <text:p>3,046,710.48</text:p>
          </table:table-cell>
          <table:table-cell table:style-name="ce16" table:formula="of:=[PythonBWin.X8]" office:value-type="float" office:value="800" calcext:value-type="float">
            <text:p>800</text:p>
          </table:table-cell>
          <table:table-cell table:style-name="ce20" table:formula="of:=[PythonBWin.Y8]" office:value-type="float" office:value="135680743.94375" calcext:value-type="float">
            <text:p>135,680,743.94</text:p>
          </table:table-cell>
          <table:table-cell table:style-name="ce20" table:formula="of:=[PythonBWin.Z8]" office:value-type="float" office:value="3046710.48269826" calcext:value-type="float">
            <text:p>3,046,710.48</text:p>
          </table:table-cell>
          <table:table-cell table:style-name="ce28" table:formula="of:=[PythonBWin.AB8]/[PythonBWin.AC8]" office:value-type="float" office:value="44.5335205672667" calcext:value-type="float">
            <text:p>44.53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35680743.94375" calcext:value-type="float">
            <text:p>135,680,743.94</text:p>
          </table:table-cell>
          <table:table-cell table:style-name="ce33" table:formula="of:=OFFSET([.AC$1];[.$AF$1]-[.$AF8];0)" office:value-type="float" office:value="3046710.48269826" calcext:value-type="float">
            <text:p>3,046,710.48</text:p>
          </table:table-cell>
          <table:table-cell table:style-name="ce35" table:formula="of:=[.AH8]/[.AI8]" office:value-type="float" office:value="44.5335205672667" calcext:value-type="float">
            <text:p>44.5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1383458.51875" calcext:value-type="float">
            <text:p>271383458.51875</text:p>
          </table:table-cell>
          <table:table-cell office:value-type="float" office:value="6795440.79835432" calcext:value-type="float">
            <text:p>6795440.79835432</text:p>
          </table:table-cell>
          <table:table-cell office:value-type="float" office:value="271285968" calcext:value-type="float">
            <text:p>27128596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b_64_32" calcext:value-type="string">
            <text:p>mult_b_64_32</text:p>
          </table:table-cell>
          <table:table-cell/>
          <table:table-cell table:formula="of:=[PythonBWin.K8]+1" office:value-type="float" office:value="9" calcext:value-type="float">
            <text:p>9</text:p>
          </table:table-cell>
          <table:table-cell/>
          <table:table-cell table:style-name="ce13" table:formula="of:=[PythonBWin.N9] - COM.MICROSOFT.FLOOR.PRECISE([PythonBWin.N9] * 0.2)" office:value-type="float" office:value="838861" calcext:value-type="float">
            <text:p>838,861</text:p>
          </table:table-cell>
          <table:table-cell table:style-name="ce13" table:formula="of:=INDIRECT(ADDRESS([PythonB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9];3))" office:value-type="float" office:value="271383458.51875" calcext:value-type="float">
            <text:p>271,383,458.52</text:p>
          </table:table-cell>
          <table:table-cell table:style-name="ce20" table:formula="of:=[.P9]/[.P8]" office:value-type="float" office:value="2.00016192888255" calcext:value-type="float">
            <text:p>2.00</text:p>
          </table:table-cell>
          <table:table-cell table:style-name="ce23"/>
          <table:table-cell table:style-name="ce20" table:formula="of:=INDIRECT(ADDRESS([PythonBWin.$K9];4))" office:value-type="float" office:value="6795440.79835432" calcext:value-type="float">
            <text:p>6,795,440.80</text:p>
          </table:table-cell>
          <table:table-cell table:style-name="ce26" table:formula="of:=INDIRECT(ADDRESS([PythonBWin.$K9];5))" office:value-type="float" office:value="271285968" calcext:value-type="float">
            <text:p>271285968.00</text:p>
          </table:table-cell>
          <table:table-cell table:style-name="ce27" table:formula="of:=IF([PythonBWin.T9]=0;&quot;&quot;;ABS([PythonBWin.P9] - [PythonBWin.T9]) / MAX([PythonBWin.P9]; [PythonBWin.T9]))" office:value-type="float" office:value="0.000359235302262449" calcext:value-type="float">
            <text:p>0.0004</text:p>
          </table:table-cell>
          <table:table-cell table:style-name="ce28" table:formula="of:=[PythonBWin.P9]/[PythonBWin.S9]" office:value-type="float" office:value="39.9361081306855" calcext:value-type="float">
            <text:p>39.94</text:p>
          </table:table-cell>
          <table:table-cell table:style-name="ce29" table:formula="of:=[PythonBWin.V9] &gt;= [$CONFIG.$B$3]" office:value-type="boolean" office:boolean-value="true" calcext:value-type="boolean">
            <text:p>TRUE</text:p>
          </table:table-cell>
          <table:table-cell table:style-name="ce16" table:formula="of:=[PythonBWin.W9]*[PythonBWin.O9]" office:value-type="float" office:value="800" calcext:value-type="float">
            <text:p>800</text:p>
          </table:table-cell>
          <table:table-cell table:style-name="ce20" table:formula="of:=[PythonBWin.W9]*[PythonBWin.P9]" office:value-type="float" office:value="271383458.51875" calcext:value-type="float">
            <text:p>271,383,458.52</text:p>
          </table:table-cell>
          <table:table-cell table:style-name="ce20" table:formula="of:=[PythonBWin.W9]*[PythonBWin.S9]" office:value-type="float" office:value="6795440.79835432" calcext:value-type="float">
            <text:p>6,795,440.80</text:p>
          </table:table-cell>
          <table:table-cell table:style-name="ce16" table:formula="of:=[PythonBWin.X9]" office:value-type="float" office:value="800" calcext:value-type="float">
            <text:p>800</text:p>
          </table:table-cell>
          <table:table-cell table:style-name="ce20" table:formula="of:=[PythonBWin.Y9]" office:value-type="float" office:value="271383458.51875" calcext:value-type="float">
            <text:p>271,383,458.52</text:p>
          </table:table-cell>
          <table:table-cell table:style-name="ce20" table:formula="of:=[PythonBWin.Z9]" office:value-type="float" office:value="6795440.79835432" calcext:value-type="float">
            <text:p>6,795,440.80</text:p>
          </table:table-cell>
          <table:table-cell table:style-name="ce28" table:formula="of:=[PythonBWin.AB9]/[PythonBWin.AC9]" office:value-type="float" office:value="39.9361081306855" calcext:value-type="float">
            <text:p>39.94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271383458.51875" calcext:value-type="float">
            <text:p>271,383,458.52</text:p>
          </table:table-cell>
          <table:table-cell table:style-name="ce33" table:formula="of:=OFFSET([.AC$1];[.$AF$1]-[.$AF9];0)" office:value-type="float" office:value="6795440.79835432" calcext:value-type="float">
            <text:p>6,795,440.80</text:p>
          </table:table-cell>
          <table:table-cell table:style-name="ce35" table:formula="of:=[.AH9]/[.AI9]" office:value-type="float" office:value="39.9361081306855" calcext:value-type="float">
            <text:p>39.9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39047593.63375" calcext:value-type="float">
            <text:p>539047593.63375</text:p>
          </table:table-cell>
          <table:table-cell office:value-type="float" office:value="10350647.5264513" calcext:value-type="float">
            <text:p>10350647.5264513</text:p>
          </table:table-cell>
          <table:table-cell office:value-type="float" office:value="538047374" calcext:value-type="float">
            <text:p>53804737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b_64_32" calcext:value-type="string">
            <text:p>mult_b_64_32</text:p>
          </table:table-cell>
          <table:table-cell/>
          <table:table-cell table:formula="of:=[PythonBWin.K9]+1" office:value-type="float" office:value="10" calcext:value-type="float">
            <text:p>10</text:p>
          </table:table-cell>
          <table:table-cell/>
          <table:table-cell table:style-name="ce13" table:formula="of:=[PythonBWin.N10] - COM.MICROSOFT.FLOOR.PRECISE([PythonBWin.N10] * 0.2)" office:value-type="float" office:value="1677722" calcext:value-type="float">
            <text:p>1,677,722</text:p>
          </table:table-cell>
          <table:table-cell table:style-name="ce13" table:formula="of:=INDIRECT(ADDRESS([PythonB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0];3))" office:value-type="float" office:value="539047593.63375" calcext:value-type="float">
            <text:p>539,047,593.63</text:p>
          </table:table-cell>
          <table:table-cell table:style-name="ce20" table:formula="of:=[.P10]/[.P9]" office:value-type="float" office:value="1.98629495171131" calcext:value-type="float">
            <text:p>1.99</text:p>
          </table:table-cell>
          <table:table-cell table:style-name="ce23"/>
          <table:table-cell table:style-name="ce20" table:formula="of:=INDIRECT(ADDRESS([PythonBWin.$K10];4))" office:value-type="float" office:value="10350647.5264513" calcext:value-type="float">
            <text:p>10,350,647.53</text:p>
          </table:table-cell>
          <table:table-cell table:style-name="ce26" table:formula="of:=INDIRECT(ADDRESS([PythonBWin.$K10];5))" office:value-type="float" office:value="538047374" calcext:value-type="float">
            <text:p>538047374.00</text:p>
          </table:table-cell>
          <table:table-cell table:style-name="ce27" table:formula="of:=IF([PythonBWin.T10]=0;&quot;&quot;;ABS([PythonBWin.P10] - [PythonBWin.T10]) / MAX([PythonBWin.P10]; [PythonBWin.T10]))" office:value-type="float" office:value="0.00185553121016166" calcext:value-type="float">
            <text:p>0.0019</text:p>
          </table:table-cell>
          <table:table-cell table:style-name="ce28" table:formula="of:=[PythonBWin.P10]/[PythonBWin.S10]" office:value-type="float" office:value="52.0786349120866" calcext:value-type="float">
            <text:p>52.08</text:p>
          </table:table-cell>
          <table:table-cell table:style-name="ce29" table:formula="of:=[PythonBWin.V10] &gt;= [$CONFIG.$B$3]" office:value-type="boolean" office:boolean-value="true" calcext:value-type="boolean">
            <text:p>TRUE</text:p>
          </table:table-cell>
          <table:table-cell table:style-name="ce16" table:formula="of:=[PythonBWin.W10]*[PythonBWin.O10]" office:value-type="float" office:value="800" calcext:value-type="float">
            <text:p>800</text:p>
          </table:table-cell>
          <table:table-cell table:style-name="ce20" table:formula="of:=[PythonBWin.W10]*[PythonBWin.P10]" office:value-type="float" office:value="539047593.63375" calcext:value-type="float">
            <text:p>539,047,593.63</text:p>
          </table:table-cell>
          <table:table-cell table:style-name="ce20" table:formula="of:=[PythonBWin.W10]*[PythonBWin.S10]" office:value-type="float" office:value="10350647.5264513" calcext:value-type="float">
            <text:p>10,350,647.53</text:p>
          </table:table-cell>
          <table:table-cell table:style-name="ce16" table:formula="of:=[PythonBWin.X10]" office:value-type="float" office:value="800" calcext:value-type="float">
            <text:p>800</text:p>
          </table:table-cell>
          <table:table-cell table:style-name="ce20" table:formula="of:=[PythonBWin.Y10]" office:value-type="float" office:value="539047593.63375" calcext:value-type="float">
            <text:p>539,047,593.63</text:p>
          </table:table-cell>
          <table:table-cell table:style-name="ce20" table:formula="of:=[PythonBWin.Z10]" office:value-type="float" office:value="10350647.5264513" calcext:value-type="float">
            <text:p>10,350,647.53</text:p>
          </table:table-cell>
          <table:table-cell table:style-name="ce28" table:formula="of:=[PythonBWin.AB10]/[PythonBWin.AC10]" office:value-type="float" office:value="52.0786349120866" calcext:value-type="float">
            <text:p>52.08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539047593.63375" calcext:value-type="float">
            <text:p>539,047,593.63</text:p>
          </table:table-cell>
          <table:table-cell table:style-name="ce33" table:formula="of:=OFFSET([.AC$1];[.$AF$1]-[.$AF10];0)" office:value-type="float" office:value="10350647.5264513" calcext:value-type="float">
            <text:p>10,350,647.53</text:p>
          </table:table-cell>
          <table:table-cell table:style-name="ce35" table:formula="of:=[.AH10]/[.AI10]" office:value-type="float" office:value="52.0786349120866" calcext:value-type="float">
            <text:p>52.0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112745289.62375" calcext:value-type="float">
            <text:p>1112745289.62375</text:p>
          </table:table-cell>
          <table:table-cell office:value-type="float" office:value="89468145.0437288" calcext:value-type="float">
            <text:p>89468145.0437288</text:p>
          </table:table-cell>
          <table:table-cell office:value-type="float" office:value="1088252476" calcext:value-type="float">
            <text:p>108825247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b_64_32" calcext:value-type="string">
            <text:p>mult_b_64_32</text:p>
          </table:table-cell>
          <table:table-cell/>
          <table:table-cell table:formula="of:=[PythonBWin.K10]+1" office:value-type="float" office:value="11" calcext:value-type="float">
            <text:p>11</text:p>
          </table:table-cell>
          <table:table-cell/>
          <table:table-cell table:style-name="ce13" table:formula="of:=[PythonBWin.N11] - COM.MICROSOFT.FLOOR.PRECISE([PythonBWin.N11] * 0.2)" office:value-type="float" office:value="3355444" calcext:value-type="float">
            <text:p>3,355,444</text:p>
          </table:table-cell>
          <table:table-cell table:style-name="ce13" table:formula="of:=INDIRECT(ADDRESS([PythonB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1];3))" office:value-type="float" office:value="1112745289.62375" calcext:value-type="float">
            <text:p>1,112,745,289.62</text:p>
          </table:table-cell>
          <table:table-cell table:style-name="ce20" table:formula="of:=[.P11]/[.P10]" office:value-type="float" office:value="2.06428022824974" calcext:value-type="float">
            <text:p>2.06</text:p>
          </table:table-cell>
          <table:table-cell table:style-name="ce23"/>
          <table:table-cell table:style-name="ce20" table:formula="of:=INDIRECT(ADDRESS([PythonBWin.$K11];4))" office:value-type="float" office:value="89468145.0437288" calcext:value-type="float">
            <text:p>89,468,145.04</text:p>
          </table:table-cell>
          <table:table-cell table:style-name="ce26" table:formula="of:=INDIRECT(ADDRESS([PythonBWin.$K11];5))" office:value-type="float" office:value="1088252476" calcext:value-type="float">
            <text:p>1088252476.00</text:p>
          </table:table-cell>
          <table:table-cell table:style-name="ce27" table:formula="of:=IF([PythonBWin.T11]=0;&quot;&quot;;ABS([PythonBWin.P11] - [PythonBWin.T11]) / MAX([PythonBWin.P11]; [PythonBWin.T11]))" office:value-type="float" office:value="0.0220111591144382" calcext:value-type="float">
            <text:p>0.0220</text:p>
          </table:table-cell>
          <table:table-cell table:style-name="ce28" table:formula="of:=[PythonBWin.P11]/[PythonBWin.S11]" office:value-type="float" office:value="12.4373349763749" calcext:value-type="float">
            <text:p>12.44</text:p>
          </table:table-cell>
          <table:table-cell table:style-name="ce29" table:formula="of:=[PythonBWin.V11] &gt;= [$CONFIG.$B$3]" office:value-type="boolean" office:boolean-value="true" calcext:value-type="boolean">
            <text:p>TRUE</text:p>
          </table:table-cell>
          <table:table-cell table:style-name="ce16" table:formula="of:=[PythonBWin.W11]*[PythonBWin.O11]" office:value-type="float" office:value="800" calcext:value-type="float">
            <text:p>800</text:p>
          </table:table-cell>
          <table:table-cell table:style-name="ce20" table:formula="of:=[PythonBWin.W11]*[PythonBWin.P11]" office:value-type="float" office:value="1112745289.62375" calcext:value-type="float">
            <text:p>1,112,745,289.62</text:p>
          </table:table-cell>
          <table:table-cell table:style-name="ce20" table:formula="of:=[PythonBWin.W11]*[PythonBWin.S11]" office:value-type="float" office:value="89468145.0437288" calcext:value-type="float">
            <text:p>89,468,145.04</text:p>
          </table:table-cell>
          <table:table-cell table:style-name="ce16" table:formula="of:=[PythonBWin.X11]" office:value-type="float" office:value="800" calcext:value-type="float">
            <text:p>800</text:p>
          </table:table-cell>
          <table:table-cell table:style-name="ce20" table:formula="of:=[PythonBWin.Y11]" office:value-type="float" office:value="1112745289.62375" calcext:value-type="float">
            <text:p>1,112,745,289.62</text:p>
          </table:table-cell>
          <table:table-cell table:style-name="ce20" table:formula="of:=[PythonBWin.Z11]" office:value-type="float" office:value="89468145.0437288" calcext:value-type="float">
            <text:p>89,468,145.04</text:p>
          </table:table-cell>
          <table:table-cell table:style-name="ce28" table:formula="of:=[PythonBWin.AB11]/[PythonBWin.AC11]" office:value-type="float" office:value="12.4373349763749" calcext:value-type="float">
            <text:p>12.44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1112745289.62375" calcext:value-type="float">
            <text:p>1,112,745,289.62</text:p>
          </table:table-cell>
          <table:table-cell table:style-name="ce33" table:formula="of:=OFFSET([.AC$1];[.$AF$1]-[.$AF11];0)" office:value-type="float" office:value="89468145.0437288" calcext:value-type="float">
            <text:p>89,468,145.04</text:p>
          </table:table-cell>
          <table:table-cell table:style-name="ce35" table:formula="of:=[.AH11]/[.AI11]" office:value-type="float" office:value="12.4373349763749" calcext:value-type="float">
            <text:p>12.4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185679618.695" calcext:value-type="float">
            <text:p>2185679618.695</text:p>
          </table:table-cell>
          <table:table-cell office:value-type="float" office:value="62356028.6833943" calcext:value-type="float">
            <text:p>62356028.6833943</text:p>
          </table:table-cell>
          <table:table-cell office:value-type="float" office:value="2176198752" calcext:value-type="float">
            <text:p>217619875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b_64_32" calcext:value-type="string">
            <text:p>mult_b_64_32</text:p>
          </table:table-cell>
          <table:table-cell/>
          <table:table-cell table:formula="of:=[PythonBWin.K11]+1" office:value-type="float" office:value="12" calcext:value-type="float">
            <text:p>12</text:p>
          </table:table-cell>
          <table:table-cell/>
          <table:table-cell table:style-name="ce13" table:formula="of:=[PythonBWin.N12] - COM.MICROSOFT.FLOOR.PRECISE([PythonBWin.N12] * 0.2)" office:value-type="float" office:value="6710887" calcext:value-type="float">
            <text:p>6,710,887</text:p>
          </table:table-cell>
          <table:table-cell table:style-name="ce13" table:formula="of:=INDIRECT(ADDRESS([PythonB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2];3))" office:value-type="float" office:value="2185679618.695" calcext:value-type="float">
            <text:p>2,185,679,618.70</text:p>
          </table:table-cell>
          <table:table-cell table:style-name="ce20" table:formula="of:=[.P12]/[.P11]" office:value-type="float" office:value="1.96422275526688" calcext:value-type="float">
            <text:p>1.96</text:p>
          </table:table-cell>
          <table:table-cell table:style-name="ce23"/>
          <table:table-cell table:style-name="ce20" table:formula="of:=INDIRECT(ADDRESS([PythonBWin.$K12];4))" office:value-type="float" office:value="62356028.6833943" calcext:value-type="float">
            <text:p>62,356,028.68</text:p>
          </table:table-cell>
          <table:table-cell table:style-name="ce26" table:formula="of:=INDIRECT(ADDRESS([PythonBWin.$K12];5))" office:value-type="float" office:value="2176198752" calcext:value-type="float">
            <text:p>2176198752.00</text:p>
          </table:table-cell>
          <table:table-cell table:style-name="ce27" table:formula="of:=IF([PythonBWin.T12]=0;&quot;&quot;;ABS([PythonBWin.P12] - [PythonBWin.T12]) / MAX([PythonBWin.P12]; [PythonBWin.T12]))" office:value-type="float" office:value="0.00433772022848477" calcext:value-type="float">
            <text:p>0.0043</text:p>
          </table:table-cell>
          <table:table-cell table:style-name="ce28" table:formula="of:=[PythonBWin.P12]/[PythonBWin.S12]" office:value-type="float" office:value="35.0516167376942" calcext:value-type="float">
            <text:p>35.05</text:p>
          </table:table-cell>
          <table:table-cell table:style-name="ce29" table:formula="of:=[PythonBWin.V12] &gt;= [$CONFIG.$B$3]" office:value-type="boolean" office:boolean-value="true" calcext:value-type="boolean">
            <text:p>TRUE</text:p>
          </table:table-cell>
          <table:table-cell table:style-name="ce16" table:formula="of:=[PythonBWin.W12]*[PythonBWin.O12]" office:value-type="float" office:value="800" calcext:value-type="float">
            <text:p>800</text:p>
          </table:table-cell>
          <table:table-cell table:style-name="ce20" table:formula="of:=[PythonBWin.W12]*[PythonBWin.P12]" office:value-type="float" office:value="2185679618.695" calcext:value-type="float">
            <text:p>2,185,679,618.70</text:p>
          </table:table-cell>
          <table:table-cell table:style-name="ce20" table:formula="of:=[PythonBWin.W12]*[PythonBWin.S12]" office:value-type="float" office:value="62356028.6833943" calcext:value-type="float">
            <text:p>62,356,028.68</text:p>
          </table:table-cell>
          <table:table-cell table:style-name="ce16" table:formula="of:=[PythonBWin.X12]" office:value-type="float" office:value="800" calcext:value-type="float">
            <text:p>800</text:p>
          </table:table-cell>
          <table:table-cell table:style-name="ce20" table:formula="of:=[PythonBWin.Y12]" office:value-type="float" office:value="2185679618.695" calcext:value-type="float">
            <text:p>2,185,679,618.70</text:p>
          </table:table-cell>
          <table:table-cell table:style-name="ce20" table:formula="of:=[PythonBWin.Z12]" office:value-type="float" office:value="62356028.6833943" calcext:value-type="float">
            <text:p>62,356,028.68</text:p>
          </table:table-cell>
          <table:table-cell table:style-name="ce28" table:formula="of:=[PythonBWin.AB12]/[PythonBWin.AC12]" office:value-type="float" office:value="35.0516167376942" calcext:value-type="float">
            <text:p>35.0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2185679618.695" calcext:value-type="float">
            <text:p>2,185,679,618.70</text:p>
          </table:table-cell>
          <table:table-cell table:style-name="ce33" table:formula="of:=OFFSET([.AC$1];[.$AF$1]-[.$AF12];0)" office:value-type="float" office:value="62356028.6833943" calcext:value-type="float">
            <text:p>62,356,028.68</text:p>
          </table:table-cell>
          <table:table-cell table:style-name="ce35" table:formula="of:=[.AH12]/[.AI12]" office:value-type="float" office:value="35.0516167376942" calcext:value-type="float">
            <text:p>35.05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B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B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B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B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B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B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B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B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B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B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B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B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B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B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B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B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B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B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B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B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B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B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B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B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B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B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B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C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c_64_32" calcext:value-type="string" table:number-columns-spanned="15" table:number-rows-spanned="1">
            <text:p>mult_c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3539404.2225" calcext:value-type="float">
            <text:p>3539404.2225</text:p>
          </table:table-cell>
          <table:table-cell office:value-type="float" office:value="92705.793165711" calcext:value-type="float">
            <text:p>92705.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c_64_32" calcext:value-type="string">
            <text:p>mult_c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CWin.N3] - [PythonCWin.N3] * 0.2" office:value-type="float" office:value="13107.2" calcext:value-type="float">
            <text:p>13,107</text:p>
          </table:table-cell>
          <table:table-cell table:style-name="ce13" table:formula="of:=INDIRECT(ADDRESS([PythonC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3];3))" office:value-type="float" office:value="3539404.2225" calcext:value-type="float">
            <text:p>3,539,404.22</text:p>
          </table:table-cell>
          <table:table-cell table:style-name="ce20"/>
          <table:table-cell table:style-name="ce23"/>
          <table:table-cell table:style-name="ce20" table:formula="of:=INDIRECT(ADDRESS([PythonCWin.$K3];4))" office:value-type="float" office:value="92705.793165711" calcext:value-type="float">
            <text:p>92,705.79</text:p>
          </table:table-cell>
          <table:table-cell table:style-name="ce26" table:formula="of:=INDIRECT(ADDRESS([PythonCWin.$K3];5))" office:value-type="float" office:value="3510171" calcext:value-type="float">
            <text:p>3510171.00</text:p>
          </table:table-cell>
          <table:table-cell table:style-name="ce27" table:formula="of:=IF([PythonCWin.T3]=0;&quot;&quot;;ABS([PythonCWin.P3] - [PythonCWin.T3]) / MAX([PythonCWin.P3]; [PythonCWin.T3]))" office:value-type="float" office:value="0.00825936249783636" calcext:value-type="float">
            <text:p>0.0083</text:p>
          </table:table-cell>
          <table:table-cell table:style-name="ce28" table:formula="of:=[PythonCWin.P3]/[PythonCWin.S3]" office:value-type="float" office:value="38.17888938368" calcext:value-type="float">
            <text:p>38.18</text:p>
          </table:table-cell>
          <table:table-cell table:style-name="ce29" table:formula="of:=[PythonCWin.V3] &gt;= [$CONFIG.$B$3]" office:value-type="boolean" office:boolean-value="true" calcext:value-type="boolean">
            <text:p>TRUE</text:p>
          </table:table-cell>
          <table:table-cell table:style-name="ce16" table:formula="of:=[PythonCWin.W3]*[PythonCWin.O3]" office:value-type="float" office:value="800" calcext:value-type="float">
            <text:p>800</text:p>
          </table:table-cell>
          <table:table-cell table:style-name="ce20" table:formula="of:=[PythonCWin.W3]*[PythonCWin.P3]" office:value-type="float" office:value="3539404.2225" calcext:value-type="float">
            <text:p>3,539,404.22</text:p>
          </table:table-cell>
          <table:table-cell table:style-name="ce20" table:formula="of:=[PythonCWin.W3]*[PythonCWin.S3]" office:value-type="float" office:value="92705.793165711" calcext:value-type="float">
            <text:p>92,705.79</text:p>
          </table:table-cell>
          <table:table-cell table:style-name="ce16" table:formula="of:=[PythonCWin.X3]" office:value-type="float" office:value="800" calcext:value-type="float">
            <text:p>800</text:p>
          </table:table-cell>
          <table:table-cell table:style-name="ce20" table:formula="of:=[PythonCWin.Y3]" office:value-type="float" office:value="3539404.2225" calcext:value-type="float">
            <text:p>3,539,404.22</text:p>
          </table:table-cell>
          <table:table-cell table:style-name="ce20" table:formula="of:=[PythonCWin.Z3]" office:value-type="float" office:value="92705.793165711" calcext:value-type="float">
            <text:p>92,705.79</text:p>
          </table:table-cell>
          <table:table-cell table:style-name="ce28" table:formula="of:=[PythonCWin.AB3]/[PythonCWin.AC3]" office:value-type="float" office:value="38.17888938368" calcext:value-type="float">
            <text:p>38.18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3539404.2225" calcext:value-type="float">
            <text:p>3,539,404.22</text:p>
          </table:table-cell>
          <table:table-cell table:style-name="ce33" table:formula="of:=OFFSET([.AC$1];[.$AF$1]-[.$AF3];0)" office:value-type="float" office:value="92705.793165711" calcext:value-type="float">
            <text:p>92,705.79</text:p>
          </table:table-cell>
          <table:table-cell table:style-name="ce35" table:formula="of:=[.AH3]/[.AI3]" office:value-type="float" office:value="38.17888938368" calcext:value-type="float">
            <text:p>38.1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.18375</text:p>
          </table:table-cell>
          <table:table-cell office:value-type="float" office:value="207077.383113001" calcext:value-type="float">
            <text:p>207077.383113001</text:p>
          </table:table-cell>
          <table:table-cell office:value-type="float" office:value="7189264" calcext:value-type="float">
            <text:p>71892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c_64_32" calcext:value-type="string">
            <text:p>mult_c_64_32</text:p>
          </table:table-cell>
          <table:table-cell/>
          <table:table-cell table:formula="of:=[PythonCWin.K3]+1" office:value-type="float" office:value="4" calcext:value-type="float">
            <text:p>4</text:p>
          </table:table-cell>
          <table:table-cell/>
          <table:table-cell table:style-name="ce13" table:formula="of:=[PythonCWin.N4] - [PythonCWin.N4] * 0.2" office:value-type="float" office:value="26214.4" calcext:value-type="float">
            <text:p>26,214</text:p>
          </table:table-cell>
          <table:table-cell table:style-name="ce13" table:formula="of:=INDIRECT(ADDRESS([PythonC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4];3))" office:value-type="float" office:value="7185755.18375" calcext:value-type="float">
            <text:p>7,185,755.18</text:p>
          </table:table-cell>
          <table:table-cell table:style-name="ce20" table:formula="of:=[.P4]/[.P3]" office:value-type="float" office:value="2.0302160284689" calcext:value-type="float">
            <text:p>2.03</text:p>
          </table:table-cell>
          <table:table-cell table:style-name="ce23"/>
          <table:table-cell table:style-name="ce20" table:formula="of:=INDIRECT(ADDRESS([PythonCWin.$K4];4))" office:value-type="float" office:value="207077.383113001" calcext:value-type="float">
            <text:p>207,077.38</text:p>
          </table:table-cell>
          <table:table-cell table:style-name="ce26" table:formula="of:=INDIRECT(ADDRESS([PythonCWin.$K4];5))" office:value-type="float" office:value="7189264" calcext:value-type="float">
            <text:p>7189264.00</text:p>
          </table:table-cell>
          <table:table-cell table:style-name="ce27" table:formula="of:=IF([PythonCWin.T4]=0;&quot;&quot;;ABS([PythonCWin.P4] - [PythonCWin.T4]) / MAX([PythonCWin.P4]; [PythonCWin.T4]))" office:value-type="float" office:value="0.000488063346957373" calcext:value-type="float">
            <text:p>0.0005</text:p>
          </table:table-cell>
          <table:table-cell table:style-name="ce28" table:formula="of:=[PythonCWin.P4]/[PythonCWin.S4]" office:value-type="float" office:value="34.7008208995416" calcext:value-type="float">
            <text:p>34.70</text:p>
          </table:table-cell>
          <table:table-cell table:style-name="ce29" table:formula="of:=[PythonCWin.V4] &gt;= [$CONFIG.$B$3]" office:value-type="boolean" office:boolean-value="true" calcext:value-type="boolean">
            <text:p>TRUE</text:p>
          </table:table-cell>
          <table:table-cell table:style-name="ce16" table:formula="of:=[PythonCWin.W4]*[PythonCWin.O4]" office:value-type="float" office:value="800" calcext:value-type="float">
            <text:p>800</text:p>
          </table:table-cell>
          <table:table-cell table:style-name="ce20" table:formula="of:=[PythonCWin.W4]*[PythonCWin.P4]" office:value-type="float" office:value="7185755.18375" calcext:value-type="float">
            <text:p>7,185,755.18</text:p>
          </table:table-cell>
          <table:table-cell table:style-name="ce20" table:formula="of:=[PythonCWin.W4]*[PythonCWin.S4]" office:value-type="float" office:value="207077.383113001" calcext:value-type="float">
            <text:p>207,077.38</text:p>
          </table:table-cell>
          <table:table-cell table:style-name="ce16" table:formula="of:=[PythonCWin.X4]" office:value-type="float" office:value="800" calcext:value-type="float">
            <text:p>800</text:p>
          </table:table-cell>
          <table:table-cell table:style-name="ce20" table:formula="of:=[PythonCWin.Y4]" office:value-type="float" office:value="7185755.18375" calcext:value-type="float">
            <text:p>7,185,755.18</text:p>
          </table:table-cell>
          <table:table-cell table:style-name="ce20" table:formula="of:=[PythonCWin.Z4]" office:value-type="float" office:value="207077.383113001" calcext:value-type="float">
            <text:p>207,077.38</text:p>
          </table:table-cell>
          <table:table-cell table:style-name="ce28" table:formula="of:=[PythonCWin.AB4]/[PythonCWin.AC4]" office:value-type="float" office:value="34.7008208995416" calcext:value-type="float">
            <text:p>34.70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7185755.18375" calcext:value-type="float">
            <text:p>7,185,755.18</text:p>
          </table:table-cell>
          <table:table-cell table:style-name="ce33" table:formula="of:=OFFSET([.AC$1];[.$AF$1]-[.$AF4];0)" office:value-type="float" office:value="207077.383113001" calcext:value-type="float">
            <text:p>207,077.38</text:p>
          </table:table-cell>
          <table:table-cell table:style-name="ce35" table:formula="of:=[.AH4]/[.AI4]" office:value-type="float" office:value="34.7008208995416" calcext:value-type="float">
            <text:p>34.7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.77625</text:p>
          </table:table-cell>
          <table:table-cell office:value-type="float" office:value="381329.421326827" calcext:value-type="float">
            <text:p>381329.421326827</text:p>
          </table:table-cell>
          <table:table-cell office:value-type="float" office:value="15092706" calcext:value-type="float">
            <text:p>150927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c_64_32" calcext:value-type="string">
            <text:p>mult_c_64_32</text:p>
          </table:table-cell>
          <table:table-cell/>
          <table:table-cell table:formula="of:=[PythonCWin.K4]+1" office:value-type="float" office:value="5" calcext:value-type="float">
            <text:p>5</text:p>
          </table:table-cell>
          <table:table-cell/>
          <table:table-cell table:style-name="ce13" table:formula="of:=[PythonCWin.N5] - COM.MICROSOFT.FLOOR.PRECISE([PythonCWin.N5] * 0.2)" office:value-type="float" office:value="52429" calcext:value-type="float">
            <text:p>52,429</text:p>
          </table:table-cell>
          <table:table-cell table:style-name="ce13" table:formula="of:=INDIRECT(ADDRESS([PythonC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5];3))" office:value-type="float" office:value="15050258.77625" calcext:value-type="float">
            <text:p>15,050,258.78</text:p>
          </table:table-cell>
          <table:table-cell table:style-name="ce20" table:formula="of:=[.P5]/[.P4]" office:value-type="float" office:value="2.09445749143875" calcext:value-type="float">
            <text:p>2.09</text:p>
          </table:table-cell>
          <table:table-cell table:style-name="ce23"/>
          <table:table-cell table:style-name="ce20" table:formula="of:=INDIRECT(ADDRESS([PythonCWin.$K5];4))" office:value-type="float" office:value="381329.421326827" calcext:value-type="float">
            <text:p>381,329.42</text:p>
          </table:table-cell>
          <table:table-cell table:style-name="ce26" table:formula="of:=INDIRECT(ADDRESS([PythonCWin.$K5];5))" office:value-type="float" office:value="15092706" calcext:value-type="float">
            <text:p>15092706.00</text:p>
          </table:table-cell>
          <table:table-cell table:style-name="ce27" table:formula="of:=IF([PythonCWin.T5]=0;&quot;&quot;;ABS([PythonCWin.P5] - [PythonCWin.T5]) / MAX([PythonCWin.P5]; [PythonCWin.T5]))" office:value-type="float" office:value="0.0028124329560253" calcext:value-type="float">
            <text:p>0.0028</text:p>
          </table:table-cell>
          <table:table-cell table:style-name="ce28" table:formula="of:=[PythonCWin.P5]/[PythonCWin.S5]" office:value-type="float" office:value="39.4678667171365" calcext:value-type="float">
            <text:p>39.47</text:p>
          </table:table-cell>
          <table:table-cell table:style-name="ce29" table:formula="of:=[PythonCWin.V5] &gt;= [$CONFIG.$B$3]" office:value-type="boolean" office:boolean-value="true" calcext:value-type="boolean">
            <text:p>TRUE</text:p>
          </table:table-cell>
          <table:table-cell table:style-name="ce16" table:formula="of:=[PythonCWin.W5]*[PythonCWin.O5]" office:value-type="float" office:value="800" calcext:value-type="float">
            <text:p>800</text:p>
          </table:table-cell>
          <table:table-cell table:style-name="ce20" table:formula="of:=[PythonCWin.W5]*[PythonCWin.P5]" office:value-type="float" office:value="15050258.77625" calcext:value-type="float">
            <text:p>15,050,258.78</text:p>
          </table:table-cell>
          <table:table-cell table:style-name="ce20" table:formula="of:=[PythonCWin.W5]*[PythonCWin.S5]" office:value-type="float" office:value="381329.421326827" calcext:value-type="float">
            <text:p>381,329.42</text:p>
          </table:table-cell>
          <table:table-cell table:style-name="ce16" table:formula="of:=[PythonCWin.X5]" office:value-type="float" office:value="800" calcext:value-type="float">
            <text:p>800</text:p>
          </table:table-cell>
          <table:table-cell table:style-name="ce20" table:formula="of:=[PythonCWin.Y5]" office:value-type="float" office:value="15050258.77625" calcext:value-type="float">
            <text:p>15,050,258.78</text:p>
          </table:table-cell>
          <table:table-cell table:style-name="ce20" table:formula="of:=[PythonCWin.Z5]" office:value-type="float" office:value="381329.421326827" calcext:value-type="float">
            <text:p>381,329.42</text:p>
          </table:table-cell>
          <table:table-cell table:style-name="ce28" table:formula="of:=[PythonCWin.AB5]/[PythonCWin.AC5]" office:value-type="float" office:value="39.4678667171365" calcext:value-type="float">
            <text:p>39.47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15050258.77625" calcext:value-type="float">
            <text:p>15,050,258.78</text:p>
          </table:table-cell>
          <table:table-cell table:style-name="ce33" table:formula="of:=OFFSET([.AC$1];[.$AF$1]-[.$AF5];0)" office:value-type="float" office:value="381329.421326827" calcext:value-type="float">
            <text:p>381,329.42</text:p>
          </table:table-cell>
          <table:table-cell table:style-name="ce35" table:formula="of:=[.AH5]/[.AI5]" office:value-type="float" office:value="39.4678667171365" calcext:value-type="float">
            <text:p>39.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.3125</text:p>
          </table:table-cell>
          <table:table-cell office:value-type="float" office:value="1146627.29594822" calcext:value-type="float">
            <text:p>1146627.29594822</text:p>
          </table:table-cell>
          <table:table-cell office:value-type="float" office:value="30865808" calcext:value-type="float">
            <text:p>308658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c_64_32" calcext:value-type="string">
            <text:p>mult_c_64_32</text:p>
          </table:table-cell>
          <table:table-cell/>
          <table:table-cell table:formula="of:=[PythonCWin.K5]+1" office:value-type="float" office:value="6" calcext:value-type="float">
            <text:p>6</text:p>
          </table:table-cell>
          <table:table-cell/>
          <table:table-cell table:style-name="ce13" table:formula="of:=[PythonCWin.N6] - COM.MICROSOFT.FLOOR.PRECISE([PythonCWin.N6] * 0.2)" office:value-type="float" office:value="104858" calcext:value-type="float">
            <text:p>104,858</text:p>
          </table:table-cell>
          <table:table-cell table:style-name="ce13" table:formula="of:=INDIRECT(ADDRESS([PythonC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6];3))" office:value-type="float" office:value="30985362.3125" calcext:value-type="float">
            <text:p>30,985,362.31</text:p>
          </table:table-cell>
          <table:table-cell table:style-name="ce20" table:formula="of:=[.P6]/[.P5]" office:value-type="float" office:value="2.0587926608542" calcext:value-type="float">
            <text:p>2.06</text:p>
          </table:table-cell>
          <table:table-cell table:style-name="ce23"/>
          <table:table-cell table:style-name="ce20" table:formula="of:=INDIRECT(ADDRESS([PythonCWin.$K6];4))" office:value-type="float" office:value="1146627.29594822" calcext:value-type="float">
            <text:p>1,146,627.30</text:p>
          </table:table-cell>
          <table:table-cell table:style-name="ce26" table:formula="of:=INDIRECT(ADDRESS([PythonCWin.$K6];5))" office:value-type="float" office:value="30865808" calcext:value-type="float">
            <text:p>30865808.00</text:p>
          </table:table-cell>
          <table:table-cell table:style-name="ce27" table:formula="of:=IF([PythonCWin.T6]=0;&quot;&quot;;ABS([PythonCWin.P6] - [PythonCWin.T6]) / MAX([PythonCWin.P6]; [PythonCWin.T6]))" office:value-type="float" office:value="0.00385841260445" calcext:value-type="float">
            <text:p>0.0039</text:p>
          </table:table-cell>
          <table:table-cell table:style-name="ce28" table:formula="of:=[PythonCWin.P6]/[PythonCWin.S6]" office:value-type="float" office:value="27.0230461301518" calcext:value-type="float">
            <text:p>27.02</text:p>
          </table:table-cell>
          <table:table-cell table:style-name="ce29" table:formula="of:=[PythonCWin.V6] &gt;= [$CONFIG.$B$3]" office:value-type="boolean" office:boolean-value="true" calcext:value-type="boolean">
            <text:p>TRUE</text:p>
          </table:table-cell>
          <table:table-cell table:style-name="ce16" table:formula="of:=[PythonCWin.W6]*[PythonCWin.O6]" office:value-type="float" office:value="800" calcext:value-type="float">
            <text:p>800</text:p>
          </table:table-cell>
          <table:table-cell table:style-name="ce20" table:formula="of:=[PythonCWin.W6]*[PythonCWin.P6]" office:value-type="float" office:value="30985362.3125" calcext:value-type="float">
            <text:p>30,985,362.31</text:p>
          </table:table-cell>
          <table:table-cell table:style-name="ce20" table:formula="of:=[PythonCWin.W6]*[PythonCWin.S6]" office:value-type="float" office:value="1146627.29594822" calcext:value-type="float">
            <text:p>1,146,627.30</text:p>
          </table:table-cell>
          <table:table-cell table:style-name="ce16" table:formula="of:=[PythonCWin.X6]" office:value-type="float" office:value="800" calcext:value-type="float">
            <text:p>800</text:p>
          </table:table-cell>
          <table:table-cell table:style-name="ce20" table:formula="of:=[PythonCWin.Y6]" office:value-type="float" office:value="30985362.3125" calcext:value-type="float">
            <text:p>30,985,362.31</text:p>
          </table:table-cell>
          <table:table-cell table:style-name="ce20" table:formula="of:=[PythonCWin.Z6]" office:value-type="float" office:value="1146627.29594822" calcext:value-type="float">
            <text:p>1,146,627.30</text:p>
          </table:table-cell>
          <table:table-cell table:style-name="ce28" table:formula="of:=[PythonCWin.AB6]/[PythonCWin.AC6]" office:value-type="float" office:value="27.0230461301518" calcext:value-type="float">
            <text:p>27.02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30985362.3125" calcext:value-type="float">
            <text:p>30,985,362.31</text:p>
          </table:table-cell>
          <table:table-cell table:style-name="ce33" table:formula="of:=OFFSET([.AC$1];[.$AF$1]-[.$AF6];0)" office:value-type="float" office:value="1146627.29594822" calcext:value-type="float">
            <text:p>1,146,627.30</text:p>
          </table:table-cell>
          <table:table-cell table:style-name="ce35" table:formula="of:=[.AH6]/[.AI6]" office:value-type="float" office:value="27.0230461301518" calcext:value-type="float">
            <text:p>27.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.09375</text:p>
          </table:table-cell>
          <table:table-cell office:value-type="float" office:value="1521522.83521895" calcext:value-type="float">
            <text:p>1521522.83521895</text:p>
          </table:table-cell>
          <table:table-cell office:value-type="float" office:value="61761979" calcext:value-type="float">
            <text:p>6176197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c_64_32" calcext:value-type="string">
            <text:p>mult_c_64_32</text:p>
          </table:table-cell>
          <table:table-cell/>
          <table:table-cell table:formula="of:=[PythonCWin.K6]+1" office:value-type="float" office:value="7" calcext:value-type="float">
            <text:p>7</text:p>
          </table:table-cell>
          <table:table-cell/>
          <table:table-cell table:style-name="ce13" table:formula="of:=[PythonCWin.N7] - COM.MICROSOFT.FLOOR.PRECISE([PythonCWin.N7] * 0.2)" office:value-type="float" office:value="209716" calcext:value-type="float">
            <text:p>209,716</text:p>
          </table:table-cell>
          <table:table-cell table:style-name="ce13" table:formula="of:=INDIRECT(ADDRESS([PythonC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7];3))" office:value-type="float" office:value="61594739.09375" calcext:value-type="float">
            <text:p>61,594,739.09</text:p>
          </table:table-cell>
          <table:table-cell table:style-name="ce20" table:formula="of:=[.P7]/[.P6]" office:value-type="float" office:value="1.98786570486225" calcext:value-type="float">
            <text:p>1.99</text:p>
          </table:table-cell>
          <table:table-cell table:style-name="ce23"/>
          <table:table-cell table:style-name="ce20" table:formula="of:=INDIRECT(ADDRESS([PythonCWin.$K7];4))" office:value-type="float" office:value="1521522.83521895" calcext:value-type="float">
            <text:p>1,521,522.84</text:p>
          </table:table-cell>
          <table:table-cell table:style-name="ce26" table:formula="of:=INDIRECT(ADDRESS([PythonCWin.$K7];5))" office:value-type="float" office:value="61761979" calcext:value-type="float">
            <text:p>61761979.00</text:p>
          </table:table-cell>
          <table:table-cell table:style-name="ce27" table:formula="of:=IF([PythonCWin.T7]=0;&quot;&quot;;ABS([PythonCWin.P7] - [PythonCWin.T7]) / MAX([PythonCWin.P7]; [PythonCWin.T7]))" office:value-type="float" office:value="0.00270781326890448" calcext:value-type="float">
            <text:p>0.0027</text:p>
          </table:table-cell>
          <table:table-cell table:style-name="ce28" table:formula="of:=[PythonCWin.P7]/[PythonCWin.S7]" office:value-type="float" office:value="40.4822968594398" calcext:value-type="float">
            <text:p>40.48</text:p>
          </table:table-cell>
          <table:table-cell table:style-name="ce29" table:formula="of:=[PythonCWin.V7] &gt;= [$CONFIG.$B$3]" office:value-type="boolean" office:boolean-value="true" calcext:value-type="boolean">
            <text:p>TRUE</text:p>
          </table:table-cell>
          <table:table-cell table:style-name="ce16" table:formula="of:=[PythonCWin.W7]*[PythonCWin.O7]" office:value-type="float" office:value="800" calcext:value-type="float">
            <text:p>800</text:p>
          </table:table-cell>
          <table:table-cell table:style-name="ce20" table:formula="of:=[PythonCWin.W7]*[PythonCWin.P7]" office:value-type="float" office:value="61594739.09375" calcext:value-type="float">
            <text:p>61,594,739.09</text:p>
          </table:table-cell>
          <table:table-cell table:style-name="ce20" table:formula="of:=[PythonCWin.W7]*[PythonCWin.S7]" office:value-type="float" office:value="1521522.83521895" calcext:value-type="float">
            <text:p>1,521,522.84</text:p>
          </table:table-cell>
          <table:table-cell table:style-name="ce16" table:formula="of:=[PythonCWin.X7]" office:value-type="float" office:value="800" calcext:value-type="float">
            <text:p>800</text:p>
          </table:table-cell>
          <table:table-cell table:style-name="ce20" table:formula="of:=[PythonCWin.Y7]" office:value-type="float" office:value="61594739.09375" calcext:value-type="float">
            <text:p>61,594,739.09</text:p>
          </table:table-cell>
          <table:table-cell table:style-name="ce20" table:formula="of:=[PythonCWin.Z7]" office:value-type="float" office:value="1521522.83521895" calcext:value-type="float">
            <text:p>1,521,522.84</text:p>
          </table:table-cell>
          <table:table-cell table:style-name="ce28" table:formula="of:=[PythonCWin.AB7]/[PythonCWin.AC7]" office:value-type="float" office:value="40.4822968594398" calcext:value-type="float">
            <text:p>40.48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61594739.09375" calcext:value-type="float">
            <text:p>61,594,739.09</text:p>
          </table:table-cell>
          <table:table-cell table:style-name="ce33" table:formula="of:=OFFSET([.AC$1];[.$AF$1]-[.$AF7];0)" office:value-type="float" office:value="1521522.83521895" calcext:value-type="float">
            <text:p>1,521,522.84</text:p>
          </table:table-cell>
          <table:table-cell table:style-name="ce35" table:formula="of:=[.AH7]/[.AI7]" office:value-type="float" office:value="40.4822968594398" calcext:value-type="float">
            <text:p>40.4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.79375</text:p>
          </table:table-cell>
          <table:table-cell office:value-type="float" office:value="3343142.86500022" calcext:value-type="float">
            <text:p>3343142.86500022</text:p>
          </table:table-cell>
          <table:table-cell office:value-type="float" office:value="123762588" calcext:value-type="float">
            <text:p>1237625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c_64_32" calcext:value-type="string">
            <text:p>mult_c_64_32</text:p>
          </table:table-cell>
          <table:table-cell/>
          <table:table-cell table:formula="of:=[PythonCWin.K7]+1" office:value-type="float" office:value="8" calcext:value-type="float">
            <text:p>8</text:p>
          </table:table-cell>
          <table:table-cell/>
          <table:table-cell table:style-name="ce13" table:formula="of:=[PythonCWin.N8] - COM.MICROSOFT.FLOOR.PRECISE([PythonCWin.N8] * 0.2)" office:value-type="float" office:value="419431" calcext:value-type="float">
            <text:p>419,431</text:p>
          </table:table-cell>
          <table:table-cell table:style-name="ce13" table:formula="of:=INDIRECT(ADDRESS([PythonC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8];3))" office:value-type="float" office:value="124035486.79375" calcext:value-type="float">
            <text:p>124,035,486.79</text:p>
          </table:table-cell>
          <table:table-cell table:style-name="ce20" table:formula="of:=[.P8]/[.P7]" office:value-type="float" office:value="2.01373507898073" calcext:value-type="float">
            <text:p>2.01</text:p>
          </table:table-cell>
          <table:table-cell table:style-name="ce23"/>
          <table:table-cell table:style-name="ce20" table:formula="of:=INDIRECT(ADDRESS([PythonCWin.$K8];4))" office:value-type="float" office:value="3343142.86500022" calcext:value-type="float">
            <text:p>3,343,142.87</text:p>
          </table:table-cell>
          <table:table-cell table:style-name="ce26" table:formula="of:=INDIRECT(ADDRESS([PythonCWin.$K8];5))" office:value-type="float" office:value="123762588" calcext:value-type="float">
            <text:p>123762588.00</text:p>
          </table:table-cell>
          <table:table-cell table:style-name="ce27" table:formula="of:=IF([PythonCWin.T8]=0;&quot;&quot;;ABS([PythonCWin.P8] - [PythonCWin.T8]) / MAX([PythonCWin.P8]; [PythonCWin.T8]))" office:value-type="float" office:value="0.00220016707157192" calcext:value-type="float">
            <text:p>0.0022</text:p>
          </table:table-cell>
          <table:table-cell table:style-name="ce28" table:formula="of:=[PythonCWin.P8]/[PythonCWin.S8]" office:value-type="float" office:value="37.1014616492442" calcext:value-type="float">
            <text:p>37.10</text:p>
          </table:table-cell>
          <table:table-cell table:style-name="ce29" table:formula="of:=[PythonCWin.V8] &gt;= [$CONFIG.$B$3]" office:value-type="boolean" office:boolean-value="true" calcext:value-type="boolean">
            <text:p>TRUE</text:p>
          </table:table-cell>
          <table:table-cell table:style-name="ce16" table:formula="of:=[PythonCWin.W8]*[PythonCWin.O8]" office:value-type="float" office:value="800" calcext:value-type="float">
            <text:p>800</text:p>
          </table:table-cell>
          <table:table-cell table:style-name="ce20" table:formula="of:=[PythonCWin.W8]*[PythonCWin.P8]" office:value-type="float" office:value="124035486.79375" calcext:value-type="float">
            <text:p>124,035,486.79</text:p>
          </table:table-cell>
          <table:table-cell table:style-name="ce20" table:formula="of:=[PythonCWin.W8]*[PythonCWin.S8]" office:value-type="float" office:value="3343142.86500022" calcext:value-type="float">
            <text:p>3,343,142.87</text:p>
          </table:table-cell>
          <table:table-cell table:style-name="ce16" table:formula="of:=[PythonCWin.X8]" office:value-type="float" office:value="800" calcext:value-type="float">
            <text:p>800</text:p>
          </table:table-cell>
          <table:table-cell table:style-name="ce20" table:formula="of:=[PythonCWin.Y8]" office:value-type="float" office:value="124035486.79375" calcext:value-type="float">
            <text:p>124,035,486.79</text:p>
          </table:table-cell>
          <table:table-cell table:style-name="ce20" table:formula="of:=[PythonCWin.Z8]" office:value-type="float" office:value="3343142.86500022" calcext:value-type="float">
            <text:p>3,343,142.87</text:p>
          </table:table-cell>
          <table:table-cell table:style-name="ce28" table:formula="of:=[PythonCWin.AB8]/[PythonCWin.AC8]" office:value-type="float" office:value="37.1014616492442" calcext:value-type="float">
            <text:p>37.1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24035486.79375" calcext:value-type="float">
            <text:p>124,035,486.79</text:p>
          </table:table-cell>
          <table:table-cell table:style-name="ce33" table:formula="of:=OFFSET([.AC$1];[.$AF$1]-[.$AF8];0)" office:value-type="float" office:value="3343142.86500022" calcext:value-type="float">
            <text:p>3,343,142.87</text:p>
          </table:table-cell>
          <table:table-cell table:style-name="ce35" table:formula="of:=[.AH8]/[.AI8]" office:value-type="float" office:value="37.1014616492442" calcext:value-type="float">
            <text:p>37.1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.87125</text:p>
          </table:table-cell>
          <table:table-cell office:value-type="float" office:value="5149325.01258098" calcext:value-type="float">
            <text:p>5149325.01258098</text:p>
          </table:table-cell>
          <table:table-cell office:value-type="float" office:value="252853724" calcext:value-type="float">
            <text:p>25285372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c_64_32" calcext:value-type="string">
            <text:p>mult_c_64_32</text:p>
          </table:table-cell>
          <table:table-cell/>
          <table:table-cell table:formula="of:=[PythonCWin.K8]+1" office:value-type="float" office:value="9" calcext:value-type="float">
            <text:p>9</text:p>
          </table:table-cell>
          <table:table-cell/>
          <table:table-cell table:style-name="ce13" table:formula="of:=[PythonCWin.N9] - COM.MICROSOFT.FLOOR.PRECISE([PythonCWin.N9] * 0.2)" office:value-type="float" office:value="838861" calcext:value-type="float">
            <text:p>838,861</text:p>
          </table:table-cell>
          <table:table-cell table:style-name="ce13" table:formula="of:=INDIRECT(ADDRESS([PythonC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9];3))" office:value-type="float" office:value="253449444.87125" calcext:value-type="float">
            <text:p>253,449,444.87</text:p>
          </table:table-cell>
          <table:table-cell table:style-name="ce20" table:formula="of:=[.P9]/[.P8]" office:value-type="float" office:value="2.04336235881183" calcext:value-type="float">
            <text:p>2.04</text:p>
          </table:table-cell>
          <table:table-cell table:style-name="ce23"/>
          <table:table-cell table:style-name="ce20" table:formula="of:=INDIRECT(ADDRESS([PythonCWin.$K9];4))" office:value-type="float" office:value="5149325.01258098" calcext:value-type="float">
            <text:p>5,149,325.01</text:p>
          </table:table-cell>
          <table:table-cell table:style-name="ce26" table:formula="of:=INDIRECT(ADDRESS([PythonCWin.$K9];5))" office:value-type="float" office:value="252853724" calcext:value-type="float">
            <text:p>252853724.00</text:p>
          </table:table-cell>
          <table:table-cell table:style-name="ce27" table:formula="of:=IF([PythonCWin.T9]=0;&quot;&quot;;ABS([PythonCWin.P9] - [PythonCWin.T9]) / MAX([PythonCWin.P9]; [PythonCWin.T9]))" office:value-type="float" office:value="0.00235045246026332" calcext:value-type="float">
            <text:p>0.0024</text:p>
          </table:table-cell>
          <table:table-cell table:style-name="ce28" table:formula="of:=[PythonCWin.P9]/[PythonCWin.S9]" office:value-type="float" office:value="49.2199354773713" calcext:value-type="float">
            <text:p>49.22</text:p>
          </table:table-cell>
          <table:table-cell table:style-name="ce29" table:formula="of:=[PythonCWin.V9] &gt;= [$CONFIG.$B$3]" office:value-type="boolean" office:boolean-value="true" calcext:value-type="boolean">
            <text:p>TRUE</text:p>
          </table:table-cell>
          <table:table-cell table:style-name="ce16" table:formula="of:=[PythonCWin.W9]*[PythonCWin.O9]" office:value-type="float" office:value="800" calcext:value-type="float">
            <text:p>800</text:p>
          </table:table-cell>
          <table:table-cell table:style-name="ce20" table:formula="of:=[PythonCWin.W9]*[PythonCWin.P9]" office:value-type="float" office:value="253449444.87125" calcext:value-type="float">
            <text:p>253,449,444.87</text:p>
          </table:table-cell>
          <table:table-cell table:style-name="ce20" table:formula="of:=[PythonCWin.W9]*[PythonCWin.S9]" office:value-type="float" office:value="5149325.01258098" calcext:value-type="float">
            <text:p>5,149,325.01</text:p>
          </table:table-cell>
          <table:table-cell table:style-name="ce16" table:formula="of:=[PythonCWin.X9]" office:value-type="float" office:value="800" calcext:value-type="float">
            <text:p>800</text:p>
          </table:table-cell>
          <table:table-cell table:style-name="ce20" table:formula="of:=[PythonCWin.Y9]" office:value-type="float" office:value="253449444.87125" calcext:value-type="float">
            <text:p>253,449,444.87</text:p>
          </table:table-cell>
          <table:table-cell table:style-name="ce20" table:formula="of:=[PythonCWin.Z9]" office:value-type="float" office:value="5149325.01258098" calcext:value-type="float">
            <text:p>5,149,325.01</text:p>
          </table:table-cell>
          <table:table-cell table:style-name="ce28" table:formula="of:=[PythonCWin.AB9]/[PythonCWin.AC9]" office:value-type="float" office:value="49.2199354773713" calcext:value-type="float">
            <text:p>49.2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253449444.87125" calcext:value-type="float">
            <text:p>253,449,444.87</text:p>
          </table:table-cell>
          <table:table-cell table:style-name="ce33" table:formula="of:=OFFSET([.AC$1];[.$AF$1]-[.$AF9];0)" office:value-type="float" office:value="5149325.01258098" calcext:value-type="float">
            <text:p>5,149,325.01</text:p>
          </table:table-cell>
          <table:table-cell table:style-name="ce35" table:formula="of:=[.AH9]/[.AI9]" office:value-type="float" office:value="49.2199354773713" calcext:value-type="float">
            <text:p>49.2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.3975</text:p>
          </table:table-cell>
          <table:table-cell office:value-type="float" office:value="11620128.8250423" calcext:value-type="float">
            <text:p>11620128.8250423</text:p>
          </table:table-cell>
          <table:table-cell office:value-type="float" office:value="501033208" calcext:value-type="float">
            <text:p>5010332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c_64_32" calcext:value-type="string">
            <text:p>mult_c_64_32</text:p>
          </table:table-cell>
          <table:table-cell/>
          <table:table-cell table:formula="of:=[PythonCWin.K9]+1" office:value-type="float" office:value="10" calcext:value-type="float">
            <text:p>10</text:p>
          </table:table-cell>
          <table:table-cell/>
          <table:table-cell table:style-name="ce13" table:formula="of:=[PythonCWin.N10] - COM.MICROSOFT.FLOOR.PRECISE([PythonCWin.N10] * 0.2)" office:value-type="float" office:value="1677722" calcext:value-type="float">
            <text:p>1,677,722</text:p>
          </table:table-cell>
          <table:table-cell table:style-name="ce13" table:formula="of:=INDIRECT(ADDRESS([PythonC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10];3))" office:value-type="float" office:value="502762452.3975" calcext:value-type="float">
            <text:p>502,762,452.40</text:p>
          </table:table-cell>
          <table:table-cell table:style-name="ce20" table:formula="of:=[.P10]/[.P9]" office:value-type="float" office:value="1.9836794381337" calcext:value-type="float">
            <text:p>1.98</text:p>
          </table:table-cell>
          <table:table-cell table:style-name="ce23"/>
          <table:table-cell table:style-name="ce20" table:formula="of:=INDIRECT(ADDRESS([PythonCWin.$K10];4))" office:value-type="float" office:value="11620128.8250423" calcext:value-type="float">
            <text:p>11,620,128.83</text:p>
          </table:table-cell>
          <table:table-cell table:style-name="ce26" table:formula="of:=INDIRECT(ADDRESS([PythonCWin.$K10];5))" office:value-type="float" office:value="501033208" calcext:value-type="float">
            <text:p>501033208.00</text:p>
          </table:table-cell>
          <table:table-cell table:style-name="ce27" table:formula="of:=IF([PythonCWin.T10]=0;&quot;&quot;;ABS([PythonCWin.P10] - [PythonCWin.T10]) / MAX([PythonCWin.P10]; [PythonCWin.T10]))" office:value-type="float" office:value="0.00343948596251333" calcext:value-type="float">
            <text:p>0.0034</text:p>
          </table:table-cell>
          <table:table-cell table:style-name="ce28" table:formula="of:=[PythonCWin.P10]/[PythonCWin.S10]" office:value-type="float" office:value="43.2665127871911" calcext:value-type="float">
            <text:p>43.27</text:p>
          </table:table-cell>
          <table:table-cell table:style-name="ce29" table:formula="of:=[PythonCWin.V10] &gt;= [$CONFIG.$B$3]" office:value-type="boolean" office:boolean-value="true" calcext:value-type="boolean">
            <text:p>TRUE</text:p>
          </table:table-cell>
          <table:table-cell table:style-name="ce16" table:formula="of:=[PythonCWin.W10]*[PythonCWin.O10]" office:value-type="float" office:value="800" calcext:value-type="float">
            <text:p>800</text:p>
          </table:table-cell>
          <table:table-cell table:style-name="ce20" table:formula="of:=[PythonCWin.W10]*[PythonCWin.P10]" office:value-type="float" office:value="502762452.3975" calcext:value-type="float">
            <text:p>502,762,452.40</text:p>
          </table:table-cell>
          <table:table-cell table:style-name="ce20" table:formula="of:=[PythonCWin.W10]*[PythonCWin.S10]" office:value-type="float" office:value="11620128.8250423" calcext:value-type="float">
            <text:p>11,620,128.83</text:p>
          </table:table-cell>
          <table:table-cell table:style-name="ce16" table:formula="of:=[PythonCWin.X10]" office:value-type="float" office:value="800" calcext:value-type="float">
            <text:p>800</text:p>
          </table:table-cell>
          <table:table-cell table:style-name="ce20" table:formula="of:=[PythonCWin.Y10]" office:value-type="float" office:value="502762452.3975" calcext:value-type="float">
            <text:p>502,762,452.40</text:p>
          </table:table-cell>
          <table:table-cell table:style-name="ce20" table:formula="of:=[PythonCWin.Z10]" office:value-type="float" office:value="11620128.8250423" calcext:value-type="float">
            <text:p>11,620,128.83</text:p>
          </table:table-cell>
          <table:table-cell table:style-name="ce28" table:formula="of:=[PythonCWin.AB10]/[PythonCWin.AC10]" office:value-type="float" office:value="43.2665127871911" calcext:value-type="float">
            <text:p>43.27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502762452.3975" calcext:value-type="float">
            <text:p>502,762,452.40</text:p>
          </table:table-cell>
          <table:table-cell table:style-name="ce33" table:formula="of:=OFFSET([.AC$1];[.$AF$1]-[.$AF10];0)" office:value-type="float" office:value="11620128.8250423" calcext:value-type="float">
            <text:p>11,620,128.83</text:p>
          </table:table-cell>
          <table:table-cell table:style-name="ce35" table:formula="of:=[.AH10]/[.AI10]" office:value-type="float" office:value="43.2665127871911" calcext:value-type="float">
            <text:p>43.2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.10625</text:p>
          </table:table-cell>
          <table:table-cell office:value-type="float" office:value="23802902.1709479" calcext:value-type="float">
            <text:p>23802902.1709479</text:p>
          </table:table-cell>
          <table:table-cell office:value-type="float" office:value="989613180" calcext:value-type="float">
            <text:p>98961318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c_64_32" calcext:value-type="string">
            <text:p>mult_c_64_32</text:p>
          </table:table-cell>
          <table:table-cell/>
          <table:table-cell table:formula="of:=[PythonCWin.K10]+1" office:value-type="float" office:value="11" calcext:value-type="float">
            <text:p>11</text:p>
          </table:table-cell>
          <table:table-cell/>
          <table:table-cell table:style-name="ce13" table:formula="of:=[PythonCWin.N11] - COM.MICROSOFT.FLOOR.PRECISE([PythonCWin.N11] * 0.2)" office:value-type="float" office:value="3355444" calcext:value-type="float">
            <text:p>3,355,444</text:p>
          </table:table-cell>
          <table:table-cell table:style-name="ce13" table:formula="of:=INDIRECT(ADDRESS([PythonC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11];3))" office:value-type="float" office:value="988395892.10625" calcext:value-type="float">
            <text:p>988,395,892.11</text:p>
          </table:table-cell>
          <table:table-cell table:style-name="ce20" table:formula="of:=[.P11]/[.P10]" office:value-type="float" office:value="1.96593020698529" calcext:value-type="float">
            <text:p>1.97</text:p>
          </table:table-cell>
          <table:table-cell table:style-name="ce23"/>
          <table:table-cell table:style-name="ce20" table:formula="of:=INDIRECT(ADDRESS([PythonCWin.$K11];4))" office:value-type="float" office:value="23802902.1709479" calcext:value-type="float">
            <text:p>23,802,902.17</text:p>
          </table:table-cell>
          <table:table-cell table:style-name="ce26" table:formula="of:=INDIRECT(ADDRESS([PythonCWin.$K11];5))" office:value-type="float" office:value="989613180" calcext:value-type="float">
            <text:p>989613180.00</text:p>
          </table:table-cell>
          <table:table-cell table:style-name="ce27" table:formula="of:=IF([PythonCWin.T11]=0;&quot;&quot;;ABS([PythonCWin.P11] - [PythonCWin.T11]) / MAX([PythonCWin.P11]; [PythonCWin.T11]))" office:value-type="float" office:value="0.00123006435074961" calcext:value-type="float">
            <text:p>0.0012</text:p>
          </table:table-cell>
          <table:table-cell table:style-name="ce28" table:formula="of:=[PythonCWin.P11]/[PythonCWin.S11]" office:value-type="float" office:value="41.5241757079779" calcext:value-type="float">
            <text:p>41.52</text:p>
          </table:table-cell>
          <table:table-cell table:style-name="ce29" table:formula="of:=[PythonCWin.V11] &gt;= [$CONFIG.$B$3]" office:value-type="boolean" office:boolean-value="true" calcext:value-type="boolean">
            <text:p>TRUE</text:p>
          </table:table-cell>
          <table:table-cell table:style-name="ce16" table:formula="of:=[PythonCWin.W11]*[PythonCWin.O11]" office:value-type="float" office:value="800" calcext:value-type="float">
            <text:p>800</text:p>
          </table:table-cell>
          <table:table-cell table:style-name="ce20" table:formula="of:=[PythonCWin.W11]*[PythonCWin.P11]" office:value-type="float" office:value="988395892.10625" calcext:value-type="float">
            <text:p>988,395,892.11</text:p>
          </table:table-cell>
          <table:table-cell table:style-name="ce20" table:formula="of:=[PythonCWin.W11]*[PythonCWin.S11]" office:value-type="float" office:value="23802902.1709479" calcext:value-type="float">
            <text:p>23,802,902.17</text:p>
          </table:table-cell>
          <table:table-cell table:style-name="ce16" table:formula="of:=[PythonCWin.X11]" office:value-type="float" office:value="800" calcext:value-type="float">
            <text:p>800</text:p>
          </table:table-cell>
          <table:table-cell table:style-name="ce20" table:formula="of:=[PythonCWin.Y11]" office:value-type="float" office:value="988395892.10625" calcext:value-type="float">
            <text:p>988,395,892.11</text:p>
          </table:table-cell>
          <table:table-cell table:style-name="ce20" table:formula="of:=[PythonCWin.Z11]" office:value-type="float" office:value="23802902.1709479" calcext:value-type="float">
            <text:p>23,802,902.17</text:p>
          </table:table-cell>
          <table:table-cell table:style-name="ce28" table:formula="of:=[PythonCWin.AB11]/[PythonCWin.AC11]" office:value-type="float" office:value="41.5241757079779" calcext:value-type="float">
            <text:p>41.52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988395892.10625" calcext:value-type="float">
            <text:p>988,395,892.11</text:p>
          </table:table-cell>
          <table:table-cell table:style-name="ce33" table:formula="of:=OFFSET([.AC$1];[.$AF$1]-[.$AF11];0)" office:value-type="float" office:value="23802902.1709479" calcext:value-type="float">
            <text:p>23,802,902.17</text:p>
          </table:table-cell>
          <table:table-cell table:style-name="ce35" table:formula="of:=[.AH11]/[.AI11]" office:value-type="float" office:value="41.5241757079779" calcext:value-type="float">
            <text:p>41.5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.03375</text:p>
          </table:table-cell>
          <table:table-cell office:value-type="float" office:value="36732359.4743551" calcext:value-type="float">
            <text:p>36732359.4743551</text:p>
          </table:table-cell>
          <table:table-cell office:value-type="float" office:value="2000337418" calcext:value-type="float">
            <text:p>200033741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c_64_32" calcext:value-type="string">
            <text:p>mult_c_64_32</text:p>
          </table:table-cell>
          <table:table-cell/>
          <table:table-cell table:formula="of:=[PythonCWin.K11]+1" office:value-type="float" office:value="12" calcext:value-type="float">
            <text:p>12</text:p>
          </table:table-cell>
          <table:table-cell/>
          <table:table-cell table:style-name="ce13" table:formula="of:=[PythonCWin.N12] - COM.MICROSOFT.FLOOR.PRECISE([PythonCWin.N12] * 0.2)" office:value-type="float" office:value="6710887" calcext:value-type="float">
            <text:p>6,710,887</text:p>
          </table:table-cell>
          <table:table-cell table:style-name="ce13" table:formula="of:=INDIRECT(ADDRESS([PythonC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CWin.$K12];3))" office:value-type="float" office:value="1994284049.03375" calcext:value-type="float">
            <text:p>1,994,284,049.03</text:p>
          </table:table-cell>
          <table:table-cell table:style-name="ce20" table:formula="of:=[.P12]/[.P11]" office:value-type="float" office:value="2.01769763002958" calcext:value-type="float">
            <text:p>2.02</text:p>
          </table:table-cell>
          <table:table-cell table:style-name="ce23"/>
          <table:table-cell table:style-name="ce20" table:formula="of:=INDIRECT(ADDRESS([PythonCWin.$K12];4))" office:value-type="float" office:value="36732359.4743551" calcext:value-type="float">
            <text:p>36,732,359.47</text:p>
          </table:table-cell>
          <table:table-cell table:style-name="ce26" table:formula="of:=INDIRECT(ADDRESS([PythonCWin.$K12];5))" office:value-type="float" office:value="2000337418" calcext:value-type="float">
            <text:p>2000337418.00</text:p>
          </table:table-cell>
          <table:table-cell table:style-name="ce27" table:formula="of:=IF([PythonCWin.T12]=0;&quot;&quot;;ABS([PythonCWin.P12] - [PythonCWin.T12]) / MAX([PythonCWin.P12]; [PythonCWin.T12]))" office:value-type="float" office:value="0.00302617394034567" calcext:value-type="float">
            <text:p>0.0030</text:p>
          </table:table-cell>
          <table:table-cell table:style-name="ce28" table:formula="of:=[PythonCWin.P12]/[PythonCWin.S12]" office:value-type="float" office:value="54.2922937043037" calcext:value-type="float">
            <text:p>54.29</text:p>
          </table:table-cell>
          <table:table-cell table:style-name="ce29" table:formula="of:=[PythonCWin.V12] &gt;= [$CONFIG.$B$3]" office:value-type="boolean" office:boolean-value="true" calcext:value-type="boolean">
            <text:p>TRUE</text:p>
          </table:table-cell>
          <table:table-cell table:style-name="ce16" table:formula="of:=[PythonCWin.W12]*[PythonCWin.O12]" office:value-type="float" office:value="800" calcext:value-type="float">
            <text:p>800</text:p>
          </table:table-cell>
          <table:table-cell table:style-name="ce20" table:formula="of:=[PythonCWin.W12]*[PythonCWin.P12]" office:value-type="float" office:value="1994284049.03375" calcext:value-type="float">
            <text:p>1,994,284,049.03</text:p>
          </table:table-cell>
          <table:table-cell table:style-name="ce20" table:formula="of:=[PythonCWin.W12]*[PythonCWin.S12]" office:value-type="float" office:value="36732359.4743551" calcext:value-type="float">
            <text:p>36,732,359.47</text:p>
          </table:table-cell>
          <table:table-cell table:style-name="ce16" table:formula="of:=[PythonCWin.X12]" office:value-type="float" office:value="800" calcext:value-type="float">
            <text:p>800</text:p>
          </table:table-cell>
          <table:table-cell table:style-name="ce20" table:formula="of:=[PythonCWin.Y12]" office:value-type="float" office:value="1994284049.03375" calcext:value-type="float">
            <text:p>1,994,284,049.03</text:p>
          </table:table-cell>
          <table:table-cell table:style-name="ce20" table:formula="of:=[PythonCWin.Z12]" office:value-type="float" office:value="36732359.4743551" calcext:value-type="float">
            <text:p>36,732,359.47</text:p>
          </table:table-cell>
          <table:table-cell table:style-name="ce28" table:formula="of:=[PythonCWin.AB12]/[PythonCWin.AC12]" office:value-type="float" office:value="54.2922937043037" calcext:value-type="float">
            <text:p>54.29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1994284049.03375" calcext:value-type="float">
            <text:p>1,994,284,049.03</text:p>
          </table:table-cell>
          <table:table-cell table:style-name="ce33" table:formula="of:=OFFSET([.AC$1];[.$AF$1]-[.$AF12];0)" office:value-type="float" office:value="36732359.4743551" calcext:value-type="float">
            <text:p>36,732,359.47</text:p>
          </table:table-cell>
          <table:table-cell table:style-name="ce35" table:formula="of:=[.AH12]/[.AI12]" office:value-type="float" office:value="54.2922937043037" calcext:value-type="float">
            <text:p>54.29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C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C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C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C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C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C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C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C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C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C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C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C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C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C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C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C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C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C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C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C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C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C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C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C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C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C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C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D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d_64_32" calcext:value-type="string" table:number-columns-spanned="15" table:number-rows-spanned="1">
            <text:p>mult_d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74]))*ROW([.M1:.M9974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391453.68625" calcext:value-type="float">
            <text:p>5391453.68625</text:p>
          </table:table-cell>
          <table:table-cell office:value-type="float" office:value="155226.376064437" calcext:value-type="float">
            <text:p>155226.376064437</text:p>
          </table:table-cell>
          <table:table-cell office:value-type="float" office:value="5367892" calcext:value-type="float">
            <text:p>53678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4]); &quot;_&quot;; [.$G3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DWin.N3] - [PythonDWin.N3] * 0.2" office:value-type="float" office:value="13107.2" calcext:value-type="float">
            <text:p>13,107</text:p>
          </table:table-cell>
          <table:table-cell table:style-name="ce13" table:formula="of:=INDIRECT(ADDRESS([PythonD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3];3))" office:value-type="float" office:value="5391453.68625" calcext:value-type="float">
            <text:p>5,391,453.69</text:p>
          </table:table-cell>
          <table:table-cell table:style-name="ce20"/>
          <table:table-cell table:style-name="ce23"/>
          <table:table-cell table:style-name="ce20" table:formula="of:=INDIRECT(ADDRESS([PythonDWin.$K3];4))" office:value-type="float" office:value="155226.376064437" calcext:value-type="float">
            <text:p>155,226.38</text:p>
          </table:table-cell>
          <table:table-cell table:style-name="ce26" table:formula="of:=INDIRECT(ADDRESS([PythonDWin.$K3];5))" office:value-type="float" office:value="5367892" calcext:value-type="float">
            <text:p>5367892.00</text:p>
          </table:table-cell>
          <table:table-cell table:style-name="ce27" table:formula="of:=IF([PythonDWin.T3]=0;&quot;&quot;;ABS([PythonDWin.P3] - [PythonDWin.T3]) / MAX([PythonDWin.P3]; [PythonDWin.T3]))" office:value-type="float" office:value="0.00437019171843957" calcext:value-type="float">
            <text:p>0.0044</text:p>
          </table:table-cell>
          <table:table-cell table:style-name="ce28" table:formula="of:=[PythonDWin.P3]/[PythonDWin.S3]" office:value-type="float" office:value="34.7328451706682" calcext:value-type="float">
            <text:p>34.73</text:p>
          </table:table-cell>
          <table:table-cell table:style-name="ce29" table:formula="of:=[PythonDWin.V3] &gt;= [$CONFIG.$B$3]" office:value-type="boolean" office:boolean-value="true" calcext:value-type="boolean">
            <text:p>TRUE</text:p>
          </table:table-cell>
          <table:table-cell table:style-name="ce16" table:formula="of:=[PythonDWin.W3]*[PythonDWin.O3]" office:value-type="float" office:value="800" calcext:value-type="float">
            <text:p>800</text:p>
          </table:table-cell>
          <table:table-cell table:style-name="ce20" table:formula="of:=[PythonDWin.W3]*[PythonDWin.P3]" office:value-type="float" office:value="5391453.68625" calcext:value-type="float">
            <text:p>5,391,453.69</text:p>
          </table:table-cell>
          <table:table-cell table:style-name="ce20" table:formula="of:=[PythonDWin.W3]*[PythonDWin.S3]" office:value-type="float" office:value="155226.376064437" calcext:value-type="float">
            <text:p>155,226.38</text:p>
          </table:table-cell>
          <table:table-cell table:style-name="ce16" table:formula="of:=[PythonDWin.X3]" office:value-type="float" office:value="800" calcext:value-type="float">
            <text:p>800</text:p>
          </table:table-cell>
          <table:table-cell table:style-name="ce20" table:formula="of:=[PythonDWin.Y3]" office:value-type="float" office:value="5391453.68625" calcext:value-type="float">
            <text:p>5,391,453.69</text:p>
          </table:table-cell>
          <table:table-cell table:style-name="ce20" table:formula="of:=[PythonDWin.Z3]" office:value-type="float" office:value="155226.376064437" calcext:value-type="float">
            <text:p>155,226.38</text:p>
          </table:table-cell>
          <table:table-cell table:style-name="ce28" table:formula="of:=[PythonDWin.AB3]/[PythonDWin.AC3]" office:value-type="float" office:value="34.7328451706682" calcext:value-type="float">
            <text:p>34.7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5391453.68625" calcext:value-type="float">
            <text:p>5,391,453.69</text:p>
          </table:table-cell>
          <table:table-cell table:style-name="ce33" table:formula="of:=OFFSET([.AC$1];[.$AF$1]-[.$AF3];0)" office:value-type="float" office:value="155226.376064437" calcext:value-type="float">
            <text:p>155,226.38</text:p>
          </table:table-cell>
          <table:table-cell table:style-name="ce35" table:formula="of:=[.AH3]/[.AI3]" office:value-type="float" office:value="34.7328451706682" calcext:value-type="float">
            <text:p>34.7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0764617.2475" calcext:value-type="float">
            <text:p>10764617.2475</text:p>
          </table:table-cell>
          <table:table-cell office:value-type="float" office:value="340198.063795562" calcext:value-type="float">
            <text:p>340198.063795562</text:p>
          </table:table-cell>
          <table:table-cell office:value-type="float" office:value="10719961" calcext:value-type="float">
            <text:p>107199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5]); &quot;_&quot;; [.$G4])" office:value-type="string" office:string-value="mult_d_64_32" calcext:value-type="string">
            <text:p>mult_d_64_32</text:p>
          </table:table-cell>
          <table:table-cell/>
          <table:table-cell table:formula="of:=[PythonDWin.K3]+1" office:value-type="float" office:value="4" calcext:value-type="float">
            <text:p>4</text:p>
          </table:table-cell>
          <table:table-cell/>
          <table:table-cell table:style-name="ce13" table:formula="of:=[PythonDWin.N4] - [PythonDWin.N4] * 0.2" office:value-type="float" office:value="26214.4" calcext:value-type="float">
            <text:p>26,214</text:p>
          </table:table-cell>
          <table:table-cell table:style-name="ce13" table:formula="of:=INDIRECT(ADDRESS([PythonD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4];3))" office:value-type="float" office:value="10764617.2475" calcext:value-type="float">
            <text:p>10,764,617.25</text:p>
          </table:table-cell>
          <table:table-cell table:style-name="ce20" table:formula="of:=[.P4]/[.P3]" office:value-type="float" office:value="1.99660757078436" calcext:value-type="float">
            <text:p>2.00</text:p>
          </table:table-cell>
          <table:table-cell table:style-name="ce23"/>
          <table:table-cell table:style-name="ce20" table:formula="of:=INDIRECT(ADDRESS([PythonDWin.$K4];4))" office:value-type="float" office:value="340198.063795562" calcext:value-type="float">
            <text:p>340,198.06</text:p>
          </table:table-cell>
          <table:table-cell table:style-name="ce26" table:formula="of:=INDIRECT(ADDRESS([PythonDWin.$K4];5))" office:value-type="float" office:value="10719961" calcext:value-type="float">
            <text:p>10719961.00</text:p>
          </table:table-cell>
          <table:table-cell table:style-name="ce27" table:formula="of:=IF([PythonDWin.T4]=0;&quot;&quot;;ABS([PythonDWin.P4] - [PythonDWin.T4]) / MAX([PythonDWin.P4]; [PythonDWin.T4]))" office:value-type="float" office:value="0.00414842873399624" calcext:value-type="float">
            <text:p>0.0041</text:p>
          </table:table-cell>
          <table:table-cell table:style-name="ce28" table:formula="of:=[PythonDWin.P4]/[PythonDWin.S4]" office:value-type="float" office:value="31.6422060942971" calcext:value-type="float">
            <text:p>31.64</text:p>
          </table:table-cell>
          <table:table-cell table:style-name="ce29" table:formula="of:=[PythonDWin.V4] &gt;= [$CONFIG.$B$3]" office:value-type="boolean" office:boolean-value="true" calcext:value-type="boolean">
            <text:p>TRUE</text:p>
          </table:table-cell>
          <table:table-cell table:style-name="ce16" table:formula="of:=[PythonDWin.W4]*[PythonDWin.O4]" office:value-type="float" office:value="800" calcext:value-type="float">
            <text:p>800</text:p>
          </table:table-cell>
          <table:table-cell table:style-name="ce20" table:formula="of:=[PythonDWin.W4]*[PythonDWin.P4]" office:value-type="float" office:value="10764617.2475" calcext:value-type="float">
            <text:p>10,764,617.25</text:p>
          </table:table-cell>
          <table:table-cell table:style-name="ce20" table:formula="of:=[PythonDWin.W4]*[PythonDWin.S4]" office:value-type="float" office:value="340198.063795562" calcext:value-type="float">
            <text:p>340,198.06</text:p>
          </table:table-cell>
          <table:table-cell table:style-name="ce16" table:formula="of:=[PythonDWin.X4]" office:value-type="float" office:value="800" calcext:value-type="float">
            <text:p>800</text:p>
          </table:table-cell>
          <table:table-cell table:style-name="ce20" table:formula="of:=[PythonDWin.Y4]" office:value-type="float" office:value="10764617.2475" calcext:value-type="float">
            <text:p>10,764,617.25</text:p>
          </table:table-cell>
          <table:table-cell table:style-name="ce20" table:formula="of:=[PythonDWin.Z4]" office:value-type="float" office:value="340198.063795562" calcext:value-type="float">
            <text:p>340,198.06</text:p>
          </table:table-cell>
          <table:table-cell table:style-name="ce28" table:formula="of:=[PythonDWin.AB4]/[PythonDWin.AC4]" office:value-type="float" office:value="31.6422060942971" calcext:value-type="float">
            <text:p>31.64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10764617.2475" calcext:value-type="float">
            <text:p>10,764,617.25</text:p>
          </table:table-cell>
          <table:table-cell table:style-name="ce33" table:formula="of:=OFFSET([.AC$1];[.$AF$1]-[.$AF4];0)" office:value-type="float" office:value="340198.063795562" calcext:value-type="float">
            <text:p>340,198.06</text:p>
          </table:table-cell>
          <table:table-cell table:style-name="ce35" table:formula="of:=[.AH4]/[.AI4]" office:value-type="float" office:value="31.6422060942971" calcext:value-type="float">
            <text:p>31.6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1871315.77875" calcext:value-type="float">
            <text:p>21871315.77875</text:p>
          </table:table-cell>
          <table:table-cell office:value-type="float" office:value="263012.591734119" calcext:value-type="float">
            <text:p>263012.591734119</text:p>
          </table:table-cell>
          <table:table-cell office:value-type="float" office:value="21866292" calcext:value-type="float">
            <text:p>218662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6]); &quot;_&quot;; [.$G5])" office:value-type="string" office:string-value="mult_d_64_32" calcext:value-type="string">
            <text:p>mult_d_64_32</text:p>
          </table:table-cell>
          <table:table-cell/>
          <table:table-cell table:formula="of:=[PythonDWin.K4]+1" office:value-type="float" office:value="5" calcext:value-type="float">
            <text:p>5</text:p>
          </table:table-cell>
          <table:table-cell/>
          <table:table-cell table:style-name="ce13" table:formula="of:=[PythonDWin.N5] - COM.MICROSOFT.FLOOR.PRECISE([PythonDWin.N5] * 0.2)" office:value-type="float" office:value="52429" calcext:value-type="float">
            <text:p>52,429</text:p>
          </table:table-cell>
          <table:table-cell table:style-name="ce13" table:formula="of:=INDIRECT(ADDRESS([PythonD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5];3))" office:value-type="float" office:value="21871315.77875" calcext:value-type="float">
            <text:p>21,871,315.78</text:p>
          </table:table-cell>
          <table:table-cell table:style-name="ce20" table:formula="of:=[.P5]/[.P4]" office:value-type="float" office:value="2.03177830441017" calcext:value-type="float">
            <text:p>2.03</text:p>
          </table:table-cell>
          <table:table-cell table:style-name="ce23"/>
          <table:table-cell table:style-name="ce20" table:formula="of:=INDIRECT(ADDRESS([PythonDWin.$K5];4))" office:value-type="float" office:value="263012.591734119" calcext:value-type="float">
            <text:p>263,012.59</text:p>
          </table:table-cell>
          <table:table-cell table:style-name="ce26" table:formula="of:=INDIRECT(ADDRESS([PythonDWin.$K5];5))" office:value-type="float" office:value="21866292" calcext:value-type="float">
            <text:p>21866292.00</text:p>
          </table:table-cell>
          <table:table-cell table:style-name="ce27" table:formula="of:=IF([PythonDWin.T5]=0;&quot;&quot;;ABS([PythonDWin.P5] - [PythonDWin.T5]) / MAX([PythonDWin.P5]; [PythonDWin.T5]))" office:value-type="float" office:value="0.000229697143090025" calcext:value-type="float">
            <text:p>0.0002</text:p>
          </table:table-cell>
          <table:table-cell table:style-name="ce28" table:formula="of:=[PythonDWin.P5]/[PythonDWin.S5]" office:value-type="float" office:value="83.1569151672398" calcext:value-type="float">
            <text:p>83.16</text:p>
          </table:table-cell>
          <table:table-cell table:style-name="ce29" table:formula="of:=[PythonDWin.V5] &gt;= [$CONFIG.$B$3]" office:value-type="boolean" office:boolean-value="true" calcext:value-type="boolean">
            <text:p>TRUE</text:p>
          </table:table-cell>
          <table:table-cell table:style-name="ce16" table:formula="of:=[PythonDWin.W5]*[PythonDWin.O5]" office:value-type="float" office:value="800" calcext:value-type="float">
            <text:p>800</text:p>
          </table:table-cell>
          <table:table-cell table:style-name="ce20" table:formula="of:=[PythonDWin.W5]*[PythonDWin.P5]" office:value-type="float" office:value="21871315.77875" calcext:value-type="float">
            <text:p>21,871,315.78</text:p>
          </table:table-cell>
          <table:table-cell table:style-name="ce20" table:formula="of:=[PythonDWin.W5]*[PythonDWin.S5]" office:value-type="float" office:value="263012.591734119" calcext:value-type="float">
            <text:p>263,012.59</text:p>
          </table:table-cell>
          <table:table-cell table:style-name="ce16" table:formula="of:=[PythonDWin.X5]" office:value-type="float" office:value="800" calcext:value-type="float">
            <text:p>800</text:p>
          </table:table-cell>
          <table:table-cell table:style-name="ce20" table:formula="of:=[PythonDWin.Y5]" office:value-type="float" office:value="21871315.77875" calcext:value-type="float">
            <text:p>21,871,315.78</text:p>
          </table:table-cell>
          <table:table-cell table:style-name="ce20" table:formula="of:=[PythonDWin.Z5]" office:value-type="float" office:value="263012.591734119" calcext:value-type="float">
            <text:p>263,012.59</text:p>
          </table:table-cell>
          <table:table-cell table:style-name="ce28" table:formula="of:=[PythonDWin.AB5]/[PythonDWin.AC5]" office:value-type="float" office:value="83.1569151672398" calcext:value-type="float">
            <text:p>83.16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21871315.77875" calcext:value-type="float">
            <text:p>21,871,315.78</text:p>
          </table:table-cell>
          <table:table-cell table:style-name="ce33" table:formula="of:=OFFSET([.AC$1];[.$AF$1]-[.$AF5];0)" office:value-type="float" office:value="263012.591734119" calcext:value-type="float">
            <text:p>263,012.59</text:p>
          </table:table-cell>
          <table:table-cell table:style-name="ce35" table:formula="of:=[.AH5]/[.AI5]" office:value-type="float" office:value="83.1569151672398" calcext:value-type="float">
            <text:p>83.1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209817.1725" calcext:value-type="float">
            <text:p>44209817.1725</text:p>
          </table:table-cell>
          <table:table-cell office:value-type="float" office:value="432227.0226074" calcext:value-type="float">
            <text:p>432227.0226074</text:p>
          </table:table-cell>
          <table:table-cell office:value-type="float" office:value="44115761" calcext:value-type="float">
            <text:p>441157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7]); &quot;_&quot;; [.$G6])" office:value-type="string" office:string-value="mult_d_64_32" calcext:value-type="string">
            <text:p>mult_d_64_32</text:p>
          </table:table-cell>
          <table:table-cell/>
          <table:table-cell table:formula="of:=[PythonDWin.K5]+1" office:value-type="float" office:value="6" calcext:value-type="float">
            <text:p>6</text:p>
          </table:table-cell>
          <table:table-cell/>
          <table:table-cell table:style-name="ce13" table:formula="of:=[PythonDWin.N6] - COM.MICROSOFT.FLOOR.PRECISE([PythonDWin.N6] * 0.2)" office:value-type="float" office:value="104858" calcext:value-type="float">
            <text:p>104,858</text:p>
          </table:table-cell>
          <table:table-cell table:style-name="ce13" table:formula="of:=INDIRECT(ADDRESS([PythonD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6];3))" office:value-type="float" office:value="44209817.1725" calcext:value-type="float">
            <text:p>44,209,817.17</text:p>
          </table:table-cell>
          <table:table-cell table:style-name="ce20" table:formula="of:=[.P6]/[.P5]" office:value-type="float" office:value="2.02136065428006" calcext:value-type="float">
            <text:p>2.02</text:p>
          </table:table-cell>
          <table:table-cell table:style-name="ce23"/>
          <table:table-cell table:style-name="ce20" table:formula="of:=INDIRECT(ADDRESS([PythonDWin.$K6];4))" office:value-type="float" office:value="432227.0226074" calcext:value-type="float">
            <text:p>432,227.02</text:p>
          </table:table-cell>
          <table:table-cell table:style-name="ce26" table:formula="of:=INDIRECT(ADDRESS([PythonDWin.$K6];5))" office:value-type="float" office:value="44115761" calcext:value-type="float">
            <text:p>44115761.00</text:p>
          </table:table-cell>
          <table:table-cell table:style-name="ce27" table:formula="of:=IF([PythonDWin.T6]=0;&quot;&quot;;ABS([PythonDWin.P6] - [PythonDWin.T6]) / MAX([PythonDWin.P6]; [PythonDWin.T6]))" office:value-type="float" office:value="0.00212749516997563" calcext:value-type="float">
            <text:p>0.0021</text:p>
          </table:table-cell>
          <table:table-cell table:style-name="ce28" table:formula="of:=[PythonDWin.P6]/[PythonDWin.S6]" office:value-type="float" office:value="102.283788056113" calcext:value-type="float">
            <text:p>102.28</text:p>
          </table:table-cell>
          <table:table-cell table:style-name="ce29" table:formula="of:=[PythonDWin.V6] &gt;= [$CONFIG.$B$3]" office:value-type="boolean" office:boolean-value="true" calcext:value-type="boolean">
            <text:p>TRUE</text:p>
          </table:table-cell>
          <table:table-cell table:style-name="ce16" table:formula="of:=[PythonDWin.W6]*[PythonDWin.O6]" office:value-type="float" office:value="800" calcext:value-type="float">
            <text:p>800</text:p>
          </table:table-cell>
          <table:table-cell table:style-name="ce20" table:formula="of:=[PythonDWin.W6]*[PythonDWin.P6]" office:value-type="float" office:value="44209817.1725" calcext:value-type="float">
            <text:p>44,209,817.17</text:p>
          </table:table-cell>
          <table:table-cell table:style-name="ce20" table:formula="of:=[PythonDWin.W6]*[PythonDWin.S6]" office:value-type="float" office:value="432227.0226074" calcext:value-type="float">
            <text:p>432,227.02</text:p>
          </table:table-cell>
          <table:table-cell table:style-name="ce16" table:formula="of:=[PythonDWin.X6]" office:value-type="float" office:value="800" calcext:value-type="float">
            <text:p>800</text:p>
          </table:table-cell>
          <table:table-cell table:style-name="ce20" table:formula="of:=[PythonDWin.Y6]" office:value-type="float" office:value="44209817.1725" calcext:value-type="float">
            <text:p>44,209,817.17</text:p>
          </table:table-cell>
          <table:table-cell table:style-name="ce20" table:formula="of:=[PythonDWin.Z6]" office:value-type="float" office:value="432227.0226074" calcext:value-type="float">
            <text:p>432,227.02</text:p>
          </table:table-cell>
          <table:table-cell table:style-name="ce28" table:formula="of:=[PythonDWin.AB6]/[PythonDWin.AC6]" office:value-type="float" office:value="102.283788056113" calcext:value-type="float">
            <text:p>102.28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44209817.1725" calcext:value-type="float">
            <text:p>44,209,817.17</text:p>
          </table:table-cell>
          <table:table-cell table:style-name="ce33" table:formula="of:=OFFSET([.AC$1];[.$AF$1]-[.$AF6];0)" office:value-type="float" office:value="432227.0226074" calcext:value-type="float">
            <text:p>432,227.02</text:p>
          </table:table-cell>
          <table:table-cell table:style-name="ce35" table:formula="of:=[.AH6]/[.AI6]" office:value-type="float" office:value="102.283788056113" calcext:value-type="float">
            <text:p>102.2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142170.065" calcext:value-type="float">
            <text:p>89142170.065</text:p>
          </table:table-cell>
          <table:table-cell office:value-type="float" office:value="1031155.14709751" calcext:value-type="float">
            <text:p>1031155.14709751</text:p>
          </table:table-cell>
          <table:table-cell office:value-type="float" office:value="89076561" calcext:value-type="float">
            <text:p>89076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8]); &quot;_&quot;; [.$G7])" office:value-type="string" office:string-value="mult_d_64_32" calcext:value-type="string">
            <text:p>mult_d_64_32</text:p>
          </table:table-cell>
          <table:table-cell/>
          <table:table-cell table:formula="of:=[PythonDWin.K6]+1" office:value-type="float" office:value="7" calcext:value-type="float">
            <text:p>7</text:p>
          </table:table-cell>
          <table:table-cell/>
          <table:table-cell table:style-name="ce13" table:formula="of:=[PythonDWin.N7] - COM.MICROSOFT.FLOOR.PRECISE([PythonDWin.N7] * 0.2)" office:value-type="float" office:value="209716" calcext:value-type="float">
            <text:p>209,716</text:p>
          </table:table-cell>
          <table:table-cell table:style-name="ce13" table:formula="of:=INDIRECT(ADDRESS([PythonD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7];3))" office:value-type="float" office:value="89142170.065" calcext:value-type="float">
            <text:p>89,142,170.07</text:p>
          </table:table-cell>
          <table:table-cell table:style-name="ce20" table:formula="of:=[.P7]/[.P6]" office:value-type="float" office:value="2.01634333200657" calcext:value-type="float">
            <text:p>2.02</text:p>
          </table:table-cell>
          <table:table-cell table:style-name="ce23"/>
          <table:table-cell table:style-name="ce20" table:formula="of:=INDIRECT(ADDRESS([PythonDWin.$K7];4))" office:value-type="float" office:value="1031155.14709751" calcext:value-type="float">
            <text:p>1,031,155.15</text:p>
          </table:table-cell>
          <table:table-cell table:style-name="ce26" table:formula="of:=INDIRECT(ADDRESS([PythonDWin.$K7];5))" office:value-type="float" office:value="89076561" calcext:value-type="float">
            <text:p>89076561.00</text:p>
          </table:table-cell>
          <table:table-cell table:style-name="ce27" table:formula="of:=IF([PythonDWin.T7]=0;&quot;&quot;;ABS([PythonDWin.P7] - [PythonDWin.T7]) / MAX([PythonDWin.P7]; [PythonDWin.T7]))" office:value-type="float" office:value="0.000736004799436196" calcext:value-type="float">
            <text:p>0.0007</text:p>
          </table:table-cell>
          <table:table-cell table:style-name="ce28" table:formula="of:=[PythonDWin.P7]/[PythonDWin.S7]" office:value-type="float" office:value="86.4488436254398" calcext:value-type="float">
            <text:p>86.45</text:p>
          </table:table-cell>
          <table:table-cell table:style-name="ce29" table:formula="of:=[PythonDWin.V7] &gt;= [$CONFIG.$B$3]" office:value-type="boolean" office:boolean-value="true" calcext:value-type="boolean">
            <text:p>TRUE</text:p>
          </table:table-cell>
          <table:table-cell table:style-name="ce16" table:formula="of:=[PythonDWin.W7]*[PythonDWin.O7]" office:value-type="float" office:value="800" calcext:value-type="float">
            <text:p>800</text:p>
          </table:table-cell>
          <table:table-cell table:style-name="ce20" table:formula="of:=[PythonDWin.W7]*[PythonDWin.P7]" office:value-type="float" office:value="89142170.065" calcext:value-type="float">
            <text:p>89,142,170.07</text:p>
          </table:table-cell>
          <table:table-cell table:style-name="ce20" table:formula="of:=[PythonDWin.W7]*[PythonDWin.S7]" office:value-type="float" office:value="1031155.14709751" calcext:value-type="float">
            <text:p>1,031,155.15</text:p>
          </table:table-cell>
          <table:table-cell table:style-name="ce16" table:formula="of:=[PythonDWin.X7]" office:value-type="float" office:value="800" calcext:value-type="float">
            <text:p>800</text:p>
          </table:table-cell>
          <table:table-cell table:style-name="ce20" table:formula="of:=[PythonDWin.Y7]" office:value-type="float" office:value="89142170.065" calcext:value-type="float">
            <text:p>89,142,170.07</text:p>
          </table:table-cell>
          <table:table-cell table:style-name="ce20" table:formula="of:=[PythonDWin.Z7]" office:value-type="float" office:value="1031155.14709751" calcext:value-type="float">
            <text:p>1,031,155.15</text:p>
          </table:table-cell>
          <table:table-cell table:style-name="ce28" table:formula="of:=[PythonDWin.AB7]/[PythonDWin.AC7]" office:value-type="float" office:value="86.4488436254398" calcext:value-type="float">
            <text:p>86.45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89142170.065" calcext:value-type="float">
            <text:p>89,142,170.07</text:p>
          </table:table-cell>
          <table:table-cell table:style-name="ce33" table:formula="of:=OFFSET([.AC$1];[.$AF$1]-[.$AF7];0)" office:value-type="float" office:value="1031155.14709751" calcext:value-type="float">
            <text:p>1,031,155.15</text:p>
          </table:table-cell>
          <table:table-cell table:style-name="ce35" table:formula="of:=[.AH7]/[.AI7]" office:value-type="float" office:value="86.4488436254398" calcext:value-type="float">
            <text:p>86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8015569.1" calcext:value-type="float">
            <text:p>178015569.1</text:p>
          </table:table-cell>
          <table:table-cell office:value-type="float" office:value="2508967.76469375" calcext:value-type="float">
            <text:p>2508967.76469375</text:p>
          </table:table-cell>
          <table:table-cell office:value-type="float" office:value="178070159" calcext:value-type="float">
            <text:p>17807015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9]); &quot;_&quot;; [.$G8])" office:value-type="string" office:string-value="mult_d_64_32" calcext:value-type="string">
            <text:p>mult_d_64_32</text:p>
          </table:table-cell>
          <table:table-cell/>
          <table:table-cell table:formula="of:=[PythonDWin.K7]+1" office:value-type="float" office:value="8" calcext:value-type="float">
            <text:p>8</text:p>
          </table:table-cell>
          <table:table-cell/>
          <table:table-cell table:style-name="ce13" table:formula="of:=[PythonDWin.N8] - COM.MICROSOFT.FLOOR.PRECISE([PythonDWin.N8] * 0.2)" office:value-type="float" office:value="419431" calcext:value-type="float">
            <text:p>419,431</text:p>
          </table:table-cell>
          <table:table-cell table:style-name="ce13" table:formula="of:=INDIRECT(ADDRESS([PythonD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8];3))" office:value-type="float" office:value="178015569.1" calcext:value-type="float">
            <text:p>178,015,569.10</text:p>
          </table:table-cell>
          <table:table-cell table:style-name="ce20" table:formula="of:=[.P8]/[.P7]" office:value-type="float" office:value="1.99698491712952" calcext:value-type="float">
            <text:p>2.00</text:p>
          </table:table-cell>
          <table:table-cell table:style-name="ce23"/>
          <table:table-cell table:style-name="ce20" table:formula="of:=INDIRECT(ADDRESS([PythonDWin.$K8];4))" office:value-type="float" office:value="2508967.76469375" calcext:value-type="float">
            <text:p>2,508,967.76</text:p>
          </table:table-cell>
          <table:table-cell table:style-name="ce26" table:formula="of:=INDIRECT(ADDRESS([PythonDWin.$K8];5))" office:value-type="float" office:value="178070159" calcext:value-type="float">
            <text:p>178070159.00</text:p>
          </table:table-cell>
          <table:table-cell table:style-name="ce27" table:formula="of:=IF([PythonDWin.T8]=0;&quot;&quot;;ABS([PythonDWin.P8] - [PythonDWin.T8]) / MAX([PythonDWin.P8]; [PythonDWin.T8]))" office:value-type="float" office:value="0.000306563998743922" calcext:value-type="float">
            <text:p>0.0003</text:p>
          </table:table-cell>
          <table:table-cell table:style-name="ce28" table:formula="of:=[PythonDWin.P8]/[PythonDWin.S8]" office:value-type="float" office:value="70.9517163213649" calcext:value-type="float">
            <text:p>70.95</text:p>
          </table:table-cell>
          <table:table-cell table:style-name="ce29" table:formula="of:=[PythonDWin.V8] &gt;= [$CONFIG.$B$3]" office:value-type="boolean" office:boolean-value="true" calcext:value-type="boolean">
            <text:p>TRUE</text:p>
          </table:table-cell>
          <table:table-cell table:style-name="ce16" table:formula="of:=[PythonDWin.W8]*[PythonDWin.O8]" office:value-type="float" office:value="800" calcext:value-type="float">
            <text:p>800</text:p>
          </table:table-cell>
          <table:table-cell table:style-name="ce20" table:formula="of:=[PythonDWin.W8]*[PythonDWin.P8]" office:value-type="float" office:value="178015569.1" calcext:value-type="float">
            <text:p>178,015,569.10</text:p>
          </table:table-cell>
          <table:table-cell table:style-name="ce20" table:formula="of:=[PythonDWin.W8]*[PythonDWin.S8]" office:value-type="float" office:value="2508967.76469375" calcext:value-type="float">
            <text:p>2,508,967.76</text:p>
          </table:table-cell>
          <table:table-cell table:style-name="ce16" table:formula="of:=[PythonDWin.X8]" office:value-type="float" office:value="800" calcext:value-type="float">
            <text:p>800</text:p>
          </table:table-cell>
          <table:table-cell table:style-name="ce20" table:formula="of:=[PythonDWin.Y8]" office:value-type="float" office:value="178015569.1" calcext:value-type="float">
            <text:p>178,015,569.10</text:p>
          </table:table-cell>
          <table:table-cell table:style-name="ce20" table:formula="of:=[PythonDWin.Z8]" office:value-type="float" office:value="2508967.76469375" calcext:value-type="float">
            <text:p>2,508,967.76</text:p>
          </table:table-cell>
          <table:table-cell table:style-name="ce28" table:formula="of:=[PythonDWin.AB8]/[PythonDWin.AC8]" office:value-type="float" office:value="70.9517163213649" calcext:value-type="float">
            <text:p>70.95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78015569.1" calcext:value-type="float">
            <text:p>178,015,569.10</text:p>
          </table:table-cell>
          <table:table-cell table:style-name="ce33" table:formula="of:=OFFSET([.AC$1];[.$AF$1]-[.$AF8];0)" office:value-type="float" office:value="2508967.76469375" calcext:value-type="float">
            <text:p>2,508,967.76</text:p>
          </table:table-cell>
          <table:table-cell table:style-name="ce35" table:formula="of:=[.AH8]/[.AI8]" office:value-type="float" office:value="70.9517163213649" calcext:value-type="float">
            <text:p>70.9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3504582.08125" calcext:value-type="float">
            <text:p>353504582.08125</text:p>
          </table:table-cell>
          <table:table-cell office:value-type="float" office:value="7548696.59809927" calcext:value-type="float">
            <text:p>7548696.59809927</text:p>
          </table:table-cell>
          <table:table-cell office:value-type="float" office:value="355460778" calcext:value-type="float">
            <text:p>35546077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0]); &quot;_&quot;; [.$G9])" office:value-type="string" office:string-value="mult_d_64_32" calcext:value-type="string">
            <text:p>mult_d_64_32</text:p>
          </table:table-cell>
          <table:table-cell/>
          <table:table-cell table:formula="of:=[PythonDWin.K8]+1" office:value-type="float" office:value="9" calcext:value-type="float">
            <text:p>9</text:p>
          </table:table-cell>
          <table:table-cell/>
          <table:table-cell table:style-name="ce13" table:formula="of:=[PythonDWin.N9] - COM.MICROSOFT.FLOOR.PRECISE([PythonDWin.N9] * 0.2)" office:value-type="float" office:value="838861" calcext:value-type="float">
            <text:p>838,861</text:p>
          </table:table-cell>
          <table:table-cell table:style-name="ce13" table:formula="of:=INDIRECT(ADDRESS([PythonD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9];3))" office:value-type="float" office:value="353504582.08125" calcext:value-type="float">
            <text:p>353,504,582.08</text:p>
          </table:table-cell>
          <table:table-cell table:style-name="ce20" table:formula="of:=[.P9]/[.P8]" office:value-type="float" office:value="1.9858071059092" calcext:value-type="float">
            <text:p>1.99</text:p>
          </table:table-cell>
          <table:table-cell table:style-name="ce23"/>
          <table:table-cell table:style-name="ce20" table:formula="of:=INDIRECT(ADDRESS([PythonDWin.$K9];4))" office:value-type="float" office:value="7548696.59809927" calcext:value-type="float">
            <text:p>7,548,696.60</text:p>
          </table:table-cell>
          <table:table-cell table:style-name="ce26" table:formula="of:=INDIRECT(ADDRESS([PythonDWin.$K9];5))" office:value-type="float" office:value="355460778" calcext:value-type="float">
            <text:p>355460778.00</text:p>
          </table:table-cell>
          <table:table-cell table:style-name="ce27" table:formula="of:=IF([PythonDWin.T9]=0;&quot;&quot;;ABS([PythonDWin.P9] - [PythonDWin.T9]) / MAX([PythonDWin.P9]; [PythonDWin.T9]))" office:value-type="float" office:value="0.0055032679829165" calcext:value-type="float">
            <text:p>0.0055</text:p>
          </table:table-cell>
          <table:table-cell table:style-name="ce28" table:formula="of:=[PythonDWin.P9]/[PythonDWin.S9]" office:value-type="float" office:value="46.8298834755474" calcext:value-type="float">
            <text:p>46.83</text:p>
          </table:table-cell>
          <table:table-cell table:style-name="ce29" table:formula="of:=[PythonDWin.V9] &gt;= [$CONFIG.$B$3]" office:value-type="boolean" office:boolean-value="true" calcext:value-type="boolean">
            <text:p>TRUE</text:p>
          </table:table-cell>
          <table:table-cell table:style-name="ce16" table:formula="of:=[PythonDWin.W9]*[PythonDWin.O9]" office:value-type="float" office:value="800" calcext:value-type="float">
            <text:p>800</text:p>
          </table:table-cell>
          <table:table-cell table:style-name="ce20" table:formula="of:=[PythonDWin.W9]*[PythonDWin.P9]" office:value-type="float" office:value="353504582.08125" calcext:value-type="float">
            <text:p>353,504,582.08</text:p>
          </table:table-cell>
          <table:table-cell table:style-name="ce20" table:formula="of:=[PythonDWin.W9]*[PythonDWin.S9]" office:value-type="float" office:value="7548696.59809927" calcext:value-type="float">
            <text:p>7,548,696.60</text:p>
          </table:table-cell>
          <table:table-cell table:style-name="ce16" table:formula="of:=[PythonDWin.X9]" office:value-type="float" office:value="800" calcext:value-type="float">
            <text:p>800</text:p>
          </table:table-cell>
          <table:table-cell table:style-name="ce20" table:formula="of:=[PythonDWin.Y9]" office:value-type="float" office:value="353504582.08125" calcext:value-type="float">
            <text:p>353,504,582.08</text:p>
          </table:table-cell>
          <table:table-cell table:style-name="ce20" table:formula="of:=[PythonDWin.Z9]" office:value-type="float" office:value="7548696.59809927" calcext:value-type="float">
            <text:p>7,548,696.60</text:p>
          </table:table-cell>
          <table:table-cell table:style-name="ce28" table:formula="of:=[PythonDWin.AB9]/[PythonDWin.AC9]" office:value-type="float" office:value="46.8298834755474" calcext:value-type="float">
            <text:p>46.83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353504582.08125" calcext:value-type="float">
            <text:p>353,504,582.08</text:p>
          </table:table-cell>
          <table:table-cell table:style-name="ce33" table:formula="of:=OFFSET([.AC$1];[.$AF$1]-[.$AF9];0)" office:value-type="float" office:value="7548696.59809927" calcext:value-type="float">
            <text:p>7,548,696.60</text:p>
          </table:table-cell>
          <table:table-cell table:style-name="ce35" table:formula="of:=[.AH9]/[.AI9]" office:value-type="float" office:value="46.8298834755474" calcext:value-type="float">
            <text:p>46.8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11122701.2775" calcext:value-type="float">
            <text:p>711122701.2775</text:p>
          </table:table-cell>
          <table:table-cell office:value-type="float" office:value="11204956.8592168" calcext:value-type="float">
            <text:p>11204956.8592168</text:p>
          </table:table-cell>
          <table:table-cell office:value-type="float" office:value="710989553" calcext:value-type="float">
            <text:p>7109895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1]); &quot;_&quot;; [.$G10])" office:value-type="string" office:string-value="mult_d_64_32" calcext:value-type="string">
            <text:p>mult_d_64_32</text:p>
          </table:table-cell>
          <table:table-cell/>
          <table:table-cell table:formula="of:=[PythonDWin.K9]+1" office:value-type="float" office:value="10" calcext:value-type="float">
            <text:p>10</text:p>
          </table:table-cell>
          <table:table-cell/>
          <table:table-cell table:style-name="ce13" table:formula="of:=[PythonDWin.N10] - COM.MICROSOFT.FLOOR.PRECISE([PythonDWin.N10] * 0.2)" office:value-type="float" office:value="1677722" calcext:value-type="float">
            <text:p>1,677,722</text:p>
          </table:table-cell>
          <table:table-cell table:style-name="ce13" table:formula="of:=INDIRECT(ADDRESS([PythonD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0];3))" office:value-type="float" office:value="711122701.2775" calcext:value-type="float">
            <text:p>711,122,701.28</text:p>
          </table:table-cell>
          <table:table-cell table:style-name="ce20" table:formula="of:=[.P10]/[.P9]" office:value-type="float" office:value="2.01163644638149" calcext:value-type="float">
            <text:p>2.01</text:p>
          </table:table-cell>
          <table:table-cell table:style-name="ce23"/>
          <table:table-cell table:style-name="ce20" table:formula="of:=INDIRECT(ADDRESS([PythonDWin.$K10];4))" office:value-type="float" office:value="11204956.8592168" calcext:value-type="float">
            <text:p>11,204,956.86</text:p>
          </table:table-cell>
          <table:table-cell table:style-name="ce26" table:formula="of:=INDIRECT(ADDRESS([PythonDWin.$K10];5))" office:value-type="float" office:value="710989553" calcext:value-type="float">
            <text:p>710989553.00</text:p>
          </table:table-cell>
          <table:table-cell table:style-name="ce27" table:formula="of:=IF([PythonDWin.T10]=0;&quot;&quot;;ABS([PythonDWin.P10] - [PythonDWin.T10]) / MAX([PythonDWin.P10]; [PythonDWin.T10]))" office:value-type="float" office:value="0.000187236713524738" calcext:value-type="float">
            <text:p>0.0002</text:p>
          </table:table-cell>
          <table:table-cell table:style-name="ce28" table:formula="of:=[PythonDWin.P10]/[PythonDWin.S10]" office:value-type="float" office:value="63.4650101925699" calcext:value-type="float">
            <text:p>63.47</text:p>
          </table:table-cell>
          <table:table-cell table:style-name="ce29" table:formula="of:=[PythonDWin.V10] &gt;= [$CONFIG.$B$3]" office:value-type="boolean" office:boolean-value="true" calcext:value-type="boolean">
            <text:p>TRUE</text:p>
          </table:table-cell>
          <table:table-cell table:style-name="ce16" table:formula="of:=[PythonDWin.W10]*[PythonDWin.O10]" office:value-type="float" office:value="800" calcext:value-type="float">
            <text:p>800</text:p>
          </table:table-cell>
          <table:table-cell table:style-name="ce20" table:formula="of:=[PythonDWin.W10]*[PythonDWin.P10]" office:value-type="float" office:value="711122701.2775" calcext:value-type="float">
            <text:p>711,122,701.28</text:p>
          </table:table-cell>
          <table:table-cell table:style-name="ce20" table:formula="of:=[PythonDWin.W10]*[PythonDWin.S10]" office:value-type="float" office:value="11204956.8592168" calcext:value-type="float">
            <text:p>11,204,956.86</text:p>
          </table:table-cell>
          <table:table-cell table:style-name="ce16" table:formula="of:=[PythonDWin.X10]" office:value-type="float" office:value="800" calcext:value-type="float">
            <text:p>800</text:p>
          </table:table-cell>
          <table:table-cell table:style-name="ce20" table:formula="of:=[PythonDWin.Y10]" office:value-type="float" office:value="711122701.2775" calcext:value-type="float">
            <text:p>711,122,701.28</text:p>
          </table:table-cell>
          <table:table-cell table:style-name="ce20" table:formula="of:=[PythonDWin.Z10]" office:value-type="float" office:value="11204956.8592168" calcext:value-type="float">
            <text:p>11,204,956.86</text:p>
          </table:table-cell>
          <table:table-cell table:style-name="ce28" table:formula="of:=[PythonDWin.AB10]/[PythonDWin.AC10]" office:value-type="float" office:value="63.4650101925699" calcext:value-type="float">
            <text:p>63.47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711122701.2775" calcext:value-type="float">
            <text:p>711,122,701.28</text:p>
          </table:table-cell>
          <table:table-cell table:style-name="ce33" table:formula="of:=OFFSET([.AC$1];[.$AF$1]-[.$AF10];0)" office:value-type="float" office:value="11204956.8592168" calcext:value-type="float">
            <text:p>11,204,956.86</text:p>
          </table:table-cell>
          <table:table-cell table:style-name="ce35" table:formula="of:=[.AH10]/[.AI10]" office:value-type="float" office:value="63.4650101925699" calcext:value-type="float">
            <text:p>63.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32310804.47875" calcext:value-type="float">
            <text:p>1432310804.47875</text:p>
          </table:table-cell>
          <table:table-cell office:value-type="float" office:value="21865669.3644597" calcext:value-type="float">
            <text:p>21865669.3644597</text:p>
          </table:table-cell>
          <table:table-cell office:value-type="float" office:value="1428941287" calcext:value-type="float">
            <text:p>142894128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2]); &quot;_&quot;; [.$G11])" office:value-type="string" office:string-value="mult_d_64_32" calcext:value-type="string">
            <text:p>mult_d_64_32</text:p>
          </table:table-cell>
          <table:table-cell/>
          <table:table-cell table:formula="of:=[PythonDWin.K10]+1" office:value-type="float" office:value="11" calcext:value-type="float">
            <text:p>11</text:p>
          </table:table-cell>
          <table:table-cell/>
          <table:table-cell table:style-name="ce13" table:formula="of:=[PythonDWin.N11] - COM.MICROSOFT.FLOOR.PRECISE([PythonDWin.N11] * 0.2)" office:value-type="float" office:value="3355444" calcext:value-type="float">
            <text:p>3,355,444</text:p>
          </table:table-cell>
          <table:table-cell table:style-name="ce13" table:formula="of:=INDIRECT(ADDRESS([PythonD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1];3))" office:value-type="float" office:value="1432310804.47875" calcext:value-type="float">
            <text:p>1,432,310,804.48</text:p>
          </table:table-cell>
          <table:table-cell table:style-name="ce20" table:formula="of:=[.P11]/[.P10]" office:value-type="float" office:value="2.01415424075995" calcext:value-type="float">
            <text:p>2.01</text:p>
          </table:table-cell>
          <table:table-cell table:style-name="ce23"/>
          <table:table-cell table:style-name="ce20" table:formula="of:=INDIRECT(ADDRESS([PythonDWin.$K11];4))" office:value-type="float" office:value="21865669.3644597" calcext:value-type="float">
            <text:p>21,865,669.36</text:p>
          </table:table-cell>
          <table:table-cell table:style-name="ce26" table:formula="of:=INDIRECT(ADDRESS([PythonDWin.$K11];5))" office:value-type="float" office:value="1428941287" calcext:value-type="float">
            <text:p>1428941287.00</text:p>
          </table:table-cell>
          <table:table-cell table:style-name="ce27" table:formula="of:=IF([PythonDWin.T11]=0;&quot;&quot;;ABS([PythonDWin.P11] - [PythonDWin.T11]) / MAX([PythonDWin.P11]; [PythonDWin.T11]))" office:value-type="float" office:value="0.0023525044063158" calcext:value-type="float">
            <text:p>0.0024</text:p>
          </table:table-cell>
          <table:table-cell table:style-name="ce28" table:formula="of:=[PythonDWin.P11]/[PythonDWin.S11]" office:value-type="float" office:value="65.50500607161" calcext:value-type="float">
            <text:p>65.51</text:p>
          </table:table-cell>
          <table:table-cell table:style-name="ce29" table:formula="of:=[PythonDWin.V11] &gt;= [$CONFIG.$B$3]" office:value-type="boolean" office:boolean-value="true" calcext:value-type="boolean">
            <text:p>TRUE</text:p>
          </table:table-cell>
          <table:table-cell table:style-name="ce16" table:formula="of:=[PythonDWin.W11]*[PythonDWin.O11]" office:value-type="float" office:value="800" calcext:value-type="float">
            <text:p>800</text:p>
          </table:table-cell>
          <table:table-cell table:style-name="ce20" table:formula="of:=[PythonDWin.W11]*[PythonDWin.P11]" office:value-type="float" office:value="1432310804.47875" calcext:value-type="float">
            <text:p>1,432,310,804.48</text:p>
          </table:table-cell>
          <table:table-cell table:style-name="ce20" table:formula="of:=[PythonDWin.W11]*[PythonDWin.S11]" office:value-type="float" office:value="21865669.3644597" calcext:value-type="float">
            <text:p>21,865,669.36</text:p>
          </table:table-cell>
          <table:table-cell table:style-name="ce16" table:formula="of:=[PythonDWin.X11]" office:value-type="float" office:value="800" calcext:value-type="float">
            <text:p>800</text:p>
          </table:table-cell>
          <table:table-cell table:style-name="ce20" table:formula="of:=[PythonDWin.Y11]" office:value-type="float" office:value="1432310804.47875" calcext:value-type="float">
            <text:p>1,432,310,804.48</text:p>
          </table:table-cell>
          <table:table-cell table:style-name="ce20" table:formula="of:=[PythonDWin.Z11]" office:value-type="float" office:value="21865669.3644597" calcext:value-type="float">
            <text:p>21,865,669.36</text:p>
          </table:table-cell>
          <table:table-cell table:style-name="ce28" table:formula="of:=[PythonDWin.AB11]/[PythonDWin.AC11]" office:value-type="float" office:value="65.50500607161" calcext:value-type="float">
            <text:p>65.51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1432310804.47875" calcext:value-type="float">
            <text:p>1,432,310,804.48</text:p>
          </table:table-cell>
          <table:table-cell table:style-name="ce33" table:formula="of:=OFFSET([.AC$1];[.$AF$1]-[.$AF11];0)" office:value-type="float" office:value="21865669.3644597" calcext:value-type="float">
            <text:p>21,865,669.36</text:p>
          </table:table-cell>
          <table:table-cell table:style-name="ce35" table:formula="of:=[.AH11]/[.AI11]" office:value-type="float" office:value="65.50500607161" calcext:value-type="float">
            <text:p>65.5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879146010.87625" calcext:value-type="float">
            <text:p>2879146010.87625</text:p>
          </table:table-cell>
          <table:table-cell office:value-type="float" office:value="72241907.4990983" calcext:value-type="float">
            <text:p>72241907.4990983</text:p>
          </table:table-cell>
          <table:table-cell office:value-type="float" office:value="2884799440" calcext:value-type="float">
            <text:p>28847994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d_64_32" calcext:value-type="string">
            <text:p>mult_d_64_32</text:p>
          </table:table-cell>
          <table:table-cell/>
          <table:table-cell table:formula="of:=[PythonDWin.K11]+1" office:value-type="float" office:value="12" calcext:value-type="float">
            <text:p>12</text:p>
          </table:table-cell>
          <table:table-cell/>
          <table:table-cell table:style-name="ce13" table:formula="of:=[PythonDWin.N12] - COM.MICROSOFT.FLOOR.PRECISE([PythonDWin.N12] * 0.2)" office:value-type="float" office:value="6710887" calcext:value-type="float">
            <text:p>6,710,887</text:p>
          </table:table-cell>
          <table:table-cell table:style-name="ce13" table:formula="of:=INDIRECT(ADDRESS([PythonD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2];3))" office:value-type="float" office:value="2879146010.87625" calcext:value-type="float">
            <text:p>2,879,146,010.88</text:p>
          </table:table-cell>
          <table:table-cell table:style-name="ce20" table:formula="of:=[.P12]/[.P11]" office:value-type="float" office:value="2.01014053784509" calcext:value-type="float">
            <text:p>2.01</text:p>
          </table:table-cell>
          <table:table-cell table:style-name="ce23"/>
          <table:table-cell table:style-name="ce20" table:formula="of:=INDIRECT(ADDRESS([PythonDWin.$K12];4))" office:value-type="float" office:value="72241907.4990983" calcext:value-type="float">
            <text:p>72,241,907.50</text:p>
          </table:table-cell>
          <table:table-cell table:style-name="ce26" table:formula="of:=INDIRECT(ADDRESS([PythonDWin.$K12];5))" office:value-type="float" office:value="2884799440" calcext:value-type="float">
            <text:p>2884799440.00</text:p>
          </table:table-cell>
          <table:table-cell table:style-name="ce27" table:formula="of:=IF([PythonDWin.T12]=0;&quot;&quot;;ABS([PythonDWin.P12] - [PythonDWin.T12]) / MAX([PythonDWin.P12]; [PythonDWin.T12]))" office:value-type="float" office:value="0.00195973038727095" calcext:value-type="float">
            <text:p>0.0020</text:p>
          </table:table-cell>
          <table:table-cell table:style-name="ce28" table:formula="of:=[PythonDWin.P12]/[PythonDWin.S12]" office:value-type="float" office:value="39.8542357275406" calcext:value-type="float">
            <text:p>39.85</text:p>
          </table:table-cell>
          <table:table-cell table:style-name="ce29" table:formula="of:=[PythonDWin.V12] &gt;= [$CONFIG.$B$3]" office:value-type="boolean" office:boolean-value="true" calcext:value-type="boolean">
            <text:p>TRUE</text:p>
          </table:table-cell>
          <table:table-cell table:style-name="ce16" table:formula="of:=[PythonDWin.W12]*[PythonDWin.O12]" office:value-type="float" office:value="800" calcext:value-type="float">
            <text:p>800</text:p>
          </table:table-cell>
          <table:table-cell table:style-name="ce20" table:formula="of:=[PythonDWin.W12]*[PythonDWin.P12]" office:value-type="float" office:value="2879146010.87625" calcext:value-type="float">
            <text:p>2,879,146,010.88</text:p>
          </table:table-cell>
          <table:table-cell table:style-name="ce20" table:formula="of:=[PythonDWin.W12]*[PythonDWin.S12]" office:value-type="float" office:value="72241907.4990983" calcext:value-type="float">
            <text:p>72,241,907.50</text:p>
          </table:table-cell>
          <table:table-cell table:style-name="ce16" table:formula="of:=[PythonDWin.X12]" office:value-type="float" office:value="800" calcext:value-type="float">
            <text:p>800</text:p>
          </table:table-cell>
          <table:table-cell table:style-name="ce20" table:formula="of:=[PythonDWin.Y12]" office:value-type="float" office:value="2879146010.87625" calcext:value-type="float">
            <text:p>2,879,146,010.88</text:p>
          </table:table-cell>
          <table:table-cell table:style-name="ce20" table:formula="of:=[PythonDWin.Z12]" office:value-type="float" office:value="72241907.4990983" calcext:value-type="float">
            <text:p>72,241,907.50</text:p>
          </table:table-cell>
          <table:table-cell table:style-name="ce28" table:formula="of:=[PythonDWin.AB12]/[PythonDWin.AC12]" office:value-type="float" office:value="39.8542357275406" calcext:value-type="float">
            <text:p>39.8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2879146010.87625" calcext:value-type="float">
            <text:p>2,879,146,010.88</text:p>
          </table:table-cell>
          <table:table-cell table:style-name="ce33" table:formula="of:=OFFSET([.AC$1];[.$AF$1]-[.$AF12];0)" office:value-type="float" office:value="72241907.4990983" calcext:value-type="float">
            <text:p>72,241,907.50</text:p>
          </table:table-cell>
          <table:table-cell table:style-name="ce35" table:formula="of:=[.AH12]/[.AI12]" office:value-type="float" office:value="39.8542357275406" calcext:value-type="float">
            <text:p>39.85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16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17])" office:value-type="string" office:string-value="mult_d_64_32" calcext:value-type="string">
            <text:p>mult_d_64_32</text:p>
          </table:table-cell>
          <table:table-cell/>
          <table:table-cell table:formula="of:=[PythonD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18])" office:value-type="string" office:string-value="mult_d_64_32" calcext:value-type="string">
            <text:p>mult_d_64_32</text:p>
          </table:table-cell>
          <table:table-cell/>
          <table:table-cell table:formula="of:=[PythonD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19])" office:value-type="string" office:string-value="mult_d_64_32" calcext:value-type="string">
            <text:p>mult_d_64_32</text:p>
          </table:table-cell>
          <table:table-cell/>
          <table:table-cell table:formula="of:=[PythonD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20])" office:value-type="string" office:string-value="mult_d_64_32" calcext:value-type="string">
            <text:p>mult_d_64_32</text:p>
          </table:table-cell>
          <table:table-cell/>
          <table:table-cell table:formula="of:=[PythonD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21])" office:value-type="string" office:string-value="mult_d_64_32" calcext:value-type="string">
            <text:p>mult_d_64_32</text:p>
          </table:table-cell>
          <table:table-cell/>
          <table:table-cell table:formula="of:=[PythonD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22])" office:value-type="string" office:string-value="mult_d_64_32" calcext:value-type="string">
            <text:p>mult_d_64_32</text:p>
          </table:table-cell>
          <table:table-cell/>
          <table:table-cell table:formula="of:=[PythonD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23])" office:value-type="string" office:string-value="mult_d_64_32" calcext:value-type="string">
            <text:p>mult_d_64_32</text:p>
          </table:table-cell>
          <table:table-cell/>
          <table:table-cell table:formula="of:=[PythonD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24])" office:value-type="string" office:string-value="mult_d_64_32" calcext:value-type="string">
            <text:p>mult_d_64_32</text:p>
          </table:table-cell>
          <table:table-cell/>
          <table:table-cell table:formula="of:=[PythonD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25])" office:value-type="string" office:string-value="mult_d_64_32" calcext:value-type="string">
            <text:p>mult_d_64_32</text:p>
          </table:table-cell>
          <table:table-cell/>
          <table:table-cell table:formula="of:=[PythonD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D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D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D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D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D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D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D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D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D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42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3])" office:value-type="string" office:string-value="mult_d_64_32" calcext:value-type="string">
            <text:p>mult_d_64_32</text:p>
          </table:table-cell>
          <table:table-cell/>
          <table:table-cell table:formula="of:=[PythonD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44])" office:value-type="string" office:string-value="mult_d_64_32" calcext:value-type="string">
            <text:p>mult_d_64_32</text:p>
          </table:table-cell>
          <table:table-cell/>
          <table:table-cell table:formula="of:=[PythonD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45])" office:value-type="string" office:string-value="mult_d_64_32" calcext:value-type="string">
            <text:p>mult_d_64_32</text:p>
          </table:table-cell>
          <table:table-cell/>
          <table:table-cell table:formula="of:=[PythonD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46])" office:value-type="string" office:string-value="mult_d_64_32" calcext:value-type="string">
            <text:p>mult_d_64_32</text:p>
          </table:table-cell>
          <table:table-cell/>
          <table:table-cell table:formula="of:=[PythonD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47])" office:value-type="string" office:string-value="mult_d_64_32" calcext:value-type="string">
            <text:p>mult_d_64_32</text:p>
          </table:table-cell>
          <table:table-cell/>
          <table:table-cell table:formula="of:=[PythonD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48])" office:value-type="string" office:string-value="mult_d_64_32" calcext:value-type="string">
            <text:p>mult_d_64_32</text:p>
          </table:table-cell>
          <table:table-cell/>
          <table:table-cell table:formula="of:=[PythonD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49])" office:value-type="string" office:string-value="mult_d_64_32" calcext:value-type="string">
            <text:p>mult_d_64_32</text:p>
          </table:table-cell>
          <table:table-cell/>
          <table:table-cell table:formula="of:=[PythonD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50])" office:value-type="string" office:string-value="mult_d_64_32" calcext:value-type="string">
            <text:p>mult_d_64_32</text:p>
          </table:table-cell>
          <table:table-cell/>
          <table:table-cell table:formula="of:=[PythonD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51])" office:value-type="string" office:string-value="mult_d_64_32" calcext:value-type="string">
            <text:p>mult_d_64_32</text:p>
          </table:table-cell>
          <table:table-cell/>
          <table:table-cell table:formula="of:=[PythonD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11">
          <table:table-cell table:number-columns-repeated="986"/>
        </table:table-row>
        <table:table-row table:style-name="ro1">
          <table:table-cell office:value-type="string" calcext:value-type="string">
            <text:p>INCOMPLETE DAT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287748.56375" calcext:value-type="float">
            <text:p>5287748.56375</text:p>
          </table:table-cell>
          <table:table-cell office:value-type="float" office:value="120385.626367606" calcext:value-type="float">
            <text:p>120385.626367606</text:p>
          </table:table-cell>
          <table:table-cell office:value-type="float" office:value="5258841" calcext:value-type="float">
            <text:p>525884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0692512.91" calcext:value-type="float">
            <text:p>10692512.91</text:p>
          </table:table-cell>
          <table:table-cell office:value-type="float" office:value="594125.19769778" calcext:value-type="float">
            <text:p>594125.19769778</text:p>
          </table:table-cell>
          <table:table-cell office:value-type="float" office:value="10610910" calcext:value-type="float">
            <text:p>106109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1641046.35" calcext:value-type="float">
            <text:p>21641046.35</text:p>
          </table:table-cell>
          <table:table-cell office:value-type="float" office:value="666883.343696107" calcext:value-type="float">
            <text:p>666883.343696107</text:p>
          </table:table-cell>
          <table:table-cell office:value-type="float" office:value="21664440" calcext:value-type="float">
            <text:p>2166444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032359.065" calcext:value-type="float">
            <text:p>44032359.065</text:p>
          </table:table-cell>
          <table:table-cell office:value-type="float" office:value="756775.005956874" calcext:value-type="float">
            <text:p>756775.005956874</text:p>
          </table:table-cell>
          <table:table-cell office:value-type="float" office:value="43917330" calcext:value-type="float">
            <text:p>4391733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887896.18" calcext:value-type="float">
            <text:p>87887896.18</text:p>
          </table:table-cell>
          <table:table-cell office:value-type="float" office:value="2229574.75142231" calcext:value-type="float">
            <text:p>2229574.75142231</text:p>
          </table:table-cell>
          <table:table-cell office:value-type="float" office:value="87717910" calcext:value-type="float">
            <text:p>877179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5435916.20125" calcext:value-type="float">
            <text:p>175435916.20125</text:p>
          </table:table-cell>
          <table:table-cell office:value-type="float" office:value="4686806.89480017" calcext:value-type="float">
            <text:p>4686806.89480017</text:p>
          </table:table-cell>
          <table:table-cell office:value-type="float" office:value="175800608" calcext:value-type="float">
            <text:p>1758006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1625105.63625" calcext:value-type="float">
            <text:p>351625105.63625</text:p>
          </table:table-cell>
          <table:table-cell office:value-type="float" office:value="7107918.15628138" calcext:value-type="float">
            <text:p>7107918.15628138</text:p>
          </table:table-cell>
          <table:table-cell office:value-type="float" office:value="351577695" calcext:value-type="float">
            <text:p>3515776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07862133.88375" calcext:value-type="float">
            <text:p>707862133.88375</text:p>
          </table:table-cell>
          <table:table-cell office:value-type="float" office:value="12244113.1814017" calcext:value-type="float">
            <text:p>12244113.1814017</text:p>
          </table:table-cell>
          <table:table-cell office:value-type="float" office:value="706520159" calcext:value-type="float">
            <text:p>70652015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17074919.99125" calcext:value-type="float">
            <text:p>1417074919.99125</text:p>
          </table:table-cell>
          <table:table-cell office:value-type="float" office:value="30614980.6029749" calcext:value-type="float">
            <text:p>30614980.6029749</text:p>
          </table:table-cell>
          <table:table-cell office:value-type="float" office:value="1415075942" calcext:value-type="float">
            <text:p>1415075942</text:p>
          </table:table-cell>
          <table:table-cell table:number-columns-repeated="981"/>
        </table:table-row>
        <table:table-row table:style-name="ro1" table:number-rows-repeated="1048503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E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visibility="collapse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e_64_32" calcext:value-type="string" table:number-columns-spanned="15" table:number-rows-spanned="1">
            <text:p>mult_e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74]))*ROW([.M1:.M9974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e_64_32" calcext:value-type="string" table:number-columns-spanned="3" table:number-rows-spanned="1">
            <text:p>mult_e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883652.93" calcext:value-type="float">
            <text:p>3883652.93</text:p>
          </table:table-cell>
          <table:table-cell office:value-type="float" office:value="563764.842641767" calcext:value-type="float">
            <text:p>563764.842641767</text:p>
          </table:table-cell>
          <table:table-cell office:value-type="float" office:value="3657720" calcext:value-type="float">
            <text:p>36577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e_64_32" calcext:value-type="string">
            <text:p>mult_e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EWin.N3] - [PythonEWin.N3] * 0.2" office:value-type="float" office:value="13107.2" calcext:value-type="float">
            <text:p>13,107</text:p>
          </table:table-cell>
          <table:table-cell table:style-name="ce13" table:formula="of:=INDIRECT(ADDRESS([PythonE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3];3))" office:value-type="float" office:value="3883652.93" calcext:value-type="float">
            <text:p>3,883,652.93</text:p>
          </table:table-cell>
          <table:table-cell table:style-name="ce20"/>
          <table:table-cell table:style-name="ce23"/>
          <table:table-cell table:style-name="ce36" table:formula="of:=INDIRECT(ADDRESS([PythonEWin.$K3];4))" office:value-type="float" office:value="563764.842641767" calcext:value-type="float">
            <text:p>563,764.84</text:p>
          </table:table-cell>
          <table:table-cell table:style-name="ce26" table:formula="of:=INDIRECT(ADDRESS([PythonEWin.$K3];5))" office:value-type="float" office:value="3657720" calcext:value-type="float">
            <text:p>3657720.00</text:p>
          </table:table-cell>
          <table:table-cell table:style-name="ce27" table:formula="of:=IF([PythonEWin.T3]=0;&quot;&quot;;ABS([PythonEWin.P3] - [PythonEWin.T3]) / MAX([PythonEWin.P3]; [PythonEWin.T3]))" office:value-type="float" office:value="0.058175365840428" calcext:value-type="float">
            <text:p>0.0582</text:p>
          </table:table-cell>
          <table:table-cell table:style-name="ce37" table:formula="of:=[PythonEWin.P3]/[PythonEWin.S3]" office:value-type="float" office:value="6.8887816980595" calcext:value-type="float">
            <text:p>6.89</text:p>
          </table:table-cell>
          <table:table-cell table:style-name="ce38" table:formula="of:=[PythonEWin.V3] &gt;= [$CONFIG.$B$3]" office:value-type="boolean" office:boolean-value="false" calcext:value-type="boolean">
            <text:p>FALSE</text:p>
          </table:table-cell>
          <table:table-cell table:style-name="ce16" table:formula="of:=[PythonEWin.W3]*[PythonEWin.O3]" office:value-type="float" office:value="0" calcext:value-type="float">
            <text:p>0</text:p>
          </table:table-cell>
          <table:table-cell table:style-name="ce20" table:formula="of:=[PythonEWin.W3]*[PythonEWin.P3]" office:value-type="float" office:value="0" calcext:value-type="float">
            <text:p>0.00</text:p>
          </table:table-cell>
          <table:table-cell table:style-name="ce20" table:formula="of:=[PythonEWin.W3]*[PythonEWin.S3]" office:value-type="float" office:value="0" calcext:value-type="float">
            <text:p>0.00</text:p>
          </table:table-cell>
          <table:table-cell table:style-name="ce16" table:formula="of:=[PythonEWin.X3]" office:value-type="float" office:value="0" calcext:value-type="float">
            <text:p>0</text:p>
          </table:table-cell>
          <table:table-cell table:style-name="ce20" table:formula="of:=[PythonEWin.Y3]" office:value-type="float" office:value="0" calcext:value-type="float">
            <text:p>0.00</text:p>
          </table:table-cell>
          <table:table-cell table:style-name="ce20" table:formula="of:=[PythonEWin.Z3]" office:value-type="float" office:value="0" calcext:value-type="float">
            <text:p>0.00</text:p>
          </table:table-cell>
          <table:table-cell table:style-name="ce28" table:formula="of:=[PythonEWin.AB3]/[PythonEWin.AC3]" office:value-type="string" office:string-value="" calcext:value-type="error">
            <text:p>#DIV/0!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0" calcext:value-type="float">
            <text:p>0.00</text:p>
          </table:table-cell>
          <table:table-cell table:style-name="ce33" table:formula="of:=OFFSET([.AC$1];[.$AF$1]-[.$AF3];0)" office:value-type="float" office:value="0" calcext:value-type="float">
            <text:p>0.00</text:p>
          </table:table-cell>
          <table:table-cell table:style-name="ce35" table:formula="of:=[.AH3]/[.AI3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664020.58875" calcext:value-type="float">
            <text:p>7664020.58875</text:p>
          </table:table-cell>
          <table:table-cell office:value-type="float" office:value="909666.703926668" calcext:value-type="float">
            <text:p>909666.703926668</text:p>
          </table:table-cell>
          <table:table-cell office:value-type="float" office:value="7368041" calcext:value-type="float">
            <text:p>736804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e_64_32" calcext:value-type="string">
            <text:p>mult_e_64_32</text:p>
          </table:table-cell>
          <table:table-cell/>
          <table:table-cell table:formula="of:=[PythonEWin.K3]+1" office:value-type="float" office:value="4" calcext:value-type="float">
            <text:p>4</text:p>
          </table:table-cell>
          <table:table-cell/>
          <table:table-cell table:style-name="ce13" table:formula="of:=[PythonEWin.N4] - [PythonEWin.N4] * 0.2" office:value-type="float" office:value="26214.4" calcext:value-type="float">
            <text:p>26,214</text:p>
          </table:table-cell>
          <table:table-cell table:style-name="ce13" table:formula="of:=INDIRECT(ADDRESS([PythonE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4];3))" office:value-type="float" office:value="7664020.58875" calcext:value-type="float">
            <text:p>7,664,020.59</text:p>
          </table:table-cell>
          <table:table-cell table:style-name="ce20" table:formula="of:=[.P4]/[.P3]" office:value-type="float" office:value="1.97340512318901" calcext:value-type="float">
            <text:p>1.97</text:p>
          </table:table-cell>
          <table:table-cell table:style-name="ce23"/>
          <table:table-cell table:style-name="ce36" table:formula="of:=INDIRECT(ADDRESS([PythonEWin.$K4];4))" office:value-type="float" office:value="909666.703926668" calcext:value-type="float">
            <text:p>909,666.70</text:p>
          </table:table-cell>
          <table:table-cell table:style-name="ce26" table:formula="of:=INDIRECT(ADDRESS([PythonEWin.$K4];5))" office:value-type="float" office:value="7368041" calcext:value-type="float">
            <text:p>7368041.00</text:p>
          </table:table-cell>
          <table:table-cell table:style-name="ce27" table:formula="of:=IF([PythonEWin.T4]=0;&quot;&quot;;ABS([PythonEWin.P4] - [PythonEWin.T4]) / MAX([PythonEWin.P4]; [PythonEWin.T4]))" office:value-type="float" office:value="0.0386193624250524" calcext:value-type="float">
            <text:p>0.0386</text:p>
          </table:table-cell>
          <table:table-cell table:style-name="ce37" table:formula="of:=[PythonEWin.P4]/[PythonEWin.S4]" office:value-type="float" office:value="8.42508641425204" calcext:value-type="float">
            <text:p>8.43</text:p>
          </table:table-cell>
          <table:table-cell table:style-name="ce38" table:formula="of:=[PythonEWin.V4] &gt;= [$CONFIG.$B$3]" office:value-type="boolean" office:boolean-value="false" calcext:value-type="boolean">
            <text:p>FALSE</text:p>
          </table:table-cell>
          <table:table-cell table:style-name="ce16" table:formula="of:=[PythonEWin.W4]*[PythonEWin.O4]" office:value-type="float" office:value="0" calcext:value-type="float">
            <text:p>0</text:p>
          </table:table-cell>
          <table:table-cell table:style-name="ce20" table:formula="of:=[PythonEWin.W4]*[PythonEWin.P4]" office:value-type="float" office:value="0" calcext:value-type="float">
            <text:p>0.00</text:p>
          </table:table-cell>
          <table:table-cell table:style-name="ce20" table:formula="of:=[PythonEWin.W4]*[PythonEWin.S4]" office:value-type="float" office:value="0" calcext:value-type="float">
            <text:p>0.00</text:p>
          </table:table-cell>
          <table:table-cell table:style-name="ce16" table:formula="of:=[PythonEWin.X4]" office:value-type="float" office:value="0" calcext:value-type="float">
            <text:p>0</text:p>
          </table:table-cell>
          <table:table-cell table:style-name="ce20" table:formula="of:=[PythonEWin.Y4]" office:value-type="float" office:value="0" calcext:value-type="float">
            <text:p>0.00</text:p>
          </table:table-cell>
          <table:table-cell table:style-name="ce20" table:formula="of:=[PythonEWin.Z4]" office:value-type="float" office:value="0" calcext:value-type="float">
            <text:p>0.00</text:p>
          </table:table-cell>
          <table:table-cell table:style-name="ce28" table:formula="of:=[PythonEWin.AB4]/[PythonEWin.AC4]" office:value-type="string" office:string-value="" calcext:value-type="error">
            <text:p>#DIV/0!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0" calcext:value-type="float">
            <text:p>0.00</text:p>
          </table:table-cell>
          <table:table-cell table:style-name="ce33" table:formula="of:=OFFSET([.AC$1];[.$AF$1]-[.$AF4];0)" office:value-type="float" office:value="0" calcext:value-type="float">
            <text:p>0.00</text:p>
          </table:table-cell>
          <table:table-cell table:style-name="ce35" table:formula="of:=[.AH4]/[.AI4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136631.52" calcext:value-type="float">
            <text:p>15136631.52</text:p>
          </table:table-cell>
          <table:table-cell office:value-type="float" office:value="565144.762047142" calcext:value-type="float">
            <text:p>565144.762047142</text:p>
          </table:table-cell>
          <table:table-cell office:value-type="float" office:value="15043993" calcext:value-type="float">
            <text:p>1504399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e_64_32" calcext:value-type="string">
            <text:p>mult_e_64_32</text:p>
          </table:table-cell>
          <table:table-cell/>
          <table:table-cell table:formula="of:=[PythonEWin.K4]+1" office:value-type="float" office:value="5" calcext:value-type="float">
            <text:p>5</text:p>
          </table:table-cell>
          <table:table-cell/>
          <table:table-cell table:style-name="ce13" table:formula="of:=[PythonEWin.N5] - COM.MICROSOFT.FLOOR.PRECISE([PythonEWin.N5] * 0.2)" office:value-type="float" office:value="52429" calcext:value-type="float">
            <text:p>52,429</text:p>
          </table:table-cell>
          <table:table-cell table:style-name="ce13" table:formula="of:=INDIRECT(ADDRESS([PythonE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5];3))" office:value-type="float" office:value="15136631.52" calcext:value-type="float">
            <text:p>15,136,631.52</text:p>
          </table:table-cell>
          <table:table-cell table:style-name="ce20" table:formula="of:=[.P5]/[.P4]" office:value-type="float" office:value="1.97502490301488" calcext:value-type="float">
            <text:p>1.98</text:p>
          </table:table-cell>
          <table:table-cell table:style-name="ce23"/>
          <table:table-cell table:style-name="ce20" table:formula="of:=INDIRECT(ADDRESS([PythonEWin.$K5];4))" office:value-type="float" office:value="565144.762047142" calcext:value-type="float">
            <text:p>565,144.76</text:p>
          </table:table-cell>
          <table:table-cell table:style-name="ce26" table:formula="of:=INDIRECT(ADDRESS([PythonEWin.$K5];5))" office:value-type="float" office:value="15043993" calcext:value-type="float">
            <text:p>15043993.00</text:p>
          </table:table-cell>
          <table:table-cell table:style-name="ce27" table:formula="of:=IF([PythonEWin.T5]=0;&quot;&quot;;ABS([PythonEWin.P5] - [PythonEWin.T5]) / MAX([PythonEWin.P5]; [PythonEWin.T5]))" office:value-type="float" office:value="0.00612015426798205" calcext:value-type="float">
            <text:p>0.0061</text:p>
          </table:table-cell>
          <table:table-cell table:style-name="ce28" table:formula="of:=[PythonEWin.P5]/[PythonEWin.S5]" office:value-type="float" office:value="26.7836358691003" calcext:value-type="float">
            <text:p>26.78</text:p>
          </table:table-cell>
          <table:table-cell table:style-name="ce29" table:formula="of:=[PythonEWin.V5] &gt;= [$CONFIG.$B$3]" office:value-type="boolean" office:boolean-value="true" calcext:value-type="boolean">
            <text:p>TRUE</text:p>
          </table:table-cell>
          <table:table-cell table:style-name="ce16" table:formula="of:=[PythonEWin.W5]*[PythonEWin.O5]" office:value-type="float" office:value="800" calcext:value-type="float">
            <text:p>800</text:p>
          </table:table-cell>
          <table:table-cell table:style-name="ce20" table:formula="of:=[PythonEWin.W5]*[PythonEWin.P5]" office:value-type="float" office:value="15136631.52" calcext:value-type="float">
            <text:p>15,136,631.52</text:p>
          </table:table-cell>
          <table:table-cell table:style-name="ce20" table:formula="of:=[PythonEWin.W5]*[PythonEWin.S5]" office:value-type="float" office:value="565144.762047142" calcext:value-type="float">
            <text:p>565,144.76</text:p>
          </table:table-cell>
          <table:table-cell table:style-name="ce16" table:formula="of:=[PythonEWin.X5]" office:value-type="float" office:value="800" calcext:value-type="float">
            <text:p>800</text:p>
          </table:table-cell>
          <table:table-cell table:style-name="ce20" table:formula="of:=[PythonEWin.Y5]" office:value-type="float" office:value="15136631.52" calcext:value-type="float">
            <text:p>15,136,631.52</text:p>
          </table:table-cell>
          <table:table-cell table:style-name="ce20" table:formula="of:=[PythonEWin.Z5]" office:value-type="float" office:value="565144.762047142" calcext:value-type="float">
            <text:p>565,144.76</text:p>
          </table:table-cell>
          <table:table-cell table:style-name="ce28" table:formula="of:=[PythonEWin.AB5]/[PythonEWin.AC5]" office:value-type="float" office:value="26.7836358691003" calcext:value-type="float">
            <text:p>26.78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15136631.52" calcext:value-type="float">
            <text:p>15,136,631.52</text:p>
          </table:table-cell>
          <table:table-cell table:style-name="ce33" table:formula="of:=OFFSET([.AC$1];[.$AF$1]-[.$AF5];0)" office:value-type="float" office:value="565144.762047142" calcext:value-type="float">
            <text:p>565,144.76</text:p>
          </table:table-cell>
          <table:table-cell table:style-name="ce35" table:formula="of:=[.AH5]/[.AI5]" office:value-type="float" office:value="26.7836358691003" calcext:value-type="float">
            <text:p>26.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678457.765" calcext:value-type="float">
            <text:p>30678457.765</text:p>
          </table:table-cell>
          <table:table-cell office:value-type="float" office:value="660517.158523022" calcext:value-type="float">
            <text:p>660517.158523022</text:p>
          </table:table-cell>
          <table:table-cell office:value-type="float" office:value="30701240" calcext:value-type="float">
            <text:p>307012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e_64_32" calcext:value-type="string">
            <text:p>mult_e_64_32</text:p>
          </table:table-cell>
          <table:table-cell/>
          <table:table-cell table:formula="of:=[PythonEWin.K5]+1" office:value-type="float" office:value="6" calcext:value-type="float">
            <text:p>6</text:p>
          </table:table-cell>
          <table:table-cell/>
          <table:table-cell table:style-name="ce13" table:formula="of:=[PythonEWin.N6] - COM.MICROSOFT.FLOOR.PRECISE([PythonEWin.N6] * 0.2)" office:value-type="float" office:value="104858" calcext:value-type="float">
            <text:p>104,858</text:p>
          </table:table-cell>
          <table:table-cell table:style-name="ce13" table:formula="of:=INDIRECT(ADDRESS([PythonE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6];3))" office:value-type="float" office:value="30678457.765" calcext:value-type="float">
            <text:p>30,678,457.77</text:p>
          </table:table-cell>
          <table:table-cell table:style-name="ce20" table:formula="of:=[.P6]/[.P5]" office:value-type="float" office:value="2.02676914771061" calcext:value-type="float">
            <text:p>2.03</text:p>
          </table:table-cell>
          <table:table-cell table:style-name="ce23"/>
          <table:table-cell table:style-name="ce20" table:formula="of:=INDIRECT(ADDRESS([PythonEWin.$K6];4))" office:value-type="float" office:value="660517.158523022" calcext:value-type="float">
            <text:p>660,517.16</text:p>
          </table:table-cell>
          <table:table-cell table:style-name="ce26" table:formula="of:=INDIRECT(ADDRESS([PythonEWin.$K6];5))" office:value-type="float" office:value="30701240" calcext:value-type="float">
            <text:p>30701240.00</text:p>
          </table:table-cell>
          <table:table-cell table:style-name="ce27" table:formula="of:=IF([PythonEWin.T6]=0;&quot;&quot;;ABS([PythonEWin.P6] - [PythonEWin.T6]) / MAX([PythonEWin.P6]; [PythonEWin.T6]))" office:value-type="float" office:value="0.000742062372724991" calcext:value-type="float">
            <text:p>0.0007</text:p>
          </table:table-cell>
          <table:table-cell table:style-name="ce28" table:formula="of:=[PythonEWin.P6]/[PythonEWin.S6]" office:value-type="float" office:value="46.4461178171357" calcext:value-type="float">
            <text:p>46.45</text:p>
          </table:table-cell>
          <table:table-cell table:style-name="ce29" table:formula="of:=[PythonEWin.V6] &gt;= [$CONFIG.$B$3]" office:value-type="boolean" office:boolean-value="true" calcext:value-type="boolean">
            <text:p>TRUE</text:p>
          </table:table-cell>
          <table:table-cell table:style-name="ce16" table:formula="of:=[PythonEWin.W6]*[PythonEWin.O6]" office:value-type="float" office:value="800" calcext:value-type="float">
            <text:p>800</text:p>
          </table:table-cell>
          <table:table-cell table:style-name="ce20" table:formula="of:=[PythonEWin.W6]*[PythonEWin.P6]" office:value-type="float" office:value="30678457.765" calcext:value-type="float">
            <text:p>30,678,457.77</text:p>
          </table:table-cell>
          <table:table-cell table:style-name="ce20" table:formula="of:=[PythonEWin.W6]*[PythonEWin.S6]" office:value-type="float" office:value="660517.158523022" calcext:value-type="float">
            <text:p>660,517.16</text:p>
          </table:table-cell>
          <table:table-cell table:style-name="ce16" table:formula="of:=[PythonEWin.X6]" office:value-type="float" office:value="800" calcext:value-type="float">
            <text:p>800</text:p>
          </table:table-cell>
          <table:table-cell table:style-name="ce20" table:formula="of:=[PythonEWin.Y6]" office:value-type="float" office:value="30678457.765" calcext:value-type="float">
            <text:p>30,678,457.77</text:p>
          </table:table-cell>
          <table:table-cell table:style-name="ce20" table:formula="of:=[PythonEWin.Z6]" office:value-type="float" office:value="660517.158523022" calcext:value-type="float">
            <text:p>660,517.16</text:p>
          </table:table-cell>
          <table:table-cell table:style-name="ce28" table:formula="of:=[PythonEWin.AB6]/[PythonEWin.AC6]" office:value-type="float" office:value="46.4461178171357" calcext:value-type="float">
            <text:p>46.45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30678457.765" calcext:value-type="float">
            <text:p>30,678,457.77</text:p>
          </table:table-cell>
          <table:table-cell table:style-name="ce33" table:formula="of:=OFFSET([.AC$1];[.$AF$1]-[.$AF6];0)" office:value-type="float" office:value="660517.158523022" calcext:value-type="float">
            <text:p>660,517.16</text:p>
          </table:table-cell>
          <table:table-cell table:style-name="ce35" table:formula="of:=[.AH6]/[.AI6]" office:value-type="float" office:value="46.4461178171357" calcext:value-type="float">
            <text:p>46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928560.16" calcext:value-type="float">
            <text:p>60928560.16</text:p>
          </table:table-cell>
          <table:table-cell office:value-type="float" office:value="1009935.27005595" calcext:value-type="float">
            <text:p>1009935.27005595</text:p>
          </table:table-cell>
          <table:table-cell office:value-type="float" office:value="61352018" calcext:value-type="float">
            <text:p>6135201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e_64_32" calcext:value-type="string">
            <text:p>mult_e_64_32</text:p>
          </table:table-cell>
          <table:table-cell/>
          <table:table-cell table:formula="of:=[PythonEWin.K6]+1" office:value-type="float" office:value="7" calcext:value-type="float">
            <text:p>7</text:p>
          </table:table-cell>
          <table:table-cell/>
          <table:table-cell table:style-name="ce13" table:formula="of:=[PythonEWin.N7] - COM.MICROSOFT.FLOOR.PRECISE([PythonEWin.N7] * 0.2)" office:value-type="float" office:value="209716" calcext:value-type="float">
            <text:p>209,716</text:p>
          </table:table-cell>
          <table:table-cell table:style-name="ce13" table:formula="of:=INDIRECT(ADDRESS([PythonE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7];3))" office:value-type="float" office:value="60928560.16" calcext:value-type="float">
            <text:p>60,928,560.16</text:p>
          </table:table-cell>
          <table:table-cell table:style-name="ce20" table:formula="of:=[.P7]/[.P6]" office:value-type="float" office:value="1.98603725867574" calcext:value-type="float">
            <text:p>1.99</text:p>
          </table:table-cell>
          <table:table-cell table:style-name="ce23"/>
          <table:table-cell table:style-name="ce20" table:formula="of:=INDIRECT(ADDRESS([PythonEWin.$K7];4))" office:value-type="float" office:value="1009935.27005595" calcext:value-type="float">
            <text:p>1,009,935.27</text:p>
          </table:table-cell>
          <table:table-cell table:style-name="ce26" table:formula="of:=INDIRECT(ADDRESS([PythonEWin.$K7];5))" office:value-type="float" office:value="61352018" calcext:value-type="float">
            <text:p>61352018.00</text:p>
          </table:table-cell>
          <table:table-cell table:style-name="ce27" table:formula="of:=IF([PythonEWin.T7]=0;&quot;&quot;;ABS([PythonEWin.P7] - [PythonEWin.T7]) / MAX([PythonEWin.P7]; [PythonEWin.T7]))" office:value-type="float" office:value="0.00690210124791663" calcext:value-type="float">
            <text:p>0.0069</text:p>
          </table:table-cell>
          <table:table-cell table:style-name="ce28" table:formula="of:=[PythonEWin.P7]/[PythonEWin.S7]" office:value-type="float" office:value="60.3291735287395" calcext:value-type="float">
            <text:p>60.33</text:p>
          </table:table-cell>
          <table:table-cell table:style-name="ce29" table:formula="of:=[PythonEWin.V7] &gt;= [$CONFIG.$B$3]" office:value-type="boolean" office:boolean-value="true" calcext:value-type="boolean">
            <text:p>TRUE</text:p>
          </table:table-cell>
          <table:table-cell table:style-name="ce16" table:formula="of:=[PythonEWin.W7]*[PythonEWin.O7]" office:value-type="float" office:value="800" calcext:value-type="float">
            <text:p>800</text:p>
          </table:table-cell>
          <table:table-cell table:style-name="ce20" table:formula="of:=[PythonEWin.W7]*[PythonEWin.P7]" office:value-type="float" office:value="60928560.16" calcext:value-type="float">
            <text:p>60,928,560.16</text:p>
          </table:table-cell>
          <table:table-cell table:style-name="ce20" table:formula="of:=[PythonEWin.W7]*[PythonEWin.S7]" office:value-type="float" office:value="1009935.27005595" calcext:value-type="float">
            <text:p>1,009,935.27</text:p>
          </table:table-cell>
          <table:table-cell table:style-name="ce16" table:formula="of:=[PythonEWin.X7]" office:value-type="float" office:value="800" calcext:value-type="float">
            <text:p>800</text:p>
          </table:table-cell>
          <table:table-cell table:style-name="ce20" table:formula="of:=[PythonEWin.Y7]" office:value-type="float" office:value="60928560.16" calcext:value-type="float">
            <text:p>60,928,560.16</text:p>
          </table:table-cell>
          <table:table-cell table:style-name="ce20" table:formula="of:=[PythonEWin.Z7]" office:value-type="float" office:value="1009935.27005595" calcext:value-type="float">
            <text:p>1,009,935.27</text:p>
          </table:table-cell>
          <table:table-cell table:style-name="ce28" table:formula="of:=[PythonEWin.AB7]/[PythonEWin.AC7]" office:value-type="float" office:value="60.3291735287395" calcext:value-type="float">
            <text:p>60.33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60928560.16" calcext:value-type="float">
            <text:p>60,928,560.16</text:p>
          </table:table-cell>
          <table:table-cell table:style-name="ce33" table:formula="of:=OFFSET([.AC$1];[.$AF$1]-[.$AF7];0)" office:value-type="float" office:value="1009935.27005595" calcext:value-type="float">
            <text:p>1,009,935.27</text:p>
          </table:table-cell>
          <table:table-cell table:style-name="ce35" table:formula="of:=[.AH7]/[.AI7]" office:value-type="float" office:value="60.3291735287395" calcext:value-type="float">
            <text:p>60.3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2862790.17875" calcext:value-type="float">
            <text:p>122862790.17875</text:p>
          </table:table-cell>
          <table:table-cell office:value-type="float" office:value="1325357.99906505" calcext:value-type="float">
            <text:p>1325357.99906505</text:p>
          </table:table-cell>
          <table:table-cell office:value-type="float" office:value="122619361" calcext:value-type="float">
            <text:p>1226193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e_64_32" calcext:value-type="string">
            <text:p>mult_e_64_32</text:p>
          </table:table-cell>
          <table:table-cell/>
          <table:table-cell table:formula="of:=[PythonEWin.K7]+1" office:value-type="float" office:value="8" calcext:value-type="float">
            <text:p>8</text:p>
          </table:table-cell>
          <table:table-cell/>
          <table:table-cell table:style-name="ce13" table:formula="of:=[PythonEWin.N8] - COM.MICROSOFT.FLOOR.PRECISE([PythonEWin.N8] * 0.2)" office:value-type="float" office:value="419431" calcext:value-type="float">
            <text:p>419,431</text:p>
          </table:table-cell>
          <table:table-cell table:style-name="ce13" table:formula="of:=INDIRECT(ADDRESS([PythonE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8];3))" office:value-type="float" office:value="122862790.17875" calcext:value-type="float">
            <text:p>122,862,790.18</text:p>
          </table:table-cell>
          <table:table-cell table:style-name="ce20" table:formula="of:=[.P8]/[.P7]" office:value-type="float" office:value="2.01650572171916" calcext:value-type="float">
            <text:p>2.02</text:p>
          </table:table-cell>
          <table:table-cell table:style-name="ce23"/>
          <table:table-cell table:style-name="ce20" table:formula="of:=INDIRECT(ADDRESS([PythonEWin.$K8];4))" office:value-type="float" office:value="1325357.99906505" calcext:value-type="float">
            <text:p>1,325,358.00</text:p>
          </table:table-cell>
          <table:table-cell table:style-name="ce26" table:formula="of:=INDIRECT(ADDRESS([PythonEWin.$K8];5))" office:value-type="float" office:value="122619361" calcext:value-type="float">
            <text:p>122619361.00</text:p>
          </table:table-cell>
          <table:table-cell table:style-name="ce27" table:formula="of:=IF([PythonEWin.T8]=0;&quot;&quot;;ABS([PythonEWin.P8] - [PythonEWin.T8]) / MAX([PythonEWin.P8]; [PythonEWin.T8]))" office:value-type="float" office:value="0.00198130921815982" calcext:value-type="float">
            <text:p>0.0020</text:p>
          </table:table-cell>
          <table:table-cell table:style-name="ce28" table:formula="of:=[PythonEWin.P8]/[PythonEWin.S8]" office:value-type="float" office:value="92.7015872431609" calcext:value-type="float">
            <text:p>92.70</text:p>
          </table:table-cell>
          <table:table-cell table:style-name="ce29" table:formula="of:=[PythonEWin.V8] &gt;= [$CONFIG.$B$3]" office:value-type="boolean" office:boolean-value="true" calcext:value-type="boolean">
            <text:p>TRUE</text:p>
          </table:table-cell>
          <table:table-cell table:style-name="ce16" table:formula="of:=[PythonEWin.W8]*[PythonEWin.O8]" office:value-type="float" office:value="800" calcext:value-type="float">
            <text:p>800</text:p>
          </table:table-cell>
          <table:table-cell table:style-name="ce20" table:formula="of:=[PythonEWin.W8]*[PythonEWin.P8]" office:value-type="float" office:value="122862790.17875" calcext:value-type="float">
            <text:p>122,862,790.18</text:p>
          </table:table-cell>
          <table:table-cell table:style-name="ce20" table:formula="of:=[PythonEWin.W8]*[PythonEWin.S8]" office:value-type="float" office:value="1325357.99906505" calcext:value-type="float">
            <text:p>1,325,358.00</text:p>
          </table:table-cell>
          <table:table-cell table:style-name="ce16" table:formula="of:=[PythonEWin.X8]" office:value-type="float" office:value="800" calcext:value-type="float">
            <text:p>800</text:p>
          </table:table-cell>
          <table:table-cell table:style-name="ce20" table:formula="of:=[PythonEWin.Y8]" office:value-type="float" office:value="122862790.17875" calcext:value-type="float">
            <text:p>122,862,790.18</text:p>
          </table:table-cell>
          <table:table-cell table:style-name="ce20" table:formula="of:=[PythonEWin.Z8]" office:value-type="float" office:value="1325357.99906505" calcext:value-type="float">
            <text:p>1,325,358.00</text:p>
          </table:table-cell>
          <table:table-cell table:style-name="ce28" table:formula="of:=[PythonEWin.AB8]/[PythonEWin.AC8]" office:value-type="float" office:value="92.7015872431609" calcext:value-type="float">
            <text:p>92.7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22862790.17875" calcext:value-type="float">
            <text:p>122,862,790.18</text:p>
          </table:table-cell>
          <table:table-cell table:style-name="ce33" table:formula="of:=OFFSET([.AC$1];[.$AF$1]-[.$AF8];0)" office:value-type="float" office:value="1325357.99906505" calcext:value-type="float">
            <text:p>1,325,358.00</text:p>
          </table:table-cell>
          <table:table-cell table:style-name="ce35" table:formula="of:=[.AH8]/[.AI8]" office:value-type="float" office:value="92.7015872431609" calcext:value-type="float">
            <text:p>92.7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3747106.89375" calcext:value-type="float">
            <text:p>243747106.89375</text:p>
          </table:table-cell>
          <table:table-cell office:value-type="float" office:value="5178925.55189063" calcext:value-type="float">
            <text:p>5178925.55189063</text:p>
          </table:table-cell>
          <table:table-cell office:value-type="float" office:value="245041572" calcext:value-type="float">
            <text:p>24504157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e_64_32" calcext:value-type="string">
            <text:p>mult_e_64_32</text:p>
          </table:table-cell>
          <table:table-cell/>
          <table:table-cell table:formula="of:=[PythonEWin.K8]+1" office:value-type="float" office:value="9" calcext:value-type="float">
            <text:p>9</text:p>
          </table:table-cell>
          <table:table-cell/>
          <table:table-cell table:style-name="ce13" table:formula="of:=[PythonEWin.N9] - COM.MICROSOFT.FLOOR.PRECISE([PythonEWin.N9] * 0.2)" office:value-type="float" office:value="838861" calcext:value-type="float">
            <text:p>838,861</text:p>
          </table:table-cell>
          <table:table-cell table:style-name="ce13" table:formula="of:=INDIRECT(ADDRESS([PythonE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9];3))" office:value-type="float" office:value="243747106.89375" calcext:value-type="float">
            <text:p>243,747,106.89</text:p>
          </table:table-cell>
          <table:table-cell table:style-name="ce20" table:formula="of:=[.P9]/[.P8]" office:value-type="float" office:value="1.98389688643021" calcext:value-type="float">
            <text:p>1.98</text:p>
          </table:table-cell>
          <table:table-cell table:style-name="ce23"/>
          <table:table-cell table:style-name="ce20" table:formula="of:=INDIRECT(ADDRESS([PythonEWin.$K9];4))" office:value-type="float" office:value="5178925.55189063" calcext:value-type="float">
            <text:p>5,178,925.55</text:p>
          </table:table-cell>
          <table:table-cell table:style-name="ce26" table:formula="of:=INDIRECT(ADDRESS([PythonEWin.$K9];5))" office:value-type="float" office:value="245041572" calcext:value-type="float">
            <text:p>245041572.00</text:p>
          </table:table-cell>
          <table:table-cell table:style-name="ce27" table:formula="of:=IF([PythonEWin.T9]=0;&quot;&quot;;ABS([PythonEWin.P9] - [PythonEWin.T9]) / MAX([PythonEWin.P9]; [PythonEWin.T9]))" office:value-type="float" office:value="0.00528263467984113" calcext:value-type="float">
            <text:p>0.0053</text:p>
          </table:table-cell>
          <table:table-cell table:style-name="ce28" table:formula="of:=[PythonEWin.P9]/[PythonEWin.S9]" office:value-type="float" office:value="47.0651884163052" calcext:value-type="float">
            <text:p>47.07</text:p>
          </table:table-cell>
          <table:table-cell table:style-name="ce29" table:formula="of:=[PythonEWin.V9] &gt;= [$CONFIG.$B$3]" office:value-type="boolean" office:boolean-value="true" calcext:value-type="boolean">
            <text:p>TRUE</text:p>
          </table:table-cell>
          <table:table-cell table:style-name="ce16" table:formula="of:=[PythonEWin.W9]*[PythonEWin.O9]" office:value-type="float" office:value="800" calcext:value-type="float">
            <text:p>800</text:p>
          </table:table-cell>
          <table:table-cell table:style-name="ce20" table:formula="of:=[PythonEWin.W9]*[PythonEWin.P9]" office:value-type="float" office:value="243747106.89375" calcext:value-type="float">
            <text:p>243,747,106.89</text:p>
          </table:table-cell>
          <table:table-cell table:style-name="ce20" table:formula="of:=[PythonEWin.W9]*[PythonEWin.S9]" office:value-type="float" office:value="5178925.55189063" calcext:value-type="float">
            <text:p>5,178,925.55</text:p>
          </table:table-cell>
          <table:table-cell table:style-name="ce16" table:formula="of:=[PythonEWin.X9]" office:value-type="float" office:value="800" calcext:value-type="float">
            <text:p>800</text:p>
          </table:table-cell>
          <table:table-cell table:style-name="ce20" table:formula="of:=[PythonEWin.Y9]" office:value-type="float" office:value="243747106.89375" calcext:value-type="float">
            <text:p>243,747,106.89</text:p>
          </table:table-cell>
          <table:table-cell table:style-name="ce20" table:formula="of:=[PythonEWin.Z9]" office:value-type="float" office:value="5178925.55189063" calcext:value-type="float">
            <text:p>5,178,925.55</text:p>
          </table:table-cell>
          <table:table-cell table:style-name="ce28" table:formula="of:=[PythonEWin.AB9]/[PythonEWin.AC9]" office:value-type="float" office:value="47.0651884163052" calcext:value-type="float">
            <text:p>47.07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243747106.89375" calcext:value-type="float">
            <text:p>243,747,106.89</text:p>
          </table:table-cell>
          <table:table-cell table:style-name="ce33" table:formula="of:=OFFSET([.AC$1];[.$AF$1]-[.$AF9];0)" office:value-type="float" office:value="5178925.55189063" calcext:value-type="float">
            <text:p>5,178,925.55</text:p>
          </table:table-cell>
          <table:table-cell table:style-name="ce35" table:formula="of:=[.AH9]/[.AI9]" office:value-type="float" office:value="47.0651884163052" calcext:value-type="float">
            <text:p>47.0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967468.50625" calcext:value-type="float">
            <text:p>487967468.50625</text:p>
          </table:table-cell>
          <table:table-cell office:value-type="float" office:value="10230476.0169305" calcext:value-type="float">
            <text:p>10230476.0169305</text:p>
          </table:table-cell>
          <table:table-cell office:value-type="float" office:value="489914221" calcext:value-type="float">
            <text:p>4899142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e_64_32" calcext:value-type="string">
            <text:p>mult_e_64_32</text:p>
          </table:table-cell>
          <table:table-cell/>
          <table:table-cell table:formula="of:=[PythonEWin.K9]+1" office:value-type="float" office:value="10" calcext:value-type="float">
            <text:p>10</text:p>
          </table:table-cell>
          <table:table-cell/>
          <table:table-cell table:style-name="ce13" table:formula="of:=[PythonEWin.N10] - COM.MICROSOFT.FLOOR.PRECISE([PythonEWin.N10] * 0.2)" office:value-type="float" office:value="1677722" calcext:value-type="float">
            <text:p>1,677,722</text:p>
          </table:table-cell>
          <table:table-cell table:style-name="ce13" table:formula="of:=INDIRECT(ADDRESS([PythonE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10];3))" office:value-type="float" office:value="487967468.50625" calcext:value-type="float">
            <text:p>487,967,468.51</text:p>
          </table:table-cell>
          <table:table-cell table:style-name="ce20" table:formula="of:=[.P10]/[.P9]" office:value-type="float" office:value="2.00194158086543" calcext:value-type="float">
            <text:p>2.00</text:p>
          </table:table-cell>
          <table:table-cell table:style-name="ce23"/>
          <table:table-cell table:style-name="ce20" table:formula="of:=INDIRECT(ADDRESS([PythonEWin.$K10];4))" office:value-type="float" office:value="10230476.0169305" calcext:value-type="float">
            <text:p>10,230,476.02</text:p>
          </table:table-cell>
          <table:table-cell table:style-name="ce26" table:formula="of:=INDIRECT(ADDRESS([PythonEWin.$K10];5))" office:value-type="float" office:value="489914221" calcext:value-type="float">
            <text:p>489914221.00</text:p>
          </table:table-cell>
          <table:table-cell table:style-name="ce27" table:formula="of:=IF([PythonEWin.T10]=0;&quot;&quot;;ABS([PythonEWin.P10] - [PythonEWin.T10]) / MAX([PythonEWin.P10]; [PythonEWin.T10]))" office:value-type="float" office:value="0.00397365989861718" calcext:value-type="float">
            <text:p>0.0040</text:p>
          </table:table-cell>
          <table:table-cell table:style-name="ce28" table:formula="of:=[PythonEWin.P10]/[PythonEWin.S10]" office:value-type="float" office:value="47.6974353586979" calcext:value-type="float">
            <text:p>47.70</text:p>
          </table:table-cell>
          <table:table-cell table:style-name="ce29" table:formula="of:=[PythonEWin.V10] &gt;= [$CONFIG.$B$3]" office:value-type="boolean" office:boolean-value="true" calcext:value-type="boolean">
            <text:p>TRUE</text:p>
          </table:table-cell>
          <table:table-cell table:style-name="ce16" table:formula="of:=[PythonEWin.W10]*[PythonEWin.O10]" office:value-type="float" office:value="800" calcext:value-type="float">
            <text:p>800</text:p>
          </table:table-cell>
          <table:table-cell table:style-name="ce20" table:formula="of:=[PythonEWin.W10]*[PythonEWin.P10]" office:value-type="float" office:value="487967468.50625" calcext:value-type="float">
            <text:p>487,967,468.51</text:p>
          </table:table-cell>
          <table:table-cell table:style-name="ce20" table:formula="of:=[PythonEWin.W10]*[PythonEWin.S10]" office:value-type="float" office:value="10230476.0169305" calcext:value-type="float">
            <text:p>10,230,476.02</text:p>
          </table:table-cell>
          <table:table-cell table:style-name="ce16" table:formula="of:=[PythonEWin.X10]" office:value-type="float" office:value="800" calcext:value-type="float">
            <text:p>800</text:p>
          </table:table-cell>
          <table:table-cell table:style-name="ce20" table:formula="of:=[PythonEWin.Y10]" office:value-type="float" office:value="487967468.50625" calcext:value-type="float">
            <text:p>487,967,468.51</text:p>
          </table:table-cell>
          <table:table-cell table:style-name="ce20" table:formula="of:=[PythonEWin.Z10]" office:value-type="float" office:value="10230476.0169305" calcext:value-type="float">
            <text:p>10,230,476.02</text:p>
          </table:table-cell>
          <table:table-cell table:style-name="ce28" table:formula="of:=[PythonEWin.AB10]/[PythonEWin.AC10]" office:value-type="float" office:value="47.6974353586979" calcext:value-type="float">
            <text:p>47.70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487967468.50625" calcext:value-type="float">
            <text:p>487,967,468.51</text:p>
          </table:table-cell>
          <table:table-cell table:style-name="ce33" table:formula="of:=OFFSET([.AC$1];[.$AF$1]-[.$AF10];0)" office:value-type="float" office:value="10230476.0169305" calcext:value-type="float">
            <text:p>10,230,476.02</text:p>
          </table:table-cell>
          <table:table-cell table:style-name="ce35" table:formula="of:=[.AH10]/[.AI10]" office:value-type="float" office:value="47.6974353586979" calcext:value-type="float">
            <text:p>47.7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69356392.7875" calcext:value-type="float">
            <text:p>969356392.7875</text:p>
          </table:table-cell>
          <table:table-cell office:value-type="float" office:value="26433423.6261755" calcext:value-type="float">
            <text:p>26433423.6261755</text:p>
          </table:table-cell>
          <table:table-cell office:value-type="float" office:value="979173278" calcext:value-type="float">
            <text:p>97917327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e_64_32" calcext:value-type="string">
            <text:p>mult_e_64_32</text:p>
          </table:table-cell>
          <table:table-cell/>
          <table:table-cell table:formula="of:=[PythonEWin.K10]+1" office:value-type="float" office:value="11" calcext:value-type="float">
            <text:p>11</text:p>
          </table:table-cell>
          <table:table-cell/>
          <table:table-cell table:style-name="ce13" table:formula="of:=[PythonEWin.N11] - COM.MICROSOFT.FLOOR.PRECISE([PythonEWin.N11] * 0.2)" office:value-type="float" office:value="3355444" calcext:value-type="float">
            <text:p>3,355,444</text:p>
          </table:table-cell>
          <table:table-cell table:style-name="ce13" table:formula="of:=INDIRECT(ADDRESS([PythonE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11];3))" office:value-type="float" office:value="969356392.7875" calcext:value-type="float">
            <text:p>969,356,392.79</text:p>
          </table:table-cell>
          <table:table-cell table:style-name="ce20" table:formula="of:=[.P11]/[.P10]" office:value-type="float" office:value="1.98651847787079" calcext:value-type="float">
            <text:p>1.99</text:p>
          </table:table-cell>
          <table:table-cell table:style-name="ce23"/>
          <table:table-cell table:style-name="ce20" table:formula="of:=INDIRECT(ADDRESS([PythonEWin.$K11];4))" office:value-type="float" office:value="26433423.6261755" calcext:value-type="float">
            <text:p>26,433,423.63</text:p>
          </table:table-cell>
          <table:table-cell table:style-name="ce26" table:formula="of:=INDIRECT(ADDRESS([PythonEWin.$K11];5))" office:value-type="float" office:value="979173278" calcext:value-type="float">
            <text:p>979173278.00</text:p>
          </table:table-cell>
          <table:table-cell table:style-name="ce27" table:formula="of:=IF([PythonEWin.T11]=0;&quot;&quot;;ABS([PythonEWin.P11] - [PythonEWin.T11]) / MAX([PythonEWin.P11]; [PythonEWin.T11]))" office:value-type="float" office:value="0.0100256874171968" calcext:value-type="float">
            <text:p>0.0100</text:p>
          </table:table-cell>
          <table:table-cell table:style-name="ce28" table:formula="of:=[PythonEWin.P11]/[PythonEWin.S11]" office:value-type="float" office:value="36.6716172107045" calcext:value-type="float">
            <text:p>36.67</text:p>
          </table:table-cell>
          <table:table-cell table:style-name="ce29" table:formula="of:=[PythonEWin.V11] &gt;= [$CONFIG.$B$3]" office:value-type="boolean" office:boolean-value="true" calcext:value-type="boolean">
            <text:p>TRUE</text:p>
          </table:table-cell>
          <table:table-cell table:style-name="ce16" table:formula="of:=[PythonEWin.W11]*[PythonEWin.O11]" office:value-type="float" office:value="800" calcext:value-type="float">
            <text:p>800</text:p>
          </table:table-cell>
          <table:table-cell table:style-name="ce20" table:formula="of:=[PythonEWin.W11]*[PythonEWin.P11]" office:value-type="float" office:value="969356392.7875" calcext:value-type="float">
            <text:p>969,356,392.79</text:p>
          </table:table-cell>
          <table:table-cell table:style-name="ce20" table:formula="of:=[PythonEWin.W11]*[PythonEWin.S11]" office:value-type="float" office:value="26433423.6261755" calcext:value-type="float">
            <text:p>26,433,423.63</text:p>
          </table:table-cell>
          <table:table-cell table:style-name="ce16" table:formula="of:=[PythonEWin.X11]" office:value-type="float" office:value="800" calcext:value-type="float">
            <text:p>800</text:p>
          </table:table-cell>
          <table:table-cell table:style-name="ce20" table:formula="of:=[PythonEWin.Y11]" office:value-type="float" office:value="969356392.7875" calcext:value-type="float">
            <text:p>969,356,392.79</text:p>
          </table:table-cell>
          <table:table-cell table:style-name="ce20" table:formula="of:=[PythonEWin.Z11]" office:value-type="float" office:value="26433423.6261755" calcext:value-type="float">
            <text:p>26,433,423.63</text:p>
          </table:table-cell>
          <table:table-cell table:style-name="ce28" table:formula="of:=[PythonEWin.AB11]/[PythonEWin.AC11]" office:value-type="float" office:value="36.6716172107045" calcext:value-type="float">
            <text:p>36.67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969356392.7875" calcext:value-type="float">
            <text:p>969,356,392.79</text:p>
          </table:table-cell>
          <table:table-cell table:style-name="ce33" table:formula="of:=OFFSET([.AC$1];[.$AF$1]-[.$AF11];0)" office:value-type="float" office:value="26433423.6261755" calcext:value-type="float">
            <text:p>26,433,423.63</text:p>
          </table:table-cell>
          <table:table-cell table:style-name="ce35" table:formula="of:=[.AH11]/[.AI11]" office:value-type="float" office:value="36.6716172107045" calcext:value-type="float">
            <text:p>36.6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55263831.165" calcext:value-type="float">
            <text:p>1955263831.165</text:p>
          </table:table-cell>
          <table:table-cell office:value-type="float" office:value="44186792.2589825" calcext:value-type="float">
            <text:p>44186792.2589825</text:p>
          </table:table-cell>
          <table:table-cell office:value-type="float" office:value="1960150397" calcext:value-type="float">
            <text:p>19601503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e_64_32" calcext:value-type="string">
            <text:p>mult_e_64_32</text:p>
          </table:table-cell>
          <table:table-cell/>
          <table:table-cell table:formula="of:=[PythonEWin.K11]+1" office:value-type="float" office:value="12" calcext:value-type="float">
            <text:p>12</text:p>
          </table:table-cell>
          <table:table-cell/>
          <table:table-cell table:style-name="ce13" table:formula="of:=[PythonEWin.N12] - COM.MICROSOFT.FLOOR.PRECISE([PythonEWin.N12] * 0.2)" office:value-type="float" office:value="6710887" calcext:value-type="float">
            <text:p>6,710,887</text:p>
          </table:table-cell>
          <table:table-cell table:style-name="ce13" table:formula="of:=INDIRECT(ADDRESS([PythonE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EWin.$K12];3))" office:value-type="float" office:value="1955263831.165" calcext:value-type="float">
            <text:p>1,955,263,831.17</text:p>
          </table:table-cell>
          <table:table-cell table:style-name="ce20" table:formula="of:=[.P12]/[.P11]" office:value-type="float" office:value="2.01707426258613" calcext:value-type="float">
            <text:p>2.02</text:p>
          </table:table-cell>
          <table:table-cell table:style-name="ce23"/>
          <table:table-cell table:style-name="ce20" table:formula="of:=INDIRECT(ADDRESS([PythonEWin.$K12];4))" office:value-type="float" office:value="44186792.2589825" calcext:value-type="float">
            <text:p>44,186,792.26</text:p>
          </table:table-cell>
          <table:table-cell table:style-name="ce26" table:formula="of:=INDIRECT(ADDRESS([PythonEWin.$K12];5))" office:value-type="float" office:value="1960150397" calcext:value-type="float">
            <text:p>1960150397.00</text:p>
          </table:table-cell>
          <table:table-cell table:style-name="ce27" table:formula="of:=IF([PythonEWin.T12]=0;&quot;&quot;;ABS([PythonEWin.P12] - [PythonEWin.T12]) / MAX([PythonEWin.P12]; [PythonEWin.T12]))" office:value-type="float" office:value="0.00249295454189582" calcext:value-type="float">
            <text:p>0.0025</text:p>
          </table:table-cell>
          <table:table-cell table:style-name="ce28" table:formula="of:=[PythonEWin.P12]/[PythonEWin.S12]" office:value-type="float" office:value="44.2499609318783" calcext:value-type="float">
            <text:p>44.25</text:p>
          </table:table-cell>
          <table:table-cell table:style-name="ce29" table:formula="of:=[PythonEWin.V12] &gt;= [$CONFIG.$B$3]" office:value-type="boolean" office:boolean-value="true" calcext:value-type="boolean">
            <text:p>TRUE</text:p>
          </table:table-cell>
          <table:table-cell table:style-name="ce16" table:formula="of:=[PythonEWin.W12]*[PythonEWin.O12]" office:value-type="float" office:value="800" calcext:value-type="float">
            <text:p>800</text:p>
          </table:table-cell>
          <table:table-cell table:style-name="ce20" table:formula="of:=[PythonEWin.W12]*[PythonEWin.P12]" office:value-type="float" office:value="1955263831.165" calcext:value-type="float">
            <text:p>1,955,263,831.17</text:p>
          </table:table-cell>
          <table:table-cell table:style-name="ce20" table:formula="of:=[PythonEWin.W12]*[PythonEWin.S12]" office:value-type="float" office:value="44186792.2589825" calcext:value-type="float">
            <text:p>44,186,792.26</text:p>
          </table:table-cell>
          <table:table-cell table:style-name="ce16" table:formula="of:=[PythonEWin.X12]" office:value-type="float" office:value="800" calcext:value-type="float">
            <text:p>800</text:p>
          </table:table-cell>
          <table:table-cell table:style-name="ce20" table:formula="of:=[PythonEWin.Y12]" office:value-type="float" office:value="1955263831.165" calcext:value-type="float">
            <text:p>1,955,263,831.17</text:p>
          </table:table-cell>
          <table:table-cell table:style-name="ce20" table:formula="of:=[PythonEWin.Z12]" office:value-type="float" office:value="44186792.2589825" calcext:value-type="float">
            <text:p>44,186,792.26</text:p>
          </table:table-cell>
          <table:table-cell table:style-name="ce28" table:formula="of:=[PythonEWin.AB12]/[PythonEWin.AC12]" office:value-type="float" office:value="44.2499609318783" calcext:value-type="float">
            <text:p>44.2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1955263831.165" calcext:value-type="float">
            <text:p>1,955,263,831.17</text:p>
          </table:table-cell>
          <table:table-cell table:style-name="ce33" table:formula="of:=OFFSET([.AC$1];[.$AF$1]-[.$AF12];0)" office:value-type="float" office:value="44186792.2589825" calcext:value-type="float">
            <text:p>44,186,792.26</text:p>
          </table:table-cell>
          <table:table-cell table:style-name="ce35" table:formula="of:=[.AH12]/[.AI12]" office:value-type="float" office:value="44.2499609318783" calcext:value-type="float">
            <text:p>44.25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7])" office:value-type="string" office:string-value="_64_32" calcext:value-type="string">
            <text:p>_64_32</text:p>
          </table:table-cell>
          <table:table-cell/>
          <table:table-cell table:formula="of:=[PythonE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8])" office:value-type="string" office:string-value="_64_32" calcext:value-type="string">
            <text:p>_64_32</text:p>
          </table:table-cell>
          <table:table-cell/>
          <table:table-cell table:formula="of:=[PythonE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19])" office:value-type="string" office:string-value="_64_32" calcext:value-type="string">
            <text:p>_64_32</text:p>
          </table:table-cell>
          <table:table-cell/>
          <table:table-cell table:formula="of:=[PythonE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0])" office:value-type="string" office:string-value="_64_32" calcext:value-type="string">
            <text:p>_64_32</text:p>
          </table:table-cell>
          <table:table-cell/>
          <table:table-cell table:formula="of:=[PythonE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1])" office:value-type="string" office:string-value="_64_32" calcext:value-type="string">
            <text:p>_64_32</text:p>
          </table:table-cell>
          <table:table-cell/>
          <table:table-cell table:formula="of:=[PythonE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2])" office:value-type="string" office:string-value="_64_32" calcext:value-type="string">
            <text:p>_64_32</text:p>
          </table:table-cell>
          <table:table-cell/>
          <table:table-cell table:formula="of:=[PythonE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3])" office:value-type="string" office:string-value="_64_32" calcext:value-type="string">
            <text:p>_64_32</text:p>
          </table:table-cell>
          <table:table-cell/>
          <table:table-cell table:formula="of:=[PythonE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4])" office:value-type="string" office:string-value="_64_32" calcext:value-type="string">
            <text:p>_64_32</text:p>
          </table:table-cell>
          <table:table-cell/>
          <table:table-cell table:formula="of:=[PythonE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6]); &quot;_&quot;; [.$G25])" office:value-type="string" office:string-value="_64_32" calcext:value-type="string">
            <text:p>_64_32</text:p>
          </table:table-cell>
          <table:table-cell/>
          <table:table-cell table:formula="of:=[PythonE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E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E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E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E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E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E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E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E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E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42])" office:value-type="string" office:string-value="mult_e_64_32" calcext:value-type="string">
            <text:p>mult_e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3])" office:value-type="string" office:string-value="mult_e_64_32" calcext:value-type="string">
            <text:p>mult_e_64_32</text:p>
          </table:table-cell>
          <table:table-cell/>
          <table:table-cell table:formula="of:=[PythonE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44])" office:value-type="string" office:string-value="mult_e_64_32" calcext:value-type="string">
            <text:p>mult_e_64_32</text:p>
          </table:table-cell>
          <table:table-cell/>
          <table:table-cell table:formula="of:=[PythonE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45])" office:value-type="string" office:string-value="mult_e_64_32" calcext:value-type="string">
            <text:p>mult_e_64_32</text:p>
          </table:table-cell>
          <table:table-cell/>
          <table:table-cell table:formula="of:=[PythonE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46])" office:value-type="string" office:string-value="mult_e_64_32" calcext:value-type="string">
            <text:p>mult_e_64_32</text:p>
          </table:table-cell>
          <table:table-cell/>
          <table:table-cell table:formula="of:=[PythonE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47])" office:value-type="string" office:string-value="mult_e_64_32" calcext:value-type="string">
            <text:p>mult_e_64_32</text:p>
          </table:table-cell>
          <table:table-cell/>
          <table:table-cell table:formula="of:=[PythonE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48])" office:value-type="string" office:string-value="mult_e_64_32" calcext:value-type="string">
            <text:p>mult_e_64_32</text:p>
          </table:table-cell>
          <table:table-cell/>
          <table:table-cell table:formula="of:=[PythonE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49])" office:value-type="string" office:string-value="mult_e_64_32" calcext:value-type="string">
            <text:p>mult_e_64_32</text:p>
          </table:table-cell>
          <table:table-cell/>
          <table:table-cell table:formula="of:=[PythonE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50])" office:value-type="string" office:string-value="mult_e_64_32" calcext:value-type="string">
            <text:p>mult_e_64_32</text:p>
          </table:table-cell>
          <table:table-cell/>
          <table:table-cell table:formula="of:=[PythonE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51])" office:value-type="string" office:string-value="mult_e_64_32" calcext:value-type="string">
            <text:p>mult_e_64_32</text:p>
          </table:table-cell>
          <table:table-cell/>
          <table:table-cell table:formula="of:=[PythonE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12">
          <table:table-cell table:number-columns-repeated="986"/>
        </table:table-row>
        <table:table-row table:style-name="ro1">
          <table:table-cell table:number-columns-repeated="2"/>
          <table:table-cell table:style-name="ce5"/>
          <table:table-cell table:number-columns-repeated="983"/>
        </table:table-row>
        <table:table-row table:style-name="ro1" table:number-rows-repeated="1048511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F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5" table:number-rows-spanned="1">
            <text:p>mult_f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3253361.98625" calcext:value-type="float">
            <text:p>3253361.98625</text:p>
          </table:table-cell>
          <table:table-cell office:value-type="float" office:value="81061.7797048937" calcext:value-type="float">
            <text:p>81061.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f_64_32" calcext:value-type="string">
            <text:p>mult_f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FWin.N3] - [PythonFWin.N3] * 0.2" office:value-type="float" office:value="13107.2" calcext:value-type="float">
            <text:p>13,107</text:p>
          </table:table-cell>
          <table:table-cell table:style-name="ce13" table:formula="of:=INDIRECT(ADDRESS([PythonF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3];3))" office:value-type="float" office:value="3253361.98625" calcext:value-type="float">
            <text:p>3,253,361.99</text:p>
          </table:table-cell>
          <table:table-cell table:style-name="ce20"/>
          <table:table-cell table:style-name="ce23"/>
          <table:table-cell table:style-name="ce20" table:formula="of:=INDIRECT(ADDRESS([PythonFWin.$K3];4))" office:value-type="float" office:value="81061.7797048937" calcext:value-type="float">
            <text:p>81,061.78</text:p>
          </table:table-cell>
          <table:table-cell table:style-name="ce26" table:formula="of:=INDIRECT(ADDRESS([PythonFWin.$K3];5))" office:value-type="float" office:value="3230058" calcext:value-type="float">
            <text:p>3230058.00</text:p>
          </table:table-cell>
          <table:table-cell table:style-name="ce27" table:formula="of:=IF([PythonFWin.T3]=0;&quot;&quot;;ABS([PythonFWin.P3] - [PythonFWin.T3]) / MAX([PythonFWin.P3]; [PythonFWin.T3]))" office:value-type="float" office:value="0.00716304744092172" calcext:value-type="float">
            <text:p>0.0072</text:p>
          </table:table-cell>
          <table:table-cell table:style-name="ce28" table:formula="of:=[PythonFWin.P3]/[PythonFWin.S3]" office:value-type="float" office:value="40.1343518251622" calcext:value-type="float">
            <text:p>40.13</text:p>
          </table:table-cell>
          <table:table-cell table:style-name="ce29" table:formula="of:=[PythonFWin.V3] &gt;= [$CONFIG.$B$3]" office:value-type="boolean" office:boolean-value="true" calcext:value-type="boolean">
            <text:p>TRUE</text:p>
          </table:table-cell>
          <table:table-cell table:style-name="ce16" table:formula="of:=[PythonFWin.W3]*[PythonFWin.O3]" office:value-type="float" office:value="800" calcext:value-type="float">
            <text:p>800</text:p>
          </table:table-cell>
          <table:table-cell table:style-name="ce20" table:formula="of:=[PythonFWin.W3]*[PythonFWin.P3]" office:value-type="float" office:value="3253361.98625" calcext:value-type="float">
            <text:p>3,253,361.99</text:p>
          </table:table-cell>
          <table:table-cell table:style-name="ce20" table:formula="of:=[PythonFWin.W3]*[PythonFWin.S3]" office:value-type="float" office:value="81061.7797048937" calcext:value-type="float">
            <text:p>81,061.78</text:p>
          </table:table-cell>
          <table:table-cell table:style-name="ce16" table:formula="of:=[PythonFWin.X3]" office:value-type="float" office:value="800" calcext:value-type="float">
            <text:p>800</text:p>
          </table:table-cell>
          <table:table-cell table:style-name="ce20" table:formula="of:=[PythonFWin.Y3]" office:value-type="float" office:value="3253361.98625" calcext:value-type="float">
            <text:p>3,253,361.99</text:p>
          </table:table-cell>
          <table:table-cell table:style-name="ce20" table:formula="of:=[PythonFWin.Z3]" office:value-type="float" office:value="81061.7797048937" calcext:value-type="float">
            <text:p>81,061.78</text:p>
          </table:table-cell>
          <table:table-cell table:style-name="ce28" table:formula="of:=[PythonFWin.AB3]/[PythonFWin.AC3]" office:value-type="float" office:value="40.1343518251622" calcext:value-type="float">
            <text:p>40.1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3253361.98625" calcext:value-type="float">
            <text:p>3,253,361.99</text:p>
          </table:table-cell>
          <table:table-cell table:style-name="ce33" table:formula="of:=OFFSET([.AC$1];[.$AF$1]-[.$AF3];0)" office:value-type="float" office:value="81061.7797048937" calcext:value-type="float">
            <text:p>81,061.78</text:p>
          </table:table-cell>
          <table:table-cell table:style-name="ce35" table:formula="of:=[.AH3]/[.AI3]" office:value-type="float" office:value="40.1343518251622" calcext:value-type="float">
            <text:p>40.1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.53125</text:p>
          </table:table-cell>
          <table:table-cell office:value-type="float" office:value="405433.968643348" calcext:value-type="float">
            <text:p>405433.968643348</text:p>
          </table:table-cell>
          <table:table-cell office:value-type="float" office:value="6690193" calcext:value-type="float">
            <text:p>669019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f_64_32" calcext:value-type="string">
            <text:p>mult_f_64_32</text:p>
          </table:table-cell>
          <table:table-cell/>
          <table:table-cell table:formula="of:=[PythonFWin.K3]+1" office:value-type="float" office:value="4" calcext:value-type="float">
            <text:p>4</text:p>
          </table:table-cell>
          <table:table-cell/>
          <table:table-cell table:style-name="ce13" table:formula="of:=[PythonFWin.N4] - [PythonFWin.N4] * 0.2" office:value-type="float" office:value="26214.4" calcext:value-type="float">
            <text:p>26,214</text:p>
          </table:table-cell>
          <table:table-cell table:style-name="ce13" table:formula="of:=INDIRECT(ADDRESS([PythonF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4];3))" office:value-type="float" office:value="6746630.53125" calcext:value-type="float">
            <text:p>6,746,630.53</text:p>
          </table:table-cell>
          <table:table-cell table:style-name="ce20" table:formula="of:=[.P4]/[.P3]" office:value-type="float" office:value="2.07374112065117" calcext:value-type="float">
            <text:p>2.07</text:p>
          </table:table-cell>
          <table:table-cell table:style-name="ce23"/>
          <table:table-cell table:style-name="ce20" table:formula="of:=INDIRECT(ADDRESS([PythonFWin.$K4];4))" office:value-type="float" office:value="405433.968643348" calcext:value-type="float">
            <text:p>405,433.97</text:p>
          </table:table-cell>
          <table:table-cell table:style-name="ce26" table:formula="of:=INDIRECT(ADDRESS([PythonFWin.$K4];5))" office:value-type="float" office:value="6690193" calcext:value-type="float">
            <text:p>6690193.00</text:p>
          </table:table-cell>
          <table:table-cell table:style-name="ce27" table:formula="of:=IF([PythonFWin.T4]=0;&quot;&quot;;ABS([PythonFWin.P4] - [PythonFWin.T4]) / MAX([PythonFWin.P4]; [PythonFWin.T4]))" office:value-type="float" office:value="0.00836529153161488" calcext:value-type="float">
            <text:p>0.0084</text:p>
          </table:table-cell>
          <table:table-cell table:style-name="ce28" table:formula="of:=[PythonFWin.P4]/[PythonFWin.S4]" office:value-type="float" office:value="16.6405162197568" calcext:value-type="float">
            <text:p>16.64</text:p>
          </table:table-cell>
          <table:table-cell table:style-name="ce29" table:formula="of:=[PythonFWin.V4] &gt;= [$CONFIG.$B$3]" office:value-type="boolean" office:boolean-value="true" calcext:value-type="boolean">
            <text:p>TRUE</text:p>
          </table:table-cell>
          <table:table-cell table:style-name="ce16" table:formula="of:=[PythonFWin.W4]*[PythonFWin.O4]" office:value-type="float" office:value="800" calcext:value-type="float">
            <text:p>800</text:p>
          </table:table-cell>
          <table:table-cell table:style-name="ce20" table:formula="of:=[PythonFWin.W4]*[PythonFWin.P4]" office:value-type="float" office:value="6746630.53125" calcext:value-type="float">
            <text:p>6,746,630.53</text:p>
          </table:table-cell>
          <table:table-cell table:style-name="ce20" table:formula="of:=[PythonFWin.W4]*[PythonFWin.S4]" office:value-type="float" office:value="405433.968643348" calcext:value-type="float">
            <text:p>405,433.97</text:p>
          </table:table-cell>
          <table:table-cell table:style-name="ce16" table:formula="of:=[PythonFWin.X4]" office:value-type="float" office:value="800" calcext:value-type="float">
            <text:p>800</text:p>
          </table:table-cell>
          <table:table-cell table:style-name="ce20" table:formula="of:=[PythonFWin.Y4]" office:value-type="float" office:value="6746630.53125" calcext:value-type="float">
            <text:p>6,746,630.53</text:p>
          </table:table-cell>
          <table:table-cell table:style-name="ce20" table:formula="of:=[PythonFWin.Z4]" office:value-type="float" office:value="405433.968643348" calcext:value-type="float">
            <text:p>405,433.97</text:p>
          </table:table-cell>
          <table:table-cell table:style-name="ce28" table:formula="of:=[PythonFWin.AB4]/[PythonFWin.AC4]" office:value-type="float" office:value="16.6405162197568" calcext:value-type="float">
            <text:p>16.64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6746630.53125" calcext:value-type="float">
            <text:p>6,746,630.53</text:p>
          </table:table-cell>
          <table:table-cell table:style-name="ce33" table:formula="of:=OFFSET([.AC$1];[.$AF$1]-[.$AF4];0)" office:value-type="float" office:value="405433.968643348" calcext:value-type="float">
            <text:p>405,433.97</text:p>
          </table:table-cell>
          <table:table-cell table:style-name="ce35" table:formula="of:=[.AH4]/[.AI4]" office:value-type="float" office:value="16.6405162197568" calcext:value-type="float">
            <text:p>16.6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.8175</text:p>
          </table:table-cell>
          <table:table-cell office:value-type="float" office:value="428980.027715954" calcext:value-type="float">
            <text:p>428980.027715954</text:p>
          </table:table-cell>
          <table:table-cell office:value-type="float" office:value="13376966" calcext:value-type="float">
            <text:p>1337696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f_64_32" calcext:value-type="string">
            <text:p>mult_f_64_32</text:p>
          </table:table-cell>
          <table:table-cell/>
          <table:table-cell table:formula="of:=[PythonFWin.K4]+1" office:value-type="float" office:value="5" calcext:value-type="float">
            <text:p>5</text:p>
          </table:table-cell>
          <table:table-cell/>
          <table:table-cell table:style-name="ce13" table:formula="of:=[PythonFWin.N5] - COM.MICROSOFT.FLOOR.PRECISE([PythonFWin.N5] * 0.2)" office:value-type="float" office:value="52429" calcext:value-type="float">
            <text:p>52,429</text:p>
          </table:table-cell>
          <table:table-cell table:style-name="ce13" table:formula="of:=INDIRECT(ADDRESS([PythonF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5];3))" office:value-type="float" office:value="13459140.8175" calcext:value-type="float">
            <text:p>13,459,140.82</text:p>
          </table:table-cell>
          <table:table-cell table:style-name="ce20" table:formula="of:=[.P5]/[.P4]" office:value-type="float" office:value="1.9949426243453" calcext:value-type="float">
            <text:p>1.99</text:p>
          </table:table-cell>
          <table:table-cell table:style-name="ce23"/>
          <table:table-cell table:style-name="ce20" table:formula="of:=INDIRECT(ADDRESS([PythonFWin.$K5];4))" office:value-type="float" office:value="428980.027715954" calcext:value-type="float">
            <text:p>428,980.03</text:p>
          </table:table-cell>
          <table:table-cell table:style-name="ce26" table:formula="of:=INDIRECT(ADDRESS([PythonFWin.$K5];5))" office:value-type="float" office:value="13376966" calcext:value-type="float">
            <text:p>13376966.00</text:p>
          </table:table-cell>
          <table:table-cell table:style-name="ce27" table:formula="of:=IF([PythonFWin.T5]=0;&quot;&quot;;ABS([PythonFWin.P5] - [PythonFWin.T5]) / MAX([PythonFWin.P5]; [PythonFWin.T5]))" office:value-type="float" office:value="0.00610550246960449" calcext:value-type="float">
            <text:p>0.0061</text:p>
          </table:table-cell>
          <table:table-cell table:style-name="ce28" table:formula="of:=[PythonFWin.P5]/[PythonFWin.S5]" office:value-type="float" office:value="31.3747492841598" calcext:value-type="float">
            <text:p>31.37</text:p>
          </table:table-cell>
          <table:table-cell table:style-name="ce29" table:formula="of:=[PythonFWin.V5] &gt;= [$CONFIG.$B$3]" office:value-type="boolean" office:boolean-value="true" calcext:value-type="boolean">
            <text:p>TRUE</text:p>
          </table:table-cell>
          <table:table-cell table:style-name="ce16" table:formula="of:=[PythonFWin.W5]*[PythonFWin.O5]" office:value-type="float" office:value="800" calcext:value-type="float">
            <text:p>800</text:p>
          </table:table-cell>
          <table:table-cell table:style-name="ce20" table:formula="of:=[PythonFWin.W5]*[PythonFWin.P5]" office:value-type="float" office:value="13459140.8175" calcext:value-type="float">
            <text:p>13,459,140.82</text:p>
          </table:table-cell>
          <table:table-cell table:style-name="ce20" table:formula="of:=[PythonFWin.W5]*[PythonFWin.S5]" office:value-type="float" office:value="428980.027715954" calcext:value-type="float">
            <text:p>428,980.03</text:p>
          </table:table-cell>
          <table:table-cell table:style-name="ce16" table:formula="of:=[PythonFWin.X5]" office:value-type="float" office:value="800" calcext:value-type="float">
            <text:p>800</text:p>
          </table:table-cell>
          <table:table-cell table:style-name="ce20" table:formula="of:=[PythonFWin.Y5]" office:value-type="float" office:value="13459140.8175" calcext:value-type="float">
            <text:p>13,459,140.82</text:p>
          </table:table-cell>
          <table:table-cell table:style-name="ce20" table:formula="of:=[PythonFWin.Z5]" office:value-type="float" office:value="428980.027715954" calcext:value-type="float">
            <text:p>428,980.03</text:p>
          </table:table-cell>
          <table:table-cell table:style-name="ce28" table:formula="of:=[PythonFWin.AB5]/[PythonFWin.AC5]" office:value-type="float" office:value="31.3747492841598" calcext:value-type="float">
            <text:p>31.37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13459140.8175" calcext:value-type="float">
            <text:p>13,459,140.82</text:p>
          </table:table-cell>
          <table:table-cell table:style-name="ce33" table:formula="of:=OFFSET([.AC$1];[.$AF$1]-[.$AF5];0)" office:value-type="float" office:value="428980.027715954" calcext:value-type="float">
            <text:p>428,980.03</text:p>
          </table:table-cell>
          <table:table-cell table:style-name="ce35" table:formula="of:=[.AH5]/[.AI5]" office:value-type="float" office:value="31.3747492841598" calcext:value-type="float">
            <text:p>31.3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.9075</text:p>
          </table:table-cell>
          <table:table-cell office:value-type="float" office:value="583434.074059254" calcext:value-type="float">
            <text:p>583434.074059254</text:p>
          </table:table-cell>
          <table:table-cell office:value-type="float" office:value="28278939" calcext:value-type="float">
            <text:p>2827893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f_64_32" calcext:value-type="string">
            <text:p>mult_f_64_32</text:p>
          </table:table-cell>
          <table:table-cell/>
          <table:table-cell table:formula="of:=[PythonFWin.K5]+1" office:value-type="float" office:value="6" calcext:value-type="float">
            <text:p>6</text:p>
          </table:table-cell>
          <table:table-cell/>
          <table:table-cell table:style-name="ce13" table:formula="of:=[PythonFWin.N6] - COM.MICROSOFT.FLOOR.PRECISE([PythonFWin.N6] * 0.2)" office:value-type="float" office:value="104858" calcext:value-type="float">
            <text:p>104,858</text:p>
          </table:table-cell>
          <table:table-cell table:style-name="ce13" table:formula="of:=INDIRECT(ADDRESS([PythonF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6];3))" office:value-type="float" office:value="28361462.9075" calcext:value-type="float">
            <text:p>28,361,462.91</text:p>
          </table:table-cell>
          <table:table-cell table:style-name="ce20" table:formula="of:=[.P6]/[.P5]" office:value-type="float" office:value="2.10722684992073" calcext:value-type="float">
            <text:p>2.11</text:p>
          </table:table-cell>
          <table:table-cell table:style-name="ce23"/>
          <table:table-cell table:style-name="ce20" table:formula="of:=INDIRECT(ADDRESS([PythonFWin.$K6];4))" office:value-type="float" office:value="583434.074059254" calcext:value-type="float">
            <text:p>583,434.07</text:p>
          </table:table-cell>
          <table:table-cell table:style-name="ce26" table:formula="of:=INDIRECT(ADDRESS([PythonFWin.$K6];5))" office:value-type="float" office:value="28278939" calcext:value-type="float">
            <text:p>28278939.00</text:p>
          </table:table-cell>
          <table:table-cell table:style-name="ce27" table:formula="of:=IF([PythonFWin.T6]=0;&quot;&quot;;ABS([PythonFWin.P6] - [PythonFWin.T6]) / MAX([PythonFWin.P6]; [PythonFWin.T6]))" office:value-type="float" office:value="0.00290971970554368" calcext:value-type="float">
            <text:p>0.0029</text:p>
          </table:table-cell>
          <table:table-cell table:style-name="ce28" table:formula="of:=[PythonFWin.P6]/[PythonFWin.S6]" office:value-type="float" office:value="48.6112556131228" calcext:value-type="float">
            <text:p>48.61</text:p>
          </table:table-cell>
          <table:table-cell table:style-name="ce29" table:formula="of:=[PythonFWin.V6] &gt;= [$CONFIG.$B$3]" office:value-type="boolean" office:boolean-value="true" calcext:value-type="boolean">
            <text:p>TRUE</text:p>
          </table:table-cell>
          <table:table-cell table:style-name="ce16" table:formula="of:=[PythonFWin.W6]*[PythonFWin.O6]" office:value-type="float" office:value="800" calcext:value-type="float">
            <text:p>800</text:p>
          </table:table-cell>
          <table:table-cell table:style-name="ce20" table:formula="of:=[PythonFWin.W6]*[PythonFWin.P6]" office:value-type="float" office:value="28361462.9075" calcext:value-type="float">
            <text:p>28,361,462.91</text:p>
          </table:table-cell>
          <table:table-cell table:style-name="ce20" table:formula="of:=[PythonFWin.W6]*[PythonFWin.S6]" office:value-type="float" office:value="583434.074059254" calcext:value-type="float">
            <text:p>583,434.07</text:p>
          </table:table-cell>
          <table:table-cell table:style-name="ce16" table:formula="of:=[PythonFWin.X6]" office:value-type="float" office:value="800" calcext:value-type="float">
            <text:p>800</text:p>
          </table:table-cell>
          <table:table-cell table:style-name="ce20" table:formula="of:=[PythonFWin.Y6]" office:value-type="float" office:value="28361462.9075" calcext:value-type="float">
            <text:p>28,361,462.91</text:p>
          </table:table-cell>
          <table:table-cell table:style-name="ce20" table:formula="of:=[PythonFWin.Z6]" office:value-type="float" office:value="583434.074059254" calcext:value-type="float">
            <text:p>583,434.07</text:p>
          </table:table-cell>
          <table:table-cell table:style-name="ce28" table:formula="of:=[PythonFWin.AB6]/[PythonFWin.AC6]" office:value-type="float" office:value="48.6112556131228" calcext:value-type="float">
            <text:p>48.61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28361462.9075" calcext:value-type="float">
            <text:p>28,361,462.91</text:p>
          </table:table-cell>
          <table:table-cell table:style-name="ce33" table:formula="of:=OFFSET([.AC$1];[.$AF$1]-[.$AF6];0)" office:value-type="float" office:value="583434.074059254" calcext:value-type="float">
            <text:p>583,434.07</text:p>
          </table:table-cell>
          <table:table-cell table:style-name="ce35" table:formula="of:=[.AH6]/[.AI6]" office:value-type="float" office:value="48.6112556131228" calcext:value-type="float">
            <text:p>48.6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.35</text:p>
          </table:table-cell>
          <table:table-cell office:value-type="float" office:value="1011589.19499716" calcext:value-type="float">
            <text:p>1011589.19499716</text:p>
          </table:table-cell>
          <table:table-cell office:value-type="float" office:value="58170982" calcext:value-type="float">
            <text:p>581709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f_64_32" calcext:value-type="string">
            <text:p>mult_f_64_32</text:p>
          </table:table-cell>
          <table:table-cell/>
          <table:table-cell table:formula="of:=[PythonFWin.K6]+1" office:value-type="float" office:value="7" calcext:value-type="float">
            <text:p>7</text:p>
          </table:table-cell>
          <table:table-cell/>
          <table:table-cell table:style-name="ce13" table:formula="of:=[PythonFWin.N7] - COM.MICROSOFT.FLOOR.PRECISE([PythonFWin.N7] * 0.2)" office:value-type="float" office:value="209716" calcext:value-type="float">
            <text:p>209,716</text:p>
          </table:table-cell>
          <table:table-cell table:style-name="ce13" table:formula="of:=INDIRECT(ADDRESS([PythonF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7];3))" office:value-type="float" office:value="58256638.35" calcext:value-type="float">
            <text:p>58,256,638.35</text:p>
          </table:table-cell>
          <table:table-cell table:style-name="ce20" table:formula="of:=[.P7]/[.P6]" office:value-type="float" office:value="2.05407734220206" calcext:value-type="float">
            <text:p>2.05</text:p>
          </table:table-cell>
          <table:table-cell table:style-name="ce23"/>
          <table:table-cell table:style-name="ce20" table:formula="of:=INDIRECT(ADDRESS([PythonFWin.$K7];4))" office:value-type="float" office:value="1011589.19499716" calcext:value-type="float">
            <text:p>1,011,589.19</text:p>
          </table:table-cell>
          <table:table-cell table:style-name="ce26" table:formula="of:=INDIRECT(ADDRESS([PythonFWin.$K7];5))" office:value-type="float" office:value="58170982" calcext:value-type="float">
            <text:p>58170982.00</text:p>
          </table:table-cell>
          <table:table-cell table:style-name="ce27" table:formula="of:=IF([PythonFWin.T7]=0;&quot;&quot;;ABS([PythonFWin.P7] - [PythonFWin.T7]) / MAX([PythonFWin.P7]; [PythonFWin.T7]))" office:value-type="float" office:value="0.00147032771587998" calcext:value-type="float">
            <text:p>0.0015</text:p>
          </table:table-cell>
          <table:table-cell table:style-name="ce28" table:formula="of:=[PythonFWin.P7]/[PythonFWin.S7]" office:value-type="float" office:value="57.5892255849605" calcext:value-type="float">
            <text:p>57.59</text:p>
          </table:table-cell>
          <table:table-cell table:style-name="ce29" table:formula="of:=[PythonFWin.V7] &gt;= [$CONFIG.$B$3]" office:value-type="boolean" office:boolean-value="true" calcext:value-type="boolean">
            <text:p>TRUE</text:p>
          </table:table-cell>
          <table:table-cell table:style-name="ce16" table:formula="of:=[PythonFWin.W7]*[PythonFWin.O7]" office:value-type="float" office:value="800" calcext:value-type="float">
            <text:p>800</text:p>
          </table:table-cell>
          <table:table-cell table:style-name="ce20" table:formula="of:=[PythonFWin.W7]*[PythonFWin.P7]" office:value-type="float" office:value="58256638.35" calcext:value-type="float">
            <text:p>58,256,638.35</text:p>
          </table:table-cell>
          <table:table-cell table:style-name="ce20" table:formula="of:=[PythonFWin.W7]*[PythonFWin.S7]" office:value-type="float" office:value="1011589.19499716" calcext:value-type="float">
            <text:p>1,011,589.19</text:p>
          </table:table-cell>
          <table:table-cell table:style-name="ce16" table:formula="of:=[PythonFWin.X7]" office:value-type="float" office:value="800" calcext:value-type="float">
            <text:p>800</text:p>
          </table:table-cell>
          <table:table-cell table:style-name="ce20" table:formula="of:=[PythonFWin.Y7]" office:value-type="float" office:value="58256638.35" calcext:value-type="float">
            <text:p>58,256,638.35</text:p>
          </table:table-cell>
          <table:table-cell table:style-name="ce20" table:formula="of:=[PythonFWin.Z7]" office:value-type="float" office:value="1011589.19499716" calcext:value-type="float">
            <text:p>1,011,589.19</text:p>
          </table:table-cell>
          <table:table-cell table:style-name="ce28" table:formula="of:=[PythonFWin.AB7]/[PythonFWin.AC7]" office:value-type="float" office:value="57.5892255849605" calcext:value-type="float">
            <text:p>57.59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58256638.35" calcext:value-type="float">
            <text:p>58,256,638.35</text:p>
          </table:table-cell>
          <table:table-cell table:style-name="ce33" table:formula="of:=OFFSET([.AC$1];[.$AF$1]-[.$AF7];0)" office:value-type="float" office:value="1011589.19499716" calcext:value-type="float">
            <text:p>1,011,589.19</text:p>
          </table:table-cell>
          <table:table-cell table:style-name="ce35" table:formula="of:=[.AH7]/[.AI7]" office:value-type="float" office:value="57.5892255849605" calcext:value-type="float">
            <text:p>57.5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.7</text:p>
          </table:table-cell>
          <table:table-cell office:value-type="float" office:value="2416914.47681895" calcext:value-type="float">
            <text:p>2416914.47681895</text:p>
          </table:table-cell>
          <table:table-cell office:value-type="float" office:value="116020370" calcext:value-type="float">
            <text:p>1160203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f_64_32" calcext:value-type="string">
            <text:p>mult_f_64_32</text:p>
          </table:table-cell>
          <table:table-cell/>
          <table:table-cell table:formula="of:=[PythonFWin.K7]+1" office:value-type="float" office:value="8" calcext:value-type="float">
            <text:p>8</text:p>
          </table:table-cell>
          <table:table-cell/>
          <table:table-cell table:style-name="ce13" table:formula="of:=[PythonFWin.N8] - COM.MICROSOFT.FLOOR.PRECISE([PythonFWin.N8] * 0.2)" office:value-type="float" office:value="419431" calcext:value-type="float">
            <text:p>419,431</text:p>
          </table:table-cell>
          <table:table-cell table:style-name="ce13" table:formula="of:=INDIRECT(ADDRESS([PythonF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8];3))" office:value-type="float" office:value="116020466.7" calcext:value-type="float">
            <text:p>116,020,466.70</text:p>
          </table:table-cell>
          <table:table-cell table:style-name="ce20" table:formula="of:=[.P8]/[.P7]" office:value-type="float" office:value="1.99154070653649" calcext:value-type="float">
            <text:p>1.99</text:p>
          </table:table-cell>
          <table:table-cell table:style-name="ce23"/>
          <table:table-cell table:style-name="ce20" table:formula="of:=INDIRECT(ADDRESS([PythonFWin.$K8];4))" office:value-type="float" office:value="2416914.47681895" calcext:value-type="float">
            <text:p>2,416,914.48</text:p>
          </table:table-cell>
          <table:table-cell table:style-name="ce26" table:formula="of:=INDIRECT(ADDRESS([PythonFWin.$K8];5))" office:value-type="float" office:value="116020370" calcext:value-type="float">
            <text:p>116020370.00</text:p>
          </table:table-cell>
          <table:table-cell table:style-name="ce27" table:formula="of:=IF([PythonFWin.T8]=0;&quot;&quot;;ABS([PythonFWin.P8] - [PythonFWin.T8]) / MAX([PythonFWin.P8]; [PythonFWin.T8]))" office:value-type="float" office:value="0.000000833473634035815" calcext:value-type="float">
            <text:p>0.0000</text:p>
          </table:table-cell>
          <table:table-cell table:style-name="ce28" table:formula="of:=[PythonFWin.P8]/[PythonFWin.S8]" office:value-type="float" office:value="48.0035465933001" calcext:value-type="float">
            <text:p>48.00</text:p>
          </table:table-cell>
          <table:table-cell table:style-name="ce29" table:formula="of:=[PythonFWin.V8] &gt;= [$CONFIG.$B$3]" office:value-type="boolean" office:boolean-value="true" calcext:value-type="boolean">
            <text:p>TRUE</text:p>
          </table:table-cell>
          <table:table-cell table:style-name="ce16" table:formula="of:=[PythonFWin.W8]*[PythonFWin.O8]" office:value-type="float" office:value="800" calcext:value-type="float">
            <text:p>800</text:p>
          </table:table-cell>
          <table:table-cell table:style-name="ce20" table:formula="of:=[PythonFWin.W8]*[PythonFWin.P8]" office:value-type="float" office:value="116020466.7" calcext:value-type="float">
            <text:p>116,020,466.70</text:p>
          </table:table-cell>
          <table:table-cell table:style-name="ce20" table:formula="of:=[PythonFWin.W8]*[PythonFWin.S8]" office:value-type="float" office:value="2416914.47681895" calcext:value-type="float">
            <text:p>2,416,914.48</text:p>
          </table:table-cell>
          <table:table-cell table:style-name="ce16" table:formula="of:=[PythonFWin.X8]" office:value-type="float" office:value="800" calcext:value-type="float">
            <text:p>800</text:p>
          </table:table-cell>
          <table:table-cell table:style-name="ce20" table:formula="of:=[PythonFWin.Y8]" office:value-type="float" office:value="116020466.7" calcext:value-type="float">
            <text:p>116,020,466.70</text:p>
          </table:table-cell>
          <table:table-cell table:style-name="ce20" table:formula="of:=[PythonFWin.Z8]" office:value-type="float" office:value="2416914.47681895" calcext:value-type="float">
            <text:p>2,416,914.48</text:p>
          </table:table-cell>
          <table:table-cell table:style-name="ce28" table:formula="of:=[PythonFWin.AB8]/[PythonFWin.AC8]" office:value-type="float" office:value="48.0035465933001" calcext:value-type="float">
            <text:p>48.0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16020466.7" calcext:value-type="float">
            <text:p>116,020,466.70</text:p>
          </table:table-cell>
          <table:table-cell table:style-name="ce33" table:formula="of:=OFFSET([.AC$1];[.$AF$1]-[.$AF8];0)" office:value-type="float" office:value="2416914.47681895" calcext:value-type="float">
            <text:p>2,416,914.48</text:p>
          </table:table-cell>
          <table:table-cell table:style-name="ce35" table:formula="of:=[.AH8]/[.AI8]" office:value-type="float" office:value="48.0035465933001" calcext:value-type="float">
            <text:p>48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.65</text:p>
          </table:table-cell>
          <table:table-cell office:value-type="float" office:value="5273396.35472611" calcext:value-type="float">
            <text:p>5273396.35472611</text:p>
          </table:table-cell>
          <table:table-cell office:value-type="float" office:value="229012106" calcext:value-type="float">
            <text:p>2290121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f_64_32" calcext:value-type="string">
            <text:p>mult_f_64_32</text:p>
          </table:table-cell>
          <table:table-cell/>
          <table:table-cell table:formula="of:=[PythonFWin.K8]+1" office:value-type="float" office:value="9" calcext:value-type="float">
            <text:p>9</text:p>
          </table:table-cell>
          <table:table-cell/>
          <table:table-cell table:style-name="ce13" table:formula="of:=[PythonFWin.N9] - COM.MICROSOFT.FLOOR.PRECISE([PythonFWin.N9] * 0.2)" office:value-type="float" office:value="838861" calcext:value-type="float">
            <text:p>838,861</text:p>
          </table:table-cell>
          <table:table-cell table:style-name="ce13" table:formula="of:=INDIRECT(ADDRESS([PythonF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9];3))" office:value-type="float" office:value="228995908.65" calcext:value-type="float">
            <text:p>228,995,908.65</text:p>
          </table:table-cell>
          <table:table-cell table:style-name="ce20" table:formula="of:=[.P9]/[.P8]" office:value-type="float" office:value="1.97375441733161" calcext:value-type="float">
            <text:p>1.97</text:p>
          </table:table-cell>
          <table:table-cell table:style-name="ce23"/>
          <table:table-cell table:style-name="ce20" table:formula="of:=INDIRECT(ADDRESS([PythonFWin.$K9];4))" office:value-type="float" office:value="5273396.35472611" calcext:value-type="float">
            <text:p>5,273,396.35</text:p>
          </table:table-cell>
          <table:table-cell table:style-name="ce26" table:formula="of:=INDIRECT(ADDRESS([PythonFWin.$K9];5))" office:value-type="float" office:value="229012106" calcext:value-type="float">
            <text:p>229012106.00</text:p>
          </table:table-cell>
          <table:table-cell table:style-name="ce27" table:formula="of:=IF([PythonFWin.T9]=0;&quot;&quot;;ABS([PythonFWin.P9] - [PythonFWin.T9]) / MAX([PythonFWin.P9]; [PythonFWin.T9]))" office:value-type="float" office:value="0.000070727047067084" calcext:value-type="float">
            <text:p>0.0001</text:p>
          </table:table-cell>
          <table:table-cell table:style-name="ce28" table:formula="of:=[PythonFWin.P9]/[PythonFWin.S9]" office:value-type="float" office:value="43.4247481596505" calcext:value-type="float">
            <text:p>43.42</text:p>
          </table:table-cell>
          <table:table-cell table:style-name="ce29" table:formula="of:=[PythonFWin.V9] &gt;= [$CONFIG.$B$3]" office:value-type="boolean" office:boolean-value="true" calcext:value-type="boolean">
            <text:p>TRUE</text:p>
          </table:table-cell>
          <table:table-cell table:style-name="ce16" table:formula="of:=[PythonFWin.W9]*[PythonFWin.O9]" office:value-type="float" office:value="800" calcext:value-type="float">
            <text:p>800</text:p>
          </table:table-cell>
          <table:table-cell table:style-name="ce20" table:formula="of:=[PythonFWin.W9]*[PythonFWin.P9]" office:value-type="float" office:value="228995908.65" calcext:value-type="float">
            <text:p>228,995,908.65</text:p>
          </table:table-cell>
          <table:table-cell table:style-name="ce20" table:formula="of:=[PythonFWin.W9]*[PythonFWin.S9]" office:value-type="float" office:value="5273396.35472611" calcext:value-type="float">
            <text:p>5,273,396.35</text:p>
          </table:table-cell>
          <table:table-cell table:style-name="ce16" table:formula="of:=[PythonFWin.X9]" office:value-type="float" office:value="800" calcext:value-type="float">
            <text:p>800</text:p>
          </table:table-cell>
          <table:table-cell table:style-name="ce20" table:formula="of:=[PythonFWin.Y9]" office:value-type="float" office:value="228995908.65" calcext:value-type="float">
            <text:p>228,995,908.65</text:p>
          </table:table-cell>
          <table:table-cell table:style-name="ce20" table:formula="of:=[PythonFWin.Z9]" office:value-type="float" office:value="5273396.35472611" calcext:value-type="float">
            <text:p>5,273,396.35</text:p>
          </table:table-cell>
          <table:table-cell table:style-name="ce28" table:formula="of:=[PythonFWin.AB9]/[PythonFWin.AC9]" office:value-type="float" office:value="43.4247481596505" calcext:value-type="float">
            <text:p>43.4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228995908.65" calcext:value-type="float">
            <text:p>228,995,908.65</text:p>
          </table:table-cell>
          <table:table-cell table:style-name="ce33" table:formula="of:=OFFSET([.AC$1];[.$AF$1]-[.$AF9];0)" office:value-type="float" office:value="5273396.35472611" calcext:value-type="float">
            <text:p>5,273,396.35</text:p>
          </table:table-cell>
          <table:table-cell table:style-name="ce35" table:formula="of:=[.AH9]/[.AI9]" office:value-type="float" office:value="43.4247481596505" calcext:value-type="float">
            <text:p>43.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.9</text:p>
          </table:table-cell>
          <table:table-cell office:value-type="float" office:value="10263147.9736703" calcext:value-type="float">
            <text:p>10263147.9736703</text:p>
          </table:table-cell>
          <table:table-cell office:value-type="float" office:value="456518020" calcext:value-type="float">
            <text:p>4565180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f_64_32" calcext:value-type="string">
            <text:p>mult_f_64_32</text:p>
          </table:table-cell>
          <table:table-cell/>
          <table:table-cell table:formula="of:=[PythonFWin.K9]+1" office:value-type="float" office:value="10" calcext:value-type="float">
            <text:p>10</text:p>
          </table:table-cell>
          <table:table-cell/>
          <table:table-cell table:style-name="ce13" table:formula="of:=[PythonFWin.N10] - COM.MICROSOFT.FLOOR.PRECISE([PythonFWin.N10] * 0.2)" office:value-type="float" office:value="1677722" calcext:value-type="float">
            <text:p>1,677,722</text:p>
          </table:table-cell>
          <table:table-cell table:style-name="ce13" table:formula="of:=INDIRECT(ADDRESS([PythonF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0];3))" office:value-type="float" office:value="454614061.9" calcext:value-type="float">
            <text:p>454,614,061.90</text:p>
          </table:table-cell>
          <table:table-cell table:style-name="ce20" table:formula="of:=[.P10]/[.P9]" office:value-type="float" office:value="1.98524971288827" calcext:value-type="float">
            <text:p>1.99</text:p>
          </table:table-cell>
          <table:table-cell table:style-name="ce23"/>
          <table:table-cell table:style-name="ce20" table:formula="of:=INDIRECT(ADDRESS([PythonFWin.$K10];4))" office:value-type="float" office:value="10263147.9736703" calcext:value-type="float">
            <text:p>10,263,147.97</text:p>
          </table:table-cell>
          <table:table-cell table:style-name="ce26" table:formula="of:=INDIRECT(ADDRESS([PythonFWin.$K10];5))" office:value-type="float" office:value="456518020" calcext:value-type="float">
            <text:p>456518020.00</text:p>
          </table:table-cell>
          <table:table-cell table:style-name="ce27" table:formula="of:=IF([PythonFWin.T10]=0;&quot;&quot;;ABS([PythonFWin.P10] - [PythonFWin.T10]) / MAX([PythonFWin.P10]; [PythonFWin.T10]))" office:value-type="float" office:value="0.00417060886227454" calcext:value-type="float">
            <text:p>0.0042</text:p>
          </table:table-cell>
          <table:table-cell table:style-name="ce28" table:formula="of:=[PythonFWin.P10]/[PythonFWin.S10]" office:value-type="float" office:value="44.2957719275114" calcext:value-type="float">
            <text:p>44.30</text:p>
          </table:table-cell>
          <table:table-cell table:style-name="ce29" table:formula="of:=[PythonFWin.V10] &gt;= [$CONFIG.$B$3]" office:value-type="boolean" office:boolean-value="true" calcext:value-type="boolean">
            <text:p>TRUE</text:p>
          </table:table-cell>
          <table:table-cell table:style-name="ce16" table:formula="of:=[PythonFWin.W10]*[PythonFWin.O10]" office:value-type="float" office:value="800" calcext:value-type="float">
            <text:p>800</text:p>
          </table:table-cell>
          <table:table-cell table:style-name="ce20" table:formula="of:=[PythonFWin.W10]*[PythonFWin.P10]" office:value-type="float" office:value="454614061.9" calcext:value-type="float">
            <text:p>454,614,061.90</text:p>
          </table:table-cell>
          <table:table-cell table:style-name="ce20" table:formula="of:=[PythonFWin.W10]*[PythonFWin.S10]" office:value-type="float" office:value="10263147.9736703" calcext:value-type="float">
            <text:p>10,263,147.97</text:p>
          </table:table-cell>
          <table:table-cell table:style-name="ce16" table:formula="of:=[PythonFWin.X10]" office:value-type="float" office:value="800" calcext:value-type="float">
            <text:p>800</text:p>
          </table:table-cell>
          <table:table-cell table:style-name="ce20" table:formula="of:=[PythonFWin.Y10]" office:value-type="float" office:value="454614061.9" calcext:value-type="float">
            <text:p>454,614,061.90</text:p>
          </table:table-cell>
          <table:table-cell table:style-name="ce20" table:formula="of:=[PythonFWin.Z10]" office:value-type="float" office:value="10263147.9736703" calcext:value-type="float">
            <text:p>10,263,147.97</text:p>
          </table:table-cell>
          <table:table-cell table:style-name="ce28" table:formula="of:=[PythonFWin.AB10]/[PythonFWin.AC10]" office:value-type="float" office:value="44.2957719275114" calcext:value-type="float">
            <text:p>44.30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454614061.9" calcext:value-type="float">
            <text:p>454,614,061.90</text:p>
          </table:table-cell>
          <table:table-cell table:style-name="ce33" table:formula="of:=OFFSET([.AC$1];[.$AF$1]-[.$AF10];0)" office:value-type="float" office:value="10263147.9736703" calcext:value-type="float">
            <text:p>10,263,147.97</text:p>
          </table:table-cell>
          <table:table-cell table:style-name="ce35" table:formula="of:=[.AH10]/[.AI10]" office:value-type="float" office:value="44.2957719275114" calcext:value-type="float">
            <text:p>44.3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.22875</text:p>
          </table:table-cell>
          <table:table-cell office:value-type="float" office:value="15011308.4297754" calcext:value-type="float">
            <text:p>15011308.4297754</text:p>
          </table:table-cell>
          <table:table-cell office:value-type="float" office:value="914386995" calcext:value-type="float">
            <text:p>91438699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f_64_32" calcext:value-type="string">
            <text:p>mult_f_64_32</text:p>
          </table:table-cell>
          <table:table-cell/>
          <table:table-cell table:formula="of:=[PythonFWin.K10]+1" office:value-type="float" office:value="11" calcext:value-type="float">
            <text:p>11</text:p>
          </table:table-cell>
          <table:table-cell/>
          <table:table-cell table:style-name="ce13" table:formula="of:=[PythonFWin.N11] - COM.MICROSOFT.FLOOR.PRECISE([PythonFWin.N11] * 0.2)" office:value-type="float" office:value="3355444" calcext:value-type="float">
            <text:p>3,355,444</text:p>
          </table:table-cell>
          <table:table-cell table:style-name="ce13" table:formula="of:=INDIRECT(ADDRESS([PythonF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1];3))" office:value-type="float" office:value="908805617.22875" calcext:value-type="float">
            <text:p>908,805,617.23</text:p>
          </table:table-cell>
          <table:table-cell table:style-name="ce20" table:formula="of:=[.P11]/[.P10]" office:value-type="float" office:value="1.99907062581944" calcext:value-type="float">
            <text:p>2.00</text:p>
          </table:table-cell>
          <table:table-cell table:style-name="ce23"/>
          <table:table-cell table:style-name="ce20" table:formula="of:=INDIRECT(ADDRESS([PythonFWin.$K11];4))" office:value-type="float" office:value="15011308.4297754" calcext:value-type="float">
            <text:p>15,011,308.43</text:p>
          </table:table-cell>
          <table:table-cell table:style-name="ce26" table:formula="of:=INDIRECT(ADDRESS([PythonFWin.$K11];5))" office:value-type="float" office:value="914386995" calcext:value-type="float">
            <text:p>914386995.00</text:p>
          </table:table-cell>
          <table:table-cell table:style-name="ce27" table:formula="of:=IF([PythonFWin.T11]=0;&quot;&quot;;ABS([PythonFWin.P11] - [PythonFWin.T11]) / MAX([PythonFWin.P11]; [PythonFWin.T11]))" office:value-type="float" office:value="0.00610395576683591" calcext:value-type="float">
            <text:p>0.0061</text:p>
          </table:table-cell>
          <table:table-cell table:style-name="ce28" table:formula="of:=[PythonFWin.P11]/[PythonFWin.S11]" office:value-type="float" office:value="60.5413992711059" calcext:value-type="float">
            <text:p>60.54</text:p>
          </table:table-cell>
          <table:table-cell table:style-name="ce29" table:formula="of:=[PythonFWin.V11] &gt;= [$CONFIG.$B$3]" office:value-type="boolean" office:boolean-value="true" calcext:value-type="boolean">
            <text:p>TRUE</text:p>
          </table:table-cell>
          <table:table-cell table:style-name="ce16" table:formula="of:=[PythonFWin.W11]*[PythonFWin.O11]" office:value-type="float" office:value="800" calcext:value-type="float">
            <text:p>800</text:p>
          </table:table-cell>
          <table:table-cell table:style-name="ce20" table:formula="of:=[PythonFWin.W11]*[PythonFWin.P11]" office:value-type="float" office:value="908805617.22875" calcext:value-type="float">
            <text:p>908,805,617.23</text:p>
          </table:table-cell>
          <table:table-cell table:style-name="ce20" table:formula="of:=[PythonFWin.W11]*[PythonFWin.S11]" office:value-type="float" office:value="15011308.4297754" calcext:value-type="float">
            <text:p>15,011,308.43</text:p>
          </table:table-cell>
          <table:table-cell table:style-name="ce16" table:formula="of:=[PythonFWin.X11]" office:value-type="float" office:value="800" calcext:value-type="float">
            <text:p>800</text:p>
          </table:table-cell>
          <table:table-cell table:style-name="ce20" table:formula="of:=[PythonFWin.Y11]" office:value-type="float" office:value="908805617.22875" calcext:value-type="float">
            <text:p>908,805,617.23</text:p>
          </table:table-cell>
          <table:table-cell table:style-name="ce20" table:formula="of:=[PythonFWin.Z11]" office:value-type="float" office:value="15011308.4297754" calcext:value-type="float">
            <text:p>15,011,308.43</text:p>
          </table:table-cell>
          <table:table-cell table:style-name="ce28" table:formula="of:=[PythonFWin.AB11]/[PythonFWin.AC11]" office:value-type="float" office:value="60.5413992711059" calcext:value-type="float">
            <text:p>60.54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908805617.22875" calcext:value-type="float">
            <text:p>908,805,617.23</text:p>
          </table:table-cell>
          <table:table-cell table:style-name="ce33" table:formula="of:=OFFSET([.AC$1];[.$AF$1]-[.$AF11];0)" office:value-type="float" office:value="15011308.4297754" calcext:value-type="float">
            <text:p>15,011,308.43</text:p>
          </table:table-cell>
          <table:table-cell table:style-name="ce35" table:formula="of:=[.AH11]/[.AI11]" office:value-type="float" office:value="60.5413992711059" calcext:value-type="float">
            <text:p>60.5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.265</text:p>
          </table:table-cell>
          <table:table-cell office:value-type="float" office:value="31586031.7839509" calcext:value-type="float">
            <text:p>31586031.7839509</text:p>
          </table:table-cell>
          <table:table-cell office:value-type="float" office:value="1840254317" calcext:value-type="float">
            <text:p>184025431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f_64_32" calcext:value-type="string">
            <text:p>mult_f_64_32</text:p>
          </table:table-cell>
          <table:table-cell/>
          <table:table-cell table:formula="of:=[PythonFWin.K11]+1" office:value-type="float" office:value="12" calcext:value-type="float">
            <text:p>12</text:p>
          </table:table-cell>
          <table:table-cell/>
          <table:table-cell table:style-name="ce13" table:formula="of:=[PythonFWin.N12] - COM.MICROSOFT.FLOOR.PRECISE([PythonFWin.N12] * 0.2)" office:value-type="float" office:value="6710887" calcext:value-type="float">
            <text:p>6,710,887</text:p>
          </table:table-cell>
          <table:table-cell table:style-name="ce13" table:formula="of:=INDIRECT(ADDRESS([PythonF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2];3))" office:value-type="float" office:value="1832328903.265" calcext:value-type="float">
            <text:p>1,832,328,903.27</text:p>
          </table:table-cell>
          <table:table-cell table:style-name="ce20" table:formula="of:=[.P12]/[.P11]" office:value-type="float" office:value="2.01619451786883" calcext:value-type="float">
            <text:p>2.02</text:p>
          </table:table-cell>
          <table:table-cell table:style-name="ce23"/>
          <table:table-cell table:style-name="ce20" table:formula="of:=INDIRECT(ADDRESS([PythonFWin.$K12];4))" office:value-type="float" office:value="31586031.7839509" calcext:value-type="float">
            <text:p>31,586,031.78</text:p>
          </table:table-cell>
          <table:table-cell table:style-name="ce26" table:formula="of:=INDIRECT(ADDRESS([PythonFWin.$K12];5))" office:value-type="float" office:value="1840254317" calcext:value-type="float">
            <text:p>1840254317.00</text:p>
          </table:table-cell>
          <table:table-cell table:style-name="ce27" table:formula="of:=IF([PythonFWin.T12]=0;&quot;&quot;;ABS([PythonFWin.P12] - [PythonFWin.T12]) / MAX([PythonFWin.P12]; [PythonFWin.T12]))" office:value-type="float" office:value="0.00430669482026809" calcext:value-type="float">
            <text:p>0.0043</text:p>
          </table:table-cell>
          <table:table-cell table:style-name="ce28" table:formula="of:=[PythonFWin.P12]/[PythonFWin.S12]" office:value-type="float" office:value="58.0107344853626" calcext:value-type="float">
            <text:p>58.01</text:p>
          </table:table-cell>
          <table:table-cell table:style-name="ce29" table:formula="of:=[PythonFWin.V12] &gt;= [$CONFIG.$B$3]" office:value-type="boolean" office:boolean-value="true" calcext:value-type="boolean">
            <text:p>TRUE</text:p>
          </table:table-cell>
          <table:table-cell table:style-name="ce16" table:formula="of:=[PythonFWin.W12]*[PythonFWin.O12]" office:value-type="float" office:value="800" calcext:value-type="float">
            <text:p>800</text:p>
          </table:table-cell>
          <table:table-cell table:style-name="ce20" table:formula="of:=[PythonFWin.W12]*[PythonFWin.P12]" office:value-type="float" office:value="1832328903.265" calcext:value-type="float">
            <text:p>1,832,328,903.27</text:p>
          </table:table-cell>
          <table:table-cell table:style-name="ce20" table:formula="of:=[PythonFWin.W12]*[PythonFWin.S12]" office:value-type="float" office:value="31586031.7839509" calcext:value-type="float">
            <text:p>31,586,031.78</text:p>
          </table:table-cell>
          <table:table-cell table:style-name="ce16" table:formula="of:=[PythonFWin.X12]" office:value-type="float" office:value="800" calcext:value-type="float">
            <text:p>800</text:p>
          </table:table-cell>
          <table:table-cell table:style-name="ce20" table:formula="of:=[PythonFWin.Y12]" office:value-type="float" office:value="1832328903.265" calcext:value-type="float">
            <text:p>1,832,328,903.27</text:p>
          </table:table-cell>
          <table:table-cell table:style-name="ce20" table:formula="of:=[PythonFWin.Z12]" office:value-type="float" office:value="31586031.7839509" calcext:value-type="float">
            <text:p>31,586,031.78</text:p>
          </table:table-cell>
          <table:table-cell table:style-name="ce28" table:formula="of:=[PythonFWin.AB12]/[PythonFWin.AC12]" office:value-type="float" office:value="58.0107344853626" calcext:value-type="float">
            <text:p>58.0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1832328903.265" calcext:value-type="float">
            <text:p>1,832,328,903.27</text:p>
          </table:table-cell>
          <table:table-cell table:style-name="ce33" table:formula="of:=OFFSET([.AC$1];[.$AF$1]-[.$AF12];0)" office:value-type="float" office:value="31586031.7839509" calcext:value-type="float">
            <text:p>31,586,031.78</text:p>
          </table:table-cell>
          <table:table-cell table:style-name="ce35" table:formula="of:=[.AH12]/[.AI12]" office:value-type="float" office:value="58.0107344853626" calcext:value-type="float">
            <text:p>58.01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F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F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F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F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F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F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F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F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F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F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F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F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F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F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F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F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F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F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F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F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F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F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F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F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F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F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F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No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3" table:default-cell-style-name="ce18"/>
        <table:table-column table:style-name="co14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no_64_32" calcext:value-type="string" table:number-columns-spanned="14" table:number-rows-spanned="1">
            <text:p>mult_no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1" calcext:value-type="float">
            <text:p>11</text:p>
          </table:table-cell>
          <table:table-cell table:style-name="ce19" table:formula="of:=[.N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6"/>
          <table:covered-table-cell table:style-name="ce34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27225625" calcext:value-type="float">
            <text:p>200.27225625</text:p>
          </table:table-cell>
          <table:table-cell office:value-type="float" office:value="13.7385131714931" calcext:value-type="float">
            <text:p>13.7385131715</text:p>
          </table:table-cell>
          <table:table-cell office:value-type="float" office:value="194.582" calcext:value-type="float">
            <text:p>194.5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3];3))" office:value-type="float" office:value="200.27225625" calcext:value-type="float">
            <text:p>200.27</text:p>
          </table:table-cell>
          <table:table-cell table:style-name="ce23"/>
          <table:table-cell table:style-name="ce20" table:formula="of:=INDIRECT(ADDRESS([.$K3];4))" office:value-type="float" office:value="13.7385131714931" calcext:value-type="float">
            <text:p>13.74</text:p>
          </table:table-cell>
          <table:table-cell table:style-name="ce26" table:formula="of:=INDIRECT(ADDRESS([.$K3];5))" office:value-type="float" office:value="194.582" calcext:value-type="float">
            <text:p>194.58</text:p>
          </table:table-cell>
          <table:table-cell table:style-name="ce27" table:formula="of:=IF([.Q3]=0;&quot;&quot;;ABS([.N3] - [.Q3]) / MAX([.N3]; [.Q3]))" office:value-type="float" office:value="0.0284126037053123" calcext:value-type="float">
            <text:p>0.0284</text:p>
          </table:table-cell>
          <table:table-cell table:style-name="ce28" table:formula="of:=[.N3]/[.P3]" office:value-type="float" office:value="14.5774330708186" calcext:value-type="float">
            <text:p>14.58</text:p>
          </table:table-cell>
          <table:table-cell table:style-name="ce29" table:formula="of:=[.S3] &gt;= [$CONFIG.$B$3]" office:value-type="boolean" office:boolean-value="true" calcext:value-type="boolean">
            <text:p>TRUE</text:p>
          </table:table-cell>
          <table:table-cell table:style-name="ce16" table:formula="of:=[PythonNoWin.T3]*[PythonNoWin.M3]" office:value-type="float" office:value="800" calcext:value-type="float">
            <text:p>800</text:p>
          </table:table-cell>
          <table:table-cell table:style-name="ce20" table:formula="of:=[PythonNoWin.T3]*[PythonNoWin.N3]" office:value-type="float" office:value="200.27225625" calcext:value-type="float">
            <text:p>200.27</text:p>
          </table:table-cell>
          <table:table-cell table:style-name="ce20" table:formula="of:=[PythonNoWin.T3]*[PythonNoWin.P3]" office:value-type="float" office:value="13.7385131714931" calcext:value-type="float">
            <text:p>13.74</text:p>
          </table:table-cell>
          <table:table-cell table:style-name="ce16" table:formula="of:=[PythonNoWin.U3]" office:value-type="float" office:value="800" calcext:value-type="float">
            <text:p>800</text:p>
          </table:table-cell>
          <table:table-cell table:style-name="ce20" table:formula="of:=[PythonNoWin.V3]" office:value-type="float" office:value="200.27225625" calcext:value-type="float">
            <text:p>200.27</text:p>
          </table:table-cell>
          <table:table-cell table:style-name="ce20" table:formula="of:=[PythonNoWin.W3]" office:value-type="float" office:value="13.7385131714931" calcext:value-type="float">
            <text:p>13.74</text:p>
          </table:table-cell>
          <table:table-cell table:style-name="ce28" table:formula="of:=[PythonNoWin.Y3]/[PythonNoWin.Z3]" office:value-type="float" office:value="14.5774330708186" calcext:value-type="float">
            <text:p>14.58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33" table:formula="of:=OFFSET([.Y$1];[.$AC$1]-1;0)" office:value-type="float" office:value="204.573202222222" calcext:value-type="float">
            <text:p>204.57</text:p>
          </table:table-cell>
          <table:table-cell table:style-name="ce33" table:formula="of:=OFFSET([.Z$1];[.$AC$1]-1;0)" office:value-type="float" office:value="17.6053695606108" calcext:value-type="float">
            <text:p>17.61</text:p>
          </table:table-cell>
          <table:table-cell table:style-name="ce35" table:formula="of:=[.AD3]/[.AE3]" office:value-type="float" office:value="11.6199322892899" calcext:value-type="float">
            <text:p>11.62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331814999999" calcext:value-type="float">
            <text:p>198.331815</text:p>
          </table:table-cell>
          <table:table-cell office:value-type="float" office:value="15.7474885272834" calcext:value-type="float">
            <text:p>15.7474885273</text:p>
          </table:table-cell>
          <table:table-cell office:value-type="float" office:value="193.726" calcext:value-type="float">
            <text:p>193.72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4" calcext:value-type="float">
            <text:p>4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4];3))" office:value-type="float" office:value="198.331814999999" calcext:value-type="float">
            <text:p>198.33</text:p>
          </table:table-cell>
          <table:table-cell table:style-name="ce23" table:formula="of:=[.N4]/[.N3]" office:value-type="float" office:value="0.990310983226859" calcext:value-type="float">
            <text:p>0.99</text:p>
          </table:table-cell>
          <table:table-cell table:style-name="ce20" table:formula="of:=INDIRECT(ADDRESS([.$K4];4))" office:value-type="float" office:value="15.7474885272834" calcext:value-type="float">
            <text:p>15.75</text:p>
          </table:table-cell>
          <table:table-cell table:style-name="ce26" table:formula="of:=INDIRECT(ADDRESS([.$K4];5))" office:value-type="float" office:value="193.726" calcext:value-type="float">
            <text:p>193.73</text:p>
          </table:table-cell>
          <table:table-cell table:style-name="ce27" table:formula="of:=IF([.Q4]=0;&quot;&quot;;ABS([.N4] - [.Q4]) / MAX([.N4]; [.Q4]))" office:value-type="float" office:value="0.023222774419722" calcext:value-type="float">
            <text:p>0.0232</text:p>
          </table:table-cell>
          <table:table-cell table:style-name="ce28" table:formula="of:=[.N4]/[.P4]" office:value-type="float" office:value="12.5945044923435" calcext:value-type="float">
            <text:p>12.59</text:p>
          </table:table-cell>
          <table:table-cell table:style-name="ce29" table:formula="of:=[.S4] &gt;= [$CONFIG.$B$3]" office:value-type="boolean" office:boolean-value="true" calcext:value-type="boolean">
            <text:p>TRUE</text:p>
          </table:table-cell>
          <table:table-cell table:style-name="ce16" table:formula="of:=[PythonNoWin.T4]*[PythonNoWin.M4]" office:value-type="float" office:value="800" calcext:value-type="float">
            <text:p>800</text:p>
          </table:table-cell>
          <table:table-cell table:style-name="ce20" table:formula="of:=[PythonNoWin.T4]*[PythonNoWin.N4]" office:value-type="float" office:value="198.331814999999" calcext:value-type="float">
            <text:p>198.33</text:p>
          </table:table-cell>
          <table:table-cell table:style-name="ce20" table:formula="of:=[PythonNoWin.T4]*[PythonNoWin.P4]" office:value-type="float" office:value="15.7474885272834" calcext:value-type="float">
            <text:p>15.75</text:p>
          </table:table-cell>
          <table:table-cell table:style-name="ce30" table:formula="of:=[.X3]+[.U4]" office:value-type="float" office:value="1600" calcext:value-type="float">
            <text:p>1600</text:p>
          </table:table-cell>
          <table:table-cell table:style-name="ce31" table:formula="of:=COMBINEDMEAN([.X3]; [.Y3]; [.U4]; [.V4])" office:value-type="float" office:value="199.302035624999" calcext:value-type="float">
            <text:p>199.30</text:p>
          </table:table-cell>
          <table:table-cell table:style-name="ce31" table:formula="of:=COMBINEDSTDDEV([.X3];[.Y3];[.Z3];[.U4];[.V4];[.W4])" office:value-type="float" office:value="14.8044055192568" calcext:value-type="float">
            <text:p>14.80</text:p>
          </table:table-cell>
          <table:table-cell table:style-name="ce28" table:formula="of:=[.Y4]/[.Z4]" office:value-type="float" office:value="13.462346418825" calcext:value-type="float">
            <text:p>13.46</text:p>
          </table:table-cell>
          <table:table-cell table:style-name="ce28"/>
          <table:table-cell table:number-columns-repeated="4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942085000001" calcext:value-type="float">
            <text:p>200.942085</text:p>
          </table:table-cell>
          <table:table-cell office:value-type="float" office:value="14.083951815851" calcext:value-type="float">
            <text:p>14.0839518159</text:p>
          </table:table-cell>
          <table:table-cell office:value-type="float" office:value="196.292" calcext:value-type="float">
            <text:p>196.2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5" calcext:value-type="float">
            <text:p>5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5];3))" office:value-type="float" office:value="200.942085000001" calcext:value-type="float">
            <text:p>200.94</text:p>
          </table:table-cell>
          <table:table-cell table:style-name="ce23" table:formula="of:=[.N5]/[.N4]" office:value-type="float" office:value="1.0131611259646" calcext:value-type="float">
            <text:p>1.01</text:p>
          </table:table-cell>
          <table:table-cell table:style-name="ce20" table:formula="of:=INDIRECT(ADDRESS([.$K5];4))" office:value-type="float" office:value="14.083951815851" calcext:value-type="float">
            <text:p>14.08</text:p>
          </table:table-cell>
          <table:table-cell table:style-name="ce26" table:formula="of:=INDIRECT(ADDRESS([.$K5];5))" office:value-type="float" office:value="196.292" calcext:value-type="float">
            <text:p>196.29</text:p>
          </table:table-cell>
          <table:table-cell table:style-name="ce27" table:formula="of:=IF([.Q5]=0;&quot;&quot;;ABS([.N5] - [.Q5]) / MAX([.N5]; [.Q5]))" office:value-type="float" office:value="0.02314141908103" calcext:value-type="float">
            <text:p>0.0231</text:p>
          </table:table-cell>
          <table:table-cell table:style-name="ce28" table:formula="of:=[.N5]/[.P5]" office:value-type="float" office:value="14.2674504732292" calcext:value-type="float">
            <text:p>14.27</text:p>
          </table:table-cell>
          <table:table-cell table:style-name="ce29" table:formula="of:=[.S5] &gt;= [$CONFIG.$B$3]" office:value-type="boolean" office:boolean-value="true" calcext:value-type="boolean">
            <text:p>TRUE</text:p>
          </table:table-cell>
          <table:table-cell table:style-name="ce16" table:formula="of:=[PythonNoWin.T5]*[PythonNoWin.M5]" office:value-type="float" office:value="800" calcext:value-type="float">
            <text:p>800</text:p>
          </table:table-cell>
          <table:table-cell table:style-name="ce20" table:formula="of:=[PythonNoWin.T5]*[PythonNoWin.N5]" office:value-type="float" office:value="200.942085000001" calcext:value-type="float">
            <text:p>200.94</text:p>
          </table:table-cell>
          <table:table-cell table:style-name="ce20" table:formula="of:=[PythonNoWin.T5]*[PythonNoWin.P5]" office:value-type="float" office:value="14.083951815851" calcext:value-type="float">
            <text:p>14.08</text:p>
          </table:table-cell>
          <table:table-cell table:style-name="ce30" table:formula="of:=[.X4]+[.U5]" office:value-type="float" office:value="2400" calcext:value-type="float">
            <text:p>2400</text:p>
          </table:table-cell>
          <table:table-cell table:style-name="ce31" table:formula="of:=COMBINEDMEAN([.X4]; [.Y4]; [.U5]; [.V5])" office:value-type="float" office:value="199.84871875" calcext:value-type="float">
            <text:p>199.85</text:p>
          </table:table-cell>
          <table:table-cell table:style-name="ce31" table:formula="of:=COMBINEDSTDDEV([.X4];[.Y4];[.Z4];[.U5];[.V5];[.W5])" office:value-type="float" office:value="14.5857892067357" calcext:value-type="float">
            <text:p>14.59</text:p>
          </table:table-cell>
          <table:table-cell table:style-name="ce28" table:formula="of:=[.Y5]/[.Z5]" office:value-type="float" office:value="13.70160475497" calcext:value-type="float">
            <text:p>13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004453750001" calcext:value-type="float">
            <text:p>200.00445375</text:p>
          </table:table-cell>
          <table:table-cell office:value-type="float" office:value="13.1881190300132" calcext:value-type="float">
            <text:p>13.18811903</text:p>
          </table:table-cell>
          <table:table-cell office:value-type="float" office:value="195.437" calcext:value-type="float">
            <text:p>195.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6" calcext:value-type="float">
            <text:p>6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6];3))" office:value-type="float" office:value="200.004453750001" calcext:value-type="float">
            <text:p>200.00</text:p>
          </table:table-cell>
          <table:table-cell table:style-name="ce23" table:formula="of:=[.N6]/[.N5]" office:value-type="float" office:value="0.995333823424794" calcext:value-type="float">
            <text:p>1.00</text:p>
          </table:table-cell>
          <table:table-cell table:style-name="ce20" table:formula="of:=INDIRECT(ADDRESS([.$K6];4))" office:value-type="float" office:value="13.1881190300132" calcext:value-type="float">
            <text:p>13.19</text:p>
          </table:table-cell>
          <table:table-cell table:style-name="ce26" table:formula="of:=INDIRECT(ADDRESS([.$K6];5))" office:value-type="float" office:value="195.437" calcext:value-type="float">
            <text:p>195.44</text:p>
          </table:table-cell>
          <table:table-cell table:style-name="ce27" table:formula="of:=IF([.Q6]=0;&quot;&quot;;ABS([.N6] - [.Q6]) / MAX([.N6]; [.Q6]))" office:value-type="float" office:value="0.0228367602039011" calcext:value-type="float">
            <text:p>0.0228</text:p>
          </table:table-cell>
          <table:table-cell table:style-name="ce28" table:formula="of:=[.N6]/[.P6]" office:value-type="float" office:value="15.165502623599" calcext:value-type="float">
            <text:p>15.17</text:p>
          </table:table-cell>
          <table:table-cell table:style-name="ce29" table:formula="of:=[.S6] &gt;= [$CONFIG.$B$3]" office:value-type="boolean" office:boolean-value="true" calcext:value-type="boolean">
            <text:p>TRUE</text:p>
          </table:table-cell>
          <table:table-cell table:style-name="ce16" table:formula="of:=[PythonNoWin.T6]*[PythonNoWin.M6]" office:value-type="float" office:value="800" calcext:value-type="float">
            <text:p>800</text:p>
          </table:table-cell>
          <table:table-cell table:style-name="ce20" table:formula="of:=[PythonNoWin.T6]*[PythonNoWin.N6]" office:value-type="float" office:value="200.004453750001" calcext:value-type="float">
            <text:p>200.00</text:p>
          </table:table-cell>
          <table:table-cell table:style-name="ce20" table:formula="of:=[PythonNoWin.T6]*[PythonNoWin.P6]" office:value-type="float" office:value="13.1881190300132" calcext:value-type="float">
            <text:p>13.19</text:p>
          </table:table-cell>
          <table:table-cell table:style-name="ce30" table:formula="of:=[.X5]+[.U6]" office:value-type="float" office:value="3200" calcext:value-type="float">
            <text:p>3200</text:p>
          </table:table-cell>
          <table:table-cell table:style-name="ce31" table:formula="of:=COMBINEDMEAN([.X5]; [.Y5]; [.U6]; [.V6])" office:value-type="float" office:value="199.8876525" calcext:value-type="float">
            <text:p>199.89</text:p>
          </table:table-cell>
          <table:table-cell table:style-name="ce31" table:formula="of:=COMBINEDSTDDEV([.X5];[.Y5];[.Z5];[.U6];[.V6];[.W6])" office:value-type="float" office:value="14.2473752750053" calcext:value-type="float">
            <text:p>14.25</text:p>
          </table:table-cell>
          <table:table-cell table:style-name="ce28" table:formula="of:=[.Y6]/[.Z6]" office:value-type="float" office:value="14.0297878480586" calcext:value-type="float">
            <text:p>1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937991249999" calcext:value-type="float">
            <text:p>198.93799125</text:p>
          </table:table-cell>
          <table:table-cell office:value-type="float" office:value="17.3669551763916" calcext:value-type="float">
            <text:p>17.3669551764</text:p>
          </table:table-cell>
          <table:table-cell office:value-type="float" office:value="194.154" calcext:value-type="float">
            <text:p>194.1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7" calcext:value-type="float">
            <text:p>7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7];3))" office:value-type="float" office:value="198.937991249999" calcext:value-type="float">
            <text:p>198.94</text:p>
          </table:table-cell>
          <table:table-cell table:style-name="ce23" table:formula="of:=[.N7]/[.N6]" office:value-type="float" office:value="0.99466780624128" calcext:value-type="float">
            <text:p>0.99</text:p>
          </table:table-cell>
          <table:table-cell table:style-name="ce20" table:formula="of:=INDIRECT(ADDRESS([.$K7];4))" office:value-type="float" office:value="17.3669551763916" calcext:value-type="float">
            <text:p>17.37</text:p>
          </table:table-cell>
          <table:table-cell table:style-name="ce26" table:formula="of:=INDIRECT(ADDRESS([.$K7];5))" office:value-type="float" office:value="194.154" calcext:value-type="float">
            <text:p>194.15</text:p>
          </table:table-cell>
          <table:table-cell table:style-name="ce27" table:formula="of:=IF([.Q7]=0;&quot;&quot;;ABS([.N7] - [.Q7]) / MAX([.N7]; [.Q7]))" office:value-type="float" office:value="0.0240476503253072" calcext:value-type="float">
            <text:p>0.0240</text:p>
          </table:table-cell>
          <table:table-cell table:style-name="ce28" table:formula="of:=[.N7]/[.P7]" office:value-type="float" office:value="11.4549723442848" calcext:value-type="float">
            <text:p>11.45</text:p>
          </table:table-cell>
          <table:table-cell table:style-name="ce29" table:formula="of:=[.S7] &gt;= [$CONFIG.$B$3]" office:value-type="boolean" office:boolean-value="true" calcext:value-type="boolean">
            <text:p>TRUE</text:p>
          </table:table-cell>
          <table:table-cell table:style-name="ce16" table:formula="of:=[PythonNoWin.T7]*[PythonNoWin.M7]" office:value-type="float" office:value="800" calcext:value-type="float">
            <text:p>800</text:p>
          </table:table-cell>
          <table:table-cell table:style-name="ce20" table:formula="of:=[PythonNoWin.T7]*[PythonNoWin.N7]" office:value-type="float" office:value="198.937991249999" calcext:value-type="float">
            <text:p>198.94</text:p>
          </table:table-cell>
          <table:table-cell table:style-name="ce20" table:formula="of:=[PythonNoWin.T7]*[PythonNoWin.P7]" office:value-type="float" office:value="17.3669551763916" calcext:value-type="float">
            <text:p>17.37</text:p>
          </table:table-cell>
          <table:table-cell table:style-name="ce30" table:formula="of:=[.X6]+[.U7]" office:value-type="float" office:value="4000" calcext:value-type="float">
            <text:p>4000</text:p>
          </table:table-cell>
          <table:table-cell table:style-name="ce31" table:formula="of:=COMBINEDMEAN([.X6]; [.Y6]; [.U7]; [.V7])" office:value-type="float" office:value="199.69772025" calcext:value-type="float">
            <text:p>199.70</text:p>
          </table:table-cell>
          <table:table-cell table:style-name="ce31" table:formula="of:=COMBINEDSTDDEV([.X6];[.Y6];[.Z6];[.U7];[.V7];[.W7])" office:value-type="float" office:value="14.9260253278972" calcext:value-type="float">
            <text:p>14.93</text:p>
          </table:table-cell>
          <table:table-cell table:style-name="ce28" table:formula="of:=[.Y7]/[.Z7]" office:value-type="float" office:value="13.3791626278939" calcext:value-type="float">
            <text:p>13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23.41307625" calcext:value-type="float">
            <text:p>223.41307625</text:p>
          </table:table-cell>
          <table:table-cell office:value-type="float" office:value="20.3663781795052" calcext:value-type="float">
            <text:p>20.3663781795</text:p>
          </table:table-cell>
          <table:table-cell office:value-type="float" office:value="212.116" calcext:value-type="float">
            <text:p>212.1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8" calcext:value-type="float">
            <text:p>8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8];3))" office:value-type="float" office:value="223.41307625" calcext:value-type="float">
            <text:p>223.41</text:p>
          </table:table-cell>
          <table:table-cell table:style-name="ce23" table:formula="of:=[.N8]/[.N7]" office:value-type="float" office:value="1.12302871284773" calcext:value-type="float">
            <text:p>1.12</text:p>
          </table:table-cell>
          <table:table-cell table:style-name="ce20" table:formula="of:=INDIRECT(ADDRESS([.$K8];4))" office:value-type="float" office:value="20.3663781795052" calcext:value-type="float">
            <text:p>20.37</text:p>
          </table:table-cell>
          <table:table-cell table:style-name="ce26" table:formula="of:=INDIRECT(ADDRESS([.$K8];5))" office:value-type="float" office:value="212.116" calcext:value-type="float">
            <text:p>212.12</text:p>
          </table:table-cell>
          <table:table-cell table:style-name="ce27" table:formula="of:=IF([.Q8]=0;&quot;&quot;;ABS([.N8] - [.Q8]) / MAX([.N8]; [.Q8]))" office:value-type="float" office:value="0.0505658685678653" calcext:value-type="float">
            <text:p>0.0506</text:p>
          </table:table-cell>
          <table:table-cell table:style-name="ce28" table:formula="of:=[.N8]/[.P8]" office:value-type="float" office:value="10.9697008609426" calcext:value-type="float">
            <text:p>10.97</text:p>
          </table:table-cell>
          <table:table-cell table:style-name="ce29" table:formula="of:=[.S8] &gt;= [$CONFIG.$B$3]" office:value-type="boolean" office:boolean-value="true" calcext:value-type="boolean">
            <text:p>TRUE</text:p>
          </table:table-cell>
          <table:table-cell table:style-name="ce16" table:formula="of:=[PythonNoWin.T8]*[PythonNoWin.M8]" office:value-type="float" office:value="800" calcext:value-type="float">
            <text:p>800</text:p>
          </table:table-cell>
          <table:table-cell table:style-name="ce20" table:formula="of:=[PythonNoWin.T8]*[PythonNoWin.N8]" office:value-type="float" office:value="223.41307625" calcext:value-type="float">
            <text:p>223.41</text:p>
          </table:table-cell>
          <table:table-cell table:style-name="ce20" table:formula="of:=[PythonNoWin.T8]*[PythonNoWin.P8]" office:value-type="float" office:value="20.3663781795052" calcext:value-type="float">
            <text:p>20.37</text:p>
          </table:table-cell>
          <table:table-cell table:style-name="ce30" table:formula="of:=[.X7]+[.U8]" office:value-type="float" office:value="4800" calcext:value-type="float">
            <text:p>4800</text:p>
          </table:table-cell>
          <table:table-cell table:style-name="ce31" table:formula="of:=COMBINEDMEAN([.X7]; [.Y7]; [.U8]; [.V8])" office:value-type="float" office:value="203.650279583333" calcext:value-type="float">
            <text:p>203.65</text:p>
          </table:table-cell>
          <table:table-cell table:style-name="ce31" table:formula="of:=COMBINEDSTDDEV([.X7];[.Y7];[.Z7];[.U8];[.V8];[.W8])" office:value-type="float" office:value="18.2438179288531" calcext:value-type="float">
            <text:p>18.24</text:p>
          </table:table-cell>
          <table:table-cell table:style-name="ce28" table:formula="of:=[.Y8]/[.Z8]" office:value-type="float" office:value="11.1627007229257" calcext:value-type="float">
            <text:p>11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94080125" calcext:value-type="float">
            <text:p>205.94080125</text:p>
          </table:table-cell>
          <table:table-cell office:value-type="float" office:value="17.2239348983756" calcext:value-type="float">
            <text:p>17.2239348984</text:p>
          </table:table-cell>
          <table:table-cell office:value-type="float" office:value="195.437" calcext:value-type="float">
            <text:p>195.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9" calcext:value-type="float">
            <text:p>9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9];3))" office:value-type="float" office:value="205.94080125" calcext:value-type="float">
            <text:p>205.94</text:p>
          </table:table-cell>
          <table:table-cell table:style-name="ce23" table:formula="of:=[.N9]/[.N8]" office:value-type="float" office:value="0.921793856952005" calcext:value-type="float">
            <text:p>0.92</text:p>
          </table:table-cell>
          <table:table-cell table:style-name="ce20" table:formula="of:=INDIRECT(ADDRESS([.$K9];4))" office:value-type="float" office:value="17.2239348983756" calcext:value-type="float">
            <text:p>17.22</text:p>
          </table:table-cell>
          <table:table-cell table:style-name="ce26" table:formula="of:=INDIRECT(ADDRESS([.$K9];5))" office:value-type="float" office:value="195.437" calcext:value-type="float">
            <text:p>195.44</text:p>
          </table:table-cell>
          <table:table-cell table:style-name="ce27" table:formula="of:=IF([.Q9]=0;&quot;&quot;;ABS([.N9] - [.Q9]) / MAX([.N9]; [.Q9]))" office:value-type="float" office:value="0.0510039836023022" calcext:value-type="float">
            <text:p>0.0510</text:p>
          </table:table-cell>
          <table:table-cell table:style-name="ce28" table:formula="of:=[.N9]/[.P9]" office:value-type="float" office:value="11.9566639368465" calcext:value-type="float">
            <text:p>11.96</text:p>
          </table:table-cell>
          <table:table-cell table:style-name="ce29" table:formula="of:=[.S9] &gt;= [$CONFIG.$B$3]" office:value-type="boolean" office:boolean-value="true" calcext:value-type="boolean">
            <text:p>TRUE</text:p>
          </table:table-cell>
          <table:table-cell table:style-name="ce16" table:formula="of:=[PythonNoWin.T9]*[PythonNoWin.M9]" office:value-type="float" office:value="800" calcext:value-type="float">
            <text:p>800</text:p>
          </table:table-cell>
          <table:table-cell table:style-name="ce20" table:formula="of:=[PythonNoWin.T9]*[PythonNoWin.N9]" office:value-type="float" office:value="205.94080125" calcext:value-type="float">
            <text:p>205.94</text:p>
          </table:table-cell>
          <table:table-cell table:style-name="ce20" table:formula="of:=[PythonNoWin.T9]*[PythonNoWin.P9]" office:value-type="float" office:value="17.2239348983756" calcext:value-type="float">
            <text:p>17.22</text:p>
          </table:table-cell>
          <table:table-cell table:style-name="ce30" table:formula="of:=[.X8]+[.U9]" office:value-type="float" office:value="5600" calcext:value-type="float">
            <text:p>5600</text:p>
          </table:table-cell>
          <table:table-cell table:style-name="ce31" table:formula="of:=COMBINEDMEAN([.X8]; [.Y8]; [.U9]; [.V9])" office:value-type="float" office:value="203.977496964286" calcext:value-type="float">
            <text:p>203.98</text:p>
          </table:table-cell>
          <table:table-cell table:style-name="ce31" table:formula="of:=COMBINEDSTDDEV([.X8];[.Y8];[.Z8];[.U9];[.V9];[.W9])" office:value-type="float" office:value="18.1178906314556" calcext:value-type="float">
            <text:p>18.12</text:p>
          </table:table-cell>
          <table:table-cell table:style-name="ce28" table:formula="of:=[.Y9]/[.Z9]" office:value-type="float" office:value="11.2583468524834" calcext:value-type="float">
            <text:p>11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8.14747" calcext:value-type="float">
            <text:p>208.14747</text:p>
          </table:table-cell>
          <table:table-cell office:value-type="float" office:value="12.825773123261" calcext:value-type="float">
            <text:p>12.8257731233</text:p>
          </table:table-cell>
          <table:table-cell office:value-type="float" office:value="203.563" calcext:value-type="float">
            <text:p>203.56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10" calcext:value-type="float">
            <text:p>10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10];3))" office:value-type="float" office:value="208.14747" calcext:value-type="float">
            <text:p>208.15</text:p>
          </table:table-cell>
          <table:table-cell table:style-name="ce23" table:formula="of:=[.N10]/[.N9]" office:value-type="float" office:value="1.01071506343865" calcext:value-type="float">
            <text:p>1.01</text:p>
          </table:table-cell>
          <table:table-cell table:style-name="ce20" table:formula="of:=INDIRECT(ADDRESS([.$K10];4))" office:value-type="float" office:value="12.825773123261" calcext:value-type="float">
            <text:p>12.83</text:p>
          </table:table-cell>
          <table:table-cell table:style-name="ce26" table:formula="of:=INDIRECT(ADDRESS([.$K10];5))" office:value-type="float" office:value="203.563" calcext:value-type="float">
            <text:p>203.56</text:p>
          </table:table-cell>
          <table:table-cell table:style-name="ce27" table:formula="of:=IF([.Q10]=0;&quot;&quot;;ABS([.N10] - [.Q10]) / MAX([.N10]; [.Q10]))" office:value-type="float" office:value="0.0220251055657799" calcext:value-type="float">
            <text:p>0.0220</text:p>
          </table:table-cell>
          <table:table-cell table:style-name="ce28" table:formula="of:=[.N10]/[.P10]" office:value-type="float" office:value="16.2288439066882" calcext:value-type="float">
            <text:p>16.23</text:p>
          </table:table-cell>
          <table:table-cell table:style-name="ce29" table:formula="of:=[.S10] &gt;= [$CONFIG.$B$3]" office:value-type="boolean" office:boolean-value="true" calcext:value-type="boolean">
            <text:p>TRUE</text:p>
          </table:table-cell>
          <table:table-cell table:style-name="ce16" table:formula="of:=[PythonNoWin.T10]*[PythonNoWin.M10]" office:value-type="float" office:value="800" calcext:value-type="float">
            <text:p>800</text:p>
          </table:table-cell>
          <table:table-cell table:style-name="ce20" table:formula="of:=[PythonNoWin.T10]*[PythonNoWin.N10]" office:value-type="float" office:value="208.14747" calcext:value-type="float">
            <text:p>208.15</text:p>
          </table:table-cell>
          <table:table-cell table:style-name="ce20" table:formula="of:=[PythonNoWin.T10]*[PythonNoWin.P10]" office:value-type="float" office:value="12.825773123261" calcext:value-type="float">
            <text:p>12.83</text:p>
          </table:table-cell>
          <table:table-cell table:style-name="ce30" table:formula="of:=[.X9]+[.U10]" office:value-type="float" office:value="6400" calcext:value-type="float">
            <text:p>6400</text:p>
          </table:table-cell>
          <table:table-cell table:style-name="ce31" table:formula="of:=COMBINEDMEAN([.X9]; [.Y9]; [.U10]; [.V10])" office:value-type="float" office:value="204.49874359375" calcext:value-type="float">
            <text:p>204.50</text:p>
          </table:table-cell>
          <table:table-cell table:style-name="ce31" table:formula="of:=COMBINEDSTDDEV([.X9];[.Y9];[.Z9];[.U10];[.V10];[.W10])" office:value-type="float" office:value="17.5972029112168" calcext:value-type="float">
            <text:p>17.60</text:p>
          </table:table-cell>
          <table:table-cell table:style-name="ce28" table:formula="of:=[.Y10]/[.Z10]" office:value-type="float" office:value="11.6210936832125" calcext:value-type="float">
            <text:p>11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16887125" calcext:value-type="float">
            <text:p>205.16887125</text:p>
          </table:table-cell>
          <table:table-cell office:value-type="float" office:value="17.6703055966648" calcext:value-type="float">
            <text:p>17.6703055967</text:p>
          </table:table-cell>
          <table:table-cell office:value-type="float" office:value="199.286" calcext:value-type="float">
            <text:p>199.2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no_64_32" calcext:value-type="string">
            <text:p>mult_no_64_32</text:p>
          </table:table-cell>
          <table:table-cell/>
          <table:table-cell table:style-name="ce9" table:formula="of:=ROW()" office:value-type="float" office:value="11" calcext:value-type="float">
            <text:p>11</text:p>
          </table:table-cell>
          <table:table-cell/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.$K11];3))" office:value-type="float" office:value="205.16887125" calcext:value-type="float">
            <text:p>205.17</text:p>
          </table:table-cell>
          <table:table-cell table:style-name="ce23" table:formula="of:=[.N11]/[.N10]" office:value-type="float" office:value="0.985689959383124" calcext:value-type="float">
            <text:p>0.99</text:p>
          </table:table-cell>
          <table:table-cell table:style-name="ce20" table:formula="of:=INDIRECT(ADDRESS([.$K11];4))" office:value-type="float" office:value="17.6703055966648" calcext:value-type="float">
            <text:p>17.67</text:p>
          </table:table-cell>
          <table:table-cell table:style-name="ce26" table:formula="of:=INDIRECT(ADDRESS([.$K11];5))" office:value-type="float" office:value="199.286" calcext:value-type="float">
            <text:p>199.29</text:p>
          </table:table-cell>
          <table:table-cell table:style-name="ce27" table:formula="of:=IF([.Q11]=0;&quot;&quot;;ABS([.N11] - [.Q11]) / MAX([.N11]; [.Q11]))" office:value-type="float" office:value="0.028673312935624" calcext:value-type="float">
            <text:p>0.0287</text:p>
          </table:table-cell>
          <table:table-cell table:style-name="ce28" table:formula="of:=[.N11]/[.P11]" office:value-type="float" office:value="11.6109407461931" calcext:value-type="float">
            <text:p>11.61</text:p>
          </table:table-cell>
          <table:table-cell table:style-name="ce29" table:formula="of:=[.S11] &gt;= [$CONFIG.$B$3]" office:value-type="boolean" office:boolean-value="true" calcext:value-type="boolean">
            <text:p>TRUE</text:p>
          </table:table-cell>
          <table:table-cell table:style-name="ce16" table:formula="of:=[PythonNoWin.T11]*[PythonNoWin.M11]" office:value-type="float" office:value="800" calcext:value-type="float">
            <text:p>800</text:p>
          </table:table-cell>
          <table:table-cell table:style-name="ce20" table:formula="of:=[PythonNoWin.T11]*[PythonNoWin.N11]" office:value-type="float" office:value="205.16887125" calcext:value-type="float">
            <text:p>205.17</text:p>
          </table:table-cell>
          <table:table-cell table:style-name="ce20" table:formula="of:=[PythonNoWin.T11]*[PythonNoWin.P11]" office:value-type="float" office:value="17.6703055966648" calcext:value-type="float">
            <text:p>17.67</text:p>
          </table:table-cell>
          <table:table-cell table:style-name="ce30" table:formula="of:=[.X10]+[.U11]" office:value-type="float" office:value="7200" calcext:value-type="float">
            <text:p>7200</text:p>
          </table:table-cell>
          <table:table-cell table:style-name="ce31" table:formula="of:=COMBINEDMEAN([.X10]; [.Y10]; [.U11]; [.V11])" office:value-type="float" office:value="204.573202222222" calcext:value-type="float">
            <text:p>204.57</text:p>
          </table:table-cell>
          <table:table-cell table:style-name="ce31" table:formula="of:=COMBINEDSTDDEV([.X10];[.Y10];[.Z10];[.U11];[.V11];[.W11])" office:value-type="float" office:value="17.6053695606108" calcext:value-type="float">
            <text:p>17.61</text:p>
          </table:table-cell>
          <table:table-cell table:style-name="ce28" table:formula="of:=[.Y11]/[.Z11]" office:value-type="float" office:value="11.6199322892899" calcext:value-type="float">
            <text:p>11.62</text:p>
          </table:table-cell>
          <table:table-cell table:number-columns-repeated="5"/>
        </table:table-row>
        <table:table-row table:style-name="ro1" table:number-rows-repeated="104856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ythonWindows" table:style-name="ta1"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2" table:default-cell-style-name="ce7"/>
        <table:table-column table:style-name="co2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2" table:default-cell-style-name="ce7"/>
        <table:table-column table:style-name="co2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2" table:default-cell-style-name="Default"/>
        <table:table-row table:style-name="ro1">
          <table:table-cell table:style-name="ce11" table:formula="of:=[$PythonAWin.AG1]" office:value-type="string" office:string-value="# elem&#10;(real)" calcext:value-type="string" table:number-columns-spanned="1" table:number-rows-spanned="2">
            <text:p># elem</text:p>
            <text:p>(real)</text:p>
          </table:table-cell>
          <table:table-cell table:style-name="ce19" table:formula="of:=[$PythonAWin.$AH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6"/>
          <table:covered-table-cell table:style-name="ce34"/>
          <table:table-cell table:style-name="ce19" table:formula="of:=[$PythonBWin.$AH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6"/>
          <table:covered-table-cell table:style-name="ce34"/>
          <table:table-cell table:style-name="ce19" table:formula="of:=[$PythonCWin.$AH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6"/>
          <table:covered-table-cell table:style-name="ce34"/>
          <table:table-cell table:style-name="ce19" table:formula="of:=[$PythonDWin.$AH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6"/>
          <table:covered-table-cell table:style-name="ce34"/>
          <table:table-cell table:style-name="ce19" table:formula="of:=[$PythonEWin.$AH1]" office:value-type="string" office:string-value="mult_e_64_32" calcext:value-type="string" table:number-columns-spanned="3" table:number-rows-spanned="1">
            <text:p>mult_e_64_32</text:p>
          </table:table-cell>
          <table:covered-table-cell table:style-name="ce6"/>
          <table:covered-table-cell table:style-name="ce34"/>
          <table:table-cell table:style-name="ce19" table:formula="of:=[$PythonFWin.$AH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6"/>
          <table:covered-table-cell table:style-name="ce34"/>
        </table:table-row>
        <table:table-row table:style-name="ro1"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</table:table-row>
        <table:table-row table:style-name="ro1">
          <table:table-cell table:style-name="ce15" table:formula="of:=[$PythonAWin.AG3]" office:value-type="float" office:value="13108" calcext:value-type="float">
            <text:p>13,108</text:p>
          </table:table-cell>
          <table:table-cell table:style-name="ce33" table:formula="of:=[$PythonAWin.$AH3]" office:value-type="float" office:value="5784748.4034375" calcext:value-type="float">
            <text:p>5,784,748.40</text:p>
          </table:table-cell>
          <table:table-cell table:style-name="ce33" table:formula="of:=[$PythonAWin.$AI3]" office:value-type="float" office:value="576978.87409576" calcext:value-type="float">
            <text:p>576,978.87</text:p>
          </table:table-cell>
          <table:table-cell table:style-name="ce35" table:formula="of:=[$PythonAWin.$AJ3]" office:value-type="float" office:value="10.0259275740439" calcext:value-type="float">
            <text:p>10.03</text:p>
          </table:table-cell>
          <table:table-cell table:style-name="ce33" table:formula="of:=[$PythonBWin.$AH3]" office:value-type="float" office:value="4050051.58625" calcext:value-type="float">
            <text:p>4,050,051.59</text:p>
          </table:table-cell>
          <table:table-cell table:style-name="ce33" table:formula="of:=[$PythonBWin.$AI3]" office:value-type="float" office:value="107283.040333534" calcext:value-type="float">
            <text:p>107,283.04</text:p>
          </table:table-cell>
          <table:table-cell table:style-name="ce35" table:formula="of:=[$PythonBWin.$AJ3]" office:value-type="float" office:value="37.7510888362105" calcext:value-type="float">
            <text:p>37.75</text:p>
          </table:table-cell>
          <table:table-cell table:style-name="ce33" table:formula="of:=[$PythonCWin.$AH3]" office:value-type="float" office:value="3539404.2225" calcext:value-type="float">
            <text:p>3,539,404.22</text:p>
          </table:table-cell>
          <table:table-cell table:style-name="ce33" table:formula="of:=[$PythonCWin.$AI3]" office:value-type="float" office:value="92705.793165711" calcext:value-type="float">
            <text:p>92,705.79</text:p>
          </table:table-cell>
          <table:table-cell table:style-name="ce35" table:formula="of:=[$PythonCWin.$AJ3]" office:value-type="float" office:value="38.17888938368" calcext:value-type="float">
            <text:p>38.18</text:p>
          </table:table-cell>
          <table:table-cell table:style-name="ce33" table:formula="of:=[$PythonDWin.$AH3]" office:value-type="float" office:value="5391453.68625" calcext:value-type="float">
            <text:p>5,391,453.69</text:p>
          </table:table-cell>
          <table:table-cell table:style-name="ce33" table:formula="of:=[$PythonDWin.$AI3]" office:value-type="float" office:value="155226.376064437" calcext:value-type="float">
            <text:p>155,226.38</text:p>
          </table:table-cell>
          <table:table-cell table:style-name="ce35" table:formula="of:=[$PythonDWin.$AJ3]" office:value-type="float" office:value="34.7328451706682" calcext:value-type="float">
            <text:p>34.73</text:p>
          </table:table-cell>
          <table:table-cell table:style-name="ce33" table:formula="of:=[$PythonEWin.$AH3]" office:value-type="float" office:value="0" calcext:value-type="float">
            <text:p>0.00</text:p>
          </table:table-cell>
          <table:table-cell table:style-name="ce33" table:formula="of:=[$PythonEWin.$AI3]" office:value-type="float" office:value="0" calcext:value-type="float">
            <text:p>0.00</text:p>
          </table:table-cell>
          <table:table-cell table:style-name="ce35" table:formula="of:=[$PythonEWin.$AJ3]" office:value-type="string" office:string-value="" calcext:value-type="error">
            <text:p>#DIV/0!</text:p>
          </table:table-cell>
          <table:table-cell table:style-name="ce33" table:formula="of:=[$PythonFWin.$AH3]" office:value-type="float" office:value="3253361.98625" calcext:value-type="float">
            <text:p>3,253,361.99</text:p>
          </table:table-cell>
          <table:table-cell table:style-name="ce33" table:formula="of:=[$PythonFWin.$AI3]" office:value-type="float" office:value="81061.7797048937" calcext:value-type="float">
            <text:p>81,061.78</text:p>
          </table:table-cell>
          <table:table-cell table:style-name="ce33" table:formula="of:=[$PythonFWin.$AJ3]" office:value-type="float" office:value="40.1343518251622" calcext:value-type="float">
            <text:p>40.13</text:p>
          </table:table-cell>
        </table:table-row>
        <table:table-row table:style-name="ro1">
          <table:table-cell table:style-name="ce15" table:formula="of:=[$PythonAWin.AG4]" office:value-type="float" office:value="26215" calcext:value-type="float">
            <text:p>26,215</text:p>
          </table:table-cell>
          <table:table-cell table:style-name="ce33" table:formula="of:=[$PythonAWin.$AH4]" office:value-type="float" office:value="11903400.895625" calcext:value-type="float">
            <text:p>11,903,400.90</text:p>
          </table:table-cell>
          <table:table-cell table:style-name="ce33" table:formula="of:=[$PythonAWin.$AI4]" office:value-type="float" office:value="1116165.18824836" calcext:value-type="float">
            <text:p>1,116,165.19</text:p>
          </table:table-cell>
          <table:table-cell table:style-name="ce35" table:formula="of:=[$PythonAWin.$AJ4]" office:value-type="float" office:value="10.6645512877045" calcext:value-type="float">
            <text:p>10.66</text:p>
          </table:table-cell>
          <table:table-cell table:style-name="ce33" table:formula="of:=[$PythonBWin.$AH4]" office:value-type="float" office:value="7814211.12625" calcext:value-type="float">
            <text:p>7,814,211.13</text:p>
          </table:table-cell>
          <table:table-cell table:style-name="ce33" table:formula="of:=[$PythonBWin.$AI4]" office:value-type="float" office:value="370501.597084447" calcext:value-type="float">
            <text:p>370,501.60</text:p>
          </table:table-cell>
          <table:table-cell table:style-name="ce35" table:formula="of:=[$PythonBWin.$AJ4]" office:value-type="float" office:value="21.0908972801781" calcext:value-type="float">
            <text:p>21.09</text:p>
          </table:table-cell>
          <table:table-cell table:style-name="ce33" table:formula="of:=[$PythonCWin.$AH4]" office:value-type="float" office:value="7185755.18375" calcext:value-type="float">
            <text:p>7,185,755.18</text:p>
          </table:table-cell>
          <table:table-cell table:style-name="ce33" table:formula="of:=[$PythonCWin.$AI4]" office:value-type="float" office:value="207077.383113001" calcext:value-type="float">
            <text:p>207,077.38</text:p>
          </table:table-cell>
          <table:table-cell table:style-name="ce35" table:formula="of:=[$PythonCWin.$AJ4]" office:value-type="float" office:value="34.7008208995416" calcext:value-type="float">
            <text:p>34.70</text:p>
          </table:table-cell>
          <table:table-cell table:style-name="ce33" table:formula="of:=[$PythonDWin.$AH4]" office:value-type="float" office:value="10764617.2475" calcext:value-type="float">
            <text:p>10,764,617.25</text:p>
          </table:table-cell>
          <table:table-cell table:style-name="ce33" table:formula="of:=[$PythonDWin.$AI4]" office:value-type="float" office:value="340198.063795562" calcext:value-type="float">
            <text:p>340,198.06</text:p>
          </table:table-cell>
          <table:table-cell table:style-name="ce35" table:formula="of:=[$PythonDWin.$AJ4]" office:value-type="float" office:value="31.6422060942971" calcext:value-type="float">
            <text:p>31.64</text:p>
          </table:table-cell>
          <table:table-cell table:style-name="ce33" table:formula="of:=[$PythonEWin.$AH4]" office:value-type="float" office:value="0" calcext:value-type="float">
            <text:p>0.00</text:p>
          </table:table-cell>
          <table:table-cell table:style-name="ce33" table:formula="of:=[$PythonEWin.$AI4]" office:value-type="float" office:value="0" calcext:value-type="float">
            <text:p>0.00</text:p>
          </table:table-cell>
          <table:table-cell table:style-name="ce35" table:formula="of:=[$PythonEWin.$AJ4]" office:value-type="string" office:string-value="" calcext:value-type="error">
            <text:p>#DIV/0!</text:p>
          </table:table-cell>
          <table:table-cell table:style-name="ce33" table:formula="of:=[$PythonFWin.$AH4]" office:value-type="float" office:value="6746630.53125" calcext:value-type="float">
            <text:p>6,746,630.53</text:p>
          </table:table-cell>
          <table:table-cell table:style-name="ce33" table:formula="of:=[$PythonFWin.$AI4]" office:value-type="float" office:value="405433.968643348" calcext:value-type="float">
            <text:p>405,433.97</text:p>
          </table:table-cell>
          <table:table-cell table:style-name="ce33" table:formula="of:=[$PythonFWin.$AJ4]" office:value-type="float" office:value="16.6405162197568" calcext:value-type="float">
            <text:p>16.64</text:p>
          </table:table-cell>
        </table:table-row>
        <table:table-row table:style-name="ro1">
          <table:table-cell table:style-name="ce15" table:formula="of:=[$PythonAWin.AG5]" office:value-type="float" office:value="52429" calcext:value-type="float">
            <text:p>52,429</text:p>
          </table:table-cell>
          <table:table-cell table:style-name="ce33" table:formula="of:=[$PythonAWin.$AH5]" office:value-type="float" office:value="25373997.5875" calcext:value-type="float">
            <text:p>25,373,997.59</text:p>
          </table:table-cell>
          <table:table-cell table:style-name="ce33" table:formula="of:=[$PythonAWin.$AI5]" office:value-type="float" office:value="2307704.97249053" calcext:value-type="float">
            <text:p>2,307,704.97</text:p>
          </table:table-cell>
          <table:table-cell table:style-name="ce35" table:formula="of:=[$PythonAWin.$AJ5]" office:value-type="float" office:value="10.9953386112939" calcext:value-type="float">
            <text:p>11.00</text:p>
          </table:table-cell>
          <table:table-cell table:style-name="ce33" table:formula="of:=[$PythonBWin.$AH5]" office:value-type="float" office:value="16615927.12375" calcext:value-type="float">
            <text:p>16,615,927.12</text:p>
          </table:table-cell>
          <table:table-cell table:style-name="ce33" table:formula="of:=[$PythonBWin.$AI5]" office:value-type="float" office:value="699222.355018688" calcext:value-type="float">
            <text:p>699,222.36</text:p>
          </table:table-cell>
          <table:table-cell table:style-name="ce35" table:formula="of:=[$PythonBWin.$AJ5]" office:value-type="float" office:value="23.7634380601374" calcext:value-type="float">
            <text:p>23.76</text:p>
          </table:table-cell>
          <table:table-cell table:style-name="ce33" table:formula="of:=[$PythonCWin.$AH5]" office:value-type="float" office:value="15050258.77625" calcext:value-type="float">
            <text:p>15,050,258.78</text:p>
          </table:table-cell>
          <table:table-cell table:style-name="ce33" table:formula="of:=[$PythonCWin.$AI5]" office:value-type="float" office:value="381329.421326827" calcext:value-type="float">
            <text:p>381,329.42</text:p>
          </table:table-cell>
          <table:table-cell table:style-name="ce35" table:formula="of:=[$PythonCWin.$AJ5]" office:value-type="float" office:value="39.4678667171365" calcext:value-type="float">
            <text:p>39.47</text:p>
          </table:table-cell>
          <table:table-cell table:style-name="ce33" table:formula="of:=[$PythonDWin.$AH5]" office:value-type="float" office:value="21871315.77875" calcext:value-type="float">
            <text:p>21,871,315.78</text:p>
          </table:table-cell>
          <table:table-cell table:style-name="ce33" table:formula="of:=[$PythonDWin.$AI5]" office:value-type="float" office:value="263012.591734119" calcext:value-type="float">
            <text:p>263,012.59</text:p>
          </table:table-cell>
          <table:table-cell table:style-name="ce35" table:formula="of:=[$PythonDWin.$AJ5]" office:value-type="float" office:value="83.1569151672398" calcext:value-type="float">
            <text:p>83.16</text:p>
          </table:table-cell>
          <table:table-cell table:style-name="ce33" table:formula="of:=[$PythonEWin.$AH5]" office:value-type="float" office:value="15136631.52" calcext:value-type="float">
            <text:p>15,136,631.52</text:p>
          </table:table-cell>
          <table:table-cell table:style-name="ce33" table:formula="of:=[$PythonEWin.$AI5]" office:value-type="float" office:value="565144.762047142" calcext:value-type="float">
            <text:p>565,144.76</text:p>
          </table:table-cell>
          <table:table-cell table:style-name="ce35" table:formula="of:=[$PythonEWin.$AJ5]" office:value-type="float" office:value="26.7836358691003" calcext:value-type="float">
            <text:p>26.78</text:p>
          </table:table-cell>
          <table:table-cell table:style-name="ce33" table:formula="of:=[$PythonFWin.$AH5]" office:value-type="float" office:value="13459140.8175" calcext:value-type="float">
            <text:p>13,459,140.82</text:p>
          </table:table-cell>
          <table:table-cell table:style-name="ce33" table:formula="of:=[$PythonFWin.$AI5]" office:value-type="float" office:value="428980.027715954" calcext:value-type="float">
            <text:p>428,980.03</text:p>
          </table:table-cell>
          <table:table-cell table:style-name="ce33" table:formula="of:=[$PythonFWin.$AJ5]" office:value-type="float" office:value="31.3747492841598" calcext:value-type="float">
            <text:p>31.37</text:p>
          </table:table-cell>
        </table:table-row>
        <table:table-row table:style-name="ro1">
          <table:table-cell table:style-name="ce15" table:formula="of:=[$PythonAWin.AG6]" office:value-type="float" office:value="104858" calcext:value-type="float">
            <text:p>104,858</text:p>
          </table:table-cell>
          <table:table-cell table:style-name="ce33" table:formula="of:=[$PythonAWin.$AH6]" office:value-type="float" office:value="55735522.321875" calcext:value-type="float">
            <text:p>55,735,522.32</text:p>
          </table:table-cell>
          <table:table-cell table:style-name="ce33" table:formula="of:=[$PythonAWin.$AI6]" office:value-type="float" office:value="3268164.40988956" calcext:value-type="float">
            <text:p>3,268,164.41</text:p>
          </table:table-cell>
          <table:table-cell table:style-name="ce35" table:formula="of:=[$PythonAWin.$AJ6]" office:value-type="float" office:value="17.0540754171417" calcext:value-type="float">
            <text:p>17.05</text:p>
          </table:table-cell>
          <table:table-cell table:style-name="ce33" table:formula="of:=[$PythonBWin.$AH6]" office:value-type="float" office:value="33763377.51125" calcext:value-type="float">
            <text:p>33,763,377.51</text:p>
          </table:table-cell>
          <table:table-cell table:style-name="ce33" table:formula="of:=[$PythonBWin.$AI6]" office:value-type="float" office:value="1382703.01605401" calcext:value-type="float">
            <text:p>1,382,703.02</text:p>
          </table:table-cell>
          <table:table-cell table:style-name="ce35" table:formula="of:=[$PythonBWin.$AJ6]" office:value-type="float" office:value="24.4183871151194" calcext:value-type="float">
            <text:p>24.42</text:p>
          </table:table-cell>
          <table:table-cell table:style-name="ce33" table:formula="of:=[$PythonCWin.$AH6]" office:value-type="float" office:value="30985362.3125" calcext:value-type="float">
            <text:p>30,985,362.31</text:p>
          </table:table-cell>
          <table:table-cell table:style-name="ce33" table:formula="of:=[$PythonCWin.$AI6]" office:value-type="float" office:value="1146627.29594822" calcext:value-type="float">
            <text:p>1,146,627.30</text:p>
          </table:table-cell>
          <table:table-cell table:style-name="ce35" table:formula="of:=[$PythonCWin.$AJ6]" office:value-type="float" office:value="27.0230461301518" calcext:value-type="float">
            <text:p>27.02</text:p>
          </table:table-cell>
          <table:table-cell table:style-name="ce33" table:formula="of:=[$PythonDWin.$AH6]" office:value-type="float" office:value="44209817.1725" calcext:value-type="float">
            <text:p>44,209,817.17</text:p>
          </table:table-cell>
          <table:table-cell table:style-name="ce33" table:formula="of:=[$PythonDWin.$AI6]" office:value-type="float" office:value="432227.0226074" calcext:value-type="float">
            <text:p>432,227.02</text:p>
          </table:table-cell>
          <table:table-cell table:style-name="ce35" table:formula="of:=[$PythonDWin.$AJ6]" office:value-type="float" office:value="102.283788056113" calcext:value-type="float">
            <text:p>102.28</text:p>
          </table:table-cell>
          <table:table-cell table:style-name="ce33" table:formula="of:=[$PythonEWin.$AH6]" office:value-type="float" office:value="30678457.765" calcext:value-type="float">
            <text:p>30,678,457.77</text:p>
          </table:table-cell>
          <table:table-cell table:style-name="ce33" table:formula="of:=[$PythonEWin.$AI6]" office:value-type="float" office:value="660517.158523022" calcext:value-type="float">
            <text:p>660,517.16</text:p>
          </table:table-cell>
          <table:table-cell table:style-name="ce35" table:formula="of:=[$PythonEWin.$AJ6]" office:value-type="float" office:value="46.4461178171357" calcext:value-type="float">
            <text:p>46.45</text:p>
          </table:table-cell>
          <table:table-cell table:style-name="ce33" table:formula="of:=[$PythonFWin.$AH6]" office:value-type="float" office:value="28361462.9075" calcext:value-type="float">
            <text:p>28,361,462.91</text:p>
          </table:table-cell>
          <table:table-cell table:style-name="ce33" table:formula="of:=[$PythonFWin.$AI6]" office:value-type="float" office:value="583434.074059254" calcext:value-type="float">
            <text:p>583,434.07</text:p>
          </table:table-cell>
          <table:table-cell table:style-name="ce33" table:formula="of:=[$PythonFWin.$AJ6]" office:value-type="float" office:value="48.6112556131228" calcext:value-type="float">
            <text:p>48.61</text:p>
          </table:table-cell>
        </table:table-row>
        <table:table-row table:style-name="ro1">
          <table:table-cell table:style-name="ce15" table:formula="of:=[$PythonAWin.AG7]" office:value-type="float" office:value="209716" calcext:value-type="float">
            <text:p>209,716</text:p>
          </table:table-cell>
          <table:table-cell table:style-name="ce33" table:formula="of:=[$PythonAWin.$AH7]" office:value-type="float" office:value="128146545.23625" calcext:value-type="float">
            <text:p>128,146,545.24</text:p>
          </table:table-cell>
          <table:table-cell table:style-name="ce33" table:formula="of:=[$PythonAWin.$AI7]" office:value-type="float" office:value="7707668.54853499" calcext:value-type="float">
            <text:p>7,707,668.55</text:p>
          </table:table-cell>
          <table:table-cell table:style-name="ce35" table:formula="of:=[$PythonAWin.$AJ7]" office:value-type="float" office:value="16.6258505317548" calcext:value-type="float">
            <text:p>16.63</text:p>
          </table:table-cell>
          <table:table-cell table:style-name="ce33" table:formula="of:=[$PythonBWin.$AH7]" office:value-type="float" office:value="68041079.11" calcext:value-type="float">
            <text:p>68,041,079.11</text:p>
          </table:table-cell>
          <table:table-cell table:style-name="ce33" table:formula="of:=[$PythonBWin.$AI7]" office:value-type="float" office:value="2718631.87228315" calcext:value-type="float">
            <text:p>2,718,631.87</text:p>
          </table:table-cell>
          <table:table-cell table:style-name="ce35" table:formula="of:=[$PythonBWin.$AJ7]" office:value-type="float" office:value="25.0276912456183" calcext:value-type="float">
            <text:p>25.03</text:p>
          </table:table-cell>
          <table:table-cell table:style-name="ce33" table:formula="of:=[$PythonCWin.$AH7]" office:value-type="float" office:value="61594739.09375" calcext:value-type="float">
            <text:p>61,594,739.09</text:p>
          </table:table-cell>
          <table:table-cell table:style-name="ce33" table:formula="of:=[$PythonCWin.$AI7]" office:value-type="float" office:value="1521522.83521895" calcext:value-type="float">
            <text:p>1,521,522.84</text:p>
          </table:table-cell>
          <table:table-cell table:style-name="ce35" table:formula="of:=[$PythonCWin.$AJ7]" office:value-type="float" office:value="40.4822968594398" calcext:value-type="float">
            <text:p>40.48</text:p>
          </table:table-cell>
          <table:table-cell table:style-name="ce33" table:formula="of:=[$PythonDWin.$AH7]" office:value-type="float" office:value="89142170.065" calcext:value-type="float">
            <text:p>89,142,170.07</text:p>
          </table:table-cell>
          <table:table-cell table:style-name="ce33" table:formula="of:=[$PythonDWin.$AI7]" office:value-type="float" office:value="1031155.14709751" calcext:value-type="float">
            <text:p>1,031,155.15</text:p>
          </table:table-cell>
          <table:table-cell table:style-name="ce35" table:formula="of:=[$PythonDWin.$AJ7]" office:value-type="float" office:value="86.4488436254398" calcext:value-type="float">
            <text:p>86.45</text:p>
          </table:table-cell>
          <table:table-cell table:style-name="ce33" table:formula="of:=[$PythonEWin.$AH7]" office:value-type="float" office:value="60928560.16" calcext:value-type="float">
            <text:p>60,928,560.16</text:p>
          </table:table-cell>
          <table:table-cell table:style-name="ce33" table:formula="of:=[$PythonEWin.$AI7]" office:value-type="float" office:value="1009935.27005595" calcext:value-type="float">
            <text:p>1,009,935.27</text:p>
          </table:table-cell>
          <table:table-cell table:style-name="ce35" table:formula="of:=[$PythonEWin.$AJ7]" office:value-type="float" office:value="60.3291735287395" calcext:value-type="float">
            <text:p>60.33</text:p>
          </table:table-cell>
          <table:table-cell table:style-name="ce33" table:formula="of:=[$PythonFWin.$AH7]" office:value-type="float" office:value="58256638.35" calcext:value-type="float">
            <text:p>58,256,638.35</text:p>
          </table:table-cell>
          <table:table-cell table:style-name="ce33" table:formula="of:=[$PythonFWin.$AI7]" office:value-type="float" office:value="1011589.19499716" calcext:value-type="float">
            <text:p>1,011,589.19</text:p>
          </table:table-cell>
          <table:table-cell table:style-name="ce33" table:formula="of:=[$PythonFWin.$AJ7]" office:value-type="float" office:value="57.5892255849605" calcext:value-type="float">
            <text:p>57.59</text:p>
          </table:table-cell>
        </table:table-row>
        <table:table-row table:style-name="ro1">
          <table:table-cell table:style-name="ce15" table:formula="of:=[$PythonAWin.AG8]" office:value-type="float" office:value="419431" calcext:value-type="float">
            <text:p>419,431</text:p>
          </table:table-cell>
          <table:table-cell table:style-name="ce33" table:formula="of:=[$PythonAWin.$AH8]" office:value-type="float" office:value="311857909.298437" calcext:value-type="float">
            <text:p>311,857,909.30</text:p>
          </table:table-cell>
          <table:table-cell table:style-name="ce33" table:formula="of:=[$PythonAWin.$AI8]" office:value-type="float" office:value="13549058.670236" calcext:value-type="float">
            <text:p>13,549,058.67</text:p>
          </table:table-cell>
          <table:table-cell table:style-name="ce35" table:formula="of:=[$PythonAWin.$AJ8]" office:value-type="float" office:value="23.016942865818" calcext:value-type="float">
            <text:p>23.02</text:p>
          </table:table-cell>
          <table:table-cell table:style-name="ce33" table:formula="of:=[$PythonBWin.$AH8]" office:value-type="float" office:value="135680743.94375" calcext:value-type="float">
            <text:p>135,680,743.94</text:p>
          </table:table-cell>
          <table:table-cell table:style-name="ce33" table:formula="of:=[$PythonBWin.$AI8]" office:value-type="float" office:value="3046710.48269826" calcext:value-type="float">
            <text:p>3,046,710.48</text:p>
          </table:table-cell>
          <table:table-cell table:style-name="ce35" table:formula="of:=[$PythonBWin.$AJ8]" office:value-type="float" office:value="44.5335205672667" calcext:value-type="float">
            <text:p>44.53</text:p>
          </table:table-cell>
          <table:table-cell table:style-name="ce33" table:formula="of:=[$PythonCWin.$AH8]" office:value-type="float" office:value="124035486.79375" calcext:value-type="float">
            <text:p>124,035,486.79</text:p>
          </table:table-cell>
          <table:table-cell table:style-name="ce33" table:formula="of:=[$PythonCWin.$AI8]" office:value-type="float" office:value="3343142.86500022" calcext:value-type="float">
            <text:p>3,343,142.87</text:p>
          </table:table-cell>
          <table:table-cell table:style-name="ce35" table:formula="of:=[$PythonCWin.$AJ8]" office:value-type="float" office:value="37.1014616492442" calcext:value-type="float">
            <text:p>37.10</text:p>
          </table:table-cell>
          <table:table-cell table:style-name="ce33" table:formula="of:=[$PythonDWin.$AH8]" office:value-type="float" office:value="178015569.1" calcext:value-type="float">
            <text:p>178,015,569.10</text:p>
          </table:table-cell>
          <table:table-cell table:style-name="ce33" table:formula="of:=[$PythonDWin.$AI8]" office:value-type="float" office:value="2508967.76469375" calcext:value-type="float">
            <text:p>2,508,967.76</text:p>
          </table:table-cell>
          <table:table-cell table:style-name="ce35" table:formula="of:=[$PythonDWin.$AJ8]" office:value-type="float" office:value="70.9517163213649" calcext:value-type="float">
            <text:p>70.95</text:p>
          </table:table-cell>
          <table:table-cell table:style-name="ce33" table:formula="of:=[$PythonEWin.$AH8]" office:value-type="float" office:value="122862790.17875" calcext:value-type="float">
            <text:p>122,862,790.18</text:p>
          </table:table-cell>
          <table:table-cell table:style-name="ce33" table:formula="of:=[$PythonEWin.$AI8]" office:value-type="float" office:value="1325357.99906505" calcext:value-type="float">
            <text:p>1,325,358.00</text:p>
          </table:table-cell>
          <table:table-cell table:style-name="ce35" table:formula="of:=[$PythonEWin.$AJ8]" office:value-type="float" office:value="92.7015872431609" calcext:value-type="float">
            <text:p>92.70</text:p>
          </table:table-cell>
          <table:table-cell table:style-name="ce33" table:formula="of:=[$PythonFWin.$AH8]" office:value-type="float" office:value="116020466.7" calcext:value-type="float">
            <text:p>116,020,466.70</text:p>
          </table:table-cell>
          <table:table-cell table:style-name="ce33" table:formula="of:=[$PythonFWin.$AI8]" office:value-type="float" office:value="2416914.47681895" calcext:value-type="float">
            <text:p>2,416,914.48</text:p>
          </table:table-cell>
          <table:table-cell table:style-name="ce33" table:formula="of:=[$PythonFWin.$AJ8]" office:value-type="float" office:value="48.0035465933001" calcext:value-type="float">
            <text:p>48.00</text:p>
          </table:table-cell>
        </table:table-row>
        <table:table-row table:style-name="ro1">
          <table:table-cell table:style-name="ce15" table:formula="of:=[$PythonAWin.AG9]" office:value-type="float" office:value="838861" calcext:value-type="float">
            <text:p>838,861</text:p>
          </table:table-cell>
          <table:table-cell table:style-name="ce33" table:formula="of:=[$PythonAWin.$AH9]" office:value-type="float" office:value="727682452.514167" calcext:value-type="float">
            <text:p>727,682,452.51</text:p>
          </table:table-cell>
          <table:table-cell table:style-name="ce33" table:formula="of:=[$PythonAWin.$AI9]" office:value-type="float" office:value="31946650.4297206" calcext:value-type="float">
            <text:p>31,946,650.43</text:p>
          </table:table-cell>
          <table:table-cell table:style-name="ce35" table:formula="of:=[$PythonAWin.$AJ9]" office:value-type="float" office:value="22.7780516181186" calcext:value-type="float">
            <text:p>22.78</text:p>
          </table:table-cell>
          <table:table-cell table:style-name="ce33" table:formula="of:=[$PythonBWin.$AH9]" office:value-type="float" office:value="271383458.51875" calcext:value-type="float">
            <text:p>271,383,458.52</text:p>
          </table:table-cell>
          <table:table-cell table:style-name="ce33" table:formula="of:=[$PythonBWin.$AI9]" office:value-type="float" office:value="6795440.79835432" calcext:value-type="float">
            <text:p>6,795,440.80</text:p>
          </table:table-cell>
          <table:table-cell table:style-name="ce35" table:formula="of:=[$PythonBWin.$AJ9]" office:value-type="float" office:value="39.9361081306855" calcext:value-type="float">
            <text:p>39.94</text:p>
          </table:table-cell>
          <table:table-cell table:style-name="ce33" table:formula="of:=[$PythonCWin.$AH9]" office:value-type="float" office:value="253449444.87125" calcext:value-type="float">
            <text:p>253,449,444.87</text:p>
          </table:table-cell>
          <table:table-cell table:style-name="ce33" table:formula="of:=[$PythonCWin.$AI9]" office:value-type="float" office:value="5149325.01258098" calcext:value-type="float">
            <text:p>5,149,325.01</text:p>
          </table:table-cell>
          <table:table-cell table:style-name="ce35" table:formula="of:=[$PythonCWin.$AJ9]" office:value-type="float" office:value="49.2199354773713" calcext:value-type="float">
            <text:p>49.22</text:p>
          </table:table-cell>
          <table:table-cell table:style-name="ce33" table:formula="of:=[$PythonDWin.$AH9]" office:value-type="float" office:value="353504582.08125" calcext:value-type="float">
            <text:p>353,504,582.08</text:p>
          </table:table-cell>
          <table:table-cell table:style-name="ce33" table:formula="of:=[$PythonDWin.$AI9]" office:value-type="float" office:value="7548696.59809927" calcext:value-type="float">
            <text:p>7,548,696.60</text:p>
          </table:table-cell>
          <table:table-cell table:style-name="ce35" table:formula="of:=[$PythonDWin.$AJ9]" office:value-type="float" office:value="46.8298834755474" calcext:value-type="float">
            <text:p>46.83</text:p>
          </table:table-cell>
          <table:table-cell table:style-name="ce33" table:formula="of:=[$PythonEWin.$AH9]" office:value-type="float" office:value="243747106.89375" calcext:value-type="float">
            <text:p>243,747,106.89</text:p>
          </table:table-cell>
          <table:table-cell table:style-name="ce33" table:formula="of:=[$PythonEWin.$AI9]" office:value-type="float" office:value="5178925.55189063" calcext:value-type="float">
            <text:p>5,178,925.55</text:p>
          </table:table-cell>
          <table:table-cell table:style-name="ce35" table:formula="of:=[$PythonEWin.$AJ9]" office:value-type="float" office:value="47.0651884163052" calcext:value-type="float">
            <text:p>47.07</text:p>
          </table:table-cell>
          <table:table-cell table:style-name="ce33" table:formula="of:=[$PythonFWin.$AH9]" office:value-type="float" office:value="228995908.65" calcext:value-type="float">
            <text:p>228,995,908.65</text:p>
          </table:table-cell>
          <table:table-cell table:style-name="ce33" table:formula="of:=[$PythonFWin.$AI9]" office:value-type="float" office:value="5273396.35472611" calcext:value-type="float">
            <text:p>5,273,396.35</text:p>
          </table:table-cell>
          <table:table-cell table:style-name="ce33" table:formula="of:=[$PythonFWin.$AJ9]" office:value-type="float" office:value="43.4247481596505" calcext:value-type="float">
            <text:p>43.42</text:p>
          </table:table-cell>
        </table:table-row>
        <table:table-row table:style-name="ro1">
          <table:table-cell table:style-name="ce15" table:formula="of:=[$PythonAWin.AG10]" office:value-type="float" office:value="1677722" calcext:value-type="float">
            <text:p>1,677,722</text:p>
          </table:table-cell>
          <table:table-cell table:style-name="ce33" table:formula="of:=[$PythonAWin.$AH10]" office:value-type="float" office:value="1485693835.37938" calcext:value-type="float">
            <text:p>1,485,693,835.38</text:p>
          </table:table-cell>
          <table:table-cell table:style-name="ce33" table:formula="of:=[$PythonAWin.$AI10]" office:value-type="float" office:value="41357853.5566436" calcext:value-type="float">
            <text:p>41,357,853.56</text:p>
          </table:table-cell>
          <table:table-cell table:style-name="ce35" table:formula="of:=[$PythonAWin.$AJ10]" office:value-type="float" office:value="35.9228951121598" calcext:value-type="float">
            <text:p>35.92</text:p>
          </table:table-cell>
          <table:table-cell table:style-name="ce33" table:formula="of:=[$PythonBWin.$AH10]" office:value-type="float" office:value="539047593.63375" calcext:value-type="float">
            <text:p>539,047,593.63</text:p>
          </table:table-cell>
          <table:table-cell table:style-name="ce33" table:formula="of:=[$PythonBWin.$AI10]" office:value-type="float" office:value="10350647.5264513" calcext:value-type="float">
            <text:p>10,350,647.53</text:p>
          </table:table-cell>
          <table:table-cell table:style-name="ce35" table:formula="of:=[$PythonBWin.$AJ10]" office:value-type="float" office:value="52.0786349120866" calcext:value-type="float">
            <text:p>52.08</text:p>
          </table:table-cell>
          <table:table-cell table:style-name="ce33" table:formula="of:=[$PythonCWin.$AH10]" office:value-type="float" office:value="502762452.3975" calcext:value-type="float">
            <text:p>502,762,452.40</text:p>
          </table:table-cell>
          <table:table-cell table:style-name="ce33" table:formula="of:=[$PythonCWin.$AI10]" office:value-type="float" office:value="11620128.8250423" calcext:value-type="float">
            <text:p>11,620,128.83</text:p>
          </table:table-cell>
          <table:table-cell table:style-name="ce35" table:formula="of:=[$PythonCWin.$AJ10]" office:value-type="float" office:value="43.2665127871911" calcext:value-type="float">
            <text:p>43.27</text:p>
          </table:table-cell>
          <table:table-cell table:style-name="ce33" table:formula="of:=[$PythonDWin.$AH10]" office:value-type="float" office:value="711122701.2775" calcext:value-type="float">
            <text:p>711,122,701.28</text:p>
          </table:table-cell>
          <table:table-cell table:style-name="ce33" table:formula="of:=[$PythonDWin.$AI10]" office:value-type="float" office:value="11204956.8592168" calcext:value-type="float">
            <text:p>11,204,956.86</text:p>
          </table:table-cell>
          <table:table-cell table:style-name="ce35" table:formula="of:=[$PythonDWin.$AJ10]" office:value-type="float" office:value="63.4650101925699" calcext:value-type="float">
            <text:p>63.47</text:p>
          </table:table-cell>
          <table:table-cell table:style-name="ce33" table:formula="of:=[$PythonEWin.$AH10]" office:value-type="float" office:value="487967468.50625" calcext:value-type="float">
            <text:p>487,967,468.51</text:p>
          </table:table-cell>
          <table:table-cell table:style-name="ce33" table:formula="of:=[$PythonEWin.$AI10]" office:value-type="float" office:value="10230476.0169305" calcext:value-type="float">
            <text:p>10,230,476.02</text:p>
          </table:table-cell>
          <table:table-cell table:style-name="ce35" table:formula="of:=[$PythonEWin.$AJ10]" office:value-type="float" office:value="47.6974353586979" calcext:value-type="float">
            <text:p>47.70</text:p>
          </table:table-cell>
          <table:table-cell table:style-name="ce33" table:formula="of:=[$PythonFWin.$AH10]" office:value-type="float" office:value="454614061.9" calcext:value-type="float">
            <text:p>454,614,061.90</text:p>
          </table:table-cell>
          <table:table-cell table:style-name="ce33" table:formula="of:=[$PythonFWin.$AI10]" office:value-type="float" office:value="10263147.9736703" calcext:value-type="float">
            <text:p>10,263,147.97</text:p>
          </table:table-cell>
          <table:table-cell table:style-name="ce33" table:formula="of:=[$PythonFWin.$AJ10]" office:value-type="float" office:value="44.2957719275114" calcext:value-type="float">
            <text:p>44.30</text:p>
          </table:table-cell>
        </table:table-row>
        <table:table-row table:style-name="ro1">
          <table:table-cell table:style-name="ce15" table:formula="of:=[$PythonAWin.AG11]" office:value-type="float" office:value="3355444" calcext:value-type="float">
            <text:p>3,355,444</text:p>
          </table:table-cell>
          <table:table-cell table:style-name="ce33" table:formula="of:=[$PythonAWin.$AH11]" office:value-type="float" office:value="3004077835.32531" calcext:value-type="float">
            <text:p>3,004,077,835.33</text:p>
          </table:table-cell>
          <table:table-cell table:style-name="ce33" table:formula="of:=[$PythonAWin.$AI11]" office:value-type="float" office:value="98640296.3682144" calcext:value-type="float">
            <text:p>98,640,296.37</text:p>
          </table:table-cell>
          <table:table-cell table:style-name="ce35" table:formula="of:=[$PythonAWin.$AJ11]" office:value-type="float" office:value="30.4548743863399" calcext:value-type="float">
            <text:p>30.45</text:p>
          </table:table-cell>
          <table:table-cell table:style-name="ce33" table:formula="of:=[$PythonBWin.$AH11]" office:value-type="float" office:value="1112745289.62375" calcext:value-type="float">
            <text:p>1,112,745,289.62</text:p>
          </table:table-cell>
          <table:table-cell table:style-name="ce33" table:formula="of:=[$PythonBWin.$AI11]" office:value-type="float" office:value="89468145.0437288" calcext:value-type="float">
            <text:p>89,468,145.04</text:p>
          </table:table-cell>
          <table:table-cell table:style-name="ce35" table:formula="of:=[$PythonBWin.$AJ11]" office:value-type="float" office:value="12.4373349763749" calcext:value-type="float">
            <text:p>12.44</text:p>
          </table:table-cell>
          <table:table-cell table:style-name="ce33" table:formula="of:=[$PythonCWin.$AH11]" office:value-type="float" office:value="988395892.10625" calcext:value-type="float">
            <text:p>988,395,892.11</text:p>
          </table:table-cell>
          <table:table-cell table:style-name="ce33" table:formula="of:=[$PythonCWin.$AI11]" office:value-type="float" office:value="23802902.1709479" calcext:value-type="float">
            <text:p>23,802,902.17</text:p>
          </table:table-cell>
          <table:table-cell table:style-name="ce35" table:formula="of:=[$PythonCWin.$AJ11]" office:value-type="float" office:value="41.5241757079779" calcext:value-type="float">
            <text:p>41.52</text:p>
          </table:table-cell>
          <table:table-cell table:style-name="ce33" table:formula="of:=[$PythonDWin.$AH11]" office:value-type="float" office:value="1432310804.47875" calcext:value-type="float">
            <text:p>1,432,310,804.48</text:p>
          </table:table-cell>
          <table:table-cell table:style-name="ce33" table:formula="of:=[$PythonDWin.$AI11]" office:value-type="float" office:value="21865669.3644597" calcext:value-type="float">
            <text:p>21,865,669.36</text:p>
          </table:table-cell>
          <table:table-cell table:style-name="ce35" table:formula="of:=[$PythonDWin.$AJ11]" office:value-type="float" office:value="65.50500607161" calcext:value-type="float">
            <text:p>65.51</text:p>
          </table:table-cell>
          <table:table-cell table:style-name="ce33" table:formula="of:=[$PythonEWin.$AH11]" office:value-type="float" office:value="969356392.7875" calcext:value-type="float">
            <text:p>969,356,392.79</text:p>
          </table:table-cell>
          <table:table-cell table:style-name="ce33" table:formula="of:=[$PythonEWin.$AI11]" office:value-type="float" office:value="26433423.6261755" calcext:value-type="float">
            <text:p>26,433,423.63</text:p>
          </table:table-cell>
          <table:table-cell table:style-name="ce35" table:formula="of:=[$PythonEWin.$AJ11]" office:value-type="float" office:value="36.6716172107045" calcext:value-type="float">
            <text:p>36.67</text:p>
          </table:table-cell>
          <table:table-cell table:style-name="ce33" table:formula="of:=[$PythonFWin.$AH11]" office:value-type="float" office:value="908805617.22875" calcext:value-type="float">
            <text:p>908,805,617.23</text:p>
          </table:table-cell>
          <table:table-cell table:style-name="ce33" table:formula="of:=[$PythonFWin.$AI11]" office:value-type="float" office:value="15011308.4297754" calcext:value-type="float">
            <text:p>15,011,308.43</text:p>
          </table:table-cell>
          <table:table-cell table:style-name="ce33" table:formula="of:=[$PythonFWin.$AJ11]" office:value-type="float" office:value="60.5413992711059" calcext:value-type="float">
            <text:p>60.54</text:p>
          </table:table-cell>
        </table:table-row>
        <table:table-row table:style-name="ro1">
          <table:table-cell table:style-name="ce15" table:formula="of:=[$PythonAWin.AG12]" office:value-type="float" office:value="6710887" calcext:value-type="float">
            <text:p>6,710,887</text:p>
          </table:table-cell>
          <table:table-cell table:style-name="ce33" table:formula="of:=[$PythonAWin.$AH12]" office:value-type="float" office:value="6115515984.81219" calcext:value-type="float">
            <text:p>6,115,515,984.81</text:p>
          </table:table-cell>
          <table:table-cell table:style-name="ce33" table:formula="of:=[$PythonAWin.$AI12]" office:value-type="float" office:value="350174935.30106" calcext:value-type="float">
            <text:p>350,174,935.30</text:p>
          </table:table-cell>
          <table:table-cell table:style-name="ce35" table:formula="of:=[$PythonAWin.$AJ12]" office:value-type="float" office:value="17.4641739550959" calcext:value-type="float">
            <text:p>17.46</text:p>
          </table:table-cell>
          <table:table-cell table:style-name="ce33" table:formula="of:=[$PythonBWin.$AH12]" office:value-type="float" office:value="2185679618.695" calcext:value-type="float">
            <text:p>2,185,679,618.70</text:p>
          </table:table-cell>
          <table:table-cell table:style-name="ce33" table:formula="of:=[$PythonBWin.$AI12]" office:value-type="float" office:value="62356028.6833943" calcext:value-type="float">
            <text:p>62,356,028.68</text:p>
          </table:table-cell>
          <table:table-cell table:style-name="ce35" table:formula="of:=[$PythonBWin.$AJ12]" office:value-type="float" office:value="35.0516167376942" calcext:value-type="float">
            <text:p>35.05</text:p>
          </table:table-cell>
          <table:table-cell table:style-name="ce33" table:formula="of:=[$PythonCWin.$AH12]" office:value-type="float" office:value="1994284049.03375" calcext:value-type="float">
            <text:p>1,994,284,049.03</text:p>
          </table:table-cell>
          <table:table-cell table:style-name="ce33" table:formula="of:=[$PythonCWin.$AI12]" office:value-type="float" office:value="36732359.4743551" calcext:value-type="float">
            <text:p>36,732,359.47</text:p>
          </table:table-cell>
          <table:table-cell table:style-name="ce35" table:formula="of:=[$PythonCWin.$AJ12]" office:value-type="float" office:value="54.2922937043037" calcext:value-type="float">
            <text:p>54.29</text:p>
          </table:table-cell>
          <table:table-cell table:style-name="ce33" table:formula="of:=[$PythonDWin.$AH12]" office:value-type="float" office:value="2879146010.87625" calcext:value-type="float">
            <text:p>2,879,146,010.88</text:p>
          </table:table-cell>
          <table:table-cell table:style-name="ce33" table:formula="of:=[$PythonDWin.$AI12]" office:value-type="float" office:value="72241907.4990983" calcext:value-type="float">
            <text:p>72,241,907.50</text:p>
          </table:table-cell>
          <table:table-cell table:style-name="ce35" table:formula="of:=[$PythonDWin.$AJ12]" office:value-type="float" office:value="39.8542357275406" calcext:value-type="float">
            <text:p>39.85</text:p>
          </table:table-cell>
          <table:table-cell table:style-name="ce33" table:formula="of:=[$PythonEWin.$AH12]" office:value-type="float" office:value="1955263831.165" calcext:value-type="float">
            <text:p>1,955,263,831.17</text:p>
          </table:table-cell>
          <table:table-cell table:style-name="ce33" table:formula="of:=[$PythonEWin.$AI12]" office:value-type="float" office:value="44186792.2589825" calcext:value-type="float">
            <text:p>44,186,792.26</text:p>
          </table:table-cell>
          <table:table-cell table:style-name="ce35" table:formula="of:=[$PythonEWin.$AJ12]" office:value-type="float" office:value="44.2499609318783" calcext:value-type="float">
            <text:p>44.25</text:p>
          </table:table-cell>
          <table:table-cell table:style-name="ce33" table:formula="of:=[$PythonFWin.$AH12]" office:value-type="float" office:value="1832328903.265" calcext:value-type="float">
            <text:p>1,832,328,903.27</text:p>
          </table:table-cell>
          <table:table-cell table:style-name="ce33" table:formula="of:=[$PythonFWin.$AI12]" office:value-type="float" office:value="31586031.7839509" calcext:value-type="float">
            <text:p>31,586,031.78</text:p>
          </table:table-cell>
          <table:table-cell table:style-name="ce33" table:formula="of:=[$PythonFWin.$AJ12]" office:value-type="float" office:value="58.0107344853626" calcext:value-type="float">
            <text:p>58.01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9" table:formula="of:=[$PythonNoWin.$AD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6"/>
          <table:covered-table-cell table:style-name="ce34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15"/>
        </table:table-row>
        <table:table-row table:style-name="ro1">
          <table:table-cell/>
          <table:table-cell table:style-name="ce33" table:formula="of:=[$PythonNoWin.$AD3]" office:value-type="float" office:value="204.573202222222" calcext:value-type="float">
            <text:p>204.57</text:p>
          </table:table-cell>
          <table:table-cell table:style-name="ce33" table:formula="of:=[$PythonNoWin.$AE3]" office:value-type="float" office:value="17.6053695606108" calcext:value-type="float">
            <text:p>17.61</text:p>
          </table:table-cell>
          <table:table-cell table:style-name="ce33" table:formula="of:=[$PythonNoWin.$AF3]" office:value-type="float" office:value="11.6199322892899" calcext:value-type="float">
            <text:p>11.62</text:p>
          </table:table-cell>
          <table:table-cell table:number-columns-repeated="15"/>
        </table:table-row>
        <table:table-row table:style-name="ro1" table:number-rows-repeated="104855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" table:style-name="ta1">
        <table:shapes>
          <draw:frame draw:z-index="0" draw:style-name="gr1" draw:text-style-name="P1" svg:width="453.4pt" svg:height="255.06pt" svg:x="66.56pt" svg:y="261.75pt">
            <loext:p draw:notify-on-update-of-ranges="PythonWindowsChart.B2:PythonWindowsChart.B11 PythonWindowsChart.C1:PythonWindowsChart.C1 PythonWindowsChart.C2:PythonWindowsChart.C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06pt" svg:x="652.48pt" svg:y="267.25pt">
            <loext:p draw:notify-on-update-of-ranges="PythonWindowsChart.B2:PythonWindowsChart.B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22" table:number-columns-repeated="2" table:default-cell-style-name="Default"/>
        <table:table-column table:style-name="co36" table:default-cell-style-name="ce40"/>
        <table:table-column table:style-name="co24" table:default-cell-style-name="Default"/>
        <table:table-column table:style-name="co37" table:number-columns-repeated="2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000" calcext:value-type="float">
            <text:p>1000000</text:p>
          </table:table-cell>
          <table:table-cell table:style-name="ce19" table:formula="of:=[$PythonAWin.AG1]" office:value-type="string" office:string-value="# elem&#10;(real)" calcext:value-type="string">
            <text:p># elem</text:p>
            <text:p>(real)</text:p>
          </table:table-cell>
          <table:table-cell table:style-name="ce19" table:formula="of:=[$PythonAWin.$AH$1]" office:value-type="string" office:string-value="mult_a_64_32" calcext:value-type="string">
            <text:p>mult_a_64_32</text:p>
          </table:table-cell>
          <table:table-cell table:style-name="ce19" table:formula="of:=[$PythonBWin.$AH$1]" office:value-type="string" office:string-value="mult_b_64_32" calcext:value-type="string">
            <text:p>mult_b_64_32</text:p>
          </table:table-cell>
          <table:table-cell table:style-name="ce19" table:formula="of:=[$PythonCWin.$AH$1]" office:value-type="string" office:string-value="mult_c_64_32" calcext:value-type="string">
            <text:p>mult_c_64_32</text:p>
          </table:table-cell>
          <table:table-cell table:style-name="ce19" table:formula="of:=[$PythonDWin.$AH$1]" office:value-type="string" office:string-value="mult_d_64_32" calcext:value-type="string">
            <text:p>mult_d_64_32</text:p>
          </table:table-cell>
          <table:table-cell table:style-name="ce19" table:formula="of:=[$PythonEWin.$AH$1]" office:value-type="string" office:string-value="mult_e_64_32" calcext:value-type="string">
            <text:p>mult_e_64_32</text:p>
          </table:table-cell>
          <table:table-cell table:style-name="ce19" table:formula="of:=[$PythonFWin.$AH$1]" office:value-type="string" office:string-value="mult_f_64_32" calcext:value-type="string">
            <text:p>mult_f_64_32</text:p>
          </table:table-cell>
          <table:table-cell table:style-name="ce39"/>
          <table:table-cell table:number-columns-repeated="6" table:style-name="ce6" office:value-type="string" calcext:value-type="string">
            <text:p>σ</text:p>
          </table:table-cell>
          <table:table-cell table:style-name="ce19" table:number-columns-repeated="4"/>
        </table:table-row>
        <table:table-row table:style-name="ro1">
          <table:table-cell/>
          <table:table-cell table:style-name="ce15" table:formula="of:=[$PythonAWin.AG3]/1024" office:value-type="float" office:value="12.80078125" calcext:value-type="float">
            <text:p>13</text:p>
          </table:table-cell>
          <table:table-cell table:style-name="ce15" table:formula="of:=[$PythonAWin.$AH3]/[.$A$1]" office:value-type="float" office:value="5.7847484034375" calcext:value-type="float">
            <text:p>6</text:p>
          </table:table-cell>
          <table:table-cell table:style-name="ce15" table:formula="of:=[$PythonBWin.$AH3]/[.$A$1]" office:value-type="float" office:value="4.05005158625" calcext:value-type="float">
            <text:p>4</text:p>
          </table:table-cell>
          <table:table-cell table:style-name="ce15" table:formula="of:=[$PythonCWin.$AH3]/[.$A$1]" office:value-type="float" office:value="3.5394042225" calcext:value-type="float">
            <text:p>4</text:p>
          </table:table-cell>
          <table:table-cell table:style-name="ce15" table:formula="of:=[$PythonDWin.$AH3]/[.$A$1]" office:value-type="float" office:value="5.39145368625" calcext:value-type="float">
            <text:p>5</text:p>
          </table:table-cell>
          <table:table-cell table:style-name="ce15" table:formula="of:=[$PythonEWin.$AH3]/[.$A$1]" office:value-type="float" office:value="0" calcext:value-type="float">
            <text:p>0</text:p>
          </table:table-cell>
          <table:table-cell table:style-name="ce15" table:formula="of:=[$PythonFWin.$AH3]/[.$A$1]" office:value-type="float" office:value="3.25336198625" calcext:value-type="float">
            <text:p>3</text:p>
          </table:table-cell>
          <table:table-cell/>
          <table:table-cell table:style-name="ce33" table:formula="of:=[$PythonAWin.$AI3]/[.$A$1]" office:value-type="float" office:value="0.576978874095759" calcext:value-type="float">
            <text:p>0.58</text:p>
          </table:table-cell>
          <table:table-cell table:style-name="ce33" table:formula="of:=[$PythonBWin.$AI3]/[.$A$1]" office:value-type="float" office:value="0.107283040333534" calcext:value-type="float">
            <text:p>0.11</text:p>
          </table:table-cell>
          <table:table-cell table:style-name="ce33" table:formula="of:=[$PythonCWin.$AI3]/[.$A$1]" office:value-type="float" office:value="0.092705793165711" calcext:value-type="float">
            <text:p>0.09</text:p>
          </table:table-cell>
          <table:table-cell table:style-name="ce33" table:formula="of:=$#REF!.[.$AC2]/[.$A$1]" office:value-type="string" office:string-value="" calcext:value-type="error">
            <text:p>#NAME?</text:p>
          </table:table-cell>
          <table:table-cell table:style-name="ce33" table:formula="of:=$#REF!.[.$AC2]/[.$A$1]" office:value-type="string" office:string-value="" calcext:value-type="error">
            <text:p>#NAME?</text:p>
          </table:table-cell>
          <table:table-cell table:style-name="ce33" table:formula="of:=[$PythonFWin.$AI3]/[.$A$1]" office:value-type="float" office:value="0.0810617797048937" calcext:value-type="float">
            <text:p>0.08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4]/1024" office:value-type="float" office:value="25.6005859375" calcext:value-type="float">
            <text:p>26</text:p>
          </table:table-cell>
          <table:table-cell table:style-name="ce15" table:formula="of:=[$PythonAWin.$AH4]/[.$A$1]" office:value-type="float" office:value="11.903400895625" calcext:value-type="float">
            <text:p>12</text:p>
          </table:table-cell>
          <table:table-cell table:style-name="ce15" table:formula="of:=[$PythonBWin.$AH4]/[.$A$1]" office:value-type="float" office:value="7.81421112625" calcext:value-type="float">
            <text:p>8</text:p>
          </table:table-cell>
          <table:table-cell table:style-name="ce15" table:formula="of:=[$PythonCWin.$AH4]/[.$A$1]" office:value-type="float" office:value="7.18575518375" calcext:value-type="float">
            <text:p>7</text:p>
          </table:table-cell>
          <table:table-cell table:style-name="ce15" table:formula="of:=[$PythonDWin.$AH4]/[.$A$1]" office:value-type="float" office:value="10.7646172475" calcext:value-type="float">
            <text:p>11</text:p>
          </table:table-cell>
          <table:table-cell table:style-name="ce15" table:formula="of:=[$PythonEWin.$AH4]/[.$A$1]" office:value-type="float" office:value="0" calcext:value-type="float">
            <text:p>0</text:p>
          </table:table-cell>
          <table:table-cell table:style-name="ce15" table:formula="of:=[$PythonFWin.$AH4]/[.$A$1]" office:value-type="float" office:value="6.74663053125" calcext:value-type="float">
            <text:p>7</text:p>
          </table:table-cell>
          <table:table-cell/>
          <table:table-cell table:style-name="ce33" table:formula="of:=[$PythonAWin.$AI4]/[.$A$1]" office:value-type="float" office:value="1.11616518824836" calcext:value-type="float">
            <text:p>1.12</text:p>
          </table:table-cell>
          <table:table-cell table:style-name="ce33" table:formula="of:=[$PythonBWin.$AI4]/[.$A$1]" office:value-type="float" office:value="0.370501597084447" calcext:value-type="float">
            <text:p>0.37</text:p>
          </table:table-cell>
          <table:table-cell table:style-name="ce33" table:formula="of:=[$PythonCWin.$AI4]/[.$A$1]" office:value-type="float" office:value="0.207077383113001" calcext:value-type="float">
            <text:p>0.21</text:p>
          </table:table-cell>
          <table:table-cell table:style-name="ce33" table:formula="of:=$#REF!.[.$AC3]/[.$A$1]" office:value-type="string" office:string-value="" calcext:value-type="error">
            <text:p>#NAME?</text:p>
          </table:table-cell>
          <table:table-cell table:style-name="ce33" table:formula="of:=$#REF!.[.$AC3]/[.$A$1]" office:value-type="string" office:string-value="" calcext:value-type="error">
            <text:p>#NAME?</text:p>
          </table:table-cell>
          <table:table-cell table:style-name="ce33" table:formula="of:=[$PythonFWin.$AI4]/[.$A$1]" office:value-type="float" office:value="0.405433968643348" calcext:value-type="float">
            <text:p>0.4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5]/1024" office:value-type="float" office:value="51.2001953125" calcext:value-type="float">
            <text:p>51</text:p>
          </table:table-cell>
          <table:table-cell table:style-name="ce15" table:formula="of:=[$PythonAWin.$AH5]/[.$A$1]" office:value-type="float" office:value="25.3739975875" calcext:value-type="float">
            <text:p>25</text:p>
          </table:table-cell>
          <table:table-cell table:style-name="ce15" table:formula="of:=[$PythonBWin.$AH5]/[.$A$1]" office:value-type="float" office:value="16.61592712375" calcext:value-type="float">
            <text:p>17</text:p>
          </table:table-cell>
          <table:table-cell table:style-name="ce15" table:formula="of:=[$PythonCWin.$AH5]/[.$A$1]" office:value-type="float" office:value="15.05025877625" calcext:value-type="float">
            <text:p>15</text:p>
          </table:table-cell>
          <table:table-cell table:style-name="ce15" table:formula="of:=[$PythonDWin.$AH5]/[.$A$1]" office:value-type="float" office:value="21.87131577875" calcext:value-type="float">
            <text:p>22</text:p>
          </table:table-cell>
          <table:table-cell table:style-name="ce15" table:formula="of:=[$PythonEWin.$AH5]/[.$A$1]" office:value-type="float" office:value="15.13663152" calcext:value-type="float">
            <text:p>15</text:p>
          </table:table-cell>
          <table:table-cell table:style-name="ce15" table:formula="of:=[$PythonFWin.$AH5]/[.$A$1]" office:value-type="float" office:value="13.4591408175" calcext:value-type="float">
            <text:p>13</text:p>
          </table:table-cell>
          <table:table-cell/>
          <table:table-cell table:style-name="ce33" table:formula="of:=[$PythonAWin.$AI5]/[.$A$1]" office:value-type="float" office:value="2.30770497249053" calcext:value-type="float">
            <text:p>2.31</text:p>
          </table:table-cell>
          <table:table-cell table:style-name="ce33" table:formula="of:=[$PythonBWin.$AI5]/[.$A$1]" office:value-type="float" office:value="0.699222355018688" calcext:value-type="float">
            <text:p>0.70</text:p>
          </table:table-cell>
          <table:table-cell table:style-name="ce33" table:formula="of:=[$PythonCWin.$AI5]/[.$A$1]" office:value-type="float" office:value="0.381329421326827" calcext:value-type="float">
            <text:p>0.38</text:p>
          </table:table-cell>
          <table:table-cell table:style-name="ce33" table:formula="of:=$#REF!.[.$AC4]/[.$A$1]" office:value-type="string" office:string-value="" calcext:value-type="error">
            <text:p>#NAME?</text:p>
          </table:table-cell>
          <table:table-cell table:style-name="ce33" table:formula="of:=$#REF!.[.$AC4]/[.$A$1]" office:value-type="string" office:string-value="" calcext:value-type="error">
            <text:p>#NAME?</text:p>
          </table:table-cell>
          <table:table-cell table:style-name="ce33" table:formula="of:=[$PythonFWin.$AI5]/[.$A$1]" office:value-type="float" office:value="0.428980027715954" calcext:value-type="float">
            <text:p>0.43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6]/1024" office:value-type="float" office:value="102.400390625" calcext:value-type="float">
            <text:p>102</text:p>
          </table:table-cell>
          <table:table-cell table:style-name="ce15" table:formula="of:=[$PythonAWin.$AH6]/[.$A$1]" office:value-type="float" office:value="55.735522321875" calcext:value-type="float">
            <text:p>56</text:p>
          </table:table-cell>
          <table:table-cell table:style-name="ce15" table:formula="of:=[$PythonBWin.$AH6]/[.$A$1]" office:value-type="float" office:value="33.76337751125" calcext:value-type="float">
            <text:p>34</text:p>
          </table:table-cell>
          <table:table-cell table:style-name="ce15" table:formula="of:=[$PythonCWin.$AH6]/[.$A$1]" office:value-type="float" office:value="30.9853623125" calcext:value-type="float">
            <text:p>31</text:p>
          </table:table-cell>
          <table:table-cell table:style-name="ce15" table:formula="of:=[$PythonDWin.$AH6]/[.$A$1]" office:value-type="float" office:value="44.2098171725" calcext:value-type="float">
            <text:p>44</text:p>
          </table:table-cell>
          <table:table-cell table:style-name="ce15" table:formula="of:=[$PythonEWin.$AH6]/[.$A$1]" office:value-type="float" office:value="30.678457765" calcext:value-type="float">
            <text:p>31</text:p>
          </table:table-cell>
          <table:table-cell table:style-name="ce15" table:formula="of:=[$PythonFWin.$AH6]/[.$A$1]" office:value-type="float" office:value="28.3614629075" calcext:value-type="float">
            <text:p>28</text:p>
          </table:table-cell>
          <table:table-cell/>
          <table:table-cell table:style-name="ce33" table:formula="of:=[$PythonAWin.$AI6]/[.$A$1]" office:value-type="float" office:value="3.26816440988956" calcext:value-type="float">
            <text:p>3.27</text:p>
          </table:table-cell>
          <table:table-cell table:style-name="ce33" table:formula="of:=[$PythonBWin.$AI6]/[.$A$1]" office:value-type="float" office:value="1.38270301605401" calcext:value-type="float">
            <text:p>1.38</text:p>
          </table:table-cell>
          <table:table-cell table:style-name="ce33" table:formula="of:=[$PythonCWin.$AI6]/[.$A$1]" office:value-type="float" office:value="1.14662729594822" calcext:value-type="float">
            <text:p>1.15</text:p>
          </table:table-cell>
          <table:table-cell table:style-name="ce33" table:formula="of:=$#REF!.[.$AC5]/[.$A$1]" office:value-type="string" office:string-value="" calcext:value-type="error">
            <text:p>#NAME?</text:p>
          </table:table-cell>
          <table:table-cell table:style-name="ce33" table:formula="of:=$#REF!.[.$AC5]/[.$A$1]" office:value-type="string" office:string-value="" calcext:value-type="error">
            <text:p>#NAME?</text:p>
          </table:table-cell>
          <table:table-cell table:style-name="ce33" table:formula="of:=[$PythonFWin.$AI6]/[.$A$1]" office:value-type="float" office:value="0.583434074059254" calcext:value-type="float">
            <text:p>0.58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7]/1024" office:value-type="float" office:value="204.80078125" calcext:value-type="float">
            <text:p>205</text:p>
          </table:table-cell>
          <table:table-cell table:style-name="ce15" table:formula="of:=[$PythonAWin.$AH7]/[.$A$1]" office:value-type="float" office:value="128.14654523625" calcext:value-type="float">
            <text:p>128</text:p>
          </table:table-cell>
          <table:table-cell table:style-name="ce15" table:formula="of:=[$PythonBWin.$AH7]/[.$A$1]" office:value-type="float" office:value="68.04107911" calcext:value-type="float">
            <text:p>68</text:p>
          </table:table-cell>
          <table:table-cell table:style-name="ce15" table:formula="of:=[$PythonCWin.$AH7]/[.$A$1]" office:value-type="float" office:value="61.59473909375" calcext:value-type="float">
            <text:p>62</text:p>
          </table:table-cell>
          <table:table-cell table:style-name="ce15" table:formula="of:=[$PythonDWin.$AH7]/[.$A$1]" office:value-type="float" office:value="89.142170065" calcext:value-type="float">
            <text:p>89</text:p>
          </table:table-cell>
          <table:table-cell table:style-name="ce15" table:formula="of:=[$PythonEWin.$AH7]/[.$A$1]" office:value-type="float" office:value="60.92856016" calcext:value-type="float">
            <text:p>61</text:p>
          </table:table-cell>
          <table:table-cell table:style-name="ce15" table:formula="of:=[$PythonFWin.$AH7]/[.$A$1]" office:value-type="float" office:value="58.25663835" calcext:value-type="float">
            <text:p>58</text:p>
          </table:table-cell>
          <table:table-cell/>
          <table:table-cell table:style-name="ce33" table:formula="of:=[$PythonAWin.$AI7]/[.$A$1]" office:value-type="float" office:value="7.70766854853499" calcext:value-type="float">
            <text:p>7.71</text:p>
          </table:table-cell>
          <table:table-cell table:style-name="ce33" table:formula="of:=[$PythonBWin.$AI7]/[.$A$1]" office:value-type="float" office:value="2.71863187228315" calcext:value-type="float">
            <text:p>2.72</text:p>
          </table:table-cell>
          <table:table-cell table:style-name="ce33" table:formula="of:=[$PythonCWin.$AI7]/[.$A$1]" office:value-type="float" office:value="1.52152283521895" calcext:value-type="float">
            <text:p>1.52</text:p>
          </table:table-cell>
          <table:table-cell table:style-name="ce33" table:formula="of:=$#REF!.[.$AC6]/[.$A$1]" office:value-type="string" office:string-value="" calcext:value-type="error">
            <text:p>#NAME?</text:p>
          </table:table-cell>
          <table:table-cell table:style-name="ce33" table:formula="of:=$#REF!.[.$AC6]/[.$A$1]" office:value-type="string" office:string-value="" calcext:value-type="error">
            <text:p>#NAME?</text:p>
          </table:table-cell>
          <table:table-cell table:style-name="ce33" table:formula="of:=[$PythonFWin.$AI7]/[.$A$1]" office:value-type="float" office:value="1.01158919499716" calcext:value-type="float">
            <text:p>1.0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8]/1024" office:value-type="float" office:value="409.6005859375" calcext:value-type="float">
            <text:p>410</text:p>
          </table:table-cell>
          <table:table-cell table:style-name="ce15" table:formula="of:=[$PythonAWin.$AH8]/[.$A$1]" office:value-type="float" office:value="311.857909298437" calcext:value-type="float">
            <text:p>312</text:p>
          </table:table-cell>
          <table:table-cell table:style-name="ce15" table:formula="of:=[$PythonBWin.$AH8]/[.$A$1]" office:value-type="float" office:value="135.68074394375" calcext:value-type="float">
            <text:p>136</text:p>
          </table:table-cell>
          <table:table-cell table:style-name="ce15" table:formula="of:=[$PythonCWin.$AH8]/[.$A$1]" office:value-type="float" office:value="124.03548679375" calcext:value-type="float">
            <text:p>124</text:p>
          </table:table-cell>
          <table:table-cell table:style-name="ce15" table:formula="of:=[$PythonDWin.$AH8]/[.$A$1]" office:value-type="float" office:value="178.0155691" calcext:value-type="float">
            <text:p>178</text:p>
          </table:table-cell>
          <table:table-cell table:style-name="ce15" table:formula="of:=[$PythonEWin.$AH8]/[.$A$1]" office:value-type="float" office:value="122.86279017875" calcext:value-type="float">
            <text:p>123</text:p>
          </table:table-cell>
          <table:table-cell table:style-name="ce15" table:formula="of:=[$PythonFWin.$AH8]/[.$A$1]" office:value-type="float" office:value="116.0204667" calcext:value-type="float">
            <text:p>116</text:p>
          </table:table-cell>
          <table:table-cell/>
          <table:table-cell table:style-name="ce33" table:formula="of:=[$PythonAWin.$AI8]/[.$A$1]" office:value-type="float" office:value="13.549058670236" calcext:value-type="float">
            <text:p>13.55</text:p>
          </table:table-cell>
          <table:table-cell table:style-name="ce33" table:formula="of:=[$PythonBWin.$AI8]/[.$A$1]" office:value-type="float" office:value="3.04671048269826" calcext:value-type="float">
            <text:p>3.05</text:p>
          </table:table-cell>
          <table:table-cell table:style-name="ce33" table:formula="of:=[$PythonCWin.$AI8]/[.$A$1]" office:value-type="float" office:value="3.34314286500022" calcext:value-type="float">
            <text:p>3.34</text:p>
          </table:table-cell>
          <table:table-cell table:style-name="ce33" table:formula="of:=$#REF!.[.$AC7]/[.$A$1]" office:value-type="string" office:string-value="" calcext:value-type="error">
            <text:p>#NAME?</text:p>
          </table:table-cell>
          <table:table-cell table:style-name="ce33" table:formula="of:=$#REF!.[.$AC7]/[.$A$1]" office:value-type="string" office:string-value="" calcext:value-type="error">
            <text:p>#NAME?</text:p>
          </table:table-cell>
          <table:table-cell table:style-name="ce33" table:formula="of:=[$PythonFWin.$AI8]/[.$A$1]" office:value-type="float" office:value="2.41691447681895" calcext:value-type="float">
            <text:p>2.42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9]/1024" office:value-type="float" office:value="819.2001953125" calcext:value-type="float">
            <text:p>819</text:p>
          </table:table-cell>
          <table:table-cell table:style-name="ce15" table:formula="of:=[$PythonAWin.$AH9]/[.$A$1]" office:value-type="float" office:value="727.682452514167" calcext:value-type="float">
            <text:p>728</text:p>
          </table:table-cell>
          <table:table-cell table:style-name="ce15" table:formula="of:=[$PythonBWin.$AH9]/[.$A$1]" office:value-type="float" office:value="271.38345851875" calcext:value-type="float">
            <text:p>271</text:p>
          </table:table-cell>
          <table:table-cell table:style-name="ce15" table:formula="of:=[$PythonCWin.$AH9]/[.$A$1]" office:value-type="float" office:value="253.44944487125" calcext:value-type="float">
            <text:p>253</text:p>
          </table:table-cell>
          <table:table-cell table:style-name="ce15" table:formula="of:=[$PythonDWin.$AH9]/[.$A$1]" office:value-type="float" office:value="353.50458208125" calcext:value-type="float">
            <text:p>354</text:p>
          </table:table-cell>
          <table:table-cell table:style-name="ce15" table:formula="of:=[$PythonEWin.$AH9]/[.$A$1]" office:value-type="float" office:value="243.74710689375" calcext:value-type="float">
            <text:p>244</text:p>
          </table:table-cell>
          <table:table-cell table:style-name="ce15" table:formula="of:=[$PythonFWin.$AH9]/[.$A$1]" office:value-type="float" office:value="228.99590865" calcext:value-type="float">
            <text:p>229</text:p>
          </table:table-cell>
          <table:table-cell/>
          <table:table-cell table:style-name="ce33" table:formula="of:=[$PythonAWin.$AI9]/[.$A$1]" office:value-type="float" office:value="31.9466504297206" calcext:value-type="float">
            <text:p>31.95</text:p>
          </table:table-cell>
          <table:table-cell table:style-name="ce33" table:formula="of:=[$PythonBWin.$AI9]/[.$A$1]" office:value-type="float" office:value="6.79544079835432" calcext:value-type="float">
            <text:p>6.80</text:p>
          </table:table-cell>
          <table:table-cell table:style-name="ce33" table:formula="of:=[$PythonCWin.$AI9]/[.$A$1]" office:value-type="float" office:value="5.14932501258098" calcext:value-type="float">
            <text:p>5.15</text:p>
          </table:table-cell>
          <table:table-cell table:style-name="ce33" table:formula="of:=$#REF!.[.$AC8]/[.$A$1]" office:value-type="string" office:string-value="" calcext:value-type="error">
            <text:p>#NAME?</text:p>
          </table:table-cell>
          <table:table-cell table:style-name="ce33" table:formula="of:=$#REF!.[.$AC8]/[.$A$1]" office:value-type="string" office:string-value="" calcext:value-type="error">
            <text:p>#NAME?</text:p>
          </table:table-cell>
          <table:table-cell table:style-name="ce33" table:formula="of:=[$PythonFWin.$AI9]/[.$A$1]" office:value-type="float" office:value="5.27339635472611" calcext:value-type="float">
            <text:p>5.27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10]/1024" office:value-type="float" office:value="1638.400390625" calcext:value-type="float">
            <text:p>1,638</text:p>
          </table:table-cell>
          <table:table-cell table:style-name="ce15" table:formula="of:=[$PythonAWin.$AH10]/[.$A$1]" office:value-type="float" office:value="1485.69383537938" calcext:value-type="float">
            <text:p>1,486</text:p>
          </table:table-cell>
          <table:table-cell table:style-name="ce15" table:formula="of:=[$PythonBWin.$AH10]/[.$A$1]" office:value-type="float" office:value="539.04759363375" calcext:value-type="float">
            <text:p>539</text:p>
          </table:table-cell>
          <table:table-cell table:style-name="ce15" table:formula="of:=[$PythonCWin.$AH10]/[.$A$1]" office:value-type="float" office:value="502.7624523975" calcext:value-type="float">
            <text:p>503</text:p>
          </table:table-cell>
          <table:table-cell table:style-name="ce15" table:formula="of:=[$PythonDWin.$AH10]/[.$A$1]" office:value-type="float" office:value="711.1227012775" calcext:value-type="float">
            <text:p>711</text:p>
          </table:table-cell>
          <table:table-cell table:style-name="ce15" table:formula="of:=[$PythonEWin.$AH10]/[.$A$1]" office:value-type="float" office:value="487.96746850625" calcext:value-type="float">
            <text:p>488</text:p>
          </table:table-cell>
          <table:table-cell table:style-name="ce15" table:formula="of:=[$PythonFWin.$AH10]/[.$A$1]" office:value-type="float" office:value="454.6140619" calcext:value-type="float">
            <text:p>455</text:p>
          </table:table-cell>
          <table:table-cell/>
          <table:table-cell table:style-name="ce33" table:formula="of:=[$PythonAWin.$AI10]/[.$A$1]" office:value-type="float" office:value="41.3578535566436" calcext:value-type="float">
            <text:p>41.36</text:p>
          </table:table-cell>
          <table:table-cell table:style-name="ce33" table:formula="of:=[$PythonBWin.$AI10]/[.$A$1]" office:value-type="float" office:value="10.3506475264513" calcext:value-type="float">
            <text:p>10.35</text:p>
          </table:table-cell>
          <table:table-cell table:style-name="ce33" table:formula="of:=[$PythonCWin.$AI10]/[.$A$1]" office:value-type="float" office:value="11.6201288250423" calcext:value-type="float">
            <text:p>11.62</text:p>
          </table:table-cell>
          <table:table-cell table:style-name="ce33" table:formula="of:=$#REF!.[.$AC9]/[.$A$1]" office:value-type="string" office:string-value="" calcext:value-type="error">
            <text:p>#NAME?</text:p>
          </table:table-cell>
          <table:table-cell table:style-name="ce33" table:formula="of:=$#REF!.[.$AC9]/[.$A$1]" office:value-type="string" office:string-value="" calcext:value-type="error">
            <text:p>#NAME?</text:p>
          </table:table-cell>
          <table:table-cell table:style-name="ce33" table:formula="of:=[$PythonFWin.$AI10]/[.$A$1]" office:value-type="float" office:value="10.2631479736703" calcext:value-type="float">
            <text:p>10.26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11]/1024" office:value-type="float" office:value="3276.80078125" calcext:value-type="float">
            <text:p>3,277</text:p>
          </table:table-cell>
          <table:table-cell table:style-name="ce15" table:formula="of:=[$PythonAWin.$AH11]/[.$A$1]" office:value-type="float" office:value="3004.07783532531" calcext:value-type="float">
            <text:p>3,004</text:p>
          </table:table-cell>
          <table:table-cell table:style-name="ce15" table:formula="of:=[$PythonBWin.$AH11]/[.$A$1]" office:value-type="float" office:value="1112.74528962375" calcext:value-type="float">
            <text:p>1,113</text:p>
          </table:table-cell>
          <table:table-cell table:style-name="ce15" table:formula="of:=[$PythonCWin.$AH11]/[.$A$1]" office:value-type="float" office:value="988.39589210625" calcext:value-type="float">
            <text:p>988</text:p>
          </table:table-cell>
          <table:table-cell table:style-name="ce15" table:formula="of:=[$PythonDWin.$AH11]/[.$A$1]" office:value-type="float" office:value="1432.31080447875" calcext:value-type="float">
            <text:p>1,432</text:p>
          </table:table-cell>
          <table:table-cell table:style-name="ce15" table:formula="of:=[$PythonEWin.$AH11]/[.$A$1]" office:value-type="float" office:value="969.3563927875" calcext:value-type="float">
            <text:p>969</text:p>
          </table:table-cell>
          <table:table-cell table:style-name="ce15" table:formula="of:=[$PythonFWin.$AH11]/[.$A$1]" office:value-type="float" office:value="908.80561722875" calcext:value-type="float">
            <text:p>909</text:p>
          </table:table-cell>
          <table:table-cell/>
          <table:table-cell table:style-name="ce33" table:formula="of:=[$PythonAWin.$AI11]/[.$A$1]" office:value-type="float" office:value="98.6402963682144" calcext:value-type="float">
            <text:p>98.64</text:p>
          </table:table-cell>
          <table:table-cell table:style-name="ce33" table:formula="of:=[$PythonBWin.$AI11]/[.$A$1]" office:value-type="float" office:value="89.4681450437288" calcext:value-type="float">
            <text:p>89.47</text:p>
          </table:table-cell>
          <table:table-cell table:style-name="ce33" table:formula="of:=[$PythonCWin.$AI11]/[.$A$1]" office:value-type="float" office:value="23.8029021709479" calcext:value-type="float">
            <text:p>23.80</text:p>
          </table:table-cell>
          <table:table-cell table:style-name="ce33" table:formula="of:=$#REF!.[.$AC10]/[.$A$1]" office:value-type="string" office:string-value="" calcext:value-type="error">
            <text:p>#NAME?</text:p>
          </table:table-cell>
          <table:table-cell table:style-name="ce33" table:formula="of:=$#REF!.[.$AC10]/[.$A$1]" office:value-type="string" office:string-value="" calcext:value-type="error">
            <text:p>#NAME?</text:p>
          </table:table-cell>
          <table:table-cell table:style-name="ce33" table:formula="of:=[$PythonFWin.$AI11]/[.$A$1]" office:value-type="float" office:value="15.0113084297754" calcext:value-type="float">
            <text:p>15.0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AG12]/1024" office:value-type="float" office:value="6553.6005859375" calcext:value-type="float">
            <text:p>6,554</text:p>
          </table:table-cell>
          <table:table-cell table:style-name="ce15" table:formula="of:=[$PythonAWin.$AH12]/[.$A$1]" office:value-type="float" office:value="6115.51598481219" calcext:value-type="float">
            <text:p>6,116</text:p>
          </table:table-cell>
          <table:table-cell table:style-name="ce15" table:formula="of:=[$PythonBWin.$AH12]/[.$A$1]" office:value-type="float" office:value="2185.679618695" calcext:value-type="float">
            <text:p>2,186</text:p>
          </table:table-cell>
          <table:table-cell table:style-name="ce15" table:formula="of:=[$PythonCWin.$AH12]/[.$A$1]" office:value-type="float" office:value="1994.28404903375" calcext:value-type="float">
            <text:p>1,994</text:p>
          </table:table-cell>
          <table:table-cell table:style-name="ce15" table:formula="of:=[$PythonDWin.$AH12]/[.$A$1]" office:value-type="float" office:value="2879.14601087625" calcext:value-type="float">
            <text:p>2,879</text:p>
          </table:table-cell>
          <table:table-cell table:style-name="ce15" table:formula="of:=[$PythonEWin.$AH12]/[.$A$1]" office:value-type="float" office:value="1955.263831165" calcext:value-type="float">
            <text:p>1,955</text:p>
          </table:table-cell>
          <table:table-cell table:style-name="ce15" table:formula="of:=[$PythonFWin.$AH12]/[.$A$1]" office:value-type="float" office:value="1832.328903265" calcext:value-type="float">
            <text:p>1,832</text:p>
          </table:table-cell>
          <table:table-cell/>
          <table:table-cell table:style-name="ce33" table:formula="of:=[$PythonAWin.$AI12]/[.$A$1]" office:value-type="float" office:value="350.17493530106" calcext:value-type="float">
            <text:p>350.17</text:p>
          </table:table-cell>
          <table:table-cell table:style-name="ce33" table:formula="of:=[$PythonBWin.$AI12]/[.$A$1]" office:value-type="float" office:value="62.3560286833943" calcext:value-type="float">
            <text:p>62.36</text:p>
          </table:table-cell>
          <table:table-cell table:style-name="ce33" table:formula="of:=[$PythonCWin.$AI12]/[.$A$1]" office:value-type="float" office:value="36.7323594743551" calcext:value-type="float">
            <text:p>36.73</text:p>
          </table:table-cell>
          <table:table-cell table:style-name="ce33" table:formula="of:=$#REF!.[.$AC11]/[.$A$1]" office:value-type="string" office:string-value="" calcext:value-type="error">
            <text:p>#NAME?</text:p>
          </table:table-cell>
          <table:table-cell table:style-name="ce33" table:formula="of:=$#REF!.[.$AC11]/[.$A$1]" office:value-type="string" office:string-value="" calcext:value-type="error">
            <text:p>#NAME?</text:p>
          </table:table-cell>
          <table:table-cell table:style-name="ce33" table:formula="of:=[$PythonFWin.$AI12]/[.$A$1]" office:value-type="float" office:value="31.5860317839509" calcext:value-type="float">
            <text:p>31.59</text:p>
          </table:table-cell>
          <table:table-cell table:number-columns-repeated="4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table:style-name="ce19" table:formula="of:=[$PythonNoWin.$AD1]" office:value-type="string" office:string-value="mult_no_64_32" calcext:value-type="string" table:number-columns-spanned="2" table:number-rows-spanned="1">
            <text:p>mult_no_64_32</text:p>
          </table:table-cell>
          <table:covered-table-cell table:style-name="ce6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3" table:formula="of:=[$PythonNoWin.$AD3]" office:value-type="float" office:value="204.573202222222" calcext:value-type="float">
            <text:p>204.57</text:p>
          </table:table-cell>
          <table:table-cell table:style-name="ce33" table:formula="of:=[$PythonNoWin.$AE3]" office:value-type="float" office:value="17.6053695606108" calcext:value-type="float">
            <text:p>17.61</text:p>
          </table:table-cell>
          <table:table-cell table:number-columns-repeated="15"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PerElem" table:style-name="ta1">
        <table:shapes>
          <draw:frame draw:z-index="0" draw:style-name="gr1" draw:text-style-name="P1" svg:width="453.51pt" svg:height="255.09pt" svg:x="130.82pt" svg:y="154.89pt">
            <loext:p draw:notify-on-update-of-ranges="PythonWindowsChartPerElem.C2:PythonWindowsChartPerElem.C11 PythonWindowsChartPerElem.D1:PythonWindowsChartPerElem.D1 PythonWindowsChartPerElem.D2:PythonWindowsChartPerElem.D11 PythonWindowsChartPerElem.E1:PythonWindowsChartPerElem.E1 PythonWindowsChartPerElem.E2:PythonWindowsChartPerElem.E11 PythonWindowsChartPerElem.F1:PythonWindowsChartPerElem.F1 PythonWindowsChartPerElem.F2:PythonWindowsChartPerElem.F11 PythonWindowsChartPerElem.G1:PythonWindowsChartPerElem.G1 PythonWindowsChartPerElem.G2:PythonWindowsChartPerElem.G11 PythonWindowsChartPerElem.H1:PythonWindowsChartPerElem.H1 PythonWindowsChartPerElem.H2:PythonWindowsChartPerElem.H11 PythonWindowsChartPerElem.I1:PythonWindowsChartPerElem.I1 PythonWindowsChartPerElem.I2:PythonWindowsChartPerElem.I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22" table:number-columns-repeated="2" table:default-cell-style-name="Default"/>
        <table:table-column table:style-name="co36" table:default-cell-style-name="ce40"/>
        <table:table-column table:style-name="co24" table:default-cell-style-name="Default"/>
        <table:table-column table:style-name="co37" table:number-columns-repeated="2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" calcext:value-type="float">
            <text:p>1000</text:p>
          </table:table-cell>
          <table:table-cell table:style-name="ce19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19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19" table:formula="of:=[$PythonAWin.$AH$1]" office:value-type="string" office:string-value="mult_a_64_32" calcext:value-type="string">
            <text:p>mult_a_64_32</text:p>
          </table:table-cell>
          <table:table-cell table:style-name="ce19" table:formula="of:=[$PythonBWin.$AH$1]" office:value-type="string" office:string-value="mult_b_64_32" calcext:value-type="string">
            <text:p>mult_b_64_32</text:p>
          </table:table-cell>
          <table:table-cell table:style-name="ce19" table:formula="of:=[$PythonCWin.$AH$1]" office:value-type="string" office:string-value="mult_c_64_32" calcext:value-type="string">
            <text:p>mult_c_64_32</text:p>
          </table:table-cell>
          <table:table-cell table:style-name="ce19" table:formula="of:=[$PythonDWin.$AH$1]" office:value-type="string" office:string-value="mult_d_64_32" calcext:value-type="string">
            <text:p>mult_d_64_32</text:p>
          </table:table-cell>
          <table:table-cell table:style-name="ce19" table:formula="of:=[$PythonEWin.$AH$1]" office:value-type="string" office:string-value="mult_e_64_32" calcext:value-type="string">
            <text:p>mult_e_64_32</text:p>
          </table:table-cell>
          <table:table-cell table:style-name="ce19" table:formula="of:=[$PythonFWin.$AH$1]" office:value-type="string" office:string-value="mult_f_64_32" calcext:value-type="string">
            <text:p>mult_f_64_32</text:p>
          </table:table-cell>
          <table:table-cell table:style-name="ce39"/>
          <table:table-cell table:number-columns-repeated="6" table:style-name="ce6" office:value-type="string" calcext:value-type="string">
            <text:p>σ</text:p>
          </table:table-cell>
          <table:table-cell table:style-name="ce19" table:number-columns-repeated="4"/>
        </table:table-row>
        <table:table-row table:style-name="ro1">
          <table:table-cell/>
          <table:table-cell table:style-name="ce15" table:formula="of:=[$PythonAWin.$AG3]" office:value-type="float" office:value="13108" calcext:value-type="float">
            <text:p>13,108</text:p>
          </table:table-cell>
          <table:table-cell table:style-name="ce15" table:formula="of:=[$PythonAWin.$AG3]/1024" office:value-type="float" office:value="12.80078125" calcext:value-type="float">
            <text:p>13</text:p>
          </table:table-cell>
          <table:table-cell table:style-name="ce41" table:formula="of:=([$PythonAWin.$AH3]/[.$A$1])/[.$B2]" office:value-type="float" office:value="0.441314342648573" calcext:value-type="float">
            <text:p>0.44</text:p>
          </table:table-cell>
          <table:table-cell table:style-name="ce41" table:formula="of:=[$PythonBWin.$AH3]/[.$A$1]/[.$B2]" office:value-type="float" office:value="0.308975555862832" calcext:value-type="float">
            <text:p>0.31</text:p>
          </table:table-cell>
          <table:table-cell table:style-name="ce41" table:formula="of:=[$PythonCWin.$AH3]/[.$A$1]/[.$B2]" office:value-type="float" office:value="0.270018631560879" calcext:value-type="float">
            <text:p>0.27</text:p>
          </table:table-cell>
          <table:table-cell table:style-name="ce41" table:formula="of:=[$PythonDWin.$AH3]/[.$A$1]/[.$B2]" office:value-type="float" office:value="0.411310168313244" calcext:value-type="float">
            <text:p>0.41</text:p>
          </table:table-cell>
          <table:table-cell table:style-name="ce41" table:formula="of:=[$PythonEWin.$AH3]/[.$A$1]/[.$B2]" office:value-type="float" office:value="0" calcext:value-type="float">
            <text:p>0.00</text:p>
          </table:table-cell>
          <table:table-cell table:style-name="ce41" table:formula="of:=[$PythonFWin.$AH3]/[.$A$1]/[.$B2]" office:value-type="float" office:value="0.248196672738023" calcext:value-type="float">
            <text:p>0.25</text:p>
          </table:table-cell>
          <table:table-cell/>
          <table:table-cell table:style-name="ce33" table:formula="of:=[$PythonAWin.$AI3]/[.$A$1]" office:value-type="float" office:value="576.97887409576" calcext:value-type="float">
            <text:p>576.98</text:p>
          </table:table-cell>
          <table:table-cell table:style-name="ce33" table:formula="of:=[$PythonBWin.$AI3]/[.$A$1]" office:value-type="float" office:value="107.283040333534" calcext:value-type="float">
            <text:p>107.28</text:p>
          </table:table-cell>
          <table:table-cell table:style-name="ce33" table:formula="of:=[$PythonCWin.$AI3]/[.$A$1]" office:value-type="float" office:value="92.705793165711" calcext:value-type="float">
            <text:p>92.71</text:p>
          </table:table-cell>
          <table:table-cell table:style-name="ce33" table:formula="of:=[$PythonDWin.$AI3]/[.$A$1]" office:value-type="float" office:value="155.226376064437" calcext:value-type="float">
            <text:p>155.23</text:p>
          </table:table-cell>
          <table:table-cell table:style-name="ce33" table:formula="of:=$#REF!.[.$AD2]/[.$A$1]" office:value-type="string" office:string-value="" calcext:value-type="error">
            <text:p>#NAME?</text:p>
          </table:table-cell>
          <table:table-cell table:style-name="ce33" table:formula="of:=[$PythonFWin.$AI3]/[.$A$1]" office:value-type="float" office:value="81.0617797048937" calcext:value-type="float">
            <text:p>81.06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4]" office:value-type="float" office:value="26215" calcext:value-type="float">
            <text:p>26,215</text:p>
          </table:table-cell>
          <table:table-cell table:style-name="ce15" table:formula="of:=[$PythonAWin.$AG4]/1024" office:value-type="float" office:value="25.6005859375" calcext:value-type="float">
            <text:p>26</text:p>
          </table:table-cell>
          <table:table-cell table:style-name="ce41" table:formula="of:=([$PythonAWin.$AH4]/[.$A$1])/[.$B3]" office:value-type="float" office:value="0.454068315682815" calcext:value-type="float">
            <text:p>0.45</text:p>
          </table:table-cell>
          <table:table-cell table:style-name="ce41" table:formula="of:=[$PythonBWin.$AH4]/[.$A$1]/[.$B3]" office:value-type="float" office:value="0.298081675615106" calcext:value-type="float">
            <text:p>0.30</text:p>
          </table:table-cell>
          <table:table-cell table:style-name="ce41" table:formula="of:=[$PythonCWin.$AH4]/[.$A$1]/[.$B3]" office:value-type="float" office:value="0.274108532662598" calcext:value-type="float">
            <text:p>0.27</text:p>
          </table:table-cell>
          <table:table-cell table:style-name="ce41" table:formula="of:=[$PythonDWin.$AH4]/[.$A$1]/[.$B3]" office:value-type="float" office:value="0.410628161262636" calcext:value-type="float">
            <text:p>0.41</text:p>
          </table:table-cell>
          <table:table-cell table:style-name="ce41" table:formula="of:=[$PythonEWin.$AH4]/[.$A$1]/[.$B3]" office:value-type="float" office:value="0" calcext:value-type="float">
            <text:p>0.00</text:p>
          </table:table-cell>
          <table:table-cell table:style-name="ce41" table:formula="of:=[$PythonFWin.$AH4]/[.$A$1]/[.$B3]" office:value-type="float" office:value="0.257357639948503" calcext:value-type="float">
            <text:p>0.26</text:p>
          </table:table-cell>
          <table:table-cell/>
          <table:table-cell table:style-name="ce33" table:formula="of:=[$PythonAWin.$AI4]/[.$A$1]" office:value-type="float" office:value="1116.16518824836" calcext:value-type="float">
            <text:p>1,116.17</text:p>
          </table:table-cell>
          <table:table-cell table:style-name="ce33" table:formula="of:=[$PythonBWin.$AI4]/[.$A$1]" office:value-type="float" office:value="370.501597084447" calcext:value-type="float">
            <text:p>370.50</text:p>
          </table:table-cell>
          <table:table-cell table:style-name="ce33" table:formula="of:=[$PythonCWin.$AI4]/[.$A$1]" office:value-type="float" office:value="207.077383113001" calcext:value-type="float">
            <text:p>207.08</text:p>
          </table:table-cell>
          <table:table-cell table:style-name="ce33" table:formula="of:=[$PythonDWin.$AI4]/[.$A$1]" office:value-type="float" office:value="340.198063795562" calcext:value-type="float">
            <text:p>340.20</text:p>
          </table:table-cell>
          <table:table-cell table:style-name="ce33" table:formula="of:=$#REF!.[.$AD3]/[.$A$1]" office:value-type="string" office:string-value="" calcext:value-type="error">
            <text:p>#NAME?</text:p>
          </table:table-cell>
          <table:table-cell table:style-name="ce33" table:formula="of:=[$PythonFWin.$AI4]/[.$A$1]" office:value-type="float" office:value="405.433968643348" calcext:value-type="float">
            <text:p>405.43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5]" office:value-type="float" office:value="52429" calcext:value-type="float">
            <text:p>52,429</text:p>
          </table:table-cell>
          <table:table-cell table:style-name="ce15" table:formula="of:=[$PythonAWin.$AG5]/1024" office:value-type="float" office:value="51.2001953125" calcext:value-type="float">
            <text:p>51</text:p>
          </table:table-cell>
          <table:table-cell table:style-name="ce41" table:formula="of:=([$PythonAWin.$AH5]/[.$A$1])/[.$B4]" office:value-type="float" office:value="0.483968749880791" calcext:value-type="float">
            <text:p>0.48</text:p>
          </table:table-cell>
          <table:table-cell table:style-name="ce41" table:formula="of:=[$PythonBWin.$AH5]/[.$A$1]/[.$B4]" office:value-type="float" office:value="0.316922449860764" calcext:value-type="float">
            <text:p>0.32</text:p>
          </table:table-cell>
          <table:table-cell table:style-name="ce41" table:formula="of:=[$PythonCWin.$AH5]/[.$A$1]/[.$B4]" office:value-type="float" office:value="0.287059809957276" calcext:value-type="float">
            <text:p>0.29</text:p>
          </table:table-cell>
          <table:table-cell table:style-name="ce41" table:formula="of:=[$PythonDWin.$AH5]/[.$A$1]/[.$B4]" office:value-type="float" office:value="0.417160651142497" calcext:value-type="float">
            <text:p>0.42</text:p>
          </table:table-cell>
          <table:table-cell table:style-name="ce41" table:formula="of:=[$PythonEWin.$AH5]/[.$A$1]/[.$B4]" office:value-type="float" office:value="0.288707233019894" calcext:value-type="float">
            <text:p>0.29</text:p>
          </table:table-cell>
          <table:table-cell table:style-name="ce41" table:formula="of:=[$PythonFWin.$AH5]/[.$A$1]/[.$B4]" office:value-type="float" office:value="0.25671175909325" calcext:value-type="float">
            <text:p>0.26</text:p>
          </table:table-cell>
          <table:table-cell/>
          <table:table-cell table:style-name="ce33" table:formula="of:=[$PythonAWin.$AI5]/[.$A$1]" office:value-type="float" office:value="2307.70497249053" calcext:value-type="float">
            <text:p>2,307.70</text:p>
          </table:table-cell>
          <table:table-cell table:style-name="ce33" table:formula="of:=[$PythonBWin.$AI5]/[.$A$1]" office:value-type="float" office:value="699.222355018688" calcext:value-type="float">
            <text:p>699.22</text:p>
          </table:table-cell>
          <table:table-cell table:style-name="ce33" table:formula="of:=[$PythonCWin.$AI5]/[.$A$1]" office:value-type="float" office:value="381.329421326827" calcext:value-type="float">
            <text:p>381.33</text:p>
          </table:table-cell>
          <table:table-cell table:style-name="ce33" table:formula="of:=[$PythonDWin.$AI5]/[.$A$1]" office:value-type="float" office:value="263.012591734119" calcext:value-type="float">
            <text:p>263.01</text:p>
          </table:table-cell>
          <table:table-cell table:style-name="ce33" table:formula="of:=$#REF!.[.$AD4]/[.$A$1]" office:value-type="string" office:string-value="" calcext:value-type="error">
            <text:p>#NAME?</text:p>
          </table:table-cell>
          <table:table-cell table:style-name="ce33" table:formula="of:=[$PythonFWin.$AI5]/[.$A$1]" office:value-type="float" office:value="428.980027715954" calcext:value-type="float">
            <text:p>428.98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6]" office:value-type="float" office:value="104858" calcext:value-type="float">
            <text:p>104,858</text:p>
          </table:table-cell>
          <table:table-cell table:style-name="ce15" table:formula="of:=[$PythonAWin.$AG6]/1024" office:value-type="float" office:value="102.400390625" calcext:value-type="float">
            <text:p>102</text:p>
          </table:table-cell>
          <table:table-cell table:style-name="ce41" table:formula="of:=([$PythonAWin.$AH6]/[.$A$1])/[.$B5]" office:value-type="float" office:value="0.531533333859839" calcext:value-type="float">
            <text:p>0.53</text:p>
          </table:table-cell>
          <table:table-cell table:style-name="ce41" table:formula="of:=[$PythonBWin.$AH6]/[.$A$1]/[.$B5]" office:value-type="float" office:value="0.321991431376242" calcext:value-type="float">
            <text:p>0.32</text:p>
          </table:table-cell>
          <table:table-cell table:style-name="ce41" table:formula="of:=[$PythonCWin.$AH6]/[.$A$1]/[.$B5]" office:value-type="float" office:value="0.29549831498312" calcext:value-type="float">
            <text:p>0.30</text:p>
          </table:table-cell>
          <table:table-cell table:style-name="ce41" table:formula="of:=[$PythonDWin.$AH6]/[.$A$1]/[.$B5]" office:value-type="float" office:value="0.421616063366648" calcext:value-type="float">
            <text:p>0.42</text:p>
          </table:table-cell>
          <table:table-cell table:style-name="ce41" table:formula="of:=[$PythonEWin.$AH6]/[.$A$1]/[.$B5]" office:value-type="float" office:value="0.292571456302809" calcext:value-type="float">
            <text:p>0.29</text:p>
          </table:table-cell>
          <table:table-cell table:style-name="ce41" table:formula="of:=[$PythonFWin.$AH6]/[.$A$1]/[.$B5]" office:value-type="float" office:value="0.270474955725839" calcext:value-type="float">
            <text:p>0.27</text:p>
          </table:table-cell>
          <table:table-cell/>
          <table:table-cell table:style-name="ce33" table:formula="of:=[$PythonAWin.$AI6]/[.$A$1]" office:value-type="float" office:value="3268.16440988956" calcext:value-type="float">
            <text:p>3,268.16</text:p>
          </table:table-cell>
          <table:table-cell table:style-name="ce33" table:formula="of:=[$PythonBWin.$AI6]/[.$A$1]" office:value-type="float" office:value="1382.70301605401" calcext:value-type="float">
            <text:p>1,382.70</text:p>
          </table:table-cell>
          <table:table-cell table:style-name="ce33" table:formula="of:=[$PythonCWin.$AI6]/[.$A$1]" office:value-type="float" office:value="1146.62729594822" calcext:value-type="float">
            <text:p>1,146.63</text:p>
          </table:table-cell>
          <table:table-cell table:style-name="ce33" table:formula="of:=[$PythonDWin.$AI6]/[.$A$1]" office:value-type="float" office:value="432.2270226074" calcext:value-type="float">
            <text:p>432.23</text:p>
          </table:table-cell>
          <table:table-cell table:style-name="ce33" table:formula="of:=$#REF!.[.$AD5]/[.$A$1]" office:value-type="string" office:string-value="" calcext:value-type="error">
            <text:p>#NAME?</text:p>
          </table:table-cell>
          <table:table-cell table:style-name="ce33" table:formula="of:=[$PythonFWin.$AI6]/[.$A$1]" office:value-type="float" office:value="583.434074059254" calcext:value-type="float">
            <text:p>583.43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7]" office:value-type="float" office:value="209716" calcext:value-type="float">
            <text:p>209,716</text:p>
          </table:table-cell>
          <table:table-cell table:style-name="ce15" table:formula="of:=[$PythonAWin.$AG7]/1024" office:value-type="float" office:value="204.80078125" calcext:value-type="float">
            <text:p>205</text:p>
          </table:table-cell>
          <table:table-cell table:style-name="ce41" table:formula="of:=([$PythonAWin.$AH7]/[.$A$1])/[.$B6]" office:value-type="float" office:value="0.61104801367683" calcext:value-type="float">
            <text:p>0.61</text:p>
          </table:table-cell>
          <table:table-cell table:style-name="ce41" table:formula="of:=[$PythonBWin.$AH7]/[.$A$1]/[.$B6]" office:value-type="float" office:value="0.324443910383566" calcext:value-type="float">
            <text:p>0.32</text:p>
          </table:table-cell>
          <table:table-cell table:style-name="ce41" table:formula="of:=[$PythonCWin.$AH7]/[.$A$1]/[.$B6]" office:value-type="float" office:value="0.293705483099763" calcext:value-type="float">
            <text:p>0.29</text:p>
          </table:table-cell>
          <table:table-cell table:style-name="ce41" table:formula="of:=[$PythonDWin.$AH7]/[.$A$1]/[.$B6]" office:value-type="float" office:value="0.425061369018101" calcext:value-type="float">
            <text:p>0.43</text:p>
          </table:table-cell>
          <table:table-cell table:style-name="ce41" table:formula="of:=[$PythonEWin.$AH7]/[.$A$1]/[.$B6]" office:value-type="float" office:value="0.2905289065212" calcext:value-type="float">
            <text:p>0.29</text:p>
          </table:table-cell>
          <table:table-cell table:style-name="ce41" table:formula="of:=[$PythonFWin.$AH7]/[.$A$1]/[.$B6]" office:value-type="float" office:value="0.277788239094776" calcext:value-type="float">
            <text:p>0.28</text:p>
          </table:table-cell>
          <table:table-cell/>
          <table:table-cell table:style-name="ce33" table:formula="of:=[$PythonAWin.$AI7]/[.$A$1]" office:value-type="float" office:value="7707.66854853499" calcext:value-type="float">
            <text:p>7,707.67</text:p>
          </table:table-cell>
          <table:table-cell table:style-name="ce33" table:formula="of:=[$PythonBWin.$AI7]/[.$A$1]" office:value-type="float" office:value="2718.63187228315" calcext:value-type="float">
            <text:p>2,718.63</text:p>
          </table:table-cell>
          <table:table-cell table:style-name="ce33" table:formula="of:=[$PythonCWin.$AI7]/[.$A$1]" office:value-type="float" office:value="1521.52283521895" calcext:value-type="float">
            <text:p>1,521.52</text:p>
          </table:table-cell>
          <table:table-cell table:style-name="ce33" table:formula="of:=[$PythonDWin.$AI7]/[.$A$1]" office:value-type="float" office:value="1031.15514709751" calcext:value-type="float">
            <text:p>1,031.16</text:p>
          </table:table-cell>
          <table:table-cell table:style-name="ce33" table:formula="of:=$#REF!.[.$AD6]/[.$A$1]" office:value-type="string" office:string-value="" calcext:value-type="error">
            <text:p>#NAME?</text:p>
          </table:table-cell>
          <table:table-cell table:style-name="ce33" table:formula="of:=[$PythonFWin.$AI7]/[.$A$1]" office:value-type="float" office:value="1011.58919499716" calcext:value-type="float">
            <text:p>1,011.59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8]" office:value-type="float" office:value="419431" calcext:value-type="float">
            <text:p>419,431</text:p>
          </table:table-cell>
          <table:table-cell table:style-name="ce15" table:formula="of:=[$PythonAWin.$AG8]/1024" office:value-type="float" office:value="409.6005859375" calcext:value-type="float">
            <text:p>410</text:p>
          </table:table-cell>
          <table:table-cell table:style-name="ce41" table:formula="of:=([$PythonAWin.$AH8]/[.$A$1])/[.$B7]" office:value-type="float" office:value="0.74352613254251" calcext:value-type="float">
            <text:p>0.74</text:p>
          </table:table-cell>
          <table:table-cell table:style-name="ce41" table:formula="of:=[$PythonBWin.$AH8]/[.$A$1]/[.$B7]" office:value-type="float" office:value="0.323487639072338" calcext:value-type="float">
            <text:p>0.32</text:p>
          </table:table-cell>
          <table:table-cell table:style-name="ce41" table:formula="of:=[$PythonCWin.$AH8]/[.$A$1]/[.$B7]" office:value-type="float" office:value="0.295723222159902" calcext:value-type="float">
            <text:p>0.30</text:p>
          </table:table-cell>
          <table:table-cell table:style-name="ce41" table:formula="of:=[$PythonDWin.$AH8]/[.$A$1]/[.$B7]" office:value-type="float" office:value="0.424421583287835" calcext:value-type="float">
            <text:p>0.42</text:p>
          </table:table-cell>
          <table:table-cell table:style-name="ce41" table:formula="of:=[$PythonEWin.$AH8]/[.$A$1]/[.$B7]" office:value-type="float" office:value="0.292927299552847" calcext:value-type="float">
            <text:p>0.29</text:p>
          </table:table-cell>
          <table:table-cell table:style-name="ce41" table:formula="of:=[$PythonFWin.$AH8]/[.$A$1]/[.$B7]" office:value-type="float" office:value="0.276613952473708" calcext:value-type="float">
            <text:p>0.28</text:p>
          </table:table-cell>
          <table:table-cell/>
          <table:table-cell table:style-name="ce33" table:formula="of:=[$PythonAWin.$AI8]/[.$A$1]" office:value-type="float" office:value="13549.058670236" calcext:value-type="float">
            <text:p>13,549.06</text:p>
          </table:table-cell>
          <table:table-cell table:style-name="ce33" table:formula="of:=[$PythonBWin.$AI8]/[.$A$1]" office:value-type="float" office:value="3046.71048269826" calcext:value-type="float">
            <text:p>3,046.71</text:p>
          </table:table-cell>
          <table:table-cell table:style-name="ce33" table:formula="of:=[$PythonCWin.$AI8]/[.$A$1]" office:value-type="float" office:value="3343.14286500022" calcext:value-type="float">
            <text:p>3,343.14</text:p>
          </table:table-cell>
          <table:table-cell table:style-name="ce33" table:formula="of:=[$PythonDWin.$AI8]/[.$A$1]" office:value-type="float" office:value="2508.96776469375" calcext:value-type="float">
            <text:p>2,508.97</text:p>
          </table:table-cell>
          <table:table-cell table:style-name="ce33" table:formula="of:=$#REF!.[.$AD7]/[.$A$1]" office:value-type="string" office:string-value="" calcext:value-type="error">
            <text:p>#NAME?</text:p>
          </table:table-cell>
          <table:table-cell table:style-name="ce33" table:formula="of:=[$PythonFWin.$AI8]/[.$A$1]" office:value-type="float" office:value="2416.91447681895" calcext:value-type="float">
            <text:p>2,416.9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9]" office:value-type="float" office:value="838861" calcext:value-type="float">
            <text:p>838,861</text:p>
          </table:table-cell>
          <table:table-cell table:style-name="ce15" table:formula="of:=[$PythonAWin.$AG9]/1024" office:value-type="float" office:value="819.2001953125" calcext:value-type="float">
            <text:p>819</text:p>
          </table:table-cell>
          <table:table-cell table:style-name="ce41" table:formula="of:=([$PythonAWin.$AH9]/[.$A$1])/[.$B8]" office:value-type="float" office:value="0.867464875008096" calcext:value-type="float">
            <text:p>0.87</text:p>
          </table:table-cell>
          <table:table-cell table:style-name="ce41" table:formula="of:=[$PythonBWin.$AH9]/[.$A$1]/[.$B8]" office:value-type="float" office:value="0.323514215726741" calcext:value-type="float">
            <text:p>0.32</text:p>
          </table:table-cell>
          <table:table-cell table:style-name="ce41" table:formula="of:=[$PythonCWin.$AH9]/[.$A$1]/[.$B8]" office:value-type="float" office:value="0.302135210566768" calcext:value-type="float">
            <text:p>0.30</text:p>
          </table:table-cell>
          <table:table-cell table:style-name="ce41" table:formula="of:=[$PythonDWin.$AH9]/[.$A$1]/[.$B8]" office:value-type="float" office:value="0.421410200356495" calcext:value-type="float">
            <text:p>0.42</text:p>
          </table:table-cell>
          <table:table-cell table:style-name="ce41" table:formula="of:=[$PythonEWin.$AH9]/[.$A$1]/[.$B8]" office:value-type="float" office:value="0.290569125151545" calcext:value-type="float">
            <text:p>0.29</text:p>
          </table:table-cell>
          <table:table-cell table:style-name="ce41" table:formula="of:=[$PythonFWin.$AH9]/[.$A$1]/[.$B8]" office:value-type="float" office:value="0.272984330717485" calcext:value-type="float">
            <text:p>0.27</text:p>
          </table:table-cell>
          <table:table-cell/>
          <table:table-cell table:style-name="ce33" table:formula="of:=[$PythonAWin.$AI9]/[.$A$1]" office:value-type="float" office:value="31946.6504297206" calcext:value-type="float">
            <text:p>31,946.65</text:p>
          </table:table-cell>
          <table:table-cell table:style-name="ce33" table:formula="of:=[$PythonBWin.$AI9]/[.$A$1]" office:value-type="float" office:value="6795.44079835432" calcext:value-type="float">
            <text:p>6,795.44</text:p>
          </table:table-cell>
          <table:table-cell table:style-name="ce33" table:formula="of:=[$PythonCWin.$AI9]/[.$A$1]" office:value-type="float" office:value="5149.32501258098" calcext:value-type="float">
            <text:p>5,149.33</text:p>
          </table:table-cell>
          <table:table-cell table:style-name="ce33" table:formula="of:=[$PythonDWin.$AI9]/[.$A$1]" office:value-type="float" office:value="7548.69659809927" calcext:value-type="float">
            <text:p>7,548.70</text:p>
          </table:table-cell>
          <table:table-cell table:style-name="ce33" table:formula="of:=$#REF!.[.$AD8]/[.$A$1]" office:value-type="string" office:string-value="" calcext:value-type="error">
            <text:p>#NAME?</text:p>
          </table:table-cell>
          <table:table-cell table:style-name="ce33" table:formula="of:=[$PythonFWin.$AI9]/[.$A$1]" office:value-type="float" office:value="5273.39635472611" calcext:value-type="float">
            <text:p>5,273.40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10]" office:value-type="float" office:value="1677722" calcext:value-type="float">
            <text:p>1,677,722</text:p>
          </table:table-cell>
          <table:table-cell table:style-name="ce15" table:formula="of:=[$PythonAWin.$AG10]/1024" office:value-type="float" office:value="1638.400390625" calcext:value-type="float">
            <text:p>1,638</text:p>
          </table:table-cell>
          <table:table-cell table:style-name="ce41" table:formula="of:=([$PythonAWin.$AH10]/[.$A$1])/[.$B9]" office:value-type="float" office:value="0.885542321898011" calcext:value-type="float">
            <text:p>0.89</text:p>
          </table:table-cell>
          <table:table-cell table:style-name="ce41" table:formula="of:=[$PythonBWin.$AH10]/[.$A$1]/[.$B9]" office:value-type="float" office:value="0.321297326752436" calcext:value-type="float">
            <text:p>0.32</text:p>
          </table:table-cell>
          <table:table-cell table:style-name="ce41" table:formula="of:=[$PythonCWin.$AH10]/[.$A$1]/[.$B9]" office:value-type="float" office:value="0.299669702368748" calcext:value-type="float">
            <text:p>0.30</text:p>
          </table:table-cell>
          <table:table-cell table:style-name="ce41" table:formula="of:=[$PythonDWin.$AH10]/[.$A$1]/[.$B9]" office:value-type="float" office:value="0.423862058957026" calcext:value-type="float">
            <text:p>0.42</text:p>
          </table:table-cell>
          <table:table-cell table:style-name="ce41" table:formula="of:=[$PythonEWin.$AH10]/[.$A$1]/[.$B9]" office:value-type="float" office:value="0.290851206878285" calcext:value-type="float">
            <text:p>0.29</text:p>
          </table:table-cell>
          <table:table-cell table:style-name="ce41" table:formula="of:=[$PythonFWin.$AH10]/[.$A$1]/[.$B9]" office:value-type="float" office:value="0.270971032089941" calcext:value-type="float">
            <text:p>0.27</text:p>
          </table:table-cell>
          <table:table-cell/>
          <table:table-cell table:style-name="ce33" table:formula="of:=[$PythonAWin.$AI10]/[.$A$1]" office:value-type="float" office:value="41357.8535566436" calcext:value-type="float">
            <text:p>41,357.85</text:p>
          </table:table-cell>
          <table:table-cell table:style-name="ce33" table:formula="of:=[$PythonBWin.$AI10]/[.$A$1]" office:value-type="float" office:value="10350.6475264513" calcext:value-type="float">
            <text:p>10,350.65</text:p>
          </table:table-cell>
          <table:table-cell table:style-name="ce33" table:formula="of:=[$PythonCWin.$AI10]/[.$A$1]" office:value-type="float" office:value="11620.1288250423" calcext:value-type="float">
            <text:p>11,620.13</text:p>
          </table:table-cell>
          <table:table-cell table:style-name="ce33" table:formula="of:=[$PythonDWin.$AI10]/[.$A$1]" office:value-type="float" office:value="11204.9568592168" calcext:value-type="float">
            <text:p>11,204.96</text:p>
          </table:table-cell>
          <table:table-cell table:style-name="ce33" table:formula="of:=$#REF!.[.$AD9]/[.$A$1]" office:value-type="string" office:string-value="" calcext:value-type="error">
            <text:p>#NAME?</text:p>
          </table:table-cell>
          <table:table-cell table:style-name="ce33" table:formula="of:=[$PythonFWin.$AI10]/[.$A$1]" office:value-type="float" office:value="10263.1479736703" calcext:value-type="float">
            <text:p>10,263.15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11]" office:value-type="float" office:value="3355444" calcext:value-type="float">
            <text:p>3,355,444</text:p>
          </table:table-cell>
          <table:table-cell table:style-name="ce15" table:formula="of:=[$PythonAWin.$AG11]/1024" office:value-type="float" office:value="3276.80078125" calcext:value-type="float">
            <text:p>3,277</text:p>
          </table:table-cell>
          <table:table-cell table:style-name="ce41" table:formula="of:=([$PythonAWin.$AH11]/[.$A$1])/[.$B10]" office:value-type="float" office:value="0.895284747808431" calcext:value-type="float">
            <text:p>0.90</text:p>
          </table:table-cell>
          <table:table-cell table:style-name="ce41" table:formula="of:=[$PythonBWin.$AH11]/[.$A$1]/[.$B10]" office:value-type="float" office:value="0.331623859502274" calcext:value-type="float">
            <text:p>0.33</text:p>
          </table:table-cell>
          <table:table-cell table:style-name="ce41" table:formula="of:=[$PythonCWin.$AH11]/[.$A$1]/[.$B10]" office:value-type="float" office:value="0.294564860002506" calcext:value-type="float">
            <text:p>0.29</text:p>
          </table:table-cell>
          <table:table-cell table:style-name="ce41" table:formula="of:=[$PythonDWin.$AH11]/[.$A$1]/[.$B10]" office:value-type="float" office:value="0.42686178177277" calcext:value-type="float">
            <text:p>0.43</text:p>
          </table:table-cell>
          <table:table-cell table:style-name="ce41" table:formula="of:=[$PythonEWin.$AH11]/[.$A$1]/[.$B10]" office:value-type="float" office:value="0.288890648387367" calcext:value-type="float">
            <text:p>0.29</text:p>
          </table:table-cell>
          <table:table-cell table:style-name="ce41" table:formula="of:=[$PythonFWin.$AH11]/[.$A$1]/[.$B10]" office:value-type="float" office:value="0.270845115349489" calcext:value-type="float">
            <text:p>0.27</text:p>
          </table:table-cell>
          <table:table-cell/>
          <table:table-cell table:style-name="ce33" table:formula="of:=[$PythonAWin.$AI11]/[.$A$1]" office:value-type="float" office:value="98640.2963682144" calcext:value-type="float">
            <text:p>98,640.30</text:p>
          </table:table-cell>
          <table:table-cell table:style-name="ce33" table:formula="of:=[$PythonBWin.$AI11]/[.$A$1]" office:value-type="float" office:value="89468.1450437288" calcext:value-type="float">
            <text:p>89,468.15</text:p>
          </table:table-cell>
          <table:table-cell table:style-name="ce33" table:formula="of:=[$PythonCWin.$AI11]/[.$A$1]" office:value-type="float" office:value="23802.9021709479" calcext:value-type="float">
            <text:p>23,802.90</text:p>
          </table:table-cell>
          <table:table-cell table:style-name="ce33" table:formula="of:=[$PythonDWin.$AI11]/[.$A$1]" office:value-type="float" office:value="21865.6693644597" calcext:value-type="float">
            <text:p>21,865.67</text:p>
          </table:table-cell>
          <table:table-cell table:style-name="ce33" table:formula="of:=$#REF!.[.$AD10]/[.$A$1]" office:value-type="string" office:string-value="" calcext:value-type="error">
            <text:p>#NAME?</text:p>
          </table:table-cell>
          <table:table-cell table:style-name="ce33" table:formula="of:=[$PythonFWin.$AI11]/[.$A$1]" office:value-type="float" office:value="15011.3084297754" calcext:value-type="float">
            <text:p>15,011.31</text:p>
          </table:table-cell>
          <table:table-cell table:number-columns-repeated="4"/>
        </table:table-row>
        <table:table-row table:style-name="ro1">
          <table:table-cell/>
          <table:table-cell table:style-name="ce15" table:formula="of:=[$PythonAWin.$AG12]" office:value-type="float" office:value="6710887" calcext:value-type="float">
            <text:p>6,710,887</text:p>
          </table:table-cell>
          <table:table-cell table:style-name="ce15" table:formula="of:=[$PythonAWin.$AG12]/1024" office:value-type="float" office:value="6553.6005859375" calcext:value-type="float">
            <text:p>6,554</text:p>
          </table:table-cell>
          <table:table-cell table:style-name="ce41" table:formula="of:=([$PythonAWin.$AH12]/[.$A$1])/[.$B11]" office:value-type="float" office:value="0.911282813257351" calcext:value-type="float">
            <text:p>0.91</text:p>
          </table:table-cell>
          <table:table-cell table:style-name="ce41" table:formula="of:=[$PythonBWin.$AH12]/[.$A$1]/[.$B11]" office:value-type="float" office:value="0.325691614043717" calcext:value-type="float">
            <text:p>0.33</text:p>
          </table:table-cell>
          <table:table-cell table:style-name="ce41" table:formula="of:=[$PythonCWin.$AH12]/[.$A$1]/[.$B11]" office:value-type="float" office:value="0.297171454240512" calcext:value-type="float">
            <text:p>0.30</text:p>
          </table:table-cell>
          <table:table-cell table:style-name="ce41" table:formula="of:=[$PythonDWin.$AH12]/[.$A$1]/[.$B11]" office:value-type="float" office:value="0.429026149728978" calcext:value-type="float">
            <text:p>0.43</text:p>
          </table:table-cell>
          <table:table-cell table:style-name="ce41" table:formula="of:=[$PythonEWin.$AH12]/[.$A$1]/[.$B11]" office:value-type="float" office:value="0.291356989197553" calcext:value-type="float">
            <text:p>0.29</text:p>
          </table:table-cell>
          <table:table-cell table:style-name="ce41" table:formula="of:=[$PythonFWin.$AH12]/[.$A$1]/[.$B11]" office:value-type="float" office:value="0.273038259065456" calcext:value-type="float">
            <text:p>0.27</text:p>
          </table:table-cell>
          <table:table-cell/>
          <table:table-cell table:style-name="ce33" table:formula="of:=[$PythonAWin.$AI12]/[.$A$1]" office:value-type="float" office:value="350174.93530106" calcext:value-type="float">
            <text:p>350,174.94</text:p>
          </table:table-cell>
          <table:table-cell table:style-name="ce33" table:formula="of:=[$PythonBWin.$AI12]/[.$A$1]" office:value-type="float" office:value="62356.0286833943" calcext:value-type="float">
            <text:p>62,356.03</text:p>
          </table:table-cell>
          <table:table-cell table:style-name="ce33" table:formula="of:=[$PythonCWin.$AI12]/[.$A$1]" office:value-type="float" office:value="36732.3594743551" calcext:value-type="float">
            <text:p>36,732.36</text:p>
          </table:table-cell>
          <table:table-cell table:style-name="ce33" table:formula="of:=[$PythonDWin.$AI12]/[.$A$1]" office:value-type="float" office:value="72241.9074990983" calcext:value-type="float">
            <text:p>72,241.91</text:p>
          </table:table-cell>
          <table:table-cell table:style-name="ce33" table:formula="of:=$#REF!.[.$AD11]/[.$A$1]" office:value-type="string" office:string-value="" calcext:value-type="error">
            <text:p>#NAME?</text:p>
          </table:table-cell>
          <table:table-cell table:style-name="ce33" table:formula="of:=[$PythonFWin.$AI12]/[.$A$1]" office:value-type="float" office:value="31586.0317839509" calcext:value-type="float">
            <text:p>31,586.03</text:p>
          </table:table-cell>
          <table:table-cell table:number-columns-repeated="4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ythonAOSX-OLD" table:style-name="ta1"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40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17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80]))*ROW([.M1:.M9980]))-ROW([.M1])+1" office:value-type="float" office:value="51" calcext:value-type="float">
            <text:p>51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office:value-type="string" calcext:value-type="string" table:number-columns-spanned="3" table:number-rows-spanned="1">
            <text:p>mult_array_a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07821.72625" calcext:value-type="float">
            <text:p>5907821.72625</text:p>
          </table:table-cell>
          <table:table-cell office:value-type="float" office:value="795407.356070953" calcext:value-type="float">
            <text:p>795407.356070953</text:p>
          </table:table-cell>
          <table:table-cell office:value-type="float" office:value="5592300" calcext:value-type="float">
            <text:p>55923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'PythonAOSX-OLD'.N3] - ['PythonAOSX-OLD'.N3] * 0.2" office:value-type="float" office:value="13107.2" calcext:value-type="float">
            <text:p>13,107</text:p>
          </table:table-cell>
          <table:table-cell table:style-name="ce13" table:formula="of:=INDIRECT(ADDRESS(['PythonAOSX-OLD'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];3))" office:value-type="float" office:value="5907821.72625" calcext:value-type="float">
            <text:p>5,907,821.73</text:p>
          </table:table-cell>
          <table:table-cell table:style-name="ce23"/>
          <table:table-cell table:style-name="ce20" table:formula="of:=INDIRECT(ADDRESS(['PythonAOSX-OLD'.$K3];4))" office:value-type="float" office:value="795407.356070953" calcext:value-type="float">
            <text:p>795,407.36</text:p>
          </table:table-cell>
          <table:table-cell table:style-name="ce26" table:formula="of:=INDIRECT(ADDRESS(['PythonAOSX-OLD'.$K3];5))" office:value-type="float" office:value="5592300" calcext:value-type="float">
            <text:p>5592300.00</text:p>
          </table:table-cell>
          <table:table-cell table:style-name="ce27" table:formula="of:=IF(['PythonAOSX-OLD'.S3]=0;&quot;&quot;;ABS(['PythonAOSX-OLD'.P3] - ['PythonAOSX-OLD'.S3]) / MAX(['PythonAOSX-OLD'.P3]; ['PythonAOSX-OLD'.S3]))" office:value-type="float" office:value="0.0534074555513506" calcext:value-type="float">
            <text:p>0.0534</text:p>
          </table:table-cell>
          <table:table-cell table:style-name="ce28" table:formula="of:=['PythonAOSX-OLD'.P3]/['PythonAOSX-OLD'.R3]" office:value-type="float" office:value="7.42741650697407" calcext:value-type="float">
            <text:p>7.43</text:p>
          </table:table-cell>
          <table:table-cell table:style-name="ce29" table:formula="of:=[.U3] &gt;= [CONFIG.$B$3]" office:value-type="boolean" office:boolean-value="false" calcext:value-type="boolean">
            <text:p>FALSE</text:p>
          </table:table-cell>
          <table:table-cell table:style-name="ce16" table:formula="of:=['PythonAOSX-OLD'.V3]*['PythonAOSX-OLD'.O3]" office:value-type="float" office:value="0" calcext:value-type="float">
            <text:p>0</text:p>
          </table:table-cell>
          <table:table-cell table:style-name="ce20" table:formula="of:=['PythonAOSX-OLD'.V3]*['PythonAOSX-OLD'.P3]" office:value-type="float" office:value="0" calcext:value-type="float">
            <text:p>0.00</text:p>
          </table:table-cell>
          <table:table-cell table:style-name="ce20" table:formula="of:=['PythonAOSX-OLD'.V3]*['PythonAOSX-OLD'.R3]" office:value-type="float" office:value="0" calcext:value-type="float">
            <text:p>0.00</text:p>
          </table:table-cell>
          <table:table-cell table:style-name="ce16" table:formula="of:=['PythonAOSX-OLD'.W3]" office:value-type="float" office:value="0" calcext:value-type="float">
            <text:p>0</text:p>
          </table:table-cell>
          <table:table-cell table:style-name="ce20" table:formula="of:=['PythonAOSX-OLD'.X3]" office:value-type="float" office:value="0" calcext:value-type="float">
            <text:p>0.00</text:p>
          </table:table-cell>
          <table:table-cell table:style-name="ce20" table:formula="of:=['PythonAOSX-OLD'.Y3]" office:value-type="float" office:value="0" calcext:value-type="float">
            <text:p>0.00</text:p>
          </table:table-cell>
          <table:table-cell table:style-name="ce28" table:formula="of:=['PythonAOSX-OLD'.AA3]/['PythonAOSX-OLD'.AB3]" office:value-type="string" office:string-value="" calcext:value-type="error">
            <text:p>#DIV/0!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E$1]-[.$AE3];0)" office:value-type="float" office:value="0" calcext:value-type="float">
            <text:p>0</text:p>
          </table:table-cell>
          <table:table-cell table:style-name="ce33" table:formula="of:=OFFSET([.AA$1];[.$AE$1]-[.$AE3];0)" office:value-type="string" office:string-value="" calcext:value-type="error">
            <text:p>#DIV/0!</text:p>
          </table:table-cell>
          <table:table-cell table:style-name="ce33" table:formula="of:=OFFSET([.AB$1];[.$AE$1]-[.$AE3];0)" office:value-type="string" office:string-value="" calcext:value-type="error">
            <text:p>#DIV/0!</text:p>
          </table:table-cell>
          <table:table-cell table:style-name="ce35" table:formula="of:=[.AG3]/[.AH3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87947.105" calcext:value-type="float">
            <text:p>11887947.105</text:p>
          </table:table-cell>
          <table:table-cell office:value-type="float" office:value="1438900.201654" calcext:value-type="float">
            <text:p>1438900.201654</text:p>
          </table:table-cell>
          <table:table-cell office:value-type="float" office:value="11140936" calcext:value-type="float">
            <text:p>1114093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PythonAOSX-OLD'.K3]+1" office:value-type="float" office:value="4" calcext:value-type="float">
            <text:p>4</text:p>
          </table:table-cell>
          <table:table-cell/>
          <table:table-cell table:style-name="ce13" table:formula="of:=['PythonAOSX-OLD'.N4] - ['PythonAOSX-OLD'.N4] * 0.2" office:value-type="float" office:value="26214.4" calcext:value-type="float">
            <text:p>26,214</text:p>
          </table:table-cell>
          <table:table-cell table:style-name="ce13" table:formula="of:=INDIRECT(ADDRESS(['PythonAOSX-OLD'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];3))" office:value-type="float" office:value="11887947.105" calcext:value-type="float">
            <text:p>11,887,947.11</text:p>
          </table:table-cell>
          <table:table-cell table:style-name="ce23"/>
          <table:table-cell table:style-name="ce20" table:formula="of:=INDIRECT(ADDRESS(['PythonAOSX-OLD'.$K4];4))" office:value-type="float" office:value="1438900.201654" calcext:value-type="float">
            <text:p>1,438,900.20</text:p>
          </table:table-cell>
          <table:table-cell table:style-name="ce26" table:formula="of:=INDIRECT(ADDRESS(['PythonAOSX-OLD'.$K4];5))" office:value-type="float" office:value="11140936" calcext:value-type="float">
            <text:p>11140936.00</text:p>
          </table:table-cell>
          <table:table-cell table:style-name="ce27" table:formula="of:=IF(['PythonAOSX-OLD'.S4]=0;&quot;&quot;;ABS(['PythonAOSX-OLD'.P4] - ['PythonAOSX-OLD'.S4]) / MAX(['PythonAOSX-OLD'.P4]; ['PythonAOSX-OLD'.S4]))" office:value-type="float" office:value="0.0628376874831326" calcext:value-type="float">
            <text:p>0.0628</text:p>
          </table:table-cell>
          <table:table-cell table:style-name="ce28" table:formula="of:=['PythonAOSX-OLD'.P4]/['PythonAOSX-OLD'.R4]" office:value-type="float" office:value="8.26182878516171" calcext:value-type="float">
            <text:p>8.26</text:p>
          </table:table-cell>
          <table:table-cell table:style-name="ce29" table:formula="of:=[.U4] &gt;= [CONFIG.$B$3]" office:value-type="boolean" office:boolean-value="false" calcext:value-type="boolean">
            <text:p>FALSE</text:p>
          </table:table-cell>
          <table:table-cell table:style-name="ce16" table:formula="of:=['PythonAOSX-OLD'.V4]*['PythonAOSX-OLD'.O4]" office:value-type="float" office:value="0" calcext:value-type="float">
            <text:p>0</text:p>
          </table:table-cell>
          <table:table-cell table:style-name="ce20" table:formula="of:=['PythonAOSX-OLD'.V4]*['PythonAOSX-OLD'.P4]" office:value-type="float" office:value="0" calcext:value-type="float">
            <text:p>0.00</text:p>
          </table:table-cell>
          <table:table-cell table:style-name="ce20" table:formula="of:=['PythonAOSX-OLD'.V4]*['PythonAOSX-OLD'.R4]" office:value-type="float" office:value="0" calcext:value-type="float">
            <text:p>0.00</text:p>
          </table:table-cell>
          <table:table-cell table:style-name="ce16" table:formula="of:=['PythonAOSX-OLD'.W4]" office:value-type="float" office:value="0" calcext:value-type="float">
            <text:p>0</text:p>
          </table:table-cell>
          <table:table-cell table:style-name="ce20" table:formula="of:=['PythonAOSX-OLD'.X4]" office:value-type="float" office:value="0" calcext:value-type="float">
            <text:p>0.00</text:p>
          </table:table-cell>
          <table:table-cell table:style-name="ce20" table:formula="of:=['PythonAOSX-OLD'.Y4]" office:value-type="float" office:value="0" calcext:value-type="float">
            <text:p>0.00</text:p>
          </table:table-cell>
          <table:table-cell table:style-name="ce28" table:formula="of:=['PythonAOSX-OLD'.AA4]/['PythonAOSX-OLD'.AB4]" office:value-type="string" office:string-value="" calcext:value-type="error">
            <text:p>#DIV/0!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E$1]-[.$AE4];0)" office:value-type="float" office:value="0" calcext:value-type="float">
            <text:p>0</text:p>
          </table:table-cell>
          <table:table-cell table:style-name="ce33" table:formula="of:=OFFSET([.AA$1];[.$AE$1]-[.$AE4];0)" office:value-type="string" office:string-value="" calcext:value-type="error">
            <text:p>#DIV/0!</text:p>
          </table:table-cell>
          <table:table-cell table:style-name="ce33" table:formula="of:=OFFSET([.AB$1];[.$AE$1]-[.$AE4];0)" office:value-type="string" office:string-value="" calcext:value-type="error">
            <text:p>#DIV/0!</text:p>
          </table:table-cell>
          <table:table-cell table:style-name="ce35" table:formula="of:=[.AG4]/[.AH4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24745" calcext:value-type="float">
            <text:p>25024745</text:p>
          </table:table-cell>
          <table:table-cell office:value-type="float" office:value="2740526.70219745" calcext:value-type="float">
            <text:p>2740526.70219745</text:p>
          </table:table-cell>
          <table:table-cell office:value-type="float" office:value="25932251" calcext:value-type="float">
            <text:p>2593225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PythonAOSX-OLD'.K4]+1" office:value-type="float" office:value="5" calcext:value-type="float">
            <text:p>5</text:p>
          </table:table-cell>
          <table:table-cell/>
          <table:table-cell table:style-name="ce13" table:formula="of:=['PythonAOSX-OLD'.N5] - COM.MICROSOFT.FLOOR.PRECISE(['PythonAOSX-OLD'.N5] * 0.2)" office:value-type="float" office:value="52429" calcext:value-type="float">
            <text:p>52,429</text:p>
          </table:table-cell>
          <table:table-cell table:style-name="ce13" table:formula="of:=INDIRECT(ADDRESS(['PythonAOSX-OLD'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5];3))" office:value-type="float" office:value="25024745" calcext:value-type="float">
            <text:p>25,024,745.00</text:p>
          </table:table-cell>
          <table:table-cell table:style-name="ce23"/>
          <table:table-cell table:style-name="ce20" table:formula="of:=INDIRECT(ADDRESS(['PythonAOSX-OLD'.$K5];4))" office:value-type="float" office:value="2740526.70219745" calcext:value-type="float">
            <text:p>2,740,526.70</text:p>
          </table:table-cell>
          <table:table-cell table:style-name="ce26" table:formula="of:=INDIRECT(ADDRESS(['PythonAOSX-OLD'.$K5];5))" office:value-type="float" office:value="25932251" calcext:value-type="float">
            <text:p>25932251.00</text:p>
          </table:table-cell>
          <table:table-cell table:style-name="ce27" table:formula="of:=IF(['PythonAOSX-OLD'.S5]=0;&quot;&quot;;ABS(['PythonAOSX-OLD'.P5] - ['PythonAOSX-OLD'.S5]) / MAX(['PythonAOSX-OLD'.P5]; ['PythonAOSX-OLD'.S5]))" office:value-type="float" office:value="0.0349952651622877" calcext:value-type="float">
            <text:p>0.0350</text:p>
          </table:table-cell>
          <table:table-cell table:style-name="ce28" table:formula="of:=['PythonAOSX-OLD'.P5]/['PythonAOSX-OLD'.R5]" office:value-type="float" office:value="9.13136331783751" calcext:value-type="float">
            <text:p>9.13</text:p>
          </table:table-cell>
          <table:table-cell table:style-name="ce29" table:formula="of:=[.U5] &gt;= [CONFIG.$B$3]" office:value-type="boolean" office:boolean-value="true" calcext:value-type="boolean">
            <text:p>TRUE</text:p>
          </table:table-cell>
          <table:table-cell table:style-name="ce16" table:formula="of:=['PythonAOSX-OLD'.V5]*['PythonAOSX-OLD'.O5]" office:value-type="float" office:value="800" calcext:value-type="float">
            <text:p>800</text:p>
          </table:table-cell>
          <table:table-cell table:style-name="ce20" table:formula="of:=['PythonAOSX-OLD'.V5]*['PythonAOSX-OLD'.P5]" office:value-type="float" office:value="25024745" calcext:value-type="float">
            <text:p>25,024,745.00</text:p>
          </table:table-cell>
          <table:table-cell table:style-name="ce20" table:formula="of:=['PythonAOSX-OLD'.V5]*['PythonAOSX-OLD'.R5]" office:value-type="float" office:value="2740526.70219745" calcext:value-type="float">
            <text:p>2,740,526.70</text:p>
          </table:table-cell>
          <table:table-cell table:style-name="ce16" table:formula="of:=['PythonAOSX-OLD'.W5]" office:value-type="float" office:value="800" calcext:value-type="float">
            <text:p>800</text:p>
          </table:table-cell>
          <table:table-cell table:style-name="ce20" table:formula="of:=['PythonAOSX-OLD'.X5]" office:value-type="float" office:value="25024745" calcext:value-type="float">
            <text:p>25,024,745.00</text:p>
          </table:table-cell>
          <table:table-cell table:style-name="ce20" table:formula="of:=['PythonAOSX-OLD'.Y5]" office:value-type="float" office:value="2740526.70219745" calcext:value-type="float">
            <text:p>2,740,526.70</text:p>
          </table:table-cell>
          <table:table-cell table:style-name="ce28" table:formula="of:=['PythonAOSX-OLD'.AA5]/['PythonAOSX-OLD'.AB5]" office:value-type="float" office:value="9.13136331783751" calcext:value-type="float">
            <text:p>9.13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E$1]-[.$AE5];0)" office:value-type="float" office:value="0" calcext:value-type="float">
            <text:p>0</text:p>
          </table:table-cell>
          <table:table-cell table:style-name="ce33" table:formula="of:=OFFSET([.AA$1];[.$AE$1]-[.$AE5];0)" office:value-type="string" office:string-value="" calcext:value-type="error">
            <text:p>#DIV/0!</text:p>
          </table:table-cell>
          <table:table-cell table:style-name="ce33" table:formula="of:=OFFSET([.AB$1];[.$AE$1]-[.$AE5];0)" office:value-type="string" office:string-value="" calcext:value-type="error">
            <text:p>#DIV/0!</text:p>
          </table:table-cell>
          <table:table-cell table:style-name="ce35" table:formula="of:=[.AG5]/[.AH5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82917.505" calcext:value-type="float">
            <text:p>55282917.505</text:p>
          </table:table-cell>
          <table:table-cell office:value-type="float" office:value="3521536.76918733" calcext:value-type="float">
            <text:p>3521536.76918733</text:p>
          </table:table-cell>
          <table:table-cell office:value-type="float" office:value="54421604" calcext:value-type="float">
            <text:p>5442160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PythonAOSX-OLD'.K5]+1" office:value-type="float" office:value="6" calcext:value-type="float">
            <text:p>6</text:p>
          </table:table-cell>
          <table:table-cell/>
          <table:table-cell table:style-name="ce13" table:formula="of:=['PythonAOSX-OLD'.N6] - COM.MICROSOFT.FLOOR.PRECISE(['PythonAOSX-OLD'.N6] * 0.2)" office:value-type="float" office:value="104858" calcext:value-type="float">
            <text:p>104,858</text:p>
          </table:table-cell>
          <table:table-cell table:style-name="ce13" table:formula="of:=INDIRECT(ADDRESS(['PythonAOSX-OLD'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6];3))" office:value-type="float" office:value="55282917.505" calcext:value-type="float">
            <text:p>55,282,917.51</text:p>
          </table:table-cell>
          <table:table-cell table:style-name="ce23"/>
          <table:table-cell table:style-name="ce20" table:formula="of:=INDIRECT(ADDRESS(['PythonAOSX-OLD'.$K6];4))" office:value-type="float" office:value="3521536.76918733" calcext:value-type="float">
            <text:p>3,521,536.77</text:p>
          </table:table-cell>
          <table:table-cell table:style-name="ce26" table:formula="of:=INDIRECT(ADDRESS(['PythonAOSX-OLD'.$K6];5))" office:value-type="float" office:value="54421604" calcext:value-type="float">
            <text:p>54421604.00</text:p>
          </table:table-cell>
          <table:table-cell table:style-name="ce27" table:formula="of:=IF(['PythonAOSX-OLD'.S6]=0;&quot;&quot;;ABS(['PythonAOSX-OLD'.P6] - ['PythonAOSX-OLD'.S6]) / MAX(['PythonAOSX-OLD'.P6]; ['PythonAOSX-OLD'.S6]))" office:value-type="float" office:value="0.0155801022064746" calcext:value-type="float">
            <text:p>0.0156</text:p>
          </table:table-cell>
          <table:table-cell table:style-name="ce28" table:formula="of:=['PythonAOSX-OLD'.P6]/['PythonAOSX-OLD'.R6]" office:value-type="float" office:value="15.6985205972328" calcext:value-type="float">
            <text:p>15.70</text:p>
          </table:table-cell>
          <table:table-cell table:style-name="ce29" table:formula="of:=[.U6] &gt;= [CONFIG.$B$3]" office:value-type="boolean" office:boolean-value="true" calcext:value-type="boolean">
            <text:p>TRUE</text:p>
          </table:table-cell>
          <table:table-cell table:style-name="ce16" table:formula="of:=['PythonAOSX-OLD'.V6]*['PythonAOSX-OLD'.O6]" office:value-type="float" office:value="800" calcext:value-type="float">
            <text:p>800</text:p>
          </table:table-cell>
          <table:table-cell table:style-name="ce20" table:formula="of:=['PythonAOSX-OLD'.V6]*['PythonAOSX-OLD'.P6]" office:value-type="float" office:value="55282917.505" calcext:value-type="float">
            <text:p>55,282,917.51</text:p>
          </table:table-cell>
          <table:table-cell table:style-name="ce20" table:formula="of:=['PythonAOSX-OLD'.V6]*['PythonAOSX-OLD'.R6]" office:value-type="float" office:value="3521536.76918733" calcext:value-type="float">
            <text:p>3,521,536.77</text:p>
          </table:table-cell>
          <table:table-cell table:style-name="ce16" table:formula="of:=['PythonAOSX-OLD'.W6]" office:value-type="float" office:value="800" calcext:value-type="float">
            <text:p>800</text:p>
          </table:table-cell>
          <table:table-cell table:style-name="ce20" table:formula="of:=['PythonAOSX-OLD'.X6]" office:value-type="float" office:value="55282917.505" calcext:value-type="float">
            <text:p>55,282,917.51</text:p>
          </table:table-cell>
          <table:table-cell table:style-name="ce20" table:formula="of:=['PythonAOSX-OLD'.Y6]" office:value-type="float" office:value="3521536.76918733" calcext:value-type="float">
            <text:p>3,521,536.77</text:p>
          </table:table-cell>
          <table:table-cell table:style-name="ce28" table:formula="of:=['PythonAOSX-OLD'.AA6]/['PythonAOSX-OLD'.AB6]" office:value-type="float" office:value="15.6985205972328" calcext:value-type="float">
            <text:p>15.70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E$1]-[.$AE6];0)" office:value-type="float" office:value="0" calcext:value-type="float">
            <text:p>0</text:p>
          </table:table-cell>
          <table:table-cell table:style-name="ce33" table:formula="of:=OFFSET([.AA$1];[.$AE$1]-[.$AE6];0)" office:value-type="string" office:string-value="" calcext:value-type="error">
            <text:p>#DIV/0!</text:p>
          </table:table-cell>
          <table:table-cell table:style-name="ce33" table:formula="of:=OFFSET([.AB$1];[.$AE$1]-[.$AE6];0)" office:value-type="string" office:string-value="" calcext:value-type="error">
            <text:p>#DIV/0!</text:p>
          </table:table-cell>
          <table:table-cell table:style-name="ce35" table:formula="of:=[.AG6]/[.AH6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550294.62875" calcext:value-type="float">
            <text:p>128550294.62875</text:p>
          </table:table-cell>
          <table:table-cell office:value-type="float" office:value="8046854.37533935" calcext:value-type="float">
            <text:p>8046854.37533935</text:p>
          </table:table-cell>
          <table:table-cell office:value-type="float" office:value="125426099" calcext:value-type="float">
            <text:p>12542609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PythonAOSX-OLD'.K6]+1" office:value-type="float" office:value="7" calcext:value-type="float">
            <text:p>7</text:p>
          </table:table-cell>
          <table:table-cell/>
          <table:table-cell table:style-name="ce13" table:formula="of:=['PythonAOSX-OLD'.N7] - COM.MICROSOFT.FLOOR.PRECISE(['PythonAOSX-OLD'.N7] * 0.2)" office:value-type="float" office:value="209716" calcext:value-type="float">
            <text:p>209,716</text:p>
          </table:table-cell>
          <table:table-cell table:style-name="ce13" table:formula="of:=INDIRECT(ADDRESS(['PythonAOSX-OLD'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7];3))" office:value-type="float" office:value="128550294.62875" calcext:value-type="float">
            <text:p>128,550,294.63</text:p>
          </table:table-cell>
          <table:table-cell table:style-name="ce23"/>
          <table:table-cell table:style-name="ce20" table:formula="of:=INDIRECT(ADDRESS(['PythonAOSX-OLD'.$K7];4))" office:value-type="float" office:value="8046854.37533935" calcext:value-type="float">
            <text:p>8,046,854.38</text:p>
          </table:table-cell>
          <table:table-cell table:style-name="ce26" table:formula="of:=INDIRECT(ADDRESS(['PythonAOSX-OLD'.$K7];5))" office:value-type="float" office:value="125426099" calcext:value-type="float">
            <text:p>125426099.00</text:p>
          </table:table-cell>
          <table:table-cell table:style-name="ce27" table:formula="of:=IF(['PythonAOSX-OLD'.S7]=0;&quot;&quot;;ABS(['PythonAOSX-OLD'.P7] - ['PythonAOSX-OLD'.S7]) / MAX(['PythonAOSX-OLD'.P7]; ['PythonAOSX-OLD'.S7]))" office:value-type="float" office:value="0.0243032941913715" calcext:value-type="float">
            <text:p>0.0243</text:p>
          </table:table-cell>
          <table:table-cell table:style-name="ce28" table:formula="of:=['PythonAOSX-OLD'.P7]/['PythonAOSX-OLD'.R7]" office:value-type="float" office:value="15.9752231906556" calcext:value-type="float">
            <text:p>15.98</text:p>
          </table:table-cell>
          <table:table-cell table:style-name="ce29" table:formula="of:=[.U7] &gt;= [CONFIG.$B$3]" office:value-type="boolean" office:boolean-value="true" calcext:value-type="boolean">
            <text:p>TRUE</text:p>
          </table:table-cell>
          <table:table-cell table:style-name="ce16" table:formula="of:=['PythonAOSX-OLD'.V7]*['PythonAOSX-OLD'.O7]" office:value-type="float" office:value="800" calcext:value-type="float">
            <text:p>800</text:p>
          </table:table-cell>
          <table:table-cell table:style-name="ce20" table:formula="of:=['PythonAOSX-OLD'.V7]*['PythonAOSX-OLD'.P7]" office:value-type="float" office:value="128550294.62875" calcext:value-type="float">
            <text:p>128,550,294.63</text:p>
          </table:table-cell>
          <table:table-cell table:style-name="ce20" table:formula="of:=['PythonAOSX-OLD'.V7]*['PythonAOSX-OLD'.R7]" office:value-type="float" office:value="8046854.37533935" calcext:value-type="float">
            <text:p>8,046,854.38</text:p>
          </table:table-cell>
          <table:table-cell table:style-name="ce16" table:formula="of:=['PythonAOSX-OLD'.W7]" office:value-type="float" office:value="800" calcext:value-type="float">
            <text:p>800</text:p>
          </table:table-cell>
          <table:table-cell table:style-name="ce20" table:formula="of:=['PythonAOSX-OLD'.X7]" office:value-type="float" office:value="128550294.62875" calcext:value-type="float">
            <text:p>128,550,294.63</text:p>
          </table:table-cell>
          <table:table-cell table:style-name="ce20" table:formula="of:=['PythonAOSX-OLD'.Y7]" office:value-type="float" office:value="8046854.37533935" calcext:value-type="float">
            <text:p>8,046,854.38</text:p>
          </table:table-cell>
          <table:table-cell table:style-name="ce28" table:formula="of:=['PythonAOSX-OLD'.AA7]/['PythonAOSX-OLD'.AB7]" office:value-type="float" office:value="15.9752231906556" calcext:value-type="float">
            <text:p>15.98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E$1]-[.$AE7];0)" office:value-type="float" office:value="0" calcext:value-type="float">
            <text:p>0</text:p>
          </table:table-cell>
          <table:table-cell table:style-name="ce33" table:formula="of:=OFFSET([.AA$1];[.$AE$1]-[.$AE7];0)" office:value-type="string" office:string-value="" calcext:value-type="error">
            <text:p>#DIV/0!</text:p>
          </table:table-cell>
          <table:table-cell table:style-name="ce33" table:formula="of:=OFFSET([.AB$1];[.$AE$1]-[.$AE7];0)" office:value-type="string" office:string-value="" calcext:value-type="error">
            <text:p>#DIV/0!</text:p>
          </table:table-cell>
          <table:table-cell table:style-name="ce35" table:formula="of:=[.AG7]/[.AH7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2828237.55" calcext:value-type="float">
            <text:p>342828237.55</text:p>
          </table:table-cell>
          <table:table-cell office:value-type="float" office:value="30589470.1167118" calcext:value-type="float">
            <text:p>30589470.1167118</text:p>
          </table:table-cell>
          <table:table-cell office:value-type="float" office:value="341815471" calcext:value-type="float">
            <text:p>341815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PythonAOSX-OLD'.K7]+1" office:value-type="float" office:value="8" calcext:value-type="float">
            <text:p>8</text:p>
          </table:table-cell>
          <table:table-cell/>
          <table:table-cell table:style-name="ce13" table:formula="of:=['PythonAOSX-OLD'.N8] - COM.MICROSOFT.FLOOR.PRECISE(['PythonAOSX-OLD'.N8] * 0.2)" office:value-type="float" office:value="419431" calcext:value-type="float">
            <text:p>419,431</text:p>
          </table:table-cell>
          <table:table-cell table:style-name="ce13" table:formula="of:=INDIRECT(ADDRESS(['PythonAOSX-OLD'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8];3))" office:value-type="float" office:value="342828237.55" calcext:value-type="float">
            <text:p>342,828,237.55</text:p>
          </table:table-cell>
          <table:table-cell table:style-name="ce23"/>
          <table:table-cell table:style-name="ce20" table:formula="of:=INDIRECT(ADDRESS(['PythonAOSX-OLD'.$K8];4))" office:value-type="float" office:value="30589470.1167118" calcext:value-type="float">
            <text:p>30,589,470.12</text:p>
          </table:table-cell>
          <table:table-cell table:style-name="ce26" table:formula="of:=INDIRECT(ADDRESS(['PythonAOSX-OLD'.$K8];5))" office:value-type="float" office:value="341815471" calcext:value-type="float">
            <text:p>341815471.00</text:p>
          </table:table-cell>
          <table:table-cell table:style-name="ce27" table:formula="of:=IF(['PythonAOSX-OLD'.S8]=0;&quot;&quot;;ABS(['PythonAOSX-OLD'.P8] - ['PythonAOSX-OLD'.S8]) / MAX(['PythonAOSX-OLD'.P8]; ['PythonAOSX-OLD'.S8]))" office:value-type="float" office:value="0.00295415149358082" calcext:value-type="float">
            <text:p>0.0030</text:p>
          </table:table-cell>
          <table:table-cell table:style-name="ce28" table:formula="of:=['PythonAOSX-OLD'.P8]/['PythonAOSX-OLD'.R8]" office:value-type="float" office:value="11.2073937940724" calcext:value-type="float">
            <text:p>11.21</text:p>
          </table:table-cell>
          <table:table-cell table:style-name="ce29" table:formula="of:=[.U8] &gt;= [CONFIG.$B$3]" office:value-type="boolean" office:boolean-value="true" calcext:value-type="boolean">
            <text:p>TRUE</text:p>
          </table:table-cell>
          <table:table-cell table:style-name="ce16" table:formula="of:=['PythonAOSX-OLD'.V8]*['PythonAOSX-OLD'.O8]" office:value-type="float" office:value="800" calcext:value-type="float">
            <text:p>800</text:p>
          </table:table-cell>
          <table:table-cell table:style-name="ce20" table:formula="of:=['PythonAOSX-OLD'.V8]*['PythonAOSX-OLD'.P8]" office:value-type="float" office:value="342828237.55" calcext:value-type="float">
            <text:p>342,828,237.55</text:p>
          </table:table-cell>
          <table:table-cell table:style-name="ce20" table:formula="of:=['PythonAOSX-OLD'.V8]*['PythonAOSX-OLD'.R8]" office:value-type="float" office:value="30589470.1167118" calcext:value-type="float">
            <text:p>30,589,470.12</text:p>
          </table:table-cell>
          <table:table-cell table:style-name="ce16" table:formula="of:=['PythonAOSX-OLD'.W8]" office:value-type="float" office:value="800" calcext:value-type="float">
            <text:p>800</text:p>
          </table:table-cell>
          <table:table-cell table:style-name="ce20" table:formula="of:=['PythonAOSX-OLD'.X8]" office:value-type="float" office:value="342828237.55" calcext:value-type="float">
            <text:p>342,828,237.55</text:p>
          </table:table-cell>
          <table:table-cell table:style-name="ce20" table:formula="of:=['PythonAOSX-OLD'.Y8]" office:value-type="float" office:value="30589470.1167118" calcext:value-type="float">
            <text:p>30,589,470.12</text:p>
          </table:table-cell>
          <table:table-cell table:style-name="ce28" table:formula="of:=['PythonAOSX-OLD'.AA8]/['PythonAOSX-OLD'.AB8]" office:value-type="float" office:value="11.2073937940724" calcext:value-type="float">
            <text:p>11.21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E$1]-[.$AE8];0)" office:value-type="float" office:value="0" calcext:value-type="float">
            <text:p>0</text:p>
          </table:table-cell>
          <table:table-cell table:style-name="ce33" table:formula="of:=OFFSET([.AA$1];[.$AE$1]-[.$AE8];0)" office:value-type="string" office:string-value="" calcext:value-type="error">
            <text:p>#DIV/0!</text:p>
          </table:table-cell>
          <table:table-cell table:style-name="ce33" table:formula="of:=OFFSET([.AB$1];[.$AE$1]-[.$AE8];0)" office:value-type="string" office:string-value="" calcext:value-type="error">
            <text:p>#DIV/0!</text:p>
          </table:table-cell>
          <table:table-cell table:style-name="ce35" table:formula="of:=[.AG8]/[.AH8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7448545.1225" calcext:value-type="float">
            <text:p>747448545.1225</text:p>
          </table:table-cell>
          <table:table-cell office:value-type="float" office:value="26391153.5160082" calcext:value-type="float">
            <text:p>26391153.5160082</text:p>
          </table:table-cell>
          <table:table-cell office:value-type="float" office:value="739378438" calcext:value-type="float">
            <text:p>73937843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PythonAOSX-OLD'.K8]+1" office:value-type="float" office:value="9" calcext:value-type="float">
            <text:p>9</text:p>
          </table:table-cell>
          <table:table-cell/>
          <table:table-cell table:style-name="ce13" table:formula="of:=['PythonAOSX-OLD'.N9] - COM.MICROSOFT.FLOOR.PRECISE(['PythonAOSX-OLD'.N9] * 0.2)" office:value-type="float" office:value="838861" calcext:value-type="float">
            <text:p>838,861</text:p>
          </table:table-cell>
          <table:table-cell table:style-name="ce13" table:formula="of:=INDIRECT(ADDRESS(['PythonAOSX-OLD'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9];3))" office:value-type="float" office:value="747448545.1225" calcext:value-type="float">
            <text:p>747,448,545.12</text:p>
          </table:table-cell>
          <table:table-cell table:style-name="ce23"/>
          <table:table-cell table:style-name="ce20" table:formula="of:=INDIRECT(ADDRESS(['PythonAOSX-OLD'.$K9];4))" office:value-type="float" office:value="26391153.5160082" calcext:value-type="float">
            <text:p>26,391,153.52</text:p>
          </table:table-cell>
          <table:table-cell table:style-name="ce26" table:formula="of:=INDIRECT(ADDRESS(['PythonAOSX-OLD'.$K9];5))" office:value-type="float" office:value="739378438" calcext:value-type="float">
            <text:p>739378438.00</text:p>
          </table:table-cell>
          <table:table-cell table:style-name="ce27" table:formula="of:=IF(['PythonAOSX-OLD'.S9]=0;&quot;&quot;;ABS(['PythonAOSX-OLD'.P9] - ['PythonAOSX-OLD'.S9]) / MAX(['PythonAOSX-OLD'.P9]; ['PythonAOSX-OLD'.S9]))" office:value-type="float" office:value="0.010796873142856" calcext:value-type="float">
            <text:p>0.0108</text:p>
          </table:table-cell>
          <table:table-cell table:style-name="ce28" table:formula="of:=['PythonAOSX-OLD'.P9]/['PythonAOSX-OLD'.R9]" office:value-type="float" office:value="28.321935404192" calcext:value-type="float">
            <text:p>28.32</text:p>
          </table:table-cell>
          <table:table-cell table:style-name="ce29" table:formula="of:=[.U9] &gt;= [CONFIG.$B$3]" office:value-type="boolean" office:boolean-value="true" calcext:value-type="boolean">
            <text:p>TRUE</text:p>
          </table:table-cell>
          <table:table-cell table:style-name="ce16" table:formula="of:=['PythonAOSX-OLD'.V9]*['PythonAOSX-OLD'.O9]" office:value-type="float" office:value="800" calcext:value-type="float">
            <text:p>800</text:p>
          </table:table-cell>
          <table:table-cell table:style-name="ce20" table:formula="of:=['PythonAOSX-OLD'.V9]*['PythonAOSX-OLD'.P9]" office:value-type="float" office:value="747448545.1225" calcext:value-type="float">
            <text:p>747,448,545.12</text:p>
          </table:table-cell>
          <table:table-cell table:style-name="ce20" table:formula="of:=['PythonAOSX-OLD'.V9]*['PythonAOSX-OLD'.R9]" office:value-type="float" office:value="26391153.5160082" calcext:value-type="float">
            <text:p>26,391,153.52</text:p>
          </table:table-cell>
          <table:table-cell table:style-name="ce16" table:formula="of:=['PythonAOSX-OLD'.W9]" office:value-type="float" office:value="800" calcext:value-type="float">
            <text:p>800</text:p>
          </table:table-cell>
          <table:table-cell table:style-name="ce20" table:formula="of:=['PythonAOSX-OLD'.X9]" office:value-type="float" office:value="747448545.1225" calcext:value-type="float">
            <text:p>747,448,545.12</text:p>
          </table:table-cell>
          <table:table-cell table:style-name="ce20" table:formula="of:=['PythonAOSX-OLD'.Y9]" office:value-type="float" office:value="26391153.5160082" calcext:value-type="float">
            <text:p>26,391,153.52</text:p>
          </table:table-cell>
          <table:table-cell table:style-name="ce28" table:formula="of:=['PythonAOSX-OLD'.AA9]/['PythonAOSX-OLD'.AB9]" office:value-type="float" office:value="28.321935404192" calcext:value-type="float">
            <text:p>28.3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E$1]-[.$AE9];0)" office:value-type="float" office:value="0" calcext:value-type="float">
            <text:p>0</text:p>
          </table:table-cell>
          <table:table-cell table:style-name="ce33" table:formula="of:=OFFSET([.AA$1];[.$AE$1]-[.$AE9];0)" office:value-type="string" office:string-value="" calcext:value-type="error">
            <text:p>#DIV/0!</text:p>
          </table:table-cell>
          <table:table-cell table:style-name="ce33" table:formula="of:=OFFSET([.AB$1];[.$AE$1]-[.$AE9];0)" office:value-type="string" office:string-value="" calcext:value-type="error">
            <text:p>#DIV/0!</text:p>
          </table:table-cell>
          <table:table-cell table:style-name="ce35" table:formula="of:=[.AG9]/[.AH9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88861718.58125" calcext:value-type="float">
            <text:p>1588861718.58125</text:p>
          </table:table-cell>
          <table:table-cell office:value-type="float" office:value="35345719.0158789" calcext:value-type="float">
            <text:p>35345719.0158789</text:p>
          </table:table-cell>
          <table:table-cell office:value-type="float" office:value="1587068140" calcext:value-type="float">
            <text:p>15870681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PythonAOSX-OLD'.K9]+1" office:value-type="float" office:value="10" calcext:value-type="float">
            <text:p>10</text:p>
          </table:table-cell>
          <table:table-cell/>
          <table:table-cell table:style-name="ce13" table:formula="of:=['PythonAOSX-OLD'.N10] - COM.MICROSOFT.FLOOR.PRECISE(['PythonAOSX-OLD'.N10] * 0.2)" office:value-type="float" office:value="1677722" calcext:value-type="float">
            <text:p>1,677,722</text:p>
          </table:table-cell>
          <table:table-cell table:style-name="ce13" table:formula="of:=INDIRECT(ADDRESS(['PythonAOSX-OLD'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0];3))" office:value-type="float" office:value="1588861718.58125" calcext:value-type="float">
            <text:p>1,588,861,718.58</text:p>
          </table:table-cell>
          <table:table-cell table:style-name="ce23"/>
          <table:table-cell table:style-name="ce20" table:formula="of:=INDIRECT(ADDRESS(['PythonAOSX-OLD'.$K10];4))" office:value-type="float" office:value="35345719.0158789" calcext:value-type="float">
            <text:p>35,345,719.02</text:p>
          </table:table-cell>
          <table:table-cell table:style-name="ce26" table:formula="of:=INDIRECT(ADDRESS(['PythonAOSX-OLD'.$K10];5))" office:value-type="float" office:value="1587068140" calcext:value-type="float">
            <text:p>1587068140.00</text:p>
          </table:table-cell>
          <table:table-cell table:style-name="ce27" table:formula="of:=IF(['PythonAOSX-OLD'.S10]=0;&quot;&quot;;ABS(['PythonAOSX-OLD'.P10] - ['PythonAOSX-OLD'.S10]) / MAX(['PythonAOSX-OLD'.P10]; ['PythonAOSX-OLD'.S10]))" office:value-type="float" office:value="0.00112884498397475" calcext:value-type="float">
            <text:p>0.0011</text:p>
          </table:table-cell>
          <table:table-cell table:style-name="ce28" table:formula="of:=['PythonAOSX-OLD'.P10]/['PythonAOSX-OLD'.R10]" office:value-type="float" office:value="44.9520270861504" calcext:value-type="float">
            <text:p>44.95</text:p>
          </table:table-cell>
          <table:table-cell table:style-name="ce29" table:formula="of:=[.U10] &gt;= [CONFIG.$B$3]" office:value-type="boolean" office:boolean-value="true" calcext:value-type="boolean">
            <text:p>TRUE</text:p>
          </table:table-cell>
          <table:table-cell table:style-name="ce16" table:formula="of:=['PythonAOSX-OLD'.V10]*['PythonAOSX-OLD'.O10]" office:value-type="float" office:value="800" calcext:value-type="float">
            <text:p>800</text:p>
          </table:table-cell>
          <table:table-cell table:style-name="ce20" table:formula="of:=['PythonAOSX-OLD'.V10]*['PythonAOSX-OLD'.P10]" office:value-type="float" office:value="1588861718.58125" calcext:value-type="float">
            <text:p>1,588,861,718.58</text:p>
          </table:table-cell>
          <table:table-cell table:style-name="ce20" table:formula="of:=['PythonAOSX-OLD'.V10]*['PythonAOSX-OLD'.R10]" office:value-type="float" office:value="35345719.0158789" calcext:value-type="float">
            <text:p>35,345,719.02</text:p>
          </table:table-cell>
          <table:table-cell table:style-name="ce16" table:formula="of:=['PythonAOSX-OLD'.W10]" office:value-type="float" office:value="800" calcext:value-type="float">
            <text:p>800</text:p>
          </table:table-cell>
          <table:table-cell table:style-name="ce20" table:formula="of:=['PythonAOSX-OLD'.X10]" office:value-type="float" office:value="1588861718.58125" calcext:value-type="float">
            <text:p>1,588,861,718.58</text:p>
          </table:table-cell>
          <table:table-cell table:style-name="ce20" table:formula="of:=['PythonAOSX-OLD'.Y10]" office:value-type="float" office:value="35345719.0158789" calcext:value-type="float">
            <text:p>35,345,719.02</text:p>
          </table:table-cell>
          <table:table-cell table:style-name="ce28" table:formula="of:=['PythonAOSX-OLD'.AA10]/['PythonAOSX-OLD'.AB10]" office:value-type="float" office:value="44.9520270861504" calcext:value-type="float">
            <text:p>44.95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E$1]-[.$AE10];0)" office:value-type="float" office:value="0" calcext:value-type="float">
            <text:p>0</text:p>
          </table:table-cell>
          <table:table-cell table:style-name="ce33" table:formula="of:=OFFSET([.AA$1];[.$AE$1]-[.$AE10];0)" office:value-type="string" office:string-value="" calcext:value-type="error">
            <text:p>#DIV/0!</text:p>
          </table:table-cell>
          <table:table-cell table:style-name="ce33" table:formula="of:=OFFSET([.AB$1];[.$AE$1]-[.$AE10];0)" office:value-type="string" office:string-value="" calcext:value-type="error">
            <text:p>#DIV/0!</text:p>
          </table:table-cell>
          <table:table-cell table:style-name="ce35" table:formula="of:=[.AG10]/[.AH10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38771720.695" calcext:value-type="float">
            <text:p>3238771720.695</text:p>
          </table:table-cell>
          <table:table-cell office:value-type="float" office:value="88072143.4305508" calcext:value-type="float">
            <text:p>88072143.4305508</text:p>
          </table:table-cell>
          <table:table-cell office:value-type="float" office:value="3231642935" calcext:value-type="float">
            <text:p>323164293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PythonAOSX-OLD'.K10]+1" office:value-type="float" office:value="11" calcext:value-type="float">
            <text:p>11</text:p>
          </table:table-cell>
          <table:table-cell/>
          <table:table-cell table:style-name="ce13" table:formula="of:=['PythonAOSX-OLD'.N11] - COM.MICROSOFT.FLOOR.PRECISE(['PythonAOSX-OLD'.N11] * 0.2)" office:value-type="float" office:value="3355444" calcext:value-type="float">
            <text:p>3,355,444</text:p>
          </table:table-cell>
          <table:table-cell table:style-name="ce13" table:formula="of:=INDIRECT(ADDRESS(['PythonAOSX-OLD'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1];3))" office:value-type="float" office:value="3238771720.695" calcext:value-type="float">
            <text:p>3,238,771,720.70</text:p>
          </table:table-cell>
          <table:table-cell table:style-name="ce23"/>
          <table:table-cell table:style-name="ce20" table:formula="of:=INDIRECT(ADDRESS(['PythonAOSX-OLD'.$K11];4))" office:value-type="float" office:value="88072143.4305508" calcext:value-type="float">
            <text:p>88,072,143.43</text:p>
          </table:table-cell>
          <table:table-cell table:style-name="ce26" table:formula="of:=INDIRECT(ADDRESS(['PythonAOSX-OLD'.$K11];5))" office:value-type="float" office:value="3231642935" calcext:value-type="float">
            <text:p>3231642935.00</text:p>
          </table:table-cell>
          <table:table-cell table:style-name="ce27" table:formula="of:=IF(['PythonAOSX-OLD'.S11]=0;&quot;&quot;;ABS(['PythonAOSX-OLD'.P11] - ['PythonAOSX-OLD'.S11]) / MAX(['PythonAOSX-OLD'.P11]; ['PythonAOSX-OLD'.S11]))" office:value-type="float" office:value="0.00220107692352903" calcext:value-type="float">
            <text:p>0.0022</text:p>
          </table:table-cell>
          <table:table-cell table:style-name="ce28" table:formula="of:=['PythonAOSX-OLD'.P11]/['PythonAOSX-OLD'.R11]" office:value-type="float" office:value="36.7740762804181" calcext:value-type="float">
            <text:p>36.77</text:p>
          </table:table-cell>
          <table:table-cell table:style-name="ce29" table:formula="of:=[.U11] &gt;= [CONFIG.$B$3]" office:value-type="boolean" office:boolean-value="true" calcext:value-type="boolean">
            <text:p>TRUE</text:p>
          </table:table-cell>
          <table:table-cell table:style-name="ce16" table:formula="of:=['PythonAOSX-OLD'.V11]*['PythonAOSX-OLD'.O11]" office:value-type="float" office:value="800" calcext:value-type="float">
            <text:p>800</text:p>
          </table:table-cell>
          <table:table-cell table:style-name="ce20" table:formula="of:=['PythonAOSX-OLD'.V11]*['PythonAOSX-OLD'.P11]" office:value-type="float" office:value="3238771720.695" calcext:value-type="float">
            <text:p>3,238,771,720.70</text:p>
          </table:table-cell>
          <table:table-cell table:style-name="ce20" table:formula="of:=['PythonAOSX-OLD'.V11]*['PythonAOSX-OLD'.R11]" office:value-type="float" office:value="88072143.4305508" calcext:value-type="float">
            <text:p>88,072,143.43</text:p>
          </table:table-cell>
          <table:table-cell table:style-name="ce16" table:formula="of:=['PythonAOSX-OLD'.W11]" office:value-type="float" office:value="800" calcext:value-type="float">
            <text:p>800</text:p>
          </table:table-cell>
          <table:table-cell table:style-name="ce20" table:formula="of:=['PythonAOSX-OLD'.X11]" office:value-type="float" office:value="3238771720.695" calcext:value-type="float">
            <text:p>3,238,771,720.70</text:p>
          </table:table-cell>
          <table:table-cell table:style-name="ce20" table:formula="of:=['PythonAOSX-OLD'.Y11]" office:value-type="float" office:value="88072143.4305508" calcext:value-type="float">
            <text:p>88,072,143.43</text:p>
          </table:table-cell>
          <table:table-cell table:style-name="ce28" table:formula="of:=['PythonAOSX-OLD'.AA11]/['PythonAOSX-OLD'.AB11]" office:value-type="float" office:value="36.7740762804181" calcext:value-type="float">
            <text:p>36.77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E$1]-[.$AE11];0)" office:value-type="float" office:value="0" calcext:value-type="float">
            <text:p>0</text:p>
          </table:table-cell>
          <table:table-cell table:style-name="ce33" table:formula="of:=OFFSET([.AA$1];[.$AE$1]-[.$AE11];0)" office:value-type="string" office:string-value="" calcext:value-type="error">
            <text:p>#DIV/0!</text:p>
          </table:table-cell>
          <table:table-cell table:style-name="ce33" table:formula="of:=OFFSET([.AB$1];[.$AE$1]-[.$AE11];0)" office:value-type="string" office:string-value="" calcext:value-type="error">
            <text:p>#DIV/0!</text:p>
          </table:table-cell>
          <table:table-cell table:style-name="ce35" table:formula="of:=[.AG11]/[.AH11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44923677.51125" calcext:value-type="float">
            <text:p>7044923677.51125</text:p>
          </table:table-cell>
          <table:table-cell office:value-type="float" office:value="1209088050.65759" calcext:value-type="float">
            <text:p>1209088050.65759</text:p>
          </table:table-cell>
          <table:table-cell office:value-type="float" office:value="6786207014" calcext:value-type="float">
            <text:p>678620701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PythonAOSX-OLD'.K11]+1" office:value-type="float" office:value="12" calcext:value-type="float">
            <text:p>12</text:p>
          </table:table-cell>
          <table:table-cell/>
          <table:table-cell table:style-name="ce13" table:formula="of:=['PythonAOSX-OLD'.N12] - COM.MICROSOFT.FLOOR.PRECISE(['PythonAOSX-OLD'.N12] * 0.2)" office:value-type="float" office:value="6710887" calcext:value-type="float">
            <text:p>6,710,887</text:p>
          </table:table-cell>
          <table:table-cell table:style-name="ce13" table:formula="of:=INDIRECT(ADDRESS(['PythonAOSX-OLD'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2];3))" office:value-type="float" office:value="7044923677.51125" calcext:value-type="float">
            <text:p>7,044,923,677.51</text:p>
          </table:table-cell>
          <table:table-cell table:style-name="ce23"/>
          <table:table-cell table:style-name="ce20" table:formula="of:=INDIRECT(ADDRESS(['PythonAOSX-OLD'.$K12];4))" office:value-type="float" office:value="1209088050.65759" calcext:value-type="float">
            <text:p>1,209,088,050.66</text:p>
          </table:table-cell>
          <table:table-cell table:style-name="ce26" table:formula="of:=INDIRECT(ADDRESS(['PythonAOSX-OLD'.$K12];5))" office:value-type="float" office:value="6786207014" calcext:value-type="float">
            <text:p>6786207014.00</text:p>
          </table:table-cell>
          <table:table-cell table:style-name="ce27" table:formula="of:=IF(['PythonAOSX-OLD'.S12]=0;&quot;&quot;;ABS(['PythonAOSX-OLD'.P12] - ['PythonAOSX-OLD'.S12]) / MAX(['PythonAOSX-OLD'.P12]; ['PythonAOSX-OLD'.S12]))" office:value-type="float" office:value="0.0367238419256582" calcext:value-type="float">
            <text:p>0.0367</text:p>
          </table:table-cell>
          <table:table-cell table:style-name="ce28" table:formula="of:=['PythonAOSX-OLD'.P12]/['PythonAOSX-OLD'.R12]" office:value-type="float" office:value="5.8266423803293" calcext:value-type="float">
            <text:p>5.83</text:p>
          </table:table-cell>
          <table:table-cell table:style-name="ce29" table:formula="of:=[.U12] &gt;= [CONFIG.$B$3]" office:value-type="boolean" office:boolean-value="false" calcext:value-type="boolean">
            <text:p>FALSE</text:p>
          </table:table-cell>
          <table:table-cell table:style-name="ce16" table:formula="of:=['PythonAOSX-OLD'.V12]*['PythonAOSX-OLD'.O12]" office:value-type="float" office:value="0" calcext:value-type="float">
            <text:p>0</text:p>
          </table:table-cell>
          <table:table-cell table:style-name="ce20" table:formula="of:=['PythonAOSX-OLD'.V12]*['PythonAOSX-OLD'.P12]" office:value-type="float" office:value="0" calcext:value-type="float">
            <text:p>0.00</text:p>
          </table:table-cell>
          <table:table-cell table:style-name="ce20" table:formula="of:=['PythonAOSX-OLD'.V12]*['PythonAOSX-OLD'.R12]" office:value-type="float" office:value="0" calcext:value-type="float">
            <text:p>0.00</text:p>
          </table:table-cell>
          <table:table-cell table:style-name="ce16" table:formula="of:=['PythonAOSX-OLD'.W12]" office:value-type="float" office:value="0" calcext:value-type="float">
            <text:p>0</text:p>
          </table:table-cell>
          <table:table-cell table:style-name="ce20" table:formula="of:=['PythonAOSX-OLD'.X12]" office:value-type="float" office:value="0" calcext:value-type="float">
            <text:p>0.00</text:p>
          </table:table-cell>
          <table:table-cell table:style-name="ce20" table:formula="of:=['PythonAOSX-OLD'.Y12]" office:value-type="float" office:value="0" calcext:value-type="float">
            <text:p>0.00</text:p>
          </table:table-cell>
          <table:table-cell table:style-name="ce28" table:formula="of:=['PythonAOSX-OLD'.AA12]/['PythonAOSX-OLD'.AB12]" office:value-type="string" office:string-value="" calcext:value-type="error">
            <text:p>#DIV/0!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E$1]-[.$AE12];0)" office:value-type="float" office:value="0" calcext:value-type="float">
            <text:p>0</text:p>
          </table:table-cell>
          <table:table-cell table:style-name="ce33" table:formula="of:=OFFSET([.AA$1];[.$AE$1]-[.$AE12];0)" office:value-type="string" office:string-value="" calcext:value-type="error">
            <text:p>#DIV/0!</text:p>
          </table:table-cell>
          <table:table-cell table:style-name="ce33" table:formula="of:=OFFSET([.AB$1];[.$AE$1]-[.$AE12];0)" office:value-type="string" office:string-value="" calcext:value-type="error">
            <text:p>#DIV/0!</text:p>
          </table:table-cell>
          <table:table-cell table:style-name="ce35" table:formula="of:=[.AG12]/[.AH12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formula="of:=['PythonAOSX-OLD'.N16] - COM.MICROSOFT.FLOOR.PRECISE(['PythonAOSX-OLD'.N16] * 0.2)" office:value-type="float" office:value="0" calcext:value-type="float">
            <text:p>0</text:p>
          </table:table-cell>
          <table:table-cell table:style-name="ce13" table:formula="of:=INDIRECT(ADDRESS(['PythonAOSX-OLD'.$K1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6];3))" office:value-type="float" office:value="0" calcext:value-type="float">
            <text:p>0.00</text:p>
          </table:table-cell>
          <table:table-cell table:style-name="ce23" table:formula="of:=['PythonAOSX-OLD'.P3]/['PythonAOSX-OLD'.P16]" office:value-type="string" office:string-value="" calcext:value-type="error">
            <text:p>#DIV/0!</text:p>
          </table:table-cell>
          <table:table-cell table:style-name="ce20" table:formula="of:=INDIRECT(ADDRESS(['PythonAOSX-OLD'.$K16];4))" office:value-type="float" office:value="0" calcext:value-type="float">
            <text:p>0.00</text:p>
          </table:table-cell>
          <table:table-cell table:style-name="ce26" table:formula="of:=INDIRECT(ADDRESS(['PythonAOSX-OLD'.$K16];5))" office:value-type="float" office:value="0" calcext:value-type="float">
            <text:p>0.00</text:p>
          </table:table-cell>
          <table:table-cell table:style-name="ce27" table:formula="of:=IF(['PythonAOSX-OLD'.S16]=0;&quot;&quot;;ABS(['PythonAOSX-OLD'.P16] - ['PythonAOSX-OLD'.S16]) / MAX(['PythonAOSX-OLD'.P16]; ['PythonAOSX-OLD'.S16]))">
            <text:p/>
          </table:table-cell>
          <table:table-cell table:style-name="ce28" table:formula="of:=['PythonAOSX-OLD'.P16]/['PythonAOSX-OLD'.R16]" office:value-type="string" office:string-value="" calcext:value-type="error">
            <text:p>#DIV/0!</text:p>
          </table:table-cell>
          <table:table-cell table:style-name="ce29" table:formula="of:=[.U16] &gt;= [CONFIG.$B$3]" office:value-type="string" office:string-value="" calcext:value-type="error">
            <text:p>#DIV/0!</text:p>
          </table:table-cell>
          <table:table-cell table:style-name="ce30" table:formula="of:=['PythonAOSX-OLD'.V16]*['PythonAOSX-OLD'.O16]" office:value-type="string" office:string-value="" calcext:value-type="error">
            <text:p>#DIV/0!</text:p>
          </table:table-cell>
          <table:table-cell table:style-name="ce20" table:formula="of:=['PythonAOSX-OLD'.V16]*['PythonAOSX-OLD'.P16]" office:value-type="string" office:string-value="" calcext:value-type="error">
            <text:p>#DIV/0!</text:p>
          </table:table-cell>
          <table:table-cell table:style-name="ce20" table:formula="of:=['PythonAOSX-OLD'.V16]*['PythonAOSX-OLD'.R16]" office:value-type="string" office:string-value="" calcext:value-type="error">
            <text:p>#DIV/0!</text:p>
          </table:table-cell>
          <table:table-cell table:style-name="ce30" table:formula="of:=['PythonAOSX-OLD'.Z3]+['PythonAOSX-OLD'.W16]" office:value-type="string" office:string-value="" calcext:value-type="error">
            <text:p>#DIV/0!</text:p>
          </table:table-cell>
          <table:table-cell table:style-name="ce31" table:formula="of:=COMBINEDMEAN(['PythonAOSX-OLD'.Z3]; ['PythonAOSX-OLD'.AA3]; ['PythonAOSX-OLD'.W16]; ['PythonAOSX-OLD'.X16])" office:value-type="string" office:string-value="" calcext:value-type="error">
            <text:p>#DIV/0!</text:p>
          </table:table-cell>
          <table:table-cell table:style-name="ce31" table:formula="of:=COMBINEDSTDDEV(['PythonAOSX-OLD'.Z3];['PythonAOSX-OLD'.AA3];['PythonAOSX-OLD'.AB3];['PythonAOSX-OLD'.W16];['PythonAOSX-OLD'.X16];['PythonAOSX-OLD'.Y16])" office:value-type="string" office:string-value="" calcext:value-type="error">
            <text:p>#DIV/0!</text:p>
          </table:table-cell>
          <table:table-cell table:style-name="ce28" table:formula="of:=['PythonAOSX-OLD'.AA16]/['PythonAOSX-OLD'.AB1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'PythonAOSX-OLD'.K16]+1" office:value-type="float" office:value="17" calcext:value-type="float">
            <text:p>17</text:p>
          </table:table-cell>
          <table:table-cell/>
          <table:table-cell table:style-name="ce13" table:formula="of:=['PythonAOSX-OLD'.N17] - COM.MICROSOFT.FLOOR.PRECISE(['PythonAOSX-OLD'.N17] * 0.2)" office:value-type="float" office:value="0" calcext:value-type="float">
            <text:p>0</text:p>
          </table:table-cell>
          <table:table-cell table:style-name="ce13" table:formula="of:=INDIRECT(ADDRESS(['PythonAOSX-OLD'.$K1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7];3))" office:value-type="float" office:value="0" calcext:value-type="float">
            <text:p>0.00</text:p>
          </table:table-cell>
          <table:table-cell table:style-name="ce23" table:formula="of:=['PythonAOSX-OLD'.P4]/['PythonAOSX-OLD'.P17]" office:value-type="string" office:string-value="" calcext:value-type="error">
            <text:p>#DIV/0!</text:p>
          </table:table-cell>
          <table:table-cell table:style-name="ce20" table:formula="of:=INDIRECT(ADDRESS(['PythonAOSX-OLD'.$K17];4))" office:value-type="float" office:value="0" calcext:value-type="float">
            <text:p>0.00</text:p>
          </table:table-cell>
          <table:table-cell table:style-name="ce26" table:formula="of:=INDIRECT(ADDRESS(['PythonAOSX-OLD'.$K17];5))" office:value-type="float" office:value="0" calcext:value-type="float">
            <text:p>0.00</text:p>
          </table:table-cell>
          <table:table-cell table:style-name="ce27" table:formula="of:=IF(['PythonAOSX-OLD'.S17]=0;&quot;&quot;;ABS(['PythonAOSX-OLD'.P17] - ['PythonAOSX-OLD'.S17]) / MAX(['PythonAOSX-OLD'.P17]; ['PythonAOSX-OLD'.S17]))">
            <text:p/>
          </table:table-cell>
          <table:table-cell table:style-name="ce28" table:formula="of:=['PythonAOSX-OLD'.P17]/['PythonAOSX-OLD'.R17]" office:value-type="string" office:string-value="" calcext:value-type="error">
            <text:p>#DIV/0!</text:p>
          </table:table-cell>
          <table:table-cell table:style-name="ce29" table:formula="of:=[.U17] &gt;= [CONFIG.$B$3]" office:value-type="string" office:string-value="" calcext:value-type="error">
            <text:p>#DIV/0!</text:p>
          </table:table-cell>
          <table:table-cell table:style-name="ce30" table:formula="of:=['PythonAOSX-OLD'.V17]*['PythonAOSX-OLD'.O17]" office:value-type="string" office:string-value="" calcext:value-type="error">
            <text:p>#DIV/0!</text:p>
          </table:table-cell>
          <table:table-cell table:style-name="ce20" table:formula="of:=['PythonAOSX-OLD'.V17]*['PythonAOSX-OLD'.P17]" office:value-type="string" office:string-value="" calcext:value-type="error">
            <text:p>#DIV/0!</text:p>
          </table:table-cell>
          <table:table-cell table:style-name="ce20" table:formula="of:=['PythonAOSX-OLD'.V17]*['PythonAOSX-OLD'.R17]" office:value-type="string" office:string-value="" calcext:value-type="error">
            <text:p>#DIV/0!</text:p>
          </table:table-cell>
          <table:table-cell table:style-name="ce30" table:formula="of:=['PythonAOSX-OLD'.Z4]+['PythonAOSX-OLD'.W17]" office:value-type="string" office:string-value="" calcext:value-type="error">
            <text:p>#DIV/0!</text:p>
          </table:table-cell>
          <table:table-cell table:style-name="ce31" table:formula="of:=COMBINEDMEAN(['PythonAOSX-OLD'.Z4]; ['PythonAOSX-OLD'.AA4]; ['PythonAOSX-OLD'.W17]; ['PythonAOSX-OLD'.X17])" office:value-type="string" office:string-value="" calcext:value-type="error">
            <text:p>#DIV/0!</text:p>
          </table:table-cell>
          <table:table-cell table:style-name="ce31" table:formula="of:=COMBINEDSTDDEV(['PythonAOSX-OLD'.Z4];['PythonAOSX-OLD'.AA4];['PythonAOSX-OLD'.AB4];['PythonAOSX-OLD'.W17];['PythonAOSX-OLD'.X17];['PythonAOSX-OLD'.Y17])" office:value-type="string" office:string-value="" calcext:value-type="error">
            <text:p>#DIV/0!</text:p>
          </table:table-cell>
          <table:table-cell table:style-name="ce28" table:formula="of:=['PythonAOSX-OLD'.AA17]/['PythonAOSX-OLD'.AB1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'PythonAOSX-OLD'.K17]+1" office:value-type="float" office:value="18" calcext:value-type="float">
            <text:p>18</text:p>
          </table:table-cell>
          <table:table-cell/>
          <table:table-cell table:style-name="ce13" table:formula="of:=['PythonAOSX-OLD'.N18] - COM.MICROSOFT.FLOOR.PRECISE(['PythonAOSX-OLD'.N18] * 0.2)" office:value-type="float" office:value="0" calcext:value-type="float">
            <text:p>0</text:p>
          </table:table-cell>
          <table:table-cell table:style-name="ce13" table:formula="of:=INDIRECT(ADDRESS(['PythonAOSX-OLD'.$K1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8];3))" office:value-type="float" office:value="0" calcext:value-type="float">
            <text:p>0.00</text:p>
          </table:table-cell>
          <table:table-cell table:style-name="ce23" table:formula="of:=['PythonAOSX-OLD'.P5]/['PythonAOSX-OLD'.P18]" office:value-type="string" office:string-value="" calcext:value-type="error">
            <text:p>#DIV/0!</text:p>
          </table:table-cell>
          <table:table-cell table:style-name="ce20" table:formula="of:=INDIRECT(ADDRESS(['PythonAOSX-OLD'.$K18];4))" office:value-type="float" office:value="0" calcext:value-type="float">
            <text:p>0.00</text:p>
          </table:table-cell>
          <table:table-cell table:style-name="ce26" table:formula="of:=INDIRECT(ADDRESS(['PythonAOSX-OLD'.$K18];5))" office:value-type="float" office:value="0" calcext:value-type="float">
            <text:p>0.00</text:p>
          </table:table-cell>
          <table:table-cell table:style-name="ce27" table:formula="of:=IF(['PythonAOSX-OLD'.S18]=0;&quot;&quot;;ABS(['PythonAOSX-OLD'.P18] - ['PythonAOSX-OLD'.S18]) / MAX(['PythonAOSX-OLD'.P18]; ['PythonAOSX-OLD'.S18]))">
            <text:p/>
          </table:table-cell>
          <table:table-cell table:style-name="ce28" table:formula="of:=['PythonAOSX-OLD'.P18]/['PythonAOSX-OLD'.R18]" office:value-type="string" office:string-value="" calcext:value-type="error">
            <text:p>#DIV/0!</text:p>
          </table:table-cell>
          <table:table-cell table:style-name="ce29" table:formula="of:=[.U18] &gt;= [CONFIG.$B$3]" office:value-type="string" office:string-value="" calcext:value-type="error">
            <text:p>#DIV/0!</text:p>
          </table:table-cell>
          <table:table-cell table:style-name="ce30" table:formula="of:=['PythonAOSX-OLD'.V18]*['PythonAOSX-OLD'.O18]" office:value-type="string" office:string-value="" calcext:value-type="error">
            <text:p>#DIV/0!</text:p>
          </table:table-cell>
          <table:table-cell table:style-name="ce20" table:formula="of:=['PythonAOSX-OLD'.V18]*['PythonAOSX-OLD'.P18]" office:value-type="string" office:string-value="" calcext:value-type="error">
            <text:p>#DIV/0!</text:p>
          </table:table-cell>
          <table:table-cell table:style-name="ce20" table:formula="of:=['PythonAOSX-OLD'.V18]*['PythonAOSX-OLD'.R18]" office:value-type="string" office:string-value="" calcext:value-type="error">
            <text:p>#DIV/0!</text:p>
          </table:table-cell>
          <table:table-cell table:style-name="ce30" table:formula="of:=['PythonAOSX-OLD'.Z5]+['PythonAOSX-OLD'.W18]" office:value-type="string" office:string-value="" calcext:value-type="error">
            <text:p>#DIV/0!</text:p>
          </table:table-cell>
          <table:table-cell table:style-name="ce31" table:formula="of:=COMBINEDMEAN(['PythonAOSX-OLD'.Z5]; ['PythonAOSX-OLD'.AA5]; ['PythonAOSX-OLD'.W18]; ['PythonAOSX-OLD'.X18])" office:value-type="string" office:string-value="" calcext:value-type="error">
            <text:p>#DIV/0!</text:p>
          </table:table-cell>
          <table:table-cell table:style-name="ce31" table:formula="of:=COMBINEDSTDDEV(['PythonAOSX-OLD'.Z5];['PythonAOSX-OLD'.AA5];['PythonAOSX-OLD'.AB5];['PythonAOSX-OLD'.W18];['PythonAOSX-OLD'.X18];['PythonAOSX-OLD'.Y18])" office:value-type="string" office:string-value="" calcext:value-type="error">
            <text:p>#DIV/0!</text:p>
          </table:table-cell>
          <table:table-cell table:style-name="ce28" table:formula="of:=['PythonAOSX-OLD'.AA18]/['PythonAOSX-OLD'.AB1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'PythonAOSX-OLD'.K18]+1" office:value-type="float" office:value="19" calcext:value-type="float">
            <text:p>19</text:p>
          </table:table-cell>
          <table:table-cell/>
          <table:table-cell table:style-name="ce13" table:formula="of:=['PythonAOSX-OLD'.N19] - COM.MICROSOFT.FLOOR.PRECISE(['PythonAOSX-OLD'.N19] * 0.2)" office:value-type="float" office:value="0" calcext:value-type="float">
            <text:p>0</text:p>
          </table:table-cell>
          <table:table-cell table:style-name="ce13" table:formula="of:=INDIRECT(ADDRESS(['PythonAOSX-OLD'.$K1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19];3))" office:value-type="float" office:value="0" calcext:value-type="float">
            <text:p>0.00</text:p>
          </table:table-cell>
          <table:table-cell table:style-name="ce23" table:formula="of:=['PythonAOSX-OLD'.P6]/['PythonAOSX-OLD'.P19]" office:value-type="string" office:string-value="" calcext:value-type="error">
            <text:p>#DIV/0!</text:p>
          </table:table-cell>
          <table:table-cell table:style-name="ce20" table:formula="of:=INDIRECT(ADDRESS(['PythonAOSX-OLD'.$K19];4))" office:value-type="float" office:value="0" calcext:value-type="float">
            <text:p>0.00</text:p>
          </table:table-cell>
          <table:table-cell table:style-name="ce26" table:formula="of:=INDIRECT(ADDRESS(['PythonAOSX-OLD'.$K19];5))" office:value-type="float" office:value="0" calcext:value-type="float">
            <text:p>0.00</text:p>
          </table:table-cell>
          <table:table-cell table:style-name="ce27" table:formula="of:=IF(['PythonAOSX-OLD'.S19]=0;&quot;&quot;;ABS(['PythonAOSX-OLD'.P19] - ['PythonAOSX-OLD'.S19]) / MAX(['PythonAOSX-OLD'.P19]; ['PythonAOSX-OLD'.S19]))">
            <text:p/>
          </table:table-cell>
          <table:table-cell table:style-name="ce28" table:formula="of:=['PythonAOSX-OLD'.P19]/['PythonAOSX-OLD'.R19]" office:value-type="string" office:string-value="" calcext:value-type="error">
            <text:p>#DIV/0!</text:p>
          </table:table-cell>
          <table:table-cell table:style-name="ce29" table:formula="of:=[.U19] &gt;= [CONFIG.$B$3]" office:value-type="string" office:string-value="" calcext:value-type="error">
            <text:p>#DIV/0!</text:p>
          </table:table-cell>
          <table:table-cell table:style-name="ce30" table:formula="of:=['PythonAOSX-OLD'.V19]*['PythonAOSX-OLD'.O19]" office:value-type="string" office:string-value="" calcext:value-type="error">
            <text:p>#DIV/0!</text:p>
          </table:table-cell>
          <table:table-cell table:style-name="ce20" table:formula="of:=['PythonAOSX-OLD'.V19]*['PythonAOSX-OLD'.P19]" office:value-type="string" office:string-value="" calcext:value-type="error">
            <text:p>#DIV/0!</text:p>
          </table:table-cell>
          <table:table-cell table:style-name="ce20" table:formula="of:=['PythonAOSX-OLD'.V19]*['PythonAOSX-OLD'.R19]" office:value-type="string" office:string-value="" calcext:value-type="error">
            <text:p>#DIV/0!</text:p>
          </table:table-cell>
          <table:table-cell table:style-name="ce30" table:formula="of:=['PythonAOSX-OLD'.Z6]+['PythonAOSX-OLD'.W19]" office:value-type="string" office:string-value="" calcext:value-type="error">
            <text:p>#DIV/0!</text:p>
          </table:table-cell>
          <table:table-cell table:style-name="ce31" table:formula="of:=COMBINEDMEAN(['PythonAOSX-OLD'.Z6]; ['PythonAOSX-OLD'.AA6]; ['PythonAOSX-OLD'.W19]; ['PythonAOSX-OLD'.X19])" office:value-type="string" office:string-value="" calcext:value-type="error">
            <text:p>#DIV/0!</text:p>
          </table:table-cell>
          <table:table-cell table:style-name="ce31" table:formula="of:=COMBINEDSTDDEV(['PythonAOSX-OLD'.Z6];['PythonAOSX-OLD'.AA6];['PythonAOSX-OLD'.AB6];['PythonAOSX-OLD'.W19];['PythonAOSX-OLD'.X19];['PythonAOSX-OLD'.Y19])" office:value-type="string" office:string-value="" calcext:value-type="error">
            <text:p>#DIV/0!</text:p>
          </table:table-cell>
          <table:table-cell table:style-name="ce28" table:formula="of:=['PythonAOSX-OLD'.AA19]/['PythonAOSX-OLD'.AB1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'PythonAOSX-OLD'.K19]+1" office:value-type="float" office:value="20" calcext:value-type="float">
            <text:p>20</text:p>
          </table:table-cell>
          <table:table-cell/>
          <table:table-cell table:style-name="ce13" table:formula="of:=['PythonAOSX-OLD'.N20] - COM.MICROSOFT.FLOOR.PRECISE(['PythonAOSX-OLD'.N20] * 0.2)" office:value-type="float" office:value="0" calcext:value-type="float">
            <text:p>0</text:p>
          </table:table-cell>
          <table:table-cell table:style-name="ce13" table:formula="of:=INDIRECT(ADDRESS(['PythonAOSX-OLD'.$K2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0];3))" office:value-type="float" office:value="0" calcext:value-type="float">
            <text:p>0.00</text:p>
          </table:table-cell>
          <table:table-cell table:style-name="ce23" table:formula="of:=['PythonAOSX-OLD'.P7]/['PythonAOSX-OLD'.P20]" office:value-type="string" office:string-value="" calcext:value-type="error">
            <text:p>#DIV/0!</text:p>
          </table:table-cell>
          <table:table-cell table:style-name="ce20" table:formula="of:=INDIRECT(ADDRESS(['PythonAOSX-OLD'.$K20];4))" office:value-type="float" office:value="0" calcext:value-type="float">
            <text:p>0.00</text:p>
          </table:table-cell>
          <table:table-cell table:style-name="ce26" table:formula="of:=INDIRECT(ADDRESS(['PythonAOSX-OLD'.$K20];5))" office:value-type="float" office:value="0" calcext:value-type="float">
            <text:p>0.00</text:p>
          </table:table-cell>
          <table:table-cell table:style-name="ce27" table:formula="of:=IF(['PythonAOSX-OLD'.S20]=0;&quot;&quot;;ABS(['PythonAOSX-OLD'.P20] - ['PythonAOSX-OLD'.S20]) / MAX(['PythonAOSX-OLD'.P20]; ['PythonAOSX-OLD'.S20]))">
            <text:p/>
          </table:table-cell>
          <table:table-cell table:style-name="ce28" table:formula="of:=['PythonAOSX-OLD'.P20]/['PythonAOSX-OLD'.R20]" office:value-type="string" office:string-value="" calcext:value-type="error">
            <text:p>#DIV/0!</text:p>
          </table:table-cell>
          <table:table-cell table:style-name="ce29" table:formula="of:=[.U20] &gt;= [CONFIG.$B$3]" office:value-type="string" office:string-value="" calcext:value-type="error">
            <text:p>#DIV/0!</text:p>
          </table:table-cell>
          <table:table-cell table:style-name="ce30" table:formula="of:=['PythonAOSX-OLD'.V20]*['PythonAOSX-OLD'.O20]" office:value-type="string" office:string-value="" calcext:value-type="error">
            <text:p>#DIV/0!</text:p>
          </table:table-cell>
          <table:table-cell table:style-name="ce20" table:formula="of:=['PythonAOSX-OLD'.V20]*['PythonAOSX-OLD'.P20]" office:value-type="string" office:string-value="" calcext:value-type="error">
            <text:p>#DIV/0!</text:p>
          </table:table-cell>
          <table:table-cell table:style-name="ce20" table:formula="of:=['PythonAOSX-OLD'.V20]*['PythonAOSX-OLD'.R20]" office:value-type="string" office:string-value="" calcext:value-type="error">
            <text:p>#DIV/0!</text:p>
          </table:table-cell>
          <table:table-cell table:style-name="ce30" table:formula="of:=['PythonAOSX-OLD'.Z7]+['PythonAOSX-OLD'.W20]" office:value-type="string" office:string-value="" calcext:value-type="error">
            <text:p>#DIV/0!</text:p>
          </table:table-cell>
          <table:table-cell table:style-name="ce31" table:formula="of:=COMBINEDMEAN(['PythonAOSX-OLD'.Z7]; ['PythonAOSX-OLD'.AA7]; ['PythonAOSX-OLD'.W20]; ['PythonAOSX-OLD'.X20])" office:value-type="string" office:string-value="" calcext:value-type="error">
            <text:p>#DIV/0!</text:p>
          </table:table-cell>
          <table:table-cell table:style-name="ce31" table:formula="of:=COMBINEDSTDDEV(['PythonAOSX-OLD'.Z7];['PythonAOSX-OLD'.AA7];['PythonAOSX-OLD'.AB7];['PythonAOSX-OLD'.W20];['PythonAOSX-OLD'.X20];['PythonAOSX-OLD'.Y20])" office:value-type="string" office:string-value="" calcext:value-type="error">
            <text:p>#DIV/0!</text:p>
          </table:table-cell>
          <table:table-cell table:style-name="ce28" table:formula="of:=['PythonAOSX-OLD'.AA20]/['PythonAOSX-OLD'.AB2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'PythonAOSX-OLD'.K20]+1" office:value-type="float" office:value="21" calcext:value-type="float">
            <text:p>21</text:p>
          </table:table-cell>
          <table:table-cell/>
          <table:table-cell table:style-name="ce13" table:formula="of:=['PythonAOSX-OLD'.N21] - COM.MICROSOFT.FLOOR.PRECISE(['PythonAOSX-OLD'.N21] * 0.2)" office:value-type="float" office:value="0" calcext:value-type="float">
            <text:p>0</text:p>
          </table:table-cell>
          <table:table-cell table:style-name="ce13" table:formula="of:=INDIRECT(ADDRESS(['PythonAOSX-OLD'.$K2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1];3))" office:value-type="float" office:value="0" calcext:value-type="float">
            <text:p>0.00</text:p>
          </table:table-cell>
          <table:table-cell table:style-name="ce23" table:formula="of:=['PythonAOSX-OLD'.P8]/['PythonAOSX-OLD'.P21]" office:value-type="string" office:string-value="" calcext:value-type="error">
            <text:p>#DIV/0!</text:p>
          </table:table-cell>
          <table:table-cell table:style-name="ce20" table:formula="of:=INDIRECT(ADDRESS(['PythonAOSX-OLD'.$K21];4))" office:value-type="float" office:value="0" calcext:value-type="float">
            <text:p>0.00</text:p>
          </table:table-cell>
          <table:table-cell table:style-name="ce26" table:formula="of:=INDIRECT(ADDRESS(['PythonAOSX-OLD'.$K21];5))" office:value-type="float" office:value="0" calcext:value-type="float">
            <text:p>0.00</text:p>
          </table:table-cell>
          <table:table-cell table:style-name="ce27" table:formula="of:=IF(['PythonAOSX-OLD'.S21]=0;&quot;&quot;;ABS(['PythonAOSX-OLD'.P21] - ['PythonAOSX-OLD'.S21]) / MAX(['PythonAOSX-OLD'.P21]; ['PythonAOSX-OLD'.S21]))">
            <text:p/>
          </table:table-cell>
          <table:table-cell table:style-name="ce28" table:formula="of:=['PythonAOSX-OLD'.P21]/['PythonAOSX-OLD'.R21]" office:value-type="string" office:string-value="" calcext:value-type="error">
            <text:p>#DIV/0!</text:p>
          </table:table-cell>
          <table:table-cell table:style-name="ce29" table:formula="of:=[.U21] &gt;= [CONFIG.$B$3]" office:value-type="string" office:string-value="" calcext:value-type="error">
            <text:p>#DIV/0!</text:p>
          </table:table-cell>
          <table:table-cell table:style-name="ce30" table:formula="of:=['PythonAOSX-OLD'.V21]*['PythonAOSX-OLD'.O21]" office:value-type="string" office:string-value="" calcext:value-type="error">
            <text:p>#DIV/0!</text:p>
          </table:table-cell>
          <table:table-cell table:style-name="ce20" table:formula="of:=['PythonAOSX-OLD'.V21]*['PythonAOSX-OLD'.P21]" office:value-type="string" office:string-value="" calcext:value-type="error">
            <text:p>#DIV/0!</text:p>
          </table:table-cell>
          <table:table-cell table:style-name="ce20" table:formula="of:=['PythonAOSX-OLD'.V21]*['PythonAOSX-OLD'.R21]" office:value-type="string" office:string-value="" calcext:value-type="error">
            <text:p>#DIV/0!</text:p>
          </table:table-cell>
          <table:table-cell table:style-name="ce30" table:formula="of:=['PythonAOSX-OLD'.Z8]+['PythonAOSX-OLD'.W21]" office:value-type="string" office:string-value="" calcext:value-type="error">
            <text:p>#DIV/0!</text:p>
          </table:table-cell>
          <table:table-cell table:style-name="ce31" table:formula="of:=COMBINEDMEAN(['PythonAOSX-OLD'.Z8]; ['PythonAOSX-OLD'.AA8]; ['PythonAOSX-OLD'.W21]; ['PythonAOSX-OLD'.X21])" office:value-type="string" office:string-value="" calcext:value-type="error">
            <text:p>#DIV/0!</text:p>
          </table:table-cell>
          <table:table-cell table:style-name="ce31" table:formula="of:=COMBINEDSTDDEV(['PythonAOSX-OLD'.Z8];['PythonAOSX-OLD'.AA8];['PythonAOSX-OLD'.AB8];['PythonAOSX-OLD'.W21];['PythonAOSX-OLD'.X21];['PythonAOSX-OLD'.Y21])" office:value-type="string" office:string-value="" calcext:value-type="error">
            <text:p>#DIV/0!</text:p>
          </table:table-cell>
          <table:table-cell table:style-name="ce28" table:formula="of:=['PythonAOSX-OLD'.AA21]/['PythonAOSX-OLD'.AB2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'PythonAOSX-OLD'.K21]+1" office:value-type="float" office:value="22" calcext:value-type="float">
            <text:p>22</text:p>
          </table:table-cell>
          <table:table-cell/>
          <table:table-cell table:style-name="ce13" table:formula="of:=['PythonAOSX-OLD'.N22] - COM.MICROSOFT.FLOOR.PRECISE(['PythonAOSX-OLD'.N22] * 0.2)" office:value-type="float" office:value="0" calcext:value-type="float">
            <text:p>0</text:p>
          </table:table-cell>
          <table:table-cell table:style-name="ce13" table:formula="of:=INDIRECT(ADDRESS(['PythonAOSX-OLD'.$K2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2];3))" office:value-type="float" office:value="0" calcext:value-type="float">
            <text:p>0.00</text:p>
          </table:table-cell>
          <table:table-cell table:style-name="ce23" table:formula="of:=['PythonAOSX-OLD'.P9]/['PythonAOSX-OLD'.P22]" office:value-type="string" office:string-value="" calcext:value-type="error">
            <text:p>#DIV/0!</text:p>
          </table:table-cell>
          <table:table-cell table:style-name="ce20" table:formula="of:=INDIRECT(ADDRESS(['PythonAOSX-OLD'.$K22];4))" office:value-type="float" office:value="0" calcext:value-type="float">
            <text:p>0.00</text:p>
          </table:table-cell>
          <table:table-cell table:style-name="ce26" table:formula="of:=INDIRECT(ADDRESS(['PythonAOSX-OLD'.$K22];5))" office:value-type="float" office:value="0" calcext:value-type="float">
            <text:p>0.00</text:p>
          </table:table-cell>
          <table:table-cell table:style-name="ce27" table:formula="of:=IF(['PythonAOSX-OLD'.S22]=0;&quot;&quot;;ABS(['PythonAOSX-OLD'.P22] - ['PythonAOSX-OLD'.S22]) / MAX(['PythonAOSX-OLD'.P22]; ['PythonAOSX-OLD'.S22]))">
            <text:p/>
          </table:table-cell>
          <table:table-cell table:style-name="ce28" table:formula="of:=['PythonAOSX-OLD'.P22]/['PythonAOSX-OLD'.R22]" office:value-type="string" office:string-value="" calcext:value-type="error">
            <text:p>#DIV/0!</text:p>
          </table:table-cell>
          <table:table-cell table:style-name="ce29" table:formula="of:=[.U22] &gt;= [CONFIG.$B$3]" office:value-type="string" office:string-value="" calcext:value-type="error">
            <text:p>#DIV/0!</text:p>
          </table:table-cell>
          <table:table-cell table:style-name="ce30" table:formula="of:=['PythonAOSX-OLD'.V22]*['PythonAOSX-OLD'.O22]" office:value-type="string" office:string-value="" calcext:value-type="error">
            <text:p>#DIV/0!</text:p>
          </table:table-cell>
          <table:table-cell table:style-name="ce20" table:formula="of:=['PythonAOSX-OLD'.V22]*['PythonAOSX-OLD'.P22]" office:value-type="string" office:string-value="" calcext:value-type="error">
            <text:p>#DIV/0!</text:p>
          </table:table-cell>
          <table:table-cell table:style-name="ce20" table:formula="of:=['PythonAOSX-OLD'.V22]*['PythonAOSX-OLD'.R22]" office:value-type="string" office:string-value="" calcext:value-type="error">
            <text:p>#DIV/0!</text:p>
          </table:table-cell>
          <table:table-cell table:style-name="ce30" table:formula="of:=['PythonAOSX-OLD'.Z9]+['PythonAOSX-OLD'.W22]" office:value-type="string" office:string-value="" calcext:value-type="error">
            <text:p>#DIV/0!</text:p>
          </table:table-cell>
          <table:table-cell table:style-name="ce31" table:formula="of:=COMBINEDMEAN(['PythonAOSX-OLD'.Z9]; ['PythonAOSX-OLD'.AA9]; ['PythonAOSX-OLD'.W22]; ['PythonAOSX-OLD'.X22])" office:value-type="string" office:string-value="" calcext:value-type="error">
            <text:p>#DIV/0!</text:p>
          </table:table-cell>
          <table:table-cell table:style-name="ce31" table:formula="of:=COMBINEDSTDDEV(['PythonAOSX-OLD'.Z9];['PythonAOSX-OLD'.AA9];['PythonAOSX-OLD'.AB9];['PythonAOSX-OLD'.W22];['PythonAOSX-OLD'.X22];['PythonAOSX-OLD'.Y22])" office:value-type="string" office:string-value="" calcext:value-type="error">
            <text:p>#DIV/0!</text:p>
          </table:table-cell>
          <table:table-cell table:style-name="ce28" table:formula="of:=['PythonAOSX-OLD'.AA22]/['PythonAOSX-OLD'.AB2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'PythonAOSX-OLD'.K22]+1" office:value-type="float" office:value="23" calcext:value-type="float">
            <text:p>23</text:p>
          </table:table-cell>
          <table:table-cell/>
          <table:table-cell table:style-name="ce13" table:formula="of:=['PythonAOSX-OLD'.N23] - COM.MICROSOFT.FLOOR.PRECISE(['PythonAOSX-OLD'.N23] * 0.2)" office:value-type="float" office:value="0" calcext:value-type="float">
            <text:p>0</text:p>
          </table:table-cell>
          <table:table-cell table:style-name="ce13" table:formula="of:=INDIRECT(ADDRESS(['PythonAOSX-OLD'.$K2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3];3))" office:value-type="float" office:value="0" calcext:value-type="float">
            <text:p>0.00</text:p>
          </table:table-cell>
          <table:table-cell table:style-name="ce23" table:formula="of:=['PythonAOSX-OLD'.P10]/['PythonAOSX-OLD'.P23]" office:value-type="string" office:string-value="" calcext:value-type="error">
            <text:p>#DIV/0!</text:p>
          </table:table-cell>
          <table:table-cell table:style-name="ce20" table:formula="of:=INDIRECT(ADDRESS(['PythonAOSX-OLD'.$K23];4))" office:value-type="float" office:value="0" calcext:value-type="float">
            <text:p>0.00</text:p>
          </table:table-cell>
          <table:table-cell table:style-name="ce26" table:formula="of:=INDIRECT(ADDRESS(['PythonAOSX-OLD'.$K23];5))" office:value-type="float" office:value="0" calcext:value-type="float">
            <text:p>0.00</text:p>
          </table:table-cell>
          <table:table-cell table:style-name="ce27" table:formula="of:=IF(['PythonAOSX-OLD'.S23]=0;&quot;&quot;;ABS(['PythonAOSX-OLD'.P23] - ['PythonAOSX-OLD'.S23]) / MAX(['PythonAOSX-OLD'.P23]; ['PythonAOSX-OLD'.S23]))">
            <text:p/>
          </table:table-cell>
          <table:table-cell table:style-name="ce28" table:formula="of:=['PythonAOSX-OLD'.P23]/['PythonAOSX-OLD'.R23]" office:value-type="string" office:string-value="" calcext:value-type="error">
            <text:p>#DIV/0!</text:p>
          </table:table-cell>
          <table:table-cell table:style-name="ce29" table:formula="of:=[.U23] &gt;= [CONFIG.$B$3]" office:value-type="string" office:string-value="" calcext:value-type="error">
            <text:p>#DIV/0!</text:p>
          </table:table-cell>
          <table:table-cell table:style-name="ce30" table:formula="of:=['PythonAOSX-OLD'.V23]*['PythonAOSX-OLD'.O23]" office:value-type="string" office:string-value="" calcext:value-type="error">
            <text:p>#DIV/0!</text:p>
          </table:table-cell>
          <table:table-cell table:style-name="ce20" table:formula="of:=['PythonAOSX-OLD'.V23]*['PythonAOSX-OLD'.P23]" office:value-type="string" office:string-value="" calcext:value-type="error">
            <text:p>#DIV/0!</text:p>
          </table:table-cell>
          <table:table-cell table:style-name="ce20" table:formula="of:=['PythonAOSX-OLD'.V23]*['PythonAOSX-OLD'.R23]" office:value-type="string" office:string-value="" calcext:value-type="error">
            <text:p>#DIV/0!</text:p>
          </table:table-cell>
          <table:table-cell table:style-name="ce30" table:formula="of:=['PythonAOSX-OLD'.Z10]+['PythonAOSX-OLD'.W23]" office:value-type="string" office:string-value="" calcext:value-type="error">
            <text:p>#DIV/0!</text:p>
          </table:table-cell>
          <table:table-cell table:style-name="ce31" table:formula="of:=COMBINEDMEAN(['PythonAOSX-OLD'.Z10]; ['PythonAOSX-OLD'.AA10]; ['PythonAOSX-OLD'.W23]; ['PythonAOSX-OLD'.X23])" office:value-type="string" office:string-value="" calcext:value-type="error">
            <text:p>#DIV/0!</text:p>
          </table:table-cell>
          <table:table-cell table:style-name="ce31" table:formula="of:=COMBINEDSTDDEV(['PythonAOSX-OLD'.Z10];['PythonAOSX-OLD'.AA10];['PythonAOSX-OLD'.AB10];['PythonAOSX-OLD'.W23];['PythonAOSX-OLD'.X23];['PythonAOSX-OLD'.Y23])" office:value-type="string" office:string-value="" calcext:value-type="error">
            <text:p>#DIV/0!</text:p>
          </table:table-cell>
          <table:table-cell table:style-name="ce28" table:formula="of:=['PythonAOSX-OLD'.AA23]/['PythonAOSX-OLD'.AB2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'PythonAOSX-OLD'.K23]+1" office:value-type="float" office:value="24" calcext:value-type="float">
            <text:p>24</text:p>
          </table:table-cell>
          <table:table-cell/>
          <table:table-cell table:style-name="ce13" table:formula="of:=['PythonAOSX-OLD'.N24] - COM.MICROSOFT.FLOOR.PRECISE(['PythonAOSX-OLD'.N24] * 0.2)" office:value-type="float" office:value="0" calcext:value-type="float">
            <text:p>0</text:p>
          </table:table-cell>
          <table:table-cell table:style-name="ce13" table:formula="of:=INDIRECT(ADDRESS(['PythonAOSX-OLD'.$K2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4];3))" office:value-type="float" office:value="0" calcext:value-type="float">
            <text:p>0.00</text:p>
          </table:table-cell>
          <table:table-cell table:style-name="ce23" table:formula="of:=['PythonAOSX-OLD'.P11]/['PythonAOSX-OLD'.P24]" office:value-type="string" office:string-value="" calcext:value-type="error">
            <text:p>#DIV/0!</text:p>
          </table:table-cell>
          <table:table-cell table:style-name="ce20" table:formula="of:=INDIRECT(ADDRESS(['PythonAOSX-OLD'.$K24];4))" office:value-type="float" office:value="0" calcext:value-type="float">
            <text:p>0.00</text:p>
          </table:table-cell>
          <table:table-cell table:style-name="ce26" table:formula="of:=INDIRECT(ADDRESS(['PythonAOSX-OLD'.$K24];5))" office:value-type="float" office:value="0" calcext:value-type="float">
            <text:p>0.00</text:p>
          </table:table-cell>
          <table:table-cell table:style-name="ce27" table:formula="of:=IF(['PythonAOSX-OLD'.S24]=0;&quot;&quot;;ABS(['PythonAOSX-OLD'.P24] - ['PythonAOSX-OLD'.S24]) / MAX(['PythonAOSX-OLD'.P24]; ['PythonAOSX-OLD'.S24]))">
            <text:p/>
          </table:table-cell>
          <table:table-cell table:style-name="ce28" table:formula="of:=['PythonAOSX-OLD'.P24]/['PythonAOSX-OLD'.R24]" office:value-type="string" office:string-value="" calcext:value-type="error">
            <text:p>#DIV/0!</text:p>
          </table:table-cell>
          <table:table-cell table:style-name="ce29" table:formula="of:=[.U24] &gt;= [CONFIG.$B$3]" office:value-type="string" office:string-value="" calcext:value-type="error">
            <text:p>#DIV/0!</text:p>
          </table:table-cell>
          <table:table-cell table:style-name="ce30" table:formula="of:=['PythonAOSX-OLD'.V24]*['PythonAOSX-OLD'.O24]" office:value-type="string" office:string-value="" calcext:value-type="error">
            <text:p>#DIV/0!</text:p>
          </table:table-cell>
          <table:table-cell table:style-name="ce20" table:formula="of:=['PythonAOSX-OLD'.V24]*['PythonAOSX-OLD'.P24]" office:value-type="string" office:string-value="" calcext:value-type="error">
            <text:p>#DIV/0!</text:p>
          </table:table-cell>
          <table:table-cell table:style-name="ce20" table:formula="of:=['PythonAOSX-OLD'.V24]*['PythonAOSX-OLD'.R24]" office:value-type="string" office:string-value="" calcext:value-type="error">
            <text:p>#DIV/0!</text:p>
          </table:table-cell>
          <table:table-cell table:style-name="ce30" table:formula="of:=['PythonAOSX-OLD'.Z11]+['PythonAOSX-OLD'.W24]" office:value-type="string" office:string-value="" calcext:value-type="error">
            <text:p>#DIV/0!</text:p>
          </table:table-cell>
          <table:table-cell table:style-name="ce31" table:formula="of:=COMBINEDMEAN(['PythonAOSX-OLD'.Z11]; ['PythonAOSX-OLD'.AA11]; ['PythonAOSX-OLD'.W24]; ['PythonAOSX-OLD'.X24])" office:value-type="string" office:string-value="" calcext:value-type="error">
            <text:p>#DIV/0!</text:p>
          </table:table-cell>
          <table:table-cell table:style-name="ce31" table:formula="of:=COMBINEDSTDDEV(['PythonAOSX-OLD'.Z11];['PythonAOSX-OLD'.AA11];['PythonAOSX-OLD'.AB11];['PythonAOSX-OLD'.W24];['PythonAOSX-OLD'.X24];['PythonAOSX-OLD'.Y24])" office:value-type="string" office:string-value="" calcext:value-type="error">
            <text:p>#DIV/0!</text:p>
          </table:table-cell>
          <table:table-cell table:style-name="ce28" table:formula="of:=['PythonAOSX-OLD'.AA24]/['PythonAOSX-OLD'.AB2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'PythonAOSX-OLD'.K24]+1" office:value-type="float" office:value="25" calcext:value-type="float">
            <text:p>25</text:p>
          </table:table-cell>
          <table:table-cell/>
          <table:table-cell table:style-name="ce13" table:formula="of:=['PythonAOSX-OLD'.N25] - COM.MICROSOFT.FLOOR.PRECISE(['PythonAOSX-OLD'.N25] * 0.2)" office:value-type="float" office:value="0" calcext:value-type="float">
            <text:p>0</text:p>
          </table:table-cell>
          <table:table-cell table:style-name="ce13" table:formula="of:=INDIRECT(ADDRESS(['PythonAOSX-OLD'.$K2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5];3))" office:value-type="float" office:value="0" calcext:value-type="float">
            <text:p>0.00</text:p>
          </table:table-cell>
          <table:table-cell table:style-name="ce23" table:formula="of:=['PythonAOSX-OLD'.P12]/['PythonAOSX-OLD'.P25]" office:value-type="string" office:string-value="" calcext:value-type="error">
            <text:p>#DIV/0!</text:p>
          </table:table-cell>
          <table:table-cell table:style-name="ce20" table:formula="of:=INDIRECT(ADDRESS(['PythonAOSX-OLD'.$K25];4))" office:value-type="float" office:value="0" calcext:value-type="float">
            <text:p>0.00</text:p>
          </table:table-cell>
          <table:table-cell table:style-name="ce26" table:formula="of:=INDIRECT(ADDRESS(['PythonAOSX-OLD'.$K25];5))" office:value-type="float" office:value="0" calcext:value-type="float">
            <text:p>0.00</text:p>
          </table:table-cell>
          <table:table-cell table:style-name="ce27" table:formula="of:=IF(['PythonAOSX-OLD'.S25]=0;&quot;&quot;;ABS(['PythonAOSX-OLD'.P25] - ['PythonAOSX-OLD'.S25]) / MAX(['PythonAOSX-OLD'.P25]; ['PythonAOSX-OLD'.S25]))">
            <text:p/>
          </table:table-cell>
          <table:table-cell table:style-name="ce28" table:formula="of:=['PythonAOSX-OLD'.P25]/['PythonAOSX-OLD'.R25]" office:value-type="string" office:string-value="" calcext:value-type="error">
            <text:p>#DIV/0!</text:p>
          </table:table-cell>
          <table:table-cell table:style-name="ce29" table:formula="of:=[.U25] &gt;= [CONFIG.$B$3]" office:value-type="string" office:string-value="" calcext:value-type="error">
            <text:p>#DIV/0!</text:p>
          </table:table-cell>
          <table:table-cell table:style-name="ce30" table:formula="of:=['PythonAOSX-OLD'.V25]*['PythonAOSX-OLD'.O25]" office:value-type="string" office:string-value="" calcext:value-type="error">
            <text:p>#DIV/0!</text:p>
          </table:table-cell>
          <table:table-cell table:style-name="ce20" table:formula="of:=['PythonAOSX-OLD'.V25]*['PythonAOSX-OLD'.P25]" office:value-type="string" office:string-value="" calcext:value-type="error">
            <text:p>#DIV/0!</text:p>
          </table:table-cell>
          <table:table-cell table:style-name="ce20" table:formula="of:=['PythonAOSX-OLD'.V25]*['PythonAOSX-OLD'.R25]" office:value-type="string" office:string-value="" calcext:value-type="error">
            <text:p>#DIV/0!</text:p>
          </table:table-cell>
          <table:table-cell table:style-name="ce30" table:formula="of:=['PythonAOSX-OLD'.Z12]+['PythonAOSX-OLD'.W25]" office:value-type="string" office:string-value="" calcext:value-type="error">
            <text:p>#DIV/0!</text:p>
          </table:table-cell>
          <table:table-cell table:style-name="ce31" table:formula="of:=COMBINEDMEAN(['PythonAOSX-OLD'.Z12]; ['PythonAOSX-OLD'.AA12]; ['PythonAOSX-OLD'.W25]; ['PythonAOSX-OLD'.X25])" office:value-type="string" office:string-value="" calcext:value-type="error">
            <text:p>#DIV/0!</text:p>
          </table:table-cell>
          <table:table-cell table:style-name="ce31" table:formula="of:=COMBINEDSTDDEV(['PythonAOSX-OLD'.Z12];['PythonAOSX-OLD'.AA12];['PythonAOSX-OLD'.AB12];['PythonAOSX-OLD'.W25];['PythonAOSX-OLD'.X25];['PythonAOSX-OLD'.Y25])" office:value-type="string" office:string-value="" calcext:value-type="error">
            <text:p>#DIV/0!</text:p>
          </table:table-cell>
          <table:table-cell table:style-name="ce28" table:formula="of:=['PythonAOSX-OLD'.AA25]/['PythonAOSX-OLD'.AB2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formula="of:=['PythonAOSX-OLD'.N29] - COM.MICROSOFT.FLOOR.PRECISE(['PythonAOSX-OLD'.N29] * 0.2)" office:value-type="float" office:value="0" calcext:value-type="float">
            <text:p>0</text:p>
          </table:table-cell>
          <table:table-cell table:style-name="ce13" table:formula="of:=INDIRECT(ADDRESS(['PythonAOSX-OLD'.$K2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29];3))" office:value-type="float" office:value="0" calcext:value-type="float">
            <text:p>0.00</text:p>
          </table:table-cell>
          <table:table-cell table:style-name="ce23" table:formula="of:=['PythonAOSX-OLD'.P16]/['PythonAOSX-OLD'.P29]" office:value-type="string" office:string-value="" calcext:value-type="error">
            <text:p>#DIV/0!</text:p>
          </table:table-cell>
          <table:table-cell table:style-name="ce20" table:formula="of:=INDIRECT(ADDRESS(['PythonAOSX-OLD'.$K29];4))" office:value-type="float" office:value="0" calcext:value-type="float">
            <text:p>0.00</text:p>
          </table:table-cell>
          <table:table-cell table:style-name="ce20" table:formula="of:=INDIRECT(ADDRESS(['PythonAOSX-OLD'.$K29];5))" office:value-type="float" office:value="0" calcext:value-type="float">
            <text:p>0.00</text:p>
          </table:table-cell>
          <table:table-cell table:style-name="ce27" table:formula="of:=IF(['PythonAOSX-OLD'.S29]=0;&quot;&quot;;ABS(['PythonAOSX-OLD'.P29] - ['PythonAOSX-OLD'.S29]) / MAX(['PythonAOSX-OLD'.P29]; ['PythonAOSX-OLD'.S29]))">
            <text:p/>
          </table:table-cell>
          <table:table-cell table:style-name="ce28" table:formula="of:=['PythonAOSX-OLD'.P29]/['PythonAOSX-OLD'.R29]" office:value-type="string" office:string-value="" calcext:value-type="error">
            <text:p>#DIV/0!</text:p>
          </table:table-cell>
          <table:table-cell table:style-name="ce29" table:formula="of:=[.U29] &gt;= [CONFIG.$B$3]" office:value-type="string" office:string-value="" calcext:value-type="error">
            <text:p>#DIV/0!</text:p>
          </table:table-cell>
          <table:table-cell table:style-name="ce30" table:formula="of:=['PythonAOSX-OLD'.V29]*['PythonAOSX-OLD'.O29]" office:value-type="string" office:string-value="" calcext:value-type="error">
            <text:p>#DIV/0!</text:p>
          </table:table-cell>
          <table:table-cell table:style-name="ce20" table:formula="of:=['PythonAOSX-OLD'.V29]*['PythonAOSX-OLD'.P29]" office:value-type="string" office:string-value="" calcext:value-type="error">
            <text:p>#DIV/0!</text:p>
          </table:table-cell>
          <table:table-cell table:style-name="ce20" table:formula="of:=['PythonAOSX-OLD'.V29]*['PythonAOSX-OLD'.R29]" office:value-type="string" office:string-value="" calcext:value-type="error">
            <text:p>#DIV/0!</text:p>
          </table:table-cell>
          <table:table-cell table:style-name="ce30" table:formula="of:=['PythonAOSX-OLD'.Z16]+['PythonAOSX-OLD'.W29]" office:value-type="string" office:string-value="" calcext:value-type="error">
            <text:p>#DIV/0!</text:p>
          </table:table-cell>
          <table:table-cell table:style-name="ce31" table:formula="of:=COMBINEDMEAN(['PythonAOSX-OLD'.Z16]; ['PythonAOSX-OLD'.AA16]; ['PythonAOSX-OLD'.W29]; ['PythonAOSX-OLD'.X29])" office:value-type="string" office:string-value="" calcext:value-type="error">
            <text:p>#DIV/0!</text:p>
          </table:table-cell>
          <table:table-cell table:style-name="ce31" table:formula="of:=COMBINEDSTDDEV(['PythonAOSX-OLD'.Z16];['PythonAOSX-OLD'.AA16];['PythonAOSX-OLD'.AB16];['PythonAOSX-OLD'.W29];['PythonAOSX-OLD'.X29];['PythonAOSX-OLD'.Y29])" office:value-type="string" office:string-value="" calcext:value-type="error">
            <text:p>#DIV/0!</text:p>
          </table:table-cell>
          <table:table-cell table:style-name="ce28" table:formula="of:=['PythonAOSX-OLD'.AA29]/['PythonAOSX-OLD'.AB2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'PythonAOSX-OLD'.K29]+1" office:value-type="float" office:value="30" calcext:value-type="float">
            <text:p>30</text:p>
          </table:table-cell>
          <table:table-cell/>
          <table:table-cell table:style-name="ce13" table:formula="of:=['PythonAOSX-OLD'.N30] - COM.MICROSOFT.FLOOR.PRECISE(['PythonAOSX-OLD'.N30] * 0.2)" office:value-type="float" office:value="0" calcext:value-type="float">
            <text:p>0</text:p>
          </table:table-cell>
          <table:table-cell table:style-name="ce13" table:formula="of:=INDIRECT(ADDRESS(['PythonAOSX-OLD'.$K3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0];3))" office:value-type="float" office:value="0" calcext:value-type="float">
            <text:p>0.00</text:p>
          </table:table-cell>
          <table:table-cell table:style-name="ce23" table:formula="of:=['PythonAOSX-OLD'.P17]/['PythonAOSX-OLD'.P30]" office:value-type="string" office:string-value="" calcext:value-type="error">
            <text:p>#DIV/0!</text:p>
          </table:table-cell>
          <table:table-cell table:style-name="ce20" table:formula="of:=INDIRECT(ADDRESS(['PythonAOSX-OLD'.$K30];4))" office:value-type="float" office:value="0" calcext:value-type="float">
            <text:p>0.00</text:p>
          </table:table-cell>
          <table:table-cell table:style-name="ce20" table:formula="of:=INDIRECT(ADDRESS(['PythonAOSX-OLD'.$K30];5))" office:value-type="float" office:value="0" calcext:value-type="float">
            <text:p>0.00</text:p>
          </table:table-cell>
          <table:table-cell table:style-name="ce27" table:formula="of:=IF(['PythonAOSX-OLD'.S30]=0;&quot;&quot;;ABS(['PythonAOSX-OLD'.P30] - ['PythonAOSX-OLD'.S30]) / MAX(['PythonAOSX-OLD'.P30]; ['PythonAOSX-OLD'.S30]))">
            <text:p/>
          </table:table-cell>
          <table:table-cell table:style-name="ce28" table:formula="of:=['PythonAOSX-OLD'.P30]/['PythonAOSX-OLD'.R30]" office:value-type="string" office:string-value="" calcext:value-type="error">
            <text:p>#DIV/0!</text:p>
          </table:table-cell>
          <table:table-cell table:style-name="ce29" table:formula="of:=[.U30] &gt;= [CONFIG.$B$3]" office:value-type="string" office:string-value="" calcext:value-type="error">
            <text:p>#DIV/0!</text:p>
          </table:table-cell>
          <table:table-cell table:style-name="ce30" table:formula="of:=['PythonAOSX-OLD'.V30]*['PythonAOSX-OLD'.O30]" office:value-type="string" office:string-value="" calcext:value-type="error">
            <text:p>#DIV/0!</text:p>
          </table:table-cell>
          <table:table-cell table:style-name="ce20" table:formula="of:=['PythonAOSX-OLD'.V30]*['PythonAOSX-OLD'.P30]" office:value-type="string" office:string-value="" calcext:value-type="error">
            <text:p>#DIV/0!</text:p>
          </table:table-cell>
          <table:table-cell table:style-name="ce20" table:formula="of:=['PythonAOSX-OLD'.V30]*['PythonAOSX-OLD'.R30]" office:value-type="string" office:string-value="" calcext:value-type="error">
            <text:p>#DIV/0!</text:p>
          </table:table-cell>
          <table:table-cell table:style-name="ce30" table:formula="of:=['PythonAOSX-OLD'.Z17]+['PythonAOSX-OLD'.W30]" office:value-type="string" office:string-value="" calcext:value-type="error">
            <text:p>#DIV/0!</text:p>
          </table:table-cell>
          <table:table-cell table:style-name="ce31" table:formula="of:=COMBINEDMEAN(['PythonAOSX-OLD'.Z17]; ['PythonAOSX-OLD'.AA17]; ['PythonAOSX-OLD'.W30]; ['PythonAOSX-OLD'.X30])" office:value-type="string" office:string-value="" calcext:value-type="error">
            <text:p>#DIV/0!</text:p>
          </table:table-cell>
          <table:table-cell table:style-name="ce31" table:formula="of:=COMBINEDSTDDEV(['PythonAOSX-OLD'.Z17];['PythonAOSX-OLD'.AA17];['PythonAOSX-OLD'.AB17];['PythonAOSX-OLD'.W30];['PythonAOSX-OLD'.X30];['PythonAOSX-OLD'.Y30])" office:value-type="string" office:string-value="" calcext:value-type="error">
            <text:p>#DIV/0!</text:p>
          </table:table-cell>
          <table:table-cell table:style-name="ce28" table:formula="of:=['PythonAOSX-OLD'.AA30]/['PythonAOSX-OLD'.AB3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'PythonAOSX-OLD'.K30]+1" office:value-type="float" office:value="31" calcext:value-type="float">
            <text:p>31</text:p>
          </table:table-cell>
          <table:table-cell/>
          <table:table-cell table:style-name="ce13" table:formula="of:=['PythonAOSX-OLD'.N31] - COM.MICROSOFT.FLOOR.PRECISE(['PythonAOSX-OLD'.N31] * 0.2)" office:value-type="float" office:value="0" calcext:value-type="float">
            <text:p>0</text:p>
          </table:table-cell>
          <table:table-cell table:style-name="ce13" table:formula="of:=INDIRECT(ADDRESS(['PythonAOSX-OLD'.$K3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1];3))" office:value-type="float" office:value="0" calcext:value-type="float">
            <text:p>0.00</text:p>
          </table:table-cell>
          <table:table-cell table:style-name="ce23" table:formula="of:=['PythonAOSX-OLD'.P18]/['PythonAOSX-OLD'.P31]" office:value-type="string" office:string-value="" calcext:value-type="error">
            <text:p>#DIV/0!</text:p>
          </table:table-cell>
          <table:table-cell table:style-name="ce20" table:formula="of:=INDIRECT(ADDRESS(['PythonAOSX-OLD'.$K31];4))" office:value-type="float" office:value="0" calcext:value-type="float">
            <text:p>0.00</text:p>
          </table:table-cell>
          <table:table-cell table:style-name="ce20" table:formula="of:=INDIRECT(ADDRESS(['PythonAOSX-OLD'.$K31];5))" office:value-type="float" office:value="0" calcext:value-type="float">
            <text:p>0.00</text:p>
          </table:table-cell>
          <table:table-cell table:style-name="ce27" table:formula="of:=IF(['PythonAOSX-OLD'.S31]=0;&quot;&quot;;ABS(['PythonAOSX-OLD'.P31] - ['PythonAOSX-OLD'.S31]) / MAX(['PythonAOSX-OLD'.P31]; ['PythonAOSX-OLD'.S31]))">
            <text:p/>
          </table:table-cell>
          <table:table-cell table:style-name="ce28" table:formula="of:=['PythonAOSX-OLD'.P31]/['PythonAOSX-OLD'.R31]" office:value-type="string" office:string-value="" calcext:value-type="error">
            <text:p>#DIV/0!</text:p>
          </table:table-cell>
          <table:table-cell table:style-name="ce29" table:formula="of:=[.U31] &gt;= [CONFIG.$B$3]" office:value-type="string" office:string-value="" calcext:value-type="error">
            <text:p>#DIV/0!</text:p>
          </table:table-cell>
          <table:table-cell table:style-name="ce30" table:formula="of:=['PythonAOSX-OLD'.V31]*['PythonAOSX-OLD'.O31]" office:value-type="string" office:string-value="" calcext:value-type="error">
            <text:p>#DIV/0!</text:p>
          </table:table-cell>
          <table:table-cell table:style-name="ce20" table:formula="of:=['PythonAOSX-OLD'.V31]*['PythonAOSX-OLD'.P31]" office:value-type="string" office:string-value="" calcext:value-type="error">
            <text:p>#DIV/0!</text:p>
          </table:table-cell>
          <table:table-cell table:style-name="ce20" table:formula="of:=['PythonAOSX-OLD'.V31]*['PythonAOSX-OLD'.R31]" office:value-type="string" office:string-value="" calcext:value-type="error">
            <text:p>#DIV/0!</text:p>
          </table:table-cell>
          <table:table-cell table:style-name="ce30" table:formula="of:=['PythonAOSX-OLD'.Z18]+['PythonAOSX-OLD'.W31]" office:value-type="string" office:string-value="" calcext:value-type="error">
            <text:p>#DIV/0!</text:p>
          </table:table-cell>
          <table:table-cell table:style-name="ce31" table:formula="of:=COMBINEDMEAN(['PythonAOSX-OLD'.Z18]; ['PythonAOSX-OLD'.AA18]; ['PythonAOSX-OLD'.W31]; ['PythonAOSX-OLD'.X31])" office:value-type="string" office:string-value="" calcext:value-type="error">
            <text:p>#DIV/0!</text:p>
          </table:table-cell>
          <table:table-cell table:style-name="ce31" table:formula="of:=COMBINEDSTDDEV(['PythonAOSX-OLD'.Z18];['PythonAOSX-OLD'.AA18];['PythonAOSX-OLD'.AB18];['PythonAOSX-OLD'.W31];['PythonAOSX-OLD'.X31];['PythonAOSX-OLD'.Y31])" office:value-type="string" office:string-value="" calcext:value-type="error">
            <text:p>#DIV/0!</text:p>
          </table:table-cell>
          <table:table-cell table:style-name="ce28" table:formula="of:=['PythonAOSX-OLD'.AA31]/['PythonAOSX-OLD'.AB3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'PythonAOSX-OLD'.K31]+1" office:value-type="float" office:value="32" calcext:value-type="float">
            <text:p>32</text:p>
          </table:table-cell>
          <table:table-cell/>
          <table:table-cell table:style-name="ce13" table:formula="of:=['PythonAOSX-OLD'.N32] - COM.MICROSOFT.FLOOR.PRECISE(['PythonAOSX-OLD'.N32] * 0.2)" office:value-type="float" office:value="0" calcext:value-type="float">
            <text:p>0</text:p>
          </table:table-cell>
          <table:table-cell table:style-name="ce13" table:formula="of:=INDIRECT(ADDRESS(['PythonAOSX-OLD'.$K3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2];3))" office:value-type="float" office:value="0" calcext:value-type="float">
            <text:p>0.00</text:p>
          </table:table-cell>
          <table:table-cell table:style-name="ce23" table:formula="of:=['PythonAOSX-OLD'.P19]/['PythonAOSX-OLD'.P32]" office:value-type="string" office:string-value="" calcext:value-type="error">
            <text:p>#DIV/0!</text:p>
          </table:table-cell>
          <table:table-cell table:style-name="ce20" table:formula="of:=INDIRECT(ADDRESS(['PythonAOSX-OLD'.$K32];4))" office:value-type="float" office:value="0" calcext:value-type="float">
            <text:p>0.00</text:p>
          </table:table-cell>
          <table:table-cell table:style-name="ce20" table:formula="of:=INDIRECT(ADDRESS(['PythonAOSX-OLD'.$K32];5))" office:value-type="float" office:value="0" calcext:value-type="float">
            <text:p>0.00</text:p>
          </table:table-cell>
          <table:table-cell table:style-name="ce27" table:formula="of:=IF(['PythonAOSX-OLD'.S32]=0;&quot;&quot;;ABS(['PythonAOSX-OLD'.P32] - ['PythonAOSX-OLD'.S32]) / MAX(['PythonAOSX-OLD'.P32]; ['PythonAOSX-OLD'.S32]))">
            <text:p/>
          </table:table-cell>
          <table:table-cell table:style-name="ce28" table:formula="of:=['PythonAOSX-OLD'.P32]/['PythonAOSX-OLD'.R32]" office:value-type="string" office:string-value="" calcext:value-type="error">
            <text:p>#DIV/0!</text:p>
          </table:table-cell>
          <table:table-cell table:style-name="ce29" table:formula="of:=[.U32] &gt;= [CONFIG.$B$3]" office:value-type="string" office:string-value="" calcext:value-type="error">
            <text:p>#DIV/0!</text:p>
          </table:table-cell>
          <table:table-cell table:style-name="ce30" table:formula="of:=['PythonAOSX-OLD'.V32]*['PythonAOSX-OLD'.O32]" office:value-type="string" office:string-value="" calcext:value-type="error">
            <text:p>#DIV/0!</text:p>
          </table:table-cell>
          <table:table-cell table:style-name="ce20" table:formula="of:=['PythonAOSX-OLD'.V32]*['PythonAOSX-OLD'.P32]" office:value-type="string" office:string-value="" calcext:value-type="error">
            <text:p>#DIV/0!</text:p>
          </table:table-cell>
          <table:table-cell table:style-name="ce20" table:formula="of:=['PythonAOSX-OLD'.V32]*['PythonAOSX-OLD'.R32]" office:value-type="string" office:string-value="" calcext:value-type="error">
            <text:p>#DIV/0!</text:p>
          </table:table-cell>
          <table:table-cell table:style-name="ce30" table:formula="of:=['PythonAOSX-OLD'.Z19]+['PythonAOSX-OLD'.W32]" office:value-type="string" office:string-value="" calcext:value-type="error">
            <text:p>#DIV/0!</text:p>
          </table:table-cell>
          <table:table-cell table:style-name="ce31" table:formula="of:=COMBINEDMEAN(['PythonAOSX-OLD'.Z19]; ['PythonAOSX-OLD'.AA19]; ['PythonAOSX-OLD'.W32]; ['PythonAOSX-OLD'.X32])" office:value-type="string" office:string-value="" calcext:value-type="error">
            <text:p>#DIV/0!</text:p>
          </table:table-cell>
          <table:table-cell table:style-name="ce31" table:formula="of:=COMBINEDSTDDEV(['PythonAOSX-OLD'.Z19];['PythonAOSX-OLD'.AA19];['PythonAOSX-OLD'.AB19];['PythonAOSX-OLD'.W32];['PythonAOSX-OLD'.X32];['PythonAOSX-OLD'.Y32])" office:value-type="string" office:string-value="" calcext:value-type="error">
            <text:p>#DIV/0!</text:p>
          </table:table-cell>
          <table:table-cell table:style-name="ce28" table:formula="of:=['PythonAOSX-OLD'.AA32]/['PythonAOSX-OLD'.AB3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'PythonAOSX-OLD'.K32]+1" office:value-type="float" office:value="33" calcext:value-type="float">
            <text:p>33</text:p>
          </table:table-cell>
          <table:table-cell/>
          <table:table-cell table:style-name="ce13" table:formula="of:=['PythonAOSX-OLD'.N33] - COM.MICROSOFT.FLOOR.PRECISE(['PythonAOSX-OLD'.N33] * 0.2)" office:value-type="float" office:value="0" calcext:value-type="float">
            <text:p>0</text:p>
          </table:table-cell>
          <table:table-cell table:style-name="ce13" table:formula="of:=INDIRECT(ADDRESS(['PythonAOSX-OLD'.$K3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3];3))" office:value-type="float" office:value="0" calcext:value-type="float">
            <text:p>0.00</text:p>
          </table:table-cell>
          <table:table-cell table:style-name="ce23" table:formula="of:=['PythonAOSX-OLD'.P20]/['PythonAOSX-OLD'.P33]" office:value-type="string" office:string-value="" calcext:value-type="error">
            <text:p>#DIV/0!</text:p>
          </table:table-cell>
          <table:table-cell table:style-name="ce20" table:formula="of:=INDIRECT(ADDRESS(['PythonAOSX-OLD'.$K33];4))" office:value-type="float" office:value="0" calcext:value-type="float">
            <text:p>0.00</text:p>
          </table:table-cell>
          <table:table-cell table:style-name="ce20" table:formula="of:=INDIRECT(ADDRESS(['PythonAOSX-OLD'.$K33];5))" office:value-type="float" office:value="0" calcext:value-type="float">
            <text:p>0.00</text:p>
          </table:table-cell>
          <table:table-cell table:style-name="ce27" table:formula="of:=IF(['PythonAOSX-OLD'.S33]=0;&quot;&quot;;ABS(['PythonAOSX-OLD'.P33] - ['PythonAOSX-OLD'.S33]) / MAX(['PythonAOSX-OLD'.P33]; ['PythonAOSX-OLD'.S33]))">
            <text:p/>
          </table:table-cell>
          <table:table-cell table:style-name="ce28" table:formula="of:=['PythonAOSX-OLD'.P33]/['PythonAOSX-OLD'.R33]" office:value-type="string" office:string-value="" calcext:value-type="error">
            <text:p>#DIV/0!</text:p>
          </table:table-cell>
          <table:table-cell table:style-name="ce29" table:formula="of:=[.U33] &gt;= [CONFIG.$B$3]" office:value-type="string" office:string-value="" calcext:value-type="error">
            <text:p>#DIV/0!</text:p>
          </table:table-cell>
          <table:table-cell table:style-name="ce30" table:formula="of:=['PythonAOSX-OLD'.V33]*['PythonAOSX-OLD'.O33]" office:value-type="string" office:string-value="" calcext:value-type="error">
            <text:p>#DIV/0!</text:p>
          </table:table-cell>
          <table:table-cell table:style-name="ce20" table:formula="of:=['PythonAOSX-OLD'.V33]*['PythonAOSX-OLD'.P33]" office:value-type="string" office:string-value="" calcext:value-type="error">
            <text:p>#DIV/0!</text:p>
          </table:table-cell>
          <table:table-cell table:style-name="ce20" table:formula="of:=['PythonAOSX-OLD'.V33]*['PythonAOSX-OLD'.R33]" office:value-type="string" office:string-value="" calcext:value-type="error">
            <text:p>#DIV/0!</text:p>
          </table:table-cell>
          <table:table-cell table:style-name="ce30" table:formula="of:=['PythonAOSX-OLD'.Z20]+['PythonAOSX-OLD'.W33]" office:value-type="string" office:string-value="" calcext:value-type="error">
            <text:p>#DIV/0!</text:p>
          </table:table-cell>
          <table:table-cell table:style-name="ce31" table:formula="of:=COMBINEDMEAN(['PythonAOSX-OLD'.Z20]; ['PythonAOSX-OLD'.AA20]; ['PythonAOSX-OLD'.W33]; ['PythonAOSX-OLD'.X33])" office:value-type="string" office:string-value="" calcext:value-type="error">
            <text:p>#DIV/0!</text:p>
          </table:table-cell>
          <table:table-cell table:style-name="ce31" table:formula="of:=COMBINEDSTDDEV(['PythonAOSX-OLD'.Z20];['PythonAOSX-OLD'.AA20];['PythonAOSX-OLD'.AB20];['PythonAOSX-OLD'.W33];['PythonAOSX-OLD'.X33];['PythonAOSX-OLD'.Y33])" office:value-type="string" office:string-value="" calcext:value-type="error">
            <text:p>#DIV/0!</text:p>
          </table:table-cell>
          <table:table-cell table:style-name="ce28" table:formula="of:=['PythonAOSX-OLD'.AA33]/['PythonAOSX-OLD'.AB3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'PythonAOSX-OLD'.K33]+1" office:value-type="float" office:value="34" calcext:value-type="float">
            <text:p>34</text:p>
          </table:table-cell>
          <table:table-cell/>
          <table:table-cell table:style-name="ce13" table:formula="of:=['PythonAOSX-OLD'.N34] - COM.MICROSOFT.FLOOR.PRECISE(['PythonAOSX-OLD'.N34] * 0.2)" office:value-type="float" office:value="0" calcext:value-type="float">
            <text:p>0</text:p>
          </table:table-cell>
          <table:table-cell table:style-name="ce13" table:formula="of:=INDIRECT(ADDRESS(['PythonAOSX-OLD'.$K3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4];3))" office:value-type="float" office:value="0" calcext:value-type="float">
            <text:p>0.00</text:p>
          </table:table-cell>
          <table:table-cell table:style-name="ce23" table:formula="of:=['PythonAOSX-OLD'.P21]/['PythonAOSX-OLD'.P34]" office:value-type="string" office:string-value="" calcext:value-type="error">
            <text:p>#DIV/0!</text:p>
          </table:table-cell>
          <table:table-cell table:style-name="ce20" table:formula="of:=INDIRECT(ADDRESS(['PythonAOSX-OLD'.$K34];4))" office:value-type="float" office:value="0" calcext:value-type="float">
            <text:p>0.00</text:p>
          </table:table-cell>
          <table:table-cell table:style-name="ce20" table:formula="of:=INDIRECT(ADDRESS(['PythonAOSX-OLD'.$K34];5))" office:value-type="float" office:value="0" calcext:value-type="float">
            <text:p>0.00</text:p>
          </table:table-cell>
          <table:table-cell table:style-name="ce27" table:formula="of:=IF(['PythonAOSX-OLD'.S34]=0;&quot;&quot;;ABS(['PythonAOSX-OLD'.P34] - ['PythonAOSX-OLD'.S34]) / MAX(['PythonAOSX-OLD'.P34]; ['PythonAOSX-OLD'.S34]))">
            <text:p/>
          </table:table-cell>
          <table:table-cell table:style-name="ce28" table:formula="of:=['PythonAOSX-OLD'.P34]/['PythonAOSX-OLD'.R34]" office:value-type="string" office:string-value="" calcext:value-type="error">
            <text:p>#DIV/0!</text:p>
          </table:table-cell>
          <table:table-cell table:style-name="ce29" table:formula="of:=[.U34] &gt;= [CONFIG.$B$3]" office:value-type="string" office:string-value="" calcext:value-type="error">
            <text:p>#DIV/0!</text:p>
          </table:table-cell>
          <table:table-cell table:style-name="ce30" table:formula="of:=['PythonAOSX-OLD'.V34]*['PythonAOSX-OLD'.O34]" office:value-type="string" office:string-value="" calcext:value-type="error">
            <text:p>#DIV/0!</text:p>
          </table:table-cell>
          <table:table-cell table:style-name="ce20" table:formula="of:=['PythonAOSX-OLD'.V34]*['PythonAOSX-OLD'.P34]" office:value-type="string" office:string-value="" calcext:value-type="error">
            <text:p>#DIV/0!</text:p>
          </table:table-cell>
          <table:table-cell table:style-name="ce20" table:formula="of:=['PythonAOSX-OLD'.V34]*['PythonAOSX-OLD'.R34]" office:value-type="string" office:string-value="" calcext:value-type="error">
            <text:p>#DIV/0!</text:p>
          </table:table-cell>
          <table:table-cell table:style-name="ce30" table:formula="of:=['PythonAOSX-OLD'.Z21]+['PythonAOSX-OLD'.W34]" office:value-type="string" office:string-value="" calcext:value-type="error">
            <text:p>#DIV/0!</text:p>
          </table:table-cell>
          <table:table-cell table:style-name="ce31" table:formula="of:=COMBINEDMEAN(['PythonAOSX-OLD'.Z21]; ['PythonAOSX-OLD'.AA21]; ['PythonAOSX-OLD'.W34]; ['PythonAOSX-OLD'.X34])" office:value-type="string" office:string-value="" calcext:value-type="error">
            <text:p>#DIV/0!</text:p>
          </table:table-cell>
          <table:table-cell table:style-name="ce31" table:formula="of:=COMBINEDSTDDEV(['PythonAOSX-OLD'.Z21];['PythonAOSX-OLD'.AA21];['PythonAOSX-OLD'.AB21];['PythonAOSX-OLD'.W34];['PythonAOSX-OLD'.X34];['PythonAOSX-OLD'.Y34])" office:value-type="string" office:string-value="" calcext:value-type="error">
            <text:p>#DIV/0!</text:p>
          </table:table-cell>
          <table:table-cell table:style-name="ce28" table:formula="of:=['PythonAOSX-OLD'.AA34]/['PythonAOSX-OLD'.AB3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'PythonAOSX-OLD'.K34]+1" office:value-type="float" office:value="35" calcext:value-type="float">
            <text:p>35</text:p>
          </table:table-cell>
          <table:table-cell/>
          <table:table-cell table:style-name="ce13" table:formula="of:=['PythonAOSX-OLD'.N35] - COM.MICROSOFT.FLOOR.PRECISE(['PythonAOSX-OLD'.N35] * 0.2)" office:value-type="float" office:value="0" calcext:value-type="float">
            <text:p>0</text:p>
          </table:table-cell>
          <table:table-cell table:style-name="ce13" table:formula="of:=INDIRECT(ADDRESS(['PythonAOSX-OLD'.$K3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5];3))" office:value-type="float" office:value="0" calcext:value-type="float">
            <text:p>0.00</text:p>
          </table:table-cell>
          <table:table-cell table:style-name="ce23" table:formula="of:=['PythonAOSX-OLD'.P22]/['PythonAOSX-OLD'.P35]" office:value-type="string" office:string-value="" calcext:value-type="error">
            <text:p>#DIV/0!</text:p>
          </table:table-cell>
          <table:table-cell table:style-name="ce20" table:formula="of:=INDIRECT(ADDRESS(['PythonAOSX-OLD'.$K35];4))" office:value-type="float" office:value="0" calcext:value-type="float">
            <text:p>0.00</text:p>
          </table:table-cell>
          <table:table-cell table:style-name="ce20" table:formula="of:=INDIRECT(ADDRESS(['PythonAOSX-OLD'.$K35];5))" office:value-type="float" office:value="0" calcext:value-type="float">
            <text:p>0.00</text:p>
          </table:table-cell>
          <table:table-cell table:style-name="ce27" table:formula="of:=IF(['PythonAOSX-OLD'.S35]=0;&quot;&quot;;ABS(['PythonAOSX-OLD'.P35] - ['PythonAOSX-OLD'.S35]) / MAX(['PythonAOSX-OLD'.P35]; ['PythonAOSX-OLD'.S35]))">
            <text:p/>
          </table:table-cell>
          <table:table-cell table:style-name="ce28" table:formula="of:=['PythonAOSX-OLD'.P35]/['PythonAOSX-OLD'.R35]" office:value-type="string" office:string-value="" calcext:value-type="error">
            <text:p>#DIV/0!</text:p>
          </table:table-cell>
          <table:table-cell table:style-name="ce29" table:formula="of:=[.U35] &gt;= [CONFIG.$B$3]" office:value-type="string" office:string-value="" calcext:value-type="error">
            <text:p>#DIV/0!</text:p>
          </table:table-cell>
          <table:table-cell table:style-name="ce30" table:formula="of:=['PythonAOSX-OLD'.V35]*['PythonAOSX-OLD'.O35]" office:value-type="string" office:string-value="" calcext:value-type="error">
            <text:p>#DIV/0!</text:p>
          </table:table-cell>
          <table:table-cell table:style-name="ce20" table:formula="of:=['PythonAOSX-OLD'.V35]*['PythonAOSX-OLD'.P35]" office:value-type="string" office:string-value="" calcext:value-type="error">
            <text:p>#DIV/0!</text:p>
          </table:table-cell>
          <table:table-cell table:style-name="ce20" table:formula="of:=['PythonAOSX-OLD'.V35]*['PythonAOSX-OLD'.R35]" office:value-type="string" office:string-value="" calcext:value-type="error">
            <text:p>#DIV/0!</text:p>
          </table:table-cell>
          <table:table-cell table:style-name="ce30" table:formula="of:=['PythonAOSX-OLD'.Z22]+['PythonAOSX-OLD'.W35]" office:value-type="string" office:string-value="" calcext:value-type="error">
            <text:p>#DIV/0!</text:p>
          </table:table-cell>
          <table:table-cell table:style-name="ce31" table:formula="of:=COMBINEDMEAN(['PythonAOSX-OLD'.Z22]; ['PythonAOSX-OLD'.AA22]; ['PythonAOSX-OLD'.W35]; ['PythonAOSX-OLD'.X35])" office:value-type="string" office:string-value="" calcext:value-type="error">
            <text:p>#DIV/0!</text:p>
          </table:table-cell>
          <table:table-cell table:style-name="ce31" table:formula="of:=COMBINEDSTDDEV(['PythonAOSX-OLD'.Z22];['PythonAOSX-OLD'.AA22];['PythonAOSX-OLD'.AB22];['PythonAOSX-OLD'.W35];['PythonAOSX-OLD'.X35];['PythonAOSX-OLD'.Y35])" office:value-type="string" office:string-value="" calcext:value-type="error">
            <text:p>#DIV/0!</text:p>
          </table:table-cell>
          <table:table-cell table:style-name="ce28" table:formula="of:=['PythonAOSX-OLD'.AA35]/['PythonAOSX-OLD'.AB3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'PythonAOSX-OLD'.K35]+1" office:value-type="float" office:value="36" calcext:value-type="float">
            <text:p>36</text:p>
          </table:table-cell>
          <table:table-cell/>
          <table:table-cell table:style-name="ce13" table:formula="of:=['PythonAOSX-OLD'.N36] - COM.MICROSOFT.FLOOR.PRECISE(['PythonAOSX-OLD'.N36] * 0.2)" office:value-type="float" office:value="0" calcext:value-type="float">
            <text:p>0</text:p>
          </table:table-cell>
          <table:table-cell table:style-name="ce13" table:formula="of:=INDIRECT(ADDRESS(['PythonAOSX-OLD'.$K3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6];3))" office:value-type="float" office:value="0" calcext:value-type="float">
            <text:p>0.00</text:p>
          </table:table-cell>
          <table:table-cell table:style-name="ce23" table:formula="of:=['PythonAOSX-OLD'.P23]/['PythonAOSX-OLD'.P36]" office:value-type="string" office:string-value="" calcext:value-type="error">
            <text:p>#DIV/0!</text:p>
          </table:table-cell>
          <table:table-cell table:style-name="ce20" table:formula="of:=INDIRECT(ADDRESS(['PythonAOSX-OLD'.$K36];4))" office:value-type="float" office:value="0" calcext:value-type="float">
            <text:p>0.00</text:p>
          </table:table-cell>
          <table:table-cell table:style-name="ce20" table:formula="of:=INDIRECT(ADDRESS(['PythonAOSX-OLD'.$K36];5))" office:value-type="float" office:value="0" calcext:value-type="float">
            <text:p>0.00</text:p>
          </table:table-cell>
          <table:table-cell table:style-name="ce27" table:formula="of:=IF(['PythonAOSX-OLD'.S36]=0;&quot;&quot;;ABS(['PythonAOSX-OLD'.P36] - ['PythonAOSX-OLD'.S36]) / MAX(['PythonAOSX-OLD'.P36]; ['PythonAOSX-OLD'.S36]))">
            <text:p/>
          </table:table-cell>
          <table:table-cell table:style-name="ce28" table:formula="of:=['PythonAOSX-OLD'.P36]/['PythonAOSX-OLD'.R36]" office:value-type="string" office:string-value="" calcext:value-type="error">
            <text:p>#DIV/0!</text:p>
          </table:table-cell>
          <table:table-cell table:style-name="ce29" table:formula="of:=[.U36] &gt;= [CONFIG.$B$3]" office:value-type="string" office:string-value="" calcext:value-type="error">
            <text:p>#DIV/0!</text:p>
          </table:table-cell>
          <table:table-cell table:style-name="ce30" table:formula="of:=['PythonAOSX-OLD'.V36]*['PythonAOSX-OLD'.O36]" office:value-type="string" office:string-value="" calcext:value-type="error">
            <text:p>#DIV/0!</text:p>
          </table:table-cell>
          <table:table-cell table:style-name="ce20" table:formula="of:=['PythonAOSX-OLD'.V36]*['PythonAOSX-OLD'.P36]" office:value-type="string" office:string-value="" calcext:value-type="error">
            <text:p>#DIV/0!</text:p>
          </table:table-cell>
          <table:table-cell table:style-name="ce20" table:formula="of:=['PythonAOSX-OLD'.V36]*['PythonAOSX-OLD'.R36]" office:value-type="string" office:string-value="" calcext:value-type="error">
            <text:p>#DIV/0!</text:p>
          </table:table-cell>
          <table:table-cell table:style-name="ce30" table:formula="of:=['PythonAOSX-OLD'.Z23]+['PythonAOSX-OLD'.W36]" office:value-type="string" office:string-value="" calcext:value-type="error">
            <text:p>#DIV/0!</text:p>
          </table:table-cell>
          <table:table-cell table:style-name="ce31" table:formula="of:=COMBINEDMEAN(['PythonAOSX-OLD'.Z23]; ['PythonAOSX-OLD'.AA23]; ['PythonAOSX-OLD'.W36]; ['PythonAOSX-OLD'.X36])" office:value-type="string" office:string-value="" calcext:value-type="error">
            <text:p>#DIV/0!</text:p>
          </table:table-cell>
          <table:table-cell table:style-name="ce31" table:formula="of:=COMBINEDSTDDEV(['PythonAOSX-OLD'.Z23];['PythonAOSX-OLD'.AA23];['PythonAOSX-OLD'.AB23];['PythonAOSX-OLD'.W36];['PythonAOSX-OLD'.X36];['PythonAOSX-OLD'.Y36])" office:value-type="string" office:string-value="" calcext:value-type="error">
            <text:p>#DIV/0!</text:p>
          </table:table-cell>
          <table:table-cell table:style-name="ce28" table:formula="of:=['PythonAOSX-OLD'.AA36]/['PythonAOSX-OLD'.AB3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'PythonAOSX-OLD'.K36]+1" office:value-type="float" office:value="37" calcext:value-type="float">
            <text:p>37</text:p>
          </table:table-cell>
          <table:table-cell/>
          <table:table-cell table:style-name="ce13" table:formula="of:=['PythonAOSX-OLD'.N37] - COM.MICROSOFT.FLOOR.PRECISE(['PythonAOSX-OLD'.N37] * 0.2)" office:value-type="float" office:value="0" calcext:value-type="float">
            <text:p>0</text:p>
          </table:table-cell>
          <table:table-cell table:style-name="ce13" table:formula="of:=INDIRECT(ADDRESS(['PythonAOSX-OLD'.$K3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7];3))" office:value-type="float" office:value="0" calcext:value-type="float">
            <text:p>0.00</text:p>
          </table:table-cell>
          <table:table-cell table:style-name="ce23" table:formula="of:=['PythonAOSX-OLD'.P24]/['PythonAOSX-OLD'.P37]" office:value-type="string" office:string-value="" calcext:value-type="error">
            <text:p>#DIV/0!</text:p>
          </table:table-cell>
          <table:table-cell table:style-name="ce20" table:formula="of:=INDIRECT(ADDRESS(['PythonAOSX-OLD'.$K37];4))" office:value-type="float" office:value="0" calcext:value-type="float">
            <text:p>0.00</text:p>
          </table:table-cell>
          <table:table-cell table:style-name="ce20" table:formula="of:=INDIRECT(ADDRESS(['PythonAOSX-OLD'.$K37];5))" office:value-type="float" office:value="0" calcext:value-type="float">
            <text:p>0.00</text:p>
          </table:table-cell>
          <table:table-cell table:style-name="ce27" table:formula="of:=IF(['PythonAOSX-OLD'.S37]=0;&quot;&quot;;ABS(['PythonAOSX-OLD'.P37] - ['PythonAOSX-OLD'.S37]) / MAX(['PythonAOSX-OLD'.P37]; ['PythonAOSX-OLD'.S37]))">
            <text:p/>
          </table:table-cell>
          <table:table-cell table:style-name="ce28" table:formula="of:=['PythonAOSX-OLD'.P37]/['PythonAOSX-OLD'.R37]" office:value-type="string" office:string-value="" calcext:value-type="error">
            <text:p>#DIV/0!</text:p>
          </table:table-cell>
          <table:table-cell table:style-name="ce29" table:formula="of:=[.U37] &gt;= [CONFIG.$B$3]" office:value-type="string" office:string-value="" calcext:value-type="error">
            <text:p>#DIV/0!</text:p>
          </table:table-cell>
          <table:table-cell table:style-name="ce30" table:formula="of:=['PythonAOSX-OLD'.V37]*['PythonAOSX-OLD'.O37]" office:value-type="string" office:string-value="" calcext:value-type="error">
            <text:p>#DIV/0!</text:p>
          </table:table-cell>
          <table:table-cell table:style-name="ce20" table:formula="of:=['PythonAOSX-OLD'.V37]*['PythonAOSX-OLD'.P37]" office:value-type="string" office:string-value="" calcext:value-type="error">
            <text:p>#DIV/0!</text:p>
          </table:table-cell>
          <table:table-cell table:style-name="ce20" table:formula="of:=['PythonAOSX-OLD'.V37]*['PythonAOSX-OLD'.R37]" office:value-type="string" office:string-value="" calcext:value-type="error">
            <text:p>#DIV/0!</text:p>
          </table:table-cell>
          <table:table-cell table:style-name="ce30" table:formula="of:=['PythonAOSX-OLD'.Z24]+['PythonAOSX-OLD'.W37]" office:value-type="string" office:string-value="" calcext:value-type="error">
            <text:p>#DIV/0!</text:p>
          </table:table-cell>
          <table:table-cell table:style-name="ce31" table:formula="of:=COMBINEDMEAN(['PythonAOSX-OLD'.Z24]; ['PythonAOSX-OLD'.AA24]; ['PythonAOSX-OLD'.W37]; ['PythonAOSX-OLD'.X37])" office:value-type="string" office:string-value="" calcext:value-type="error">
            <text:p>#DIV/0!</text:p>
          </table:table-cell>
          <table:table-cell table:style-name="ce31" table:formula="of:=COMBINEDSTDDEV(['PythonAOSX-OLD'.Z24];['PythonAOSX-OLD'.AA24];['PythonAOSX-OLD'.AB24];['PythonAOSX-OLD'.W37];['PythonAOSX-OLD'.X37];['PythonAOSX-OLD'.Y37])" office:value-type="string" office:string-value="" calcext:value-type="error">
            <text:p>#DIV/0!</text:p>
          </table:table-cell>
          <table:table-cell table:style-name="ce28" table:formula="of:=['PythonAOSX-OLD'.AA37]/['PythonAOSX-OLD'.AB3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'PythonAOSX-OLD'.K37]+1" office:value-type="float" office:value="38" calcext:value-type="float">
            <text:p>38</text:p>
          </table:table-cell>
          <table:table-cell/>
          <table:table-cell table:style-name="ce13" table:formula="of:=['PythonAOSX-OLD'.N38] - COM.MICROSOFT.FLOOR.PRECISE(['PythonAOSX-OLD'.N38] * 0.2)" office:value-type="float" office:value="0" calcext:value-type="float">
            <text:p>0</text:p>
          </table:table-cell>
          <table:table-cell table:style-name="ce13" table:formula="of:=INDIRECT(ADDRESS(['PythonAOSX-OLD'.$K3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38];3))" office:value-type="float" office:value="0" calcext:value-type="float">
            <text:p>0.00</text:p>
          </table:table-cell>
          <table:table-cell table:style-name="ce23" table:formula="of:=['PythonAOSX-OLD'.P25]/['PythonAOSX-OLD'.P38]" office:value-type="string" office:string-value="" calcext:value-type="error">
            <text:p>#DIV/0!</text:p>
          </table:table-cell>
          <table:table-cell table:style-name="ce20" table:formula="of:=INDIRECT(ADDRESS(['PythonAOSX-OLD'.$K38];4))" office:value-type="float" office:value="0" calcext:value-type="float">
            <text:p>0.00</text:p>
          </table:table-cell>
          <table:table-cell table:style-name="ce20" table:formula="of:=INDIRECT(ADDRESS(['PythonAOSX-OLD'.$K38];5))" office:value-type="float" office:value="0" calcext:value-type="float">
            <text:p>0.00</text:p>
          </table:table-cell>
          <table:table-cell table:style-name="ce27" table:formula="of:=IF(['PythonAOSX-OLD'.S38]=0;&quot;&quot;;ABS(['PythonAOSX-OLD'.P38] - ['PythonAOSX-OLD'.S38]) / MAX(['PythonAOSX-OLD'.P38]; ['PythonAOSX-OLD'.S38]))">
            <text:p/>
          </table:table-cell>
          <table:table-cell table:style-name="ce28" table:formula="of:=['PythonAOSX-OLD'.P38]/['PythonAOSX-OLD'.R38]" office:value-type="string" office:string-value="" calcext:value-type="error">
            <text:p>#DIV/0!</text:p>
          </table:table-cell>
          <table:table-cell table:style-name="ce29" table:formula="of:=[.U38] &gt;= [CONFIG.$B$3]" office:value-type="string" office:string-value="" calcext:value-type="error">
            <text:p>#DIV/0!</text:p>
          </table:table-cell>
          <table:table-cell table:style-name="ce30" table:formula="of:=['PythonAOSX-OLD'.V38]*['PythonAOSX-OLD'.O38]" office:value-type="string" office:string-value="" calcext:value-type="error">
            <text:p>#DIV/0!</text:p>
          </table:table-cell>
          <table:table-cell table:style-name="ce20" table:formula="of:=['PythonAOSX-OLD'.V38]*['PythonAOSX-OLD'.P38]" office:value-type="string" office:string-value="" calcext:value-type="error">
            <text:p>#DIV/0!</text:p>
          </table:table-cell>
          <table:table-cell table:style-name="ce20" table:formula="of:=['PythonAOSX-OLD'.V38]*['PythonAOSX-OLD'.R38]" office:value-type="string" office:string-value="" calcext:value-type="error">
            <text:p>#DIV/0!</text:p>
          </table:table-cell>
          <table:table-cell table:style-name="ce30" table:formula="of:=['PythonAOSX-OLD'.Z25]+['PythonAOSX-OLD'.W38]" office:value-type="string" office:string-value="" calcext:value-type="error">
            <text:p>#DIV/0!</text:p>
          </table:table-cell>
          <table:table-cell table:style-name="ce31" table:formula="of:=COMBINEDMEAN(['PythonAOSX-OLD'.Z25]; ['PythonAOSX-OLD'.AA25]; ['PythonAOSX-OLD'.W38]; ['PythonAOSX-OLD'.X38])" office:value-type="string" office:string-value="" calcext:value-type="error">
            <text:p>#DIV/0!</text:p>
          </table:table-cell>
          <table:table-cell table:style-name="ce31" table:formula="of:=COMBINEDSTDDEV(['PythonAOSX-OLD'.Z25];['PythonAOSX-OLD'.AA25];['PythonAOSX-OLD'.AB25];['PythonAOSX-OLD'.W38];['PythonAOSX-OLD'.X38];['PythonAOSX-OLD'.Y38])" office:value-type="string" office:string-value="" calcext:value-type="error">
            <text:p>#DIV/0!</text:p>
          </table:table-cell>
          <table:table-cell table:style-name="ce28" table:formula="of:=['PythonAOSX-OLD'.AA38]/['PythonAOSX-OLD'.AB3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formula="of:=['PythonAOSX-OLD'.N42] - COM.MICROSOFT.FLOOR.PRECISE(['PythonAOSX-OLD'.N42] * 0.2)" office:value-type="float" office:value="0" calcext:value-type="float">
            <text:p>0</text:p>
          </table:table-cell>
          <table:table-cell table:style-name="ce13" table:formula="of:=INDIRECT(ADDRESS(['PythonAOSX-OLD'.$K42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2];3))" office:value-type="float" office:value="0" calcext:value-type="float">
            <text:p>0.00</text:p>
          </table:table-cell>
          <table:table-cell table:style-name="ce23" table:formula="of:=['PythonAOSX-OLD'.P29]/['PythonAOSX-OLD'.P42]" office:value-type="string" office:string-value="" calcext:value-type="error">
            <text:p>#DIV/0!</text:p>
          </table:table-cell>
          <table:table-cell table:style-name="ce20" table:formula="of:=INDIRECT(ADDRESS(['PythonAOSX-OLD'.$K42];4))" office:value-type="float" office:value="0" calcext:value-type="float">
            <text:p>0.00</text:p>
          </table:table-cell>
          <table:table-cell table:style-name="ce20" table:formula="of:=INDIRECT(ADDRESS(['PythonAOSX-OLD'.$K42];5))" office:value-type="float" office:value="0" calcext:value-type="float">
            <text:p>0.00</text:p>
          </table:table-cell>
          <table:table-cell table:style-name="ce27" table:formula="of:=IF(['PythonAOSX-OLD'.S42]=0;&quot;&quot;;ABS(['PythonAOSX-OLD'.P42] - ['PythonAOSX-OLD'.S42]) / MAX(['PythonAOSX-OLD'.P42]; ['PythonAOSX-OLD'.S42]))">
            <text:p/>
          </table:table-cell>
          <table:table-cell table:style-name="ce28" table:formula="of:=['PythonAOSX-OLD'.P42]/['PythonAOSX-OLD'.R42]" office:value-type="string" office:string-value="" calcext:value-type="error">
            <text:p>#DIV/0!</text:p>
          </table:table-cell>
          <table:table-cell table:style-name="ce29" table:formula="of:=[.U42] &gt;= [CONFIG.$B$3]" office:value-type="string" office:string-value="" calcext:value-type="error">
            <text:p>#DIV/0!</text:p>
          </table:table-cell>
          <table:table-cell table:style-name="ce30" table:formula="of:=['PythonAOSX-OLD'.V42]*['PythonAOSX-OLD'.O42]" office:value-type="string" office:string-value="" calcext:value-type="error">
            <text:p>#DIV/0!</text:p>
          </table:table-cell>
          <table:table-cell table:style-name="ce20" table:formula="of:=['PythonAOSX-OLD'.V42]*['PythonAOSX-OLD'.P42]" office:value-type="string" office:string-value="" calcext:value-type="error">
            <text:p>#DIV/0!</text:p>
          </table:table-cell>
          <table:table-cell table:style-name="ce20" table:formula="of:=['PythonAOSX-OLD'.V42]*['PythonAOSX-OLD'.R42]" office:value-type="string" office:string-value="" calcext:value-type="error">
            <text:p>#DIV/0!</text:p>
          </table:table-cell>
          <table:table-cell table:style-name="ce30" table:formula="of:=['PythonAOSX-OLD'.Z29]+['PythonAOSX-OLD'.W42]" office:value-type="string" office:string-value="" calcext:value-type="error">
            <text:p>#DIV/0!</text:p>
          </table:table-cell>
          <table:table-cell table:style-name="ce31" table:formula="of:=COMBINEDMEAN(['PythonAOSX-OLD'.Z29]; ['PythonAOSX-OLD'.AA29]; ['PythonAOSX-OLD'.W42]; ['PythonAOSX-OLD'.X42])" office:value-type="string" office:string-value="" calcext:value-type="error">
            <text:p>#DIV/0!</text:p>
          </table:table-cell>
          <table:table-cell table:style-name="ce31" table:formula="of:=COMBINEDSTDDEV(['PythonAOSX-OLD'.Z29];['PythonAOSX-OLD'.AA29];['PythonAOSX-OLD'.AB29];['PythonAOSX-OLD'.W42];['PythonAOSX-OLD'.X42];['PythonAOSX-OLD'.Y42])" office:value-type="string" office:string-value="" calcext:value-type="error">
            <text:p>#DIV/0!</text:p>
          </table:table-cell>
          <table:table-cell table:style-name="ce28" table:formula="of:=['PythonAOSX-OLD'.AA42]/['PythonAOSX-OLD'.AB4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PythonAOSX-OLD'.K42]+1" office:value-type="float" office:value="43" calcext:value-type="float">
            <text:p>43</text:p>
          </table:table-cell>
          <table:table-cell/>
          <table:table-cell table:style-name="ce13" table:formula="of:=['PythonAOSX-OLD'.N43] - COM.MICROSOFT.FLOOR.PRECISE(['PythonAOSX-OLD'.N43] * 0.2)" office:value-type="float" office:value="0" calcext:value-type="float">
            <text:p>0</text:p>
          </table:table-cell>
          <table:table-cell table:style-name="ce13" table:formula="of:=INDIRECT(ADDRESS(['PythonAOSX-OLD'.$K43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3];3))" office:value-type="float" office:value="0" calcext:value-type="float">
            <text:p>0.00</text:p>
          </table:table-cell>
          <table:table-cell table:style-name="ce23" table:formula="of:=['PythonAOSX-OLD'.P30]/['PythonAOSX-OLD'.P43]" office:value-type="string" office:string-value="" calcext:value-type="error">
            <text:p>#DIV/0!</text:p>
          </table:table-cell>
          <table:table-cell table:style-name="ce20" table:formula="of:=INDIRECT(ADDRESS(['PythonAOSX-OLD'.$K43];4))" office:value-type="float" office:value="0" calcext:value-type="float">
            <text:p>0.00</text:p>
          </table:table-cell>
          <table:table-cell table:style-name="ce20" table:formula="of:=INDIRECT(ADDRESS(['PythonAOSX-OLD'.$K43];5))" office:value-type="float" office:value="0" calcext:value-type="float">
            <text:p>0.00</text:p>
          </table:table-cell>
          <table:table-cell table:style-name="ce27" table:formula="of:=IF(['PythonAOSX-OLD'.S43]=0;&quot;&quot;;ABS(['PythonAOSX-OLD'.P43] - ['PythonAOSX-OLD'.S43]) / MAX(['PythonAOSX-OLD'.P43]; ['PythonAOSX-OLD'.S43]))">
            <text:p/>
          </table:table-cell>
          <table:table-cell table:style-name="ce28" table:formula="of:=['PythonAOSX-OLD'.P43]/['PythonAOSX-OLD'.R43]" office:value-type="string" office:string-value="" calcext:value-type="error">
            <text:p>#DIV/0!</text:p>
          </table:table-cell>
          <table:table-cell table:style-name="ce29" table:formula="of:=[.U43] &gt;= [CONFIG.$B$3]" office:value-type="string" office:string-value="" calcext:value-type="error">
            <text:p>#DIV/0!</text:p>
          </table:table-cell>
          <table:table-cell table:style-name="ce30" table:formula="of:=['PythonAOSX-OLD'.V43]*['PythonAOSX-OLD'.O43]" office:value-type="string" office:string-value="" calcext:value-type="error">
            <text:p>#DIV/0!</text:p>
          </table:table-cell>
          <table:table-cell table:style-name="ce20" table:formula="of:=['PythonAOSX-OLD'.V43]*['PythonAOSX-OLD'.P43]" office:value-type="string" office:string-value="" calcext:value-type="error">
            <text:p>#DIV/0!</text:p>
          </table:table-cell>
          <table:table-cell table:style-name="ce20" table:formula="of:=['PythonAOSX-OLD'.V43]*['PythonAOSX-OLD'.R43]" office:value-type="string" office:string-value="" calcext:value-type="error">
            <text:p>#DIV/0!</text:p>
          </table:table-cell>
          <table:table-cell table:style-name="ce30" table:formula="of:=['PythonAOSX-OLD'.Z30]+['PythonAOSX-OLD'.W43]" office:value-type="string" office:string-value="" calcext:value-type="error">
            <text:p>#DIV/0!</text:p>
          </table:table-cell>
          <table:table-cell table:style-name="ce31" table:formula="of:=COMBINEDMEAN(['PythonAOSX-OLD'.Z30]; ['PythonAOSX-OLD'.AA30]; ['PythonAOSX-OLD'.W43]; ['PythonAOSX-OLD'.X43])" office:value-type="string" office:string-value="" calcext:value-type="error">
            <text:p>#DIV/0!</text:p>
          </table:table-cell>
          <table:table-cell table:style-name="ce31" table:formula="of:=COMBINEDSTDDEV(['PythonAOSX-OLD'.Z30];['PythonAOSX-OLD'.AA30];['PythonAOSX-OLD'.AB30];['PythonAOSX-OLD'.W43];['PythonAOSX-OLD'.X43];['PythonAOSX-OLD'.Y43])" office:value-type="string" office:string-value="" calcext:value-type="error">
            <text:p>#DIV/0!</text:p>
          </table:table-cell>
          <table:table-cell table:style-name="ce28" table:formula="of:=['PythonAOSX-OLD'.AA43]/['PythonAOSX-OLD'.AB4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PythonAOSX-OLD'.K43]+1" office:value-type="float" office:value="44" calcext:value-type="float">
            <text:p>44</text:p>
          </table:table-cell>
          <table:table-cell/>
          <table:table-cell table:style-name="ce13" table:formula="of:=['PythonAOSX-OLD'.N44] - COM.MICROSOFT.FLOOR.PRECISE(['PythonAOSX-OLD'.N44] * 0.2)" office:value-type="float" office:value="0" calcext:value-type="float">
            <text:p>0</text:p>
          </table:table-cell>
          <table:table-cell table:style-name="ce13" table:formula="of:=INDIRECT(ADDRESS(['PythonAOSX-OLD'.$K44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4];3))" office:value-type="float" office:value="0" calcext:value-type="float">
            <text:p>0.00</text:p>
          </table:table-cell>
          <table:table-cell table:style-name="ce23" table:formula="of:=['PythonAOSX-OLD'.P31]/['PythonAOSX-OLD'.P44]" office:value-type="string" office:string-value="" calcext:value-type="error">
            <text:p>#DIV/0!</text:p>
          </table:table-cell>
          <table:table-cell table:style-name="ce20" table:formula="of:=INDIRECT(ADDRESS(['PythonAOSX-OLD'.$K44];4))" office:value-type="float" office:value="0" calcext:value-type="float">
            <text:p>0.00</text:p>
          </table:table-cell>
          <table:table-cell table:style-name="ce20" table:formula="of:=INDIRECT(ADDRESS(['PythonAOSX-OLD'.$K44];5))" office:value-type="float" office:value="0" calcext:value-type="float">
            <text:p>0.00</text:p>
          </table:table-cell>
          <table:table-cell table:style-name="ce27" table:formula="of:=IF(['PythonAOSX-OLD'.S44]=0;&quot;&quot;;ABS(['PythonAOSX-OLD'.P44] - ['PythonAOSX-OLD'.S44]) / MAX(['PythonAOSX-OLD'.P44]; ['PythonAOSX-OLD'.S44]))">
            <text:p/>
          </table:table-cell>
          <table:table-cell table:style-name="ce28" table:formula="of:=['PythonAOSX-OLD'.P44]/['PythonAOSX-OLD'.R44]" office:value-type="string" office:string-value="" calcext:value-type="error">
            <text:p>#DIV/0!</text:p>
          </table:table-cell>
          <table:table-cell table:style-name="ce29" table:formula="of:=[.U44] &gt;= [CONFIG.$B$3]" office:value-type="string" office:string-value="" calcext:value-type="error">
            <text:p>#DIV/0!</text:p>
          </table:table-cell>
          <table:table-cell table:style-name="ce30" table:formula="of:=['PythonAOSX-OLD'.V44]*['PythonAOSX-OLD'.O44]" office:value-type="string" office:string-value="" calcext:value-type="error">
            <text:p>#DIV/0!</text:p>
          </table:table-cell>
          <table:table-cell table:style-name="ce20" table:formula="of:=['PythonAOSX-OLD'.V44]*['PythonAOSX-OLD'.P44]" office:value-type="string" office:string-value="" calcext:value-type="error">
            <text:p>#DIV/0!</text:p>
          </table:table-cell>
          <table:table-cell table:style-name="ce20" table:formula="of:=['PythonAOSX-OLD'.V44]*['PythonAOSX-OLD'.R44]" office:value-type="string" office:string-value="" calcext:value-type="error">
            <text:p>#DIV/0!</text:p>
          </table:table-cell>
          <table:table-cell table:style-name="ce30" table:formula="of:=['PythonAOSX-OLD'.Z31]+['PythonAOSX-OLD'.W44]" office:value-type="string" office:string-value="" calcext:value-type="error">
            <text:p>#DIV/0!</text:p>
          </table:table-cell>
          <table:table-cell table:style-name="ce31" table:formula="of:=COMBINEDMEAN(['PythonAOSX-OLD'.Z31]; ['PythonAOSX-OLD'.AA31]; ['PythonAOSX-OLD'.W44]; ['PythonAOSX-OLD'.X44])" office:value-type="string" office:string-value="" calcext:value-type="error">
            <text:p>#DIV/0!</text:p>
          </table:table-cell>
          <table:table-cell table:style-name="ce31" table:formula="of:=COMBINEDSTDDEV(['PythonAOSX-OLD'.Z31];['PythonAOSX-OLD'.AA31];['PythonAOSX-OLD'.AB31];['PythonAOSX-OLD'.W44];['PythonAOSX-OLD'.X44];['PythonAOSX-OLD'.Y44])" office:value-type="string" office:string-value="" calcext:value-type="error">
            <text:p>#DIV/0!</text:p>
          </table:table-cell>
          <table:table-cell table:style-name="ce28" table:formula="of:=['PythonAOSX-OLD'.AA44]/['PythonAOSX-OLD'.AB4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PythonAOSX-OLD'.K44]+1" office:value-type="float" office:value="45" calcext:value-type="float">
            <text:p>45</text:p>
          </table:table-cell>
          <table:table-cell/>
          <table:table-cell table:style-name="ce13" table:formula="of:=['PythonAOSX-OLD'.N45] - COM.MICROSOFT.FLOOR.PRECISE(['PythonAOSX-OLD'.N45] * 0.2)" office:value-type="float" office:value="0" calcext:value-type="float">
            <text:p>0</text:p>
          </table:table-cell>
          <table:table-cell table:style-name="ce13" table:formula="of:=INDIRECT(ADDRESS(['PythonAOSX-OLD'.$K45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5];3))" office:value-type="float" office:value="0" calcext:value-type="float">
            <text:p>0.00</text:p>
          </table:table-cell>
          <table:table-cell table:style-name="ce23" table:formula="of:=['PythonAOSX-OLD'.P32]/['PythonAOSX-OLD'.P45]" office:value-type="string" office:string-value="" calcext:value-type="error">
            <text:p>#DIV/0!</text:p>
          </table:table-cell>
          <table:table-cell table:style-name="ce20" table:formula="of:=INDIRECT(ADDRESS(['PythonAOSX-OLD'.$K45];4))" office:value-type="float" office:value="0" calcext:value-type="float">
            <text:p>0.00</text:p>
          </table:table-cell>
          <table:table-cell table:style-name="ce20" table:formula="of:=INDIRECT(ADDRESS(['PythonAOSX-OLD'.$K45];5))" office:value-type="float" office:value="0" calcext:value-type="float">
            <text:p>0.00</text:p>
          </table:table-cell>
          <table:table-cell table:style-name="ce27" table:formula="of:=IF(['PythonAOSX-OLD'.S45]=0;&quot;&quot;;ABS(['PythonAOSX-OLD'.P45] - ['PythonAOSX-OLD'.S45]) / MAX(['PythonAOSX-OLD'.P45]; ['PythonAOSX-OLD'.S45]))">
            <text:p/>
          </table:table-cell>
          <table:table-cell table:style-name="ce28" table:formula="of:=['PythonAOSX-OLD'.P45]/['PythonAOSX-OLD'.R45]" office:value-type="string" office:string-value="" calcext:value-type="error">
            <text:p>#DIV/0!</text:p>
          </table:table-cell>
          <table:table-cell table:style-name="ce29" table:formula="of:=[.U45] &gt;= [CONFIG.$B$3]" office:value-type="string" office:string-value="" calcext:value-type="error">
            <text:p>#DIV/0!</text:p>
          </table:table-cell>
          <table:table-cell table:style-name="ce30" table:formula="of:=['PythonAOSX-OLD'.V45]*['PythonAOSX-OLD'.O45]" office:value-type="string" office:string-value="" calcext:value-type="error">
            <text:p>#DIV/0!</text:p>
          </table:table-cell>
          <table:table-cell table:style-name="ce20" table:formula="of:=['PythonAOSX-OLD'.V45]*['PythonAOSX-OLD'.P45]" office:value-type="string" office:string-value="" calcext:value-type="error">
            <text:p>#DIV/0!</text:p>
          </table:table-cell>
          <table:table-cell table:style-name="ce20" table:formula="of:=['PythonAOSX-OLD'.V45]*['PythonAOSX-OLD'.R45]" office:value-type="string" office:string-value="" calcext:value-type="error">
            <text:p>#DIV/0!</text:p>
          </table:table-cell>
          <table:table-cell table:style-name="ce30" table:formula="of:=['PythonAOSX-OLD'.Z32]+['PythonAOSX-OLD'.W45]" office:value-type="string" office:string-value="" calcext:value-type="error">
            <text:p>#DIV/0!</text:p>
          </table:table-cell>
          <table:table-cell table:style-name="ce31" table:formula="of:=COMBINEDMEAN(['PythonAOSX-OLD'.Z32]; ['PythonAOSX-OLD'.AA32]; ['PythonAOSX-OLD'.W45]; ['PythonAOSX-OLD'.X45])" office:value-type="string" office:string-value="" calcext:value-type="error">
            <text:p>#DIV/0!</text:p>
          </table:table-cell>
          <table:table-cell table:style-name="ce31" table:formula="of:=COMBINEDSTDDEV(['PythonAOSX-OLD'.Z32];['PythonAOSX-OLD'.AA32];['PythonAOSX-OLD'.AB32];['PythonAOSX-OLD'.W45];['PythonAOSX-OLD'.X45];['PythonAOSX-OLD'.Y45])" office:value-type="string" office:string-value="" calcext:value-type="error">
            <text:p>#DIV/0!</text:p>
          </table:table-cell>
          <table:table-cell table:style-name="ce28" table:formula="of:=['PythonAOSX-OLD'.AA45]/['PythonAOSX-OLD'.AB4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PythonAOSX-OLD'.K45]+1" office:value-type="float" office:value="46" calcext:value-type="float">
            <text:p>46</text:p>
          </table:table-cell>
          <table:table-cell/>
          <table:table-cell table:style-name="ce13" table:formula="of:=['PythonAOSX-OLD'.N46] - COM.MICROSOFT.FLOOR.PRECISE(['PythonAOSX-OLD'.N46] * 0.2)" office:value-type="float" office:value="0" calcext:value-type="float">
            <text:p>0</text:p>
          </table:table-cell>
          <table:table-cell table:style-name="ce13" table:formula="of:=INDIRECT(ADDRESS(['PythonAOSX-OLD'.$K46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6];3))" office:value-type="float" office:value="0" calcext:value-type="float">
            <text:p>0.00</text:p>
          </table:table-cell>
          <table:table-cell table:style-name="ce23" table:formula="of:=['PythonAOSX-OLD'.P33]/['PythonAOSX-OLD'.P46]" office:value-type="string" office:string-value="" calcext:value-type="error">
            <text:p>#DIV/0!</text:p>
          </table:table-cell>
          <table:table-cell table:style-name="ce20" table:formula="of:=INDIRECT(ADDRESS(['PythonAOSX-OLD'.$K46];4))" office:value-type="float" office:value="0" calcext:value-type="float">
            <text:p>0.00</text:p>
          </table:table-cell>
          <table:table-cell table:style-name="ce20" table:formula="of:=INDIRECT(ADDRESS(['PythonAOSX-OLD'.$K46];5))" office:value-type="float" office:value="0" calcext:value-type="float">
            <text:p>0.00</text:p>
          </table:table-cell>
          <table:table-cell table:style-name="ce27" table:formula="of:=IF(['PythonAOSX-OLD'.S46]=0;&quot;&quot;;ABS(['PythonAOSX-OLD'.P46] - ['PythonAOSX-OLD'.S46]) / MAX(['PythonAOSX-OLD'.P46]; ['PythonAOSX-OLD'.S46]))">
            <text:p/>
          </table:table-cell>
          <table:table-cell table:style-name="ce28" table:formula="of:=['PythonAOSX-OLD'.P46]/['PythonAOSX-OLD'.R46]" office:value-type="string" office:string-value="" calcext:value-type="error">
            <text:p>#DIV/0!</text:p>
          </table:table-cell>
          <table:table-cell table:style-name="ce29" table:formula="of:=[.U46] &gt;= [CONFIG.$B$3]" office:value-type="string" office:string-value="" calcext:value-type="error">
            <text:p>#DIV/0!</text:p>
          </table:table-cell>
          <table:table-cell table:style-name="ce30" table:formula="of:=['PythonAOSX-OLD'.V46]*['PythonAOSX-OLD'.O46]" office:value-type="string" office:string-value="" calcext:value-type="error">
            <text:p>#DIV/0!</text:p>
          </table:table-cell>
          <table:table-cell table:style-name="ce20" table:formula="of:=['PythonAOSX-OLD'.V46]*['PythonAOSX-OLD'.P46]" office:value-type="string" office:string-value="" calcext:value-type="error">
            <text:p>#DIV/0!</text:p>
          </table:table-cell>
          <table:table-cell table:style-name="ce20" table:formula="of:=['PythonAOSX-OLD'.V46]*['PythonAOSX-OLD'.R46]" office:value-type="string" office:string-value="" calcext:value-type="error">
            <text:p>#DIV/0!</text:p>
          </table:table-cell>
          <table:table-cell table:style-name="ce30" table:formula="of:=['PythonAOSX-OLD'.Z33]+['PythonAOSX-OLD'.W46]" office:value-type="string" office:string-value="" calcext:value-type="error">
            <text:p>#DIV/0!</text:p>
          </table:table-cell>
          <table:table-cell table:style-name="ce31" table:formula="of:=COMBINEDMEAN(['PythonAOSX-OLD'.Z33]; ['PythonAOSX-OLD'.AA33]; ['PythonAOSX-OLD'.W46]; ['PythonAOSX-OLD'.X46])" office:value-type="string" office:string-value="" calcext:value-type="error">
            <text:p>#DIV/0!</text:p>
          </table:table-cell>
          <table:table-cell table:style-name="ce31" table:formula="of:=COMBINEDSTDDEV(['PythonAOSX-OLD'.Z33];['PythonAOSX-OLD'.AA33];['PythonAOSX-OLD'.AB33];['PythonAOSX-OLD'.W46];['PythonAOSX-OLD'.X46];['PythonAOSX-OLD'.Y46])" office:value-type="string" office:string-value="" calcext:value-type="error">
            <text:p>#DIV/0!</text:p>
          </table:table-cell>
          <table:table-cell table:style-name="ce28" table:formula="of:=['PythonAOSX-OLD'.AA46]/['PythonAOSX-OLD'.AB4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PythonAOSX-OLD'.K46]+1" office:value-type="float" office:value="47" calcext:value-type="float">
            <text:p>47</text:p>
          </table:table-cell>
          <table:table-cell/>
          <table:table-cell table:style-name="ce13" table:formula="of:=['PythonAOSX-OLD'.N47] - COM.MICROSOFT.FLOOR.PRECISE(['PythonAOSX-OLD'.N47] * 0.2)" office:value-type="float" office:value="0" calcext:value-type="float">
            <text:p>0</text:p>
          </table:table-cell>
          <table:table-cell table:style-name="ce13" table:formula="of:=INDIRECT(ADDRESS(['PythonAOSX-OLD'.$K47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7];3))" office:value-type="float" office:value="0" calcext:value-type="float">
            <text:p>0.00</text:p>
          </table:table-cell>
          <table:table-cell table:style-name="ce23" table:formula="of:=['PythonAOSX-OLD'.P34]/['PythonAOSX-OLD'.P47]" office:value-type="string" office:string-value="" calcext:value-type="error">
            <text:p>#DIV/0!</text:p>
          </table:table-cell>
          <table:table-cell table:style-name="ce20" table:formula="of:=INDIRECT(ADDRESS(['PythonAOSX-OLD'.$K47];4))" office:value-type="float" office:value="0" calcext:value-type="float">
            <text:p>0.00</text:p>
          </table:table-cell>
          <table:table-cell table:style-name="ce20" table:formula="of:=INDIRECT(ADDRESS(['PythonAOSX-OLD'.$K47];5))" office:value-type="float" office:value="0" calcext:value-type="float">
            <text:p>0.00</text:p>
          </table:table-cell>
          <table:table-cell table:style-name="ce27" table:formula="of:=IF(['PythonAOSX-OLD'.S47]=0;&quot;&quot;;ABS(['PythonAOSX-OLD'.P47] - ['PythonAOSX-OLD'.S47]) / MAX(['PythonAOSX-OLD'.P47]; ['PythonAOSX-OLD'.S47]))">
            <text:p/>
          </table:table-cell>
          <table:table-cell table:style-name="ce28" table:formula="of:=['PythonAOSX-OLD'.P47]/['PythonAOSX-OLD'.R47]" office:value-type="string" office:string-value="" calcext:value-type="error">
            <text:p>#DIV/0!</text:p>
          </table:table-cell>
          <table:table-cell table:style-name="ce29" table:formula="of:=[.U47] &gt;= [CONFIG.$B$3]" office:value-type="string" office:string-value="" calcext:value-type="error">
            <text:p>#DIV/0!</text:p>
          </table:table-cell>
          <table:table-cell table:style-name="ce30" table:formula="of:=['PythonAOSX-OLD'.V47]*['PythonAOSX-OLD'.O47]" office:value-type="string" office:string-value="" calcext:value-type="error">
            <text:p>#DIV/0!</text:p>
          </table:table-cell>
          <table:table-cell table:style-name="ce20" table:formula="of:=['PythonAOSX-OLD'.V47]*['PythonAOSX-OLD'.P47]" office:value-type="string" office:string-value="" calcext:value-type="error">
            <text:p>#DIV/0!</text:p>
          </table:table-cell>
          <table:table-cell table:style-name="ce20" table:formula="of:=['PythonAOSX-OLD'.V47]*['PythonAOSX-OLD'.R47]" office:value-type="string" office:string-value="" calcext:value-type="error">
            <text:p>#DIV/0!</text:p>
          </table:table-cell>
          <table:table-cell table:style-name="ce30" table:formula="of:=['PythonAOSX-OLD'.Z34]+['PythonAOSX-OLD'.W47]" office:value-type="string" office:string-value="" calcext:value-type="error">
            <text:p>#DIV/0!</text:p>
          </table:table-cell>
          <table:table-cell table:style-name="ce31" table:formula="of:=COMBINEDMEAN(['PythonAOSX-OLD'.Z34]; ['PythonAOSX-OLD'.AA34]; ['PythonAOSX-OLD'.W47]; ['PythonAOSX-OLD'.X47])" office:value-type="string" office:string-value="" calcext:value-type="error">
            <text:p>#DIV/0!</text:p>
          </table:table-cell>
          <table:table-cell table:style-name="ce31" table:formula="of:=COMBINEDSTDDEV(['PythonAOSX-OLD'.Z34];['PythonAOSX-OLD'.AA34];['PythonAOSX-OLD'.AB34];['PythonAOSX-OLD'.W47];['PythonAOSX-OLD'.X47];['PythonAOSX-OLD'.Y47])" office:value-type="string" office:string-value="" calcext:value-type="error">
            <text:p>#DIV/0!</text:p>
          </table:table-cell>
          <table:table-cell table:style-name="ce28" table:formula="of:=['PythonAOSX-OLD'.AA47]/['PythonAOSX-OLD'.AB4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PythonAOSX-OLD'.K47]+1" office:value-type="float" office:value="48" calcext:value-type="float">
            <text:p>48</text:p>
          </table:table-cell>
          <table:table-cell/>
          <table:table-cell table:style-name="ce13" table:formula="of:=['PythonAOSX-OLD'.N48] - COM.MICROSOFT.FLOOR.PRECISE(['PythonAOSX-OLD'.N48] * 0.2)" office:value-type="float" office:value="0" calcext:value-type="float">
            <text:p>0</text:p>
          </table:table-cell>
          <table:table-cell table:style-name="ce13" table:formula="of:=INDIRECT(ADDRESS(['PythonAOSX-OLD'.$K48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8];3))" office:value-type="float" office:value="0" calcext:value-type="float">
            <text:p>0.00</text:p>
          </table:table-cell>
          <table:table-cell table:style-name="ce23" table:formula="of:=['PythonAOSX-OLD'.P35]/['PythonAOSX-OLD'.P48]" office:value-type="string" office:string-value="" calcext:value-type="error">
            <text:p>#DIV/0!</text:p>
          </table:table-cell>
          <table:table-cell table:style-name="ce20" table:formula="of:=INDIRECT(ADDRESS(['PythonAOSX-OLD'.$K48];4))" office:value-type="float" office:value="0" calcext:value-type="float">
            <text:p>0.00</text:p>
          </table:table-cell>
          <table:table-cell table:style-name="ce20" table:formula="of:=INDIRECT(ADDRESS(['PythonAOSX-OLD'.$K48];5))" office:value-type="float" office:value="0" calcext:value-type="float">
            <text:p>0.00</text:p>
          </table:table-cell>
          <table:table-cell table:style-name="ce27" table:formula="of:=IF(['PythonAOSX-OLD'.S48]=0;&quot;&quot;;ABS(['PythonAOSX-OLD'.P48] - ['PythonAOSX-OLD'.S48]) / MAX(['PythonAOSX-OLD'.P48]; ['PythonAOSX-OLD'.S48]))">
            <text:p/>
          </table:table-cell>
          <table:table-cell table:style-name="ce28" table:formula="of:=['PythonAOSX-OLD'.P48]/['PythonAOSX-OLD'.R48]" office:value-type="string" office:string-value="" calcext:value-type="error">
            <text:p>#DIV/0!</text:p>
          </table:table-cell>
          <table:table-cell table:style-name="ce29" table:formula="of:=[.U48] &gt;= [CONFIG.$B$3]" office:value-type="string" office:string-value="" calcext:value-type="error">
            <text:p>#DIV/0!</text:p>
          </table:table-cell>
          <table:table-cell table:style-name="ce30" table:formula="of:=['PythonAOSX-OLD'.V48]*['PythonAOSX-OLD'.O48]" office:value-type="string" office:string-value="" calcext:value-type="error">
            <text:p>#DIV/0!</text:p>
          </table:table-cell>
          <table:table-cell table:style-name="ce20" table:formula="of:=['PythonAOSX-OLD'.V48]*['PythonAOSX-OLD'.P48]" office:value-type="string" office:string-value="" calcext:value-type="error">
            <text:p>#DIV/0!</text:p>
          </table:table-cell>
          <table:table-cell table:style-name="ce20" table:formula="of:=['PythonAOSX-OLD'.V48]*['PythonAOSX-OLD'.R48]" office:value-type="string" office:string-value="" calcext:value-type="error">
            <text:p>#DIV/0!</text:p>
          </table:table-cell>
          <table:table-cell table:style-name="ce30" table:formula="of:=['PythonAOSX-OLD'.Z35]+['PythonAOSX-OLD'.W48]" office:value-type="string" office:string-value="" calcext:value-type="error">
            <text:p>#DIV/0!</text:p>
          </table:table-cell>
          <table:table-cell table:style-name="ce31" table:formula="of:=COMBINEDMEAN(['PythonAOSX-OLD'.Z35]; ['PythonAOSX-OLD'.AA35]; ['PythonAOSX-OLD'.W48]; ['PythonAOSX-OLD'.X48])" office:value-type="string" office:string-value="" calcext:value-type="error">
            <text:p>#DIV/0!</text:p>
          </table:table-cell>
          <table:table-cell table:style-name="ce31" table:formula="of:=COMBINEDSTDDEV(['PythonAOSX-OLD'.Z35];['PythonAOSX-OLD'.AA35];['PythonAOSX-OLD'.AB35];['PythonAOSX-OLD'.W48];['PythonAOSX-OLD'.X48];['PythonAOSX-OLD'.Y48])" office:value-type="string" office:string-value="" calcext:value-type="error">
            <text:p>#DIV/0!</text:p>
          </table:table-cell>
          <table:table-cell table:style-name="ce28" table:formula="of:=['PythonAOSX-OLD'.AA48]/['PythonAOSX-OLD'.AB4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PythonAOSX-OLD'.K48]+1" office:value-type="float" office:value="49" calcext:value-type="float">
            <text:p>49</text:p>
          </table:table-cell>
          <table:table-cell/>
          <table:table-cell table:style-name="ce13" table:formula="of:=['PythonAOSX-OLD'.N49] - COM.MICROSOFT.FLOOR.PRECISE(['PythonAOSX-OLD'.N49] * 0.2)" office:value-type="float" office:value="0" calcext:value-type="float">
            <text:p>0</text:p>
          </table:table-cell>
          <table:table-cell table:style-name="ce13" table:formula="of:=INDIRECT(ADDRESS(['PythonAOSX-OLD'.$K49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49];3))" office:value-type="float" office:value="0" calcext:value-type="float">
            <text:p>0.00</text:p>
          </table:table-cell>
          <table:table-cell table:style-name="ce23" table:formula="of:=['PythonAOSX-OLD'.P36]/['PythonAOSX-OLD'.P49]" office:value-type="string" office:string-value="" calcext:value-type="error">
            <text:p>#DIV/0!</text:p>
          </table:table-cell>
          <table:table-cell table:style-name="ce20" table:formula="of:=INDIRECT(ADDRESS(['PythonAOSX-OLD'.$K49];4))" office:value-type="float" office:value="0" calcext:value-type="float">
            <text:p>0.00</text:p>
          </table:table-cell>
          <table:table-cell table:style-name="ce20" table:formula="of:=INDIRECT(ADDRESS(['PythonAOSX-OLD'.$K49];5))" office:value-type="float" office:value="0" calcext:value-type="float">
            <text:p>0.00</text:p>
          </table:table-cell>
          <table:table-cell table:style-name="ce27" table:formula="of:=IF(['PythonAOSX-OLD'.S49]=0;&quot;&quot;;ABS(['PythonAOSX-OLD'.P49] - ['PythonAOSX-OLD'.S49]) / MAX(['PythonAOSX-OLD'.P49]; ['PythonAOSX-OLD'.S49]))">
            <text:p/>
          </table:table-cell>
          <table:table-cell table:style-name="ce28" table:formula="of:=['PythonAOSX-OLD'.P49]/['PythonAOSX-OLD'.R49]" office:value-type="string" office:string-value="" calcext:value-type="error">
            <text:p>#DIV/0!</text:p>
          </table:table-cell>
          <table:table-cell table:style-name="ce29" table:formula="of:=[.U49] &gt;= [CONFIG.$B$3]" office:value-type="string" office:string-value="" calcext:value-type="error">
            <text:p>#DIV/0!</text:p>
          </table:table-cell>
          <table:table-cell table:style-name="ce30" table:formula="of:=['PythonAOSX-OLD'.V49]*['PythonAOSX-OLD'.O49]" office:value-type="string" office:string-value="" calcext:value-type="error">
            <text:p>#DIV/0!</text:p>
          </table:table-cell>
          <table:table-cell table:style-name="ce20" table:formula="of:=['PythonAOSX-OLD'.V49]*['PythonAOSX-OLD'.P49]" office:value-type="string" office:string-value="" calcext:value-type="error">
            <text:p>#DIV/0!</text:p>
          </table:table-cell>
          <table:table-cell table:style-name="ce20" table:formula="of:=['PythonAOSX-OLD'.V49]*['PythonAOSX-OLD'.R49]" office:value-type="string" office:string-value="" calcext:value-type="error">
            <text:p>#DIV/0!</text:p>
          </table:table-cell>
          <table:table-cell table:style-name="ce30" table:formula="of:=['PythonAOSX-OLD'.Z36]+['PythonAOSX-OLD'.W49]" office:value-type="string" office:string-value="" calcext:value-type="error">
            <text:p>#DIV/0!</text:p>
          </table:table-cell>
          <table:table-cell table:style-name="ce31" table:formula="of:=COMBINEDMEAN(['PythonAOSX-OLD'.Z36]; ['PythonAOSX-OLD'.AA36]; ['PythonAOSX-OLD'.W49]; ['PythonAOSX-OLD'.X49])" office:value-type="string" office:string-value="" calcext:value-type="error">
            <text:p>#DIV/0!</text:p>
          </table:table-cell>
          <table:table-cell table:style-name="ce31" table:formula="of:=COMBINEDSTDDEV(['PythonAOSX-OLD'.Z36];['PythonAOSX-OLD'.AA36];['PythonAOSX-OLD'.AB36];['PythonAOSX-OLD'.W49];['PythonAOSX-OLD'.X49];['PythonAOSX-OLD'.Y49])" office:value-type="string" office:string-value="" calcext:value-type="error">
            <text:p>#DIV/0!</text:p>
          </table:table-cell>
          <table:table-cell table:style-name="ce28" table:formula="of:=['PythonAOSX-OLD'.AA49]/['PythonAOSX-OLD'.AB4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PythonAOSX-OLD'.K49]+1" office:value-type="float" office:value="50" calcext:value-type="float">
            <text:p>50</text:p>
          </table:table-cell>
          <table:table-cell/>
          <table:table-cell table:style-name="ce13" table:formula="of:=['PythonAOSX-OLD'.N50] - COM.MICROSOFT.FLOOR.PRECISE(['PythonAOSX-OLD'.N50] * 0.2)" office:value-type="float" office:value="0" calcext:value-type="float">
            <text:p>0</text:p>
          </table:table-cell>
          <table:table-cell table:style-name="ce13" table:formula="of:=INDIRECT(ADDRESS(['PythonAOSX-OLD'.$K50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50];3))" office:value-type="float" office:value="0" calcext:value-type="float">
            <text:p>0.00</text:p>
          </table:table-cell>
          <table:table-cell table:style-name="ce23" table:formula="of:=['PythonAOSX-OLD'.P37]/['PythonAOSX-OLD'.P50]" office:value-type="string" office:string-value="" calcext:value-type="error">
            <text:p>#DIV/0!</text:p>
          </table:table-cell>
          <table:table-cell table:style-name="ce20" table:formula="of:=INDIRECT(ADDRESS(['PythonAOSX-OLD'.$K50];4))" office:value-type="float" office:value="0" calcext:value-type="float">
            <text:p>0.00</text:p>
          </table:table-cell>
          <table:table-cell table:style-name="ce20" table:formula="of:=INDIRECT(ADDRESS(['PythonAOSX-OLD'.$K50];5))" office:value-type="float" office:value="0" calcext:value-type="float">
            <text:p>0.00</text:p>
          </table:table-cell>
          <table:table-cell table:style-name="ce27" table:formula="of:=IF(['PythonAOSX-OLD'.S50]=0;&quot;&quot;;ABS(['PythonAOSX-OLD'.P50] - ['PythonAOSX-OLD'.S50]) / MAX(['PythonAOSX-OLD'.P50]; ['PythonAOSX-OLD'.S50]))">
            <text:p/>
          </table:table-cell>
          <table:table-cell table:style-name="ce28" table:formula="of:=['PythonAOSX-OLD'.P50]/['PythonAOSX-OLD'.R50]" office:value-type="string" office:string-value="" calcext:value-type="error">
            <text:p>#DIV/0!</text:p>
          </table:table-cell>
          <table:table-cell table:style-name="ce29" table:formula="of:=[.U50] &gt;= [CONFIG.$B$3]" office:value-type="string" office:string-value="" calcext:value-type="error">
            <text:p>#DIV/0!</text:p>
          </table:table-cell>
          <table:table-cell table:style-name="ce30" table:formula="of:=['PythonAOSX-OLD'.V50]*['PythonAOSX-OLD'.O50]" office:value-type="string" office:string-value="" calcext:value-type="error">
            <text:p>#DIV/0!</text:p>
          </table:table-cell>
          <table:table-cell table:style-name="ce20" table:formula="of:=['PythonAOSX-OLD'.V50]*['PythonAOSX-OLD'.P50]" office:value-type="string" office:string-value="" calcext:value-type="error">
            <text:p>#DIV/0!</text:p>
          </table:table-cell>
          <table:table-cell table:style-name="ce20" table:formula="of:=['PythonAOSX-OLD'.V50]*['PythonAOSX-OLD'.R50]" office:value-type="string" office:string-value="" calcext:value-type="error">
            <text:p>#DIV/0!</text:p>
          </table:table-cell>
          <table:table-cell table:style-name="ce30" table:formula="of:=['PythonAOSX-OLD'.Z37]+['PythonAOSX-OLD'.W50]" office:value-type="string" office:string-value="" calcext:value-type="error">
            <text:p>#DIV/0!</text:p>
          </table:table-cell>
          <table:table-cell table:style-name="ce31" table:formula="of:=COMBINEDMEAN(['PythonAOSX-OLD'.Z37]; ['PythonAOSX-OLD'.AA37]; ['PythonAOSX-OLD'.W50]; ['PythonAOSX-OLD'.X50])" office:value-type="string" office:string-value="" calcext:value-type="error">
            <text:p>#DIV/0!</text:p>
          </table:table-cell>
          <table:table-cell table:style-name="ce31" table:formula="of:=COMBINEDSTDDEV(['PythonAOSX-OLD'.Z37];['PythonAOSX-OLD'.AA37];['PythonAOSX-OLD'.AB37];['PythonAOSX-OLD'.W50];['PythonAOSX-OLD'.X50];['PythonAOSX-OLD'.Y50])" office:value-type="string" office:string-value="" calcext:value-type="error">
            <text:p>#DIV/0!</text:p>
          </table:table-cell>
          <table:table-cell table:style-name="ce28" table:formula="of:=['PythonAOSX-OLD'.AA50]/['PythonAOSX-OLD'.AB5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PythonAOSX-OLD'.K50]+1" office:value-type="float" office:value="51" calcext:value-type="float">
            <text:p>51</text:p>
          </table:table-cell>
          <table:table-cell/>
          <table:table-cell table:style-name="ce13" table:formula="of:=['PythonAOSX-OLD'.N51] - COM.MICROSOFT.FLOOR.PRECISE(['PythonAOSX-OLD'.N51] * 0.2)" office:value-type="float" office:value="0" calcext:value-type="float">
            <text:p>0</text:p>
          </table:table-cell>
          <table:table-cell table:style-name="ce13" table:formula="of:=INDIRECT(ADDRESS(['PythonAOSX-OLD'.$K51];2))" office:value-type="float" office:value="0" calcext:value-type="float">
            <text:p>0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PythonAOSX-OLD'.$K51];3))" office:value-type="float" office:value="0" calcext:value-type="float">
            <text:p>0.00</text:p>
          </table:table-cell>
          <table:table-cell table:style-name="ce23" table:formula="of:=['PythonAOSX-OLD'.P38]/['PythonAOSX-OLD'.P51]" office:value-type="string" office:string-value="" calcext:value-type="error">
            <text:p>#DIV/0!</text:p>
          </table:table-cell>
          <table:table-cell table:style-name="ce20" table:formula="of:=INDIRECT(ADDRESS(['PythonAOSX-OLD'.$K51];4))" office:value-type="float" office:value="0" calcext:value-type="float">
            <text:p>0.00</text:p>
          </table:table-cell>
          <table:table-cell table:style-name="ce20" table:formula="of:=INDIRECT(ADDRESS(['PythonAOSX-OLD'.$K51];5))" office:value-type="float" office:value="0" calcext:value-type="float">
            <text:p>0.00</text:p>
          </table:table-cell>
          <table:table-cell table:style-name="ce27" table:formula="of:=IF(['PythonAOSX-OLD'.S51]=0;&quot;&quot;;ABS(['PythonAOSX-OLD'.P51] - ['PythonAOSX-OLD'.S51]) / MAX(['PythonAOSX-OLD'.P51]; ['PythonAOSX-OLD'.S51]))">
            <text:p/>
          </table:table-cell>
          <table:table-cell table:style-name="ce28" table:formula="of:=['PythonAOSX-OLD'.P51]/['PythonAOSX-OLD'.R51]" office:value-type="string" office:string-value="" calcext:value-type="error">
            <text:p>#DIV/0!</text:p>
          </table:table-cell>
          <table:table-cell table:style-name="ce29" table:formula="of:=[.U51] &gt;= [CONFIG.$B$3]" office:value-type="string" office:string-value="" calcext:value-type="error">
            <text:p>#DIV/0!</text:p>
          </table:table-cell>
          <table:table-cell table:style-name="ce30" table:formula="of:=['PythonAOSX-OLD'.V51]*['PythonAOSX-OLD'.O51]" office:value-type="string" office:string-value="" calcext:value-type="error">
            <text:p>#DIV/0!</text:p>
          </table:table-cell>
          <table:table-cell table:style-name="ce20" table:formula="of:=['PythonAOSX-OLD'.V51]*['PythonAOSX-OLD'.P51]" office:value-type="string" office:string-value="" calcext:value-type="error">
            <text:p>#DIV/0!</text:p>
          </table:table-cell>
          <table:table-cell table:style-name="ce20" table:formula="of:=['PythonAOSX-OLD'.V51]*['PythonAOSX-OLD'.R51]" office:value-type="string" office:string-value="" calcext:value-type="error">
            <text:p>#DIV/0!</text:p>
          </table:table-cell>
          <table:table-cell table:style-name="ce30" table:formula="of:=['PythonAOSX-OLD'.Z38]+['PythonAOSX-OLD'.W51]" office:value-type="string" office:string-value="" calcext:value-type="error">
            <text:p>#DIV/0!</text:p>
          </table:table-cell>
          <table:table-cell table:style-name="ce31" table:formula="of:=COMBINEDMEAN(['PythonAOSX-OLD'.Z38]; ['PythonAOSX-OLD'.AA38]; ['PythonAOSX-OLD'.W51]; ['PythonAOSX-OLD'.X51])" office:value-type="string" office:string-value="" calcext:value-type="error">
            <text:p>#DIV/0!</text:p>
          </table:table-cell>
          <table:table-cell table:style-name="ce31" table:formula="of:=COMBINEDSTDDEV(['PythonAOSX-OLD'.Z38];['PythonAOSX-OLD'.AA38];['PythonAOSX-OLD'.AB38];['PythonAOSX-OLD'.W51];['PythonAOSX-OLD'.X51];['PythonAOSX-OLD'.Y51])" office:value-type="string" office:string-value="" calcext:value-type="error">
            <text:p>#DIV/0!</text:p>
          </table:table-cell>
          <table:table-cell table:style-name="ce28" table:formula="of:=['PythonAOSX-OLD'.AA51]/['PythonAOSX-OLD'.AB5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table:style-name="ce4"/>
          <table:table-cell table:number-columns-repeated="984"/>
        </table:table-row>
        <table:table-row table:style-name="ro1" table:number-rows-repeated="1048495">
          <table:table-cell table:number-columns-repeated="985"/>
        </table:table-row>
        <table:table-row table:style-name="ro1">
          <table:table-cell table:number-columns-repeated="985"/>
        </table:table-row>
      </table:table>
      <table:table table:name="CPPRAW_Copy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7"/>
        <table:table-column table:style-name="co46" table:default-cell-style-name="ce52"/>
        <table:table-column table:style-name="co21" table:default-cell-style-name="ce52"/>
        <table:table-column table:style-name="co47" table:default-cell-style-name="ce55"/>
        <table:table-column table:style-name="co21" table:default-cell-style-name="ce55"/>
        <table:table-column table:style-name="co48" table:default-cell-style-name="ce52"/>
        <table:table-column table:style-name="co21" table:default-cell-style-name="ce52"/>
        <table:table-column table:style-name="co21" table:default-cell-style-name="ce57"/>
        <table:table-column table:style-name="co49" table:default-cell-style-name="ce50"/>
        <table:table-column table:style-name="co21" table:default-cell-style-name="ce50"/>
        <table:table-column table:style-name="co50" table:default-cell-style-name="ce54"/>
        <table:table-column table:style-name="co21" table:default-cell-style-name="ce54"/>
        <table:table-column table:style-name="co51" table:default-cell-style-name="ce50"/>
        <table:table-column table:style-name="co21" table:default-cell-style-name="ce50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]); &quot;_&quot;; [CPPRAW_Copy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4" office:value-type="string" calcext:value-type="string">
            <text:p>n concrete</text:p>
          </table:table-cell>
          <table:table-cell table:style-name="ce48" office:value-type="string" calcext:value-type="string">
            <text:p>n</text:p>
          </table:table-cell>
          <table:table-cell table:style-name="ce49" table:formula="of:=INDIRECT(ADDRESS([CPPRAW_Copy.$I2];7))" office:value-type="string" office:string-value="mult_big_vector_do_nothing_hot_201_101" calcext:value-type="string">
            <text:p>mult_big_vector_do_nothing_hot_201_101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Copy.$I2]+1;7))" office:value-type="string" office:string-value="mult_big_vector_hot_201_101" calcext:value-type="string">
            <text:p>mult_big_vector_hot_201_101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Copy.$I2]+2;7))" office:value-type="string" office:string-value="mult_big_vector_no_out_hot_201_101" calcext:value-type="string">
            <text:p>mult_big_vector_no_out_hot_201_101</text:p>
          </table:table-cell>
          <table:table-cell table:style-name="ce49" office:value-type="string" calcext:value-type="string">
            <text:p>stddev</text:p>
          </table:table-cell>
          <table:table-cell/>
          <table:table-cell table:style-name="ce49" table:formula="of:=INDIRECT(ADDRESS([CPPRAW_Copy.$J2];7))" office:value-type="string" office:string-value="mult_big_vector_do_nothing_hot_64_32" calcext:value-type="string">
            <text:p>mult_big_vector_do_nothing_hot_64_32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Copy.$J2]+1;7))" office:value-type="string" office:string-value="mult_big_vector_hot_64_32" calcext:value-type="string">
            <text:p>mult_big_vector_hot_64_32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Copy.$J2]+2;7))" office:value-type="string" office:string-value="mult_big_vector_no_out_hot_64_32" calcext:value-type="string">
            <text:p>mult_big_vector_no_out_hot_64_32</text:p>
          </table:table-cell>
          <table:table-cell table:style-name="ce49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]); &quot;_&quot;; [CPPRAW_Copy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45" calcext:value-type="float">
            <text:p>45</text:p>
          </table:table-cell>
          <table:table-cell/>
          <table:table-cell table:style-name="ce15" table:formula="of:=[CPPRAW_Copy.M2] - COM.MICROSOFT.FLOOR.PRECISE([CPPRAW_Copy.M2] * 0.2)" office:value-type="float" office:value="13108" calcext:value-type="float">
            <text:p>13,108</text:p>
          </table:table-cell>
          <table:table-cell table:style-name="ce15" table:formula="of:=INDIRECT(ADDRESS([CPPRAW_Copy.$I2];2))" office:value-type="float" office:value="16384" calcext:value-type="float">
            <text:p>16,384</text:p>
          </table:table-cell>
          <table:table-cell table:style-name="ce50" table:formula="of:=INDIRECT(ADDRESS([CPPRAW_Copy.$I2];3))" office:value-type="float" office:value="43.29125" calcext:value-type="float">
            <text:p>43.29125</text:p>
          </table:table-cell>
          <table:table-cell table:style-name="ce50" table:formula="of:=INDIRECT(ADDRESS([CPPRAW_Copy.$I2];4))" office:value-type="float" office:value="129.060692122937" calcext:value-type="float">
            <text:p>129.0606921229</text:p>
          </table:table-cell>
          <table:table-cell table:style-name="ce54" table:formula="of:=INDIRECT(ADDRESS([CPPRAW_Copy.$I2]+1;3))" office:value-type="float" office:value="1336416.4125" calcext:value-type="float">
            <text:p>1336416.4125</text:p>
          </table:table-cell>
          <table:table-cell table:style-name="ce54" table:formula="of:=INDIRECT(ADDRESS([CPPRAW_Copy.$I2]+1;4))" office:value-type="float" office:value="76953.2366721845" calcext:value-type="float">
            <text:p>76953.2366721845</text:p>
          </table:table-cell>
          <table:table-cell table:style-name="ce50" table:formula="of:=INDIRECT(ADDRESS([CPPRAW_Copy.$I2]+2;3))" office:value-type="float" office:value="888481.72625" calcext:value-type="float">
            <text:p>888481.72625</text:p>
          </table:table-cell>
          <table:table-cell table:style-name="ce50" table:formula="of:=INDIRECT(ADDRESS([CPPRAW_Copy.$I2]+2;4))" office:value-type="float" office:value="81577.0692192317" calcext:value-type="float">
            <text:p>81577.0692192317</text:p>
          </table:table-cell>
          <table:table-cell/>
          <table:table-cell table:formula="of:=INDIRECT(ADDRESS([CPPRAW_Copy.$J2];3))" office:value-type="float" office:value="37.95375" calcext:value-type="float">
            <text:p>37.95375</text:p>
          </table:table-cell>
          <table:table-cell table:formula="of:=INDIRECT(ADDRESS([CPPRAW_Copy.$J2];4))" office:value-type="float" office:value="121.691763145496" calcext:value-type="float">
            <text:p>121.6917631455</text:p>
          </table:table-cell>
          <table:table-cell table:formula="of:=INDIRECT(ADDRESS([CPPRAW_Copy.$J2]+1;3))" office:value-type="float" office:value="33867.525" calcext:value-type="float">
            <text:p>33867.525</text:p>
          </table:table-cell>
          <table:table-cell table:formula="of:=INDIRECT(ADDRESS([CPPRAW_Copy.$J2]+1;4))" office:value-type="float" office:value="6133.25943001923" calcext:value-type="float">
            <text:p>6133.2594300192</text:p>
          </table:table-cell>
          <table:table-cell table:formula="of:=INDIRECT(ADDRESS([CPPRAW_Copy.$J2]+2;3))" office:value-type="float" office:value="108536.25875" calcext:value-type="float">
            <text:p>108536.25875</text:p>
          </table:table-cell>
          <table:table-cell table:formula="of:=INDIRECT(ADDRESS([CPPRAW_Copy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]); &quot;_&quot;; [CPPRAW_Copy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2]+4" office:value-type="float" office:value="5" calcext:value-type="float">
            <text:p>5</text:p>
          </table:table-cell>
          <table:table-cell table:formula="of:=[CPPRAW_Copy.J2]+4" office:value-type="float" office:value="49" calcext:value-type="float">
            <text:p>49</text:p>
          </table:table-cell>
          <table:table-cell/>
          <table:table-cell table:style-name="ce15" table:formula="of:=[CPPRAW_Copy.M3] - COM.MICROSOFT.FLOOR.PRECISE([CPPRAW_Copy.M3] * 0.2)" office:value-type="float" office:value="26215" calcext:value-type="float">
            <text:p>26,215</text:p>
          </table:table-cell>
          <table:table-cell table:style-name="ce15" table:formula="of:=INDIRECT(ADDRESS([CPPRAW_Copy.$I3];2))" office:value-type="float" office:value="32768" calcext:value-type="float">
            <text:p>32,768</text:p>
          </table:table-cell>
          <table:table-cell table:style-name="ce50" table:formula="of:=INDIRECT(ADDRESS([CPPRAW_Copy.$I3];3))" office:value-type="float" office:value="37.9525" calcext:value-type="float">
            <text:p>37.9525</text:p>
          </table:table-cell>
          <table:table-cell table:style-name="ce50" table:formula="of:=INDIRECT(ADDRESS([CPPRAW_Copy.$I3];4))" office:value-type="float" office:value="121.687756703024" calcext:value-type="float">
            <text:p>121.687756703</text:p>
          </table:table-cell>
          <table:table-cell table:style-name="ce54" table:formula="of:=INDIRECT(ADDRESS([CPPRAW_Copy.$I3]+1;3))" office:value-type="float" office:value="2710618.69" calcext:value-type="float">
            <text:p>2710618.69</text:p>
          </table:table-cell>
          <table:table-cell table:style-name="ce54" table:formula="of:=INDIRECT(ADDRESS([CPPRAW_Copy.$I3]+1;4))" office:value-type="float" office:value="250169.568271268" calcext:value-type="float">
            <text:p>250169.568271268</text:p>
          </table:table-cell>
          <table:table-cell table:style-name="ce50" table:formula="of:=INDIRECT(ADDRESS([CPPRAW_Copy.$I3]+2;3))" office:value-type="float" office:value="1814413.02625" calcext:value-type="float">
            <text:p>1814413.02625</text:p>
          </table:table-cell>
          <table:table-cell table:style-name="ce50" table:formula="of:=INDIRECT(ADDRESS([CPPRAW_Copy.$I3]+2;4))" office:value-type="float" office:value="105093.824503245" calcext:value-type="float">
            <text:p>105093.824503245</text:p>
          </table:table-cell>
          <table:table-cell/>
          <table:table-cell table:formula="of:=INDIRECT(ADDRESS([CPPRAW_Copy.$J3];3))" office:value-type="float" office:value="34.21125" calcext:value-type="float">
            <text:p>34.21125</text:p>
          </table:table-cell>
          <table:table-cell table:formula="of:=INDIRECT(ADDRESS([CPPRAW_Copy.$J3];4))" office:value-type="float" office:value="116.088650788911" calcext:value-type="float">
            <text:p>116.0886507889</text:p>
          </table:table-cell>
          <table:table-cell table:formula="of:=INDIRECT(ADDRESS([CPPRAW_Copy.$J3]+1;3))" office:value-type="float" office:value="72647.59875" calcext:value-type="float">
            <text:p>72647.59875</text:p>
          </table:table-cell>
          <table:table-cell table:formula="of:=INDIRECT(ADDRESS([CPPRAW_Copy.$J3]+1;4))" office:value-type="float" office:value="8732.63122205007" calcext:value-type="float">
            <text:p>8732.6312220501</text:p>
          </table:table-cell>
          <table:table-cell table:formula="of:=INDIRECT(ADDRESS([CPPRAW_Copy.$J3]+2;3))" office:value-type="float" office:value="220747.1125" calcext:value-type="float">
            <text:p>220747.1125</text:p>
          </table:table-cell>
          <table:table-cell table:formula="of:=INDIRECT(ADDRESS([CPPRAW_Copy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3]+4" office:value-type="float" office:value="9" calcext:value-type="float">
            <text:p>9</text:p>
          </table:table-cell>
          <table:table-cell table:formula="of:=[CPPRAW_Copy.J3]+4" office:value-type="float" office:value="53" calcext:value-type="float">
            <text:p>53</text:p>
          </table:table-cell>
          <table:table-cell/>
          <table:table-cell table:style-name="ce15" table:formula="of:=[CPPRAW_Copy.M4] - COM.MICROSOFT.FLOOR.PRECISE([CPPRAW_Copy.M4] * 0.2)" office:value-type="float" office:value="52429" calcext:value-type="float">
            <text:p>52,429</text:p>
          </table:table-cell>
          <table:table-cell table:style-name="ce15" table:formula="of:=INDIRECT(ADDRESS([CPPRAW_Copy.$I4];2))" office:value-type="float" office:value="65536" calcext:value-type="float">
            <text:p>65,536</text:p>
          </table:table-cell>
          <table:table-cell table:style-name="ce50" table:formula="of:=INDIRECT(ADDRESS([CPPRAW_Copy.$I4];3))" office:value-type="float" office:value="39.01875" calcext:value-type="float">
            <text:p>39.01875</text:p>
          </table:table-cell>
          <table:table-cell table:style-name="ce50" table:formula="of:=INDIRECT(ADDRESS([CPPRAW_Copy.$I4];4))" office:value-type="float" office:value="123.211443149941" calcext:value-type="float">
            <text:p>123.2114431499</text:p>
          </table:table-cell>
          <table:table-cell table:style-name="ce54" table:formula="of:=INDIRECT(ADDRESS([CPPRAW_Copy.$I4]+1;3))" office:value-type="float" office:value="5413945.9125" calcext:value-type="float">
            <text:p>5413945.9125</text:p>
          </table:table-cell>
          <table:table-cell table:style-name="ce54" table:formula="of:=INDIRECT(ADDRESS([CPPRAW_Copy.$I4]+1;4))" office:value-type="float" office:value="250258.123414703" calcext:value-type="float">
            <text:p>250258.123414703</text:p>
          </table:table-cell>
          <table:table-cell table:style-name="ce50" table:formula="of:=INDIRECT(ADDRESS([CPPRAW_Copy.$I4]+2;3))" office:value-type="float" office:value="3691371.3975" calcext:value-type="float">
            <text:p>3691371.3975</text:p>
          </table:table-cell>
          <table:table-cell table:style-name="ce50" table:formula="of:=INDIRECT(ADDRESS([CPPRAW_Copy.$I4]+2;4))" office:value-type="float" office:value="337045.365355517" calcext:value-type="float">
            <text:p>337045.365355517</text:p>
          </table:table-cell>
          <table:table-cell/>
          <table:table-cell table:formula="of:=INDIRECT(ADDRESS([CPPRAW_Copy.$J4];3))" office:value-type="float" office:value="33.68125" calcext:value-type="float">
            <text:p>33.68125</text:p>
          </table:table-cell>
          <table:table-cell table:formula="of:=INDIRECT(ADDRESS([CPPRAW_Copy.$J4];4))" office:value-type="float" office:value="115.271924896196" calcext:value-type="float">
            <text:p>115.2719248962</text:p>
          </table:table-cell>
          <table:table-cell table:formula="of:=INDIRECT(ADDRESS([CPPRAW_Copy.$J4]+1;3))" office:value-type="float" office:value="141238.91375" calcext:value-type="float">
            <text:p>141238.91375</text:p>
          </table:table-cell>
          <table:table-cell table:formula="of:=INDIRECT(ADDRESS([CPPRAW_Copy.$J4]+1;4))" office:value-type="float" office:value="22302.8773204775" calcext:value-type="float">
            <text:p>22302.8773204775</text:p>
          </table:table-cell>
          <table:table-cell table:formula="of:=INDIRECT(ADDRESS([CPPRAW_Copy.$J4]+2;3))" office:value-type="float" office:value="446162.6225" calcext:value-type="float">
            <text:p>446162.6225</text:p>
          </table:table-cell>
          <table:table-cell table:formula="of:=INDIRECT(ADDRESS([CPPRAW_Copy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5]); &quot;_&quot;; [CPPRAW_Copy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4]+4" office:value-type="float" office:value="13" calcext:value-type="float">
            <text:p>13</text:p>
          </table:table-cell>
          <table:table-cell table:formula="of:=[CPPRAW_Copy.J4]+4" office:value-type="float" office:value="57" calcext:value-type="float">
            <text:p>57</text:p>
          </table:table-cell>
          <table:table-cell/>
          <table:table-cell table:style-name="ce15" table:formula="of:=[CPPRAW_Copy.M5] - COM.MICROSOFT.FLOOR.PRECISE([CPPRAW_Copy.M5] * 0.2)" office:value-type="float" office:value="104858" calcext:value-type="float">
            <text:p>104,858</text:p>
          </table:table-cell>
          <table:table-cell table:style-name="ce15" table:formula="of:=INDIRECT(ADDRESS([CPPRAW_Copy.$I5];2))" office:value-type="float" office:value="131072" calcext:value-type="float">
            <text:p>131,072</text:p>
          </table:table-cell>
          <table:table-cell table:style-name="ce50" table:formula="of:=INDIRECT(ADDRESS([CPPRAW_Copy.$I5];3))" office:value-type="float" office:value="34.21125" calcext:value-type="float">
            <text:p>34.21125</text:p>
          </table:table-cell>
          <table:table-cell table:style-name="ce50" table:formula="of:=INDIRECT(ADDRESS([CPPRAW_Copy.$I5];4))" office:value-type="float" office:value="116.088650788911" calcext:value-type="float">
            <text:p>116.0886507889</text:p>
          </table:table-cell>
          <table:table-cell table:style-name="ce54" table:formula="of:=INDIRECT(ADDRESS([CPPRAW_Copy.$I5]+1;3))" office:value-type="float" office:value="10891407.41125" calcext:value-type="float">
            <text:p>10891407.41125</text:p>
          </table:table-cell>
          <table:table-cell table:style-name="ce54" table:formula="of:=INDIRECT(ADDRESS([CPPRAW_Copy.$I5]+1;4))" office:value-type="float" office:value="846660.119586001" calcext:value-type="float">
            <text:p>846660.119586001</text:p>
          </table:table-cell>
          <table:table-cell table:style-name="ce50" table:formula="of:=INDIRECT(ADDRESS([CPPRAW_Copy.$I5]+2;3))" office:value-type="float" office:value="7279390.7925" calcext:value-type="float">
            <text:p>7279390.7925</text:p>
          </table:table-cell>
          <table:table-cell table:style-name="ce50" table:formula="of:=INDIRECT(ADDRESS([CPPRAW_Copy.$I5]+2;4))" office:value-type="float" office:value="447008.775554609" calcext:value-type="float">
            <text:p>447008.775554609</text:p>
          </table:table-cell>
          <table:table-cell/>
          <table:table-cell table:formula="of:=INDIRECT(ADDRESS([CPPRAW_Copy.$J5];3))" office:value-type="float" office:value="35.2825" calcext:value-type="float">
            <text:p>35.2825</text:p>
          </table:table-cell>
          <table:table-cell table:formula="of:=INDIRECT(ADDRESS([CPPRAW_Copy.$J5];4))" office:value-type="float" office:value="117.735465104739" calcext:value-type="float">
            <text:p>117.7354651047</text:p>
          </table:table-cell>
          <table:table-cell table:formula="of:=INDIRECT(ADDRESS([CPPRAW_Copy.$J5]+1;3))" office:value-type="float" office:value="282129.26125" calcext:value-type="float">
            <text:p>282129.26125</text:p>
          </table:table-cell>
          <table:table-cell table:formula="of:=INDIRECT(ADDRESS([CPPRAW_Copy.$J5]+1;4))" office:value-type="float" office:value="34427.5661729993" calcext:value-type="float">
            <text:p>34427.5661729993</text:p>
          </table:table-cell>
          <table:table-cell table:formula="of:=INDIRECT(ADDRESS([CPPRAW_Copy.$J5]+2;3))" office:value-type="float" office:value="887890.47" calcext:value-type="float">
            <text:p>887890.47</text:p>
          </table:table-cell>
          <table:table-cell table:formula="of:=INDIRECT(ADDRESS([CPPRAW_Copy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6]); &quot;_&quot;; [CPPRAW_Copy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5]+4" office:value-type="float" office:value="17" calcext:value-type="float">
            <text:p>17</text:p>
          </table:table-cell>
          <table:table-cell table:formula="of:=[CPPRAW_Copy.J5]+4" office:value-type="float" office:value="61" calcext:value-type="float">
            <text:p>61</text:p>
          </table:table-cell>
          <table:table-cell/>
          <table:table-cell table:style-name="ce15" table:formula="of:=[CPPRAW_Copy.M6] - COM.MICROSOFT.FLOOR.PRECISE([CPPRAW_Copy.M6] * 0.2)" office:value-type="float" office:value="209716" calcext:value-type="float">
            <text:p>209,716</text:p>
          </table:table-cell>
          <table:table-cell table:style-name="ce15" table:formula="of:=INDIRECT(ADDRESS([CPPRAW_Copy.$I6];2))" office:value-type="float" office:value="262144" calcext:value-type="float">
            <text:p>262,144</text:p>
          </table:table-cell>
          <table:table-cell table:style-name="ce50" table:formula="of:=INDIRECT(ADDRESS([CPPRAW_Copy.$I6];3))" office:value-type="float" office:value="41.6975" calcext:value-type="float">
            <text:p>41.6975</text:p>
          </table:table-cell>
          <table:table-cell table:style-name="ce50" table:formula="of:=INDIRECT(ADDRESS([CPPRAW_Copy.$I6];4))" office:value-type="float" office:value="126.941378737568" calcext:value-type="float">
            <text:p>126.9413787376</text:p>
          </table:table-cell>
          <table:table-cell table:style-name="ce54" table:formula="of:=INDIRECT(ADDRESS([CPPRAW_Copy.$I6]+1;3))" office:value-type="float" office:value="22792191.405" calcext:value-type="float">
            <text:p>22792191.405</text:p>
          </table:table-cell>
          <table:table-cell table:style-name="ce54" table:formula="of:=INDIRECT(ADDRESS([CPPRAW_Copy.$I6]+1;4))" office:value-type="float" office:value="5147349.60314102" calcext:value-type="float">
            <text:p>5147349.60314102</text:p>
          </table:table-cell>
          <table:table-cell table:style-name="ce50" table:formula="of:=INDIRECT(ADDRESS([CPPRAW_Copy.$I6]+2;3))" office:value-type="float" office:value="14869092.12625" calcext:value-type="float">
            <text:p>14869092.12625</text:p>
          </table:table-cell>
          <table:table-cell table:style-name="ce50" table:formula="of:=INDIRECT(ADDRESS([CPPRAW_Copy.$I6]+2;4))" office:value-type="float" office:value="1944745.67405304" calcext:value-type="float">
            <text:p>1944745.67405304</text:p>
          </table:table-cell>
          <table:table-cell/>
          <table:table-cell table:formula="of:=INDIRECT(ADDRESS([CPPRAW_Copy.$J6];3))" office:value-type="float" office:value="36.355" calcext:value-type="float">
            <text:p>36.355</text:p>
          </table:table-cell>
          <table:table-cell table:formula="of:=INDIRECT(ADDRESS([CPPRAW_Copy.$J6];4))" office:value-type="float" office:value="119.354035152289" calcext:value-type="float">
            <text:p>119.3540351523</text:p>
          </table:table-cell>
          <table:table-cell table:formula="of:=INDIRECT(ADDRESS([CPPRAW_Copy.$J6]+1;3))" office:value-type="float" office:value="568953.6375" calcext:value-type="float">
            <text:p>568953.6375</text:p>
          </table:table-cell>
          <table:table-cell table:formula="of:=INDIRECT(ADDRESS([CPPRAW_Copy.$J6]+1;4))" office:value-type="float" office:value="61869.6740672286" calcext:value-type="float">
            <text:p>61869.6740672286</text:p>
          </table:table-cell>
          <table:table-cell table:formula="of:=INDIRECT(ADDRESS([CPPRAW_Copy.$J6]+2;3))" office:value-type="float" office:value="1797822.21875" calcext:value-type="float">
            <text:p>1797822.21875</text:p>
          </table:table-cell>
          <table:table-cell table:formula="of:=INDIRECT(ADDRESS([CPPRAW_Copy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7]); &quot;_&quot;; [CPPRAW_Copy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6]+4" office:value-type="float" office:value="21" calcext:value-type="float">
            <text:p>21</text:p>
          </table:table-cell>
          <table:table-cell table:formula="of:=[CPPRAW_Copy.J6]+4" office:value-type="float" office:value="65" calcext:value-type="float">
            <text:p>65</text:p>
          </table:table-cell>
          <table:table-cell/>
          <table:table-cell table:style-name="ce15" table:formula="of:=[CPPRAW_Copy.M7] - COM.MICROSOFT.FLOOR.PRECISE([CPPRAW_Copy.M7] * 0.2)" office:value-type="float" office:value="419431" calcext:value-type="float">
            <text:p>419,431</text:p>
          </table:table-cell>
          <table:table-cell table:style-name="ce15" table:formula="of:=INDIRECT(ADDRESS([CPPRAW_Copy.$I7];2))" office:value-type="float" office:value="524288" calcext:value-type="float">
            <text:p>524,288</text:p>
          </table:table-cell>
          <table:table-cell table:style-name="ce50" table:formula="of:=INDIRECT(ADDRESS([CPPRAW_Copy.$I7];3))" office:value-type="float" office:value="37.955" calcext:value-type="float">
            <text:p>37.955</text:p>
          </table:table-cell>
          <table:table-cell table:style-name="ce50" table:formula="of:=INDIRECT(ADDRESS([CPPRAW_Copy.$I7];4))" office:value-type="float" office:value="121.695769443213" calcext:value-type="float">
            <text:p>121.6957694432</text:p>
          </table:table-cell>
          <table:table-cell table:style-name="ce54" table:formula="of:=INDIRECT(ADDRESS([CPPRAW_Copy.$I7]+1;3))" office:value-type="float" office:value="44253167.73875" calcext:value-type="float">
            <text:p>44253167.73875</text:p>
          </table:table-cell>
          <table:table-cell table:style-name="ce54" table:formula="of:=INDIRECT(ADDRESS([CPPRAW_Copy.$I7]+1;4))" office:value-type="float" office:value="3930501.53623287" calcext:value-type="float">
            <text:p>3930501.53623287</text:p>
          </table:table-cell>
          <table:table-cell table:style-name="ce50" table:formula="of:=INDIRECT(ADDRESS([CPPRAW_Copy.$I7]+2;3))" office:value-type="float" office:value="29666928.66625" calcext:value-type="float">
            <text:p>29666928.66625</text:p>
          </table:table-cell>
          <table:table-cell table:style-name="ce50" table:formula="of:=INDIRECT(ADDRESS([CPPRAW_Copy.$I7]+2;4))" office:value-type="float" office:value="2885868.0448178" calcext:value-type="float">
            <text:p>2885868.0448178</text:p>
          </table:table-cell>
          <table:table-cell/>
          <table:table-cell table:formula="of:=INDIRECT(ADDRESS([CPPRAW_Copy.$J7];3))" office:value-type="float" office:value="35.81875" calcext:value-type="float">
            <text:p>35.81875</text:p>
          </table:table-cell>
          <table:table-cell table:formula="of:=INDIRECT(ADDRESS([CPPRAW_Copy.$J7];4))" office:value-type="float" office:value="118.548726898474" calcext:value-type="float">
            <text:p>118.5487268985</text:p>
          </table:table-cell>
          <table:table-cell table:formula="of:=INDIRECT(ADDRESS([CPPRAW_Copy.$J7]+1;3))" office:value-type="float" office:value="1161369.93875" calcext:value-type="float">
            <text:p>1161369.93875</text:p>
          </table:table-cell>
          <table:table-cell table:formula="of:=INDIRECT(ADDRESS([CPPRAW_Copy.$J7]+1;4))" office:value-type="float" office:value="85527.1577765751" calcext:value-type="float">
            <text:p>85527.1577765751</text:p>
          </table:table-cell>
          <table:table-cell table:formula="of:=INDIRECT(ADDRESS([CPPRAW_Copy.$J7]+2;3))" office:value-type="float" office:value="3692337.9" calcext:value-type="float">
            <text:p>3692337.9</text:p>
          </table:table-cell>
          <table:table-cell table:formula="of:=INDIRECT(ADDRESS([CPPRAW_Copy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7]+4" office:value-type="float" office:value="25" calcext:value-type="float">
            <text:p>25</text:p>
          </table:table-cell>
          <table:table-cell table:formula="of:=[CPPRAW_Copy.J7]+4" office:value-type="float" office:value="69" calcext:value-type="float">
            <text:p>69</text:p>
          </table:table-cell>
          <table:table-cell/>
          <table:table-cell table:style-name="ce15" table:formula="of:=[CPPRAW_Copy.M8] - COM.MICROSOFT.FLOOR.PRECISE([CPPRAW_Copy.M8] * 0.2)" office:value-type="float" office:value="838861" calcext:value-type="float">
            <text:p>838,861</text:p>
          </table:table-cell>
          <table:table-cell table:style-name="ce15" table:formula="of:=INDIRECT(ADDRESS([CPPRAW_Copy.$I8];2))" office:value-type="float" office:value="1048576" calcext:value-type="float">
            <text:p>1,048,576</text:p>
          </table:table-cell>
          <table:table-cell table:style-name="ce50" table:formula="of:=INDIRECT(ADDRESS([CPPRAW_Copy.$I8];3))" office:value-type="float" office:value="37.42" calcext:value-type="float">
            <text:p>37.42</text:p>
          </table:table-cell>
          <table:table-cell table:style-name="ce50" table:formula="of:=INDIRECT(ADDRESS([CPPRAW_Copy.$I8];4))" office:value-type="float" office:value="120.917202300853" calcext:value-type="float">
            <text:p>120.9172023009</text:p>
          </table:table-cell>
          <table:table-cell table:style-name="ce54" table:formula="of:=INDIRECT(ADDRESS([CPPRAW_Copy.$I8]+1;3))" office:value-type="float" office:value="87975043.09125" calcext:value-type="float">
            <text:p>87975043.09125</text:p>
          </table:table-cell>
          <table:table-cell table:style-name="ce54" table:formula="of:=INDIRECT(ADDRESS([CPPRAW_Copy.$I8]+1;4))" office:value-type="float" office:value="6012072.15524391" calcext:value-type="float">
            <text:p>6012072.15524391</text:p>
          </table:table-cell>
          <table:table-cell table:style-name="ce50" table:formula="of:=INDIRECT(ADDRESS([CPPRAW_Copy.$I8]+2;3))" office:value-type="float" office:value="58338393.36625" calcext:value-type="float">
            <text:p>58338393.36625</text:p>
          </table:table-cell>
          <table:table-cell table:style-name="ce50" table:formula="of:=INDIRECT(ADDRESS([CPPRAW_Copy.$I8]+2;4))" office:value-type="float" office:value="2809697.08223053" calcext:value-type="float">
            <text:p>2809697.08223053</text:p>
          </table:table-cell>
          <table:table-cell/>
          <table:table-cell table:formula="of:=INDIRECT(ADDRESS([CPPRAW_Copy.$J8];3))" office:value-type="float" office:value="33.6775" calcext:value-type="float">
            <text:p>33.6775</text:p>
          </table:table-cell>
          <table:table-cell table:formula="of:=INDIRECT(ADDRESS([CPPRAW_Copy.$J8];4))" office:value-type="float" office:value="115.259096464866" calcext:value-type="float">
            <text:p>115.2590964649</text:p>
          </table:table-cell>
          <table:table-cell table:formula="of:=INDIRECT(ADDRESS([CPPRAW_Copy.$J8]+1;3))" office:value-type="float" office:value="2381996.05625" calcext:value-type="float">
            <text:p>2381996.05625</text:p>
          </table:table-cell>
          <table:table-cell table:formula="of:=INDIRECT(ADDRESS([CPPRAW_Copy.$J8]+1;4))" office:value-type="float" office:value="112381.834024917" calcext:value-type="float">
            <text:p>112381.834024917</text:p>
          </table:table-cell>
          <table:table-cell table:formula="of:=INDIRECT(ADDRESS([CPPRAW_Copy.$J8]+2;3))" office:value-type="float" office:value="7303713.5725" calcext:value-type="float">
            <text:p>7303713.5725</text:p>
          </table:table-cell>
          <table:table-cell table:formula="of:=INDIRECT(ADDRESS([CPPRAW_Copy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9]); &quot;_&quot;; [CPPRAW_Copy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8]+4" office:value-type="float" office:value="29" calcext:value-type="float">
            <text:p>29</text:p>
          </table:table-cell>
          <table:table-cell table:formula="of:=[CPPRAW_Copy.J8]+4" office:value-type="float" office:value="73" calcext:value-type="float">
            <text:p>73</text:p>
          </table:table-cell>
          <table:table-cell/>
          <table:table-cell table:style-name="ce15" table:formula="of:=[CPPRAW_Copy.M9] - COM.MICROSOFT.FLOOR.PRECISE([CPPRAW_Copy.M9] * 0.2)" office:value-type="float" office:value="1677722" calcext:value-type="float">
            <text:p>1,677,722</text:p>
          </table:table-cell>
          <table:table-cell table:style-name="ce15" table:formula="of:=INDIRECT(ADDRESS([CPPRAW_Copy.$I9];2))" office:value-type="float" office:value="2097152" calcext:value-type="float">
            <text:p>2,097,152</text:p>
          </table:table-cell>
          <table:table-cell table:style-name="ce50" table:formula="of:=INDIRECT(ADDRESS([CPPRAW_Copy.$I9];3))" office:value-type="float" office:value="35.81625" calcext:value-type="float">
            <text:p>35.81625</text:p>
          </table:table-cell>
          <table:table-cell table:style-name="ce50" table:formula="of:=INDIRECT(ADDRESS([CPPRAW_Copy.$I9];4))" office:value-type="float" office:value="118.540456324706" calcext:value-type="float">
            <text:p>118.5404563247</text:p>
          </table:table-cell>
          <table:table-cell table:style-name="ce54" table:formula="of:=INDIRECT(ADDRESS([CPPRAW_Copy.$I9]+1;3))" office:value-type="float" office:value="174533188.14" calcext:value-type="float">
            <text:p>174533188.14</text:p>
          </table:table-cell>
          <table:table-cell table:style-name="ce54" table:formula="of:=INDIRECT(ADDRESS([CPPRAW_Copy.$I9]+1;4))" office:value-type="float" office:value="6747557.431363" calcext:value-type="float">
            <text:p>6747557.431363</text:p>
          </table:table-cell>
          <table:table-cell table:style-name="ce50" table:formula="of:=INDIRECT(ADDRESS([CPPRAW_Copy.$I9]+2;3))" office:value-type="float" office:value="116865336.915" calcext:value-type="float">
            <text:p>116865336.915</text:p>
          </table:table-cell>
          <table:table-cell table:style-name="ce50" table:formula="of:=INDIRECT(ADDRESS([CPPRAW_Copy.$I9]+2;4))" office:value-type="float" office:value="4819028.23214092" calcext:value-type="float">
            <text:p>4819028.23214092</text:p>
          </table:table-cell>
          <table:table-cell/>
          <table:table-cell table:formula="of:=INDIRECT(ADDRESS([CPPRAW_Copy.$J9];3))" office:value-type="float" office:value="34.7475" calcext:value-type="float">
            <text:p>34.7475</text:p>
          </table:table-cell>
          <table:table-cell table:formula="of:=INDIRECT(ADDRESS([CPPRAW_Copy.$J9];4))" office:value-type="float" office:value="116.918288139095" calcext:value-type="float">
            <text:p>116.9182881391</text:p>
          </table:table-cell>
          <table:table-cell table:formula="of:=INDIRECT(ADDRESS([CPPRAW_Copy.$J9]+1;3))" office:value-type="float" office:value="4849319.5825" calcext:value-type="float">
            <text:p>4849319.5825</text:p>
          </table:table-cell>
          <table:table-cell table:formula="of:=INDIRECT(ADDRESS([CPPRAW_Copy.$J9]+1;4))" office:value-type="float" office:value="314296.759148957" calcext:value-type="float">
            <text:p>314296.759148957</text:p>
          </table:table-cell>
          <table:table-cell table:formula="of:=INDIRECT(ADDRESS([CPPRAW_Copy.$J9]+2;3))" office:value-type="float" office:value="14664224.34875" calcext:value-type="float">
            <text:p>14664224.34875</text:p>
          </table:table-cell>
          <table:table-cell table:formula="of:=INDIRECT(ADDRESS([CPPRAW_Copy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0]); &quot;_&quot;; [CPPRAW_Copy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9]+4" office:value-type="float" office:value="33" calcext:value-type="float">
            <text:p>33</text:p>
          </table:table-cell>
          <table:table-cell table:formula="of:=[CPPRAW_Copy.J9]+4" office:value-type="float" office:value="77" calcext:value-type="float">
            <text:p>77</text:p>
          </table:table-cell>
          <table:table-cell/>
          <table:table-cell table:style-name="ce15" table:formula="of:=[CPPRAW_Copy.M10] - COM.MICROSOFT.FLOOR.PRECISE([CPPRAW_Copy.M10] * 0.2)" office:value-type="float" office:value="3355444" calcext:value-type="float">
            <text:p>3,355,444</text:p>
          </table:table-cell>
          <table:table-cell table:style-name="ce15" table:formula="of:=INDIRECT(ADDRESS([CPPRAW_Copy.$I10];2))" office:value-type="float" office:value="4194304" calcext:value-type="float">
            <text:p>4,194,304</text:p>
          </table:table-cell>
          <table:table-cell table:style-name="ce50" table:formula="of:=INDIRECT(ADDRESS([CPPRAW_Copy.$I10];3))" office:value-type="float" office:value="36.885" calcext:value-type="float">
            <text:p>36.885</text:p>
          </table:table-cell>
          <table:table-cell table:style-name="ce50" table:formula="of:=INDIRECT(ADDRESS([CPPRAW_Copy.$I10];4))" office:value-type="float" office:value="120.131203930108" calcext:value-type="float">
            <text:p>120.1312039301</text:p>
          </table:table-cell>
          <table:table-cell table:style-name="ce54" table:formula="of:=INDIRECT(ADDRESS([CPPRAW_Copy.$I10]+1;3))" office:value-type="float" office:value="345400586.015" calcext:value-type="float">
            <text:p>345400586.015</text:p>
          </table:table-cell>
          <table:table-cell table:style-name="ce54" table:formula="of:=INDIRECT(ADDRESS([CPPRAW_Copy.$I10]+1;4))" office:value-type="float" office:value="8188701.4022785" calcext:value-type="float">
            <text:p>8188701.4022785</text:p>
          </table:table-cell>
          <table:table-cell table:style-name="ce50" table:formula="of:=INDIRECT(ADDRESS([CPPRAW_Copy.$I10]+2;3))" office:value-type="float" office:value="236849422.29125" calcext:value-type="float">
            <text:p>236849422.29125</text:p>
          </table:table-cell>
          <table:table-cell table:style-name="ce50" table:formula="of:=INDIRECT(ADDRESS([CPPRAW_Copy.$I10]+2;4))" office:value-type="float" office:value="6364402.99384647" calcext:value-type="float">
            <text:p>6364402.99384647</text:p>
          </table:table-cell>
          <table:table-cell/>
          <table:table-cell table:formula="of:=INDIRECT(ADDRESS([CPPRAW_Copy.$J10];3))" office:value-type="float" office:value="33.67625" calcext:value-type="float">
            <text:p>33.67625</text:p>
          </table:table-cell>
          <table:table-cell table:formula="of:=INDIRECT(ADDRESS([CPPRAW_Copy.$J10];4))" office:value-type="float" office:value="115.254819976639" calcext:value-type="float">
            <text:p>115.2548199766</text:p>
          </table:table-cell>
          <table:table-cell table:formula="of:=INDIRECT(ADDRESS([CPPRAW_Copy.$J10]+1;3))" office:value-type="float" office:value="9532469.1375" calcext:value-type="float">
            <text:p>9532469.1375</text:p>
          </table:table-cell>
          <table:table-cell table:formula="of:=INDIRECT(ADDRESS([CPPRAW_Copy.$J10]+1;4))" office:value-type="float" office:value="373640.132974092" calcext:value-type="float">
            <text:p>373640.132974092</text:p>
          </table:table-cell>
          <table:table-cell table:formula="of:=INDIRECT(ADDRESS([CPPRAW_Copy.$J10]+2;3))" office:value-type="float" office:value="29356886.4925" calcext:value-type="float">
            <text:p>29356886.4925</text:p>
          </table:table-cell>
          <table:table-cell table:formula="of:=INDIRECT(ADDRESS([CPPRAW_Copy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1]); &quot;_&quot;; [CPPRAW_Copy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10]+4" office:value-type="float" office:value="37" calcext:value-type="float">
            <text:p>37</text:p>
          </table:table-cell>
          <table:table-cell table:formula="of:=[CPPRAW_Copy.J10]+4" office:value-type="float" office:value="81" calcext:value-type="float">
            <text:p>81</text:p>
          </table:table-cell>
          <table:table-cell/>
          <table:table-cell table:style-name="ce15" table:formula="of:=[CPPRAW_Copy.M11] - COM.MICROSOFT.FLOOR.PRECISE([CPPRAW_Copy.M11] * 0.2)" office:value-type="float" office:value="6710887" calcext:value-type="float">
            <text:p>6,710,887</text:p>
          </table:table-cell>
          <table:table-cell table:style-name="ce15" table:formula="of:=INDIRECT(ADDRESS([CPPRAW_Copy.$I11];2))" office:value-type="float" office:value="8388608" calcext:value-type="float">
            <text:p>8,388,608</text:p>
          </table:table-cell>
          <table:table-cell table:style-name="ce50" table:formula="of:=INDIRECT(ADDRESS([CPPRAW_Copy.$I11];3))" office:value-type="float" office:value="36.35875" calcext:value-type="float">
            <text:p>36.35875</text:p>
          </table:table-cell>
          <table:table-cell table:style-name="ce50" table:formula="of:=INDIRECT(ADDRESS([CPPRAW_Copy.$I11];4))" office:value-type="float" office:value="119.366339275892" calcext:value-type="float">
            <text:p>119.3663392759</text:p>
          </table:table-cell>
          <table:table-cell table:style-name="ce54" table:formula="of:=INDIRECT(ADDRESS([CPPRAW_Copy.$I11]+1;3))" office:value-type="float" office:value="688327263.155" calcext:value-type="float">
            <text:p>688327263.155</text:p>
          </table:table-cell>
          <table:table-cell table:style-name="ce54" table:formula="of:=INDIRECT(ADDRESS([CPPRAW_Copy.$I11]+1;4))" office:value-type="float" office:value="8059557.47011663" calcext:value-type="float">
            <text:p>8059557.47011663</text:p>
          </table:table-cell>
          <table:table-cell table:style-name="ce50" table:formula="of:=INDIRECT(ADDRESS([CPPRAW_Copy.$I11]+2;3))" office:value-type="float" office:value="463794283.515" calcext:value-type="float">
            <text:p>463794283.515</text:p>
          </table:table-cell>
          <table:table-cell table:style-name="ce50" table:formula="of:=INDIRECT(ADDRESS([CPPRAW_Copy.$I11]+2;4))" office:value-type="float" office:value="9000036.08575783" calcext:value-type="float">
            <text:p>9000036.08575783</text:p>
          </table:table-cell>
          <table:table-cell/>
          <table:table-cell table:formula="of:=INDIRECT(ADDRESS([CPPRAW_Copy.$J11];3))" office:value-type="float" office:value="37.42375" calcext:value-type="float">
            <text:p>37.42375</text:p>
          </table:table-cell>
          <table:table-cell table:formula="of:=INDIRECT(ADDRESS([CPPRAW_Copy.$J11];4))" office:value-type="float" office:value="120.929314311139" calcext:value-type="float">
            <text:p>120.9293143111</text:p>
          </table:table-cell>
          <table:table-cell table:formula="of:=INDIRECT(ADDRESS([CPPRAW_Copy.$J11]+1;3))" office:value-type="float" office:value="19075402.95375" calcext:value-type="float">
            <text:p>19075402.95375</text:p>
          </table:table-cell>
          <table:table-cell table:formula="of:=INDIRECT(ADDRESS([CPPRAW_Copy.$J11]+1;4))" office:value-type="float" office:value="311433.756245277" calcext:value-type="float">
            <text:p>311433.756245277</text:p>
          </table:table-cell>
          <table:table-cell table:formula="of:=INDIRECT(ADDRESS([CPPRAW_Copy.$J11]+2;3))" office:value-type="float" office:value="58636043.22375" calcext:value-type="float">
            <text:p>58636043.22375</text:p>
          </table:table-cell>
          <table:table-cell table:formula="of:=INDIRECT(ADDRESS([CPPRAW_Copy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3]); &quot;_&quot;; [CPPRAW_Copy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5" table:number-columns-repeated="2"/>
          <table:table-cell table:style-name="ce51"/>
          <table:table-cell table:style-name="ce45" table:number-columns-repeated="3"/>
          <table:table-cell table:style-name="Default"/>
          <table:table-cell table:style-name="ce45"/>
          <table:table-cell/>
          <table:table-cell table:style-name="ce45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4]); &quot;_&quot;; [CPPRAW_Copy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Default"/>
          <table:table-cell table:style-name="ce5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5]); &quot;_&quot;; [CPPRAW_Copy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7]); &quot;_&quot;; [CPPRAW_Copy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8]); &quot;_&quot;; [CPPRAW_Copy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9]); &quot;_&quot;; [CPPRAW_Copy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1]); &quot;_&quot;; [CPPRAW_Copy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2]); &quot;_&quot;; [CPPRAW_Copy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3]); &quot;_&quot;; [CPPRAW_Copy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5]); &quot;_&quot;; [CPPRAW_Copy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6]); &quot;_&quot;; [CPPRAW_Copy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7]); &quot;_&quot;; [CPPRAW_Copy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9]); &quot;_&quot;; [CPPRAW_Copy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0]); &quot;_&quot;; [CPPRAW_Copy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1]); &quot;_&quot;; [CPPRAW_Copy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3]); &quot;_&quot;; [CPPRAW_Copy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4]); &quot;_&quot;; [CPPRAW_Copy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5]); &quot;_&quot;; [CPPRAW_Copy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7]); &quot;_&quot;; [CPPRAW_Copy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8]); &quot;_&quot;; [CPPRAW_Copy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9]); &quot;_&quot;; [CPPRAW_Copy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3">
          <table:table-cell table:style-name="ce40" table:number-columns-repeated="6"/>
          <table:table-cell table:style-name="ce42"/>
          <table:table-cell table:style-name="ce40"/>
          <table:table-cell table:style-name="ce42" table:number-columns-repeated="2"/>
          <table:table-cell table:style-name="ce40"/>
          <table:table-cell table:style-name="ce46" table:number-columns-repeated="2"/>
          <table:table-cell table:style-name="ce50" table:number-columns-repeated="2"/>
          <table:table-cell table:style-name="ce54" table:number-columns-repeated="2"/>
          <table:table-cell table:style-name="ce56" table:number-columns-repeated="2"/>
          <table:table-cell table:number-columns-repeated="7"/>
          <table:table-cell table:style-name="ce40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5]); &quot;_&quot;; [CPPRAW_Copy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6]); &quot;_&quot;; [CPPRAW_Copy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7]); &quot;_&quot;; [CPPRAW_Copy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9]); &quot;_&quot;; [CPPRAW_Copy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0]); &quot;_&quot;; [CPPRAW_Copy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1]); &quot;_&quot;; [CPPRAW_Copy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3]); &quot;_&quot;; [CPPRAW_Copy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4]); &quot;_&quot;; [CPPRAW_Copy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5]); &quot;_&quot;; [CPPRAW_Copy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7]); &quot;_&quot;; [CPPRAW_Copy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8]); &quot;_&quot;; [CPPRAW_Copy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9]); &quot;_&quot;; [CPPRAW_Copy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1]); &quot;_&quot;; [CPPRAW_Copy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2]); &quot;_&quot;; [CPPRAW_Copy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3]); &quot;_&quot;; [CPPRAW_Copy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5]); &quot;_&quot;; [CPPRAW_Copy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6]); &quot;_&quot;; [CPPRAW_Copy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7]); &quot;_&quot;; [CPPRAW_Copy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9]); &quot;_&quot;; [CPPRAW_Copy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0]); &quot;_&quot;; [CPPRAW_Copy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1]); &quot;_&quot;; [CPPRAW_Copy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3]); &quot;_&quot;; [CPPRAW_Copy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4]); &quot;_&quot;; [CPPRAW_Copy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5]); &quot;_&quot;; [CPPRAW_Copy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7]); &quot;_&quot;; [CPPRAW_Copy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8]); &quot;_&quot;; [CPPRAW_Copy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9]); &quot;_&quot;; [CPPRAW_Copy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1]); &quot;_&quot;; [CPPRAW_Copy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2]); &quot;_&quot;; [CPPRAW_Copy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3]); &quot;_&quot;; [CPPRAW_Copy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++A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40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10000]))*ROW([.M1:.M10000]))-ROW([.M1])+1" office:value-type="float" office:value="38" calcext:value-type="float">
            <text:p>38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office:value-type="string" calcext:value-type="string" table:number-columns-spanned="3" table:number-rows-spanned="1">
            <text:p>mult_array_a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58" table:formula="of:=['C++A'.N3] - ['C++A'.N3] * 0.2" office:value-type="float" office:value="13107.2" calcext:value-type="float">
            <text:p>13,107</text:p>
          </table:table-cell>
          <table:table-cell table:style-name="ce98" table:formula="of:=INDIRECT(ADDRESS(['C++A'.$K3];2))" office:value-type="float" office:value="16384" calcext:value-type="float">
            <text:p>16,384</text:p>
          </table:table-cell>
          <table:table-cell table:style-name="ce108" table:formula="of:=1000*0.8" office:value-type="float" office:value="800" calcext:value-type="float">
            <text:p>800</text:p>
          </table:table-cell>
          <table:table-cell table:style-name="ce20" table:formula="of:=INDIRECT(ADDRESS(['C++A'.$K3];3))" office:value-type="float" office:value="5769235.5" calcext:value-type="float">
            <text:p>5,769,235.50</text:p>
          </table:table-cell>
          <table:table-cell table:style-name="ce23"/>
          <table:table-cell table:style-name="ce20" table:formula="of:=INDIRECT(ADDRESS(['C++A'.$K3];4))" office:value-type="float" office:value="518453.888624618" calcext:value-type="float">
            <text:p>518,453.89</text:p>
          </table:table-cell>
          <table:table-cell table:style-name="ce26" table:formula="of:=INDIRECT(ADDRESS(['C++A'.$K3];5))" office:value-type="float" office:value="0" calcext:value-type="float">
            <text:p>0.00</text:p>
          </table:table-cell>
          <table:table-cell table:style-name="ce27" table:formula="of:=IF(['C++A'.S3]=0;&quot;&quot;;ABS(['C++A'.P3] - ['C++A'.S3]) / MAX(['C++A'.P3]; ['C++A'.S3]))">
            <text:p/>
          </table:table-cell>
          <table:table-cell table:style-name="ce28" table:formula="of:=['C++A'.P3]/['C++A'.R3]" office:value-type="float" office:value="11.127769752687" calcext:value-type="float">
            <text:p>11.13</text:p>
          </table:table-cell>
          <table:table-cell table:style-name="ce29" table:formula="of:=['C++A'.U3] &gt;= [CPPCHART.$B$3]" office:value-type="boolean" office:boolean-value="false" calcext:value-type="boolean">
            <text:p>FALSE</text:p>
          </table:table-cell>
          <table:table-cell table:style-name="ce16" table:formula="of:=['C++A'.V3]*['C++A'.O3]" office:value-type="float" office:value="0" calcext:value-type="float">
            <text:p>0</text:p>
          </table:table-cell>
          <table:table-cell table:style-name="ce20" table:formula="of:=['C++A'.V3]*['C++A'.P3]" office:value-type="float" office:value="0" calcext:value-type="float">
            <text:p>0.00</text:p>
          </table:table-cell>
          <table:table-cell table:style-name="ce20" table:formula="of:=['C++A'.V3]*['C++A'.R3]" office:value-type="float" office:value="0" calcext:value-type="float">
            <text:p>0.00</text:p>
          </table:table-cell>
          <table:table-cell table:style-name="ce16" table:formula="of:=['C++A'.W3]" office:value-type="float" office:value="0" calcext:value-type="float">
            <text:p>0</text:p>
          </table:table-cell>
          <table:table-cell table:style-name="ce20" table:formula="of:=['C++A'.X3]" office:value-type="float" office:value="0" calcext:value-type="float">
            <text:p>0.00</text:p>
          </table:table-cell>
          <table:table-cell table:style-name="ce20" table:formula="of:=['C++A'.Y3]" office:value-type="float" office:value="0" calcext:value-type="float">
            <text:p>0.00</text:p>
          </table:table-cell>
          <table:table-cell table:style-name="ce28" table:formula="of:=['C++A'.AA3]/['C++A'.AB3]" office:value-type="string" office:string-value="" calcext:value-type="error">
            <text:p>#DIV/0!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E$1]-[.$AE3];0)" office:value-type="float" office:value="13108" calcext:value-type="float">
            <text:p>13,108</text:p>
          </table:table-cell>
          <table:table-cell table:style-name="ce33" table:formula="of:=OFFSET([.AA$1];[.$AE$1]-[.$AE3];0)" office:value-type="float" office:value="204.573202222222" calcext:value-type="float">
            <text:p>204.57</text:p>
          </table:table-cell>
          <table:table-cell table:style-name="ce33" table:formula="of:=OFFSET([.AB$1];[.$AE$1]-[.$AE3];0)" office:value-type="float" office:value="17.6053695606108" calcext:value-type="float">
            <text:p>17.61</text:p>
          </table:table-cell>
          <table:table-cell table:style-name="ce35" table:formula="of:=[.AG3]/[.AH3]" office:value-type="float" office:value="11.6199322892899" calcext:value-type="float">
            <text:p>11.6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C++A'.K3]+1" office:value-type="float" office:value="4" calcext:value-type="float">
            <text:p>4</text:p>
          </table:table-cell>
          <table:table-cell/>
          <table:table-cell table:style-name="ce59" table:formula="of:=['C++A'.N4] - ['C++A'.N4] * 0.2" office:value-type="float" office:value="26214.4" calcext:value-type="float">
            <text:p>26,214</text:p>
          </table:table-cell>
          <table:table-cell table:style-name="ce99" table:formula="of:=INDIRECT(ADDRESS(['C++A'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4];3))" office:value-type="float" office:value="11584370.425" calcext:value-type="float">
            <text:p>11,584,370.43</text:p>
          </table:table-cell>
          <table:table-cell table:style-name="ce23"/>
          <table:table-cell table:style-name="ce20" table:formula="of:=INDIRECT(ADDRESS(['C++A'.$K4];4))" office:value-type="float" office:value="996574.121079578" calcext:value-type="float">
            <text:p>996,574.12</text:p>
          </table:table-cell>
          <table:table-cell table:style-name="ce26" table:formula="of:=INDIRECT(ADDRESS(['C++A'.$K4];5))" office:value-type="float" office:value="0" calcext:value-type="float">
            <text:p>0.00</text:p>
          </table:table-cell>
          <table:table-cell table:style-name="ce27" table:formula="of:=IF(['C++A'.S4]=0;&quot;&quot;;ABS(['C++A'.P4] - ['C++A'.S4]) / MAX(['C++A'.P4]; ['C++A'.S4]))">
            <text:p/>
          </table:table-cell>
          <table:table-cell table:style-name="ce28" table:formula="of:=['C++A'.P4]/['C++A'.R4]" office:value-type="float" office:value="11.624193504494" calcext:value-type="float">
            <text:p>11.62</text:p>
          </table:table-cell>
          <table:table-cell table:style-name="ce29" table:formula="of:=['C++A'.U4] &gt;= [CPPCHART.$B$3]" office:value-type="boolean" office:boolean-value="false" calcext:value-type="boolean">
            <text:p>FALSE</text:p>
          </table:table-cell>
          <table:table-cell table:style-name="ce16" table:formula="of:=['C++A'.V4]*['C++A'.O4]" office:value-type="float" office:value="0" calcext:value-type="float">
            <text:p>0</text:p>
          </table:table-cell>
          <table:table-cell table:style-name="ce20" table:formula="of:=['C++A'.V4]*['C++A'.P4]" office:value-type="float" office:value="0" calcext:value-type="float">
            <text:p>0.00</text:p>
          </table:table-cell>
          <table:table-cell table:style-name="ce20" table:formula="of:=['C++A'.V4]*['C++A'.R4]" office:value-type="float" office:value="0" calcext:value-type="float">
            <text:p>0.00</text:p>
          </table:table-cell>
          <table:table-cell table:style-name="ce16" table:formula="of:=['C++A'.W4]" office:value-type="float" office:value="0" calcext:value-type="float">
            <text:p>0</text:p>
          </table:table-cell>
          <table:table-cell table:style-name="ce20" table:formula="of:=['C++A'.X4]" office:value-type="float" office:value="0" calcext:value-type="float">
            <text:p>0.00</text:p>
          </table:table-cell>
          <table:table-cell table:style-name="ce20" table:formula="of:=['C++A'.Y4]" office:value-type="float" office:value="0" calcext:value-type="float">
            <text:p>0.00</text:p>
          </table:table-cell>
          <table:table-cell table:style-name="ce28" table:formula="of:=['C++A'.AA4]/['C++A'.AB4]" office:value-type="string" office:string-value="" calcext:value-type="error">
            <text:p>#DIV/0!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E$1]-[.$AE4];0)" office:value-type="float" office:value="26215" calcext:value-type="float">
            <text:p>26,215</text:p>
          </table:table-cell>
          <table:table-cell table:style-name="ce33" table:formula="of:=OFFSET([.AA$1];[.$AE$1]-[.$AE4];0)" office:value-type="float" office:value="0" calcext:value-type="float">
            <text:p>0.00</text:p>
          </table:table-cell>
          <table:table-cell table:style-name="ce33" table:formula="of:=OFFSET([.AB$1];[.$AE$1]-[.$AE4];0)" office:value-type="float" office:value="17.6053695606108" calcext:value-type="float">
            <text:p>17.61</text:p>
          </table:table-cell>
          <table:table-cell table:style-name="ce35" table:formula="of:=[.AG4]/[.AH4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C++A'.K4]+1" office:value-type="float" office:value="5" calcext:value-type="float">
            <text:p>5</text:p>
          </table:table-cell>
          <table:table-cell/>
          <table:table-cell table:style-name="ce60" table:formula="of:=['C++A'.N5] - COM.MICROSOFT.FLOOR.PRECISE(['C++A'.N5] * 0.2)" office:value-type="float" office:value="52429" calcext:value-type="float">
            <text:p>52,429</text:p>
          </table:table-cell>
          <table:table-cell table:style-name="ce100" table:formula="of:=INDIRECT(ADDRESS(['C++A'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5];3))" office:value-type="float" office:value="25064079.49875" calcext:value-type="float">
            <text:p>25,064,079.50</text:p>
          </table:table-cell>
          <table:table-cell table:style-name="ce23"/>
          <table:table-cell table:style-name="ce20" table:formula="of:=INDIRECT(ADDRESS(['C++A'.$K5];4))" office:value-type="float" office:value="2221167.05026877" calcext:value-type="float">
            <text:p>2,221,167.05</text:p>
          </table:table-cell>
          <table:table-cell table:style-name="ce26" table:formula="of:=INDIRECT(ADDRESS(['C++A'.$K5];5))" office:value-type="float" office:value="0" calcext:value-type="float">
            <text:p>0.00</text:p>
          </table:table-cell>
          <table:table-cell table:style-name="ce27" table:formula="of:=IF(['C++A'.S5]=0;&quot;&quot;;ABS(['C++A'.P5] - ['C++A'.S5]) / MAX(['C++A'.P5]; ['C++A'.S5]))">
            <text:p/>
          </table:table-cell>
          <table:table-cell table:style-name="ce28" table:formula="of:=['C++A'.P5]/['C++A'.R5]" office:value-type="float" office:value="11.2841938186131" calcext:value-type="float">
            <text:p>11.28</text:p>
          </table:table-cell>
          <table:table-cell table:style-name="ce29" table:formula="of:=['C++A'.U5] &gt;= [CPPCHART.$B$3]" office:value-type="boolean" office:boolean-value="false" calcext:value-type="boolean">
            <text:p>FALSE</text:p>
          </table:table-cell>
          <table:table-cell table:style-name="ce16" table:formula="of:=['C++A'.V5]*['C++A'.O5]" office:value-type="float" office:value="0" calcext:value-type="float">
            <text:p>0</text:p>
          </table:table-cell>
          <table:table-cell table:style-name="ce20" table:formula="of:=['C++A'.V5]*['C++A'.P5]" office:value-type="float" office:value="0" calcext:value-type="float">
            <text:p>0.00</text:p>
          </table:table-cell>
          <table:table-cell table:style-name="ce20" table:formula="of:=['C++A'.V5]*['C++A'.R5]" office:value-type="float" office:value="0" calcext:value-type="float">
            <text:p>0.00</text:p>
          </table:table-cell>
          <table:table-cell table:style-name="ce16" table:formula="of:=['C++A'.W5]" office:value-type="float" office:value="0" calcext:value-type="float">
            <text:p>0</text:p>
          </table:table-cell>
          <table:table-cell table:style-name="ce20" table:formula="of:=['C++A'.X5]" office:value-type="float" office:value="0" calcext:value-type="float">
            <text:p>0.00</text:p>
          </table:table-cell>
          <table:table-cell table:style-name="ce20" table:formula="of:=['C++A'.Y5]" office:value-type="float" office:value="0" calcext:value-type="float">
            <text:p>0.00</text:p>
          </table:table-cell>
          <table:table-cell table:style-name="ce28" table:formula="of:=['C++A'.AA5]/['C++A'.AB5]" office:value-type="string" office:string-value="" calcext:value-type="error">
            <text:p>#DIV/0!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E$1]-[.$AE5];0)" office:value-type="float" office:value="52429" calcext:value-type="float">
            <text:p>52,429</text:p>
          </table:table-cell>
          <table:table-cell table:style-name="ce33" table:formula="of:=OFFSET([.AA$1];[.$AE$1]-[.$AE5];0)" office:value-type="float" office:value="0" calcext:value-type="float">
            <text:p>0.00</text:p>
          </table:table-cell>
          <table:table-cell table:style-name="ce33" table:formula="of:=OFFSET([.AB$1];[.$AE$1]-[.$AE5];0)" office:value-type="float" office:value="17.6053695606108" calcext:value-type="float">
            <text:p>17.61</text:p>
          </table:table-cell>
          <table:table-cell table:style-name="ce35" table:formula="of:=[.AG5]/[.AH5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C++A'.K5]+1" office:value-type="float" office:value="6" calcext:value-type="float">
            <text:p>6</text:p>
          </table:table-cell>
          <table:table-cell/>
          <table:table-cell table:style-name="ce61" table:formula="of:=['C++A'.N6] - COM.MICROSOFT.FLOOR.PRECISE(['C++A'.N6] * 0.2)" office:value-type="float" office:value="104858" calcext:value-type="float">
            <text:p>104,858</text:p>
          </table:table-cell>
          <table:table-cell table:style-name="ce101" table:formula="of:=INDIRECT(ADDRESS(['C++A'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6];3))" office:value-type="float" office:value="55583602.1375" calcext:value-type="float">
            <text:p>55,583,602.14</text:p>
          </table:table-cell>
          <table:table-cell table:style-name="ce23"/>
          <table:table-cell table:style-name="ce20" table:formula="of:=INDIRECT(ADDRESS(['C++A'.$K6];4))" office:value-type="float" office:value="2992889.5847333" calcext:value-type="float">
            <text:p>2,992,889.58</text:p>
          </table:table-cell>
          <table:table-cell table:style-name="ce26" table:formula="of:=INDIRECT(ADDRESS(['C++A'.$K6];5))" office:value-type="float" office:value="0" calcext:value-type="float">
            <text:p>0.00</text:p>
          </table:table-cell>
          <table:table-cell table:style-name="ce27" table:formula="of:=IF(['C++A'.S6]=0;&quot;&quot;;ABS(['C++A'.P6] - ['C++A'.S6]) / MAX(['C++A'.P6]; ['C++A'.S6]))">
            <text:p/>
          </table:table-cell>
          <table:table-cell table:style-name="ce28" table:formula="of:=['C++A'.P6]/['C++A'.R6]" office:value-type="float" office:value="18.5718853181325" calcext:value-type="float">
            <text:p>18.57</text:p>
          </table:table-cell>
          <table:table-cell table:style-name="ce29" table:formula="of:=['C++A'.U6] &gt;= [CPPCHART.$B$3]" office:value-type="boolean" office:boolean-value="false" calcext:value-type="boolean">
            <text:p>FALSE</text:p>
          </table:table-cell>
          <table:table-cell table:style-name="ce16" table:formula="of:=['C++A'.V6]*['C++A'.O6]" office:value-type="float" office:value="0" calcext:value-type="float">
            <text:p>0</text:p>
          </table:table-cell>
          <table:table-cell table:style-name="ce20" table:formula="of:=['C++A'.V6]*['C++A'.P6]" office:value-type="float" office:value="0" calcext:value-type="float">
            <text:p>0.00</text:p>
          </table:table-cell>
          <table:table-cell table:style-name="ce20" table:formula="of:=['C++A'.V6]*['C++A'.R6]" office:value-type="float" office:value="0" calcext:value-type="float">
            <text:p>0.00</text:p>
          </table:table-cell>
          <table:table-cell table:style-name="ce16" table:formula="of:=['C++A'.W6]" office:value-type="float" office:value="0" calcext:value-type="float">
            <text:p>0</text:p>
          </table:table-cell>
          <table:table-cell table:style-name="ce20" table:formula="of:=['C++A'.X6]" office:value-type="float" office:value="0" calcext:value-type="float">
            <text:p>0.00</text:p>
          </table:table-cell>
          <table:table-cell table:style-name="ce20" table:formula="of:=['C++A'.Y6]" office:value-type="float" office:value="0" calcext:value-type="float">
            <text:p>0.00</text:p>
          </table:table-cell>
          <table:table-cell table:style-name="ce28" table:formula="of:=['C++A'.AA6]/['C++A'.AB6]" office:value-type="string" office:string-value="" calcext:value-type="error">
            <text:p>#DIV/0!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E$1]-[.$AE6];0)" office:value-type="float" office:value="104858" calcext:value-type="float">
            <text:p>104,858</text:p>
          </table:table-cell>
          <table:table-cell table:style-name="ce33" table:formula="of:=OFFSET([.AA$1];[.$AE$1]-[.$AE6];0)" office:value-type="float" office:value="0" calcext:value-type="float">
            <text:p>0.00</text:p>
          </table:table-cell>
          <table:table-cell table:style-name="ce33" table:formula="of:=OFFSET([.AB$1];[.$AE$1]-[.$AE6];0)" office:value-type="float" office:value="17.6053695606108" calcext:value-type="float">
            <text:p>17.61</text:p>
          </table:table-cell>
          <table:table-cell table:style-name="ce35" table:formula="of:=[.AG6]/[.AH6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C++A'.K6]+1" office:value-type="float" office:value="7" calcext:value-type="float">
            <text:p>7</text:p>
          </table:table-cell>
          <table:table-cell/>
          <table:table-cell table:style-name="ce62" table:formula="of:=['C++A'.N7] - COM.MICROSOFT.FLOOR.PRECISE(['C++A'.N7] * 0.2)" office:value-type="float" office:value="209716" calcext:value-type="float">
            <text:p>209,716</text:p>
          </table:table-cell>
          <table:table-cell table:style-name="ce102" table:formula="of:=INDIRECT(ADDRESS(['C++A'.$K7];2))" office:value-type="float" office:value="262144" calcext:value-type="float">
            <text:p>262,144</text:p>
          </table:table-cell>
          <table:table-cell table:style-name="ce109" table:formula="of:=1000*0.8" office:value-type="float" office:value="800" calcext:value-type="float">
            <text:p>800</text:p>
          </table:table-cell>
          <table:table-cell table:style-name="ce20" table:formula="of:=INDIRECT(ADDRESS(['C++A'.$K7];3))" office:value-type="float" office:value="126655082.80375" calcext:value-type="float">
            <text:p>126,655,082.80</text:p>
          </table:table-cell>
          <table:table-cell table:style-name="ce23"/>
          <table:table-cell table:style-name="ce20" table:formula="of:=INDIRECT(ADDRESS(['C++A'.$K7];4))" office:value-type="float" office:value="7197611.86370807" calcext:value-type="float">
            <text:p>7,197,611.86</text:p>
          </table:table-cell>
          <table:table-cell table:style-name="ce26" table:formula="of:=INDIRECT(ADDRESS(['C++A'.$K7];5))" office:value-type="float" office:value="0" calcext:value-type="float">
            <text:p>0.00</text:p>
          </table:table-cell>
          <table:table-cell table:style-name="ce27" table:formula="of:=IF(['C++A'.S7]=0;&quot;&quot;;ABS(['C++A'.P7] - ['C++A'.S7]) / MAX(['C++A'.P7]; ['C++A'.S7]))">
            <text:p/>
          </table:table-cell>
          <table:table-cell table:style-name="ce28" table:formula="of:=['C++A'.P7]/['C++A'.R7]" office:value-type="float" office:value="17.5968203345852" calcext:value-type="float">
            <text:p>17.60</text:p>
          </table:table-cell>
          <table:table-cell table:style-name="ce29" table:formula="of:=['C++A'.U7] &gt;= [CPPCHART.$B$3]" office:value-type="boolean" office:boolean-value="false" calcext:value-type="boolean">
            <text:p>FALSE</text:p>
          </table:table-cell>
          <table:table-cell table:style-name="ce16" table:formula="of:=['C++A'.V7]*['C++A'.O7]" office:value-type="float" office:value="0" calcext:value-type="float">
            <text:p>0</text:p>
          </table:table-cell>
          <table:table-cell table:style-name="ce20" table:formula="of:=['C++A'.V7]*['C++A'.P7]" office:value-type="float" office:value="0" calcext:value-type="float">
            <text:p>0.00</text:p>
          </table:table-cell>
          <table:table-cell table:style-name="ce20" table:formula="of:=['C++A'.V7]*['C++A'.R7]" office:value-type="float" office:value="0" calcext:value-type="float">
            <text:p>0.00</text:p>
          </table:table-cell>
          <table:table-cell table:style-name="ce16" table:formula="of:=['C++A'.W7]" office:value-type="float" office:value="0" calcext:value-type="float">
            <text:p>0</text:p>
          </table:table-cell>
          <table:table-cell table:style-name="ce20" table:formula="of:=['C++A'.X7]" office:value-type="float" office:value="0" calcext:value-type="float">
            <text:p>0.00</text:p>
          </table:table-cell>
          <table:table-cell table:style-name="ce20" table:formula="of:=['C++A'.Y7]" office:value-type="float" office:value="0" calcext:value-type="float">
            <text:p>0.00</text:p>
          </table:table-cell>
          <table:table-cell table:style-name="ce28" table:formula="of:=['C++A'.AA7]/['C++A'.AB7]" office:value-type="string" office:string-value="" calcext:value-type="error">
            <text:p>#DIV/0!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E$1]-[.$AE7];0)" office:value-type="float" office:value="209716" calcext:value-type="float">
            <text:p>209,716</text:p>
          </table:table-cell>
          <table:table-cell table:style-name="ce33" table:formula="of:=OFFSET([.AA$1];[.$AE$1]-[.$AE7];0)" office:value-type="float" office:value="0" calcext:value-type="float">
            <text:p>0.00</text:p>
          </table:table-cell>
          <table:table-cell table:style-name="ce33" table:formula="of:=OFFSET([.AB$1];[.$AE$1]-[.$AE7];0)" office:value-type="float" office:value="17.6053695606108" calcext:value-type="float">
            <text:p>17.61</text:p>
          </table:table-cell>
          <table:table-cell table:style-name="ce35" table:formula="of:=[.AG7]/[.AH7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C++A'.K7]+1" office:value-type="float" office:value="8" calcext:value-type="float">
            <text:p>8</text:p>
          </table:table-cell>
          <table:table-cell/>
          <table:table-cell table:style-name="ce63" table:formula="of:=['C++A'.N8] - COM.MICROSOFT.FLOOR.PRECISE(['C++A'.N8] * 0.2)" office:value-type="float" office:value="419431" calcext:value-type="float">
            <text:p>419,431</text:p>
          </table:table-cell>
          <table:table-cell table:style-name="ce103" table:formula="of:=INDIRECT(ADDRESS(['C++A'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8];3))" office:value-type="float" office:value="310256169.3125" calcext:value-type="float">
            <text:p>310,256,169.31</text:p>
          </table:table-cell>
          <table:table-cell table:style-name="ce23"/>
          <table:table-cell table:style-name="ce20" table:formula="of:=INDIRECT(ADDRESS(['C++A'.$K8];4))" office:value-type="float" office:value="12875658.7441415" calcext:value-type="float">
            <text:p>12,875,658.74</text:p>
          </table:table-cell>
          <table:table-cell table:style-name="ce26" table:formula="of:=INDIRECT(ADDRESS(['C++A'.$K8];5))" office:value-type="float" office:value="0" calcext:value-type="float">
            <text:p>0.00</text:p>
          </table:table-cell>
          <table:table-cell table:style-name="ce27" table:formula="of:=IF(['C++A'.S8]=0;&quot;&quot;;ABS(['C++A'.P8] - ['C++A'.S8]) / MAX(['C++A'.P8]; ['C++A'.S8]))">
            <text:p/>
          </table:table-cell>
          <table:table-cell table:style-name="ce28" table:formula="of:=['C++A'.P8]/['C++A'.R8]" office:value-type="float" office:value="24.0963336694263" calcext:value-type="float">
            <text:p>24.10</text:p>
          </table:table-cell>
          <table:table-cell table:style-name="ce29" table:formula="of:=['C++A'.U8] &gt;= [CPPCHART.$B$3]" office:value-type="boolean" office:boolean-value="false" calcext:value-type="boolean">
            <text:p>FALSE</text:p>
          </table:table-cell>
          <table:table-cell table:style-name="ce16" table:formula="of:=['C++A'.V8]*['C++A'.O8]" office:value-type="float" office:value="0" calcext:value-type="float">
            <text:p>0</text:p>
          </table:table-cell>
          <table:table-cell table:style-name="ce20" table:formula="of:=['C++A'.V8]*['C++A'.P8]" office:value-type="float" office:value="0" calcext:value-type="float">
            <text:p>0.00</text:p>
          </table:table-cell>
          <table:table-cell table:style-name="ce20" table:formula="of:=['C++A'.V8]*['C++A'.R8]" office:value-type="float" office:value="0" calcext:value-type="float">
            <text:p>0.00</text:p>
          </table:table-cell>
          <table:table-cell table:style-name="ce16" table:formula="of:=['C++A'.W8]" office:value-type="float" office:value="0" calcext:value-type="float">
            <text:p>0</text:p>
          </table:table-cell>
          <table:table-cell table:style-name="ce20" table:formula="of:=['C++A'.X8]" office:value-type="float" office:value="0" calcext:value-type="float">
            <text:p>0.00</text:p>
          </table:table-cell>
          <table:table-cell table:style-name="ce20" table:formula="of:=['C++A'.Y8]" office:value-type="float" office:value="0" calcext:value-type="float">
            <text:p>0.00</text:p>
          </table:table-cell>
          <table:table-cell table:style-name="ce28" table:formula="of:=['C++A'.AA8]/['C++A'.AB8]" office:value-type="string" office:string-value="" calcext:value-type="error">
            <text:p>#DIV/0!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E$1]-[.$AE8];0)" office:value-type="float" office:value="419431" calcext:value-type="float">
            <text:p>419,431</text:p>
          </table:table-cell>
          <table:table-cell table:style-name="ce33" table:formula="of:=OFFSET([.AA$1];[.$AE$1]-[.$AE8];0)" office:value-type="float" office:value="0" calcext:value-type="float">
            <text:p>0.00</text:p>
          </table:table-cell>
          <table:table-cell table:style-name="ce33" table:formula="of:=OFFSET([.AB$1];[.$AE$1]-[.$AE8];0)" office:value-type="float" office:value="17.6053695606108" calcext:value-type="float">
            <text:p>17.61</text:p>
          </table:table-cell>
          <table:table-cell table:style-name="ce35" table:formula="of:=[.AG8]/[.AH8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C++A'.K8]+1" office:value-type="float" office:value="9" calcext:value-type="float">
            <text:p>9</text:p>
          </table:table-cell>
          <table:table-cell/>
          <table:table-cell table:style-name="ce64" table:formula="of:=['C++A'.N9] - COM.MICROSOFT.FLOOR.PRECISE(['C++A'.N9] * 0.2)" office:value-type="float" office:value="838861" calcext:value-type="float">
            <text:p>838,861</text:p>
          </table:table-cell>
          <table:table-cell table:style-name="ce104" table:formula="of:=INDIRECT(ADDRESS(['C++A'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9];3))" office:value-type="float" office:value="718507735.2775" calcext:value-type="float">
            <text:p>718,507,735.28</text:p>
          </table:table-cell>
          <table:table-cell table:style-name="ce23"/>
          <table:table-cell table:style-name="ce20" table:formula="of:=INDIRECT(ADDRESS(['C++A'.$K9];4))" office:value-type="float" office:value="30323393.9767428" calcext:value-type="float">
            <text:p>30,323,393.98</text:p>
          </table:table-cell>
          <table:table-cell table:style-name="ce26" table:formula="of:=INDIRECT(ADDRESS(['C++A'.$K9];5))" office:value-type="float" office:value="0" calcext:value-type="float">
            <text:p>0.00</text:p>
          </table:table-cell>
          <table:table-cell table:style-name="ce27" table:formula="of:=IF(['C++A'.S9]=0;&quot;&quot;;ABS(['C++A'.P9] - ['C++A'.S9]) / MAX(['C++A'.P9]; ['C++A'.S9]))">
            <text:p/>
          </table:table-cell>
          <table:table-cell table:style-name="ce28" table:formula="of:=['C++A'.P9]/['C++A'.R9]" office:value-type="float" office:value="23.6948323076426" calcext:value-type="float">
            <text:p>23.69</text:p>
          </table:table-cell>
          <table:table-cell table:style-name="ce29" table:formula="of:=['C++A'.U9] &gt;= [CPPCHART.$B$3]" office:value-type="boolean" office:boolean-value="false" calcext:value-type="boolean">
            <text:p>FALSE</text:p>
          </table:table-cell>
          <table:table-cell table:style-name="ce16" table:formula="of:=['C++A'.V9]*['C++A'.O9]" office:value-type="float" office:value="0" calcext:value-type="float">
            <text:p>0</text:p>
          </table:table-cell>
          <table:table-cell table:style-name="ce20" table:formula="of:=['C++A'.V9]*['C++A'.P9]" office:value-type="float" office:value="0" calcext:value-type="float">
            <text:p>0.00</text:p>
          </table:table-cell>
          <table:table-cell table:style-name="ce20" table:formula="of:=['C++A'.V9]*['C++A'.R9]" office:value-type="float" office:value="0" calcext:value-type="float">
            <text:p>0.00</text:p>
          </table:table-cell>
          <table:table-cell table:style-name="ce16" table:formula="of:=['C++A'.W9]" office:value-type="float" office:value="0" calcext:value-type="float">
            <text:p>0</text:p>
          </table:table-cell>
          <table:table-cell table:style-name="ce20" table:formula="of:=['C++A'.X9]" office:value-type="float" office:value="0" calcext:value-type="float">
            <text:p>0.00</text:p>
          </table:table-cell>
          <table:table-cell table:style-name="ce20" table:formula="of:=['C++A'.Y9]" office:value-type="float" office:value="0" calcext:value-type="float">
            <text:p>0.00</text:p>
          </table:table-cell>
          <table:table-cell table:style-name="ce28" table:formula="of:=['C++A'.AA9]/['C++A'.AB9]" office:value-type="string" office:string-value="" calcext:value-type="error">
            <text:p>#DIV/0!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E$1]-[.$AE9];0)" office:value-type="float" office:value="838861" calcext:value-type="float">
            <text:p>838,861</text:p>
          </table:table-cell>
          <table:table-cell table:style-name="ce33" table:formula="of:=OFFSET([.AA$1];[.$AE$1]-[.$AE9];0)" office:value-type="float" office:value="0" calcext:value-type="float">
            <text:p>0.00</text:p>
          </table:table-cell>
          <table:table-cell table:style-name="ce33" table:formula="of:=OFFSET([.AB$1];[.$AE$1]-[.$AE9];0)" office:value-type="float" office:value="17.6053695606108" calcext:value-type="float">
            <text:p>17.61</text:p>
          </table:table-cell>
          <table:table-cell table:style-name="ce35" table:formula="of:=[.AG9]/[.AH9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C++A'.K9]+1" office:value-type="float" office:value="10" calcext:value-type="float">
            <text:p>10</text:p>
          </table:table-cell>
          <table:table-cell/>
          <table:table-cell table:style-name="ce65" table:formula="of:=['C++A'.N10] - COM.MICROSOFT.FLOOR.PRECISE(['C++A'.N10] * 0.2)" office:value-type="float" office:value="1677722" calcext:value-type="float">
            <text:p>1,677,722</text:p>
          </table:table-cell>
          <table:table-cell table:style-name="ce105" table:formula="of:=INDIRECT(ADDRESS(['C++A'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0];3))" office:value-type="float" office:value="1467189509.70875" calcext:value-type="float">
            <text:p>1,467,189,509.71</text:p>
          </table:table-cell>
          <table:table-cell table:style-name="ce23"/>
          <table:table-cell table:style-name="ce20" table:formula="of:=INDIRECT(ADDRESS(['C++A'.$K10];4))" office:value-type="float" office:value="38669733.0891207" calcext:value-type="float">
            <text:p>38,669,733.09</text:p>
          </table:table-cell>
          <table:table-cell table:style-name="ce26" table:formula="of:=INDIRECT(ADDRESS(['C++A'.$K10];5))" office:value-type="float" office:value="0" calcext:value-type="float">
            <text:p>0.00</text:p>
          </table:table-cell>
          <table:table-cell table:style-name="ce27" table:formula="of:=IF(['C++A'.S10]=0;&quot;&quot;;ABS(['C++A'.P10] - ['C++A'.S10]) / MAX(['C++A'.P10]; ['C++A'.S10]))">
            <text:p/>
          </table:table-cell>
          <table:table-cell table:style-name="ce28" table:formula="of:=['C++A'.P10]/['C++A'.R10]" office:value-type="float" office:value="37.941547367999" calcext:value-type="float">
            <text:p>37.94</text:p>
          </table:table-cell>
          <table:table-cell table:style-name="ce29" table:formula="of:=['C++A'.U10] &gt;= [CPPCHART.$B$3]" office:value-type="boolean" office:boolean-value="false" calcext:value-type="boolean">
            <text:p>FALSE</text:p>
          </table:table-cell>
          <table:table-cell table:style-name="ce16" table:formula="of:=['C++A'.V10]*['C++A'.O10]" office:value-type="float" office:value="0" calcext:value-type="float">
            <text:p>0</text:p>
          </table:table-cell>
          <table:table-cell table:style-name="ce20" table:formula="of:=['C++A'.V10]*['C++A'.P10]" office:value-type="float" office:value="0" calcext:value-type="float">
            <text:p>0.00</text:p>
          </table:table-cell>
          <table:table-cell table:style-name="ce20" table:formula="of:=['C++A'.V10]*['C++A'.R10]" office:value-type="float" office:value="0" calcext:value-type="float">
            <text:p>0.00</text:p>
          </table:table-cell>
          <table:table-cell table:style-name="ce16" table:formula="of:=['C++A'.W10]" office:value-type="float" office:value="0" calcext:value-type="float">
            <text:p>0</text:p>
          </table:table-cell>
          <table:table-cell table:style-name="ce20" table:formula="of:=['C++A'.X10]" office:value-type="float" office:value="0" calcext:value-type="float">
            <text:p>0.00</text:p>
          </table:table-cell>
          <table:table-cell table:style-name="ce20" table:formula="of:=['C++A'.Y10]" office:value-type="float" office:value="0" calcext:value-type="float">
            <text:p>0.00</text:p>
          </table:table-cell>
          <table:table-cell table:style-name="ce28" table:formula="of:=['C++A'.AA10]/['C++A'.AB10]" office:value-type="string" office:string-value="" calcext:value-type="error">
            <text:p>#DIV/0!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E$1]-[.$AE10];0)" office:value-type="float" office:value="1677722" calcext:value-type="float">
            <text:p>1,677,722</text:p>
          </table:table-cell>
          <table:table-cell table:style-name="ce33" table:formula="of:=OFFSET([.AA$1];[.$AE$1]-[.$AE10];0)" office:value-type="float" office:value="0" calcext:value-type="float">
            <text:p>0.00</text:p>
          </table:table-cell>
          <table:table-cell table:style-name="ce33" table:formula="of:=OFFSET([.AB$1];[.$AE$1]-[.$AE10];0)" office:value-type="float" office:value="17.6053695606108" calcext:value-type="float">
            <text:p>17.61</text:p>
          </table:table-cell>
          <table:table-cell table:style-name="ce35" table:formula="of:=[.AG10]/[.AH10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C++A'.K10]+1" office:value-type="float" office:value="11" calcext:value-type="float">
            <text:p>11</text:p>
          </table:table-cell>
          <table:table-cell/>
          <table:table-cell table:style-name="ce66" table:formula="of:=['C++A'.N11] - COM.MICROSOFT.FLOOR.PRECISE(['C++A'.N11] * 0.2)" office:value-type="float" office:value="3355444" calcext:value-type="float">
            <text:p>3,355,444</text:p>
          </table:table-cell>
          <table:table-cell table:style-name="ce106" table:formula="of:=INDIRECT(ADDRESS(['C++A'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1];3))" office:value-type="float" office:value="2967005924.28875" calcext:value-type="float">
            <text:p>2,967,005,924.29</text:p>
          </table:table-cell>
          <table:table-cell table:style-name="ce23"/>
          <table:table-cell table:style-name="ce20" table:formula="of:=INDIRECT(ADDRESS(['C++A'.$K11];4))" office:value-type="float" office:value="89504622.1973785" calcext:value-type="float">
            <text:p>89,504,622.20</text:p>
          </table:table-cell>
          <table:table-cell table:style-name="ce26" table:formula="of:=INDIRECT(ADDRESS(['C++A'.$K11];5))" office:value-type="float" office:value="0" calcext:value-type="float">
            <text:p>0.00</text:p>
          </table:table-cell>
          <table:table-cell table:style-name="ce27" table:formula="of:=IF(['C++A'.S11]=0;&quot;&quot;;ABS(['C++A'.P11] - ['C++A'.S11]) / MAX(['C++A'.P11]; ['C++A'.S11]))">
            <text:p/>
          </table:table-cell>
          <table:table-cell table:style-name="ce28" table:formula="of:=['C++A'.P11]/['C++A'.R11]" office:value-type="float" office:value="33.1491922031223" calcext:value-type="float">
            <text:p>33.15</text:p>
          </table:table-cell>
          <table:table-cell table:style-name="ce29" table:formula="of:=['C++A'.U11] &gt;= [CPPCHART.$B$3]" office:value-type="boolean" office:boolean-value="false" calcext:value-type="boolean">
            <text:p>FALSE</text:p>
          </table:table-cell>
          <table:table-cell table:style-name="ce16" table:formula="of:=['C++A'.V11]*['C++A'.O11]" office:value-type="float" office:value="0" calcext:value-type="float">
            <text:p>0</text:p>
          </table:table-cell>
          <table:table-cell table:style-name="ce20" table:formula="of:=['C++A'.V11]*['C++A'.P11]" office:value-type="float" office:value="0" calcext:value-type="float">
            <text:p>0.00</text:p>
          </table:table-cell>
          <table:table-cell table:style-name="ce20" table:formula="of:=['C++A'.V11]*['C++A'.R11]" office:value-type="float" office:value="0" calcext:value-type="float">
            <text:p>0.00</text:p>
          </table:table-cell>
          <table:table-cell table:style-name="ce16" table:formula="of:=['C++A'.W11]" office:value-type="float" office:value="0" calcext:value-type="float">
            <text:p>0</text:p>
          </table:table-cell>
          <table:table-cell table:style-name="ce20" table:formula="of:=['C++A'.X11]" office:value-type="float" office:value="0" calcext:value-type="float">
            <text:p>0.00</text:p>
          </table:table-cell>
          <table:table-cell table:style-name="ce20" table:formula="of:=['C++A'.Y11]" office:value-type="float" office:value="0" calcext:value-type="float">
            <text:p>0.00</text:p>
          </table:table-cell>
          <table:table-cell table:style-name="ce28" table:formula="of:=['C++A'.AA11]/['C++A'.AB11]" office:value-type="string" office:string-value="" calcext:value-type="error">
            <text:p>#DIV/0!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E$1]-[.$AE11];0)" office:value-type="float" office:value="3355444" calcext:value-type="float">
            <text:p>3,355,444</text:p>
          </table:table-cell>
          <table:table-cell table:style-name="ce33" table:formula="of:=OFFSET([.AA$1];[.$AE$1]-[.$AE11];0)" office:value-type="float" office:value="0" calcext:value-type="float">
            <text:p>0.00</text:p>
          </table:table-cell>
          <table:table-cell table:style-name="ce33" table:formula="of:=OFFSET([.AB$1];[.$AE$1]-[.$AE11];0)" office:value-type="float" office:value="17.6053695606108" calcext:value-type="float">
            <text:p>17.61</text:p>
          </table:table-cell>
          <table:table-cell table:style-name="ce35" table:formula="of:=[.AG11]/[.AH11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C++A'.K11]+1" office:value-type="float" office:value="12" calcext:value-type="float">
            <text:p>12</text:p>
          </table:table-cell>
          <table:table-cell/>
          <table:table-cell table:style-name="ce67" table:formula="of:=['C++A'.N12] - COM.MICROSOFT.FLOOR.PRECISE(['C++A'.N12] * 0.2)" office:value-type="float" office:value="6710887" calcext:value-type="float">
            <text:p>6,710,887</text:p>
          </table:table-cell>
          <table:table-cell table:style-name="ce107" table:formula="of:=INDIRECT(ADDRESS(['C++A'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2];3))" office:value-type="float" office:value="6043288015.33625" calcext:value-type="float">
            <text:p>6,043,288,015.34</text:p>
          </table:table-cell>
          <table:table-cell table:style-name="ce23"/>
          <table:table-cell table:style-name="ce20" table:formula="of:=INDIRECT(ADDRESS(['C++A'.$K12];4))" office:value-type="float" office:value="226569759.587474" calcext:value-type="float">
            <text:p>226,569,759.59</text:p>
          </table:table-cell>
          <table:table-cell table:style-name="ce26" table:formula="of:=INDIRECT(ADDRESS(['C++A'.$K12];5))" office:value-type="float" office:value="0" calcext:value-type="float">
            <text:p>0.00</text:p>
          </table:table-cell>
          <table:table-cell table:style-name="ce27" table:formula="of:=IF(['C++A'.S12]=0;&quot;&quot;;ABS(['C++A'.P12] - ['C++A'.S12]) / MAX(['C++A'.P12]; ['C++A'.S12]))">
            <text:p/>
          </table:table-cell>
          <table:table-cell table:style-name="ce28" table:formula="of:=['C++A'.P12]/['C++A'.R12]" office:value-type="float" office:value="26.6729683005338" calcext:value-type="float">
            <text:p>26.67</text:p>
          </table:table-cell>
          <table:table-cell table:style-name="ce29" table:formula="of:=['C++A'.U12] &gt;= [CPPCHART.$B$3]" office:value-type="boolean" office:boolean-value="false" calcext:value-type="boolean">
            <text:p>FALSE</text:p>
          </table:table-cell>
          <table:table-cell table:style-name="ce16" table:formula="of:=['C++A'.V12]*['C++A'.O12]" office:value-type="float" office:value="0" calcext:value-type="float">
            <text:p>0</text:p>
          </table:table-cell>
          <table:table-cell table:style-name="ce20" table:formula="of:=['C++A'.V12]*['C++A'.P12]" office:value-type="float" office:value="0" calcext:value-type="float">
            <text:p>0.00</text:p>
          </table:table-cell>
          <table:table-cell table:style-name="ce20" table:formula="of:=['C++A'.V12]*['C++A'.R12]" office:value-type="float" office:value="0" calcext:value-type="float">
            <text:p>0.00</text:p>
          </table:table-cell>
          <table:table-cell table:style-name="ce16" table:formula="of:=['C++A'.W12]" office:value-type="float" office:value="0" calcext:value-type="float">
            <text:p>0</text:p>
          </table:table-cell>
          <table:table-cell table:style-name="ce20" table:formula="of:=['C++A'.X12]" office:value-type="float" office:value="0" calcext:value-type="float">
            <text:p>0.00</text:p>
          </table:table-cell>
          <table:table-cell table:style-name="ce20" table:formula="of:=['C++A'.Y12]" office:value-type="float" office:value="0" calcext:value-type="float">
            <text:p>0.00</text:p>
          </table:table-cell>
          <table:table-cell table:style-name="ce28" table:formula="of:=['C++A'.AA12]/['C++A'.AB12]" office:value-type="string" office:string-value="" calcext:value-type="error">
            <text:p>#DIV/0!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E$1]-[.$AE12];0)" office:value-type="float" office:value="6710887" calcext:value-type="float">
            <text:p>6,710,887</text:p>
          </table:table-cell>
          <table:table-cell table:style-name="ce33" table:formula="of:=OFFSET([.AA$1];[.$AE$1]-[.$AE12];0)" office:value-type="float" office:value="0" calcext:value-type="float">
            <text:p>0.00</text:p>
          </table:table-cell>
          <table:table-cell table:style-name="ce33" table:formula="of:=OFFSET([.AB$1];[.$AE$1]-[.$AE12];0)" office:value-type="float" office:value="17.6053695606108" calcext:value-type="float">
            <text:p>17.61</text:p>
          </table:table-cell>
          <table:table-cell table:style-name="ce35" table:formula="of:=[.AG12]/[.AH12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68" table:formula="of:=['C++A'.N16] - COM.MICROSOFT.FLOOR.PRECISE(['C++A'.N16] * 0.2)" office:value-type="float" office:value="13108" calcext:value-type="float">
            <text:p>13,108</text:p>
          </table:table-cell>
          <table:table-cell table:style-name="ce13" table:formula="of:=INDIRECT(ADDRESS(['C++A'.$K16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6];3))" office:value-type="float" office:value="5816704.955" calcext:value-type="float">
            <text:p>5,816,704.96</text:p>
          </table:table-cell>
          <table:table-cell table:style-name="ce23" table:formula="of:=['C++A'.P3]/['C++A'.P16]" office:value-type="float" office:value="0.991839115896845" calcext:value-type="float">
            <text:p>0.99</text:p>
          </table:table-cell>
          <table:table-cell table:style-name="ce20" table:formula="of:=INDIRECT(ADDRESS(['C++A'.$K16];4))" office:value-type="float" office:value="609366.807368603" calcext:value-type="float">
            <text:p>609,366.81</text:p>
          </table:table-cell>
          <table:table-cell table:style-name="ce26" table:formula="of:=INDIRECT(ADDRESS(['C++A'.$K16];5))" office:value-type="float" office:value="0" calcext:value-type="float">
            <text:p>0.00</text:p>
          </table:table-cell>
          <table:table-cell table:style-name="ce27" table:formula="of:=IF(['C++A'.S16]=0;&quot;&quot;;ABS(['C++A'.P16] - ['C++A'.S16]) / MAX(['C++A'.P16]; ['C++A'.S16]))">
            <text:p/>
          </table:table-cell>
          <table:table-cell table:style-name="ce28" table:formula="of:=['C++A'.P16]/['C++A'.R16]" office:value-type="float" office:value="9.54549031004491" calcext:value-type="float">
            <text:p>9.55</text:p>
          </table:table-cell>
          <table:table-cell table:style-name="ce29" table:formula="of:=['C++A'.U16] &gt;= [CPPCHART.$B$3]" office:value-type="boolean" office:boolean-value="false" calcext:value-type="boolean">
            <text:p>FALSE</text:p>
          </table:table-cell>
          <table:table-cell table:style-name="ce30" table:formula="of:=['C++A'.V16]*['C++A'.O16]" office:value-type="float" office:value="0" calcext:value-type="float">
            <text:p>0</text:p>
          </table:table-cell>
          <table:table-cell table:style-name="ce20" table:formula="of:=['C++A'.V16]*['C++A'.P16]" office:value-type="float" office:value="0" calcext:value-type="float">
            <text:p>0.00</text:p>
          </table:table-cell>
          <table:table-cell table:style-name="ce20" table:formula="of:=['C++A'.V16]*['C++A'.R16]" office:value-type="float" office:value="0" calcext:value-type="float">
            <text:p>0.00</text:p>
          </table:table-cell>
          <table:table-cell table:style-name="ce30" table:formula="of:=['C++A'.Z3]+['C++A'.W16]" office:value-type="float" office:value="0" calcext:value-type="float">
            <text:p>0</text:p>
          </table:table-cell>
          <table:table-cell table:style-name="ce31" table:formula="of:=COMBINEDMEAN(['C++A'.Z3]; ['C++A'.AA3]; ['C++A'.W16]; ['C++A'.X16])" office:value-type="float" office:value="204.573202222222" calcext:value-type="float">
            <text:p>204.57</text:p>
          </table:table-cell>
          <table:table-cell table:style-name="ce31" table:formula="of:=COMBINEDSTDDEV(['C++A'.Z3];['C++A'.AA3];['C++A'.AB3];['C++A'.W16];['C++A'.X16];['C++A'.Y16])" office:value-type="float" office:value="17.6053695606108" calcext:value-type="float">
            <text:p>17.61</text:p>
          </table:table-cell>
          <table:table-cell table:style-name="ce28" table:formula="of:=['C++A'.AA16]/['C++A'.AB16]" office:value-type="float" office:value="11.6199322892899" calcext:value-type="float">
            <text:p>11.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'C++A'.K16]+1" office:value-type="float" office:value="17" calcext:value-type="float">
            <text:p>17</text:p>
          </table:table-cell>
          <table:table-cell/>
          <table:table-cell table:style-name="ce69" table:formula="of:=['C++A'.N17] - COM.MICROSOFT.FLOOR.PRECISE(['C++A'.N17] * 0.2)" office:value-type="float" office:value="26215" calcext:value-type="float">
            <text:p>26,215</text:p>
          </table:table-cell>
          <table:table-cell table:style-name="ce13" table:formula="of:=INDIRECT(ADDRESS(['C++A'.$K17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7];3))" office:value-type="float" office:value="11855848.6275" calcext:value-type="float">
            <text:p>11,855,848.63</text:p>
          </table:table-cell>
          <table:table-cell table:style-name="ce23" table:formula="of:=['C++A'.P4]/['C++A'.P17]" office:value-type="float" office:value="0.977101748594335" calcext:value-type="float">
            <text:p>0.98</text:p>
          </table:table-cell>
          <table:table-cell table:style-name="ce20" table:formula="of:=INDIRECT(ADDRESS(['C++A'.$K17];4))" office:value-type="float" office:value="1009264.81960344" calcext:value-type="float">
            <text:p>1,009,264.82</text:p>
          </table:table-cell>
          <table:table-cell table:style-name="ce26" table:formula="of:=INDIRECT(ADDRESS(['C++A'.$K17];5))" office:value-type="float" office:value="0" calcext:value-type="float">
            <text:p>0.00</text:p>
          </table:table-cell>
          <table:table-cell table:style-name="ce27" table:formula="of:=IF(['C++A'.S17]=0;&quot;&quot;;ABS(['C++A'.P17] - ['C++A'.S17]) / MAX(['C++A'.P17]; ['C++A'.S17]))">
            <text:p/>
          </table:table-cell>
          <table:table-cell table:style-name="ce28" table:formula="of:=['C++A'.P17]/['C++A'.R17]" office:value-type="float" office:value="11.7470146558347" calcext:value-type="float">
            <text:p>11.75</text:p>
          </table:table-cell>
          <table:table-cell table:style-name="ce29" table:formula="of:=['C++A'.U17] &gt;= [CPPCHART.$B$3]" office:value-type="boolean" office:boolean-value="false" calcext:value-type="boolean">
            <text:p>FALSE</text:p>
          </table:table-cell>
          <table:table-cell table:style-name="ce30" table:formula="of:=['C++A'.V17]*['C++A'.O17]" office:value-type="float" office:value="0" calcext:value-type="float">
            <text:p>0</text:p>
          </table:table-cell>
          <table:table-cell table:style-name="ce20" table:formula="of:=['C++A'.V17]*['C++A'.P17]" office:value-type="float" office:value="0" calcext:value-type="float">
            <text:p>0.00</text:p>
          </table:table-cell>
          <table:table-cell table:style-name="ce20" table:formula="of:=['C++A'.V17]*['C++A'.R17]" office:value-type="float" office:value="0" calcext:value-type="float">
            <text:p>0.00</text:p>
          </table:table-cell>
          <table:table-cell table:style-name="ce30" table:formula="of:=['C++A'.Z4]+['C++A'.W17]" office:value-type="float" office:value="0" calcext:value-type="float">
            <text:p>0</text:p>
          </table:table-cell>
          <table:table-cell table:style-name="ce31" table:formula="of:=COMBINEDMEAN(['C++A'.Z4]; ['C++A'.AA4]; ['C++A'.W17]; ['C++A'.X17])" office:value-type="float" office:value="0" calcext:value-type="float">
            <text:p>0.00</text:p>
          </table:table-cell>
          <table:table-cell table:style-name="ce31" table:formula="of:=COMBINEDSTDDEV(['C++A'.Z4];['C++A'.AA4];['C++A'.AB4];['C++A'.W17];['C++A'.X17];['C++A'.Y17])" office:value-type="float" office:value="17.6053695606108" calcext:value-type="float">
            <text:p>17.61</text:p>
          </table:table-cell>
          <table:table-cell table:style-name="ce28" table:formula="of:=['C++A'.AA17]/['C++A'.AB1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'C++A'.K17]+1" office:value-type="float" office:value="18" calcext:value-type="float">
            <text:p>18</text:p>
          </table:table-cell>
          <table:table-cell/>
          <table:table-cell table:style-name="ce70" table:formula="of:=['C++A'.N18] - COM.MICROSOFT.FLOOR.PRECISE(['C++A'.N18] * 0.2)" office:value-type="float" office:value="52429" calcext:value-type="float">
            <text:p>52,429</text:p>
          </table:table-cell>
          <table:table-cell table:style-name="ce13" table:formula="of:=INDIRECT(ADDRESS(['C++A'.$K18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8];3))" office:value-type="float" office:value="24948387.67375" calcext:value-type="float">
            <text:p>24,948,387.67</text:p>
          </table:table-cell>
          <table:table-cell table:style-name="ce23" table:formula="of:=['C++A'.P5]/['C++A'.P18]" office:value-type="float" office:value="1.0046372465633" calcext:value-type="float">
            <text:p>1.00</text:p>
          </table:table-cell>
          <table:table-cell table:style-name="ce20" table:formula="of:=INDIRECT(ADDRESS(['C++A'.$K18];4))" office:value-type="float" office:value="2206338.97316227" calcext:value-type="float">
            <text:p>2,206,338.97</text:p>
          </table:table-cell>
          <table:table-cell table:style-name="ce26" table:formula="of:=INDIRECT(ADDRESS(['C++A'.$K18];5))" office:value-type="float" office:value="0" calcext:value-type="float">
            <text:p>0.00</text:p>
          </table:table-cell>
          <table:table-cell table:style-name="ce27" table:formula="of:=IF(['C++A'.S18]=0;&quot;&quot;;ABS(['C++A'.P18] - ['C++A'.S18]) / MAX(['C++A'.P18]; ['C++A'.S18]))">
            <text:p/>
          </table:table-cell>
          <table:table-cell table:style-name="ce28" table:formula="of:=['C++A'.P18]/['C++A'.R18]" office:value-type="float" office:value="11.3075950600611" calcext:value-type="float">
            <text:p>11.31</text:p>
          </table:table-cell>
          <table:table-cell table:style-name="ce29" table:formula="of:=['C++A'.U18] &gt;= [CPPCHART.$B$3]" office:value-type="boolean" office:boolean-value="false" calcext:value-type="boolean">
            <text:p>FALSE</text:p>
          </table:table-cell>
          <table:table-cell table:style-name="ce30" table:formula="of:=['C++A'.V18]*['C++A'.O18]" office:value-type="float" office:value="0" calcext:value-type="float">
            <text:p>0</text:p>
          </table:table-cell>
          <table:table-cell table:style-name="ce20" table:formula="of:=['C++A'.V18]*['C++A'.P18]" office:value-type="float" office:value="0" calcext:value-type="float">
            <text:p>0.00</text:p>
          </table:table-cell>
          <table:table-cell table:style-name="ce20" table:formula="of:=['C++A'.V18]*['C++A'.R18]" office:value-type="float" office:value="0" calcext:value-type="float">
            <text:p>0.00</text:p>
          </table:table-cell>
          <table:table-cell table:style-name="ce30" table:formula="of:=['C++A'.Z5]+['C++A'.W18]" office:value-type="float" office:value="0" calcext:value-type="float">
            <text:p>0</text:p>
          </table:table-cell>
          <table:table-cell table:style-name="ce31" table:formula="of:=COMBINEDMEAN(['C++A'.Z5]; ['C++A'.AA5]; ['C++A'.W18]; ['C++A'.X18])" office:value-type="float" office:value="0" calcext:value-type="float">
            <text:p>0.00</text:p>
          </table:table-cell>
          <table:table-cell table:style-name="ce31" table:formula="of:=COMBINEDSTDDEV(['C++A'.Z5];['C++A'.AA5];['C++A'.AB5];['C++A'.W18];['C++A'.X18];['C++A'.Y18])" office:value-type="float" office:value="17.6053695606108" calcext:value-type="float">
            <text:p>17.61</text:p>
          </table:table-cell>
          <table:table-cell table:style-name="ce28" table:formula="of:=['C++A'.AA18]/['C++A'.AB1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'C++A'.K18]+1" office:value-type="float" office:value="19" calcext:value-type="float">
            <text:p>19</text:p>
          </table:table-cell>
          <table:table-cell/>
          <table:table-cell table:style-name="ce71" table:formula="of:=['C++A'.N19] - COM.MICROSOFT.FLOOR.PRECISE(['C++A'.N19] * 0.2)" office:value-type="float" office:value="104858" calcext:value-type="float">
            <text:p>104,858</text:p>
          </table:table-cell>
          <table:table-cell table:style-name="ce13" table:formula="of:=INDIRECT(ADDRESS(['C++A'.$K19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19];3))" office:value-type="float" office:value="55495895.38375" calcext:value-type="float">
            <text:p>55,495,895.38</text:p>
          </table:table-cell>
          <table:table-cell table:style-name="ce23" table:formula="of:=['C++A'.P6]/['C++A'.P19]" office:value-type="float" office:value="1.00158041875248" calcext:value-type="float">
            <text:p>1.00</text:p>
          </table:table-cell>
          <table:table-cell table:style-name="ce20" table:formula="of:=INDIRECT(ADDRESS(['C++A'.$K19];4))" office:value-type="float" office:value="2904407.80667695" calcext:value-type="float">
            <text:p>2,904,407.81</text:p>
          </table:table-cell>
          <table:table-cell table:style-name="ce26" table:formula="of:=INDIRECT(ADDRESS(['C++A'.$K19];5))" office:value-type="float" office:value="0" calcext:value-type="float">
            <text:p>0.00</text:p>
          </table:table-cell>
          <table:table-cell table:style-name="ce27" table:formula="of:=IF(['C++A'.S19]=0;&quot;&quot;;ABS(['C++A'.P19] - ['C++A'.S19]) / MAX(['C++A'.P19]; ['C++A'.S19]))">
            <text:p/>
          </table:table-cell>
          <table:table-cell table:style-name="ce28" table:formula="of:=['C++A'.P19]/['C++A'.R19]" office:value-type="float" office:value="19.1074735635162" calcext:value-type="float">
            <text:p>19.11</text:p>
          </table:table-cell>
          <table:table-cell table:style-name="ce29" table:formula="of:=['C++A'.U19] &gt;= [CPPCHART.$B$3]" office:value-type="boolean" office:boolean-value="false" calcext:value-type="boolean">
            <text:p>FALSE</text:p>
          </table:table-cell>
          <table:table-cell table:style-name="ce30" table:formula="of:=['C++A'.V19]*['C++A'.O19]" office:value-type="float" office:value="0" calcext:value-type="float">
            <text:p>0</text:p>
          </table:table-cell>
          <table:table-cell table:style-name="ce20" table:formula="of:=['C++A'.V19]*['C++A'.P19]" office:value-type="float" office:value="0" calcext:value-type="float">
            <text:p>0.00</text:p>
          </table:table-cell>
          <table:table-cell table:style-name="ce20" table:formula="of:=['C++A'.V19]*['C++A'.R19]" office:value-type="float" office:value="0" calcext:value-type="float">
            <text:p>0.00</text:p>
          </table:table-cell>
          <table:table-cell table:style-name="ce30" table:formula="of:=['C++A'.Z6]+['C++A'.W19]" office:value-type="float" office:value="0" calcext:value-type="float">
            <text:p>0</text:p>
          </table:table-cell>
          <table:table-cell table:style-name="ce31" table:formula="of:=COMBINEDMEAN(['C++A'.Z6]; ['C++A'.AA6]; ['C++A'.W19]; ['C++A'.X19])" office:value-type="float" office:value="0" calcext:value-type="float">
            <text:p>0.00</text:p>
          </table:table-cell>
          <table:table-cell table:style-name="ce31" table:formula="of:=COMBINEDSTDDEV(['C++A'.Z6];['C++A'.AA6];['C++A'.AB6];['C++A'.W19];['C++A'.X19];['C++A'.Y19])" office:value-type="float" office:value="17.6053695606108" calcext:value-type="float">
            <text:p>17.61</text:p>
          </table:table-cell>
          <table:table-cell table:style-name="ce28" table:formula="of:=['C++A'.AA19]/['C++A'.AB19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'C++A'.K19]+1" office:value-type="float" office:value="20" calcext:value-type="float">
            <text:p>20</text:p>
          </table:table-cell>
          <table:table-cell/>
          <table:table-cell table:style-name="ce72" table:formula="of:=['C++A'.N20] - COM.MICROSOFT.FLOOR.PRECISE(['C++A'.N20] * 0.2)" office:value-type="float" office:value="209716" calcext:value-type="float">
            <text:p>209,716</text:p>
          </table:table-cell>
          <table:table-cell table:style-name="ce13" table:formula="of:=INDIRECT(ADDRESS(['C++A'.$K20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0];3))" office:value-type="float" office:value="128986480.715" calcext:value-type="float">
            <text:p>128,986,480.72</text:p>
          </table:table-cell>
          <table:table-cell table:style-name="ce23" table:formula="of:=['C++A'.P7]/['C++A'.P20]" office:value-type="float" office:value="0.981925253729487" calcext:value-type="float">
            <text:p>0.98</text:p>
          </table:table-cell>
          <table:table-cell table:style-name="ce20" table:formula="of:=INDIRECT(ADDRESS(['C++A'.$K20];4))" office:value-type="float" office:value="8252531.15526398" calcext:value-type="float">
            <text:p>8,252,531.16</text:p>
          </table:table-cell>
          <table:table-cell table:style-name="ce26" table:formula="of:=INDIRECT(ADDRESS(['C++A'.$K20];5))" office:value-type="float" office:value="0" calcext:value-type="float">
            <text:p>0.00</text:p>
          </table:table-cell>
          <table:table-cell table:style-name="ce27" table:formula="of:=IF(['C++A'.S20]=0;&quot;&quot;;ABS(['C++A'.P20] - ['C++A'.S20]) / MAX(['C++A'.P20]; ['C++A'.S20]))">
            <text:p/>
          </table:table-cell>
          <table:table-cell table:style-name="ce28" table:formula="of:=['C++A'.P20]/['C++A'.R20]" office:value-type="float" office:value="15.6299295680604" calcext:value-type="float">
            <text:p>15.63</text:p>
          </table:table-cell>
          <table:table-cell table:style-name="ce29" table:formula="of:=['C++A'.U20] &gt;= [CPPCHART.$B$3]" office:value-type="boolean" office:boolean-value="false" calcext:value-type="boolean">
            <text:p>FALSE</text:p>
          </table:table-cell>
          <table:table-cell table:style-name="ce30" table:formula="of:=['C++A'.V20]*['C++A'.O20]" office:value-type="float" office:value="0" calcext:value-type="float">
            <text:p>0</text:p>
          </table:table-cell>
          <table:table-cell table:style-name="ce20" table:formula="of:=['C++A'.V20]*['C++A'.P20]" office:value-type="float" office:value="0" calcext:value-type="float">
            <text:p>0.00</text:p>
          </table:table-cell>
          <table:table-cell table:style-name="ce20" table:formula="of:=['C++A'.V20]*['C++A'.R20]" office:value-type="float" office:value="0" calcext:value-type="float">
            <text:p>0.00</text:p>
          </table:table-cell>
          <table:table-cell table:style-name="ce30" table:formula="of:=['C++A'.Z7]+['C++A'.W20]" office:value-type="float" office:value="0" calcext:value-type="float">
            <text:p>0</text:p>
          </table:table-cell>
          <table:table-cell table:style-name="ce31" table:formula="of:=COMBINEDMEAN(['C++A'.Z7]; ['C++A'.AA7]; ['C++A'.W20]; ['C++A'.X20])" office:value-type="float" office:value="0" calcext:value-type="float">
            <text:p>0.00</text:p>
          </table:table-cell>
          <table:table-cell table:style-name="ce31" table:formula="of:=COMBINEDSTDDEV(['C++A'.Z7];['C++A'.AA7];['C++A'.AB7];['C++A'.W20];['C++A'.X20];['C++A'.Y20])" office:value-type="float" office:value="17.6053695606108" calcext:value-type="float">
            <text:p>17.61</text:p>
          </table:table-cell>
          <table:table-cell table:style-name="ce28" table:formula="of:=['C++A'.AA20]/['C++A'.AB2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'C++A'.K20]+1" office:value-type="float" office:value="21" calcext:value-type="float">
            <text:p>21</text:p>
          </table:table-cell>
          <table:table-cell/>
          <table:table-cell table:style-name="ce73" table:formula="of:=['C++A'.N21] - COM.MICROSOFT.FLOOR.PRECISE(['C++A'.N21] * 0.2)" office:value-type="float" office:value="419431" calcext:value-type="float">
            <text:p>419,431</text:p>
          </table:table-cell>
          <table:table-cell table:style-name="ce13" table:formula="of:=INDIRECT(ADDRESS(['C++A'.$K21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1];3))" office:value-type="float" office:value="312358998.62875" calcext:value-type="float">
            <text:p>312,358,998.63</text:p>
          </table:table-cell>
          <table:table-cell table:style-name="ce23" table:formula="of:=['C++A'.P8]/['C++A'.P21]" office:value-type="float" office:value="0.993267908638837" calcext:value-type="float">
            <text:p>0.99</text:p>
          </table:table-cell>
          <table:table-cell table:style-name="ce20" table:formula="of:=INDIRECT(ADDRESS(['C++A'.$K21];4))" office:value-type="float" office:value="12966923.4281451" calcext:value-type="float">
            <text:p>12,966,923.43</text:p>
          </table:table-cell>
          <table:table-cell table:style-name="ce26" table:formula="of:=INDIRECT(ADDRESS(['C++A'.$K21];5))" office:value-type="float" office:value="0" calcext:value-type="float">
            <text:p>0.00</text:p>
          </table:table-cell>
          <table:table-cell table:style-name="ce27" table:formula="of:=IF(['C++A'.S21]=0;&quot;&quot;;ABS(['C++A'.P21] - ['C++A'.S21]) / MAX(['C++A'.P21]; ['C++A'.S21]))">
            <text:p/>
          </table:table-cell>
          <table:table-cell table:style-name="ce28" table:formula="of:=['C++A'.P21]/['C++A'.R21]" office:value-type="float" office:value="24.088905927428" calcext:value-type="float">
            <text:p>24.09</text:p>
          </table:table-cell>
          <table:table-cell table:style-name="ce29" table:formula="of:=['C++A'.U21] &gt;= [CPPCHART.$B$3]" office:value-type="boolean" office:boolean-value="false" calcext:value-type="boolean">
            <text:p>FALSE</text:p>
          </table:table-cell>
          <table:table-cell table:style-name="ce30" table:formula="of:=['C++A'.V21]*['C++A'.O21]" office:value-type="float" office:value="0" calcext:value-type="float">
            <text:p>0</text:p>
          </table:table-cell>
          <table:table-cell table:style-name="ce20" table:formula="of:=['C++A'.V21]*['C++A'.P21]" office:value-type="float" office:value="0" calcext:value-type="float">
            <text:p>0.00</text:p>
          </table:table-cell>
          <table:table-cell table:style-name="ce20" table:formula="of:=['C++A'.V21]*['C++A'.R21]" office:value-type="float" office:value="0" calcext:value-type="float">
            <text:p>0.00</text:p>
          </table:table-cell>
          <table:table-cell table:style-name="ce30" table:formula="of:=['C++A'.Z8]+['C++A'.W21]" office:value-type="float" office:value="0" calcext:value-type="float">
            <text:p>0</text:p>
          </table:table-cell>
          <table:table-cell table:style-name="ce31" table:formula="of:=COMBINEDMEAN(['C++A'.Z8]; ['C++A'.AA8]; ['C++A'.W21]; ['C++A'.X21])" office:value-type="float" office:value="0" calcext:value-type="float">
            <text:p>0.00</text:p>
          </table:table-cell>
          <table:table-cell table:style-name="ce31" table:formula="of:=COMBINEDSTDDEV(['C++A'.Z8];['C++A'.AA8];['C++A'.AB8];['C++A'.W21];['C++A'.X21];['C++A'.Y21])" office:value-type="float" office:value="17.6053695606108" calcext:value-type="float">
            <text:p>17.61</text:p>
          </table:table-cell>
          <table:table-cell table:style-name="ce28" table:formula="of:=['C++A'.AA21]/['C++A'.AB2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'C++A'.K21]+1" office:value-type="float" office:value="22" calcext:value-type="float">
            <text:p>22</text:p>
          </table:table-cell>
          <table:table-cell/>
          <table:table-cell table:style-name="ce74" table:formula="of:=['C++A'.N22] - COM.MICROSOFT.FLOOR.PRECISE(['C++A'.N22] * 0.2)" office:value-type="float" office:value="838861" calcext:value-type="float">
            <text:p>838,861</text:p>
          </table:table-cell>
          <table:table-cell table:style-name="ce13" table:formula="of:=INDIRECT(ADDRESS(['C++A'.$K22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2];3))" office:value-type="float" office:value="726929440.7475" calcext:value-type="float">
            <text:p>726,929,440.75</text:p>
          </table:table-cell>
          <table:table-cell table:style-name="ce23" table:formula="of:=['C++A'.P9]/['C++A'.P22]" office:value-type="float" office:value="0.988414686490975" calcext:value-type="float">
            <text:p>0.99</text:p>
          </table:table-cell>
          <table:table-cell table:style-name="ce20" table:formula="of:=INDIRECT(ADDRESS(['C++A'.$K22];4))" office:value-type="float" office:value="30929820.5639721" calcext:value-type="float">
            <text:p>30,929,820.56</text:p>
          </table:table-cell>
          <table:table-cell table:style-name="ce26" table:formula="of:=INDIRECT(ADDRESS(['C++A'.$K22];5))" office:value-type="float" office:value="0" calcext:value-type="float">
            <text:p>0.00</text:p>
          </table:table-cell>
          <table:table-cell table:style-name="ce27" table:formula="of:=IF(['C++A'.S22]=0;&quot;&quot;;ABS(['C++A'.P22] - ['C++A'.S22]) / MAX(['C++A'.P22]; ['C++A'.S22]))">
            <text:p/>
          </table:table-cell>
          <table:table-cell table:style-name="ce28" table:formula="of:=['C++A'.P22]/['C++A'.R22]" office:value-type="float" office:value="23.5025430957154" calcext:value-type="float">
            <text:p>23.50</text:p>
          </table:table-cell>
          <table:table-cell table:style-name="ce29" table:formula="of:=['C++A'.U22] &gt;= [CPPCHART.$B$3]" office:value-type="boolean" office:boolean-value="false" calcext:value-type="boolean">
            <text:p>FALSE</text:p>
          </table:table-cell>
          <table:table-cell table:style-name="ce30" table:formula="of:=['C++A'.V22]*['C++A'.O22]" office:value-type="float" office:value="0" calcext:value-type="float">
            <text:p>0</text:p>
          </table:table-cell>
          <table:table-cell table:style-name="ce20" table:formula="of:=['C++A'.V22]*['C++A'.P22]" office:value-type="float" office:value="0" calcext:value-type="float">
            <text:p>0.00</text:p>
          </table:table-cell>
          <table:table-cell table:style-name="ce20" table:formula="of:=['C++A'.V22]*['C++A'.R22]" office:value-type="float" office:value="0" calcext:value-type="float">
            <text:p>0.00</text:p>
          </table:table-cell>
          <table:table-cell table:style-name="ce30" table:formula="of:=['C++A'.Z9]+['C++A'.W22]" office:value-type="float" office:value="0" calcext:value-type="float">
            <text:p>0</text:p>
          </table:table-cell>
          <table:table-cell table:style-name="ce31" table:formula="of:=COMBINEDMEAN(['C++A'.Z9]; ['C++A'.AA9]; ['C++A'.W22]; ['C++A'.X22])" office:value-type="float" office:value="0" calcext:value-type="float">
            <text:p>0.00</text:p>
          </table:table-cell>
          <table:table-cell table:style-name="ce31" table:formula="of:=COMBINEDSTDDEV(['C++A'.Z9];['C++A'.AA9];['C++A'.AB9];['C++A'.W22];['C++A'.X22];['C++A'.Y22])" office:value-type="float" office:value="17.6053695606108" calcext:value-type="float">
            <text:p>17.61</text:p>
          </table:table-cell>
          <table:table-cell table:style-name="ce28" table:formula="of:=['C++A'.AA22]/['C++A'.AB2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'C++A'.K22]+1" office:value-type="float" office:value="23" calcext:value-type="float">
            <text:p>23</text:p>
          </table:table-cell>
          <table:table-cell/>
          <table:table-cell table:style-name="ce75" table:formula="of:=['C++A'.N23] - COM.MICROSOFT.FLOOR.PRECISE(['C++A'.N23] * 0.2)" office:value-type="float" office:value="1677722" calcext:value-type="float">
            <text:p>1,677,722</text:p>
          </table:table-cell>
          <table:table-cell table:style-name="ce13" table:formula="of:=INDIRECT(ADDRESS(['C++A'.$K23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3];3))" office:value-type="float" office:value="1475823712.02375" calcext:value-type="float">
            <text:p>1,475,823,712.02</text:p>
          </table:table-cell>
          <table:table-cell table:style-name="ce23" table:formula="of:=['C++A'.P10]/['C++A'.P23]" office:value-type="float" office:value="0.994149570680661" calcext:value-type="float">
            <text:p>0.99</text:p>
          </table:table-cell>
          <table:table-cell table:style-name="ce20" table:formula="of:=INDIRECT(ADDRESS(['C++A'.$K23];4))" office:value-type="float" office:value="32849577.2063822" calcext:value-type="float">
            <text:p>32,849,577.21</text:p>
          </table:table-cell>
          <table:table-cell table:style-name="ce26" table:formula="of:=INDIRECT(ADDRESS(['C++A'.$K23];5))" office:value-type="float" office:value="0" calcext:value-type="float">
            <text:p>0.00</text:p>
          </table:table-cell>
          <table:table-cell table:style-name="ce27" table:formula="of:=IF(['C++A'.S23]=0;&quot;&quot;;ABS(['C++A'.P23] - ['C++A'.S23]) / MAX(['C++A'.P23]; ['C++A'.S23]))">
            <text:p/>
          </table:table-cell>
          <table:table-cell table:style-name="ce28" table:formula="of:=['C++A'.P23]/['C++A'.R23]" office:value-type="float" office:value="44.9267186226378" calcext:value-type="float">
            <text:p>44.93</text:p>
          </table:table-cell>
          <table:table-cell table:style-name="ce29" table:formula="of:=['C++A'.U23] &gt;= [CPPCHART.$B$3]" office:value-type="boolean" office:boolean-value="false" calcext:value-type="boolean">
            <text:p>FALSE</text:p>
          </table:table-cell>
          <table:table-cell table:style-name="ce30" table:formula="of:=['C++A'.V23]*['C++A'.O23]" office:value-type="float" office:value="0" calcext:value-type="float">
            <text:p>0</text:p>
          </table:table-cell>
          <table:table-cell table:style-name="ce20" table:formula="of:=['C++A'.V23]*['C++A'.P23]" office:value-type="float" office:value="0" calcext:value-type="float">
            <text:p>0.00</text:p>
          </table:table-cell>
          <table:table-cell table:style-name="ce20" table:formula="of:=['C++A'.V23]*['C++A'.R23]" office:value-type="float" office:value="0" calcext:value-type="float">
            <text:p>0.00</text:p>
          </table:table-cell>
          <table:table-cell table:style-name="ce30" table:formula="of:=['C++A'.Z10]+['C++A'.W23]" office:value-type="float" office:value="0" calcext:value-type="float">
            <text:p>0</text:p>
          </table:table-cell>
          <table:table-cell table:style-name="ce31" table:formula="of:=COMBINEDMEAN(['C++A'.Z10]; ['C++A'.AA10]; ['C++A'.W23]; ['C++A'.X23])" office:value-type="float" office:value="0" calcext:value-type="float">
            <text:p>0.00</text:p>
          </table:table-cell>
          <table:table-cell table:style-name="ce31" table:formula="of:=COMBINEDSTDDEV(['C++A'.Z10];['C++A'.AA10];['C++A'.AB10];['C++A'.W23];['C++A'.X23];['C++A'.Y23])" office:value-type="float" office:value="17.6053695606108" calcext:value-type="float">
            <text:p>17.61</text:p>
          </table:table-cell>
          <table:table-cell table:style-name="ce28" table:formula="of:=['C++A'.AA23]/['C++A'.AB2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'C++A'.K23]+1" office:value-type="float" office:value="24" calcext:value-type="float">
            <text:p>24</text:p>
          </table:table-cell>
          <table:table-cell/>
          <table:table-cell table:style-name="ce76" table:formula="of:=['C++A'.N24] - COM.MICROSOFT.FLOOR.PRECISE(['C++A'.N24] * 0.2)" office:value-type="float" office:value="3355444" calcext:value-type="float">
            <text:p>3,355,444</text:p>
          </table:table-cell>
          <table:table-cell table:style-name="ce13" table:formula="of:=INDIRECT(ADDRESS(['C++A'.$K24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4];3))" office:value-type="float" office:value="2979095923.98" calcext:value-type="float">
            <text:p>2,979,095,923.98</text:p>
          </table:table-cell>
          <table:table-cell table:style-name="ce23" table:formula="of:=['C++A'.P11]/['C++A'.P24]" office:value-type="float" office:value="0.995941721918407" calcext:value-type="float">
            <text:p>1.00</text:p>
          </table:table-cell>
          <table:table-cell table:style-name="ce20" table:formula="of:=INDIRECT(ADDRESS(['C++A'.$K24];4))" office:value-type="float" office:value="86583828.6149255" calcext:value-type="float">
            <text:p>86,583,828.61</text:p>
          </table:table-cell>
          <table:table-cell table:style-name="ce26" table:formula="of:=INDIRECT(ADDRESS(['C++A'.$K24];5))" office:value-type="float" office:value="0" calcext:value-type="float">
            <text:p>0.00</text:p>
          </table:table-cell>
          <table:table-cell table:style-name="ce27" table:formula="of:=IF(['C++A'.S24]=0;&quot;&quot;;ABS(['C++A'.P24] - ['C++A'.S24]) / MAX(['C++A'.P24]; ['C++A'.S24]))">
            <text:p/>
          </table:table-cell>
          <table:table-cell table:style-name="ce28" table:formula="of:=['C++A'.P24]/['C++A'.R24]" office:value-type="float" office:value="34.4070708310819" calcext:value-type="float">
            <text:p>34.41</text:p>
          </table:table-cell>
          <table:table-cell table:style-name="ce29" table:formula="of:=['C++A'.U24] &gt;= [CPPCHART.$B$3]" office:value-type="boolean" office:boolean-value="false" calcext:value-type="boolean">
            <text:p>FALSE</text:p>
          </table:table-cell>
          <table:table-cell table:style-name="ce30" table:formula="of:=['C++A'.V24]*['C++A'.O24]" office:value-type="float" office:value="0" calcext:value-type="float">
            <text:p>0</text:p>
          </table:table-cell>
          <table:table-cell table:style-name="ce20" table:formula="of:=['C++A'.V24]*['C++A'.P24]" office:value-type="float" office:value="0" calcext:value-type="float">
            <text:p>0.00</text:p>
          </table:table-cell>
          <table:table-cell table:style-name="ce20" table:formula="of:=['C++A'.V24]*['C++A'.R24]" office:value-type="float" office:value="0" calcext:value-type="float">
            <text:p>0.00</text:p>
          </table:table-cell>
          <table:table-cell table:style-name="ce30" table:formula="of:=['C++A'.Z11]+['C++A'.W24]" office:value-type="float" office:value="0" calcext:value-type="float">
            <text:p>0</text:p>
          </table:table-cell>
          <table:table-cell table:style-name="ce31" table:formula="of:=COMBINEDMEAN(['C++A'.Z11]; ['C++A'.AA11]; ['C++A'.W24]; ['C++A'.X24])" office:value-type="float" office:value="0" calcext:value-type="float">
            <text:p>0.00</text:p>
          </table:table-cell>
          <table:table-cell table:style-name="ce31" table:formula="of:=COMBINEDSTDDEV(['C++A'.Z11];['C++A'.AA11];['C++A'.AB11];['C++A'.W24];['C++A'.X24];['C++A'.Y24])" office:value-type="float" office:value="17.6053695606108" calcext:value-type="float">
            <text:p>17.61</text:p>
          </table:table-cell>
          <table:table-cell table:style-name="ce28" table:formula="of:=['C++A'.AA24]/['C++A'.AB2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'C++A'.K24]+1" office:value-type="float" office:value="25" calcext:value-type="float">
            <text:p>25</text:p>
          </table:table-cell>
          <table:table-cell/>
          <table:table-cell table:style-name="ce77" table:formula="of:=['C++A'.N25] - COM.MICROSOFT.FLOOR.PRECISE(['C++A'.N25] * 0.2)" office:value-type="float" office:value="6710887" calcext:value-type="float">
            <text:p>6,710,887</text:p>
          </table:table-cell>
          <table:table-cell table:style-name="ce13" table:formula="of:=INDIRECT(ADDRESS(['C++A'.$K25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5];3))" office:value-type="float" office:value="6135437660.86375" calcext:value-type="float">
            <text:p>6,135,437,660.86</text:p>
          </table:table-cell>
          <table:table-cell table:style-name="ce23" table:formula="of:=['C++A'.P12]/['C++A'.P25]" office:value-type="float" office:value="0.984980754329019" calcext:value-type="float">
            <text:p>0.98</text:p>
          </table:table-cell>
          <table:table-cell table:style-name="ce20" table:formula="of:=INDIRECT(ADDRESS(['C++A'.$K25];4))" office:value-type="float" office:value="549066419.885621" calcext:value-type="float">
            <text:p>549,066,419.89</text:p>
          </table:table-cell>
          <table:table-cell table:style-name="ce26" table:formula="of:=INDIRECT(ADDRESS(['C++A'.$K25];5))" office:value-type="float" office:value="0" calcext:value-type="float">
            <text:p>0.00</text:p>
          </table:table-cell>
          <table:table-cell table:style-name="ce27" table:formula="of:=IF(['C++A'.S25]=0;&quot;&quot;;ABS(['C++A'.P25] - ['C++A'.S25]) / MAX(['C++A'.P25]; ['C++A'.S25]))">
            <text:p/>
          </table:table-cell>
          <table:table-cell table:style-name="ce28" table:formula="of:=['C++A'.P25]/['C++A'.R25]" office:value-type="float" office:value="11.1743086786146" calcext:value-type="float">
            <text:p>11.17</text:p>
          </table:table-cell>
          <table:table-cell table:style-name="ce29" table:formula="of:=['C++A'.U25] &gt;= [CPPCHART.$B$3]" office:value-type="boolean" office:boolean-value="false" calcext:value-type="boolean">
            <text:p>FALSE</text:p>
          </table:table-cell>
          <table:table-cell table:style-name="ce30" table:formula="of:=['C++A'.V25]*['C++A'.O25]" office:value-type="float" office:value="0" calcext:value-type="float">
            <text:p>0</text:p>
          </table:table-cell>
          <table:table-cell table:style-name="ce20" table:formula="of:=['C++A'.V25]*['C++A'.P25]" office:value-type="float" office:value="0" calcext:value-type="float">
            <text:p>0.00</text:p>
          </table:table-cell>
          <table:table-cell table:style-name="ce20" table:formula="of:=['C++A'.V25]*['C++A'.R25]" office:value-type="float" office:value="0" calcext:value-type="float">
            <text:p>0.00</text:p>
          </table:table-cell>
          <table:table-cell table:style-name="ce30" table:formula="of:=['C++A'.Z12]+['C++A'.W25]" office:value-type="float" office:value="0" calcext:value-type="float">
            <text:p>0</text:p>
          </table:table-cell>
          <table:table-cell table:style-name="ce31" table:formula="of:=COMBINEDMEAN(['C++A'.Z12]; ['C++A'.AA12]; ['C++A'.W25]; ['C++A'.X25])" office:value-type="float" office:value="0" calcext:value-type="float">
            <text:p>0.00</text:p>
          </table:table-cell>
          <table:table-cell table:style-name="ce31" table:formula="of:=COMBINEDSTDDEV(['C++A'.Z12];['C++A'.AA12];['C++A'.AB12];['C++A'.W25];['C++A'.X25];['C++A'.Y25])" office:value-type="float" office:value="17.6053695606108" calcext:value-type="float">
            <text:p>17.61</text:p>
          </table:table-cell>
          <table:table-cell table:style-name="ce28" table:formula="of:=['C++A'.AA25]/['C++A'.AB2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4" table:number-rows-spanned="1">
            <text:p>mult_array_a_64_32</text:p>
          </table:table-cell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ant / 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78" table:formula="of:=['C++A'.N29] - COM.MICROSOFT.FLOOR.PRECISE(['C++A'.N29] * 0.2)" office:value-type="float" office:value="13108" calcext:value-type="float">
            <text:p>13,108</text:p>
          </table:table-cell>
          <table:table-cell table:style-name="ce13" table:formula="of:=INDIRECT(ADDRESS(['C++A'.$K29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29];3))" office:value-type="float" office:value="5932399.4475" calcext:value-type="float">
            <text:p>5,932,399.45</text:p>
          </table:table-cell>
          <table:table-cell table:style-name="ce23" table:formula="of:=['C++A'.P16]/['C++A'.P29]" office:value-type="float" office:value="0.980497858661767" calcext:value-type="float">
            <text:p>0.98</text:p>
          </table:table-cell>
          <table:table-cell table:style-name="ce20" table:formula="of:=INDIRECT(ADDRESS(['C++A'.$K29];4))" office:value-type="float" office:value="605307.505244737" calcext:value-type="float">
            <text:p>605,307.51</text:p>
          </table:table-cell>
          <table:table-cell table:style-name="ce20" table:formula="of:=INDIRECT(ADDRESS(['C++A'.$K29];5))" office:value-type="float" office:value="5713867" calcext:value-type="float">
            <text:p>5,713,867.00</text:p>
          </table:table-cell>
          <table:table-cell table:style-name="ce27" table:formula="of:=IF(['C++A'.S29]=0;&quot;&quot;;ABS(['C++A'.P29] - ['C++A'.S29]) / MAX(['C++A'.P29]; ['C++A'.S29]))" office:value-type="float" office:value="0.0368371094080815" calcext:value-type="float">
            <text:p>0.0368</text:p>
          </table:table-cell>
          <table:table-cell table:style-name="ce28" table:formula="of:=['C++A'.P29]/['C++A'.R29]" office:value-type="float" office:value="9.80063752076132" calcext:value-type="float">
            <text:p>9.80</text:p>
          </table:table-cell>
          <table:table-cell table:style-name="ce29" table:formula="of:=['C++A'.U29] &gt;= [CPPCHART.$B$3]" office:value-type="boolean" office:boolean-value="false" calcext:value-type="boolean">
            <text:p>FALSE</text:p>
          </table:table-cell>
          <table:table-cell table:style-name="ce30" table:formula="of:=['C++A'.V29]*['C++A'.O29]" office:value-type="float" office:value="0" calcext:value-type="float">
            <text:p>0</text:p>
          </table:table-cell>
          <table:table-cell table:style-name="ce20" table:formula="of:=['C++A'.V29]*['C++A'.P29]" office:value-type="float" office:value="0" calcext:value-type="float">
            <text:p>0.00</text:p>
          </table:table-cell>
          <table:table-cell table:style-name="ce20" table:formula="of:=['C++A'.V29]*['C++A'.R29]" office:value-type="float" office:value="0" calcext:value-type="float">
            <text:p>0.00</text:p>
          </table:table-cell>
          <table:table-cell table:style-name="ce30" table:formula="of:=['C++A'.Z16]+['C++A'.W29]" office:value-type="float" office:value="0" calcext:value-type="float">
            <text:p>0</text:p>
          </table:table-cell>
          <table:table-cell table:style-name="ce31" table:formula="of:=COMBINEDMEAN(['C++A'.Z16]; ['C++A'.AA16]; ['C++A'.W29]; ['C++A'.X29])" office:value-type="float" office:value="204.573202222222" calcext:value-type="float">
            <text:p>204.57</text:p>
          </table:table-cell>
          <table:table-cell table:style-name="ce31" table:formula="of:=COMBINEDSTDDEV(['C++A'.Z16];['C++A'.AA16];['C++A'.AB16];['C++A'.W29];['C++A'.X29];['C++A'.Y29])" office:value-type="float" office:value="17.6053695606108" calcext:value-type="float">
            <text:p>17.61</text:p>
          </table:table-cell>
          <table:table-cell table:style-name="ce28" table:formula="of:=['C++A'.AA29]/['C++A'.AB29]" office:value-type="float" office:value="11.6199322892899" calcext:value-type="float">
            <text:p>11.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'C++A'.K29]+1" office:value-type="float" office:value="30" calcext:value-type="float">
            <text:p>30</text:p>
          </table:table-cell>
          <table:table-cell/>
          <table:table-cell table:style-name="ce79" table:formula="of:=['C++A'.N30] - COM.MICROSOFT.FLOOR.PRECISE(['C++A'.N30] * 0.2)" office:value-type="float" office:value="26215" calcext:value-type="float">
            <text:p>26,215</text:p>
          </table:table-cell>
          <table:table-cell table:style-name="ce13" table:formula="of:=INDIRECT(ADDRESS(['C++A'.$K30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0];3))" office:value-type="float" office:value="12246401.43" calcext:value-type="float">
            <text:p>12,246,401.43</text:p>
          </table:table-cell>
          <table:table-cell table:style-name="ce23" table:formula="of:=['C++A'.P17]/['C++A'.P30]" office:value-type="float" office:value="0.968108770177722" calcext:value-type="float">
            <text:p>0.97</text:p>
          </table:table-cell>
          <table:table-cell table:style-name="ce20" table:formula="of:=INDIRECT(ADDRESS(['C++A'.$K30];4))" office:value-type="float" office:value="1269398.22517341" calcext:value-type="float">
            <text:p>1,269,398.23</text:p>
          </table:table-cell>
          <table:table-cell table:style-name="ce20" table:formula="of:=INDIRECT(ADDRESS(['C++A'.$K30];5))" office:value-type="float" office:value="11700150" calcext:value-type="float">
            <text:p>11,700,150.00</text:p>
          </table:table-cell>
          <table:table-cell table:style-name="ce27" table:formula="of:=IF(['C++A'.S30]=0;&quot;&quot;;ABS(['C++A'.P30] - ['C++A'.S30]) / MAX(['C++A'.P30]; ['C++A'.S30]))" office:value-type="float" office:value="0.0446050566872525" calcext:value-type="float">
            <text:p>0.0446</text:p>
          </table:table-cell>
          <table:table-cell table:style-name="ce28" table:formula="of:=['C++A'.P30]/['C++A'.R30]" office:value-type="float" office:value="9.64740708403546" calcext:value-type="float">
            <text:p>9.65</text:p>
          </table:table-cell>
          <table:table-cell table:style-name="ce29" table:formula="of:=['C++A'.U30] &gt;= [CPPCHART.$B$3]" office:value-type="boolean" office:boolean-value="false" calcext:value-type="boolean">
            <text:p>FALSE</text:p>
          </table:table-cell>
          <table:table-cell table:style-name="ce30" table:formula="of:=['C++A'.V30]*['C++A'.O30]" office:value-type="float" office:value="0" calcext:value-type="float">
            <text:p>0</text:p>
          </table:table-cell>
          <table:table-cell table:style-name="ce20" table:formula="of:=['C++A'.V30]*['C++A'.P30]" office:value-type="float" office:value="0" calcext:value-type="float">
            <text:p>0.00</text:p>
          </table:table-cell>
          <table:table-cell table:style-name="ce20" table:formula="of:=['C++A'.V30]*['C++A'.R30]" office:value-type="float" office:value="0" calcext:value-type="float">
            <text:p>0.00</text:p>
          </table:table-cell>
          <table:table-cell table:style-name="ce30" table:formula="of:=['C++A'.Z17]+['C++A'.W30]" office:value-type="float" office:value="0" calcext:value-type="float">
            <text:p>0</text:p>
          </table:table-cell>
          <table:table-cell table:style-name="ce31" table:formula="of:=COMBINEDMEAN(['C++A'.Z17]; ['C++A'.AA17]; ['C++A'.W30]; ['C++A'.X30])" office:value-type="float" office:value="0" calcext:value-type="float">
            <text:p>0.00</text:p>
          </table:table-cell>
          <table:table-cell table:style-name="ce31" table:formula="of:=COMBINEDSTDDEV(['C++A'.Z17];['C++A'.AA17];['C++A'.AB17];['C++A'.W30];['C++A'.X30];['C++A'.Y30])" office:value-type="float" office:value="17.6053695606108" calcext:value-type="float">
            <text:p>17.61</text:p>
          </table:table-cell>
          <table:table-cell table:style-name="ce28" table:formula="of:=['C++A'.AA30]/['C++A'.AB3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'C++A'.K30]+1" office:value-type="float" office:value="31" calcext:value-type="float">
            <text:p>31</text:p>
          </table:table-cell>
          <table:table-cell/>
          <table:table-cell table:style-name="ce80" table:formula="of:=['C++A'.N31] - COM.MICROSOFT.FLOOR.PRECISE(['C++A'.N31] * 0.2)" office:value-type="float" office:value="52429" calcext:value-type="float">
            <text:p>52,429</text:p>
          </table:table-cell>
          <table:table-cell table:style-name="ce13" table:formula="of:=INDIRECT(ADDRESS(['C++A'.$K31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1];3))" office:value-type="float" office:value="25973579.7175" calcext:value-type="float">
            <text:p>25,973,579.72</text:p>
          </table:table-cell>
          <table:table-cell table:style-name="ce23" table:formula="of:=['C++A'.P18]/['C++A'.P31]" office:value-type="float" office:value="0.960529428176615" calcext:value-type="float">
            <text:p>0.96</text:p>
          </table:table-cell>
          <table:table-cell table:style-name="ce20" table:formula="of:=INDIRECT(ADDRESS(['C++A'.$K31];4))" office:value-type="float" office:value="2394603.97465922" calcext:value-type="float">
            <text:p>2,394,603.97</text:p>
          </table:table-cell>
          <table:table-cell table:style-name="ce20" table:formula="of:=INDIRECT(ADDRESS(['C++A'.$K31];5))" office:value-type="float" office:value="26803561" calcext:value-type="float">
            <text:p>26,803,561.00</text:p>
          </table:table-cell>
          <table:table-cell table:style-name="ce27" table:formula="of:=IF(['C++A'.S31]=0;&quot;&quot;;ABS(['C++A'.P31] - ['C++A'.S31]) / MAX(['C++A'.P31]; ['C++A'.S31]))" office:value-type="float" office:value="0.0309653363782521" calcext:value-type="float">
            <text:p>0.0310</text:p>
          </table:table-cell>
          <table:table-cell table:style-name="ce28" table:formula="of:=['C++A'.P31]/['C++A'.R31]" office:value-type="float" office:value="10.8467120210123" calcext:value-type="float">
            <text:p>10.85</text:p>
          </table:table-cell>
          <table:table-cell table:style-name="ce29" table:formula="of:=['C++A'.U31] &gt;= [CPPCHART.$B$3]" office:value-type="boolean" office:boolean-value="false" calcext:value-type="boolean">
            <text:p>FALSE</text:p>
          </table:table-cell>
          <table:table-cell table:style-name="ce30" table:formula="of:=['C++A'.V31]*['C++A'.O31]" office:value-type="float" office:value="0" calcext:value-type="float">
            <text:p>0</text:p>
          </table:table-cell>
          <table:table-cell table:style-name="ce20" table:formula="of:=['C++A'.V31]*['C++A'.P31]" office:value-type="float" office:value="0" calcext:value-type="float">
            <text:p>0.00</text:p>
          </table:table-cell>
          <table:table-cell table:style-name="ce20" table:formula="of:=['C++A'.V31]*['C++A'.R31]" office:value-type="float" office:value="0" calcext:value-type="float">
            <text:p>0.00</text:p>
          </table:table-cell>
          <table:table-cell table:style-name="ce30" table:formula="of:=['C++A'.Z18]+['C++A'.W31]" office:value-type="float" office:value="0" calcext:value-type="float">
            <text:p>0</text:p>
          </table:table-cell>
          <table:table-cell table:style-name="ce31" table:formula="of:=COMBINEDMEAN(['C++A'.Z18]; ['C++A'.AA18]; ['C++A'.W31]; ['C++A'.X31])" office:value-type="float" office:value="0" calcext:value-type="float">
            <text:p>0.00</text:p>
          </table:table-cell>
          <table:table-cell table:style-name="ce31" table:formula="of:=COMBINEDSTDDEV(['C++A'.Z18];['C++A'.AA18];['C++A'.AB18];['C++A'.W31];['C++A'.X31];['C++A'.Y31])" office:value-type="float" office:value="17.6053695606108" calcext:value-type="float">
            <text:p>17.61</text:p>
          </table:table-cell>
          <table:table-cell table:style-name="ce28" table:formula="of:=['C++A'.AA31]/['C++A'.AB3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'C++A'.K31]+1" office:value-type="float" office:value="32" calcext:value-type="float">
            <text:p>32</text:p>
          </table:table-cell>
          <table:table-cell/>
          <table:table-cell table:style-name="ce81" table:formula="of:=['C++A'.N32] - COM.MICROSOFT.FLOOR.PRECISE(['C++A'.N32] * 0.2)" office:value-type="float" office:value="104858" calcext:value-type="float">
            <text:p>104,858</text:p>
          </table:table-cell>
          <table:table-cell table:style-name="ce13" table:formula="of:=INDIRECT(ADDRESS(['C++A'.$K32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2];3))" office:value-type="float" office:value="56660539.12" calcext:value-type="float">
            <text:p>56,660,539.12</text:p>
          </table:table-cell>
          <table:table-cell table:style-name="ce23" table:formula="of:=['C++A'.P19]/['C++A'.P32]" office:value-type="float" office:value="0.97944524082654" calcext:value-type="float">
            <text:p>0.98</text:p>
          </table:table-cell>
          <table:table-cell table:style-name="ce20" table:formula="of:=INDIRECT(ADDRESS(['C++A'.$K32];4))" office:value-type="float" office:value="3541064.18634992" calcext:value-type="float">
            <text:p>3,541,064.19</text:p>
          </table:table-cell>
          <table:table-cell table:style-name="ce20" table:formula="of:=INDIRECT(ADDRESS(['C++A'.$K32];5))" office:value-type="float" office:value="55780453" calcext:value-type="float">
            <text:p>55,780,453.00</text:p>
          </table:table-cell>
          <table:table-cell table:style-name="ce27" table:formula="of:=IF(['C++A'.S32]=0;&quot;&quot;;ABS(['C++A'.P32] - ['C++A'.S32]) / MAX(['C++A'.P32]; ['C++A'.S32]))" office:value-type="float" office:value="0.015532611119991" calcext:value-type="float">
            <text:p>0.0155</text:p>
          </table:table-cell>
          <table:table-cell table:style-name="ce28" table:formula="of:=['C++A'.P32]/['C++A'.R32]" office:value-type="float" office:value="16.0009918313299" calcext:value-type="float">
            <text:p>16.00</text:p>
          </table:table-cell>
          <table:table-cell table:style-name="ce29" table:formula="of:=['C++A'.U32] &gt;= [CPPCHART.$B$3]" office:value-type="boolean" office:boolean-value="false" calcext:value-type="boolean">
            <text:p>FALSE</text:p>
          </table:table-cell>
          <table:table-cell table:style-name="ce30" table:formula="of:=['C++A'.V32]*['C++A'.O32]" office:value-type="float" office:value="0" calcext:value-type="float">
            <text:p>0</text:p>
          </table:table-cell>
          <table:table-cell table:style-name="ce20" table:formula="of:=['C++A'.V32]*['C++A'.P32]" office:value-type="float" office:value="0" calcext:value-type="float">
            <text:p>0.00</text:p>
          </table:table-cell>
          <table:table-cell table:style-name="ce20" table:formula="of:=['C++A'.V32]*['C++A'.R32]" office:value-type="float" office:value="0" calcext:value-type="float">
            <text:p>0.00</text:p>
          </table:table-cell>
          <table:table-cell table:style-name="ce30" table:formula="of:=['C++A'.Z19]+['C++A'.W32]" office:value-type="float" office:value="0" calcext:value-type="float">
            <text:p>0</text:p>
          </table:table-cell>
          <table:table-cell table:style-name="ce31" table:formula="of:=COMBINEDMEAN(['C++A'.Z19]; ['C++A'.AA19]; ['C++A'.W32]; ['C++A'.X32])" office:value-type="float" office:value="0" calcext:value-type="float">
            <text:p>0.00</text:p>
          </table:table-cell>
          <table:table-cell table:style-name="ce31" table:formula="of:=COMBINEDSTDDEV(['C++A'.Z19];['C++A'.AA19];['C++A'.AB19];['C++A'.W32];['C++A'.X32];['C++A'.Y32])" office:value-type="float" office:value="17.6053695606108" calcext:value-type="float">
            <text:p>17.61</text:p>
          </table:table-cell>
          <table:table-cell table:style-name="ce28" table:formula="of:=['C++A'.AA32]/['C++A'.AB3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'C++A'.K32]+1" office:value-type="float" office:value="33" calcext:value-type="float">
            <text:p>33</text:p>
          </table:table-cell>
          <table:table-cell/>
          <table:table-cell table:style-name="ce82" table:formula="of:=['C++A'.N33] - COM.MICROSOFT.FLOOR.PRECISE(['C++A'.N33] * 0.2)" office:value-type="float" office:value="209716" calcext:value-type="float">
            <text:p>209,716</text:p>
          </table:table-cell>
          <table:table-cell table:style-name="ce13" table:formula="of:=INDIRECT(ADDRESS(['C++A'.$K33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3];3))" office:value-type="float" office:value="129870917.3325" calcext:value-type="float">
            <text:p>129,870,917.33</text:p>
          </table:table-cell>
          <table:table-cell table:style-name="ce23" table:formula="of:=['C++A'.P20]/['C++A'.P33]" office:value-type="float" office:value="0.993189879338146" calcext:value-type="float">
            <text:p>0.99</text:p>
          </table:table-cell>
          <table:table-cell table:style-name="ce20" table:formula="of:=INDIRECT(ADDRESS(['C++A'.$K33];4))" office:value-type="float" office:value="7543002.15397265" calcext:value-type="float">
            <text:p>7,543,002.15</text:p>
          </table:table-cell>
          <table:table-cell table:style-name="ce20" table:formula="of:=INDIRECT(ADDRESS(['C++A'.$K33];5))" office:value-type="float" office:value="126882420" calcext:value-type="float">
            <text:p>126,882,420.00</text:p>
          </table:table-cell>
          <table:table-cell table:style-name="ce27" table:formula="of:=IF(['C++A'.S33]=0;&quot;&quot;;ABS(['C++A'.P33] - ['C++A'.S33]) / MAX(['C++A'.P33]; ['C++A'.S33]))" office:value-type="float" office:value="0.0230112899322082" calcext:value-type="float">
            <text:p>0.0230</text:p>
          </table:table-cell>
          <table:table-cell table:style-name="ce28" table:formula="of:=['C++A'.P33]/['C++A'.R33]" office:value-type="float" office:value="17.2174042485327" calcext:value-type="float">
            <text:p>17.22</text:p>
          </table:table-cell>
          <table:table-cell table:style-name="ce29" table:formula="of:=['C++A'.U33] &gt;= [CPPCHART.$B$3]" office:value-type="boolean" office:boolean-value="false" calcext:value-type="boolean">
            <text:p>FALSE</text:p>
          </table:table-cell>
          <table:table-cell table:style-name="ce30" table:formula="of:=['C++A'.V33]*['C++A'.O33]" office:value-type="float" office:value="0" calcext:value-type="float">
            <text:p>0</text:p>
          </table:table-cell>
          <table:table-cell table:style-name="ce20" table:formula="of:=['C++A'.V33]*['C++A'.P33]" office:value-type="float" office:value="0" calcext:value-type="float">
            <text:p>0.00</text:p>
          </table:table-cell>
          <table:table-cell table:style-name="ce20" table:formula="of:=['C++A'.V33]*['C++A'.R33]" office:value-type="float" office:value="0" calcext:value-type="float">
            <text:p>0.00</text:p>
          </table:table-cell>
          <table:table-cell table:style-name="ce30" table:formula="of:=['C++A'.Z20]+['C++A'.W33]" office:value-type="float" office:value="0" calcext:value-type="float">
            <text:p>0</text:p>
          </table:table-cell>
          <table:table-cell table:style-name="ce31" table:formula="of:=COMBINEDMEAN(['C++A'.Z20]; ['C++A'.AA20]; ['C++A'.W33]; ['C++A'.X33])" office:value-type="float" office:value="0" calcext:value-type="float">
            <text:p>0.00</text:p>
          </table:table-cell>
          <table:table-cell table:style-name="ce31" table:formula="of:=COMBINEDSTDDEV(['C++A'.Z20];['C++A'.AA20];['C++A'.AB20];['C++A'.W33];['C++A'.X33];['C++A'.Y33])" office:value-type="float" office:value="17.6053695606108" calcext:value-type="float">
            <text:p>17.61</text:p>
          </table:table-cell>
          <table:table-cell table:style-name="ce28" table:formula="of:=['C++A'.AA33]/['C++A'.AB3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'C++A'.K33]+1" office:value-type="float" office:value="34" calcext:value-type="float">
            <text:p>34</text:p>
          </table:table-cell>
          <table:table-cell/>
          <table:table-cell table:style-name="ce83" table:formula="of:=['C++A'.N34] - COM.MICROSOFT.FLOOR.PRECISE(['C++A'.N34] * 0.2)" office:value-type="float" office:value="419431" calcext:value-type="float">
            <text:p>419,431</text:p>
          </table:table-cell>
          <table:table-cell table:style-name="ce13" table:formula="of:=INDIRECT(ADDRESS(['C++A'.$K34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4];3))" office:value-type="float" office:value="315716488.28" calcext:value-type="float">
            <text:p>315,716,488.28</text:p>
          </table:table-cell>
          <table:table-cell table:style-name="ce23" table:formula="of:=['C++A'.P21]/['C++A'.P34]" office:value-type="float" office:value="0.989365491585374" calcext:value-type="float">
            <text:p>0.99</text:p>
          </table:table-cell>
          <table:table-cell table:style-name="ce20" table:formula="of:=INDIRECT(ADDRESS(['C++A'.$K34];4))" office:value-type="float" office:value="13968933.1292185" calcext:value-type="float">
            <text:p>13,968,933.13</text:p>
          </table:table-cell>
          <table:table-cell table:style-name="ce20" table:formula="of:=INDIRECT(ADDRESS(['C++A'.$K34];5))" office:value-type="float" office:value="310327471" calcext:value-type="float">
            <text:p>310,327,471.00</text:p>
          </table:table-cell>
          <table:table-cell table:style-name="ce27" table:formula="of:=IF(['C++A'.S34]=0;&quot;&quot;;ABS(['C++A'.P34] - ['C++A'.S34]) / MAX(['C++A'.P34]; ['C++A'.S34]))" office:value-type="float" office:value="0.0170691664200338" calcext:value-type="float">
            <text:p>0.0171</text:p>
          </table:table-cell>
          <table:table-cell table:style-name="ce28" table:formula="of:=['C++A'.P34]/['C++A'.R34]" office:value-type="float" office:value="22.6013314946453" calcext:value-type="float">
            <text:p>22.60</text:p>
          </table:table-cell>
          <table:table-cell table:style-name="ce29" table:formula="of:=['C++A'.U34] &gt;= [CPPCHART.$B$3]" office:value-type="boolean" office:boolean-value="false" calcext:value-type="boolean">
            <text:p>FALSE</text:p>
          </table:table-cell>
          <table:table-cell table:style-name="ce30" table:formula="of:=['C++A'.V34]*['C++A'.O34]" office:value-type="float" office:value="0" calcext:value-type="float">
            <text:p>0</text:p>
          </table:table-cell>
          <table:table-cell table:style-name="ce20" table:formula="of:=['C++A'.V34]*['C++A'.P34]" office:value-type="float" office:value="0" calcext:value-type="float">
            <text:p>0.00</text:p>
          </table:table-cell>
          <table:table-cell table:style-name="ce20" table:formula="of:=['C++A'.V34]*['C++A'.R34]" office:value-type="float" office:value="0" calcext:value-type="float">
            <text:p>0.00</text:p>
          </table:table-cell>
          <table:table-cell table:style-name="ce30" table:formula="of:=['C++A'.Z21]+['C++A'.W34]" office:value-type="float" office:value="0" calcext:value-type="float">
            <text:p>0</text:p>
          </table:table-cell>
          <table:table-cell table:style-name="ce31" table:formula="of:=COMBINEDMEAN(['C++A'.Z21]; ['C++A'.AA21]; ['C++A'.W34]; ['C++A'.X34])" office:value-type="float" office:value="0" calcext:value-type="float">
            <text:p>0.00</text:p>
          </table:table-cell>
          <table:table-cell table:style-name="ce31" table:formula="of:=COMBINEDSTDDEV(['C++A'.Z21];['C++A'.AA21];['C++A'.AB21];['C++A'.W34];['C++A'.X34];['C++A'.Y34])" office:value-type="float" office:value="17.6053695606108" calcext:value-type="float">
            <text:p>17.61</text:p>
          </table:table-cell>
          <table:table-cell table:style-name="ce28" table:formula="of:=['C++A'.AA34]/['C++A'.AB3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'C++A'.K34]+1" office:value-type="float" office:value="35" calcext:value-type="float">
            <text:p>35</text:p>
          </table:table-cell>
          <table:table-cell/>
          <table:table-cell table:style-name="ce84" table:formula="of:=['C++A'.N35] - COM.MICROSOFT.FLOOR.PRECISE(['C++A'.N35] * 0.2)" office:value-type="float" office:value="838861" calcext:value-type="float">
            <text:p>838,861</text:p>
          </table:table-cell>
          <table:table-cell table:style-name="ce13" table:formula="of:=INDIRECT(ADDRESS(['C++A'.$K35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5];3))" office:value-type="float" office:value="737610181.5175" calcext:value-type="float">
            <text:p>737,610,181.52</text:p>
          </table:table-cell>
          <table:table-cell table:style-name="ce23" table:formula="of:=['C++A'.P22]/['C++A'.P35]" office:value-type="float" office:value="0.985519802956046" calcext:value-type="float">
            <text:p>0.99</text:p>
          </table:table-cell>
          <table:table-cell table:style-name="ce20" table:formula="of:=INDIRECT(ADDRESS(['C++A'.$K35];4))" office:value-type="float" office:value="31695841.7194545" calcext:value-type="float">
            <text:p>31,695,841.72</text:p>
          </table:table-cell>
          <table:table-cell table:style-name="ce20" table:formula="of:=INDIRECT(ADDRESS(['C++A'.$K35];5))" office:value-type="float" office:value="751056088" calcext:value-type="float">
            <text:p>751,056,088.00</text:p>
          </table:table-cell>
          <table:table-cell table:style-name="ce27" table:formula="of:=IF(['C++A'.S35]=0;&quot;&quot;;ABS(['C++A'.P35] - ['C++A'.S35]) / MAX(['C++A'.P35]; ['C++A'.S35]))" office:value-type="float" office:value="0.0179026662553329" calcext:value-type="float">
            <text:p>0.0179</text:p>
          </table:table-cell>
          <table:table-cell table:style-name="ce28" table:formula="of:=['C++A'.P35]/['C++A'.R35]" office:value-type="float" office:value="23.2715126497103" calcext:value-type="float">
            <text:p>23.27</text:p>
          </table:table-cell>
          <table:table-cell table:style-name="ce29" table:formula="of:=['C++A'.U35] &gt;= [CPPCHART.$B$3]" office:value-type="boolean" office:boolean-value="false" calcext:value-type="boolean">
            <text:p>FALSE</text:p>
          </table:table-cell>
          <table:table-cell table:style-name="ce30" table:formula="of:=['C++A'.V35]*['C++A'.O35]" office:value-type="float" office:value="0" calcext:value-type="float">
            <text:p>0</text:p>
          </table:table-cell>
          <table:table-cell table:style-name="ce20" table:formula="of:=['C++A'.V35]*['C++A'.P35]" office:value-type="float" office:value="0" calcext:value-type="float">
            <text:p>0.00</text:p>
          </table:table-cell>
          <table:table-cell table:style-name="ce20" table:formula="of:=['C++A'.V35]*['C++A'.R35]" office:value-type="float" office:value="0" calcext:value-type="float">
            <text:p>0.00</text:p>
          </table:table-cell>
          <table:table-cell table:style-name="ce30" table:formula="of:=['C++A'.Z22]+['C++A'.W35]" office:value-type="float" office:value="0" calcext:value-type="float">
            <text:p>0</text:p>
          </table:table-cell>
          <table:table-cell table:style-name="ce31" table:formula="of:=COMBINEDMEAN(['C++A'.Z22]; ['C++A'.AA22]; ['C++A'.W35]; ['C++A'.X35])" office:value-type="float" office:value="0" calcext:value-type="float">
            <text:p>0.00</text:p>
          </table:table-cell>
          <table:table-cell table:style-name="ce31" table:formula="of:=COMBINEDSTDDEV(['C++A'.Z22];['C++A'.AA22];['C++A'.AB22];['C++A'.W35];['C++A'.X35];['C++A'.Y35])" office:value-type="float" office:value="17.6053695606108" calcext:value-type="float">
            <text:p>17.61</text:p>
          </table:table-cell>
          <table:table-cell table:style-name="ce28" table:formula="of:=['C++A'.AA35]/['C++A'.AB3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'C++A'.K35]+1" office:value-type="float" office:value="36" calcext:value-type="float">
            <text:p>36</text:p>
          </table:table-cell>
          <table:table-cell/>
          <table:table-cell table:style-name="ce85" table:formula="of:=['C++A'.N36] - COM.MICROSOFT.FLOOR.PRECISE(['C++A'.N36] * 0.2)" office:value-type="float" office:value="1677722" calcext:value-type="float">
            <text:p>1,677,722</text:p>
          </table:table-cell>
          <table:table-cell table:style-name="ce13" table:formula="of:=INDIRECT(ADDRESS(['C++A'.$K36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6];3))" office:value-type="float" office:value="1507247264.73375" calcext:value-type="float">
            <text:p>1,507,247,264.73</text:p>
          </table:table-cell>
          <table:table-cell table:style-name="ce23" table:formula="of:=['C++A'.P23]/['C++A'.P36]" office:value-type="float" office:value="0.979151693656879" calcext:value-type="float">
            <text:p>0.98</text:p>
          </table:table-cell>
          <table:table-cell table:style-name="ce20" table:formula="of:=INDIRECT(ADDRESS(['C++A'.$K36];4))" office:value-type="float" office:value="37552691.5244698" calcext:value-type="float">
            <text:p>37,552,691.52</text:p>
          </table:table-cell>
          <table:table-cell table:style-name="ce20" table:formula="of:=INDIRECT(ADDRESS(['C++A'.$K36];5))" office:value-type="float" office:value="1506520421" calcext:value-type="float">
            <text:p>1,506,520,421.00</text:p>
          </table:table-cell>
          <table:table-cell table:style-name="ce27" table:formula="of:=IF(['C++A'.S36]=0;&quot;&quot;;ABS(['C++A'.P36] - ['C++A'.S36]) / MAX(['C++A'.P36]; ['C++A'.S36]))" office:value-type="float" office:value="0.000482232577730701" calcext:value-type="float">
            <text:p>0.0005</text:p>
          </table:table-cell>
          <table:table-cell table:style-name="ce28" table:formula="of:=['C++A'.P36]/['C++A'.R36]" office:value-type="float" office:value="40.1368637918166" calcext:value-type="float">
            <text:p>40.14</text:p>
          </table:table-cell>
          <table:table-cell table:style-name="ce29" table:formula="of:=['C++A'.U36] &gt;= [CPPCHART.$B$3]" office:value-type="boolean" office:boolean-value="false" calcext:value-type="boolean">
            <text:p>FALSE</text:p>
          </table:table-cell>
          <table:table-cell table:style-name="ce30" table:formula="of:=['C++A'.V36]*['C++A'.O36]" office:value-type="float" office:value="0" calcext:value-type="float">
            <text:p>0</text:p>
          </table:table-cell>
          <table:table-cell table:style-name="ce20" table:formula="of:=['C++A'.V36]*['C++A'.P36]" office:value-type="float" office:value="0" calcext:value-type="float">
            <text:p>0.00</text:p>
          </table:table-cell>
          <table:table-cell table:style-name="ce20" table:formula="of:=['C++A'.V36]*['C++A'.R36]" office:value-type="float" office:value="0" calcext:value-type="float">
            <text:p>0.00</text:p>
          </table:table-cell>
          <table:table-cell table:style-name="ce30" table:formula="of:=['C++A'.Z23]+['C++A'.W36]" office:value-type="float" office:value="0" calcext:value-type="float">
            <text:p>0</text:p>
          </table:table-cell>
          <table:table-cell table:style-name="ce31" table:formula="of:=COMBINEDMEAN(['C++A'.Z23]; ['C++A'.AA23]; ['C++A'.W36]; ['C++A'.X36])" office:value-type="float" office:value="0" calcext:value-type="float">
            <text:p>0.00</text:p>
          </table:table-cell>
          <table:table-cell table:style-name="ce31" table:formula="of:=COMBINEDSTDDEV(['C++A'.Z23];['C++A'.AA23];['C++A'.AB23];['C++A'.W36];['C++A'.X36];['C++A'.Y36])" office:value-type="float" office:value="17.6053695606108" calcext:value-type="float">
            <text:p>17.61</text:p>
          </table:table-cell>
          <table:table-cell table:style-name="ce28" table:formula="of:=['C++A'.AA36]/['C++A'.AB36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'C++A'.K36]+1" office:value-type="float" office:value="37" calcext:value-type="float">
            <text:p>37</text:p>
          </table:table-cell>
          <table:table-cell/>
          <table:table-cell table:style-name="ce86" table:formula="of:=['C++A'.N37] - COM.MICROSOFT.FLOOR.PRECISE(['C++A'.N37] * 0.2)" office:value-type="float" office:value="3355444" calcext:value-type="float">
            <text:p>3,355,444</text:p>
          </table:table-cell>
          <table:table-cell table:style-name="ce13" table:formula="of:=INDIRECT(ADDRESS(['C++A'.$K37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7];3))" office:value-type="float" office:value="3050472533.2475" calcext:value-type="float">
            <text:p>3,050,472,533.25</text:p>
          </table:table-cell>
          <table:table-cell table:style-name="ce23" table:formula="of:=['C++A'.P24]/['C++A'.P37]" office:value-type="float" office:value="0.976601458138188" calcext:value-type="float">
            <text:p>0.98</text:p>
          </table:table-cell>
          <table:table-cell table:style-name="ce20" table:formula="of:=INDIRECT(ADDRESS(['C++A'.$K37];4))" office:value-type="float" office:value="106802035.23273" calcext:value-type="float">
            <text:p>106,802,035.23</text:p>
          </table:table-cell>
          <table:table-cell table:style-name="ce20" table:formula="of:=INDIRECT(ADDRESS(['C++A'.$K37];5))" office:value-type="float" office:value="3029984870" calcext:value-type="float">
            <text:p>3,029,984,870.00</text:p>
          </table:table-cell>
          <table:table-cell table:style-name="ce27" table:formula="of:=IF(['C++A'.S37]=0;&quot;&quot;;ABS(['C++A'.P37] - ['C++A'.S37]) / MAX(['C++A'.P37]; ['C++A'.S37]))" office:value-type="float" office:value="0.00671622610077692" calcext:value-type="float">
            <text:p>0.0067</text:p>
          </table:table-cell>
          <table:table-cell table:style-name="ce28" table:formula="of:=['C++A'.P37]/['C++A'.R37]" office:value-type="float" office:value="28.5619326129908" calcext:value-type="float">
            <text:p>28.56</text:p>
          </table:table-cell>
          <table:table-cell table:style-name="ce29" table:formula="of:=['C++A'.U37] &gt;= [CPPCHART.$B$3]" office:value-type="boolean" office:boolean-value="false" calcext:value-type="boolean">
            <text:p>FALSE</text:p>
          </table:table-cell>
          <table:table-cell table:style-name="ce30" table:formula="of:=['C++A'.V37]*['C++A'.O37]" office:value-type="float" office:value="0" calcext:value-type="float">
            <text:p>0</text:p>
          </table:table-cell>
          <table:table-cell table:style-name="ce20" table:formula="of:=['C++A'.V37]*['C++A'.P37]" office:value-type="float" office:value="0" calcext:value-type="float">
            <text:p>0.00</text:p>
          </table:table-cell>
          <table:table-cell table:style-name="ce20" table:formula="of:=['C++A'.V37]*['C++A'.R37]" office:value-type="float" office:value="0" calcext:value-type="float">
            <text:p>0.00</text:p>
          </table:table-cell>
          <table:table-cell table:style-name="ce30" table:formula="of:=['C++A'.Z24]+['C++A'.W37]" office:value-type="float" office:value="0" calcext:value-type="float">
            <text:p>0</text:p>
          </table:table-cell>
          <table:table-cell table:style-name="ce31" table:formula="of:=COMBINEDMEAN(['C++A'.Z24]; ['C++A'.AA24]; ['C++A'.W37]; ['C++A'.X37])" office:value-type="float" office:value="0" calcext:value-type="float">
            <text:p>0.00</text:p>
          </table:table-cell>
          <table:table-cell table:style-name="ce31" table:formula="of:=COMBINEDSTDDEV(['C++A'.Z24];['C++A'.AA24];['C++A'.AB24];['C++A'.W37];['C++A'.X37];['C++A'.Y37])" office:value-type="float" office:value="17.6053695606108" calcext:value-type="float">
            <text:p>17.61</text:p>
          </table:table-cell>
          <table:table-cell table:style-name="ce28" table:formula="of:=['C++A'.AA37]/['C++A'.AB3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'C++A'.K37]+1" office:value-type="float" office:value="38" calcext:value-type="float">
            <text:p>38</text:p>
          </table:table-cell>
          <table:table-cell/>
          <table:table-cell table:style-name="ce87" table:formula="of:=['C++A'.N38] - COM.MICROSOFT.FLOOR.PRECISE(['C++A'.N38] * 0.2)" office:value-type="float" office:value="6710887" calcext:value-type="float">
            <text:p>6,710,887</text:p>
          </table:table-cell>
          <table:table-cell table:style-name="ce13" table:formula="of:=INDIRECT(ADDRESS(['C++A'.$K38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'C++A'.$K38];3))" office:value-type="float" office:value="6100578870.19875" calcext:value-type="float">
            <text:p>6,100,578,870.20</text:p>
          </table:table-cell>
          <table:table-cell table:style-name="ce23" table:formula="of:=['C++A'.P25]/['C++A'.P38]" office:value-type="float" office:value="1.00571401360538" calcext:value-type="float">
            <text:p>1.01</text:p>
          </table:table-cell>
          <table:table-cell table:style-name="ce20" table:formula="of:=INDIRECT(ADDRESS(['C++A'.$K38];4))" office:value-type="float" office:value="237654069.952946" calcext:value-type="float">
            <text:p>237,654,069.95</text:p>
          </table:table-cell>
          <table:table-cell table:style-name="ce20" table:formula="of:=INDIRECT(ADDRESS(['C++A'.$K38];5))" office:value-type="float" office:value="6015780385" calcext:value-type="float">
            <text:p>6,015,780,385.00</text:p>
          </table:table-cell>
          <table:table-cell table:style-name="ce27" table:formula="of:=IF(['C++A'.S38]=0;&quot;&quot;;ABS(['C++A'.P38] - ['C++A'.S38]) / MAX(['C++A'.P38]; ['C++A'.S38]))" office:value-type="float" office:value="0.013900071944482" calcext:value-type="float">
            <text:p>0.0139</text:p>
          </table:table-cell>
          <table:table-cell table:style-name="ce28" table:formula="of:=['C++A'.P38]/['C++A'.R38]" office:value-type="float" office:value="25.6699953483087" calcext:value-type="float">
            <text:p>25.67</text:p>
          </table:table-cell>
          <table:table-cell table:style-name="ce29" table:formula="of:=['C++A'.U38] &gt;= [CPPCHART.$B$3]" office:value-type="boolean" office:boolean-value="false" calcext:value-type="boolean">
            <text:p>FALSE</text:p>
          </table:table-cell>
          <table:table-cell table:style-name="ce30" table:formula="of:=['C++A'.V38]*['C++A'.O38]" office:value-type="float" office:value="0" calcext:value-type="float">
            <text:p>0</text:p>
          </table:table-cell>
          <table:table-cell table:style-name="ce20" table:formula="of:=['C++A'.V38]*['C++A'.P38]" office:value-type="float" office:value="0" calcext:value-type="float">
            <text:p>0.00</text:p>
          </table:table-cell>
          <table:table-cell table:style-name="ce20" table:formula="of:=['C++A'.V38]*['C++A'.R38]" office:value-type="float" office:value="0" calcext:value-type="float">
            <text:p>0.00</text:p>
          </table:table-cell>
          <table:table-cell table:style-name="ce30" table:formula="of:=['C++A'.Z25]+['C++A'.W38]" office:value-type="float" office:value="0" calcext:value-type="float">
            <text:p>0</text:p>
          </table:table-cell>
          <table:table-cell table:style-name="ce31" table:formula="of:=COMBINEDMEAN(['C++A'.Z25]; ['C++A'.AA25]; ['C++A'.W38]; ['C++A'.X38])" office:value-type="float" office:value="0" calcext:value-type="float">
            <text:p>0.00</text:p>
          </table:table-cell>
          <table:table-cell table:style-name="ce31" table:formula="of:=COMBINEDSTDDEV(['C++A'.Z25];['C++A'.AA25];['C++A'.AB25];['C++A'.W38];['C++A'.X38];['C++A'.Y38])" office:value-type="float" office:value="17.6053695606108" calcext:value-type="float">
            <text:p>17.61</text:p>
          </table:table-cell>
          <table:table-cell table:style-name="ce28" table:formula="of:=['C++A'.AA38]/['C++A'.AB3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4" table:number-rows-spanned="1"/>
          <table:covered-table-cell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4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88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C++A'.K42]+1" office:value-type="float" office:value="43" calcext:value-type="float">
            <text:p>43</text:p>
          </table:table-cell>
          <table:table-cell/>
          <table:table-cell table:style-name="ce89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C++A'.K43]+1" office:value-type="float" office:value="44" calcext:value-type="float">
            <text:p>44</text:p>
          </table:table-cell>
          <table:table-cell/>
          <table:table-cell table:style-name="ce90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C++A'.K44]+1" office:value-type="float" office:value="45" calcext:value-type="float">
            <text:p>45</text:p>
          </table:table-cell>
          <table:table-cell/>
          <table:table-cell table:style-name="ce91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C++A'.K45]+1" office:value-type="float" office:value="46" calcext:value-type="float">
            <text:p>46</text:p>
          </table:table-cell>
          <table:table-cell/>
          <table:table-cell table:style-name="ce92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C++A'.K46]+1" office:value-type="float" office:value="47" calcext:value-type="float">
            <text:p>47</text:p>
          </table:table-cell>
          <table:table-cell/>
          <table:table-cell table:style-name="ce93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C++A'.K47]+1" office:value-type="float" office:value="48" calcext:value-type="float">
            <text:p>48</text:p>
          </table:table-cell>
          <table:table-cell/>
          <table:table-cell table:style-name="ce94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C++A'.K48]+1" office:value-type="float" office:value="49" calcext:value-type="float">
            <text:p>49</text:p>
          </table:table-cell>
          <table:table-cell/>
          <table:table-cell table:style-name="ce95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C++A'.K49]+1" office:value-type="float" office:value="50" calcext:value-type="float">
            <text:p>50</text:p>
          </table:table-cell>
          <table:table-cell/>
          <table:table-cell table:style-name="ce96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C++A'.K50]+1" office:value-type="float" office:value="51" calcext:value-type="float">
            <text:p>51</text:p>
          </table:table-cell>
          <table:table-cell/>
          <table:table-cell table:style-name="ce97"/>
          <table:table-cell table:style-name="ce13"/>
          <table:table-cell table:style-name="ce16"/>
          <table:table-cell table:style-name="ce20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CPPRAW_Copy.M16:CPPRAW_Copy.M16">
            <calcext:condition calcext:apply-style-name="RedFont" calcext:value="formula-is(NOT(#REF!.[.$U16]))" calcext:base-cell-address="'PythonAOSX-OLD'.M16"/>
          </calcext:conditional-format>
          <calcext:conditional-format calcext:target-range-address="CPPRAW_Copy.M17:CPPRAW_Copy.M17">
            <calcext:condition calcext:apply-style-name="RedFont" calcext:value="formula-is(NOT(#REF!.[.$U17]))" calcext:base-cell-address="'PythonAOSX-OLD'.M17"/>
          </calcext:conditional-format>
          <calcext:conditional-format calcext:target-range-address="CPPRAW_Copy.M18:CPPRAW_Copy.M18">
            <calcext:condition calcext:apply-style-name="RedFont" calcext:value="formula-is(NOT(#REF!.[.$U18]))" calcext:base-cell-address="'PythonAOSX-OLD'.M18"/>
          </calcext:conditional-format>
          <calcext:conditional-format calcext:target-range-address="CPPRAW_Copy.M19:CPPRAW_Copy.M19">
            <calcext:condition calcext:apply-style-name="RedFont" calcext:value="formula-is(NOT(#REF!.[.$U19]))" calcext:base-cell-address="'PythonAOSX-OLD'.M19"/>
          </calcext:conditional-format>
          <calcext:conditional-format calcext:target-range-address="CPPRAW_Copy.M20:CPPRAW_Copy.M20">
            <calcext:condition calcext:apply-style-name="RedFont" calcext:value="formula-is(NOT(#REF!.[.$U20]))" calcext:base-cell-address="'PythonAOSX-OLD'.M20"/>
          </calcext:conditional-format>
          <calcext:conditional-format calcext:target-range-address="CPPRAW_Copy.M21:CPPRAW_Copy.M21">
            <calcext:condition calcext:apply-style-name="RedFont" calcext:value="formula-is(NOT(#REF!.[.$U21]))" calcext:base-cell-address="'PythonAOSX-OLD'.M21"/>
          </calcext:conditional-format>
          <calcext:conditional-format calcext:target-range-address="CPPRAW_Copy.M22:CPPRAW_Copy.M22">
            <calcext:condition calcext:apply-style-name="RedFont" calcext:value="formula-is(NOT(#REF!.[.$U22]))" calcext:base-cell-address="'PythonAOSX-OLD'.M22"/>
          </calcext:conditional-format>
          <calcext:conditional-format calcext:target-range-address="CPPRAW_Copy.M23:CPPRAW_Copy.M23">
            <calcext:condition calcext:apply-style-name="RedFont" calcext:value="formula-is(NOT(#REF!.[.$U23]))" calcext:base-cell-address="'PythonAOSX-OLD'.M23"/>
          </calcext:conditional-format>
          <calcext:conditional-format calcext:target-range-address="CPPRAW_Copy.M24:CPPRAW_Copy.M24">
            <calcext:condition calcext:apply-style-name="RedFont" calcext:value="formula-is(NOT(#REF!.[.$U24]))" calcext:base-cell-address="'PythonAOSX-OLD'.M24"/>
          </calcext:conditional-format>
          <calcext:conditional-format calcext:target-range-address="CPPRAW_Copy.M25:CPPRAW_Copy.M25">
            <calcext:condition calcext:apply-style-name="RedFont" calcext:value="formula-is(NOT(#REF!.[.$U25]))" calcext:base-cell-address="'PythonAOSX-OLD'.M25"/>
          </calcext:conditional-format>
          <calcext:conditional-format calcext:target-range-address="CPPRAW_Copy.M29:CPPRAW_Copy.M29">
            <calcext:condition calcext:apply-style-name="RedFont" calcext:value="formula-is(NOT(#REF!.[.$U29]))" calcext:base-cell-address="'PythonAOSX-OLD'.M29"/>
          </calcext:conditional-format>
          <calcext:conditional-format calcext:target-range-address="CPPRAW_Copy.M30:CPPRAW_Copy.M30">
            <calcext:condition calcext:apply-style-name="RedFont" calcext:value="formula-is(NOT(#REF!.[.$U30]))" calcext:base-cell-address="'PythonAOSX-OLD'.M30"/>
          </calcext:conditional-format>
          <calcext:conditional-format calcext:target-range-address="CPPRAW_Copy.M31:CPPRAW_Copy.M31">
            <calcext:condition calcext:apply-style-name="RedFont" calcext:value="formula-is(NOT(#REF!.[.$U31]))" calcext:base-cell-address="'PythonAOSX-OLD'.M31"/>
          </calcext:conditional-format>
          <calcext:conditional-format calcext:target-range-address="CPPRAW_Copy.M32:CPPRAW_Copy.M32">
            <calcext:condition calcext:apply-style-name="RedFont" calcext:value="formula-is(NOT(#REF!.[.$U32]))" calcext:base-cell-address="'PythonAOSX-OLD'.M32"/>
          </calcext:conditional-format>
          <calcext:conditional-format calcext:target-range-address="CPPRAW_Copy.M33:CPPRAW_Copy.M33">
            <calcext:condition calcext:apply-style-name="RedFont" calcext:value="formula-is(NOT(#REF!.[.$U33]))" calcext:base-cell-address="'PythonAOSX-OLD'.M33"/>
          </calcext:conditional-format>
          <calcext:conditional-format calcext:target-range-address="CPPRAW_Copy.M34:CPPRAW_Copy.M34">
            <calcext:condition calcext:apply-style-name="RedFont" calcext:value="formula-is(NOT(#REF!.[.$U34]))" calcext:base-cell-address="'PythonAOSX-OLD'.M34"/>
          </calcext:conditional-format>
          <calcext:conditional-format calcext:target-range-address="CPPRAW_Copy.M35:CPPRAW_Copy.M35">
            <calcext:condition calcext:apply-style-name="RedFont" calcext:value="formula-is(NOT(#REF!.[.$U35]))" calcext:base-cell-address="'PythonAOSX-OLD'.M35"/>
          </calcext:conditional-format>
          <calcext:conditional-format calcext:target-range-address="CPPRAW_Copy.M36:CPPRAW_Copy.M36">
            <calcext:condition calcext:apply-style-name="RedFont" calcext:value="formula-is(NOT(#REF!.[.$U36]))" calcext:base-cell-address="'PythonAOSX-OLD'.M36"/>
          </calcext:conditional-format>
          <calcext:conditional-format calcext:target-range-address="CPPRAW_Copy.M37:CPPRAW_Copy.M37">
            <calcext:condition calcext:apply-style-name="RedFont" calcext:value="formula-is(NOT(#REF!.[.$U37]))" calcext:base-cell-address="'PythonAOSX-OLD'.M37"/>
          </calcext:conditional-format>
          <calcext:conditional-format calcext:target-range-address="CPPRAW_Copy.M38:CPPRAW_Copy.M38">
            <calcext:condition calcext:apply-style-name="RedFont" calcext:value="formula-is(NOT(#REF!.[.$U38]))" calcext:base-cell-address="'PythonAOSX-OLD'.M38"/>
          </calcext:conditional-format>
          <calcext:conditional-format calcext:target-range-address="CPPRAW_Copy.M42:CPPRAW_Copy.M42">
            <calcext:condition calcext:apply-style-name="RedFont" calcext:value="formula-is(NOT(#REF!.[.$U42]))" calcext:base-cell-address="'PythonAOSX-OLD'.M42"/>
          </calcext:conditional-format>
          <calcext:conditional-format calcext:target-range-address="CPPRAW_Copy.M43:CPPRAW_Copy.M43">
            <calcext:condition calcext:apply-style-name="RedFont" calcext:value="formula-is(NOT(#REF!.[.$U43]))" calcext:base-cell-address="'PythonAOSX-OLD'.M43"/>
          </calcext:conditional-format>
          <calcext:conditional-format calcext:target-range-address="CPPRAW_Copy.M44:CPPRAW_Copy.M44">
            <calcext:condition calcext:apply-style-name="RedFont" calcext:value="formula-is(NOT(#REF!.[.$U44]))" calcext:base-cell-address="'PythonAOSX-OLD'.M44"/>
          </calcext:conditional-format>
          <calcext:conditional-format calcext:target-range-address="CPPRAW_Copy.M45:CPPRAW_Copy.M45">
            <calcext:condition calcext:apply-style-name="RedFont" calcext:value="formula-is(NOT(#REF!.[.$U45]))" calcext:base-cell-address="'PythonAOSX-OLD'.M45"/>
          </calcext:conditional-format>
          <calcext:conditional-format calcext:target-range-address="CPPRAW_Copy.M46:CPPRAW_Copy.M46">
            <calcext:condition calcext:apply-style-name="RedFont" calcext:value="formula-is(NOT(#REF!.[.$U46]))" calcext:base-cell-address="'PythonAOSX-OLD'.M46"/>
          </calcext:conditional-format>
          <calcext:conditional-format calcext:target-range-address="CPPRAW_Copy.M47:CPPRAW_Copy.M47">
            <calcext:condition calcext:apply-style-name="RedFont" calcext:value="formula-is(NOT(#REF!.[.$U47]))" calcext:base-cell-address="'PythonAOSX-OLD'.M47"/>
          </calcext:conditional-format>
          <calcext:conditional-format calcext:target-range-address="CPPRAW_Copy.M48:CPPRAW_Copy.M48">
            <calcext:condition calcext:apply-style-name="RedFont" calcext:value="formula-is(NOT(#REF!.[.$U48]))" calcext:base-cell-address="'PythonAOSX-OLD'.M48"/>
          </calcext:conditional-format>
          <calcext:conditional-format calcext:target-range-address="CPPRAW_Copy.M49:CPPRAW_Copy.M49">
            <calcext:condition calcext:apply-style-name="RedFont" calcext:value="formula-is(NOT(#REF!.[.$U49]))" calcext:base-cell-address="'PythonAOSX-OLD'.M49"/>
          </calcext:conditional-format>
          <calcext:conditional-format calcext:target-range-address="CPPRAW_Copy.M50:CPPRAW_Copy.M50">
            <calcext:condition calcext:apply-style-name="RedFont" calcext:value="formula-is(NOT(#REF!.[.$U50]))" calcext:base-cell-address="'PythonAOSX-OLD'.M50"/>
          </calcext:conditional-format>
          <calcext:conditional-format calcext:target-range-address="CPPRAW_Copy.M51:CPPRAW_Copy.M51">
            <calcext:condition calcext:apply-style-name="RedFont" calcext:value="formula-is(NOT(#REF!.[.$U51]))" calcext:base-cell-address="'PythonAOSX-OLD'.M51"/>
          </calcext:conditional-format>
          <calcext:conditional-format calcext:target-range-address="CPPRAW_Copy.N3:CPPRAW_Copy.N3">
            <calcext:condition calcext:apply-style-name="RedFont" calcext:value="formula-is(NOT(#REF!.[.$U3]))" calcext:base-cell-address="'PythonAOSX-OLD'.N3"/>
          </calcext:conditional-format>
          <calcext:conditional-format calcext:target-range-address="CPPRAW_Copy.N4:CPPRAW_Copy.N4">
            <calcext:condition calcext:apply-style-name="RedFont" calcext:value="formula-is(NOT(#REF!.[.$U4]))" calcext:base-cell-address="'PythonAOSX-OLD'.N4"/>
          </calcext:conditional-format>
          <calcext:conditional-format calcext:target-range-address="CPPRAW_Copy.N5:CPPRAW_Copy.N5">
            <calcext:condition calcext:apply-style-name="RedFont" calcext:value="formula-is(NOT(#REF!.[.$U5]))" calcext:base-cell-address="'PythonAOSX-OLD'.N5"/>
          </calcext:conditional-format>
          <calcext:conditional-format calcext:target-range-address="CPPRAW_Copy.N6:CPPRAW_Copy.N6">
            <calcext:condition calcext:apply-style-name="RedFont" calcext:value="formula-is(NOT(#REF!.[.$U6]))" calcext:base-cell-address="'PythonAOSX-OLD'.N6"/>
          </calcext:conditional-format>
          <calcext:conditional-format calcext:target-range-address="CPPRAW_Copy.N7:CPPRAW_Copy.N7">
            <calcext:condition calcext:apply-style-name="RedFont" calcext:value="formula-is(NOT(#REF!.[.$U7]))" calcext:base-cell-address="'PythonAOSX-OLD'.N7"/>
          </calcext:conditional-format>
          <calcext:conditional-format calcext:target-range-address="CPPRAW_Copy.N8:CPPRAW_Copy.N8">
            <calcext:condition calcext:apply-style-name="RedFont" calcext:value="formula-is(NOT(#REF!.[.$U8]))" calcext:base-cell-address="'PythonAOSX-OLD'.N8"/>
          </calcext:conditional-format>
          <calcext:conditional-format calcext:target-range-address="CPPRAW_Copy.N9:CPPRAW_Copy.N9">
            <calcext:condition calcext:apply-style-name="RedFont" calcext:value="formula-is(NOT(#REF!.[.$U9]))" calcext:base-cell-address="'PythonAOSX-OLD'.N9"/>
          </calcext:conditional-format>
          <calcext:conditional-format calcext:target-range-address="CPPRAW_Copy.N10:CPPRAW_Copy.N10">
            <calcext:condition calcext:apply-style-name="RedFont" calcext:value="formula-is(NOT(#REF!.[.$U10]))" calcext:base-cell-address="'PythonAOSX-OLD'.N10"/>
          </calcext:conditional-format>
          <calcext:conditional-format calcext:target-range-address="CPPRAW_Copy.N11:CPPRAW_Copy.N11">
            <calcext:condition calcext:apply-style-name="RedFont" calcext:value="formula-is(NOT(#REF!.[.$U11]))" calcext:base-cell-address="'PythonAOSX-OLD'.N11"/>
          </calcext:conditional-format>
          <calcext:conditional-format calcext:target-range-address="CPPRAW_Copy.N12:CPPRAW_Copy.N12">
            <calcext:condition calcext:apply-style-name="RedFont" calcext:value="formula-is(NOT(#REF!.[.$U12]))" calcext:base-cell-address="'PythonAOSX-OLD'.N12"/>
          </calcext:conditional-format>
          <calcext:conditional-format calcext:target-range-address="CPPRAW_Copy.M3:CPPRAW_Copy.M3">
            <calcext:condition calcext:apply-style-name="RedFont" calcext:value="formula-is(NOT(#REF!.[.$U3]))" calcext:base-cell-address="'PythonAOSX-OLD'.M3"/>
          </calcext:conditional-format>
          <calcext:conditional-format calcext:target-range-address="CPPRAW_Copy.M5:CPPRAW_Copy.M5">
            <calcext:condition calcext:apply-style-name="RedFont" calcext:value="formula-is(NOT(#REF!.[.$U5]))" calcext:base-cell-address="'PythonAOSX-OLD'.M5"/>
          </calcext:conditional-format>
          <calcext:conditional-format calcext:target-range-address="CPPRAW_Copy.M6:CPPRAW_Copy.M6">
            <calcext:condition calcext:apply-style-name="RedFont" calcext:value="formula-is(NOT(#REF!.[.$U6]))" calcext:base-cell-address="'PythonAOSX-OLD'.M6"/>
          </calcext:conditional-format>
          <calcext:conditional-format calcext:target-range-address="CPPRAW_Copy.M7:CPPRAW_Copy.M7">
            <calcext:condition calcext:apply-style-name="RedFont" calcext:value="formula-is(NOT(#REF!.[.$U7]))" calcext:base-cell-address="'PythonAOSX-OLD'.M7"/>
          </calcext:conditional-format>
          <calcext:conditional-format calcext:target-range-address="CPPRAW_Copy.M8:CPPRAW_Copy.M8">
            <calcext:condition calcext:apply-style-name="RedFont" calcext:value="formula-is(NOT(#REF!.[.$U8]))" calcext:base-cell-address="'PythonAOSX-OLD'.M8"/>
          </calcext:conditional-format>
          <calcext:conditional-format calcext:target-range-address="CPPRAW_Copy.M9:CPPRAW_Copy.M9">
            <calcext:condition calcext:apply-style-name="RedFont" calcext:value="formula-is(NOT(#REF!.[.$U9]))" calcext:base-cell-address="'PythonAOSX-OLD'.M9"/>
          </calcext:conditional-format>
          <calcext:conditional-format calcext:target-range-address="CPPRAW_Copy.M10:CPPRAW_Copy.M10">
            <calcext:condition calcext:apply-style-name="RedFont" calcext:value="formula-is(NOT(#REF!.[.$U10]))" calcext:base-cell-address="'PythonAOSX-OLD'.M10"/>
          </calcext:conditional-format>
          <calcext:conditional-format calcext:target-range-address="CPPRAW_Copy.M11:CPPRAW_Copy.M11">
            <calcext:condition calcext:apply-style-name="RedFont" calcext:value="formula-is(NOT(#REF!.[.$U11]))" calcext:base-cell-address="'PythonAOSX-OLD'.M11"/>
          </calcext:conditional-format>
          <calcext:conditional-format calcext:target-range-address="CPPRAW_Copy.M12:CPPRAW_Copy.M12">
            <calcext:condition calcext:apply-style-name="RedFont" calcext:value="formula-is(NOT(#REF!.[.$U12]))" calcext:base-cell-address="'PythonAOSX-OLD'.M12"/>
          </calcext:conditional-format>
          <calcext:conditional-format calcext:target-range-address="CPPRAW_Copy.O3:CPPRAW_Copy.O3">
            <calcext:condition calcext:apply-style-name="RedFont" calcext:value="formula-is(NOT(#REF!.[.$U3]))" calcext:base-cell-address="'PythonAOSX-OLD'.O3"/>
          </calcext:conditional-format>
          <calcext:conditional-format calcext:target-range-address="CPPRAW_Copy.O7:CPPRAW_Copy.O7">
            <calcext:condition calcext:apply-style-name="RedFont" calcext:value="formula-is(NOT(#REF!.[.$U7]))" calcext:base-cell-address="'PythonAOSX-OLD'.O7"/>
          </calcext:conditional-format>
          <calcext:conditional-format calcext:target-range-address="CPPRAW_Copy.M4:CPPRAW_Copy.M4">
            <calcext:condition calcext:apply-style-name="RedFont" calcext:value="formula-is(NOT(#REF!.[.$U4]))" calcext:base-cell-address="'PythonAOSX-OLD'.M4"/>
          </calcext:conditional-format>
        </calcext:conditional-formats>
      </table:table>
      <table:table table:name="CPPRAW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7"/>
        <table:table-column table:style-name="co46" table:default-cell-style-name="ce52"/>
        <table:table-column table:style-name="co21" table:default-cell-style-name="ce52"/>
        <table:table-column table:style-name="co47" table:default-cell-style-name="ce55"/>
        <table:table-column table:style-name="co21" table:default-cell-style-name="ce55"/>
        <table:table-column table:style-name="co48" table:default-cell-style-name="ce52"/>
        <table:table-column table:style-name="co21" table:default-cell-style-name="ce52"/>
        <table:table-column table:style-name="co21" table:default-cell-style-name="ce57"/>
        <table:table-column table:style-name="co49" table:default-cell-style-name="ce50"/>
        <table:table-column table:style-name="co21" table:default-cell-style-name="ce50"/>
        <table:table-column table:style-name="co50" table:default-cell-style-name="ce54"/>
        <table:table-column table:style-name="co21" table:default-cell-style-name="ce54"/>
        <table:table-column table:style-name="co51" table:default-cell-style-name="ce50"/>
        <table:table-column table:style-name="co21" table:default-cell-style-name="ce50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]); &quot;_&quot;; [CPPRAW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4" office:value-type="string" calcext:value-type="string">
            <text:p>n concrete</text:p>
          </table:table-cell>
          <table:table-cell table:style-name="ce48" office:value-type="string" calcext:value-type="string">
            <text:p>n</text:p>
          </table:table-cell>
          <table:table-cell table:style-name="ce49" table:formula="of:=INDIRECT(ADDRESS([CPPRAW.$I2];7))" office:value-type="string" office:string-value="mult_big_vector_do_nothing_hot_201_101" calcext:value-type="string">
            <text:p>mult_big_vector_do_nothing_hot_201_101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.$I2]+1;7))" office:value-type="string" office:string-value="mult_big_vector_hot_201_101" calcext:value-type="string">
            <text:p>mult_big_vector_hot_201_101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.$I2]+2;7))" office:value-type="string" office:string-value="mult_big_vector_no_out_hot_201_101" calcext:value-type="string">
            <text:p>mult_big_vector_no_out_hot_201_101</text:p>
          </table:table-cell>
          <table:table-cell table:style-name="ce49" office:value-type="string" calcext:value-type="string">
            <text:p>stddev</text:p>
          </table:table-cell>
          <table:table-cell/>
          <table:table-cell table:style-name="ce49" table:formula="of:=INDIRECT(ADDRESS([CPPRAW.$J2];7))" office:value-type="string" office:string-value="mult_big_vector_do_nothing_hot_64_32" calcext:value-type="string">
            <text:p>mult_big_vector_do_nothing_hot_64_32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.$J2]+1;7))" office:value-type="string" office:string-value="mult_big_vector_hot_64_32" calcext:value-type="string">
            <text:p>mult_big_vector_hot_64_32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.$J2]+2;7))" office:value-type="string" office:string-value="mult_big_vector_no_out_hot_64_32" calcext:value-type="string">
            <text:p>mult_big_vector_no_out_hot_64_32</text:p>
          </table:table-cell>
          <table:table-cell table:style-name="ce49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]); &quot;_&quot;; [CPPRAW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45" calcext:value-type="float">
            <text:p>45</text:p>
          </table:table-cell>
          <table:table-cell/>
          <table:table-cell table:style-name="ce15" table:formula="of:=[CPPRAW.M2] - COM.MICROSOFT.FLOOR.PRECISE([CPPRAW.M2] * 0.2)" office:value-type="float" office:value="13108" calcext:value-type="float">
            <text:p>13,108</text:p>
          </table:table-cell>
          <table:table-cell table:style-name="ce15" table:formula="of:=INDIRECT(ADDRESS([CPPRAW.$I2];2))" office:value-type="float" office:value="16384" calcext:value-type="float">
            <text:p>16,384</text:p>
          </table:table-cell>
          <table:table-cell table:style-name="ce50" table:formula="of:=INDIRECT(ADDRESS([CPPRAW.$I2];3))" office:value-type="float" office:value="43.29125" calcext:value-type="float">
            <text:p>43.29125</text:p>
          </table:table-cell>
          <table:table-cell table:style-name="ce50" table:formula="of:=INDIRECT(ADDRESS([CPPRAW.$I2];4))" office:value-type="float" office:value="129.060692122937" calcext:value-type="float">
            <text:p>129.0606921229</text:p>
          </table:table-cell>
          <table:table-cell table:style-name="ce54" table:formula="of:=INDIRECT(ADDRESS([CPPRAW.$I2]+1;3))" office:value-type="float" office:value="1336416.4125" calcext:value-type="float">
            <text:p>1336416.4125</text:p>
          </table:table-cell>
          <table:table-cell table:style-name="ce54" table:formula="of:=INDIRECT(ADDRESS([CPPRAW.$I2]+1;4))" office:value-type="float" office:value="76953.2366721845" calcext:value-type="float">
            <text:p>76953.2366721845</text:p>
          </table:table-cell>
          <table:table-cell table:style-name="ce50" table:formula="of:=INDIRECT(ADDRESS([CPPRAW.$I2]+2;3))" office:value-type="float" office:value="888481.72625" calcext:value-type="float">
            <text:p>888481.72625</text:p>
          </table:table-cell>
          <table:table-cell table:style-name="ce50" table:formula="of:=INDIRECT(ADDRESS([CPPRAW.$I2]+2;4))" office:value-type="float" office:value="81577.0692192317" calcext:value-type="float">
            <text:p>81577.0692192317</text:p>
          </table:table-cell>
          <table:table-cell/>
          <table:table-cell table:formula="of:=INDIRECT(ADDRESS([CPPRAW.$J2];3))" office:value-type="float" office:value="37.95375" calcext:value-type="float">
            <text:p>37.95375</text:p>
          </table:table-cell>
          <table:table-cell table:formula="of:=INDIRECT(ADDRESS([CPPRAW.$J2];4))" office:value-type="float" office:value="121.691763145496" calcext:value-type="float">
            <text:p>121.6917631455</text:p>
          </table:table-cell>
          <table:table-cell table:formula="of:=INDIRECT(ADDRESS([CPPRAW.$J2]+1;3))" office:value-type="float" office:value="33867.525" calcext:value-type="float">
            <text:p>33867.525</text:p>
          </table:table-cell>
          <table:table-cell table:formula="of:=INDIRECT(ADDRESS([CPPRAW.$J2]+1;4))" office:value-type="float" office:value="6133.25943001923" calcext:value-type="float">
            <text:p>6133.2594300192</text:p>
          </table:table-cell>
          <table:table-cell table:formula="of:=INDIRECT(ADDRESS([CPPRAW.$J2]+2;3))" office:value-type="float" office:value="108536.25875" calcext:value-type="float">
            <text:p>108536.25875</text:p>
          </table:table-cell>
          <table:table-cell table:formula="of:=INDIRECT(ADDRESS([CPPRAW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]); &quot;_&quot;; [CPPRAW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2]+4" office:value-type="float" office:value="5" calcext:value-type="float">
            <text:p>5</text:p>
          </table:table-cell>
          <table:table-cell table:formula="of:=[CPPRAW.J2]+4" office:value-type="float" office:value="49" calcext:value-type="float">
            <text:p>49</text:p>
          </table:table-cell>
          <table:table-cell/>
          <table:table-cell table:style-name="ce15" table:formula="of:=[CPPRAW.M3] - COM.MICROSOFT.FLOOR.PRECISE([CPPRAW.M3] * 0.2)" office:value-type="float" office:value="26215" calcext:value-type="float">
            <text:p>26,215</text:p>
          </table:table-cell>
          <table:table-cell table:style-name="ce15" table:formula="of:=INDIRECT(ADDRESS([CPPRAW.$I3];2))" office:value-type="float" office:value="32768" calcext:value-type="float">
            <text:p>32,768</text:p>
          </table:table-cell>
          <table:table-cell table:style-name="ce50" table:formula="of:=INDIRECT(ADDRESS([CPPRAW.$I3];3))" office:value-type="float" office:value="37.9525" calcext:value-type="float">
            <text:p>37.9525</text:p>
          </table:table-cell>
          <table:table-cell table:style-name="ce50" table:formula="of:=INDIRECT(ADDRESS([CPPRAW.$I3];4))" office:value-type="float" office:value="121.687756703024" calcext:value-type="float">
            <text:p>121.687756703</text:p>
          </table:table-cell>
          <table:table-cell table:style-name="ce54" table:formula="of:=INDIRECT(ADDRESS([CPPRAW.$I3]+1;3))" office:value-type="float" office:value="2710618.69" calcext:value-type="float">
            <text:p>2710618.69</text:p>
          </table:table-cell>
          <table:table-cell table:style-name="ce54" table:formula="of:=INDIRECT(ADDRESS([CPPRAW.$I3]+1;4))" office:value-type="float" office:value="250169.568271268" calcext:value-type="float">
            <text:p>250169.568271268</text:p>
          </table:table-cell>
          <table:table-cell table:style-name="ce50" table:formula="of:=INDIRECT(ADDRESS([CPPRAW.$I3]+2;3))" office:value-type="float" office:value="1814413.02625" calcext:value-type="float">
            <text:p>1814413.02625</text:p>
          </table:table-cell>
          <table:table-cell table:style-name="ce50" table:formula="of:=INDIRECT(ADDRESS([CPPRAW.$I3]+2;4))" office:value-type="float" office:value="105093.824503245" calcext:value-type="float">
            <text:p>105093.824503245</text:p>
          </table:table-cell>
          <table:table-cell/>
          <table:table-cell table:formula="of:=INDIRECT(ADDRESS([CPPRAW.$J3];3))" office:value-type="float" office:value="34.21125" calcext:value-type="float">
            <text:p>34.21125</text:p>
          </table:table-cell>
          <table:table-cell table:formula="of:=INDIRECT(ADDRESS([CPPRAW.$J3];4))" office:value-type="float" office:value="116.088650788911" calcext:value-type="float">
            <text:p>116.0886507889</text:p>
          </table:table-cell>
          <table:table-cell table:formula="of:=INDIRECT(ADDRESS([CPPRAW.$J3]+1;3))" office:value-type="float" office:value="72647.59875" calcext:value-type="float">
            <text:p>72647.59875</text:p>
          </table:table-cell>
          <table:table-cell table:formula="of:=INDIRECT(ADDRESS([CPPRAW.$J3]+1;4))" office:value-type="float" office:value="8732.63122205007" calcext:value-type="float">
            <text:p>8732.6312220501</text:p>
          </table:table-cell>
          <table:table-cell table:formula="of:=INDIRECT(ADDRESS([CPPRAW.$J3]+2;3))" office:value-type="float" office:value="220747.1125" calcext:value-type="float">
            <text:p>220747.1125</text:p>
          </table:table-cell>
          <table:table-cell table:formula="of:=INDIRECT(ADDRESS([CPPRAW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3]+4" office:value-type="float" office:value="9" calcext:value-type="float">
            <text:p>9</text:p>
          </table:table-cell>
          <table:table-cell table:formula="of:=[CPPRAW.J3]+4" office:value-type="float" office:value="53" calcext:value-type="float">
            <text:p>53</text:p>
          </table:table-cell>
          <table:table-cell/>
          <table:table-cell table:style-name="ce15" table:formula="of:=[CPPRAW.M4] - COM.MICROSOFT.FLOOR.PRECISE([CPPRAW.M4] * 0.2)" office:value-type="float" office:value="52429" calcext:value-type="float">
            <text:p>52,429</text:p>
          </table:table-cell>
          <table:table-cell table:style-name="ce15" table:formula="of:=INDIRECT(ADDRESS([CPPRAW.$I4];2))" office:value-type="float" office:value="65536" calcext:value-type="float">
            <text:p>65,536</text:p>
          </table:table-cell>
          <table:table-cell table:style-name="ce50" table:formula="of:=INDIRECT(ADDRESS([CPPRAW.$I4];3))" office:value-type="float" office:value="39.01875" calcext:value-type="float">
            <text:p>39.01875</text:p>
          </table:table-cell>
          <table:table-cell table:style-name="ce50" table:formula="of:=INDIRECT(ADDRESS([CPPRAW.$I4];4))" office:value-type="float" office:value="123.211443149941" calcext:value-type="float">
            <text:p>123.2114431499</text:p>
          </table:table-cell>
          <table:table-cell table:style-name="ce54" table:formula="of:=INDIRECT(ADDRESS([CPPRAW.$I4]+1;3))" office:value-type="float" office:value="5413945.9125" calcext:value-type="float">
            <text:p>5413945.9125</text:p>
          </table:table-cell>
          <table:table-cell table:style-name="ce54" table:formula="of:=INDIRECT(ADDRESS([CPPRAW.$I4]+1;4))" office:value-type="float" office:value="250258.123414703" calcext:value-type="float">
            <text:p>250258.123414703</text:p>
          </table:table-cell>
          <table:table-cell table:style-name="ce50" table:formula="of:=INDIRECT(ADDRESS([CPPRAW.$I4]+2;3))" office:value-type="float" office:value="3691371.3975" calcext:value-type="float">
            <text:p>3691371.3975</text:p>
          </table:table-cell>
          <table:table-cell table:style-name="ce50" table:formula="of:=INDIRECT(ADDRESS([CPPRAW.$I4]+2;4))" office:value-type="float" office:value="337045.365355517" calcext:value-type="float">
            <text:p>337045.365355517</text:p>
          </table:table-cell>
          <table:table-cell/>
          <table:table-cell table:formula="of:=INDIRECT(ADDRESS([CPPRAW.$J4];3))" office:value-type="float" office:value="33.68125" calcext:value-type="float">
            <text:p>33.68125</text:p>
          </table:table-cell>
          <table:table-cell table:formula="of:=INDIRECT(ADDRESS([CPPRAW.$J4];4))" office:value-type="float" office:value="115.271924896196" calcext:value-type="float">
            <text:p>115.2719248962</text:p>
          </table:table-cell>
          <table:table-cell table:formula="of:=INDIRECT(ADDRESS([CPPRAW.$J4]+1;3))" office:value-type="float" office:value="141238.91375" calcext:value-type="float">
            <text:p>141238.91375</text:p>
          </table:table-cell>
          <table:table-cell table:formula="of:=INDIRECT(ADDRESS([CPPRAW.$J4]+1;4))" office:value-type="float" office:value="22302.8773204775" calcext:value-type="float">
            <text:p>22302.8773204775</text:p>
          </table:table-cell>
          <table:table-cell table:formula="of:=INDIRECT(ADDRESS([CPPRAW.$J4]+2;3))" office:value-type="float" office:value="446162.6225" calcext:value-type="float">
            <text:p>446162.6225</text:p>
          </table:table-cell>
          <table:table-cell table:formula="of:=INDIRECT(ADDRESS([CPPRAW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5]); &quot;_&quot;; [CPPRAW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4]+4" office:value-type="float" office:value="13" calcext:value-type="float">
            <text:p>13</text:p>
          </table:table-cell>
          <table:table-cell table:formula="of:=[CPPRAW.J4]+4" office:value-type="float" office:value="57" calcext:value-type="float">
            <text:p>57</text:p>
          </table:table-cell>
          <table:table-cell/>
          <table:table-cell table:style-name="ce15" table:formula="of:=[CPPRAW.M5] - COM.MICROSOFT.FLOOR.PRECISE([CPPRAW.M5] * 0.2)" office:value-type="float" office:value="104858" calcext:value-type="float">
            <text:p>104,858</text:p>
          </table:table-cell>
          <table:table-cell table:style-name="ce15" table:formula="of:=INDIRECT(ADDRESS([CPPRAW.$I5];2))" office:value-type="float" office:value="131072" calcext:value-type="float">
            <text:p>131,072</text:p>
          </table:table-cell>
          <table:table-cell table:style-name="ce50" table:formula="of:=INDIRECT(ADDRESS([CPPRAW.$I5];3))" office:value-type="float" office:value="34.21125" calcext:value-type="float">
            <text:p>34.21125</text:p>
          </table:table-cell>
          <table:table-cell table:style-name="ce50" table:formula="of:=INDIRECT(ADDRESS([CPPRAW.$I5];4))" office:value-type="float" office:value="116.088650788911" calcext:value-type="float">
            <text:p>116.0886507889</text:p>
          </table:table-cell>
          <table:table-cell table:style-name="ce54" table:formula="of:=INDIRECT(ADDRESS([CPPRAW.$I5]+1;3))" office:value-type="float" office:value="10891407.41125" calcext:value-type="float">
            <text:p>10891407.41125</text:p>
          </table:table-cell>
          <table:table-cell table:style-name="ce54" table:formula="of:=INDIRECT(ADDRESS([CPPRAW.$I5]+1;4))" office:value-type="float" office:value="846660.119586001" calcext:value-type="float">
            <text:p>846660.119586001</text:p>
          </table:table-cell>
          <table:table-cell table:style-name="ce50" table:formula="of:=INDIRECT(ADDRESS([CPPRAW.$I5]+2;3))" office:value-type="float" office:value="7279390.7925" calcext:value-type="float">
            <text:p>7279390.7925</text:p>
          </table:table-cell>
          <table:table-cell table:style-name="ce50" table:formula="of:=INDIRECT(ADDRESS([CPPRAW.$I5]+2;4))" office:value-type="float" office:value="447008.775554609" calcext:value-type="float">
            <text:p>447008.775554609</text:p>
          </table:table-cell>
          <table:table-cell/>
          <table:table-cell table:formula="of:=INDIRECT(ADDRESS([CPPRAW.$J5];3))" office:value-type="float" office:value="35.2825" calcext:value-type="float">
            <text:p>35.2825</text:p>
          </table:table-cell>
          <table:table-cell table:formula="of:=INDIRECT(ADDRESS([CPPRAW.$J5];4))" office:value-type="float" office:value="117.735465104739" calcext:value-type="float">
            <text:p>117.7354651047</text:p>
          </table:table-cell>
          <table:table-cell table:formula="of:=INDIRECT(ADDRESS([CPPRAW.$J5]+1;3))" office:value-type="float" office:value="282129.26125" calcext:value-type="float">
            <text:p>282129.26125</text:p>
          </table:table-cell>
          <table:table-cell table:formula="of:=INDIRECT(ADDRESS([CPPRAW.$J5]+1;4))" office:value-type="float" office:value="34427.5661729993" calcext:value-type="float">
            <text:p>34427.5661729993</text:p>
          </table:table-cell>
          <table:table-cell table:formula="of:=INDIRECT(ADDRESS([CPPRAW.$J5]+2;3))" office:value-type="float" office:value="887890.47" calcext:value-type="float">
            <text:p>887890.47</text:p>
          </table:table-cell>
          <table:table-cell table:formula="of:=INDIRECT(ADDRESS([CPPRAW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6]); &quot;_&quot;; [CPPRAW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5]+4" office:value-type="float" office:value="17" calcext:value-type="float">
            <text:p>17</text:p>
          </table:table-cell>
          <table:table-cell table:formula="of:=[CPPRAW.J5]+4" office:value-type="float" office:value="61" calcext:value-type="float">
            <text:p>61</text:p>
          </table:table-cell>
          <table:table-cell/>
          <table:table-cell table:style-name="ce15" table:formula="of:=[CPPRAW.M6] - COM.MICROSOFT.FLOOR.PRECISE([CPPRAW.M6] * 0.2)" office:value-type="float" office:value="209716" calcext:value-type="float">
            <text:p>209,716</text:p>
          </table:table-cell>
          <table:table-cell table:style-name="ce15" table:formula="of:=INDIRECT(ADDRESS([CPPRAW.$I6];2))" office:value-type="float" office:value="262144" calcext:value-type="float">
            <text:p>262,144</text:p>
          </table:table-cell>
          <table:table-cell table:style-name="ce50" table:formula="of:=INDIRECT(ADDRESS([CPPRAW.$I6];3))" office:value-type="float" office:value="41.6975" calcext:value-type="float">
            <text:p>41.6975</text:p>
          </table:table-cell>
          <table:table-cell table:style-name="ce50" table:formula="of:=INDIRECT(ADDRESS([CPPRAW.$I6];4))" office:value-type="float" office:value="126.941378737568" calcext:value-type="float">
            <text:p>126.9413787376</text:p>
          </table:table-cell>
          <table:table-cell table:style-name="ce54" table:formula="of:=INDIRECT(ADDRESS([CPPRAW.$I6]+1;3))" office:value-type="float" office:value="22792191.405" calcext:value-type="float">
            <text:p>22792191.405</text:p>
          </table:table-cell>
          <table:table-cell table:style-name="ce54" table:formula="of:=INDIRECT(ADDRESS([CPPRAW.$I6]+1;4))" office:value-type="float" office:value="5147349.60314102" calcext:value-type="float">
            <text:p>5147349.60314102</text:p>
          </table:table-cell>
          <table:table-cell table:style-name="ce50" table:formula="of:=INDIRECT(ADDRESS([CPPRAW.$I6]+2;3))" office:value-type="float" office:value="14869092.12625" calcext:value-type="float">
            <text:p>14869092.12625</text:p>
          </table:table-cell>
          <table:table-cell table:style-name="ce50" table:formula="of:=INDIRECT(ADDRESS([CPPRAW.$I6]+2;4))" office:value-type="float" office:value="1944745.67405304" calcext:value-type="float">
            <text:p>1944745.67405304</text:p>
          </table:table-cell>
          <table:table-cell/>
          <table:table-cell table:formula="of:=INDIRECT(ADDRESS([CPPRAW.$J6];3))" office:value-type="float" office:value="36.355" calcext:value-type="float">
            <text:p>36.355</text:p>
          </table:table-cell>
          <table:table-cell table:formula="of:=INDIRECT(ADDRESS([CPPRAW.$J6];4))" office:value-type="float" office:value="119.354035152289" calcext:value-type="float">
            <text:p>119.3540351523</text:p>
          </table:table-cell>
          <table:table-cell table:formula="of:=INDIRECT(ADDRESS([CPPRAW.$J6]+1;3))" office:value-type="float" office:value="568953.6375" calcext:value-type="float">
            <text:p>568953.6375</text:p>
          </table:table-cell>
          <table:table-cell table:formula="of:=INDIRECT(ADDRESS([CPPRAW.$J6]+1;4))" office:value-type="float" office:value="61869.6740672286" calcext:value-type="float">
            <text:p>61869.6740672286</text:p>
          </table:table-cell>
          <table:table-cell table:formula="of:=INDIRECT(ADDRESS([CPPRAW.$J6]+2;3))" office:value-type="float" office:value="1797822.21875" calcext:value-type="float">
            <text:p>1797822.21875</text:p>
          </table:table-cell>
          <table:table-cell table:formula="of:=INDIRECT(ADDRESS([CPPRAW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7]); &quot;_&quot;; [CPPRAW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6]+4" office:value-type="float" office:value="21" calcext:value-type="float">
            <text:p>21</text:p>
          </table:table-cell>
          <table:table-cell table:formula="of:=[CPPRAW.J6]+4" office:value-type="float" office:value="65" calcext:value-type="float">
            <text:p>65</text:p>
          </table:table-cell>
          <table:table-cell/>
          <table:table-cell table:style-name="ce15" table:formula="of:=[CPPRAW.M7] - COM.MICROSOFT.FLOOR.PRECISE([CPPRAW.M7] * 0.2)" office:value-type="float" office:value="419431" calcext:value-type="float">
            <text:p>419,431</text:p>
          </table:table-cell>
          <table:table-cell table:style-name="ce15" table:formula="of:=INDIRECT(ADDRESS([CPPRAW.$I7];2))" office:value-type="float" office:value="524288" calcext:value-type="float">
            <text:p>524,288</text:p>
          </table:table-cell>
          <table:table-cell table:style-name="ce50" table:formula="of:=INDIRECT(ADDRESS([CPPRAW.$I7];3))" office:value-type="float" office:value="37.955" calcext:value-type="float">
            <text:p>37.955</text:p>
          </table:table-cell>
          <table:table-cell table:style-name="ce50" table:formula="of:=INDIRECT(ADDRESS([CPPRAW.$I7];4))" office:value-type="float" office:value="121.695769443213" calcext:value-type="float">
            <text:p>121.6957694432</text:p>
          </table:table-cell>
          <table:table-cell table:style-name="ce54" table:formula="of:=INDIRECT(ADDRESS([CPPRAW.$I7]+1;3))" office:value-type="float" office:value="44253167.73875" calcext:value-type="float">
            <text:p>44253167.73875</text:p>
          </table:table-cell>
          <table:table-cell table:style-name="ce54" table:formula="of:=INDIRECT(ADDRESS([CPPRAW.$I7]+1;4))" office:value-type="float" office:value="3930501.53623287" calcext:value-type="float">
            <text:p>3930501.53623287</text:p>
          </table:table-cell>
          <table:table-cell table:style-name="ce50" table:formula="of:=INDIRECT(ADDRESS([CPPRAW.$I7]+2;3))" office:value-type="float" office:value="29666928.66625" calcext:value-type="float">
            <text:p>29666928.66625</text:p>
          </table:table-cell>
          <table:table-cell table:style-name="ce50" table:formula="of:=INDIRECT(ADDRESS([CPPRAW.$I7]+2;4))" office:value-type="float" office:value="2885868.0448178" calcext:value-type="float">
            <text:p>2885868.0448178</text:p>
          </table:table-cell>
          <table:table-cell/>
          <table:table-cell table:formula="of:=INDIRECT(ADDRESS([CPPRAW.$J7];3))" office:value-type="float" office:value="35.81875" calcext:value-type="float">
            <text:p>35.81875</text:p>
          </table:table-cell>
          <table:table-cell table:formula="of:=INDIRECT(ADDRESS([CPPRAW.$J7];4))" office:value-type="float" office:value="118.548726898474" calcext:value-type="float">
            <text:p>118.5487268985</text:p>
          </table:table-cell>
          <table:table-cell table:formula="of:=INDIRECT(ADDRESS([CPPRAW.$J7]+1;3))" office:value-type="float" office:value="1161369.93875" calcext:value-type="float">
            <text:p>1161369.93875</text:p>
          </table:table-cell>
          <table:table-cell table:formula="of:=INDIRECT(ADDRESS([CPPRAW.$J7]+1;4))" office:value-type="float" office:value="85527.1577765751" calcext:value-type="float">
            <text:p>85527.1577765751</text:p>
          </table:table-cell>
          <table:table-cell table:formula="of:=INDIRECT(ADDRESS([CPPRAW.$J7]+2;3))" office:value-type="float" office:value="3692337.9" calcext:value-type="float">
            <text:p>3692337.9</text:p>
          </table:table-cell>
          <table:table-cell table:formula="of:=INDIRECT(ADDRESS([CPPRAW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7]+4" office:value-type="float" office:value="25" calcext:value-type="float">
            <text:p>25</text:p>
          </table:table-cell>
          <table:table-cell table:formula="of:=[CPPRAW.J7]+4" office:value-type="float" office:value="69" calcext:value-type="float">
            <text:p>69</text:p>
          </table:table-cell>
          <table:table-cell/>
          <table:table-cell table:style-name="ce15" table:formula="of:=[CPPRAW.M8] - COM.MICROSOFT.FLOOR.PRECISE([CPPRAW.M8] * 0.2)" office:value-type="float" office:value="838861" calcext:value-type="float">
            <text:p>838,861</text:p>
          </table:table-cell>
          <table:table-cell table:style-name="ce15" table:formula="of:=INDIRECT(ADDRESS([CPPRAW.$I8];2))" office:value-type="float" office:value="1048576" calcext:value-type="float">
            <text:p>1,048,576</text:p>
          </table:table-cell>
          <table:table-cell table:style-name="ce50" table:formula="of:=INDIRECT(ADDRESS([CPPRAW.$I8];3))" office:value-type="float" office:value="37.42" calcext:value-type="float">
            <text:p>37.42</text:p>
          </table:table-cell>
          <table:table-cell table:style-name="ce50" table:formula="of:=INDIRECT(ADDRESS([CPPRAW.$I8];4))" office:value-type="float" office:value="120.917202300853" calcext:value-type="float">
            <text:p>120.9172023009</text:p>
          </table:table-cell>
          <table:table-cell table:style-name="ce54" table:formula="of:=INDIRECT(ADDRESS([CPPRAW.$I8]+1;3))" office:value-type="float" office:value="87975043.09125" calcext:value-type="float">
            <text:p>87975043.09125</text:p>
          </table:table-cell>
          <table:table-cell table:style-name="ce54" table:formula="of:=INDIRECT(ADDRESS([CPPRAW.$I8]+1;4))" office:value-type="float" office:value="6012072.15524391" calcext:value-type="float">
            <text:p>6012072.15524391</text:p>
          </table:table-cell>
          <table:table-cell table:style-name="ce50" table:formula="of:=INDIRECT(ADDRESS([CPPRAW.$I8]+2;3))" office:value-type="float" office:value="58338393.36625" calcext:value-type="float">
            <text:p>58338393.36625</text:p>
          </table:table-cell>
          <table:table-cell table:style-name="ce50" table:formula="of:=INDIRECT(ADDRESS([CPPRAW.$I8]+2;4))" office:value-type="float" office:value="2809697.08223053" calcext:value-type="float">
            <text:p>2809697.08223053</text:p>
          </table:table-cell>
          <table:table-cell/>
          <table:table-cell table:formula="of:=INDIRECT(ADDRESS([CPPRAW.$J8];3))" office:value-type="float" office:value="33.6775" calcext:value-type="float">
            <text:p>33.6775</text:p>
          </table:table-cell>
          <table:table-cell table:formula="of:=INDIRECT(ADDRESS([CPPRAW.$J8];4))" office:value-type="float" office:value="115.259096464866" calcext:value-type="float">
            <text:p>115.2590964649</text:p>
          </table:table-cell>
          <table:table-cell table:formula="of:=INDIRECT(ADDRESS([CPPRAW.$J8]+1;3))" office:value-type="float" office:value="2381996.05625" calcext:value-type="float">
            <text:p>2381996.05625</text:p>
          </table:table-cell>
          <table:table-cell table:formula="of:=INDIRECT(ADDRESS([CPPRAW.$J8]+1;4))" office:value-type="float" office:value="112381.834024917" calcext:value-type="float">
            <text:p>112381.834024917</text:p>
          </table:table-cell>
          <table:table-cell table:formula="of:=INDIRECT(ADDRESS([CPPRAW.$J8]+2;3))" office:value-type="float" office:value="7303713.5725" calcext:value-type="float">
            <text:p>7303713.5725</text:p>
          </table:table-cell>
          <table:table-cell table:formula="of:=INDIRECT(ADDRESS([CPPRAW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9]); &quot;_&quot;; [CPPRAW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8]+4" office:value-type="float" office:value="29" calcext:value-type="float">
            <text:p>29</text:p>
          </table:table-cell>
          <table:table-cell table:formula="of:=[CPPRAW.J8]+4" office:value-type="float" office:value="73" calcext:value-type="float">
            <text:p>73</text:p>
          </table:table-cell>
          <table:table-cell/>
          <table:table-cell table:style-name="ce15" table:formula="of:=[CPPRAW.M9] - COM.MICROSOFT.FLOOR.PRECISE([CPPRAW.M9] * 0.2)" office:value-type="float" office:value="1677722" calcext:value-type="float">
            <text:p>1,677,722</text:p>
          </table:table-cell>
          <table:table-cell table:style-name="ce15" table:formula="of:=INDIRECT(ADDRESS([CPPRAW.$I9];2))" office:value-type="float" office:value="2097152" calcext:value-type="float">
            <text:p>2,097,152</text:p>
          </table:table-cell>
          <table:table-cell table:style-name="ce50" table:formula="of:=INDIRECT(ADDRESS([CPPRAW.$I9];3))" office:value-type="float" office:value="35.81625" calcext:value-type="float">
            <text:p>35.81625</text:p>
          </table:table-cell>
          <table:table-cell table:style-name="ce50" table:formula="of:=INDIRECT(ADDRESS([CPPRAW.$I9];4))" office:value-type="float" office:value="118.540456324706" calcext:value-type="float">
            <text:p>118.5404563247</text:p>
          </table:table-cell>
          <table:table-cell table:style-name="ce54" table:formula="of:=INDIRECT(ADDRESS([CPPRAW.$I9]+1;3))" office:value-type="float" office:value="174533188.14" calcext:value-type="float">
            <text:p>174533188.14</text:p>
          </table:table-cell>
          <table:table-cell table:style-name="ce54" table:formula="of:=INDIRECT(ADDRESS([CPPRAW.$I9]+1;4))" office:value-type="float" office:value="6747557.431363" calcext:value-type="float">
            <text:p>6747557.431363</text:p>
          </table:table-cell>
          <table:table-cell table:style-name="ce50" table:formula="of:=INDIRECT(ADDRESS([CPPRAW.$I9]+2;3))" office:value-type="float" office:value="116865336.915" calcext:value-type="float">
            <text:p>116865336.915</text:p>
          </table:table-cell>
          <table:table-cell table:style-name="ce50" table:formula="of:=INDIRECT(ADDRESS([CPPRAW.$I9]+2;4))" office:value-type="float" office:value="4819028.23214092" calcext:value-type="float">
            <text:p>4819028.23214092</text:p>
          </table:table-cell>
          <table:table-cell/>
          <table:table-cell table:formula="of:=INDIRECT(ADDRESS([CPPRAW.$J9];3))" office:value-type="float" office:value="34.7475" calcext:value-type="float">
            <text:p>34.7475</text:p>
          </table:table-cell>
          <table:table-cell table:formula="of:=INDIRECT(ADDRESS([CPPRAW.$J9];4))" office:value-type="float" office:value="116.918288139095" calcext:value-type="float">
            <text:p>116.9182881391</text:p>
          </table:table-cell>
          <table:table-cell table:formula="of:=INDIRECT(ADDRESS([CPPRAW.$J9]+1;3))" office:value-type="float" office:value="4849319.5825" calcext:value-type="float">
            <text:p>4849319.5825</text:p>
          </table:table-cell>
          <table:table-cell table:formula="of:=INDIRECT(ADDRESS([CPPRAW.$J9]+1;4))" office:value-type="float" office:value="314296.759148957" calcext:value-type="float">
            <text:p>314296.759148957</text:p>
          </table:table-cell>
          <table:table-cell table:formula="of:=INDIRECT(ADDRESS([CPPRAW.$J9]+2;3))" office:value-type="float" office:value="14664224.34875" calcext:value-type="float">
            <text:p>14664224.34875</text:p>
          </table:table-cell>
          <table:table-cell table:formula="of:=INDIRECT(ADDRESS([CPPRAW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0]); &quot;_&quot;; [CPPRAW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9]+4" office:value-type="float" office:value="33" calcext:value-type="float">
            <text:p>33</text:p>
          </table:table-cell>
          <table:table-cell table:formula="of:=[CPPRAW.J9]+4" office:value-type="float" office:value="77" calcext:value-type="float">
            <text:p>77</text:p>
          </table:table-cell>
          <table:table-cell/>
          <table:table-cell table:style-name="ce15" table:formula="of:=[CPPRAW.M10] - COM.MICROSOFT.FLOOR.PRECISE([CPPRAW.M10] * 0.2)" office:value-type="float" office:value="3355444" calcext:value-type="float">
            <text:p>3,355,444</text:p>
          </table:table-cell>
          <table:table-cell table:style-name="ce15" table:formula="of:=INDIRECT(ADDRESS([CPPRAW.$I10];2))" office:value-type="float" office:value="4194304" calcext:value-type="float">
            <text:p>4,194,304</text:p>
          </table:table-cell>
          <table:table-cell table:style-name="ce50" table:formula="of:=INDIRECT(ADDRESS([CPPRAW.$I10];3))" office:value-type="float" office:value="36.885" calcext:value-type="float">
            <text:p>36.885</text:p>
          </table:table-cell>
          <table:table-cell table:style-name="ce50" table:formula="of:=INDIRECT(ADDRESS([CPPRAW.$I10];4))" office:value-type="float" office:value="120.131203930108" calcext:value-type="float">
            <text:p>120.1312039301</text:p>
          </table:table-cell>
          <table:table-cell table:style-name="ce54" table:formula="of:=INDIRECT(ADDRESS([CPPRAW.$I10]+1;3))" office:value-type="float" office:value="345400586.015" calcext:value-type="float">
            <text:p>345400586.015</text:p>
          </table:table-cell>
          <table:table-cell table:style-name="ce54" table:formula="of:=INDIRECT(ADDRESS([CPPRAW.$I10]+1;4))" office:value-type="float" office:value="8188701.4022785" calcext:value-type="float">
            <text:p>8188701.4022785</text:p>
          </table:table-cell>
          <table:table-cell table:style-name="ce50" table:formula="of:=INDIRECT(ADDRESS([CPPRAW.$I10]+2;3))" office:value-type="float" office:value="236849422.29125" calcext:value-type="float">
            <text:p>236849422.29125</text:p>
          </table:table-cell>
          <table:table-cell table:style-name="ce50" table:formula="of:=INDIRECT(ADDRESS([CPPRAW.$I10]+2;4))" office:value-type="float" office:value="6364402.99384647" calcext:value-type="float">
            <text:p>6364402.99384647</text:p>
          </table:table-cell>
          <table:table-cell/>
          <table:table-cell table:formula="of:=INDIRECT(ADDRESS([CPPRAW.$J10];3))" office:value-type="float" office:value="33.67625" calcext:value-type="float">
            <text:p>33.67625</text:p>
          </table:table-cell>
          <table:table-cell table:formula="of:=INDIRECT(ADDRESS([CPPRAW.$J10];4))" office:value-type="float" office:value="115.254819976639" calcext:value-type="float">
            <text:p>115.2548199766</text:p>
          </table:table-cell>
          <table:table-cell table:formula="of:=INDIRECT(ADDRESS([CPPRAW.$J10]+1;3))" office:value-type="float" office:value="9532469.1375" calcext:value-type="float">
            <text:p>9532469.1375</text:p>
          </table:table-cell>
          <table:table-cell table:formula="of:=INDIRECT(ADDRESS([CPPRAW.$J10]+1;4))" office:value-type="float" office:value="373640.132974092" calcext:value-type="float">
            <text:p>373640.132974092</text:p>
          </table:table-cell>
          <table:table-cell table:formula="of:=INDIRECT(ADDRESS([CPPRAW.$J10]+2;3))" office:value-type="float" office:value="29356886.4925" calcext:value-type="float">
            <text:p>29356886.4925</text:p>
          </table:table-cell>
          <table:table-cell table:formula="of:=INDIRECT(ADDRESS([CPPRAW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1]); &quot;_&quot;; [CPPRAW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10]+4" office:value-type="float" office:value="37" calcext:value-type="float">
            <text:p>37</text:p>
          </table:table-cell>
          <table:table-cell table:formula="of:=[CPPRAW.J10]+4" office:value-type="float" office:value="81" calcext:value-type="float">
            <text:p>81</text:p>
          </table:table-cell>
          <table:table-cell/>
          <table:table-cell table:style-name="ce15" table:formula="of:=[CPPRAW.M11] - COM.MICROSOFT.FLOOR.PRECISE([CPPRAW.M11] * 0.2)" office:value-type="float" office:value="6710887" calcext:value-type="float">
            <text:p>6,710,887</text:p>
          </table:table-cell>
          <table:table-cell table:style-name="ce15" table:formula="of:=INDIRECT(ADDRESS([CPPRAW.$I11];2))" office:value-type="float" office:value="8388608" calcext:value-type="float">
            <text:p>8,388,608</text:p>
          </table:table-cell>
          <table:table-cell table:style-name="ce50" table:formula="of:=INDIRECT(ADDRESS([CPPRAW.$I11];3))" office:value-type="float" office:value="36.35875" calcext:value-type="float">
            <text:p>36.35875</text:p>
          </table:table-cell>
          <table:table-cell table:style-name="ce50" table:formula="of:=INDIRECT(ADDRESS([CPPRAW.$I11];4))" office:value-type="float" office:value="119.366339275892" calcext:value-type="float">
            <text:p>119.3663392759</text:p>
          </table:table-cell>
          <table:table-cell table:style-name="ce54" table:formula="of:=INDIRECT(ADDRESS([CPPRAW.$I11]+1;3))" office:value-type="float" office:value="688327263.155" calcext:value-type="float">
            <text:p>688327263.155</text:p>
          </table:table-cell>
          <table:table-cell table:style-name="ce54" table:formula="of:=INDIRECT(ADDRESS([CPPRAW.$I11]+1;4))" office:value-type="float" office:value="8059557.47011663" calcext:value-type="float">
            <text:p>8059557.47011663</text:p>
          </table:table-cell>
          <table:table-cell table:style-name="ce50" table:formula="of:=INDIRECT(ADDRESS([CPPRAW.$I11]+2;3))" office:value-type="float" office:value="463794283.515" calcext:value-type="float">
            <text:p>463794283.515</text:p>
          </table:table-cell>
          <table:table-cell table:style-name="ce50" table:formula="of:=INDIRECT(ADDRESS([CPPRAW.$I11]+2;4))" office:value-type="float" office:value="9000036.08575783" calcext:value-type="float">
            <text:p>9000036.08575783</text:p>
          </table:table-cell>
          <table:table-cell/>
          <table:table-cell table:formula="of:=INDIRECT(ADDRESS([CPPRAW.$J11];3))" office:value-type="float" office:value="37.42375" calcext:value-type="float">
            <text:p>37.42375</text:p>
          </table:table-cell>
          <table:table-cell table:formula="of:=INDIRECT(ADDRESS([CPPRAW.$J11];4))" office:value-type="float" office:value="120.929314311139" calcext:value-type="float">
            <text:p>120.9293143111</text:p>
          </table:table-cell>
          <table:table-cell table:formula="of:=INDIRECT(ADDRESS([CPPRAW.$J11]+1;3))" office:value-type="float" office:value="19075402.95375" calcext:value-type="float">
            <text:p>19075402.95375</text:p>
          </table:table-cell>
          <table:table-cell table:formula="of:=INDIRECT(ADDRESS([CPPRAW.$J11]+1;4))" office:value-type="float" office:value="311433.756245277" calcext:value-type="float">
            <text:p>311433.756245277</text:p>
          </table:table-cell>
          <table:table-cell table:formula="of:=INDIRECT(ADDRESS([CPPRAW.$J11]+2;3))" office:value-type="float" office:value="58636043.22375" calcext:value-type="float">
            <text:p>58636043.22375</text:p>
          </table:table-cell>
          <table:table-cell table:formula="of:=INDIRECT(ADDRESS([CPPRAW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3]); &quot;_&quot;; [CPPRAW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5" table:number-columns-repeated="2"/>
          <table:table-cell table:style-name="ce51"/>
          <table:table-cell table:style-name="ce45" table:number-columns-repeated="3"/>
          <table:table-cell table:style-name="Default"/>
          <table:table-cell table:style-name="ce45"/>
          <table:table-cell/>
          <table:table-cell table:style-name="ce45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4]); &quot;_&quot;; [CPPRAW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Default"/>
          <table:table-cell table:style-name="ce5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5]); &quot;_&quot;; [CPPRAW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7]); &quot;_&quot;; [CPPRAW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8]); &quot;_&quot;; [CPPRAW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9]); &quot;_&quot;; [CPPRAW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1]); &quot;_&quot;; [CPPRAW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2]); &quot;_&quot;; [CPPRAW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3]); &quot;_&quot;; [CPPRAW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5]); &quot;_&quot;; [CPPRAW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6]); &quot;_&quot;; [CPPRAW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7]); &quot;_&quot;; [CPPRAW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9]); &quot;_&quot;; [CPPRAW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0]); &quot;_&quot;; [CPPRAW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1]); &quot;_&quot;; [CPPRAW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3]); &quot;_&quot;; [CPPRAW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4]); &quot;_&quot;; [CPPRAW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5]); &quot;_&quot;; [CPPRAW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7]); &quot;_&quot;; [CPPRAW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8]); &quot;_&quot;; [CPPRAW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9]); &quot;_&quot;; [CPPRAW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3">
          <table:table-cell table:style-name="ce40" table:number-columns-repeated="6"/>
          <table:table-cell table:style-name="ce42"/>
          <table:table-cell table:style-name="ce40"/>
          <table:table-cell table:style-name="ce42" table:number-columns-repeated="2"/>
          <table:table-cell table:style-name="ce40"/>
          <table:table-cell table:style-name="ce46" table:number-columns-repeated="2"/>
          <table:table-cell table:style-name="ce50" table:number-columns-repeated="2"/>
          <table:table-cell table:style-name="ce54" table:number-columns-repeated="2"/>
          <table:table-cell table:style-name="ce56" table:number-columns-repeated="2"/>
          <table:table-cell table:number-columns-repeated="7"/>
          <table:table-cell table:style-name="ce40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5]); &quot;_&quot;; [CPPRAW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6]); &quot;_&quot;; [CPPRAW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7]); &quot;_&quot;; [CPPRAW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9]); &quot;_&quot;; [CPPRAW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0]); &quot;_&quot;; [CPPRAW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1]); &quot;_&quot;; [CPPRAW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3]); &quot;_&quot;; [CPPRAW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4]); &quot;_&quot;; [CPPRAW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5]); &quot;_&quot;; [CPPRAW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7]); &quot;_&quot;; [CPPRAW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8]); &quot;_&quot;; [CPPRAW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9]); &quot;_&quot;; [CPPRAW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1]); &quot;_&quot;; [CPPRAW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2]); &quot;_&quot;; [CPPRAW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3]); &quot;_&quot;; [CPPRAW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5]); &quot;_&quot;; [CPPRAW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6]); &quot;_&quot;; [CPPRAW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7]); &quot;_&quot;; [CPPRAW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9]); &quot;_&quot;; [CPPRAW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0]); &quot;_&quot;; [CPPRAW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1]); &quot;_&quot;; [CPPRAW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3]); &quot;_&quot;; [CPPRAW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4]); &quot;_&quot;; [CPPRAW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5]); &quot;_&quot;; [CPPRAW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7]); &quot;_&quot;; [CPPRAW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8]); &quot;_&quot;; [CPPRAW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9]); &quot;_&quot;; [CPPRAW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1]); &quot;_&quot;; [CPPRAW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2]); &quot;_&quot;; [CPPRAW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3]); &quot;_&quot;; [CPPRAW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52" table:default-cell-style-name="ce47"/>
        <table:table-column table:style-name="co29" table:default-cell-style-name="ce47"/>
        <table:table-column table:style-name="co47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21" table:default-cell-style-name="ce52"/>
        <table:table-column table:style-name="co21" table:default-cell-style-name="Default"/>
        <table:table-column table:style-name="co53" table:default-cell-style-name="Default"/>
        <table:table-column table:style-name="co21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number-columns-repeated="1007" table:default-cell-style-name="Default"/>
        <table:table-row table:style-name="ro1">
          <table:table-cell table:style-name="ce44" table:formula="of:=[CPPRAW.L1]" office:value-type="string" office:string-value="n concrete" calcext:value-type="string">
            <text:p>n concrete</text:p>
          </table:table-cell>
          <table:table-cell table:style-name="ce44" table:formula="of:=[CPPRAW.M1]" office:value-type="string" office:string-value="n" calcext:value-type="string">
            <text:p>n</text:p>
          </table:table-cell>
          <table:table-cell table:style-name="ce44" table:formula="of:=[CPPRAW.P1]" office:value-type="string" office:string-value="mult_big_vector_hot_201_101" calcext:value-type="string">
            <text:p>mult_big_vector_hot_201_101</text:p>
          </table:table-cell>
          <table:table-cell table:style-name="ce44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44" table:formula="of:=[CPPRAW.W1]" office:value-type="string" office:string-value="mult_big_vector_hot_64_32" calcext:value-type="string">
            <text:p>mult_big_vector_hot_64_32</text:p>
          </table:table-cell>
          <table:table-cell table:style-name="ce44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116" table:formula="of:=[CPPRAW.Q1]" office:value-type="string" office:string-value="stddev" calcext:value-type="string">
            <text:p>stddev</text:p>
          </table:table-cell>
          <table:table-cell table:style-name="ce44" table:formula="of:=[CPPRAW.S1]" office:value-type="string" office:string-value="stddev" calcext:value-type="string">
            <text:p>stddev</text:p>
          </table:table-cell>
          <table:table-cell table:style-name="ce44" table:formula="of:=[CPPRAW.X1]" office:value-type="string" office:string-value="stddev" calcext:value-type="string">
            <text:p>stddev</text:p>
          </table:table-cell>
          <table:table-cell table:style-name="ce44" table:formula="of:=[CPPRAW.Z1]" office:value-type="string" office:string-value="stddev" calcext:value-type="string">
            <text:p>stddev</text:p>
          </table:table-cell>
          <table:table-cell table:style-name="ce44"/>
          <table:table-cell table:style-name="ce44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44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44" table:formula="of:=[CPPRAW.O1]" office:value-type="string" office:string-value="stddev" calcext:value-type="string">
            <text:p>stddev</text:p>
          </table:table-cell>
          <table:table-cell table:style-name="ce44" table:formula="of:=[CPPRAW.V1]" office:value-type="string" office:string-value="stddev" calcext:value-type="string">
            <text:p>stddev</text:p>
          </table:table-cell>
          <table:table-cell table:style-name="ce10" table:number-columns-repeated="1004"/>
          <table:table-cell/>
        </table:table-row>
        <table:table-row table:style-name="ro1">
          <table:table-cell table:style-name="ce110" table:formula="of:=[CPPRAW.L2]" office:value-type="float" office:value="13108" calcext:value-type="float">
            <text:p>13,108</text:p>
          </table:table-cell>
          <table:table-cell table:style-name="ce110" table:formula="of:=[CPPRAW.M2]" office:value-type="float" office:value="16384" calcext:value-type="float">
            <text:p>16,384</text:p>
          </table:table-cell>
          <table:table-cell table:style-name="ce114" table:formula="of:=[CPPRAW.P2]/[CPPCHART.$A2]" office:value-type="float" office:value="101.954257895941" calcext:value-type="float">
            <text:p>101.95426</text:p>
          </table:table-cell>
          <table:table-cell table:style-name="ce114" table:formula="of:=[CPPRAW.R2]/[CPPCHART.$A2]" office:value-type="float" office:value="67.7816391707354" calcext:value-type="float">
            <text:p>67.78164</text:p>
          </table:table-cell>
          <table:table-cell table:style-name="ce114" table:formula="of:=[CPPRAW.W2]/[CPPCHART.$A2]" office:value-type="float" office:value="2.58372940189197" calcext:value-type="float">
            <text:p>2.58373</text:p>
          </table:table-cell>
          <table:table-cell table:style-name="ce114" table:formula="of:=[CPPRAW.Y2]/[CPPCHART.$A2]" office:value-type="float" office:value="8.28015400900214" calcext:value-type="float">
            <text:p>8.28015</text:p>
          </table:table-cell>
          <table:table-cell table:style-name="ce117" table:formula="of:=[CPPRAW.Q2]/[CPPCHART.$A2]" office:value-type="float" office:value="5.87070771072509" calcext:value-type="float">
            <text:p>5.87071</text:p>
          </table:table-cell>
          <table:table-cell table:style-name="ce114" table:formula="of:=[CPPRAW.S2]/[CPPCHART.$A2]" office:value-type="float" office:value="6.2234566081196" calcext:value-type="float">
            <text:p>6.22346</text:p>
          </table:table-cell>
          <table:table-cell table:style-name="ce114" table:formula="of:=[CPPRAW.X2]/[CPPCHART.$A2]" office:value-type="float" office:value="0.467902001069517" calcext:value-type="float">
            <text:p>0.46790</text:p>
          </table:table-cell>
          <table:table-cell table:style-name="ce114" table:formula="of:=[CPPRAW.Z2]/[CPPCHART.$A2]" office:value-type="float" office:value="1.16276920846671" calcext:value-type="float">
            <text:p>1.16277</text:p>
          </table:table-cell>
          <table:table-cell table:style-name="ce114"/>
          <table:table-cell table:style-name="ce114" table:formula="of:=[CPPRAW.N2]/[CPPCHART.$A2]" office:value-type="float" office:value="0.00330265868172109" calcext:value-type="float">
            <text:p>0.00330</text:p>
          </table:table-cell>
          <table:table-cell table:style-name="ce114" table:formula="of:=[CPPRAW.U2]/[CPPCHART.$A2]" office:value-type="float" office:value="0.00289546460176991" calcext:value-type="float">
            <text:p>0.00290</text:p>
          </table:table-cell>
          <table:table-cell table:style-name="ce114" table:formula="of:=[CPPRAW.O2]/[CPPCHART.$A2]" office:value-type="float" office:value="0.00984594843781943" calcext:value-type="float">
            <text:p>0.00985</text:p>
          </table:table-cell>
          <table:table-cell table:style-name="ce114" table:formula="of:=[CPPRAW.V2]/[CPPCHART.$A2]" office:value-type="float" office:value="0.00928377808555813" calcext:value-type="float">
            <text:p>0.00928</text:p>
          </table:table-cell>
          <table:table-cell table:number-columns-repeated="1005"/>
        </table:table-row>
        <table:table-row table:style-name="ro1">
          <table:table-cell table:style-name="ce110" table:formula="of:=[CPPRAW.L3]" office:value-type="float" office:value="26215" calcext:value-type="float">
            <text:p>26,215</text:p>
          </table:table-cell>
          <table:table-cell table:style-name="ce110" table:formula="of:=[CPPRAW.M3]" office:value-type="float" office:value="32768" calcext:value-type="float">
            <text:p>32,768</text:p>
          </table:table-cell>
          <table:table-cell table:style-name="ce114" table:formula="of:=[CPPRAW.P3]/[CPPCHART.$A3]" office:value-type="float" office:value="103.399530421514" calcext:value-type="float">
            <text:p>103.39953</text:p>
          </table:table-cell>
          <table:table-cell table:style-name="ce114" table:formula="of:=[CPPRAW.R3]/[CPPCHART.$A3]" office:value-type="float" office:value="69.2127799446882" calcext:value-type="float">
            <text:p>69.21278</text:p>
          </table:table-cell>
          <table:table-cell table:style-name="ce114" table:formula="of:=[CPPRAW.W3]/[CPPCHART.$A3]" office:value-type="float" office:value="2.77122253480832" calcext:value-type="float">
            <text:p>2.77122</text:p>
          </table:table-cell>
          <table:table-cell table:style-name="ce114" table:formula="of:=[CPPRAW.Y3]/[CPPCHART.$A3]" office:value-type="float" office:value="8.42064133129887" calcext:value-type="float">
            <text:p>8.42064</text:p>
          </table:table-cell>
          <table:table-cell table:style-name="ce117" table:formula="of:=[CPPRAW.Q3]/[CPPCHART.$A3]" office:value-type="float" office:value="9.54299325848819" calcext:value-type="float">
            <text:p>9.54299</text:p>
          </table:table-cell>
          <table:table-cell table:style-name="ce114" table:formula="of:=[CPPRAW.S3]/[CPPCHART.$A3]" office:value-type="float" office:value="4.00891949278066" calcext:value-type="float">
            <text:p>4.00892</text:p>
          </table:table-cell>
          <table:table-cell table:style-name="ce114" table:formula="of:=[CPPRAW.X3]/[CPPCHART.$A3]" office:value-type="float" office:value="0.333115820028612" calcext:value-type="float">
            <text:p>0.33312</text:p>
          </table:table-cell>
          <table:table-cell table:style-name="ce114" table:formula="of:=[CPPRAW.Z3]/[CPPCHART.$A3]" office:value-type="float" office:value="0.998175574260332" calcext:value-type="float">
            <text:p>0.99818</text:p>
          </table:table-cell>
          <table:table-cell table:style-name="ce114"/>
          <table:table-cell table:style-name="ce114" table:formula="of:=[CPPRAW.N3]/[CPPCHART.$A3]" office:value-type="float" office:value="0.00144773984360099" calcext:value-type="float">
            <text:p>0.00145</text:p>
          </table:table-cell>
          <table:table-cell table:style-name="ce114" table:formula="of:=[CPPRAW.U3]/[CPPCHART.$A3]" office:value-type="float" office:value="0.0013050257486172" calcext:value-type="float">
            <text:p>0.00131</text:p>
          </table:table-cell>
          <table:table-cell table:style-name="ce114" table:formula="of:=[CPPRAW.O3]/[CPPCHART.$A3]" office:value-type="float" office:value="0.00464191328258722" calcext:value-type="float">
            <text:p>0.00464</text:p>
          </table:table-cell>
          <table:table-cell table:style-name="ce114" table:formula="of:=[CPPRAW.V3]/[CPPCHART.$A3]" office:value-type="float" office:value="0.00442832923093309" calcext:value-type="float">
            <text:p>0.00443</text:p>
          </table:table-cell>
          <table:table-cell table:number-columns-repeated="1005"/>
        </table:table-row>
        <table:table-row table:style-name="ro1">
          <table:table-cell table:style-name="ce110" table:formula="of:=[CPPRAW.L4]" office:value-type="float" office:value="52429" calcext:value-type="float">
            <text:p>52,429</text:p>
          </table:table-cell>
          <table:table-cell table:style-name="ce110" table:formula="of:=[CPPRAW.M4]" office:value-type="float" office:value="65536" calcext:value-type="float">
            <text:p>65,536</text:p>
          </table:table-cell>
          <table:table-cell table:style-name="ce114" table:formula="of:=[CPPRAW.P4]/[CPPCHART.$A4]" office:value-type="float" office:value="103.26242942837" calcext:value-type="float">
            <text:p>103.26243</text:p>
          </table:table-cell>
          <table:table-cell table:style-name="ce114" table:formula="of:=[CPPRAW.R4]/[CPPCHART.$A4]" office:value-type="float" office:value="70.4070533006542" calcext:value-type="float">
            <text:p>70.40705</text:p>
          </table:table-cell>
          <table:table-cell table:style-name="ce114" table:formula="of:=[CPPRAW.W4]/[CPPCHART.$A4]" office:value-type="float" office:value="2.69390821396555" calcext:value-type="float">
            <text:p>2.69391</text:p>
          </table:table-cell>
          <table:table-cell table:style-name="ce114" table:formula="of:=[CPPRAW.Y4]/[CPPCHART.$A4]" office:value-type="float" office:value="8.50984421789468" calcext:value-type="float">
            <text:p>8.50984</text:p>
          </table:table-cell>
          <table:table-cell table:style-name="ce117" table:formula="of:=[CPPRAW.Q4]/[CPPCHART.$A4]" office:value-type="float" office:value="4.77327668684703" calcext:value-type="float">
            <text:p>4.77328</text:p>
          </table:table-cell>
          <table:table-cell table:style-name="ce114" table:formula="of:=[CPPRAW.S4]/[CPPCHART.$A4]" office:value-type="float" office:value="6.42860564488197" calcext:value-type="float">
            <text:p>6.42861</text:p>
          </table:table-cell>
          <table:table-cell table:style-name="ce114" table:formula="of:=[CPPRAW.X4]/[CPPCHART.$A4]" office:value-type="float" office:value="0.425392002908266" calcext:value-type="float">
            <text:p>0.42539</text:p>
          </table:table-cell>
          <table:table-cell table:style-name="ce114" table:formula="of:=[CPPRAW.Z4]/[CPPCHART.$A4]" office:value-type="float" office:value="0.80981204215742" calcext:value-type="float">
            <text:p>0.80981</text:p>
          </table:table-cell>
          <table:table-cell table:style-name="ce114"/>
          <table:table-cell table:style-name="ce114" table:formula="of:=[CPPRAW.N4]/[CPPCHART.$A4]" office:value-type="float" office:value="0.000744220755688646" calcext:value-type="float">
            <text:p>0.00074</text:p>
          </table:table-cell>
          <table:table-cell table:style-name="ce114" table:formula="of:=[CPPRAW.U4]/[CPPCHART.$A4]" office:value-type="float" office:value="0.000642416410765035" calcext:value-type="float">
            <text:p>0.00064</text:p>
          </table:table-cell>
          <table:table-cell table:style-name="ce114" table:formula="of:=[CPPRAW.O4]/[CPPCHART.$A4]" office:value-type="float" office:value="0.00235006281161077" calcext:value-type="float">
            <text:p>0.00235</text:p>
          </table:table-cell>
          <table:table-cell table:style-name="ce114" table:formula="of:=[CPPRAW.V4]/[CPPCHART.$A4]" office:value-type="float" office:value="0.00219862909641984" calcext:value-type="float">
            <text:p>0.00220</text:p>
          </table:table-cell>
          <table:table-cell table:number-columns-repeated="1005"/>
        </table:table-row>
        <table:table-row table:style-name="ro1">
          <table:table-cell table:style-name="ce110" table:formula="of:=[CPPRAW.L5]" office:value-type="float" office:value="104858" calcext:value-type="float">
            <text:p>104,858</text:p>
          </table:table-cell>
          <table:table-cell table:style-name="ce110" table:formula="of:=[CPPRAW.M5]" office:value-type="float" office:value="131072" calcext:value-type="float">
            <text:p>131,072</text:p>
          </table:table-cell>
          <table:table-cell table:style-name="ce114" table:formula="of:=[CPPRAW.P5]/[CPPCHART.$A5]" office:value-type="float" office:value="103.868158950676" calcext:value-type="float">
            <text:p>103.86816</text:p>
          </table:table-cell>
          <table:table-cell table:style-name="ce114" table:formula="of:=[CPPRAW.R5]/[CPPCHART.$A5]" office:value-type="float" office:value="69.4214155572298" calcext:value-type="float">
            <text:p>69.42142</text:p>
          </table:table-cell>
          <table:table-cell table:style-name="ce114" table:formula="of:=[CPPRAW.W5]/[CPPCHART.$A5]" office:value-type="float" office:value="2.69058403984436" calcext:value-type="float">
            <text:p>2.69058</text:p>
          </table:table-cell>
          <table:table-cell table:style-name="ce114" table:formula="of:=[CPPRAW.Y5]/[CPPCHART.$A5]" office:value-type="float" office:value="8.46755106906483" calcext:value-type="float">
            <text:p>8.46755</text:p>
          </table:table-cell>
          <table:table-cell table:style-name="ce117" table:formula="of:=[CPPRAW.Q5]/[CPPCHART.$A5]" office:value-type="float" office:value="8.07434930654791" calcext:value-type="float">
            <text:p>8.07435</text:p>
          </table:table-cell>
          <table:table-cell table:style-name="ce114" table:formula="of:=[CPPRAW.S5]/[CPPCHART.$A5]" office:value-type="float" office:value="4.26299162252388" calcext:value-type="float">
            <text:p>4.26299</text:p>
          </table:table-cell>
          <table:table-cell table:style-name="ce114" table:formula="of:=[CPPRAW.X5]/[CPPCHART.$A5]" office:value-type="float" office:value="0.328325603892877" calcext:value-type="float">
            <text:p>0.32833</text:p>
          </table:table-cell>
          <table:table-cell table:style-name="ce114" table:formula="of:=[CPPRAW.Z5]/[CPPCHART.$A5]" office:value-type="float" office:value="0.407061290623503" calcext:value-type="float">
            <text:p>0.40706</text:p>
          </table:table-cell>
          <table:table-cell table:style-name="ce114"/>
          <table:table-cell table:style-name="ce114" table:formula="of:=[CPPRAW.N5]/[CPPCHART.$A5]" office:value-type="float" office:value="0.000326262659978256" calcext:value-type="float">
            <text:p>0.00033</text:p>
          </table:table-cell>
          <table:table-cell table:style-name="ce114" table:formula="of:=[CPPRAW.U5]/[CPPCHART.$A5]" office:value-type="float" office:value="0.000336478857121059" calcext:value-type="float">
            <text:p>0.00034</text:p>
          </table:table-cell>
          <table:table-cell table:style-name="ce114" table:formula="of:=[CPPRAW.O5]/[CPPCHART.$A5]" office:value-type="float" office:value="0.00110710342357198" calcext:value-type="float">
            <text:p>0.00111</text:p>
          </table:table-cell>
          <table:table-cell table:style-name="ce114" table:formula="of:=[CPPRAW.V5]/[CPPCHART.$A5]" office:value-type="float" office:value="0.00112280860883041" calcext:value-type="float">
            <text:p>0.00112</text:p>
          </table:table-cell>
          <table:table-cell table:number-columns-repeated="1005"/>
        </table:table-row>
        <table:table-row table:style-name="ro1">
          <table:table-cell table:style-name="ce110" table:formula="of:=[CPPRAW.L6]" office:value-type="float" office:value="209716" calcext:value-type="float">
            <text:p>209,716</text:p>
          </table:table-cell>
          <table:table-cell table:style-name="ce110" table:formula="of:=[CPPRAW.M6]" office:value-type="float" office:value="262144" calcext:value-type="float">
            <text:p>262,144</text:p>
          </table:table-cell>
          <table:table-cell table:style-name="ce114" table:formula="of:=[CPPRAW.P6]/[CPPCHART.$A6]" office:value-type="float" office:value="108.681223201854" calcext:value-type="float">
            <text:p>108.68122</text:p>
          </table:table-cell>
          <table:table-cell table:style-name="ce114" table:formula="of:=[CPPRAW.R6]/[CPPCHART.$A6]" office:value-type="float" office:value="70.9010858792367" calcext:value-type="float">
            <text:p>70.90109</text:p>
          </table:table-cell>
          <table:table-cell table:style-name="ce114" table:formula="of:=[CPPRAW.W6]/[CPPCHART.$A6]" office:value-type="float" office:value="2.71297200738141" calcext:value-type="float">
            <text:p>2.71297</text:p>
          </table:table-cell>
          <table:table-cell table:style-name="ce114" table:formula="of:=[CPPRAW.Y6]/[CPPCHART.$A6]" office:value-type="float" office:value="8.57265167536096" calcext:value-type="float">
            <text:p>8.57265</text:p>
          </table:table-cell>
          <table:table-cell table:style-name="ce117" table:formula="of:=[CPPRAW.Q6]/[CPPCHART.$A6]" office:value-type="float" office:value="24.5443819410108" calcext:value-type="float">
            <text:p>24.54438</text:p>
          </table:table-cell>
          <table:table-cell table:style-name="ce114" table:formula="of:=[CPPRAW.S6]/[CPPCHART.$A6]" office:value-type="float" office:value="9.27323463184993" calcext:value-type="float">
            <text:p>9.27323</text:p>
          </table:table-cell>
          <table:table-cell table:style-name="ce114" table:formula="of:=[CPPRAW.X6]/[CPPCHART.$A6]" office:value-type="float" office:value="0.295016470213186" calcext:value-type="float">
            <text:p>0.29502</text:p>
          </table:table-cell>
          <table:table-cell table:style-name="ce114" table:formula="of:=[CPPRAW.Z6]/[CPPCHART.$A6]" office:value-type="float" office:value="0.572382639370229" calcext:value-type="float">
            <text:p>0.57238</text:p>
          </table:table-cell>
          <table:table-cell table:style-name="ce114"/>
          <table:table-cell table:style-name="ce114" table:formula="of:=[CPPRAW.N6]/[CPPCHART.$A6]" office:value-type="float" office:value="0.000198828415571535" calcext:value-type="float">
            <text:p>0.00020</text:p>
          </table:table-cell>
          <table:table-cell table:style-name="ce114" table:formula="of:=[CPPRAW.U6]/[CPPCHART.$A6]" office:value-type="float" office:value="0.000173353487573671" calcext:value-type="float">
            <text:p>0.00017</text:p>
          </table:table-cell>
          <table:table-cell table:style-name="ce114" table:formula="of:=[CPPRAW.O6]/[CPPCHART.$A6]" office:value-type="float" office:value="0.000605301353914666" calcext:value-type="float">
            <text:p>0.00061</text:p>
          </table:table-cell>
          <table:table-cell table:style-name="ce114" table:formula="of:=[CPPRAW.V6]/[CPPCHART.$A6]" office:value-type="float" office:value="0.000569122218391963" calcext:value-type="float">
            <text:p>0.00057</text:p>
          </table:table-cell>
          <table:table-cell table:number-columns-repeated="1005"/>
        </table:table-row>
        <table:table-row table:style-name="ro1">
          <table:table-cell table:style-name="ce110" table:formula="of:=[CPPRAW.L7]" office:value-type="float" office:value="419431" calcext:value-type="float">
            <text:p>419,431</text:p>
          </table:table-cell>
          <table:table-cell table:style-name="ce110" table:formula="of:=[CPPRAW.M7]" office:value-type="float" office:value="524288" calcext:value-type="float">
            <text:p>524,288</text:p>
          </table:table-cell>
          <table:table-cell table:style-name="ce114" table:formula="of:=[CPPRAW.P7]/[CPPCHART.$A7]" office:value-type="float" office:value="105.507622800294" calcext:value-type="float">
            <text:p>105.50762</text:p>
          </table:table-cell>
          <table:table-cell table:style-name="ce114" table:formula="of:=[CPPRAW.R7]/[CPPCHART.$A7]" office:value-type="float" office:value="70.731368607113" calcext:value-type="float">
            <text:p>70.73137</text:p>
          </table:table-cell>
          <table:table-cell table:style-name="ce114" table:formula="of:=[CPPRAW.W7]/[CPPCHART.$A7]" office:value-type="float" office:value="2.76891774511183" calcext:value-type="float">
            <text:p>2.76892</text:p>
          </table:table-cell>
          <table:table-cell table:style-name="ce114" table:formula="of:=[CPPRAW.Y7]/[CPPCHART.$A7]" office:value-type="float" office:value="8.8032069637199" calcext:value-type="float">
            <text:p>8.80321</text:p>
          </table:table-cell>
          <table:table-cell table:style-name="ce117" table:formula="of:=[CPPRAW.Q7]/[CPPCHART.$A7]" office:value-type="float" office:value="9.37103250888196" calcext:value-type="float">
            <text:p>9.37103</text:p>
          </table:table-cell>
          <table:table-cell table:style-name="ce114" table:formula="of:=[CPPRAW.S7]/[CPPCHART.$A7]" office:value-type="float" office:value="6.88043574465836" calcext:value-type="float">
            <text:p>6.88044</text:p>
          </table:table-cell>
          <table:table-cell table:style-name="ce114" table:formula="of:=[CPPRAW.X7]/[CPPCHART.$A7]" office:value-type="float" office:value="0.203912342617916" calcext:value-type="float">
            <text:p>0.20391</text:p>
          </table:table-cell>
          <table:table-cell table:style-name="ce114" table:formula="of:=[CPPRAW.Z7]/[CPPCHART.$A7]" office:value-type="float" office:value="0.353950926844265" calcext:value-type="float">
            <text:p>0.35395</text:p>
          </table:table-cell>
          <table:table-cell table:style-name="ce114"/>
          <table:table-cell table:style-name="ce114" table:formula="of:=[CPPRAW.N7]/[CPPCHART.$A7]" office:value-type="float" office:value="0.0000904916422486654" calcext:value-type="float">
            <text:p>0.00009</text:p>
          </table:table-cell>
          <table:table-cell table:style-name="ce114" table:formula="of:=[CPPRAW.U7]/[CPPCHART.$A7]" office:value-type="float" office:value="0.0000853984326385031" calcext:value-type="float">
            <text:p>0.00009</text:p>
          </table:table-cell>
          <table:table-cell table:style-name="ce114" table:formula="of:=[CPPRAW.O7]/[CPPCHART.$A7]" office:value-type="float" office:value="0.0002901449092776" calcext:value-type="float">
            <text:p>0.00029</text:p>
          </table:table-cell>
          <table:table-cell table:style-name="ce114" table:formula="of:=[CPPRAW.V7]/[CPPCHART.$A7]" office:value-type="float" office:value="0.000282641785892016" calcext:value-type="float">
            <text:p>0.00028</text:p>
          </table:table-cell>
          <table:table-cell table:number-columns-repeated="1005"/>
        </table:table-row>
        <table:table-row table:style-name="ro1">
          <table:table-cell table:style-name="ce110" table:formula="of:=[CPPRAW.L8]" office:value-type="float" office:value="838861" calcext:value-type="float">
            <text:p>838,861</text:p>
          </table:table-cell>
          <table:table-cell table:style-name="ce110" table:formula="of:=[CPPRAW.M8]" office:value-type="float" office:value="1048576" calcext:value-type="float">
            <text:p>1,048,576</text:p>
          </table:table-cell>
          <table:table-cell table:style-name="ce114" table:formula="of:=[CPPRAW.P8]/[CPPCHART.$A8]" office:value-type="float" office:value="104.874398847068" calcext:value-type="float">
            <text:p>104.87440</text:p>
          </table:table-cell>
          <table:table-cell table:style-name="ce114" table:formula="of:=[CPPRAW.R8]/[CPPCHART.$A8]" office:value-type="float" office:value="69.544767686482" calcext:value-type="float">
            <text:p>69.54477</text:p>
          </table:table-cell>
          <table:table-cell table:style-name="ce114" table:formula="of:=[CPPRAW.W8]/[CPPCHART.$A8]" office:value-type="float" office:value="2.83955989877942" calcext:value-type="float">
            <text:p>2.83956</text:p>
          </table:table-cell>
          <table:table-cell table:style-name="ce114" table:formula="of:=[CPPRAW.Y8]/[CPPCHART.$A8]" office:value-type="float" office:value="8.70670298476148" calcext:value-type="float">
            <text:p>8.70670</text:p>
          </table:table-cell>
          <table:table-cell table:style-name="ce117" table:formula="of:=[CPPRAW.Q8]/[CPPCHART.$A8]" office:value-type="float" office:value="7.16694679481334" calcext:value-type="float">
            <text:p>7.16695</text:p>
          </table:table-cell>
          <table:table-cell table:style-name="ce114" table:formula="of:=[CPPRAW.S8]/[CPPCHART.$A8]" office:value-type="float" office:value="3.34941913169229" calcext:value-type="float">
            <text:p>3.34942</text:p>
          </table:table-cell>
          <table:table-cell table:style-name="ce114" table:formula="of:=[CPPRAW.X8]/[CPPCHART.$A8]" office:value-type="float" office:value="0.133969553984411" calcext:value-type="float">
            <text:p>0.13397</text:p>
          </table:table-cell>
          <table:table-cell table:style-name="ce114" table:formula="of:=[CPPRAW.Z8]/[CPPCHART.$A8]" office:value-type="float" office:value="0.224478691837611" calcext:value-type="float">
            <text:p>0.22448</text:p>
          </table:table-cell>
          <table:table-cell table:style-name="ce114"/>
          <table:table-cell table:style-name="ce114" table:formula="of:=[CPPRAW.N8]/[CPPCHART.$A8]" office:value-type="float" office:value="0.0000446081055145012" calcext:value-type="float">
            <text:p>0.00004</text:p>
          </table:table-cell>
          <table:table-cell table:style-name="ce114" table:formula="of:=[CPPRAW.U8]/[CPPCHART.$A8]" office:value-type="float" office:value="0.0000401466989167454" calcext:value-type="float">
            <text:p>0.00004</text:p>
          </table:table-cell>
          <table:table-cell table:style-name="ce114" table:formula="of:=[CPPRAW.O8]/[CPPCHART.$A8]" office:value-type="float" office:value="0.0001441445034408" calcext:value-type="float">
            <text:p>0.00014</text:p>
          </table:table-cell>
          <table:table-cell table:style-name="ce114" table:formula="of:=[CPPRAW.V8]/[CPPCHART.$A8]" office:value-type="float" office:value="0.000137399517279819" calcext:value-type="float">
            <text:p>0.00014</text:p>
          </table:table-cell>
          <table:table-cell table:number-columns-repeated="1005"/>
        </table:table-row>
        <table:table-row table:style-name="ro1">
          <table:table-cell table:style-name="ce110" table:formula="of:=[CPPRAW.L9]" office:value-type="float" office:value="1677722" calcext:value-type="float">
            <text:p>1,677,722</text:p>
          </table:table-cell>
          <table:table-cell table:style-name="ce110" table:formula="of:=[CPPRAW.M9]" office:value-type="float" office:value="2097152" calcext:value-type="float">
            <text:p>2,097,152</text:p>
          </table:table-cell>
          <table:table-cell table:style-name="ce114" table:formula="of:=[CPPRAW.P9]/[CPPCHART.$A9]" office:value-type="float" office:value="104.029862003359" calcext:value-type="float">
            <text:p>104.02986</text:p>
          </table:table-cell>
          <table:table-cell table:style-name="ce114" table:formula="of:=[CPPRAW.R9]/[CPPCHART.$A9]" office:value-type="float" office:value="69.6571523261899" calcext:value-type="float">
            <text:p>69.65715</text:p>
          </table:table-cell>
          <table:table-cell table:style-name="ce114" table:formula="of:=[CPPRAW.W9]/[CPPCHART.$A9]" office:value-type="float" office:value="2.89041902204298" calcext:value-type="float">
            <text:p>2.89042</text:p>
          </table:table-cell>
          <table:table-cell table:style-name="ce114" table:formula="of:=[CPPRAW.Y9]/[CPPCHART.$A9]" office:value-type="float" office:value="8.74055674822766" calcext:value-type="float">
            <text:p>8.74056</text:p>
          </table:table-cell>
          <table:table-cell table:style-name="ce117" table:formula="of:=[CPPRAW.Q9]/[CPPCHART.$A9]" office:value-type="float" office:value="4.02185667909403" calcext:value-type="float">
            <text:p>4.02186</text:p>
          </table:table-cell>
          <table:table-cell table:style-name="ce114" table:formula="of:=[CPPRAW.S9]/[CPPCHART.$A9]" office:value-type="float" office:value="2.87236397456844" calcext:value-type="float">
            <text:p>2.87236</text:p>
          </table:table-cell>
          <table:table-cell table:style-name="ce114" table:formula="of:=[CPPRAW.X9]/[CPPCHART.$A9]" office:value-type="float" office:value="0.187335422167056" calcext:value-type="float">
            <text:p>0.18734</text:p>
          </table:table-cell>
          <table:table-cell table:style-name="ce114" table:formula="of:=[CPPRAW.Z9]/[CPPCHART.$A9]" office:value-type="float" office:value="0.128464092624548" calcext:value-type="float">
            <text:p>0.12846</text:p>
          </table:table-cell>
          <table:table-cell/>
          <table:table-cell table:style-name="ce114" table:formula="of:=[CPPRAW.N9]/[CPPCHART.$A9]" office:value-type="float" office:value="0.0000213481434945718" calcext:value-type="float">
            <text:p>0.00002</text:p>
          </table:table-cell>
          <table:table-cell table:style-name="ce114" table:formula="of:=[CPPRAW.U9]/[CPPCHART.$A9]" office:value-type="float" office:value="0.0000207111190054133" calcext:value-type="float">
            <text:p>0.00002</text:p>
          </table:table-cell>
          <table:table-cell table:style-name="ce114" table:formula="of:=[CPPRAW.O9]/[CPPCHART.$A9]" office:value-type="float" office:value="0.0000706556010618601" calcext:value-type="float">
            <text:p>0.00007</text:p>
          </table:table-cell>
          <table:table-cell table:style-name="ce114" table:formula="of:=[CPPRAW.V9]/[CPPCHART.$A9]" office:value-type="float" office:value="0.0000696887137076911" calcext:value-type="float">
            <text:p>0.00007</text:p>
          </table:table-cell>
          <table:table-cell table:number-columns-repeated="1005"/>
        </table:table-row>
        <table:table-row table:style-name="ro1">
          <table:table-cell table:style-name="ce110" table:formula="of:=[CPPRAW.L10]" office:value-type="float" office:value="3355444" calcext:value-type="float">
            <text:p>3,355,444</text:p>
          </table:table-cell>
          <table:table-cell table:style-name="ce110" table:formula="of:=[CPPRAW.M10]" office:value-type="float" office:value="4194304" calcext:value-type="float">
            <text:p>4,194,304</text:p>
          </table:table-cell>
          <table:table-cell table:style-name="ce114" table:formula="of:=[CPPRAW.P10]/[CPPCHART.$A10]" office:value-type="float" office:value="102.937371630997" calcext:value-type="float">
            <text:p>102.93737</text:p>
          </table:table-cell>
          <table:table-cell table:style-name="ce114" table:formula="of:=[CPPRAW.R10]/[CPPCHART.$A10]" office:value-type="float" office:value="70.5866115754726" calcext:value-type="float">
            <text:p>70.58661</text:p>
          </table:table-cell>
          <table:table-cell table:style-name="ce114" table:formula="of:=[CPPRAW.W10]/[CPPCHART.$A10]" office:value-type="float" office:value="2.8408965065428" calcext:value-type="float">
            <text:p>2.84090</text:p>
          </table:table-cell>
          <table:table-cell table:style-name="ce114" table:formula="of:=[CPPRAW.Y10]/[CPPCHART.$A10]" office:value-type="float" office:value="8.74903186955288" calcext:value-type="float">
            <text:p>8.74903</text:p>
          </table:table-cell>
          <table:table-cell table:style-name="ce117" table:formula="of:=[CPPRAW.Q10]/[CPPCHART.$A10]" office:value-type="float" office:value="2.44042260943067" calcext:value-type="float">
            <text:p>2.44042</text:p>
          </table:table-cell>
          <table:table-cell table:style-name="ce114" table:formula="of:=[CPPRAW.S10]/[CPPCHART.$A10]" office:value-type="float" office:value="1.89673944606033" calcext:value-type="float">
            <text:p>1.89674</text:p>
          </table:table-cell>
          <table:table-cell table:style-name="ce114" table:formula="of:=[CPPRAW.X10]/[CPPCHART.$A10]" office:value-type="float" office:value="0.11135341045003" calcext:value-type="float">
            <text:p>0.11135</text:p>
          </table:table-cell>
          <table:table-cell table:style-name="ce114" table:formula="of:=[CPPRAW.Z10]/[CPPCHART.$A10]" office:value-type="float" office:value="0.0696812660258869" calcext:value-type="float">
            <text:p>0.06968</text:p>
          </table:table-cell>
          <table:table-cell/>
          <table:table-cell table:style-name="ce114" table:formula="of:=[CPPRAW.N10]/[CPPCHART.$A10]" office:value-type="float" office:value="0.0000109925839918652" calcext:value-type="float">
            <text:p>0.00001</text:p>
          </table:table-cell>
          <table:table-cell table:style-name="ce114" table:formula="of:=[CPPRAW.U10]/[CPPCHART.$A10]" office:value-type="float" office:value="0.0000100363022002453" calcext:value-type="float">
            <text:p>0.00001</text:p>
          </table:table-cell>
          <table:table-cell table:style-name="ce114" table:formula="of:=[CPPRAW.O10]/[CPPCHART.$A10]" office:value-type="float" office:value="0.0000358018801476371" calcext:value-type="float">
            <text:p>0.00004</text:p>
          </table:table-cell>
          <table:table-cell table:style-name="ce114" table:formula="of:=[CPPRAW.V10]/[CPPCHART.$A10]" office:value-type="float" office:value="0.000034348604827450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110" table:formula="of:=[CPPRAW.L11]" office:value-type="float" office:value="6710887" calcext:value-type="float">
            <text:p>6,710,887</text:p>
          </table:table-cell>
          <table:table-cell table:style-name="ce110" table:formula="of:=[CPPRAW.M11]" office:value-type="float" office:value="8388608" calcext:value-type="float">
            <text:p>8,388,608</text:p>
          </table:table-cell>
          <table:table-cell table:style-name="ce114" table:formula="of:=[CPPRAW.P11]/[CPPCHART.$A11]" office:value-type="float" office:value="102.568745853566" calcext:value-type="float">
            <text:p>102.56875</text:p>
          </table:table-cell>
          <table:table-cell table:style-name="ce114" table:formula="of:=[CPPRAW.R11]/[CPPCHART.$A11]" office:value-type="float" office:value="69.1107276154404" calcext:value-type="float">
            <text:p>69.11073</text:p>
          </table:table-cell>
          <table:table-cell table:style-name="ce114" table:formula="of:=[CPPRAW.W11]/[CPPCHART.$A11]" office:value-type="float" office:value="2.84245628837887" calcext:value-type="float">
            <text:p>2.84246</text:p>
          </table:table-cell>
          <table:table-cell table:style-name="ce114" table:formula="of:=[CPPRAW.Y11]/[CPPCHART.$A11]" office:value-type="float" office:value="8.73745053727622" calcext:value-type="float">
            <text:p>8.73745</text:p>
          </table:table-cell>
          <table:table-cell table:style-name="ce117" table:formula="of:=[CPPRAW.Q11]/[CPPCHART.$A11]" office:value-type="float" office:value="1.200967542758" calcext:value-type="float">
            <text:p>1.20097</text:p>
          </table:table-cell>
          <table:table-cell table:style-name="ce114" table:formula="of:=[CPPRAW.S11]/[CPPCHART.$A11]" office:value-type="float" office:value="1.34110976473867" calcext:value-type="float">
            <text:p>1.34111</text:p>
          </table:table-cell>
          <table:table-cell table:style-name="ce114" table:formula="of:=[CPPRAW.X11]/[CPPCHART.$A11]" office:value-type="float" office:value="0.0464072418810326" calcext:value-type="float">
            <text:p>0.04641</text:p>
          </table:table-cell>
          <table:table-cell table:style-name="ce114" table:formula="of:=[CPPRAW.Z11]/[CPPCHART.$A11]" office:value-type="float" office:value="0.112647247633464" calcext:value-type="float">
            <text:p>0.11265</text:p>
          </table:table-cell>
          <table:table-cell/>
          <table:table-cell table:style-name="ce114" table:formula="of:=[CPPRAW.N11]/[CPPCHART.$A11]" office:value-type="float" office:value="0.00000541787546117227" calcext:value-type="float">
            <text:p>0.00001</text:p>
          </table:table-cell>
          <table:table-cell table:style-name="ce114" table:formula="of:=[CPPRAW.U11]/[CPPCHART.$A11]" office:value-type="float" office:value="0.0000055765728136981" calcext:value-type="float">
            <text:p>0.00001</text:p>
          </table:table-cell>
          <table:table-cell table:style-name="ce114" table:formula="of:=[CPPRAW.O11]/[CPPCHART.$A11]" office:value-type="float" office:value="0.0000177869690364168" calcext:value-type="float">
            <text:p>0.00002</text:p>
          </table:table-cell>
          <table:table-cell table:style-name="ce114" table:formula="of:=[CPPRAW.V11]/[CPPCHART.$A11]" office:value-type="float" office:value="0.0000180198704450155" calcext:value-type="float">
            <text:p>0.00002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10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44"/>
          <table:table-cell table:style-name="ce111" table:formula="of:=[CPPCHART.B1]" office:value-type="string" office:string-value="n" calcext:value-type="string">
            <text:p>n</text:p>
          </table:table-cell>
          <table:table-cell table:style-name="ce111" table:formula="of:=[CPPCHART.C1]" office:value-type="string" office:string-value="mult_big_vector_hot_201_101" calcext:value-type="string">
            <text:p>mult_big_vector_hot_201_101</text:p>
          </table:table-cell>
          <table:table-cell table:style-name="ce10" table:number-columns-repeated="2"/>
          <table:table-cell table:style-name="ce111" table:formula="of:=[CPPCHART.D1]" office:value-type="string" office:string-value="mult_big_vector_no_out_hot_201_101" calcext:value-type="string">
            <text:p>mult_big_vector_no_out_hot_201_101</text:p>
          </table:table-cell>
          <table:table-cell table:style-name="ce118"/>
          <table:table-cell table:style-name="ce10"/>
          <table:table-cell table:style-name="ce111" table:formula="of:=[CPPCHART.E1]" office:value-type="string" office:string-value="mult_big_vector_hot_64_32" calcext:value-type="string">
            <text:p>mult_big_vector_hot_64_32</text:p>
          </table:table-cell>
          <table:table-cell table:style-name="ce10" table:number-columns-repeated="2"/>
          <table:table-cell table:style-name="ce111" table:formula="of:=[CPPCHART.F1]" office:value-type="string" office:string-value="mult_big_vector_no_out_hot_64_32" calcext:value-type="string">
            <text:p>mult_big_vector_no_out_hot_64_32</text:p>
          </table:table-cell>
          <table:table-cell table:style-name="ce10" table:number-columns-repeated="1008"/>
        </table:table-row>
        <table:table-row table:style-name="ro1">
          <table:table-cell/>
          <table:table-cell table:style-name="ce112" table:formula="of:=CONCATENATE(&quot;'&quot;; [CPPCHART.B2]/1024; &quot;'&quot;)" office:value-type="string" office:string-value="'16'" calcext:value-type="string">
            <text:p>'16'</text:p>
          </table:table-cell>
          <table:table-cell table:style-name="ce115" table:formula="of:=[CPPCHART.C2]" office:value-type="float" office:value="101.954257895941" calcext:value-type="float">
            <text:p>101.95</text:p>
          </table:table-cell>
          <table:table-cell table:style-name="ce115" table:formula="of:=[CPPCHART.$C2]-[CPPCHART.$G2]" office:value-type="float" office:value="96.0835501852163" calcext:value-type="float">
            <text:p>96.08</text:p>
          </table:table-cell>
          <table:table-cell table:style-name="ce115" table:formula="of:=[CPPCHART.$C2]+[CPPCHART.$G2]" office:value-type="float" office:value="107.824965606667" calcext:value-type="float">
            <text:p>107.82</text:p>
          </table:table-cell>
          <table:table-cell table:style-name="ce115" table:formula="of:=[CPPCHART.D2]" office:value-type="float" office:value="67.7816391707354" calcext:value-type="float">
            <text:p>67.78</text:p>
          </table:table-cell>
          <table:table-cell table:style-name="ce115" table:formula="of:=[CPPCHART.$D2]-[CPPCHART.$H2]" office:value-type="float" office:value="61.5581825626158" calcext:value-type="float">
            <text:p>61.56</text:p>
          </table:table-cell>
          <table:table-cell table:style-name="ce115" table:formula="of:=[CPPCHART.$D2]+[CPPCHART.$H2]" office:value-type="float" office:value="74.005095778855" calcext:value-type="float">
            <text:p>74.01</text:p>
          </table:table-cell>
          <table:table-cell table:style-name="ce111" table:formula="of:=[CPPCHART.E2]" office:value-type="float" office:value="2.58372940189197" calcext:value-type="float">
            <text:p>2.58373</text:p>
          </table:table-cell>
          <table:table-cell table:style-name="ce115" table:formula="of:=[CPPCHART.$E2]-[CPPCHART.$I2]" office:value-type="float" office:value="2.11582740082246" calcext:value-type="float">
            <text:p>2.12</text:p>
          </table:table-cell>
          <table:table-cell table:style-name="ce115" table:formula="of:=[CPPCHART.$E2]+[CPPCHART.$I2]" office:value-type="float" office:value="3.05163140296149" calcext:value-type="float">
            <text:p>3.05</text:p>
          </table:table-cell>
          <table:table-cell table:style-name="ce111" table:formula="of:=[CPPCHART.F2]" office:value-type="float" office:value="8.28015400900214" calcext:value-type="float">
            <text:p>8.28015</text:p>
          </table:table-cell>
          <table:table-cell table:style-name="ce115" table:formula="of:=[CPPCHART.$F2]-[CPPCHART.$J2]" office:value-type="float" office:value="7.11738480053543" calcext:value-type="float">
            <text:p>7.12</text:p>
          </table:table-cell>
          <table:table-cell table:style-name="ce115" table:formula="of:=[CPPCHART.$F2]+[CPPCHART.$J2]" office:value-type="float" office:value="9.44292321746884" calcext:value-type="float">
            <text:p>9.44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3]/1024; &quot;'&quot;)" office:value-type="string" office:string-value="'32'" calcext:value-type="string">
            <text:p>'32'</text:p>
          </table:table-cell>
          <table:table-cell table:style-name="ce115" table:formula="of:=[CPPCHART.C3]" office:value-type="float" office:value="103.399530421514" calcext:value-type="float">
            <text:p>103.40</text:p>
          </table:table-cell>
          <table:table-cell table:style-name="ce115" table:formula="of:=[CPPCHART.$C3]-[CPPCHART.$G3]" office:value-type="float" office:value="93.8565371630262" calcext:value-type="float">
            <text:p>93.86</text:p>
          </table:table-cell>
          <table:table-cell table:style-name="ce115" table:formula="of:=[CPPCHART.$C3]+[CPPCHART.$G3]" office:value-type="float" office:value="112.942523680003" calcext:value-type="float">
            <text:p>112.94</text:p>
          </table:table-cell>
          <table:table-cell table:style-name="ce115" table:formula="of:=[CPPCHART.D3]" office:value-type="float" office:value="69.2127799446882" calcext:value-type="float">
            <text:p>69.21</text:p>
          </table:table-cell>
          <table:table-cell table:style-name="ce115" table:formula="of:=[CPPCHART.$D3]-[CPPCHART.$H3]" office:value-type="float" office:value="65.2038604519075" calcext:value-type="float">
            <text:p>65.20</text:p>
          </table:table-cell>
          <table:table-cell table:style-name="ce115" table:formula="of:=[CPPCHART.$D3]+[CPPCHART.$H3]" office:value-type="float" office:value="73.2216994374688" calcext:value-type="float">
            <text:p>73.22</text:p>
          </table:table-cell>
          <table:table-cell table:style-name="ce111" table:formula="of:=[CPPCHART.E3]" office:value-type="float" office:value="2.77122253480832" calcext:value-type="float">
            <text:p>2.77122</text:p>
          </table:table-cell>
          <table:table-cell table:style-name="ce115" table:formula="of:=[CPPCHART.$E3]-[CPPCHART.$I3]" office:value-type="float" office:value="2.4381067147797" calcext:value-type="float">
            <text:p>2.44</text:p>
          </table:table-cell>
          <table:table-cell table:style-name="ce115" table:formula="of:=[CPPCHART.$E3]+[CPPCHART.$I3]" office:value-type="float" office:value="3.10433835483693" calcext:value-type="float">
            <text:p>3.10</text:p>
          </table:table-cell>
          <table:table-cell table:style-name="ce111" table:formula="of:=[CPPCHART.F3]" office:value-type="float" office:value="8.42064133129887" calcext:value-type="float">
            <text:p>8.42064</text:p>
          </table:table-cell>
          <table:table-cell table:style-name="ce115" table:formula="of:=[CPPCHART.$F3]-[CPPCHART.$J3]" office:value-type="float" office:value="7.42246575703854" calcext:value-type="float">
            <text:p>7.42</text:p>
          </table:table-cell>
          <table:table-cell table:style-name="ce115" table:formula="of:=[CPPCHART.$F3]+[CPPCHART.$J3]" office:value-type="float" office:value="9.41881690555921" calcext:value-type="float">
            <text:p>9.42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4]/1024; &quot;'&quot;)" office:value-type="string" office:string-value="'64'" calcext:value-type="string">
            <text:p>'64'</text:p>
          </table:table-cell>
          <table:table-cell table:style-name="ce115" table:formula="of:=[CPPCHART.C4]" office:value-type="float" office:value="103.26242942837" calcext:value-type="float">
            <text:p>103.26</text:p>
          </table:table-cell>
          <table:table-cell table:style-name="ce115" table:formula="of:=[CPPCHART.$C4]-[CPPCHART.$G4]" office:value-type="float" office:value="98.4891527415228" calcext:value-type="float">
            <text:p>98.49</text:p>
          </table:table-cell>
          <table:table-cell table:style-name="ce115" table:formula="of:=[CPPCHART.$C4]+[CPPCHART.$G4]" office:value-type="float" office:value="108.035706115217" calcext:value-type="float">
            <text:p>108.04</text:p>
          </table:table-cell>
          <table:table-cell table:style-name="ce115" table:formula="of:=[CPPCHART.D4]" office:value-type="float" office:value="70.4070533006542" calcext:value-type="float">
            <text:p>70.41</text:p>
          </table:table-cell>
          <table:table-cell table:style-name="ce115" table:formula="of:=[CPPCHART.$D4]-[CPPCHART.$H4]" office:value-type="float" office:value="63.9784476557722" calcext:value-type="float">
            <text:p>63.98</text:p>
          </table:table-cell>
          <table:table-cell table:style-name="ce115" table:formula="of:=[CPPCHART.$D4]+[CPPCHART.$H4]" office:value-type="float" office:value="76.8356589455362" calcext:value-type="float">
            <text:p>76.84</text:p>
          </table:table-cell>
          <table:table-cell table:style-name="ce111" table:formula="of:=[CPPCHART.E4]" office:value-type="float" office:value="2.69390821396555" calcext:value-type="float">
            <text:p>2.69391</text:p>
          </table:table-cell>
          <table:table-cell table:style-name="ce115" table:formula="of:=[CPPCHART.$E4]-[CPPCHART.$I4]" office:value-type="float" office:value="2.26851621105729" calcext:value-type="float">
            <text:p>2.27</text:p>
          </table:table-cell>
          <table:table-cell table:style-name="ce115" table:formula="of:=[CPPCHART.$E4]+[CPPCHART.$I4]" office:value-type="float" office:value="3.11930021687382" calcext:value-type="float">
            <text:p>3.12</text:p>
          </table:table-cell>
          <table:table-cell table:style-name="ce111" table:formula="of:=[CPPCHART.F4]" office:value-type="float" office:value="8.50984421789468" calcext:value-type="float">
            <text:p>8.50984</text:p>
          </table:table-cell>
          <table:table-cell table:style-name="ce115" table:formula="of:=[CPPCHART.$F4]-[CPPCHART.$J4]" office:value-type="float" office:value="7.70003217573726" calcext:value-type="float">
            <text:p>7.70</text:p>
          </table:table-cell>
          <table:table-cell table:style-name="ce115" table:formula="of:=[CPPCHART.$F4]+[CPPCHART.$J4]" office:value-type="float" office:value="9.3196562600521" calcext:value-type="float">
            <text:p>9.32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5]/1024; &quot;'&quot;)" office:value-type="string" office:string-value="'128'" calcext:value-type="string">
            <text:p>'128'</text:p>
          </table:table-cell>
          <table:table-cell table:style-name="ce115" table:formula="of:=[CPPCHART.C5]" office:value-type="float" office:value="103.868158950676" calcext:value-type="float">
            <text:p>103.87</text:p>
          </table:table-cell>
          <table:table-cell table:style-name="ce115" table:formula="of:=[CPPCHART.$C5]-[CPPCHART.$G5]" office:value-type="float" office:value="95.7938096441282" calcext:value-type="float">
            <text:p>95.79</text:p>
          </table:table-cell>
          <table:table-cell table:style-name="ce115" table:formula="of:=[CPPCHART.$C5]+[CPPCHART.$G5]" office:value-type="float" office:value="111.942508257224" calcext:value-type="float">
            <text:p>111.94</text:p>
          </table:table-cell>
          <table:table-cell table:style-name="ce115" table:formula="of:=[CPPCHART.D5]" office:value-type="float" office:value="69.4214155572298" calcext:value-type="float">
            <text:p>69.42</text:p>
          </table:table-cell>
          <table:table-cell table:style-name="ce115" table:formula="of:=[CPPCHART.$D5]-[CPPCHART.$H5]" office:value-type="float" office:value="65.1584239347059" calcext:value-type="float">
            <text:p>65.16</text:p>
          </table:table-cell>
          <table:table-cell table:style-name="ce115" table:formula="of:=[CPPCHART.$D5]+[CPPCHART.$H5]" office:value-type="float" office:value="73.6844071797537" calcext:value-type="float">
            <text:p>73.68</text:p>
          </table:table-cell>
          <table:table-cell table:style-name="ce111" table:formula="of:=[CPPCHART.E5]" office:value-type="float" office:value="2.69058403984436" calcext:value-type="float">
            <text:p>2.69058</text:p>
          </table:table-cell>
          <table:table-cell table:style-name="ce115" table:formula="of:=[CPPCHART.$E5]-[CPPCHART.$I5]" office:value-type="float" office:value="2.36225843595148" calcext:value-type="float">
            <text:p>2.36</text:p>
          </table:table-cell>
          <table:table-cell table:style-name="ce115" table:formula="of:=[CPPCHART.$E5]+[CPPCHART.$I5]" office:value-type="float" office:value="3.01890964373724" calcext:value-type="float">
            <text:p>3.02</text:p>
          </table:table-cell>
          <table:table-cell table:style-name="ce111" table:formula="of:=[CPPCHART.F5]" office:value-type="float" office:value="8.46755106906483" calcext:value-type="float">
            <text:p>8.46755</text:p>
          </table:table-cell>
          <table:table-cell table:style-name="ce115" table:formula="of:=[CPPCHART.$F5]-[CPPCHART.$J5]" office:value-type="float" office:value="8.06048977844133" calcext:value-type="float">
            <text:p>8.06</text:p>
          </table:table-cell>
          <table:table-cell table:style-name="ce115" table:formula="of:=[CPPCHART.$F5]+[CPPCHART.$J5]" office:value-type="float" office:value="8.87461235968833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6]/1024; &quot;'&quot;)" office:value-type="string" office:string-value="'256'" calcext:value-type="string">
            <text:p>'256'</text:p>
          </table:table-cell>
          <table:table-cell table:style-name="ce115" table:formula="of:=[CPPCHART.C6]" office:value-type="float" office:value="108.681223201854" calcext:value-type="float">
            <text:p>108.68</text:p>
          </table:table-cell>
          <table:table-cell table:style-name="ce115" table:formula="of:=[CPPCHART.$C6]-[CPPCHART.$G6]" office:value-type="float" office:value="84.1368412608431" calcext:value-type="float">
            <text:p>84.14</text:p>
          </table:table-cell>
          <table:table-cell table:style-name="ce115" table:formula="of:=[CPPCHART.$C6]+[CPPCHART.$G6]" office:value-type="float" office:value="133.225605142865" calcext:value-type="float">
            <text:p>133.23</text:p>
          </table:table-cell>
          <table:table-cell table:style-name="ce115" table:formula="of:=[CPPCHART.D6]" office:value-type="float" office:value="70.9010858792367" calcext:value-type="float">
            <text:p>70.90</text:p>
          </table:table-cell>
          <table:table-cell table:style-name="ce115" table:formula="of:=[CPPCHART.$D6]-[CPPCHART.$H6]" office:value-type="float" office:value="61.6278512473868" calcext:value-type="float">
            <text:p>61.63</text:p>
          </table:table-cell>
          <table:table-cell table:style-name="ce115" table:formula="of:=[CPPCHART.$D6]+[CPPCHART.$H6]" office:value-type="float" office:value="80.1743205110866" calcext:value-type="float">
            <text:p>80.17</text:p>
          </table:table-cell>
          <table:table-cell table:style-name="ce111" table:formula="of:=[CPPCHART.E6]" office:value-type="float" office:value="2.71297200738141" calcext:value-type="float">
            <text:p>2.71297</text:p>
          </table:table-cell>
          <table:table-cell table:style-name="ce115" table:formula="of:=[CPPCHART.$E6]-[CPPCHART.$I6]" office:value-type="float" office:value="2.41795553716822" calcext:value-type="float">
            <text:p>2.42</text:p>
          </table:table-cell>
          <table:table-cell table:style-name="ce115" table:formula="of:=[CPPCHART.$E6]+[CPPCHART.$I6]" office:value-type="float" office:value="3.0079884775946" calcext:value-type="float">
            <text:p>3.01</text:p>
          </table:table-cell>
          <table:table-cell table:style-name="ce111" table:formula="of:=[CPPCHART.F6]" office:value-type="float" office:value="8.57265167536096" calcext:value-type="float">
            <text:p>8.57265</text:p>
          </table:table-cell>
          <table:table-cell table:style-name="ce115" table:formula="of:=[CPPCHART.$F6]-[CPPCHART.$J6]" office:value-type="float" office:value="8.00026903599074" calcext:value-type="float">
            <text:p>8.00</text:p>
          </table:table-cell>
          <table:table-cell table:style-name="ce115" table:formula="of:=[CPPCHART.$F6]+[CPPCHART.$J6]" office:value-type="float" office:value="9.14503431473119" calcext:value-type="float">
            <text:p>9.15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7]/1024; &quot;'&quot;)" office:value-type="string" office:string-value="'512'" calcext:value-type="string">
            <text:p>'512'</text:p>
          </table:table-cell>
          <table:table-cell table:style-name="ce115" table:formula="of:=[CPPCHART.C7]" office:value-type="float" office:value="105.507622800294" calcext:value-type="float">
            <text:p>105.51</text:p>
          </table:table-cell>
          <table:table-cell table:style-name="ce115" table:formula="of:=[CPPCHART.$C7]-[CPPCHART.$G7]" office:value-type="float" office:value="96.1365902914118" calcext:value-type="float">
            <text:p>96.14</text:p>
          </table:table-cell>
          <table:table-cell table:style-name="ce115" table:formula="of:=[CPPCHART.$C7]+[CPPCHART.$G7]" office:value-type="float" office:value="114.878655309176" calcext:value-type="float">
            <text:p>114.88</text:p>
          </table:table-cell>
          <table:table-cell table:style-name="ce115" table:formula="of:=[CPPCHART.D7]" office:value-type="float" office:value="70.731368607113" calcext:value-type="float">
            <text:p>70.73</text:p>
          </table:table-cell>
          <table:table-cell table:style-name="ce115" table:formula="of:=[CPPCHART.$D7]-[CPPCHART.$H7]" office:value-type="float" office:value="63.8509328624546" calcext:value-type="float">
            <text:p>63.85</text:p>
          </table:table-cell>
          <table:table-cell table:style-name="ce115" table:formula="of:=[CPPCHART.$D7]+[CPPCHART.$H7]" office:value-type="float" office:value="77.6118043517713" calcext:value-type="float">
            <text:p>77.61</text:p>
          </table:table-cell>
          <table:table-cell table:style-name="ce111" table:formula="of:=[CPPCHART.E7]" office:value-type="float" office:value="2.76891774511183" calcext:value-type="float">
            <text:p>2.76892</text:p>
          </table:table-cell>
          <table:table-cell table:style-name="ce115" table:formula="of:=[CPPCHART.$E7]-[CPPCHART.$I7]" office:value-type="float" office:value="2.56500540249391" calcext:value-type="float">
            <text:p>2.57</text:p>
          </table:table-cell>
          <table:table-cell table:style-name="ce115" table:formula="of:=[CPPCHART.$E7]+[CPPCHART.$I7]" office:value-type="float" office:value="2.97283008772975" calcext:value-type="float">
            <text:p>2.97</text:p>
          </table:table-cell>
          <table:table-cell table:style-name="ce111" table:formula="of:=[CPPCHART.F7]" office:value-type="float" office:value="8.8032069637199" calcext:value-type="float">
            <text:p>8.80321</text:p>
          </table:table-cell>
          <table:table-cell table:style-name="ce115" table:formula="of:=[CPPCHART.$F7]-[CPPCHART.$J7]" office:value-type="float" office:value="8.44925603687563" calcext:value-type="float">
            <text:p>8.45</text:p>
          </table:table-cell>
          <table:table-cell table:style-name="ce115" table:formula="of:=[CPPCHART.$F7]+[CPPCHART.$J7]" office:value-type="float" office:value="9.15715789056416" calcext:value-type="float">
            <text:p>9.16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8]/1024; &quot;'&quot;)" office:value-type="string" office:string-value="'1024'" calcext:value-type="string">
            <text:p>'1024'</text:p>
          </table:table-cell>
          <table:table-cell table:style-name="ce115" table:formula="of:=[CPPCHART.C8]" office:value-type="float" office:value="104.874398847068" calcext:value-type="float">
            <text:p>104.87</text:p>
          </table:table-cell>
          <table:table-cell table:style-name="ce115" table:formula="of:=[CPPCHART.$C8]-[CPPCHART.$G8]" office:value-type="float" office:value="97.7074520522543" calcext:value-type="float">
            <text:p>97.71</text:p>
          </table:table-cell>
          <table:table-cell table:style-name="ce115" table:formula="of:=[CPPCHART.$C8]+[CPPCHART.$G8]" office:value-type="float" office:value="112.041345641881" calcext:value-type="float">
            <text:p>112.04</text:p>
          </table:table-cell>
          <table:table-cell table:style-name="ce115" table:formula="of:=[CPPCHART.D8]" office:value-type="float" office:value="69.544767686482" calcext:value-type="float">
            <text:p>69.54</text:p>
          </table:table-cell>
          <table:table-cell table:style-name="ce115" table:formula="of:=[CPPCHART.$D8]-[CPPCHART.$H8]" office:value-type="float" office:value="66.1953485547897" calcext:value-type="float">
            <text:p>66.20</text:p>
          </table:table-cell>
          <table:table-cell table:style-name="ce115" table:formula="of:=[CPPCHART.$D8]+[CPPCHART.$H8]" office:value-type="float" office:value="72.8941868181743" calcext:value-type="float">
            <text:p>72.89</text:p>
          </table:table-cell>
          <table:table-cell table:style-name="ce111" table:formula="of:=[CPPCHART.E8]" office:value-type="float" office:value="2.83955989877942" calcext:value-type="float">
            <text:p>2.83956</text:p>
          </table:table-cell>
          <table:table-cell table:style-name="ce115" table:formula="of:=[CPPCHART.$E8]-[CPPCHART.$I8]" office:value-type="float" office:value="2.705590344795" calcext:value-type="float">
            <text:p>2.71</text:p>
          </table:table-cell>
          <table:table-cell table:style-name="ce115" table:formula="of:=[CPPCHART.$E8]+[CPPCHART.$I8]" office:value-type="float" office:value="2.97352945276383" calcext:value-type="float">
            <text:p>2.97</text:p>
          </table:table-cell>
          <table:table-cell table:style-name="ce111" table:formula="of:=[CPPCHART.F8]" office:value-type="float" office:value="8.70670298476148" calcext:value-type="float">
            <text:p>8.70670</text:p>
          </table:table-cell>
          <table:table-cell table:style-name="ce115" table:formula="of:=[CPPCHART.$F8]-[CPPCHART.$J8]" office:value-type="float" office:value="8.48222429292387" calcext:value-type="float">
            <text:p>8.48</text:p>
          </table:table-cell>
          <table:table-cell table:style-name="ce115" table:formula="of:=[CPPCHART.$F8]+[CPPCHART.$J8]" office:value-type="float" office:value="8.93118167659909" calcext:value-type="float">
            <text:p>8.93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9]/1024; &quot;'&quot;)" office:value-type="string" office:string-value="'2048'" calcext:value-type="string">
            <text:p>'2048'</text:p>
          </table:table-cell>
          <table:table-cell table:style-name="ce115" table:formula="of:=[CPPCHART.C9]" office:value-type="float" office:value="104.029862003359" calcext:value-type="float">
            <text:p>104.03</text:p>
          </table:table-cell>
          <table:table-cell table:style-name="ce115" table:formula="of:=[CPPCHART.$C9]-[CPPCHART.$G9]" office:value-type="float" office:value="100.008005324265" calcext:value-type="float">
            <text:p>100.01</text:p>
          </table:table-cell>
          <table:table-cell table:style-name="ce115" table:formula="of:=[CPPCHART.$C9]+[CPPCHART.$G9]" office:value-type="float" office:value="108.051718682453" calcext:value-type="float">
            <text:p>108.05</text:p>
          </table:table-cell>
          <table:table-cell table:style-name="ce115" table:formula="of:=[CPPCHART.D9]" office:value-type="float" office:value="69.6571523261899" calcext:value-type="float">
            <text:p>69.66</text:p>
          </table:table-cell>
          <table:table-cell table:style-name="ce115" table:formula="of:=[CPPCHART.$D9]-[CPPCHART.$H9]" office:value-type="float" office:value="66.7847883516215" calcext:value-type="float">
            <text:p>66.78</text:p>
          </table:table-cell>
          <table:table-cell table:style-name="ce115" table:formula="of:=[CPPCHART.$D9]+[CPPCHART.$H9]" office:value-type="float" office:value="72.5295163007584" calcext:value-type="float">
            <text:p>72.53</text:p>
          </table:table-cell>
          <table:table-cell table:style-name="ce111" table:formula="of:=[CPPCHART.E9]" office:value-type="float" office:value="2.89041902204298" calcext:value-type="float">
            <text:p>2.89042</text:p>
          </table:table-cell>
          <table:table-cell table:style-name="ce115" table:formula="of:=[CPPCHART.$E9]-[CPPCHART.$I9]" office:value-type="float" office:value="2.70308359987593" calcext:value-type="float">
            <text:p>2.70</text:p>
          </table:table-cell>
          <table:table-cell table:style-name="ce115" table:formula="of:=[CPPCHART.$E9]+[CPPCHART.$I9]" office:value-type="float" office:value="3.07775444421004" calcext:value-type="float">
            <text:p>3.08</text:p>
          </table:table-cell>
          <table:table-cell table:style-name="ce111" table:formula="of:=[CPPCHART.F9]" office:value-type="float" office:value="8.74055674822766" calcext:value-type="float">
            <text:p>8.74056</text:p>
          </table:table-cell>
          <table:table-cell table:style-name="ce115" table:formula="of:=[CPPCHART.$F9]-[CPPCHART.$J9]" office:value-type="float" office:value="8.61209265560311" calcext:value-type="float">
            <text:p>8.61</text:p>
          </table:table-cell>
          <table:table-cell table:style-name="ce115" table:formula="of:=[CPPCHART.$F9]+[CPPCHART.$J9]" office:value-type="float" office:value="8.8690208408522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10]/1024; &quot;'&quot;)" office:value-type="string" office:string-value="'4096'" calcext:value-type="string">
            <text:p>'4096'</text:p>
          </table:table-cell>
          <table:table-cell table:style-name="ce115" table:formula="of:=[CPPCHART.C10]" office:value-type="float" office:value="102.937371630997" calcext:value-type="float">
            <text:p>102.94</text:p>
          </table:table-cell>
          <table:table-cell table:style-name="ce115" table:formula="of:=[CPPCHART.$C10]-[CPPCHART.$G10]" office:value-type="float" office:value="100.496949021567" calcext:value-type="float">
            <text:p>100.50</text:p>
          </table:table-cell>
          <table:table-cell table:style-name="ce115" table:formula="of:=[CPPCHART.$C10]+[CPPCHART.$G10]" office:value-type="float" office:value="105.377794240428" calcext:value-type="float">
            <text:p>105.38</text:p>
          </table:table-cell>
          <table:table-cell table:style-name="ce115" table:formula="of:=[CPPCHART.D10]" office:value-type="float" office:value="70.5866115754726" calcext:value-type="float">
            <text:p>70.59</text:p>
          </table:table-cell>
          <table:table-cell table:style-name="ce115" table:formula="of:=[CPPCHART.$D10]-[CPPCHART.$H10]" office:value-type="float" office:value="68.6898721294122" calcext:value-type="float">
            <text:p>68.69</text:p>
          </table:table-cell>
          <table:table-cell table:style-name="ce115" table:formula="of:=[CPPCHART.$D10]+[CPPCHART.$H10]" office:value-type="float" office:value="72.4833510215329" calcext:value-type="float">
            <text:p>72.48</text:p>
          </table:table-cell>
          <table:table-cell table:style-name="ce111" table:formula="of:=[CPPCHART.E10]" office:value-type="float" office:value="2.8408965065428" calcext:value-type="float">
            <text:p>2.84090</text:p>
          </table:table-cell>
          <table:table-cell table:style-name="ce115" table:formula="of:=[CPPCHART.$E10]-[CPPCHART.$I10]" office:value-type="float" office:value="2.72954309609277" calcext:value-type="float">
            <text:p>2.73</text:p>
          </table:table-cell>
          <table:table-cell table:style-name="ce115" table:formula="of:=[CPPCHART.$E10]+[CPPCHART.$I10]" office:value-type="float" office:value="2.95224991699283" calcext:value-type="float">
            <text:p>2.95</text:p>
          </table:table-cell>
          <table:table-cell table:style-name="ce111" table:formula="of:=[CPPCHART.F10]" office:value-type="float" office:value="8.74903186955288" calcext:value-type="float">
            <text:p>8.74903</text:p>
          </table:table-cell>
          <table:table-cell table:style-name="ce115" table:formula="of:=[CPPCHART.$F10]-[CPPCHART.$J10]" office:value-type="float" office:value="8.679350603527" calcext:value-type="float">
            <text:p>8.68</text:p>
          </table:table-cell>
          <table:table-cell table:style-name="ce115" table:formula="of:=[CPPCHART.$F10]+[CPPCHART.$J10]" office:value-type="float" office:value="8.81871313557877" calcext:value-type="float">
            <text:p>8.82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.B11]/1024; &quot;'&quot;)" office:value-type="string" office:string-value="'8192'" calcext:value-type="string">
            <text:p>'8192'</text:p>
          </table:table-cell>
          <table:table-cell table:style-name="ce115" table:formula="of:=[CPPCHART.C11]" office:value-type="float" office:value="102.568745853566" calcext:value-type="float">
            <text:p>102.57</text:p>
          </table:table-cell>
          <table:table-cell table:style-name="ce115" table:formula="of:=[CPPCHART.$C11]-[CPPCHART.$G11]" office:value-type="float" office:value="101.367778310808" calcext:value-type="float">
            <text:p>101.37</text:p>
          </table:table-cell>
          <table:table-cell table:style-name="ce115" table:formula="of:=[CPPCHART.$C11]+[CPPCHART.$G11]" office:value-type="float" office:value="103.769713396324" calcext:value-type="float">
            <text:p>103.77</text:p>
          </table:table-cell>
          <table:table-cell table:style-name="ce115" table:formula="of:=[CPPCHART.D11]" office:value-type="float" office:value="69.1107276154404" calcext:value-type="float">
            <text:p>69.11</text:p>
          </table:table-cell>
          <table:table-cell table:style-name="ce115" table:formula="of:=[CPPCHART.$D11]-[CPPCHART.$H11]" office:value-type="float" office:value="67.7696178507017" calcext:value-type="float">
            <text:p>67.77</text:p>
          </table:table-cell>
          <table:table-cell table:style-name="ce115" table:formula="of:=[CPPCHART.$D11]+[CPPCHART.$H11]" office:value-type="float" office:value="70.4518373801791" calcext:value-type="float">
            <text:p>70.45</text:p>
          </table:table-cell>
          <table:table-cell table:style-name="ce111" table:formula="of:=[CPPCHART.E11]" office:value-type="float" office:value="2.84245628837887" calcext:value-type="float">
            <text:p>2.84246</text:p>
          </table:table-cell>
          <table:table-cell table:style-name="ce115" table:formula="of:=[CPPCHART.$E11]-[CPPCHART.$I11]" office:value-type="float" office:value="2.79604904649784" calcext:value-type="float">
            <text:p>2.80</text:p>
          </table:table-cell>
          <table:table-cell table:style-name="ce115" table:formula="of:=[CPPCHART.$E11]+[CPPCHART.$I11]" office:value-type="float" office:value="2.8888635302599" calcext:value-type="float">
            <text:p>2.89</text:p>
          </table:table-cell>
          <table:table-cell table:style-name="ce111" table:formula="of:=[CPPCHART.F11]" office:value-type="float" office:value="8.73745053727622" calcext:value-type="float">
            <text:p>8.73745</text:p>
          </table:table-cell>
          <table:table-cell table:style-name="ce115" table:formula="of:=[CPPCHART.$F11]-[CPPCHART.$J11]" office:value-type="float" office:value="8.62480328964276" calcext:value-type="float">
            <text:p>8.62</text:p>
          </table:table-cell>
          <table:table-cell table:style-name="ce115" table:formula="of:=[CPPCHART.$F11]+[CPPCHART.$J11]" office:value-type="float" office:value="8.85009778490969" calcext:value-type="float">
            <text:p>8.85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13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7"/>
        <table:table-column table:style-name="co46" table:default-cell-style-name="ce52"/>
        <table:table-column table:style-name="co21" table:default-cell-style-name="ce52"/>
        <table:table-column table:style-name="co47" table:default-cell-style-name="ce55"/>
        <table:table-column table:style-name="co21" table:default-cell-style-name="ce55"/>
        <table:table-column table:style-name="co48" table:default-cell-style-name="ce52"/>
        <table:table-column table:style-name="co21" table:default-cell-style-name="ce52"/>
        <table:table-column table:style-name="co21" table:default-cell-style-name="ce57"/>
        <table:table-column table:style-name="co49" table:default-cell-style-name="ce50"/>
        <table:table-column table:style-name="co21" table:default-cell-style-name="ce50"/>
        <table:table-column table:style-name="co50" table:default-cell-style-name="ce54"/>
        <table:table-column table:style-name="co21" table:default-cell-style-name="ce54"/>
        <table:table-column table:style-name="co51" table:default-cell-style-name="ce50"/>
        <table:table-column table:style-name="co21" table:default-cell-style-name="ce50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.06625</text:p>
          </table:table-cell>
          <table:table-cell office:value-type="float" office:value="19620.9502544594" calcext:value-type="float">
            <text:p>19620.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]); &quot;_&quot;; [CPPRAW_Opt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4" office:value-type="string" calcext:value-type="string">
            <text:p>n concrete</text:p>
          </table:table-cell>
          <table:table-cell table:style-name="ce48" office:value-type="string" calcext:value-type="string">
            <text:p>n</text:p>
          </table:table-cell>
          <table:table-cell table:style-name="ce49" table:formula="of:=INDIRECT(ADDRESS([CPPRAW_Opt.$I2];7))" office:value-type="string" office:string-value="mult_big_vector_hot_201_101" calcext:value-type="string">
            <text:p>mult_big_vector_hot_201_101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Opt.$I2]+1;7))" office:value-type="string" office:string-value="mult_big_vector_no_out_hot_201_101" calcext:value-type="string">
            <text:p>mult_big_vector_no_out_hot_201_101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Opt.$I2]+2;7))" office:value-type="string" office:string-value="-------------------------_201_101" calcext:value-type="string">
            <text:p>-------------------------_201_101</text:p>
          </table:table-cell>
          <table:table-cell table:style-name="ce49" office:value-type="string" calcext:value-type="string">
            <text:p>stddev</text:p>
          </table:table-cell>
          <table:table-cell/>
          <table:table-cell table:style-name="ce49" table:formula="of:=INDIRECT(ADDRESS([CPPRAW_Opt.$J2];7))" office:value-type="string" office:string-value="mult_big_vector_hot_64_32" calcext:value-type="string">
            <text:p>mult_big_vector_hot_64_32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Opt.$J2]+1;7))" office:value-type="string" office:string-value="mult_big_vector_no_out_hot_64_32" calcext:value-type="string">
            <text:p>mult_big_vector_no_out_hot_64_32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Opt.$J2]+2;7))" office:value-type="string" office:string-value="-------------------------_64_32" calcext:value-type="string">
            <text:p>-------------------------_64_32</text:p>
          </table:table-cell>
          <table:table-cell table:style-name="ce49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.29</text:p>
          </table:table-cell>
          <table:table-cell office:value-type="float" office:value="9063.62577330941" calcext:value-type="float">
            <text:p>9063.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]); &quot;_&quot;; [CPPRAW_Opt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45" calcext:value-type="float">
            <text:p>45</text:p>
          </table:table-cell>
          <table:table-cell/>
          <table:table-cell table:style-name="ce15" table:formula="of:=[CPPRAW_Opt.M2] - COM.MICROSOFT.FLOOR.PRECISE([CPPRAW_Opt.M2] * 0.2)" office:value-type="float" office:value="13108" calcext:value-type="float">
            <text:p>13,108</text:p>
          </table:table-cell>
          <table:table-cell table:style-name="ce15" table:formula="of:=INDIRECT(ADDRESS([CPPRAW_Opt.$I2];2))" office:value-type="float" office:value="16384" calcext:value-type="float">
            <text:p>16,384</text:p>
          </table:table-cell>
          <table:table-cell table:style-name="ce50" table:formula="of:=INDIRECT(ADDRESS([CPPRAW_Opt.$I2];3))" office:value-type="float" office:value="202668.06625" calcext:value-type="float">
            <text:p>202668.06625</text:p>
          </table:table-cell>
          <table:table-cell table:style-name="ce50" table:formula="of:=INDIRECT(ADDRESS([CPPRAW_Opt.$I2];4))" office:value-type="float" office:value="19620.9502544594" calcext:value-type="float">
            <text:p>19620.9502544594</text:p>
          </table:table-cell>
          <table:table-cell table:style-name="ce54" table:formula="of:=INDIRECT(ADDRESS([CPPRAW_Opt.$I2]+1;3))" office:value-type="float" office:value="96520.29" calcext:value-type="float">
            <text:p>96520.29</text:p>
          </table:table-cell>
          <table:table-cell table:style-name="ce54" table:formula="of:=INDIRECT(ADDRESS([CPPRAW_Opt.$I2]+1;4))" office:value-type="float" office:value="9063.62577330941" calcext:value-type="float">
            <text:p>9063.6257733094</text:p>
          </table:table-cell>
          <table:table-cell table:style-name="ce50" table:formula="of:=INDIRECT(ADDRESS([CPPRAW_Opt.$I2]+2;3))" office:value-type="float" office:value="0" calcext:value-type="float">
            <text:p>0</text:p>
          </table:table-cell>
          <table:table-cell table:style-name="ce50" table:formula="of:=INDIRECT(ADDRESS([CPPRAW_Opt.$I2]+2;4))" office:value-type="float" office:value="0" calcext:value-type="float">
            <text:p>0</text:p>
          </table:table-cell>
          <table:table-cell/>
          <table:table-cell table:formula="of:=INDIRECT(ADDRESS([CPPRAW_Opt.$J2];3))" office:value-type="float" office:value="39175.19625" calcext:value-type="float">
            <text:p>39175.19625</text:p>
          </table:table-cell>
          <table:table-cell table:formula="of:=INDIRECT(ADDRESS([CPPRAW_Opt.$J2];4))" office:value-type="float" office:value="7800.70662231927" calcext:value-type="float">
            <text:p>7800.7066223193</text:p>
          </table:table-cell>
          <table:table-cell table:formula="of:=INDIRECT(ADDRESS([CPPRAW_Opt.$J2]+1;3))" office:value-type="float" office:value="98637.69375" calcext:value-type="float">
            <text:p>98637.69375</text:p>
          </table:table-cell>
          <table:table-cell table:formula="of:=INDIRECT(ADDRESS([CPPRAW_Opt.$J2]+1;4))" office:value-type="float" office:value="10424.7729998107" calcext:value-type="float">
            <text:p>10424.7729998107</text:p>
          </table:table-cell>
          <table:table-cell table:formula="of:=INDIRECT(ADDRESS([CPPRAW_Opt.$J2]+2;3))" office:value-type="float" office:value="0" calcext:value-type="float">
            <text:p>0</text:p>
          </table:table-cell>
          <table:table-cell table:formula="of:=INDIRECT(ADDRESS([CPPRAW_Opt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]); &quot;_&quot;; [CPPRAW_Opt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2]+3" office:value-type="float" office:value="4" calcext:value-type="float">
            <text:p>4</text:p>
          </table:table-cell>
          <table:table-cell table:formula="of:=[CPPRAW_Opt.J2]+3" office:value-type="float" office:value="48" calcext:value-type="float">
            <text:p>48</text:p>
          </table:table-cell>
          <table:table-cell/>
          <table:table-cell table:style-name="ce15" table:formula="of:=[CPPRAW_Opt.M3] - COM.MICROSOFT.FLOOR.PRECISE([CPPRAW_Opt.M3] * 0.2)" office:value-type="float" office:value="26215" calcext:value-type="float">
            <text:p>26,215</text:p>
          </table:table-cell>
          <table:table-cell table:style-name="ce15" table:formula="of:=INDIRECT(ADDRESS([CPPRAW_Opt.$I3];2))" office:value-type="float" office:value="32768" calcext:value-type="float">
            <text:p>32,768</text:p>
          </table:table-cell>
          <table:table-cell table:style-name="ce50" table:formula="of:=INDIRECT(ADDRESS([CPPRAW_Opt.$I3];3))" office:value-type="float" office:value="403344.905" calcext:value-type="float">
            <text:p>403344.905</text:p>
          </table:table-cell>
          <table:table-cell table:style-name="ce50" table:formula="of:=INDIRECT(ADDRESS([CPPRAW_Opt.$I3];4))" office:value-type="float" office:value="28850.6020076918" calcext:value-type="float">
            <text:p>28850.6020076918</text:p>
          </table:table-cell>
          <table:table-cell table:style-name="ce54" table:formula="of:=INDIRECT(ADDRESS([CPPRAW_Opt.$I3]+1;3))" office:value-type="float" office:value="204442.88375" calcext:value-type="float">
            <text:p>204442.88375</text:p>
          </table:table-cell>
          <table:table-cell table:style-name="ce54" table:formula="of:=INDIRECT(ADDRESS([CPPRAW_Opt.$I3]+1;4))" office:value-type="float" office:value="25621.7080091642" calcext:value-type="float">
            <text:p>25621.7080091642</text:p>
          </table:table-cell>
          <table:table-cell table:style-name="ce50" table:formula="of:=INDIRECT(ADDRESS([CPPRAW_Opt.$I3]+2;3))" office:value-type="float" office:value="0" calcext:value-type="float">
            <text:p>0</text:p>
          </table:table-cell>
          <table:table-cell table:style-name="ce50" table:formula="of:=INDIRECT(ADDRESS([CPPRAW_Opt.$I3]+2;4))" office:value-type="float" office:value="0" calcext:value-type="float">
            <text:p>0</text:p>
          </table:table-cell>
          <table:table-cell/>
          <table:table-cell table:formula="of:=INDIRECT(ADDRESS([CPPRAW_Opt.$J3];3))" office:value-type="float" office:value="74861.21875" calcext:value-type="float">
            <text:p>74861.21875</text:p>
          </table:table-cell>
          <table:table-cell table:formula="of:=INDIRECT(ADDRESS([CPPRAW_Opt.$J3];4))" office:value-type="float" office:value="7075.67326875373" calcext:value-type="float">
            <text:p>7075.6732687537</text:p>
          </table:table-cell>
          <table:table-cell table:formula="of:=INDIRECT(ADDRESS([CPPRAW_Opt.$J3]+1;3))" office:value-type="float" office:value="205441.95375" calcext:value-type="float">
            <text:p>205441.95375</text:p>
          </table:table-cell>
          <table:table-cell table:formula="of:=INDIRECT(ADDRESS([CPPRAW_Opt.$J3]+1;4))" office:value-type="float" office:value="22883.241873638" calcext:value-type="float">
            <text:p>22883.241873638</text:p>
          </table:table-cell>
          <table:table-cell table:formula="of:=INDIRECT(ADDRESS([CPPRAW_Opt.$J3]+2;3))" office:value-type="float" office:value="0" calcext:value-type="float">
            <text:p>0</text:p>
          </table:table-cell>
          <table:table-cell table:formula="of:=INDIRECT(ADDRESS([CPPRAW_Opt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.905</text:p>
          </table:table-cell>
          <table:table-cell office:value-type="float" office:value="28850.6020076918" calcext:value-type="float">
            <text:p>28850.6020076918</text:p>
          </table:table-cell>
          <table:table-cell table:number-columns-repeated="4"/>
          <table:table-cell table:formula="of:=[CPPRAW_Opt.I3]+3" office:value-type="float" office:value="7" calcext:value-type="float">
            <text:p>7</text:p>
          </table:table-cell>
          <table:table-cell table:formula="of:=[CPPRAW_Opt.J3]+3" office:value-type="float" office:value="51" calcext:value-type="float">
            <text:p>51</text:p>
          </table:table-cell>
          <table:table-cell/>
          <table:table-cell table:style-name="ce15" table:formula="of:=[CPPRAW_Opt.M4] - COM.MICROSOFT.FLOOR.PRECISE([CPPRAW_Opt.M4] * 0.2)" office:value-type="float" office:value="52429" calcext:value-type="float">
            <text:p>52,429</text:p>
          </table:table-cell>
          <table:table-cell table:style-name="ce15" table:formula="of:=INDIRECT(ADDRESS([CPPRAW_Opt.$I4];2))" office:value-type="float" office:value="65536" calcext:value-type="float">
            <text:p>65,536</text:p>
          </table:table-cell>
          <table:table-cell table:style-name="ce50" table:formula="of:=INDIRECT(ADDRESS([CPPRAW_Opt.$I4];3))" office:value-type="float" office:value="809495.75625" calcext:value-type="float">
            <text:p>809495.75625</text:p>
          </table:table-cell>
          <table:table-cell table:style-name="ce50" table:formula="of:=INDIRECT(ADDRESS([CPPRAW_Opt.$I4];4))" office:value-type="float" office:value="53775.4903008398" calcext:value-type="float">
            <text:p>53775.4903008398</text:p>
          </table:table-cell>
          <table:table-cell table:style-name="ce54" table:formula="of:=INDIRECT(ADDRESS([CPPRAW_Opt.$I4]+1;3))" office:value-type="float" office:value="398111.49125" calcext:value-type="float">
            <text:p>398111.49125</text:p>
          </table:table-cell>
          <table:table-cell table:style-name="ce54" table:formula="of:=INDIRECT(ADDRESS([CPPRAW_Opt.$I4]+1;4))" office:value-type="float" office:value="29165.8306711526" calcext:value-type="float">
            <text:p>29165.8306711526</text:p>
          </table:table-cell>
          <table:table-cell table:style-name="ce50" table:formula="of:=INDIRECT(ADDRESS([CPPRAW_Opt.$I4]+2;3))" office:value-type="float" office:value="0" calcext:value-type="float">
            <text:p>0</text:p>
          </table:table-cell>
          <table:table-cell table:style-name="ce50" table:formula="of:=INDIRECT(ADDRESS([CPPRAW_Opt.$I4]+2;4))" office:value-type="float" office:value="0" calcext:value-type="float">
            <text:p>0</text:p>
          </table:table-cell>
          <table:table-cell/>
          <table:table-cell table:formula="of:=INDIRECT(ADDRESS([CPPRAW_Opt.$J4];3))" office:value-type="float" office:value="141172.61375" calcext:value-type="float">
            <text:p>141172.61375</text:p>
          </table:table-cell>
          <table:table-cell table:formula="of:=INDIRECT(ADDRESS([CPPRAW_Opt.$J4];4))" office:value-type="float" office:value="13288.6442445941" calcext:value-type="float">
            <text:p>13288.6442445941</text:p>
          </table:table-cell>
          <table:table-cell table:formula="of:=INDIRECT(ADDRESS([CPPRAW_Opt.$J4]+1;3))" office:value-type="float" office:value="396784.7075" calcext:value-type="float">
            <text:p>396784.7075</text:p>
          </table:table-cell>
          <table:table-cell table:formula="of:=INDIRECT(ADDRESS([CPPRAW_Opt.$J4]+1;4))" office:value-type="float" office:value="30473.4583199367" calcext:value-type="float">
            <text:p>30473.4583199367</text:p>
          </table:table-cell>
          <table:table-cell table:formula="of:=INDIRECT(ADDRESS([CPPRAW_Opt.$J4]+2;3))" office:value-type="float" office:value="0" calcext:value-type="float">
            <text:p>0</text:p>
          </table:table-cell>
          <table:table-cell table:formula="of:=INDIRECT(ADDRESS([CPPRAW_Opt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.88375</text:p>
          </table:table-cell>
          <table:table-cell office:value-type="float" office:value="25621.7080091642" calcext:value-type="float">
            <text:p>25621.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5]); &quot;_&quot;; [CPPRAW_Opt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4]+3" office:value-type="float" office:value="10" calcext:value-type="float">
            <text:p>10</text:p>
          </table:table-cell>
          <table:table-cell table:formula="of:=[CPPRAW_Opt.J4]+3" office:value-type="float" office:value="54" calcext:value-type="float">
            <text:p>54</text:p>
          </table:table-cell>
          <table:table-cell/>
          <table:table-cell table:style-name="ce15" table:formula="of:=[CPPRAW_Opt.M5] - COM.MICROSOFT.FLOOR.PRECISE([CPPRAW_Opt.M5] * 0.2)" office:value-type="float" office:value="104858" calcext:value-type="float">
            <text:p>104,858</text:p>
          </table:table-cell>
          <table:table-cell table:style-name="ce15" table:formula="of:=INDIRECT(ADDRESS([CPPRAW_Opt.$I5];2))" office:value-type="float" office:value="131072" calcext:value-type="float">
            <text:p>131,072</text:p>
          </table:table-cell>
          <table:table-cell table:style-name="ce50" table:formula="of:=INDIRECT(ADDRESS([CPPRAW_Opt.$I5];3))" office:value-type="float" office:value="1657465.865" calcext:value-type="float">
            <text:p>1657465.865</text:p>
          </table:table-cell>
          <table:table-cell table:style-name="ce50" table:formula="of:=INDIRECT(ADDRESS([CPPRAW_Opt.$I5];4))" office:value-type="float" office:value="133297.320911391" calcext:value-type="float">
            <text:p>133297.320911391</text:p>
          </table:table-cell>
          <table:table-cell table:style-name="ce54" table:formula="of:=INDIRECT(ADDRESS([CPPRAW_Opt.$I5]+1;3))" office:value-type="float" office:value="801939.67625" calcext:value-type="float">
            <text:p>801939.67625</text:p>
          </table:table-cell>
          <table:table-cell table:style-name="ce54" table:formula="of:=INDIRECT(ADDRESS([CPPRAW_Opt.$I5]+1;4))" office:value-type="float" office:value="45166.1012075628" calcext:value-type="float">
            <text:p>45166.1012075628</text:p>
          </table:table-cell>
          <table:table-cell table:style-name="ce50" table:formula="of:=INDIRECT(ADDRESS([CPPRAW_Opt.$I5]+2;3))" office:value-type="float" office:value="0" calcext:value-type="float">
            <text:p>0</text:p>
          </table:table-cell>
          <table:table-cell table:style-name="ce50" table:formula="of:=INDIRECT(ADDRESS([CPPRAW_Opt.$I5]+2;4))" office:value-type="float" office:value="0" calcext:value-type="float">
            <text:p>0</text:p>
          </table:table-cell>
          <table:table-cell/>
          <table:table-cell table:formula="of:=INDIRECT(ADDRESS([CPPRAW_Opt.$J5];3))" office:value-type="float" office:value="291537.105" calcext:value-type="float">
            <text:p>291537.105</text:p>
          </table:table-cell>
          <table:table-cell table:formula="of:=INDIRECT(ADDRESS([CPPRAW_Opt.$J5];4))" office:value-type="float" office:value="36862.1967749185" calcext:value-type="float">
            <text:p>36862.1967749185</text:p>
          </table:table-cell>
          <table:table-cell table:formula="of:=INDIRECT(ADDRESS([CPPRAW_Opt.$J5]+1;3))" office:value-type="float" office:value="812832.01375" calcext:value-type="float">
            <text:p>812832.01375</text:p>
          </table:table-cell>
          <table:table-cell table:formula="of:=INDIRECT(ADDRESS([CPPRAW_Opt.$J5]+1;4))" office:value-type="float" office:value="70244.7786251667" calcext:value-type="float">
            <text:p>70244.7786251667</text:p>
          </table:table-cell>
          <table:table-cell table:formula="of:=INDIRECT(ADDRESS([CPPRAW_Opt.$J5]+2;3))" office:value-type="float" office:value="0" calcext:value-type="float">
            <text:p>0</text:p>
          </table:table-cell>
          <table:table-cell table:formula="of:=INDIRECT(ADDRESS([CPPRAW_Opt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6]); &quot;_&quot;; [CPPRAW_Opt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5]+3" office:value-type="float" office:value="13" calcext:value-type="float">
            <text:p>13</text:p>
          </table:table-cell>
          <table:table-cell table:formula="of:=[CPPRAW_Opt.J5]+3" office:value-type="float" office:value="57" calcext:value-type="float">
            <text:p>57</text:p>
          </table:table-cell>
          <table:table-cell/>
          <table:table-cell table:style-name="ce15" table:formula="of:=[CPPRAW_Opt.M6] - COM.MICROSOFT.FLOOR.PRECISE([CPPRAW_Opt.M6] * 0.2)" office:value-type="float" office:value="209716" calcext:value-type="float">
            <text:p>209,716</text:p>
          </table:table-cell>
          <table:table-cell table:style-name="ce15" table:formula="of:=INDIRECT(ADDRESS([CPPRAW_Opt.$I6];2))" office:value-type="float" office:value="262144" calcext:value-type="float">
            <text:p>262,144</text:p>
          </table:table-cell>
          <table:table-cell table:style-name="ce50" table:formula="of:=INDIRECT(ADDRESS([CPPRAW_Opt.$I6];3))" office:value-type="float" office:value="3355500.0325" calcext:value-type="float">
            <text:p>3355500.0325</text:p>
          </table:table-cell>
          <table:table-cell table:style-name="ce50" table:formula="of:=INDIRECT(ADDRESS([CPPRAW_Opt.$I6];4))" office:value-type="float" office:value="203110.791958186" calcext:value-type="float">
            <text:p>203110.791958186</text:p>
          </table:table-cell>
          <table:table-cell table:style-name="ce54" table:formula="of:=INDIRECT(ADDRESS([CPPRAW_Opt.$I6]+1;3))" office:value-type="float" office:value="1677657.5325" calcext:value-type="float">
            <text:p>1677657.5325</text:p>
          </table:table-cell>
          <table:table-cell table:style-name="ce54" table:formula="of:=INDIRECT(ADDRESS([CPPRAW_Opt.$I6]+1;4))" office:value-type="float" office:value="137507.243344948" calcext:value-type="float">
            <text:p>137507.243344948</text:p>
          </table:table-cell>
          <table:table-cell table:style-name="ce50" table:formula="of:=INDIRECT(ADDRESS([CPPRAW_Opt.$I6]+2;3))" office:value-type="float" office:value="0" calcext:value-type="float">
            <text:p>0</text:p>
          </table:table-cell>
          <table:table-cell table:style-name="ce50" table:formula="of:=INDIRECT(ADDRESS([CPPRAW_Opt.$I6]+2;4))" office:value-type="float" office:value="0" calcext:value-type="float">
            <text:p>0</text:p>
          </table:table-cell>
          <table:table-cell/>
          <table:table-cell table:formula="of:=INDIRECT(ADDRESS([CPPRAW_Opt.$J6];3))" office:value-type="float" office:value="579289.48375" calcext:value-type="float">
            <text:p>579289.48375</text:p>
          </table:table-cell>
          <table:table-cell table:formula="of:=INDIRECT(ADDRESS([CPPRAW_Opt.$J6];4))" office:value-type="float" office:value="50378.8733768992" calcext:value-type="float">
            <text:p>50378.8733768992</text:p>
          </table:table-cell>
          <table:table-cell table:formula="of:=INDIRECT(ADDRESS([CPPRAW_Opt.$J6]+1;3))" office:value-type="float" office:value="1663063.335" calcext:value-type="float">
            <text:p>1663063.335</text:p>
          </table:table-cell>
          <table:table-cell table:formula="of:=INDIRECT(ADDRESS([CPPRAW_Opt.$J6]+1;4))" office:value-type="float" office:value="158648.95293448" calcext:value-type="float">
            <text:p>158648.95293448</text:p>
          </table:table-cell>
          <table:table-cell table:formula="of:=INDIRECT(ADDRESS([CPPRAW_Opt.$J6]+2;3))" office:value-type="float" office:value="0" calcext:value-type="float">
            <text:p>0</text:p>
          </table:table-cell>
          <table:table-cell table:formula="of:=INDIRECT(ADDRESS([CPPRAW_Opt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.75625</text:p>
          </table:table-cell>
          <table:table-cell office:value-type="float" office:value="53775.4903008398" calcext:value-type="float">
            <text:p>53775.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7]); &quot;_&quot;; [CPPRAW_Opt.$F7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6]+3" office:value-type="float" office:value="16" calcext:value-type="float">
            <text:p>16</text:p>
          </table:table-cell>
          <table:table-cell table:formula="of:=[CPPRAW_Opt.J6]+3" office:value-type="float" office:value="60" calcext:value-type="float">
            <text:p>60</text:p>
          </table:table-cell>
          <table:table-cell/>
          <table:table-cell table:style-name="ce15" table:formula="of:=[CPPRAW_Opt.M7] - COM.MICROSOFT.FLOOR.PRECISE([CPPRAW_Opt.M7] * 0.2)" office:value-type="float" office:value="419431" calcext:value-type="float">
            <text:p>419,431</text:p>
          </table:table-cell>
          <table:table-cell table:style-name="ce15" table:formula="of:=INDIRECT(ADDRESS([CPPRAW_Opt.$I7];2))" office:value-type="float" office:value="524288" calcext:value-type="float">
            <text:p>524,288</text:p>
          </table:table-cell>
          <table:table-cell table:style-name="ce50" table:formula="of:=INDIRECT(ADDRESS([CPPRAW_Opt.$I7];3))" office:value-type="float" office:value="6685251.5925" calcext:value-type="float">
            <text:p>6685251.5925</text:p>
          </table:table-cell>
          <table:table-cell table:style-name="ce50" table:formula="of:=INDIRECT(ADDRESS([CPPRAW_Opt.$I7];4))" office:value-type="float" office:value="366658.302064596" calcext:value-type="float">
            <text:p>366658.302064596</text:p>
          </table:table-cell>
          <table:table-cell table:style-name="ce54" table:formula="of:=INDIRECT(ADDRESS([CPPRAW_Opt.$I7]+1;3))" office:value-type="float" office:value="3313597.47625" calcext:value-type="float">
            <text:p>3313597.47625</text:p>
          </table:table-cell>
          <table:table-cell table:style-name="ce54" table:formula="of:=INDIRECT(ADDRESS([CPPRAW_Opt.$I7]+1;4))" office:value-type="float" office:value="162239.753242854" calcext:value-type="float">
            <text:p>162239.753242854</text:p>
          </table:table-cell>
          <table:table-cell table:style-name="ce50" table:formula="of:=INDIRECT(ADDRESS([CPPRAW_Opt.$I7]+2;3))" office:value-type="float" office:value="0" calcext:value-type="float">
            <text:p>0</text:p>
          </table:table-cell>
          <table:table-cell table:style-name="ce50" table:formula="of:=INDIRECT(ADDRESS([CPPRAW_Opt.$I7]+2;4))" office:value-type="float" office:value="0" calcext:value-type="float">
            <text:p>0</text:p>
          </table:table-cell>
          <table:table-cell/>
          <table:table-cell table:formula="of:=INDIRECT(ADDRESS([CPPRAW_Opt.$J7];3))" office:value-type="float" office:value="1184464.82625" calcext:value-type="float">
            <text:p>1184464.82625</text:p>
          </table:table-cell>
          <table:table-cell table:formula="of:=INDIRECT(ADDRESS([CPPRAW_Opt.$J7];4))" office:value-type="float" office:value="94778.2636272754" calcext:value-type="float">
            <text:p>94778.2636272754</text:p>
          </table:table-cell>
          <table:table-cell table:formula="of:=INDIRECT(ADDRESS([CPPRAW_Opt.$J7]+1;3))" office:value-type="float" office:value="3304908.12125" calcext:value-type="float">
            <text:p>3304908.12125</text:p>
          </table:table-cell>
          <table:table-cell table:formula="of:=INDIRECT(ADDRESS([CPPRAW_Opt.$J7]+1;4))" office:value-type="float" office:value="144827.838768214" calcext:value-type="float">
            <text:p>144827.838768214</text:p>
          </table:table-cell>
          <table:table-cell table:formula="of:=INDIRECT(ADDRESS([CPPRAW_Opt.$J7]+2;3))" office:value-type="float" office:value="0" calcext:value-type="float">
            <text:p>0</text:p>
          </table:table-cell>
          <table:table-cell table:formula="of:=INDIRECT(ADDRESS([CPPRAW_Opt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.49125</text:p>
          </table:table-cell>
          <table:table-cell office:value-type="float" office:value="29165.8306711526" calcext:value-type="float">
            <text:p>29165.8306711526</text:p>
          </table:table-cell>
          <table:table-cell table:number-columns-repeated="4"/>
          <table:table-cell table:formula="of:=[CPPRAW_Opt.I7]+3" office:value-type="float" office:value="19" calcext:value-type="float">
            <text:p>19</text:p>
          </table:table-cell>
          <table:table-cell table:formula="of:=[CPPRAW_Opt.J7]+3" office:value-type="float" office:value="63" calcext:value-type="float">
            <text:p>63</text:p>
          </table:table-cell>
          <table:table-cell/>
          <table:table-cell table:style-name="ce15" table:formula="of:=[CPPRAW_Opt.M8] - COM.MICROSOFT.FLOOR.PRECISE([CPPRAW_Opt.M8] * 0.2)" office:value-type="float" office:value="838861" calcext:value-type="float">
            <text:p>838,861</text:p>
          </table:table-cell>
          <table:table-cell table:style-name="ce15" table:formula="of:=INDIRECT(ADDRESS([CPPRAW_Opt.$I8];2))" office:value-type="float" office:value="1048576" calcext:value-type="float">
            <text:p>1,048,576</text:p>
          </table:table-cell>
          <table:table-cell table:style-name="ce50" table:formula="of:=INDIRECT(ADDRESS([CPPRAW_Opt.$I8];3))" office:value-type="float" office:value="13364400.5425" calcext:value-type="float">
            <text:p>13364400.5425</text:p>
          </table:table-cell>
          <table:table-cell table:style-name="ce50" table:formula="of:=INDIRECT(ADDRESS([CPPRAW_Opt.$I8];4))" office:value-type="float" office:value="628342.926467919" calcext:value-type="float">
            <text:p>628342.926467919</text:p>
          </table:table-cell>
          <table:table-cell table:style-name="ce54" table:formula="of:=INDIRECT(ADDRESS([CPPRAW_Opt.$I8]+1;3))" office:value-type="float" office:value="6621911.3125" calcext:value-type="float">
            <text:p>6621911.3125</text:p>
          </table:table-cell>
          <table:table-cell table:style-name="ce54" table:formula="of:=INDIRECT(ADDRESS([CPPRAW_Opt.$I8]+1;4))" office:value-type="float" office:value="265510.206058028" calcext:value-type="float">
            <text:p>265510.206058028</text:p>
          </table:table-cell>
          <table:table-cell table:style-name="ce50" table:formula="of:=INDIRECT(ADDRESS([CPPRAW_Opt.$I8]+2;3))" office:value-type="float" office:value="0" calcext:value-type="float">
            <text:p>0</text:p>
          </table:table-cell>
          <table:table-cell table:style-name="ce50" table:formula="of:=INDIRECT(ADDRESS([CPPRAW_Opt.$I8]+2;4))" office:value-type="float" office:value="0" calcext:value-type="float">
            <text:p>0</text:p>
          </table:table-cell>
          <table:table-cell/>
          <table:table-cell table:formula="of:=INDIRECT(ADDRESS([CPPRAW_Opt.$J8];3))" office:value-type="float" office:value="2406060.615" calcext:value-type="float">
            <text:p>2406060.615</text:p>
          </table:table-cell>
          <table:table-cell table:formula="of:=INDIRECT(ADDRESS([CPPRAW_Opt.$J8];4))" office:value-type="float" office:value="125873.573222028" calcext:value-type="float">
            <text:p>125873.573222028</text:p>
          </table:table-cell>
          <table:table-cell table:formula="of:=INDIRECT(ADDRESS([CPPRAW_Opt.$J8]+1;3))" office:value-type="float" office:value="6603731.79625" calcext:value-type="float">
            <text:p>6603731.79625</text:p>
          </table:table-cell>
          <table:table-cell table:formula="of:=INDIRECT(ADDRESS([CPPRAW_Opt.$J8]+1;4))" office:value-type="float" office:value="258672.158536984" calcext:value-type="float">
            <text:p>258672.158536984</text:p>
          </table:table-cell>
          <table:table-cell table:formula="of:=INDIRECT(ADDRESS([CPPRAW_Opt.$J8]+2;3))" office:value-type="float" office:value="0" calcext:value-type="float">
            <text:p>0</text:p>
          </table:table-cell>
          <table:table-cell table:formula="of:=INDIRECT(ADDRESS([CPPRAW_Opt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9]); &quot;_&quot;; [CPPRAW_Opt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8]+3" office:value-type="float" office:value="22" calcext:value-type="float">
            <text:p>22</text:p>
          </table:table-cell>
          <table:table-cell table:formula="of:=[CPPRAW_Opt.J8]+3" office:value-type="float" office:value="66" calcext:value-type="float">
            <text:p>66</text:p>
          </table:table-cell>
          <table:table-cell/>
          <table:table-cell table:style-name="ce15" table:formula="of:=[CPPRAW_Opt.M9] - COM.MICROSOFT.FLOOR.PRECISE([CPPRAW_Opt.M9] * 0.2)" office:value-type="float" office:value="1677722" calcext:value-type="float">
            <text:p>1,677,722</text:p>
          </table:table-cell>
          <table:table-cell table:style-name="ce15" table:formula="of:=INDIRECT(ADDRESS([CPPRAW_Opt.$I9];2))" office:value-type="float" office:value="2097152" calcext:value-type="float">
            <text:p>2,097,152</text:p>
          </table:table-cell>
          <table:table-cell table:style-name="ce50" table:formula="of:=INDIRECT(ADDRESS([CPPRAW_Opt.$I9];3))" office:value-type="float" office:value="26679223.31125" calcext:value-type="float">
            <text:p>26679223.31125</text:p>
          </table:table-cell>
          <table:table-cell table:style-name="ce50" table:formula="of:=INDIRECT(ADDRESS([CPPRAW_Opt.$I9];4))" office:value-type="float" office:value="812990.380881913" calcext:value-type="float">
            <text:p>812990.380881913</text:p>
          </table:table-cell>
          <table:table-cell table:style-name="ce54" table:formula="of:=INDIRECT(ADDRESS([CPPRAW_Opt.$I9]+1;3))" office:value-type="float" office:value="13259123.00125" calcext:value-type="float">
            <text:p>13259123.00125</text:p>
          </table:table-cell>
          <table:table-cell table:style-name="ce54" table:formula="of:=INDIRECT(ADDRESS([CPPRAW_Opt.$I9]+1;4))" office:value-type="float" office:value="376153.256209371" calcext:value-type="float">
            <text:p>376153.256209371</text:p>
          </table:table-cell>
          <table:table-cell table:style-name="ce50" table:formula="of:=INDIRECT(ADDRESS([CPPRAW_Opt.$I9]+2;3))" office:value-type="float" office:value="0" calcext:value-type="float">
            <text:p>0</text:p>
          </table:table-cell>
          <table:table-cell table:style-name="ce50" table:formula="of:=INDIRECT(ADDRESS([CPPRAW_Opt.$I9]+2;4))" office:value-type="float" office:value="0" calcext:value-type="float">
            <text:p>0</text:p>
          </table:table-cell>
          <table:table-cell/>
          <table:table-cell table:formula="of:=INDIRECT(ADDRESS([CPPRAW_Opt.$J9];3))" office:value-type="float" office:value="4874342.125" calcext:value-type="float">
            <text:p>4874342.125</text:p>
          </table:table-cell>
          <table:table-cell table:formula="of:=INDIRECT(ADDRESS([CPPRAW_Opt.$J9];4))" office:value-type="float" office:value="208579.898742565" calcext:value-type="float">
            <text:p>208579.898742565</text:p>
          </table:table-cell>
          <table:table-cell table:formula="of:=INDIRECT(ADDRESS([CPPRAW_Opt.$J9]+1;3))" office:value-type="float" office:value="13214394.2125" calcext:value-type="float">
            <text:p>13214394.2125</text:p>
          </table:table-cell>
          <table:table-cell table:formula="of:=INDIRECT(ADDRESS([CPPRAW_Opt.$J9]+1;4))" office:value-type="float" office:value="376960.776326517" calcext:value-type="float">
            <text:p>376960.776326517</text:p>
          </table:table-cell>
          <table:table-cell table:formula="of:=INDIRECT(ADDRESS([CPPRAW_Opt.$J9]+2;3))" office:value-type="float" office:value="0" calcext:value-type="float">
            <text:p>0</text:p>
          </table:table-cell>
          <table:table-cell table:formula="of:=INDIRECT(ADDRESS([CPPRAW_Opt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.865</text:p>
          </table:table-cell>
          <table:table-cell office:value-type="float" office:value="133297.320911391" calcext:value-type="float">
            <text:p>133297.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0]); &quot;_&quot;; [CPPRAW_Opt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9]+3" office:value-type="float" office:value="25" calcext:value-type="float">
            <text:p>25</text:p>
          </table:table-cell>
          <table:table-cell table:formula="of:=[CPPRAW_Opt.J9]+3" office:value-type="float" office:value="69" calcext:value-type="float">
            <text:p>69</text:p>
          </table:table-cell>
          <table:table-cell/>
          <table:table-cell table:style-name="ce15" table:formula="of:=[CPPRAW_Opt.M10] - COM.MICROSOFT.FLOOR.PRECISE([CPPRAW_Opt.M10] * 0.2)" office:value-type="float" office:value="3355444" calcext:value-type="float">
            <text:p>3,355,444</text:p>
          </table:table-cell>
          <table:table-cell table:style-name="ce15" table:formula="of:=INDIRECT(ADDRESS([CPPRAW_Opt.$I10];2))" office:value-type="float" office:value="4194304" calcext:value-type="float">
            <text:p>4,194,304</text:p>
          </table:table-cell>
          <table:table-cell table:style-name="ce50" table:formula="of:=INDIRECT(ADDRESS([CPPRAW_Opt.$I10];3))" office:value-type="float" office:value="53673950.94" calcext:value-type="float">
            <text:p>53673950.94</text:p>
          </table:table-cell>
          <table:table-cell table:style-name="ce50" table:formula="of:=INDIRECT(ADDRESS([CPPRAW_Opt.$I10];4))" office:value-type="float" office:value="1554864.97827151" calcext:value-type="float">
            <text:p>1554864.97827151</text:p>
          </table:table-cell>
          <table:table-cell table:style-name="ce54" table:formula="of:=INDIRECT(ADDRESS([CPPRAW_Opt.$I10]+1;3))" office:value-type="float" office:value="27187012.865" calcext:value-type="float">
            <text:p>27187012.865</text:p>
          </table:table-cell>
          <table:table-cell table:style-name="ce54" table:formula="of:=INDIRECT(ADDRESS([CPPRAW_Opt.$I10]+1;4))" office:value-type="float" office:value="2323358.87399883" calcext:value-type="float">
            <text:p>2323358.87399883</text:p>
          </table:table-cell>
          <table:table-cell table:style-name="ce50" table:formula="of:=INDIRECT(ADDRESS([CPPRAW_Opt.$I10]+2;3))" office:value-type="float" office:value="0" calcext:value-type="float">
            <text:p>0</text:p>
          </table:table-cell>
          <table:table-cell table:style-name="ce50" table:formula="of:=INDIRECT(ADDRESS([CPPRAW_Opt.$I10]+2;4))" office:value-type="float" office:value="0" calcext:value-type="float">
            <text:p>0</text:p>
          </table:table-cell>
          <table:table-cell/>
          <table:table-cell table:formula="of:=INDIRECT(ADDRESS([CPPRAW_Opt.$J10];3))" office:value-type="float" office:value="9784493.78125" calcext:value-type="float">
            <text:p>9784493.78125</text:p>
          </table:table-cell>
          <table:table-cell table:formula="of:=INDIRECT(ADDRESS([CPPRAW_Opt.$J10];4))" office:value-type="float" office:value="471145.684066745" calcext:value-type="float">
            <text:p>471145.684066745</text:p>
          </table:table-cell>
          <table:table-cell table:formula="of:=INDIRECT(ADDRESS([CPPRAW_Opt.$J10]+1;3))" office:value-type="float" office:value="26662298.36625" calcext:value-type="float">
            <text:p>26662298.36625</text:p>
          </table:table-cell>
          <table:table-cell table:formula="of:=INDIRECT(ADDRESS([CPPRAW_Opt.$J10]+1;4))" office:value-type="float" office:value="924812.662065938" calcext:value-type="float">
            <text:p>924812.662065938</text:p>
          </table:table-cell>
          <table:table-cell table:formula="of:=INDIRECT(ADDRESS([CPPRAW_Opt.$J10]+2;3))" office:value-type="float" office:value="0" calcext:value-type="float">
            <text:p>0</text:p>
          </table:table-cell>
          <table:table-cell table:formula="of:=INDIRECT(ADDRESS([CPPRAW_Opt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.67625</text:p>
          </table:table-cell>
          <table:table-cell office:value-type="float" office:value="45166.1012075628" calcext:value-type="float">
            <text:p>45166.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1]); &quot;_&quot;; [CPPRAW_Opt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10]+3" office:value-type="float" office:value="28" calcext:value-type="float">
            <text:p>28</text:p>
          </table:table-cell>
          <table:table-cell table:formula="of:=[CPPRAW_Opt.J10]+3" office:value-type="float" office:value="72" calcext:value-type="float">
            <text:p>72</text:p>
          </table:table-cell>
          <table:table-cell/>
          <table:table-cell table:style-name="ce15" table:formula="of:=[CPPRAW_Opt.M11] - COM.MICROSOFT.FLOOR.PRECISE([CPPRAW_Opt.M11] * 0.2)" office:value-type="float" office:value="6710887" calcext:value-type="float">
            <text:p>6,710,887</text:p>
          </table:table-cell>
          <table:table-cell table:style-name="ce15" table:formula="of:=INDIRECT(ADDRESS([CPPRAW_Opt.$I11];2))" office:value-type="float" office:value="8388608" calcext:value-type="float">
            <text:p>8,388,608</text:p>
          </table:table-cell>
          <table:table-cell table:style-name="ce50" table:formula="of:=INDIRECT(ADDRESS([CPPRAW_Opt.$I11];3))" office:value-type="float" office:value="111836940.71125" calcext:value-type="float">
            <text:p>111836940.71125</text:p>
          </table:table-cell>
          <table:table-cell table:style-name="ce50" table:formula="of:=INDIRECT(ADDRESS([CPPRAW_Opt.$I11];4))" office:value-type="float" office:value="13574028.4915927" calcext:value-type="float">
            <text:p>13574028.4915927</text:p>
          </table:table-cell>
          <table:table-cell table:style-name="ce54" table:formula="of:=INDIRECT(ADDRESS([CPPRAW_Opt.$I11]+1;3))" office:value-type="float" office:value="70513901.2825" calcext:value-type="float">
            <text:p>70513901.2825</text:p>
          </table:table-cell>
          <table:table-cell table:style-name="ce54" table:formula="of:=INDIRECT(ADDRESS([CPPRAW_Opt.$I11]+1;4))" office:value-type="float" office:value="5469425.1055282" calcext:value-type="float">
            <text:p>5469425.1055282</text:p>
          </table:table-cell>
          <table:table-cell table:style-name="ce50" table:formula="of:=INDIRECT(ADDRESS([CPPRAW_Opt.$I11]+2;3))" office:value-type="float" office:value="0" calcext:value-type="float">
            <text:p>0</text:p>
          </table:table-cell>
          <table:table-cell table:style-name="ce50" table:formula="of:=INDIRECT(ADDRESS([CPPRAW_Opt.$I11]+2;4))" office:value-type="float" office:value="0" calcext:value-type="float">
            <text:p>0</text:p>
          </table:table-cell>
          <table:table-cell/>
          <table:table-cell table:formula="of:=INDIRECT(ADDRESS([CPPRAW_Opt.$J11];3))" office:value-type="float" office:value="19741957.76" calcext:value-type="float">
            <text:p>19741957.76</text:p>
          </table:table-cell>
          <table:table-cell table:formula="of:=INDIRECT(ADDRESS([CPPRAW_Opt.$J11];4))" office:value-type="float" office:value="860308.925865193" calcext:value-type="float">
            <text:p>860308.925865193</text:p>
          </table:table-cell>
          <table:table-cell table:formula="of:=INDIRECT(ADDRESS([CPPRAW_Opt.$J11]+1;3))" office:value-type="float" office:value="53283618.47" calcext:value-type="float">
            <text:p>53283618.47</text:p>
          </table:table-cell>
          <table:table-cell table:formula="of:=INDIRECT(ADDRESS([CPPRAW_Opt.$J11]+1;4))" office:value-type="float" office:value="1522117.70732292" calcext:value-type="float">
            <text:p>1522117.70732292</text:p>
          </table:table-cell>
          <table:table-cell table:formula="of:=INDIRECT(ADDRESS([CPPRAW_Opt.$J11]+2;3))" office:value-type="float" office:value="0" calcext:value-type="float">
            <text:p>0</text:p>
          </table:table-cell>
          <table:table-cell table:formula="of:=INDIRECT(ADDRESS([CPPRAW_Opt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.0325</text:p>
          </table:table-cell>
          <table:table-cell office:value-type="float" office:value="203110.791958186" calcext:value-type="float">
            <text:p>203110.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3]); &quot;_&quot;; [CPPRAW_Opt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5" table:number-columns-repeated="2"/>
          <table:table-cell table:style-name="ce51"/>
          <table:table-cell table:style-name="ce45" table:number-columns-repeated="3"/>
          <table:table-cell table:style-name="Default"/>
          <table:table-cell table:style-name="ce45"/>
          <table:table-cell/>
          <table:table-cell table:style-name="ce45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.5325</text:p>
          </table:table-cell>
          <table:table-cell office:value-type="float" office:value="137507.243344948" calcext:value-type="float">
            <text:p>137507.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4]); &quot;_&quot;; [CPPRAW_Opt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Default"/>
          <table:table-cell table:style-name="ce5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5]); &quot;_&quot;; [CPPRAW_Opt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.5925</text:p>
          </table:table-cell>
          <table:table-cell office:value-type="float" office:value="366658.302064596" calcext:value-type="float">
            <text:p>366658.302064596</text:p>
          </table:table-cell>
          <table:table-cell table:number-columns-repeated="7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.47625</text:p>
          </table:table-cell>
          <table:table-cell office:value-type="float" office:value="162239.753242854" calcext:value-type="float">
            <text:p>162239.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7]); &quot;_&quot;; [CPPRAW_Opt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8]); &quot;_&quot;; [CPPRAW_Opt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.5425</text:p>
          </table:table-cell>
          <table:table-cell office:value-type="float" office:value="628342.926467919" calcext:value-type="float">
            <text:p>628342.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9]); &quot;_&quot;; [CPPRAW_Opt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.3125</text:p>
          </table:table-cell>
          <table:table-cell office:value-type="float" office:value="265510.206058028" calcext:value-type="float">
            <text:p>265510.206058028</text:p>
          </table:table-cell>
          <table:table-cell table:number-columns-repeated="7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1]); &quot;_&quot;; [CPPRAW_Opt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.31125</text:p>
          </table:table-cell>
          <table:table-cell office:value-type="float" office:value="812990.380881913" calcext:value-type="float">
            <text:p>812990.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2]); &quot;_&quot;; [CPPRAW_Opt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.00125</text:p>
          </table:table-cell>
          <table:table-cell office:value-type="float" office:value="376153.256209371" calcext:value-type="float">
            <text:p>376153.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3]); &quot;_&quot;; [CPPRAW_Opt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.94</text:p>
          </table:table-cell>
          <table:table-cell office:value-type="float" office:value="1554864.97827151" calcext:value-type="float">
            <text:p>1554864.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5]); &quot;_&quot;; [CPPRAW_Opt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.865</text:p>
          </table:table-cell>
          <table:table-cell office:value-type="float" office:value="2323358.87399883" calcext:value-type="float">
            <text:p>2323358.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6]); &quot;_&quot;; [CPPRAW_Opt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7]); &quot;_&quot;; [CPPRAW_Opt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.71125</text:p>
          </table:table-cell>
          <table:table-cell office:value-type="float" office:value="13574028.4915927" calcext:value-type="float">
            <text:p>13574028.4915927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.2825</text:p>
          </table:table-cell>
          <table:table-cell office:value-type="float" office:value="5469425.1055282" calcext:value-type="float">
            <text:p>5469425.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9]); &quot;_&quot;; [CPPRAW_Opt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0]); &quot;_&quot;; [CPPRAW_Opt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1]); &quot;_&quot;; [CPPRAW_Opt.$F31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3]); &quot;_&quot;; [CPPRAW_Opt.$F33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4]); &quot;_&quot;; [CPPRAW_Opt.$F34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5]); &quot;_&quot;; [CPPRAW_Opt.$F35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7]); &quot;_&quot;; [CPPRAW_Opt.$F37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8]); &quot;_&quot;; [CPPRAW_Opt.$F38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9]); &quot;_&quot;; [CPPRAW_Opt.$F39])" office:value-type="string" office:string-value="_201_101" calcext:value-type="string">
            <text:p>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3">
          <table:table-cell table:style-name="ce40" table:number-columns-repeated="6"/>
          <table:table-cell table:style-name="ce42"/>
          <table:table-cell table:style-name="ce40"/>
          <table:table-cell table:style-name="ce42" table:number-columns-repeated="2"/>
          <table:table-cell table:style-name="ce40"/>
          <table:table-cell table:style-name="ce46" table:number-columns-repeated="2"/>
          <table:table-cell table:style-name="ce50" table:number-columns-repeated="2"/>
          <table:table-cell table:style-name="ce54" table:number-columns-repeated="2"/>
          <table:table-cell table:style-name="ce56" table:number-columns-repeated="2"/>
          <table:table-cell table:number-columns-repeated="7"/>
          <table:table-cell table:style-name="ce40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.19625</text:p>
          </table:table-cell>
          <table:table-cell office:value-type="float" office:value="7800.70662231927" calcext:value-type="float">
            <text:p>7800.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5]); &quot;_&quot;; [CPPRAW_Opt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6]); &quot;_&quot;; [CPPRAW_Opt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47]); &quot;_&quot;; [CPPRAW_Opt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.21875</text:p>
          </table:table-cell>
          <table:table-cell office:value-type="float" office:value="7075.67326875373" calcext:value-type="float">
            <text:p>7075.6732687537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9]); &quot;_&quot;; [CPPRAW_Opt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0]); &quot;_&quot;; [CPPRAW_Opt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.61375</text:p>
          </table:table-cell>
          <table:table-cell office:value-type="float" office:value="13288.6442445941" calcext:value-type="float">
            <text:p>13288.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1]); &quot;_&quot;; [CPPRAW_Opt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3]); &quot;_&quot;; [CPPRAW_Opt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.105</text:p>
          </table:table-cell>
          <table:table-cell office:value-type="float" office:value="36862.1967749185" calcext:value-type="float">
            <text:p>36862.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4]); &quot;_&quot;; [CPPRAW_Opt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5]); &quot;_&quot;; [CPPRAW_Opt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.48375</text:p>
          </table:table-cell>
          <table:table-cell office:value-type="float" office:value="50378.8733768992" calcext:value-type="float">
            <text:p>50378.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7]); &quot;_&quot;; [CPPRAW_Opt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8]); &quot;_&quot;; [CPPRAW_Opt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9]); &quot;_&quot;; [CPPRAW_Opt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.82625</text:p>
          </table:table-cell>
          <table:table-cell office:value-type="float" office:value="94778.2636272754" calcext:value-type="float">
            <text:p>94778.2636272754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1]); &quot;_&quot;; [CPPRAW_Opt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2]); &quot;_&quot;; [CPPRAW_Opt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.615</text:p>
          </table:table-cell>
          <table:table-cell office:value-type="float" office:value="125873.573222028" calcext:value-type="float">
            <text:p>125873.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3]); &quot;_&quot;; [CPPRAW_Opt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5]); &quot;_&quot;; [CPPRAW_Opt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.125</text:p>
          </table:table-cell>
          <table:table-cell office:value-type="float" office:value="208579.898742565" calcext:value-type="float">
            <text:p>208579.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6]); &quot;_&quot;; [CPPRAW_Opt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7]); &quot;_&quot;; [CPPRAW_Opt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.78125</text:p>
          </table:table-cell>
          <table:table-cell office:value-type="float" office:value="471145.684066745" calcext:value-type="float">
            <text:p>471145.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9]); &quot;_&quot;; [CPPRAW_Opt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0]); &quot;_&quot;; [CPPRAW_Opt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71]); &quot;_&quot;; [CPPRAW_Opt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.76</text:p>
          </table:table-cell>
          <table:table-cell office:value-type="float" office:value="860308.925865193" calcext:value-type="float">
            <text:p>860308.925865193</text:p>
          </table:table-cell>
          <table:table-cell table:number-columns-repeated="7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3]); &quot;_&quot;; [CPPRAW_Opt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4]); &quot;_&quot;; [CPPRAW_Opt.$F74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5]); &quot;_&quot;; [CPPRAW_Opt.$F75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7]); &quot;_&quot;; [CPPRAW_Opt.$F77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8]); &quot;_&quot;; [CPPRAW_Opt.$F78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9]); &quot;_&quot;; [CPPRAW_Opt.$F79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1]); &quot;_&quot;; [CPPRAW_Opt.$F81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2]); &quot;_&quot;; [CPPRAW_Opt.$F82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3]); &quot;_&quot;; [CPPRAW_Opt.$F83])" office:value-type="string" office:string-value="_64_32" calcext:value-type="string">
            <text:p>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52" table:default-cell-style-name="ce47"/>
        <table:table-column table:style-name="co29" table:default-cell-style-name="ce47"/>
        <table:table-column table:style-name="co56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21" table:default-cell-style-name="ce52"/>
        <table:table-column table:style-name="co21" table:default-cell-style-name="Default"/>
        <table:table-column table:style-name="co53" table:default-cell-style-name="Default"/>
        <table:table-column table:style-name="co21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number-columns-repeated="1007" table:default-cell-style-name="Default"/>
        <table:table-row table:style-name="ro1">
          <table:table-cell table:style-name="ce44" table:formula="of:=[CPPRAW_Opt.L1]" office:value-type="string" office:string-value="n concrete" calcext:value-type="string">
            <text:p>n concrete</text:p>
          </table:table-cell>
          <table:table-cell table:style-name="ce44" table:formula="of:=[CPPRAW_Opt.M1]" office:value-type="string" office:string-value="n" calcext:value-type="string">
            <text:p>n</text:p>
          </table:table-cell>
          <table:table-cell table:style-name="ce44" table:formula="of:=[CPPRAW_Opt.N1]" office:value-type="string" office:string-value="mult_big_vector_hot_201_101" calcext:value-type="string">
            <text:p>mult_big_vector_hot_201_101</text:p>
          </table:table-cell>
          <table:table-cell table:style-name="ce44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44" table:formula="of:=[CPPRAW_Opt.U1]" office:value-type="string" office:string-value="mult_big_vector_hot_64_32" calcext:value-type="string">
            <text:p>mult_big_vector_hot_64_32</text:p>
          </table:table-cell>
          <table:table-cell table:style-name="ce44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116" table:formula="of:=[CPPRAW_Opt.O1]" office:value-type="string" office:string-value="stddev" calcext:value-type="string">
            <text:p>stddev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/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44" table:formula="of:=#REF!" office:value-type="string" office:string-value="" calcext:value-type="error">
            <text:p>#REF!</text:p>
          </table:table-cell>
          <table:table-cell table:style-name="ce10" table:number-columns-repeated="1004"/>
          <table:table-cell/>
        </table:table-row>
        <table:table-row table:style-name="ro1">
          <table:table-cell table:style-name="ce110" table:formula="of:=[CPPRAW_Opt.L2]" office:value-type="float" office:value="13108" calcext:value-type="float">
            <text:p>13,108</text:p>
          </table:table-cell>
          <table:table-cell table:style-name="ce110" table:formula="of:=[CPPRAW_Opt.M2]" office:value-type="float" office:value="16384" calcext:value-type="float">
            <text:p>16,384</text:p>
          </table:table-cell>
          <table:table-cell table:style-name="ce114" table:formula="of:=[CPPRAW_Opt.N2]/[CPPCHART_Opt.$A2]" office:value-type="float" office:value="15.4614026739396" calcext:value-type="float">
            <text:p>15.46140</text:p>
          </table:table-cell>
          <table:table-cell table:style-name="ce114" table:formula="of:=[CPPRAW_Opt.P2]/[CPPCHART_Opt.$A2]" office:value-type="float" office:value="7.36346429661276" calcext:value-type="float">
            <text:p>7.36346</text:p>
          </table:table-cell>
          <table:table-cell table:style-name="ce114" table:formula="of:=[CPPRAW_Opt.U2]/[CPPCHART_Opt.$A2]" office:value-type="float" office:value="2.98864786771437" calcext:value-type="float">
            <text:p>2.98865</text:p>
          </table:table-cell>
          <table:table-cell table:style-name="ce114" table:formula="of:=[CPPRAW_Opt.W2]/[CPPCHART_Opt.$A2]" office:value-type="float" office:value="7.52499952319194" calcext:value-type="float">
            <text:p>7.52500</text:p>
          </table:table-cell>
          <table:table-cell table:style-name="ce117" table:formula="of:=[CPPRAW_Opt.O2]/[CPPCHART_Opt.$A2]" office:value-type="float" office:value="1.49686834409974" calcext:value-type="float">
            <text:p>1.49687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style-name="ce114" table:formula="of:=#REF!/[CPPCHART_Opt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3]" office:value-type="float" office:value="26215" calcext:value-type="float">
            <text:p>26,215</text:p>
          </table:table-cell>
          <table:table-cell table:style-name="ce110" table:formula="of:=[CPPRAW_Opt.M3]" office:value-type="float" office:value="32768" calcext:value-type="float">
            <text:p>32,768</text:p>
          </table:table-cell>
          <table:table-cell table:style-name="ce114" table:formula="of:=[CPPRAW_Opt.N3]/[CPPCHART_Opt.$A3]" office:value-type="float" office:value="15.3860349036811" calcext:value-type="float">
            <text:p>15.38603</text:p>
          </table:table-cell>
          <table:table-cell table:style-name="ce114" table:formula="of:=[CPPRAW_Opt.P3]/[CPPCHART_Opt.$A3]" office:value-type="float" office:value="7.79869859813084" calcext:value-type="float">
            <text:p>7.79870</text:p>
          </table:table-cell>
          <table:table-cell table:style-name="ce114" table:formula="of:=[CPPRAW_Opt.U3]/[CPPCHART_Opt.$A3]" office:value-type="float" office:value="2.85566350371924" calcext:value-type="float">
            <text:p>2.85566</text:p>
          </table:table-cell>
          <table:table-cell table:style-name="ce114" table:formula="of:=[CPPRAW_Opt.W3]/[CPPCHART_Opt.$A3]" office:value-type="float" office:value="7.83680922181957" calcext:value-type="float">
            <text:p>7.83681</text:p>
          </table:table-cell>
          <table:table-cell table:style-name="ce117" table:formula="of:=[CPPRAW_Opt.O3]/[CPPCHART_Opt.$A3]" office:value-type="float" office:value="1.10053793658943" calcext:value-type="float">
            <text:p>1.10054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style-name="ce114" table:formula="of:=#REF!/[CPPCHART_Opt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4]" office:value-type="float" office:value="52429" calcext:value-type="float">
            <text:p>52,429</text:p>
          </table:table-cell>
          <table:table-cell table:style-name="ce110" table:formula="of:=[CPPRAW_Opt.M4]" office:value-type="float" office:value="65536" calcext:value-type="float">
            <text:p>65,536</text:p>
          </table:table-cell>
          <table:table-cell table:style-name="ce114" table:formula="of:=[CPPRAW_Opt.N4]/[CPPCHART_Opt.$A4]" office:value-type="float" office:value="15.4398473411661" calcext:value-type="float">
            <text:p>15.43985</text:p>
          </table:table-cell>
          <table:table-cell table:style-name="ce114" table:formula="of:=[CPPRAW_Opt.P4]/[CPPCHART_Opt.$A4]" office:value-type="float" office:value="7.59334511911347" calcext:value-type="float">
            <text:p>7.59335</text:p>
          </table:table-cell>
          <table:table-cell table:style-name="ce114" table:formula="of:=[CPPRAW_Opt.U4]/[CPPCHART_Opt.$A4]" office:value-type="float" office:value="2.69264364664594" calcext:value-type="float">
            <text:p>2.69264</text:p>
          </table:table-cell>
          <table:table-cell table:style-name="ce114" table:formula="of:=[CPPRAW_Opt.W4]/[CPPCHART_Opt.$A4]" office:value-type="float" office:value="7.56803882393332" calcext:value-type="float">
            <text:p>7.56804</text:p>
          </table:table-cell>
          <table:table-cell table:style-name="ce117" table:formula="of:=[CPPRAW_Opt.O4]/[CPPCHART_Opt.$A4]" office:value-type="float" office:value="1.02568216637433" calcext:value-type="float">
            <text:p>1.02568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style-name="ce114" table:formula="of:=#REF!/[CPPCHART_Opt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5]" office:value-type="float" office:value="104858" calcext:value-type="float">
            <text:p>104,858</text:p>
          </table:table-cell>
          <table:table-cell table:style-name="ce110" table:formula="of:=[CPPRAW_Opt.M5]" office:value-type="float" office:value="131072" calcext:value-type="float">
            <text:p>131,072</text:p>
          </table:table-cell>
          <table:table-cell table:style-name="ce114" table:formula="of:=[CPPRAW_Opt.N5]/[CPPCHART_Opt.$A5]" office:value-type="float" office:value="15.8067659596788" calcext:value-type="float">
            <text:p>15.80677</text:p>
          </table:table-cell>
          <table:table-cell table:style-name="ce114" table:formula="of:=[CPPRAW_Opt.P5]/[CPPCHART_Opt.$A5]" office:value-type="float" office:value="7.64786355118351" calcext:value-type="float">
            <text:p>7.64786</text:p>
          </table:table-cell>
          <table:table-cell table:style-name="ce114" table:formula="of:=[CPPRAW_Opt.U5]/[CPPCHART_Opt.$A5]" office:value-type="float" office:value="2.78030388716168" calcext:value-type="float">
            <text:p>2.78030</text:p>
          </table:table-cell>
          <table:table-cell table:style-name="ce114" table:formula="of:=[CPPRAW_Opt.W5]/[CPPCHART_Opt.$A5]" office:value-type="float" office:value="7.75174058011787" calcext:value-type="float">
            <text:p>7.75174</text:p>
          </table:table-cell>
          <table:table-cell table:style-name="ce117" table:formula="of:=[CPPRAW_Opt.O5]/[CPPCHART_Opt.$A5]" office:value-type="float" office:value="1.27121746467977" calcext:value-type="float">
            <text:p>1.27122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style-name="ce114" table:formula="of:=#REF!/[CPPCHART_Opt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6]" office:value-type="float" office:value="209716" calcext:value-type="float">
            <text:p>209,716</text:p>
          </table:table-cell>
          <table:table-cell table:style-name="ce110" table:formula="of:=[CPPRAW_Opt.M6]" office:value-type="float" office:value="262144" calcext:value-type="float">
            <text:p>262,144</text:p>
          </table:table-cell>
          <table:table-cell table:style-name="ce114" table:formula="of:=[CPPRAW_Opt.N6]/[CPPCHART_Opt.$A6]" office:value-type="float" office:value="16.0002099625207" calcext:value-type="float">
            <text:p>16.00021</text:p>
          </table:table-cell>
          <table:table-cell table:style-name="ce114" table:formula="of:=[CPPRAW_Opt.P6]/[CPPCHART_Opt.$A6]" office:value-type="float" office:value="7.99966398605733" calcext:value-type="float">
            <text:p>7.99966</text:p>
          </table:table-cell>
          <table:table-cell table:style-name="ce114" table:formula="of:=[CPPRAW_Opt.U6]/[CPPCHART_Opt.$A6]" office:value-type="float" office:value="2.76225697490892" calcext:value-type="float">
            <text:p>2.76226</text:p>
          </table:table-cell>
          <table:table-cell table:style-name="ce114" table:formula="of:=[CPPRAW_Opt.W6]/[CPPCHART_Opt.$A6]" office:value-type="float" office:value="7.93007369490168" calcext:value-type="float">
            <text:p>7.93007</text:p>
          </table:table-cell>
          <table:table-cell table:style-name="ce117" table:formula="of:=[CPPRAW_Opt.O6]/[CPPCHART_Opt.$A6]" office:value-type="float" office:value="0.968504033827586" calcext:value-type="float">
            <text:p>0.96850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style-name="ce114" table:formula="of:=#REF!/[CPPCHART_Opt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7]" office:value-type="float" office:value="419431" calcext:value-type="float">
            <text:p>419,431</text:p>
          </table:table-cell>
          <table:table-cell table:style-name="ce110" table:formula="of:=[CPPRAW_Opt.M7]" office:value-type="float" office:value="524288" calcext:value-type="float">
            <text:p>524,288</text:p>
          </table:table-cell>
          <table:table-cell table:style-name="ce114" table:formula="of:=[CPPRAW_Opt.N7]/[CPPCHART_Opt.$A7]" office:value-type="float" office:value="15.9388590554823" calcext:value-type="float">
            <text:p>15.93886</text:p>
          </table:table-cell>
          <table:table-cell table:style-name="ce114" table:formula="of:=[CPPRAW_Opt.P7]/[CPPCHART_Opt.$A7]" office:value-type="float" office:value="7.90022071866409" calcext:value-type="float">
            <text:p>7.90022</text:p>
          </table:table-cell>
          <table:table-cell table:style-name="ce114" table:formula="of:=[CPPRAW_Opt.U7]/[CPPCHART_Opt.$A7]" office:value-type="float" office:value="2.823980168967" calcext:value-type="float">
            <text:p>2.82398</text:p>
          </table:table-cell>
          <table:table-cell table:style-name="ce114" table:formula="of:=[CPPRAW_Opt.W7]/[CPPCHART_Opt.$A7]" office:value-type="float" office:value="7.87950371157592" calcext:value-type="float">
            <text:p>7.87950</text:p>
          </table:table-cell>
          <table:table-cell table:style-name="ce117" table:formula="of:=[CPPRAW_Opt.O7]/[CPPCHART_Opt.$A7]" office:value-type="float" office:value="0.874180263415427" calcext:value-type="float">
            <text:p>0.87418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style-name="ce114" table:formula="of:=#REF!/[CPPCHART_Opt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8]" office:value-type="float" office:value="838861" calcext:value-type="float">
            <text:p>838,861</text:p>
          </table:table-cell>
          <table:table-cell table:style-name="ce110" table:formula="of:=[CPPRAW_Opt.M8]" office:value-type="float" office:value="1048576" calcext:value-type="float">
            <text:p>1,048,576</text:p>
          </table:table-cell>
          <table:table-cell table:style-name="ce114" table:formula="of:=[CPPRAW_Opt.N8]/[CPPCHART_Opt.$A8]" office:value-type="float" office:value="15.9316031410448" calcext:value-type="float">
            <text:p>15.93160</text:p>
          </table:table-cell>
          <table:table-cell table:style-name="ce114" table:formula="of:=[CPPRAW_Opt.P8]/[CPPCHART_Opt.$A8]" office:value-type="float" office:value="7.89393154825412" calcext:value-type="float">
            <text:p>7.89393</text:p>
          </table:table-cell>
          <table:table-cell table:style-name="ce114" table:formula="of:=[CPPRAW_Opt.U8]/[CPPCHART_Opt.$A8]" office:value-type="float" office:value="2.86824708145926" calcext:value-type="float">
            <text:p>2.86825</text:p>
          </table:table-cell>
          <table:table-cell table:style-name="ce114" table:formula="of:=[CPPRAW_Opt.W8]/[CPPCHART_Opt.$A8]" office:value-type="float" office:value="7.87225988125566" calcext:value-type="float">
            <text:p>7.87226</text:p>
          </table:table-cell>
          <table:table-cell table:style-name="ce117" table:formula="of:=[CPPRAW_Opt.O8]/[CPPCHART_Opt.$A8]" office:value-type="float" office:value="0.749042959999236" calcext:value-type="float">
            <text:p>0.74904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/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style-name="ce114" table:formula="of:=#REF!/[CPPCHART_Opt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9]" office:value-type="float" office:value="1677722" calcext:value-type="float">
            <text:p>1,677,722</text:p>
          </table:table-cell>
          <table:table-cell table:style-name="ce110" table:formula="of:=[CPPRAW_Opt.M9]" office:value-type="float" office:value="2097152" calcext:value-type="float">
            <text:p>2,097,152</text:p>
          </table:table-cell>
          <table:table-cell table:style-name="ce114" table:formula="of:=[CPPRAW_Opt.N9]/[CPPCHART_Opt.$A9]" office:value-type="float" office:value="15.902052492159" calcext:value-type="float">
            <text:p>15.90205</text:p>
          </table:table-cell>
          <table:table-cell table:style-name="ce114" table:formula="of:=[CPPRAW_Opt.P9]/[CPPCHART_Opt.$A9]" office:value-type="float" office:value="7.90305128099292" calcext:value-type="float">
            <text:p>7.90305</text:p>
          </table:table-cell>
          <table:table-cell table:style-name="ce114" table:formula="of:=[CPPRAW_Opt.U9]/[CPPCHART_Opt.$A9]" office:value-type="float" office:value="2.90533361605796" calcext:value-type="float">
            <text:p>2.90533</text:p>
          </table:table-cell>
          <table:table-cell table:style-name="ce114" table:formula="of:=[CPPRAW_Opt.W9]/[CPPCHART_Opt.$A9]" office:value-type="float" office:value="7.87639085170249" calcext:value-type="float">
            <text:p>7.87639</text:p>
          </table:table-cell>
          <table:table-cell table:style-name="ce117" table:formula="of:=[CPPRAW_Opt.O9]/[CPPCHART_Opt.$A9]" office:value-type="float" office:value="0.484579913049905" calcext:value-type="float">
            <text:p>0.48458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/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style-name="ce114" table:formula="of:=#REF!/[CPPCHART_Opt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10]" office:value-type="float" office:value="3355444" calcext:value-type="float">
            <text:p>3,355,444</text:p>
          </table:table-cell>
          <table:table-cell table:style-name="ce110" table:formula="of:=[CPPRAW_Opt.M10]" office:value-type="float" office:value="4194304" calcext:value-type="float">
            <text:p>4,194,304</text:p>
          </table:table-cell>
          <table:table-cell table:style-name="ce114" table:formula="of:=[CPPRAW_Opt.N10]/[CPPCHART_Opt.$A10]" office:value-type="float" office:value="15.9960800835895" calcext:value-type="float">
            <text:p>15.99608</text:p>
          </table:table-cell>
          <table:table-cell table:style-name="ce114" table:formula="of:=[CPPRAW_Opt.P10]/[CPPCHART_Opt.$A10]" office:value-type="float" office:value="8.10235928985851" calcext:value-type="float">
            <text:p>8.10236</text:p>
          </table:table-cell>
          <table:table-cell table:style-name="ce114" table:formula="of:=[CPPRAW_Opt.U10]/[CPPCHART_Opt.$A10]" office:value-type="float" office:value="2.91600568546219" calcext:value-type="float">
            <text:p>2.91601</text:p>
          </table:table-cell>
          <table:table-cell table:style-name="ce114" table:formula="of:=[CPPRAW_Opt.W10]/[CPPCHART_Opt.$A10]" office:value-type="float" office:value="7.94598222060926" calcext:value-type="float">
            <text:p>7.94598</text:p>
          </table:table-cell>
          <table:table-cell table:style-name="ce117" table:formula="of:=[CPPRAW_Opt.O10]/[CPPCHART_Opt.$A10]" office:value-type="float" office:value="0.463385763038069" calcext:value-type="float">
            <text:p>0.46339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/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style-name="ce114" table:formula="of:=#REF!/[CPPCHART_Opt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10" table:formula="of:=[CPPRAW_Opt.L11]" office:value-type="float" office:value="6710887" calcext:value-type="float">
            <text:p>6,710,887</text:p>
          </table:table-cell>
          <table:table-cell table:style-name="ce110" table:formula="of:=[CPPRAW_Opt.M11]" office:value-type="float" office:value="8388608" calcext:value-type="float">
            <text:p>8,388,608</text:p>
          </table:table-cell>
          <table:table-cell table:style-name="ce114" table:formula="of:=[CPPRAW_Opt.N11]/[CPPCHART_Opt.$A11]" office:value-type="float" office:value="16.665001319684" calcext:value-type="float">
            <text:p>16.66500</text:p>
          </table:table-cell>
          <table:table-cell table:style-name="ce114" table:formula="of:=[CPPRAW_Opt.P11]/[CPPCHART_Opt.$A11]" office:value-type="float" office:value="10.5073891547421" calcext:value-type="float">
            <text:p>10.50739</text:p>
          </table:table-cell>
          <table:table-cell table:style-name="ce114" table:formula="of:=[CPPRAW_Opt.U11]/[CPPCHART_Opt.$A11]" office:value-type="float" office:value="2.94178068562323" calcext:value-type="float">
            <text:p>2.94178</text:p>
          </table:table-cell>
          <table:table-cell table:style-name="ce114" table:formula="of:=[CPPRAW_Opt.W11]/[CPPCHART_Opt.$A11]" office:value-type="float" office:value="7.93987716824914" calcext:value-type="float">
            <text:p>7.93988</text:p>
          </table:table-cell>
          <table:table-cell table:style-name="ce117" table:formula="of:=[CPPRAW_Opt.O11]/[CPPCHART_Opt.$A11]" office:value-type="float" office:value="2.02268768518866" calcext:value-type="float">
            <text:p>2.02269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/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style-name="ce114" table:formula="of:=#REF!/[CPPCHART_Opt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10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44"/>
          <table:table-cell table:style-name="ce111" table:formula="of:=[CPPCHART_Opt.B1]" office:value-type="string" office:string-value="n" calcext:value-type="string">
            <text:p>n</text:p>
          </table:table-cell>
          <table:table-cell table:style-name="ce111" table:formula="of:=[CPPCHART_Opt.C1]" office:value-type="string" office:string-value="mult_big_vector_hot_201_101" calcext:value-type="string">
            <text:p>mult_big_vector_hot_201_101</text:p>
          </table:table-cell>
          <table:table-cell table:style-name="ce10" table:number-columns-repeated="2"/>
          <table:table-cell table:style-name="ce111" table:formula="of:=[CPPCHART_Opt.D1]" office:value-type="string" office:string-value="mult_big_vector_no_out_hot_201_101" calcext:value-type="string">
            <text:p>mult_big_vector_no_out_hot_201_101</text:p>
          </table:table-cell>
          <table:table-cell table:style-name="ce118"/>
          <table:table-cell table:style-name="ce10"/>
          <table:table-cell table:style-name="ce111" table:formula="of:=[CPPCHART_Opt.E1]" office:value-type="string" office:string-value="mult_big_vector_hot_64_32" calcext:value-type="string">
            <text:p>mult_big_vector_hot_64_32</text:p>
          </table:table-cell>
          <table:table-cell table:style-name="ce10" table:number-columns-repeated="2"/>
          <table:table-cell table:style-name="ce111" table:formula="of:=[CPPCHART_Opt.F1]" office:value-type="string" office:string-value="mult_big_vector_no_out_hot_64_32" calcext:value-type="string">
            <text:p>mult_big_vector_no_out_hot_64_32</text:p>
          </table:table-cell>
          <table:table-cell table:style-name="ce10" table:number-columns-repeated="1008"/>
        </table:table-row>
        <table:table-row table:style-name="ro1">
          <table:table-cell/>
          <table:table-cell table:style-name="ce112" table:formula="of:=CONCATENATE(&quot;'&quot;; [CPPCHART_Opt.B2]/1024; &quot;'&quot;)" office:value-type="string" office:string-value="'16'" calcext:value-type="string">
            <text:p>'16'</text:p>
          </table:table-cell>
          <table:table-cell table:style-name="ce115" table:formula="of:=[CPPCHART_Opt.C2]" office:value-type="float" office:value="15.4614026739396" calcext:value-type="float">
            <text:p>15.46</text:p>
          </table:table-cell>
          <table:table-cell table:style-name="ce115" table:formula="of:=[CPPCHART_Opt.$C2]-[CPPCHART_Opt.$G2]" office:value-type="float" office:value="13.9645343298398" calcext:value-type="float">
            <text:p>13.96</text:p>
          </table:table-cell>
          <table:table-cell table:style-name="ce115" table:formula="of:=[CPPCHART_Opt.$C2]+[CPPCHART_Opt.$G2]" office:value-type="float" office:value="16.9582710180393" calcext:value-type="float">
            <text:p>16.96</text:p>
          </table:table-cell>
          <table:table-cell table:style-name="ce115" table:formula="of:=[CPPCHART_Opt.D2]" office:value-type="float" office:value="7.36346429661276" calcext:value-type="float">
            <text:p>7.36</text:p>
          </table:table-cell>
          <table:table-cell table:style-name="ce115" table:formula="of:=[CPPCHART_Opt.$D2]-[CPPCHART_Opt.$H2]" office:value-type="string" office:string-value="" calcext:value-type="error">
            <text:p>#REF!</text:p>
          </table:table-cell>
          <table:table-cell table:style-name="ce115" table:formula="of:=[CPPCHART_Opt.$D2]+[CPPCHART_Opt.$H2]" office:value-type="string" office:string-value="" calcext:value-type="error">
            <text:p>#REF!</text:p>
          </table:table-cell>
          <table:table-cell table:style-name="ce111" table:formula="of:=[CPPCHART_Opt.E2]" office:value-type="float" office:value="2.98864786771437" calcext:value-type="float">
            <text:p>2.98865</text:p>
          </table:table-cell>
          <table:table-cell table:style-name="ce115" table:formula="of:=[CPPCHART_Opt.$E2]-[CPPCHART_Opt.$I2]" office:value-type="string" office:string-value="" calcext:value-type="error">
            <text:p>#REF!</text:p>
          </table:table-cell>
          <table:table-cell table:style-name="ce115" table:formula="of:=[CPPCHART_Opt.$E2]+[CPPCHART_Opt.$I2]" office:value-type="string" office:string-value="" calcext:value-type="error">
            <text:p>#REF!</text:p>
          </table:table-cell>
          <table:table-cell table:style-name="ce111" table:formula="of:=[CPPCHART_Opt.F2]" office:value-type="float" office:value="7.52499952319194" calcext:value-type="float">
            <text:p>7.52500</text:p>
          </table:table-cell>
          <table:table-cell table:style-name="ce115" table:formula="of:=[CPPCHART_Opt.$F2]-[CPPCHART_Opt.$J2]" office:value-type="string" office:string-value="" calcext:value-type="error">
            <text:p>#REF!</text:p>
          </table:table-cell>
          <table:table-cell table:style-name="ce115" table:formula="of:=[CPPCHART_Opt.$F2]+[CPPCHART_Opt.$J2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3]/1024; &quot;'&quot;)" office:value-type="string" office:string-value="'32'" calcext:value-type="string">
            <text:p>'32'</text:p>
          </table:table-cell>
          <table:table-cell table:style-name="ce115" table:formula="of:=[CPPCHART_Opt.C3]" office:value-type="float" office:value="15.3860349036811" calcext:value-type="float">
            <text:p>15.39</text:p>
          </table:table-cell>
          <table:table-cell table:style-name="ce115" table:formula="of:=[CPPCHART_Opt.$C3]-[CPPCHART_Opt.$G3]" office:value-type="float" office:value="14.2854969670917" calcext:value-type="float">
            <text:p>14.29</text:p>
          </table:table-cell>
          <table:table-cell table:style-name="ce115" table:formula="of:=[CPPCHART_Opt.$C3]+[CPPCHART_Opt.$G3]" office:value-type="float" office:value="16.4865728402705" calcext:value-type="float">
            <text:p>16.49</text:p>
          </table:table-cell>
          <table:table-cell table:style-name="ce115" table:formula="of:=[CPPCHART_Opt.D3]" office:value-type="float" office:value="7.79869859813084" calcext:value-type="float">
            <text:p>7.80</text:p>
          </table:table-cell>
          <table:table-cell table:style-name="ce115" table:formula="of:=[CPPCHART_Opt.$D3]-[CPPCHART_Opt.$H3]" office:value-type="string" office:string-value="" calcext:value-type="error">
            <text:p>#REF!</text:p>
          </table:table-cell>
          <table:table-cell table:style-name="ce115" table:formula="of:=[CPPCHART_Opt.$D3]+[CPPCHART_Opt.$H3]" office:value-type="string" office:string-value="" calcext:value-type="error">
            <text:p>#REF!</text:p>
          </table:table-cell>
          <table:table-cell table:style-name="ce111" table:formula="of:=[CPPCHART_Opt.E3]" office:value-type="float" office:value="2.85566350371924" calcext:value-type="float">
            <text:p>2.85566</text:p>
          </table:table-cell>
          <table:table-cell table:style-name="ce115" table:formula="of:=[CPPCHART_Opt.$E3]-[CPPCHART_Opt.$I3]" office:value-type="string" office:string-value="" calcext:value-type="error">
            <text:p>#REF!</text:p>
          </table:table-cell>
          <table:table-cell table:style-name="ce115" table:formula="of:=[CPPCHART_Opt.$E3]+[CPPCHART_Opt.$I3]" office:value-type="string" office:string-value="" calcext:value-type="error">
            <text:p>#REF!</text:p>
          </table:table-cell>
          <table:table-cell table:style-name="ce111" table:formula="of:=[CPPCHART_Opt.F3]" office:value-type="float" office:value="7.83680922181957" calcext:value-type="float">
            <text:p>7.83681</text:p>
          </table:table-cell>
          <table:table-cell table:style-name="ce115" table:formula="of:=[CPPCHART_Opt.$F3]-[CPPCHART_Opt.$J3]" office:value-type="string" office:string-value="" calcext:value-type="error">
            <text:p>#REF!</text:p>
          </table:table-cell>
          <table:table-cell table:style-name="ce115" table:formula="of:=[CPPCHART_Opt.$F3]+[CPPCHART_Opt.$J3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4]/1024; &quot;'&quot;)" office:value-type="string" office:string-value="'64'" calcext:value-type="string">
            <text:p>'64'</text:p>
          </table:table-cell>
          <table:table-cell table:style-name="ce115" table:formula="of:=[CPPCHART_Opt.C4]" office:value-type="float" office:value="15.4398473411661" calcext:value-type="float">
            <text:p>15.44</text:p>
          </table:table-cell>
          <table:table-cell table:style-name="ce115" table:formula="of:=[CPPCHART_Opt.$C4]-[CPPCHART_Opt.$G4]" office:value-type="float" office:value="14.4141651747918" calcext:value-type="float">
            <text:p>14.41</text:p>
          </table:table-cell>
          <table:table-cell table:style-name="ce115" table:formula="of:=[CPPCHART_Opt.$C4]+[CPPCHART_Opt.$G4]" office:value-type="float" office:value="16.4655295075405" calcext:value-type="float">
            <text:p>16.47</text:p>
          </table:table-cell>
          <table:table-cell table:style-name="ce115" table:formula="of:=[CPPCHART_Opt.D4]" office:value-type="float" office:value="7.59334511911347" calcext:value-type="float">
            <text:p>7.59</text:p>
          </table:table-cell>
          <table:table-cell table:style-name="ce115" table:formula="of:=[CPPCHART_Opt.$D4]-[CPPCHART_Opt.$H4]" office:value-type="string" office:string-value="" calcext:value-type="error">
            <text:p>#REF!</text:p>
          </table:table-cell>
          <table:table-cell table:style-name="ce115" table:formula="of:=[CPPCHART_Opt.$D4]+[CPPCHART_Opt.$H4]" office:value-type="string" office:string-value="" calcext:value-type="error">
            <text:p>#REF!</text:p>
          </table:table-cell>
          <table:table-cell table:style-name="ce111" table:formula="of:=[CPPCHART_Opt.E4]" office:value-type="float" office:value="2.69264364664594" calcext:value-type="float">
            <text:p>2.69264</text:p>
          </table:table-cell>
          <table:table-cell table:style-name="ce115" table:formula="of:=[CPPCHART_Opt.$E4]-[CPPCHART_Opt.$I4]" office:value-type="string" office:string-value="" calcext:value-type="error">
            <text:p>#REF!</text:p>
          </table:table-cell>
          <table:table-cell table:style-name="ce115" table:formula="of:=[CPPCHART_Opt.$E4]+[CPPCHART_Opt.$I4]" office:value-type="string" office:string-value="" calcext:value-type="error">
            <text:p>#REF!</text:p>
          </table:table-cell>
          <table:table-cell table:style-name="ce111" table:formula="of:=[CPPCHART_Opt.F4]" office:value-type="float" office:value="7.56803882393332" calcext:value-type="float">
            <text:p>7.56804</text:p>
          </table:table-cell>
          <table:table-cell table:style-name="ce115" table:formula="of:=[CPPCHART_Opt.$F4]-[CPPCHART_Opt.$J4]" office:value-type="string" office:string-value="" calcext:value-type="error">
            <text:p>#REF!</text:p>
          </table:table-cell>
          <table:table-cell table:style-name="ce115" table:formula="of:=[CPPCHART_Opt.$F4]+[CPPCHART_Opt.$J4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5]/1024; &quot;'&quot;)" office:value-type="string" office:string-value="'128'" calcext:value-type="string">
            <text:p>'128'</text:p>
          </table:table-cell>
          <table:table-cell table:style-name="ce115" table:formula="of:=[CPPCHART_Opt.C5]" office:value-type="float" office:value="15.8067659596788" calcext:value-type="float">
            <text:p>15.81</text:p>
          </table:table-cell>
          <table:table-cell table:style-name="ce115" table:formula="of:=[CPPCHART_Opt.$C5]-[CPPCHART_Opt.$G5]" office:value-type="float" office:value="14.535548494999" calcext:value-type="float">
            <text:p>14.54</text:p>
          </table:table-cell>
          <table:table-cell table:style-name="ce115" table:formula="of:=[CPPCHART_Opt.$C5]+[CPPCHART_Opt.$G5]" office:value-type="float" office:value="17.0779834243586" calcext:value-type="float">
            <text:p>17.08</text:p>
          </table:table-cell>
          <table:table-cell table:style-name="ce115" table:formula="of:=[CPPCHART_Opt.D5]" office:value-type="float" office:value="7.64786355118351" calcext:value-type="float">
            <text:p>7.65</text:p>
          </table:table-cell>
          <table:table-cell table:style-name="ce115" table:formula="of:=[CPPCHART_Opt.$D5]-[CPPCHART_Opt.$H5]" office:value-type="string" office:string-value="" calcext:value-type="error">
            <text:p>#REF!</text:p>
          </table:table-cell>
          <table:table-cell table:style-name="ce115" table:formula="of:=[CPPCHART_Opt.$D5]+[CPPCHART_Opt.$H5]" office:value-type="string" office:string-value="" calcext:value-type="error">
            <text:p>#REF!</text:p>
          </table:table-cell>
          <table:table-cell table:style-name="ce111" table:formula="of:=[CPPCHART_Opt.E5]" office:value-type="float" office:value="2.78030388716168" calcext:value-type="float">
            <text:p>2.78030</text:p>
          </table:table-cell>
          <table:table-cell table:style-name="ce115" table:formula="of:=[CPPCHART_Opt.$E5]-[CPPCHART_Opt.$I5]" office:value-type="string" office:string-value="" calcext:value-type="error">
            <text:p>#REF!</text:p>
          </table:table-cell>
          <table:table-cell table:style-name="ce115" table:formula="of:=[CPPCHART_Opt.$E5]+[CPPCHART_Opt.$I5]" office:value-type="string" office:string-value="" calcext:value-type="error">
            <text:p>#REF!</text:p>
          </table:table-cell>
          <table:table-cell table:style-name="ce111" table:formula="of:=[CPPCHART_Opt.F5]" office:value-type="float" office:value="7.75174058011787" calcext:value-type="float">
            <text:p>7.75174</text:p>
          </table:table-cell>
          <table:table-cell table:style-name="ce115" table:formula="of:=[CPPCHART_Opt.$F5]-[CPPCHART_Opt.$J5]" office:value-type="string" office:string-value="" calcext:value-type="error">
            <text:p>#REF!</text:p>
          </table:table-cell>
          <table:table-cell table:style-name="ce115" table:formula="of:=[CPPCHART_Opt.$F5]+[CPPCHART_Opt.$J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6]/1024; &quot;'&quot;)" office:value-type="string" office:string-value="'256'" calcext:value-type="string">
            <text:p>'256'</text:p>
          </table:table-cell>
          <table:table-cell table:style-name="ce115" table:formula="of:=[CPPCHART_Opt.C6]" office:value-type="float" office:value="16.0002099625207" calcext:value-type="float">
            <text:p>16.00</text:p>
          </table:table-cell>
          <table:table-cell table:style-name="ce115" table:formula="of:=[CPPCHART_Opt.$C6]-[CPPCHART_Opt.$G6]" office:value-type="float" office:value="15.0317059286932" calcext:value-type="float">
            <text:p>15.03</text:p>
          </table:table-cell>
          <table:table-cell table:style-name="ce115" table:formula="of:=[CPPCHART_Opt.$C6]+[CPPCHART_Opt.$G6]" office:value-type="float" office:value="16.9687139963483" calcext:value-type="float">
            <text:p>16.97</text:p>
          </table:table-cell>
          <table:table-cell table:style-name="ce115" table:formula="of:=[CPPCHART_Opt.D6]" office:value-type="float" office:value="7.99966398605733" calcext:value-type="float">
            <text:p>8.00</text:p>
          </table:table-cell>
          <table:table-cell table:style-name="ce115" table:formula="of:=[CPPCHART_Opt.$D6]-[CPPCHART_Opt.$H6]" office:value-type="string" office:string-value="" calcext:value-type="error">
            <text:p>#REF!</text:p>
          </table:table-cell>
          <table:table-cell table:style-name="ce115" table:formula="of:=[CPPCHART_Opt.$D6]+[CPPCHART_Opt.$H6]" office:value-type="string" office:string-value="" calcext:value-type="error">
            <text:p>#REF!</text:p>
          </table:table-cell>
          <table:table-cell table:style-name="ce111" table:formula="of:=[CPPCHART_Opt.E6]" office:value-type="float" office:value="2.76225697490892" calcext:value-type="float">
            <text:p>2.76226</text:p>
          </table:table-cell>
          <table:table-cell table:style-name="ce115" table:formula="of:=[CPPCHART_Opt.$E6]-[CPPCHART_Opt.$I6]" office:value-type="string" office:string-value="" calcext:value-type="error">
            <text:p>#REF!</text:p>
          </table:table-cell>
          <table:table-cell table:style-name="ce115" table:formula="of:=[CPPCHART_Opt.$E6]+[CPPCHART_Opt.$I6]" office:value-type="string" office:string-value="" calcext:value-type="error">
            <text:p>#REF!</text:p>
          </table:table-cell>
          <table:table-cell table:style-name="ce111" table:formula="of:=[CPPCHART_Opt.F6]" office:value-type="float" office:value="7.93007369490168" calcext:value-type="float">
            <text:p>7.93007</text:p>
          </table:table-cell>
          <table:table-cell table:style-name="ce115" table:formula="of:=[CPPCHART_Opt.$F6]-[CPPCHART_Opt.$J6]" office:value-type="string" office:string-value="" calcext:value-type="error">
            <text:p>#REF!</text:p>
          </table:table-cell>
          <table:table-cell table:style-name="ce115" table:formula="of:=[CPPCHART_Opt.$F6]+[CPPCHART_Opt.$J6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7]/1024; &quot;'&quot;)" office:value-type="string" office:string-value="'512'" calcext:value-type="string">
            <text:p>'512'</text:p>
          </table:table-cell>
          <table:table-cell table:style-name="ce115" table:formula="of:=[CPPCHART_Opt.C7]" office:value-type="float" office:value="15.9388590554823" calcext:value-type="float">
            <text:p>15.94</text:p>
          </table:table-cell>
          <table:table-cell table:style-name="ce115" table:formula="of:=[CPPCHART_Opt.$C7]-[CPPCHART_Opt.$G7]" office:value-type="float" office:value="15.0646787920669" calcext:value-type="float">
            <text:p>15.06</text:p>
          </table:table-cell>
          <table:table-cell table:style-name="ce115" table:formula="of:=[CPPCHART_Opt.$C7]+[CPPCHART_Opt.$G7]" office:value-type="float" office:value="16.8130393188977" calcext:value-type="float">
            <text:p>16.81</text:p>
          </table:table-cell>
          <table:table-cell table:style-name="ce115" table:formula="of:=[CPPCHART_Opt.D7]" office:value-type="float" office:value="7.90022071866409" calcext:value-type="float">
            <text:p>7.90</text:p>
          </table:table-cell>
          <table:table-cell table:style-name="ce115" table:formula="of:=[CPPCHART_Opt.$D7]-[CPPCHART_Opt.$H7]" office:value-type="string" office:string-value="" calcext:value-type="error">
            <text:p>#REF!</text:p>
          </table:table-cell>
          <table:table-cell table:style-name="ce115" table:formula="of:=[CPPCHART_Opt.$D7]+[CPPCHART_Opt.$H7]" office:value-type="string" office:string-value="" calcext:value-type="error">
            <text:p>#REF!</text:p>
          </table:table-cell>
          <table:table-cell table:style-name="ce111" table:formula="of:=[CPPCHART_Opt.E7]" office:value-type="float" office:value="2.823980168967" calcext:value-type="float">
            <text:p>2.82398</text:p>
          </table:table-cell>
          <table:table-cell table:style-name="ce115" table:formula="of:=[CPPCHART_Opt.$E7]-[CPPCHART_Opt.$I7]" office:value-type="string" office:string-value="" calcext:value-type="error">
            <text:p>#REF!</text:p>
          </table:table-cell>
          <table:table-cell table:style-name="ce115" table:formula="of:=[CPPCHART_Opt.$E7]+[CPPCHART_Opt.$I7]" office:value-type="string" office:string-value="" calcext:value-type="error">
            <text:p>#REF!</text:p>
          </table:table-cell>
          <table:table-cell table:style-name="ce111" table:formula="of:=[CPPCHART_Opt.F7]" office:value-type="float" office:value="7.87950371157592" calcext:value-type="float">
            <text:p>7.87950</text:p>
          </table:table-cell>
          <table:table-cell table:style-name="ce115" table:formula="of:=[CPPCHART_Opt.$F7]-[CPPCHART_Opt.$J7]" office:value-type="string" office:string-value="" calcext:value-type="error">
            <text:p>#REF!</text:p>
          </table:table-cell>
          <table:table-cell table:style-name="ce115" table:formula="of:=[CPPCHART_Opt.$F7]+[CPPCHART_Opt.$J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8]/1024; &quot;'&quot;)" office:value-type="string" office:string-value="'1024'" calcext:value-type="string">
            <text:p>'1024'</text:p>
          </table:table-cell>
          <table:table-cell table:style-name="ce115" table:formula="of:=[CPPCHART_Opt.C8]" office:value-type="float" office:value="15.9316031410448" calcext:value-type="float">
            <text:p>15.93</text:p>
          </table:table-cell>
          <table:table-cell table:style-name="ce115" table:formula="of:=[CPPCHART_Opt.$C8]-[CPPCHART_Opt.$G8]" office:value-type="float" office:value="15.1825601810456" calcext:value-type="float">
            <text:p>15.18</text:p>
          </table:table-cell>
          <table:table-cell table:style-name="ce115" table:formula="of:=[CPPCHART_Opt.$C8]+[CPPCHART_Opt.$G8]" office:value-type="float" office:value="16.6806461010441" calcext:value-type="float">
            <text:p>16.68</text:p>
          </table:table-cell>
          <table:table-cell table:style-name="ce115" table:formula="of:=[CPPCHART_Opt.D8]" office:value-type="float" office:value="7.89393154825412" calcext:value-type="float">
            <text:p>7.89</text:p>
          </table:table-cell>
          <table:table-cell table:style-name="ce115" table:formula="of:=[CPPCHART_Opt.$D8]-[CPPCHART_Opt.$H8]" office:value-type="string" office:string-value="" calcext:value-type="error">
            <text:p>#REF!</text:p>
          </table:table-cell>
          <table:table-cell table:style-name="ce115" table:formula="of:=[CPPCHART_Opt.$D8]+[CPPCHART_Opt.$H8]" office:value-type="string" office:string-value="" calcext:value-type="error">
            <text:p>#REF!</text:p>
          </table:table-cell>
          <table:table-cell table:style-name="ce111" table:formula="of:=[CPPCHART_Opt.E8]" office:value-type="float" office:value="2.86824708145926" calcext:value-type="float">
            <text:p>2.86825</text:p>
          </table:table-cell>
          <table:table-cell table:style-name="ce115" table:formula="of:=[CPPCHART_Opt.$E8]-[CPPCHART_Opt.$I8]" office:value-type="string" office:string-value="" calcext:value-type="error">
            <text:p>#REF!</text:p>
          </table:table-cell>
          <table:table-cell table:style-name="ce115" table:formula="of:=[CPPCHART_Opt.$E8]+[CPPCHART_Opt.$I8]" office:value-type="string" office:string-value="" calcext:value-type="error">
            <text:p>#REF!</text:p>
          </table:table-cell>
          <table:table-cell table:style-name="ce111" table:formula="of:=[CPPCHART_Opt.F8]" office:value-type="float" office:value="7.87225988125566" calcext:value-type="float">
            <text:p>7.87226</text:p>
          </table:table-cell>
          <table:table-cell table:style-name="ce115" table:formula="of:=[CPPCHART_Opt.$F8]-[CPPCHART_Opt.$J8]" office:value-type="string" office:string-value="" calcext:value-type="error">
            <text:p>#REF!</text:p>
          </table:table-cell>
          <table:table-cell table:style-name="ce115" table:formula="of:=[CPPCHART_Opt.$F8]+[CPPCHART_Opt.$J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9]/1024; &quot;'&quot;)" office:value-type="string" office:string-value="'2048'" calcext:value-type="string">
            <text:p>'2048'</text:p>
          </table:table-cell>
          <table:table-cell table:style-name="ce115" table:formula="of:=[CPPCHART_Opt.C9]" office:value-type="float" office:value="15.902052492159" calcext:value-type="float">
            <text:p>15.90</text:p>
          </table:table-cell>
          <table:table-cell table:style-name="ce115" table:formula="of:=[CPPCHART_Opt.$C9]-[CPPCHART_Opt.$G9]" office:value-type="float" office:value="15.4174725791091" calcext:value-type="float">
            <text:p>15.42</text:p>
          </table:table-cell>
          <table:table-cell table:style-name="ce115" table:formula="of:=[CPPCHART_Opt.$C9]+[CPPCHART_Opt.$G9]" office:value-type="float" office:value="16.3866324052089" calcext:value-type="float">
            <text:p>16.39</text:p>
          </table:table-cell>
          <table:table-cell table:style-name="ce115" table:formula="of:=[CPPCHART_Opt.D9]" office:value-type="float" office:value="7.90305128099292" calcext:value-type="float">
            <text:p>7.90</text:p>
          </table:table-cell>
          <table:table-cell table:style-name="ce115" table:formula="of:=[CPPCHART_Opt.$D9]-[CPPCHART_Opt.$H9]" office:value-type="string" office:string-value="" calcext:value-type="error">
            <text:p>#REF!</text:p>
          </table:table-cell>
          <table:table-cell table:style-name="ce115" table:formula="of:=[CPPCHART_Opt.$D9]+[CPPCHART_Opt.$H9]" office:value-type="string" office:string-value="" calcext:value-type="error">
            <text:p>#REF!</text:p>
          </table:table-cell>
          <table:table-cell table:style-name="ce111" table:formula="of:=[CPPCHART_Opt.E9]" office:value-type="float" office:value="2.90533361605796" calcext:value-type="float">
            <text:p>2.90533</text:p>
          </table:table-cell>
          <table:table-cell table:style-name="ce115" table:formula="of:=[CPPCHART_Opt.$E9]-[CPPCHART_Opt.$I9]" office:value-type="string" office:string-value="" calcext:value-type="error">
            <text:p>#REF!</text:p>
          </table:table-cell>
          <table:table-cell table:style-name="ce115" table:formula="of:=[CPPCHART_Opt.$E9]+[CPPCHART_Opt.$I9]" office:value-type="string" office:string-value="" calcext:value-type="error">
            <text:p>#REF!</text:p>
          </table:table-cell>
          <table:table-cell table:style-name="ce111" table:formula="of:=[CPPCHART_Opt.F9]" office:value-type="float" office:value="7.87639085170249" calcext:value-type="float">
            <text:p>7.87639</text:p>
          </table:table-cell>
          <table:table-cell table:style-name="ce115" table:formula="of:=[CPPCHART_Opt.$F9]-[CPPCHART_Opt.$J9]" office:value-type="string" office:string-value="" calcext:value-type="error">
            <text:p>#REF!</text:p>
          </table:table-cell>
          <table:table-cell table:style-name="ce115" table:formula="of:=[CPPCHART_Opt.$F9]+[CPPCHART_Opt.$J9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10]/1024; &quot;'&quot;)" office:value-type="string" office:string-value="'4096'" calcext:value-type="string">
            <text:p>'4096'</text:p>
          </table:table-cell>
          <table:table-cell table:style-name="ce115" table:formula="of:=[CPPCHART_Opt.C10]" office:value-type="float" office:value="15.9960800835895" calcext:value-type="float">
            <text:p>16.00</text:p>
          </table:table-cell>
          <table:table-cell table:style-name="ce115" table:formula="of:=[CPPCHART_Opt.$C10]-[CPPCHART_Opt.$G10]" office:value-type="float" office:value="15.5326943205515" calcext:value-type="float">
            <text:p>15.53</text:p>
          </table:table-cell>
          <table:table-cell table:style-name="ce115" table:formula="of:=[CPPCHART_Opt.$C10]+[CPPCHART_Opt.$G10]" office:value-type="float" office:value="16.4594658466276" calcext:value-type="float">
            <text:p>16.46</text:p>
          </table:table-cell>
          <table:table-cell table:style-name="ce115" table:formula="of:=[CPPCHART_Opt.D10]" office:value-type="float" office:value="8.10235928985851" calcext:value-type="float">
            <text:p>8.10</text:p>
          </table:table-cell>
          <table:table-cell table:style-name="ce115" table:formula="of:=[CPPCHART_Opt.$D10]-[CPPCHART_Opt.$H10]" office:value-type="string" office:string-value="" calcext:value-type="error">
            <text:p>#REF!</text:p>
          </table:table-cell>
          <table:table-cell table:style-name="ce115" table:formula="of:=[CPPCHART_Opt.$D10]+[CPPCHART_Opt.$H10]" office:value-type="string" office:string-value="" calcext:value-type="error">
            <text:p>#REF!</text:p>
          </table:table-cell>
          <table:table-cell table:style-name="ce111" table:formula="of:=[CPPCHART_Opt.E10]" office:value-type="float" office:value="2.91600568546219" calcext:value-type="float">
            <text:p>2.91601</text:p>
          </table:table-cell>
          <table:table-cell table:style-name="ce115" table:formula="of:=[CPPCHART_Opt.$E10]-[CPPCHART_Opt.$I10]" office:value-type="string" office:string-value="" calcext:value-type="error">
            <text:p>#REF!</text:p>
          </table:table-cell>
          <table:table-cell table:style-name="ce115" table:formula="of:=[CPPCHART_Opt.$E10]+[CPPCHART_Opt.$I10]" office:value-type="string" office:string-value="" calcext:value-type="error">
            <text:p>#REF!</text:p>
          </table:table-cell>
          <table:table-cell table:style-name="ce111" table:formula="of:=[CPPCHART_Opt.F10]" office:value-type="float" office:value="7.94598222060926" calcext:value-type="float">
            <text:p>7.94598</text:p>
          </table:table-cell>
          <table:table-cell table:style-name="ce115" table:formula="of:=[CPPCHART_Opt.$F10]-[CPPCHART_Opt.$J10]" office:value-type="string" office:string-value="" calcext:value-type="error">
            <text:p>#REF!</text:p>
          </table:table-cell>
          <table:table-cell table:style-name="ce115" table:formula="of:=[CPPCHART_Opt.$F10]+[CPPCHART_Opt.$J10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12" table:formula="of:=CONCATENATE(&quot;'&quot;; [CPPCHART_Opt.B11]/1024; &quot;'&quot;)" office:value-type="string" office:string-value="'8192'" calcext:value-type="string">
            <text:p>'8192'</text:p>
          </table:table-cell>
          <table:table-cell table:style-name="ce115" table:formula="of:=[CPPCHART_Opt.C11]" office:value-type="float" office:value="16.665001319684" calcext:value-type="float">
            <text:p>16.67</text:p>
          </table:table-cell>
          <table:table-cell table:style-name="ce115" table:formula="of:=[CPPCHART_Opt.$C11]-[CPPCHART_Opt.$G11]" office:value-type="float" office:value="14.6423136344953" calcext:value-type="float">
            <text:p>14.64</text:p>
          </table:table-cell>
          <table:table-cell table:style-name="ce115" table:formula="of:=[CPPCHART_Opt.$C11]+[CPPCHART_Opt.$G11]" office:value-type="float" office:value="18.6876890048726" calcext:value-type="float">
            <text:p>18.69</text:p>
          </table:table-cell>
          <table:table-cell table:style-name="ce115" table:formula="of:=[CPPCHART_Opt.D11]" office:value-type="float" office:value="10.5073891547421" calcext:value-type="float">
            <text:p>10.51</text:p>
          </table:table-cell>
          <table:table-cell table:style-name="ce115" table:formula="of:=[CPPCHART_Opt.$D11]-[CPPCHART_Opt.$H11]" office:value-type="string" office:string-value="" calcext:value-type="error">
            <text:p>#REF!</text:p>
          </table:table-cell>
          <table:table-cell table:style-name="ce115" table:formula="of:=[CPPCHART_Opt.$D11]+[CPPCHART_Opt.$H11]" office:value-type="string" office:string-value="" calcext:value-type="error">
            <text:p>#REF!</text:p>
          </table:table-cell>
          <table:table-cell table:style-name="ce111" table:formula="of:=[CPPCHART_Opt.E11]" office:value-type="float" office:value="2.94178068562323" calcext:value-type="float">
            <text:p>2.94178</text:p>
          </table:table-cell>
          <table:table-cell table:style-name="ce115" table:formula="of:=[CPPCHART_Opt.$E11]-[CPPCHART_Opt.$I11]" office:value-type="string" office:string-value="" calcext:value-type="error">
            <text:p>#REF!</text:p>
          </table:table-cell>
          <table:table-cell table:style-name="ce115" table:formula="of:=[CPPCHART_Opt.$E11]+[CPPCHART_Opt.$I11]" office:value-type="string" office:string-value="" calcext:value-type="error">
            <text:p>#REF!</text:p>
          </table:table-cell>
          <table:table-cell table:style-name="ce111" table:formula="of:=[CPPCHART_Opt.F11]" office:value-type="float" office:value="7.93987716824914" calcext:value-type="float">
            <text:p>7.93988</text:p>
          </table:table-cell>
          <table:table-cell table:style-name="ce115" table:formula="of:=[CPPCHART_Opt.$F11]-[CPPCHART_Opt.$J11]" office:value-type="string" office:string-value="" calcext:value-type="error">
            <text:p>#REF!</text:p>
          </table:table-cell>
          <table:table-cell table:style-name="ce115" table:formula="of:=[CPPCHART_Opt.$F11]+[CPPCHART_Opt.$J11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13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ython vs. C++" table:style-name="ta1">
        <table:shapes>
          <draw:frame draw:z-index="0" draw:style-name="gr1" draw:text-style-name="P1" svg:width="453.71pt" svg:height="254.75pt" svg:x="169.68pt" svg:y="437.64pt">
            <loext:p draw:notify-on-update-of-ranges="'Python vs. C++'.A23:'Python vs. C++'.A32 'Python vs. C++'.B22:'Python vs. C++'.B22 'Python vs. C++'.B23:'Python vs. C++'.B32 'Python vs. C++'.D23:'Python vs. C++'.D32 'Python vs. C++'.D23:'Python vs. C++'.D32 'Python vs. C++'.C22:'Python vs. C++'.C22 'Python vs. C++'.C23:'Python vs. C++'.C32 'Python vs. C++'.E23:'Python vs. C++'.E32 'Python vs. C++'.E23:'Python vs. C++'.E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7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ce7"/>
        <table:table-column table:style-name="co33" table:default-cell-style-name="ce7"/>
        <table:table-column table:style-name="co24" table:default-cell-style-name="ce7"/>
        <table:table-column table:style-name="co22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ce7"/>
        <table:table-column table:style-name="co21" table:default-cell-style-name="ce7"/>
        <table:table-column table:style-name="co21" table:default-cell-style-name="Default"/>
        <table:table-row table:style-name="ro1">
          <table:table-cell table:style-name="ce119" office:value-type="string" calcext:value-type="string" table:number-columns-spanned="1" table:number-rows-spanned="4">
            <text:p># elem</text:p>
            <text:p>(real)</text:p>
          </table:table-cell>
          <table:table-cell table:style-name="ce119" office:value-type="string" calcext:value-type="string" table:number-columns-spanned="4" table:number-rows-spanned="1">
            <text:p>Python</text:p>
          </table:table-cell>
          <table:covered-table-cell table:number-columns-repeated="3" table:style-name="ce120"/>
          <table:table-cell table:style-name="ce119" office:value-type="string" calcext:value-type="string" table:number-columns-spanned="1" table:number-rows-spanned="4">
            <text:p># elem</text:p>
            <text:p>(real)</text:p>
          </table:table-cell>
          <table:table-cell table:style-name="ce119" office:value-type="string" calcext:value-type="string" table:number-columns-spanned="4" table:number-rows-spanned="1">
            <text:p>C++</text:p>
          </table:table-cell>
          <table:covered-table-cell table:number-columns-repeated="3" table:style-name="ce121"/>
          <table:table-cell table:style-name="ce40"/>
          <table:table-cell table:style-name="ce119" office:value-type="string" calcext:value-type="string" table:number-columns-spanned="2" table:number-rows-spanned="1">
            <text:p>Windows</text:p>
          </table:table-cell>
          <table:covered-table-cell/>
          <table:table-cell/>
        </table:table-row>
        <table:table-row table:style-name="ro1">
          <table:covered-table-cell table:style-name="ce119"/>
          <table:table-cell table:style-name="ce119" office:value-type="string" calcext:value-type="string" table:number-columns-spanned="4" table:number-rows-spanned="1">
            <text:p>Windows</text:p>
          </table:table-cell>
          <table:covered-table-cell table:number-columns-repeated="3" table:style-name="ce120"/>
          <table:covered-table-cell table:style-name="ce119"/>
          <table:table-cell table:style-name="ce119" office:value-type="string" calcext:value-type="string" table:number-columns-spanned="4" table:number-rows-spanned="1">
            <text:p>Windows</text:p>
          </table:table-cell>
          <table:covered-table-cell table:number-columns-repeated="3" table:style-name="ce121"/>
          <table:table-cell table:style-name="ce40"/>
          <table:table-cell table:style-name="ce119" office:value-type="string" calcext:value-type="string" table:number-columns-spanned="2" table:number-rows-spanned="1">
            <text:p>mult_array_a_64_32</text:p>
          </table:table-cell>
          <table:covered-table-cell/>
          <table:table-cell/>
        </table:table-row>
        <table:table-row table:style-name="ro1">
          <table:covered-table-cell table:style-name="ce119"/>
          <table:table-cell table:style-name="ce119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20"/>
          <table:covered-table-cell table:style-name="ce119"/>
          <table:table-cell table:style-name="ce119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21"/>
          <table:table-cell table:style-name="ce40"/>
          <table:table-cell table:style-name="ce119" office:value-type="string" calcext:value-type="string" table:number-columns-spanned="1" table:number-rows-spanned="2">
            <text:p>Python μ / C++ μ</text:p>
          </table:table-cell>
          <table:table-cell table:style-name="ce119" office:value-type="string" calcext:value-type="string" table:number-columns-spanned="1" table:number-rows-spanned="2">
            <text:p>Sorted</text:p>
          </table:table-cell>
          <table:table-cell/>
        </table:table-row>
        <table:table-row table:style-name="ro1">
          <table:covered-table-cell table:style-name="ce120"/>
          <table:table-cell table:style-name="ce120" office:value-type="string" calcext:value-type="string">
            <text:p>μ</text:p>
          </table:table-cell>
          <table:table-cell table:style-name="ce120" office:value-type="string" calcext:value-type="string">
            <text:p>σ</text:p>
          </table:table-cell>
          <table:table-cell table:style-name="ce120" office:value-type="string" calcext:value-type="string">
            <text:p>μ / σ</text:p>
          </table:table-cell>
          <table:table-cell table:style-name="ce120" office:value-type="string" calcext:value-type="string">
            <text:p>μ / μ ant</text:p>
          </table:table-cell>
          <table:covered-table-cell table:style-name="ce120"/>
          <table:table-cell table:style-name="ce120" office:value-type="string" calcext:value-type="string">
            <text:p>μ</text:p>
          </table:table-cell>
          <table:table-cell table:style-name="ce120" office:value-type="string" calcext:value-type="string">
            <text:p>σ</text:p>
          </table:table-cell>
          <table:table-cell table:style-name="ce120" office:value-type="string" calcext:value-type="string">
            <text:p>μ / σ</text:p>
          </table:table-cell>
          <table:table-cell table:style-name="ce120" office:value-type="string" calcext:value-type="string">
            <text:p>μ / μ ant</text:p>
          </table:table-cell>
          <table:table-cell table:style-name="ce40"/>
          <table:covered-table-cell table:style-name="ce120"/>
          <table:covered-table-cell/>
          <table:table-cell/>
        </table:table-row>
        <table:table-row table:style-name="ro1">
          <table:table-cell table:style-name="ce15" office:value-type="float" office:value="13108" calcext:value-type="float">
            <text:p>13,108</text:p>
          </table:table-cell>
          <table:table-cell table:style-name="ce33" office:value-type="float" office:value="5839446.63416667" calcext:value-type="float">
            <text:p>5,839,446.63</text:p>
          </table:table-cell>
          <table:table-cell table:style-name="ce33" office:value-type="float" office:value="583030.383838647" calcext:value-type="float">
            <text:p>583,030.38</text:p>
          </table:table-cell>
          <table:table-cell table:style-name="ce35" table:formula="of:=[.B5]/[.C5]" office:value-type="float" office:value="10.0156815082603" calcext:value-type="float">
            <text:p>10.02</text:p>
          </table:table-cell>
          <table:table-cell table:style-name="ce35"/>
          <table:table-cell table:style-name="ce15" office:value-type="float" office:value="13108" calcext:value-type="float">
            <text:p>13,108</text:p>
          </table:table-cell>
          <table:table-cell table:style-name="ce33" office:value-type="float" office:value="98637.69375" calcext:value-type="float">
            <text:p>98,637.69</text:p>
          </table:table-cell>
          <table:table-cell table:style-name="ce33" office:value-type="float" office:value="10424.7729998107" calcext:value-type="float">
            <text:p>10,424.77</text:p>
          </table:table-cell>
          <table:table-cell table:style-name="ce35" table:formula="of:=[.G5]/[.H5]" office:value-type="float" office:value="9.46185530867589" calcext:value-type="float">
            <text:p>9.46</text:p>
          </table:table-cell>
          <table:table-cell table:style-name="ce121"/>
          <table:table-cell table:style-name="ce40"/>
          <table:table-cell table:style-name="ce35" table:formula="of:=[.B5]/[.G5]" office:value-type="float" office:value="59.200964784993" calcext:value-type="float">
            <text:p>59.20</text:p>
          </table:table-cell>
          <table:table-cell table:style-name="ce35" office:value-type="float" office:value="57.9021954556998" calcext:value-type="float">
            <text:p>57.90</text:p>
          </table:table-cell>
          <table:table-cell/>
        </table:table-row>
        <table:table-row table:style-name="ro1">
          <table:table-cell table:style-name="ce15" office:value-type="float" office:value="26215" calcext:value-type="float">
            <text:p>26,215</text:p>
          </table:table-cell>
          <table:table-cell table:style-name="ce33" office:value-type="float" office:value="11895540.1608333" calcext:value-type="float">
            <text:p>11,895,540.16</text:p>
          </table:table-cell>
          <table:table-cell table:style-name="ce33" office:value-type="float" office:value="1131624.90045572" calcext:value-type="float">
            <text:p>1,131,624.90</text:p>
          </table:table-cell>
          <table:table-cell table:style-name="ce35" table:formula="of:=[.B6]/[.C6]" office:value-type="float" office:value="10.5119109309479" calcext:value-type="float">
            <text:p>10.51</text:p>
          </table:table-cell>
          <table:table-cell table:style-name="ce35" table:formula="of:=[.B6]/[.B5]" office:value-type="float" office:value="2.0371005860782" calcext:value-type="float">
            <text:p>2.04</text:p>
          </table:table-cell>
          <table:table-cell table:style-name="ce15" office:value-type="float" office:value="26215" calcext:value-type="float">
            <text:p>26,215</text:p>
          </table:table-cell>
          <table:table-cell table:style-name="ce33" office:value-type="float" office:value="205441.95375" calcext:value-type="float">
            <text:p>205,441.95</text:p>
          </table:table-cell>
          <table:table-cell table:style-name="ce33" office:value-type="float" office:value="22883.241873638" calcext:value-type="float">
            <text:p>22,883.24</text:p>
          </table:table-cell>
          <table:table-cell table:style-name="ce35" table:formula="of:=[.G6]/[.H6]" office:value-type="float" office:value="8.97783429832439" calcext:value-type="float">
            <text:p>8.98</text:p>
          </table:table-cell>
          <table:table-cell table:style-name="ce35" table:formula="of:=[.G6]/[.G5]" office:value-type="float" office:value="2.08279356440245" calcext:value-type="float">
            <text:p>2.08</text:p>
          </table:table-cell>
          <table:table-cell table:style-name="ce40"/>
          <table:table-cell table:style-name="ce35" table:formula="of:=[.B6]/[.G6]" office:value-type="float" office:value="57.9021954556996" calcext:value-type="float">
            <text:p>57.90</text:p>
          </table:table-cell>
          <table:table-cell table:style-name="ce35" office:value-type="float" office:value="59.2009647849929" calcext:value-type="float">
            <text:p>59.20</text:p>
          </table:table-cell>
          <table:table-cell/>
        </table:table-row>
        <table:table-row table:style-name="ro1">
          <table:table-cell table:style-name="ce15" office:value-type="float" office:value="52429" calcext:value-type="float">
            <text:p>52,429</text:p>
          </table:table-cell>
          <table:table-cell table:style-name="ce33" office:value-type="float" office:value="25328682.2966667" calcext:value-type="float">
            <text:p>25,328,682.30</text:p>
          </table:table-cell>
          <table:table-cell table:style-name="ce33" office:value-type="float" office:value="2320451.48729403" calcext:value-type="float">
            <text:p>2,320,451.49</text:p>
          </table:table-cell>
          <table:table-cell table:style-name="ce35" table:formula="of:=[.B7]/[.C7]" office:value-type="float" office:value="10.9154112617125" calcext:value-type="float">
            <text:p>10.92</text:p>
          </table:table-cell>
          <table:table-cell table:style-name="ce35" table:formula="of:=[.B7]/[.B6]" office:value-type="float" office:value="2.12925869310775" calcext:value-type="float">
            <text:p>2.13</text:p>
          </table:table-cell>
          <table:table-cell table:style-name="ce15" office:value-type="float" office:value="52429" calcext:value-type="float">
            <text:p>52,429</text:p>
          </table:table-cell>
          <table:table-cell table:style-name="ce33" office:value-type="float" office:value="396784.7075" calcext:value-type="float">
            <text:p>396,784.71</text:p>
          </table:table-cell>
          <table:table-cell table:style-name="ce33" office:value-type="float" office:value="30473.4583199367" calcext:value-type="float">
            <text:p>30,473.46</text:p>
          </table:table-cell>
          <table:table-cell table:style-name="ce35" table:formula="of:=[.G7]/[.H7]" office:value-type="float" office:value="13.0206655028849" calcext:value-type="float">
            <text:p>13.02</text:p>
          </table:table-cell>
          <table:table-cell table:style-name="ce35" table:formula="of:=[.G7]/[.G6]" office:value-type="float" office:value="1.93137136917439" calcext:value-type="float">
            <text:p>1.93</text:p>
          </table:table-cell>
          <table:table-cell table:style-name="ce40"/>
          <table:table-cell table:style-name="ce35" table:formula="of:=[.B7]/[.G7]" office:value-type="float" office:value="63.8348248254167" calcext:value-type="float">
            <text:p>63.83</text:p>
          </table:table-cell>
          <table:table-cell table:style-name="ce35" office:value-type="float" office:value="63.8348248254166" calcext:value-type="float">
            <text:p>63.83</text:p>
          </table:table-cell>
          <table:table-cell/>
        </table:table-row>
        <table:table-row table:style-name="ro1">
          <table:table-cell table:style-name="ce15" office:value-type="float" office:value="104858" calcext:value-type="float">
            <text:p>104,858</text:p>
          </table:table-cell>
          <table:table-cell table:style-name="ce33" office:value-type="float" office:value="55913345.5470833" calcext:value-type="float">
            <text:p>55,913,345.55</text:p>
          </table:table-cell>
          <table:table-cell table:style-name="ce33" office:value-type="float" office:value="3201499.58614443" calcext:value-type="float">
            <text:p>3,201,499.59</text:p>
          </table:table-cell>
          <table:table-cell table:style-name="ce35" table:formula="of:=[.B8]/[.C8]" office:value-type="float" office:value="17.4647361471066" calcext:value-type="float">
            <text:p>17.46</text:p>
          </table:table-cell>
          <table:table-cell table:style-name="ce35" table:formula="of:=[.B8]/[.B7]" office:value-type="float" office:value="2.20751103007209" calcext:value-type="float">
            <text:p>2.21</text:p>
          </table:table-cell>
          <table:table-cell table:style-name="ce15" office:value-type="float" office:value="104858" calcext:value-type="float">
            <text:p>104,858</text:p>
          </table:table-cell>
          <table:table-cell table:style-name="ce33" office:value-type="float" office:value="812832.01375" calcext:value-type="float">
            <text:p>812,832.01</text:p>
          </table:table-cell>
          <table:table-cell table:style-name="ce33" office:value-type="float" office:value="70244.7786251667" calcext:value-type="float">
            <text:p>70,244.78</text:p>
          </table:table-cell>
          <table:table-cell table:style-name="ce35" table:formula="of:=[.G8]/[.H8]" office:value-type="float" office:value="11.5714225264678" calcext:value-type="float">
            <text:p>11.57</text:p>
          </table:table-cell>
          <table:table-cell table:style-name="ce35" table:formula="of:=[.G8]/[.G7]" office:value-type="float" office:value="2.04854672669057" calcext:value-type="float">
            <text:p>2.05</text:p>
          </table:table-cell>
          <table:table-cell table:style-name="ce40"/>
          <table:table-cell table:style-name="ce35" table:formula="of:=[.B8]/[.G8]" office:value-type="float" office:value="68.788316160343" calcext:value-type="float">
            <text:p>68.79</text:p>
          </table:table-cell>
          <table:table-cell table:style-name="ce35" office:value-type="float" office:value="68.7883161603431" calcext:value-type="float">
            <text:p>68.79</text:p>
          </table:table-cell>
          <table:table-cell/>
        </table:table-row>
        <table:table-row table:style-name="ro1">
          <table:table-cell table:style-name="ce15" office:value-type="float" office:value="209716" calcext:value-type="float">
            <text:p>209,716</text:p>
          </table:table-cell>
          <table:table-cell table:style-name="ce33" office:value-type="float" office:value="128504160.28375" calcext:value-type="float">
            <text:p>128,504,160.28</text:p>
          </table:table-cell>
          <table:table-cell table:style-name="ce33" office:value-type="float" office:value="7792761.90495143" calcext:value-type="float">
            <text:p>7,792,761.90</text:p>
          </table:table-cell>
          <table:table-cell table:style-name="ce35" table:formula="of:=[.B9]/[.C9]" office:value-type="float" office:value="16.4901945999531" calcext:value-type="float">
            <text:p>16.49</text:p>
          </table:table-cell>
          <table:table-cell table:style-name="ce35" table:formula="of:=[.B9]/[.B8]" office:value-type="float" office:value="2.29827349850743" calcext:value-type="float">
            <text:p>2.30</text:p>
          </table:table-cell>
          <table:table-cell table:style-name="ce15" office:value-type="float" office:value="209716" calcext:value-type="float">
            <text:p>209,716</text:p>
          </table:table-cell>
          <table:table-cell table:style-name="ce33" office:value-type="float" office:value="1663063.335" calcext:value-type="float">
            <text:p>1,663,063.34</text:p>
          </table:table-cell>
          <table:table-cell table:style-name="ce33" office:value-type="float" office:value="158648.95293448" calcext:value-type="float">
            <text:p>158,648.95</text:p>
          </table:table-cell>
          <table:table-cell table:style-name="ce35" table:formula="of:=[.G9]/[.H9]" office:value-type="float" office:value="10.4826619037746" calcext:value-type="float">
            <text:p>10.48</text:p>
          </table:table-cell>
          <table:table-cell table:style-name="ce35" table:formula="of:=[.G9]/[.G8]" office:value-type="float" office:value="2.04601111529485" calcext:value-type="float">
            <text:p>2.05</text:p>
          </table:table-cell>
          <table:table-cell table:style-name="ce40"/>
          <table:table-cell table:style-name="ce35" table:formula="of:=[.B9]/[.G9]" office:value-type="float" office:value="77.2695528662773" calcext:value-type="float">
            <text:p>77.27</text:p>
          </table:table-cell>
          <table:table-cell table:style-name="ce35" office:value-type="float" office:value="77.2695528662773" calcext:value-type="float">
            <text:p>77.27</text:p>
          </table:table-cell>
          <table:table-cell/>
        </table:table-row>
        <table:table-row table:style-name="ro1">
          <table:table-cell table:style-name="ce15" office:value-type="float" office:value="419431" calcext:value-type="float">
            <text:p>419,431</text:p>
          </table:table-cell>
          <table:table-cell table:style-name="ce33" office:value-type="float" office:value="312777218.740417" calcext:value-type="float">
            <text:p>312,777,218.74</text:p>
          </table:table-cell>
          <table:table-cell table:style-name="ce33" office:value-type="float" office:value="13463406.5578614" calcext:value-type="float">
            <text:p>13,463,406.56</text:p>
          </table:table-cell>
          <table:table-cell table:style-name="ce35" table:formula="of:=[.B10]/[.C10]" office:value-type="float" office:value="23.2316551829733" calcext:value-type="float">
            <text:p>23.23</text:p>
          </table:table-cell>
          <table:table-cell table:style-name="ce35" table:formula="of:=[.B10]/[.B9]" office:value-type="float" office:value="2.43398515697681" calcext:value-type="float">
            <text:p>2.43</text:p>
          </table:table-cell>
          <table:table-cell table:style-name="ce15" office:value-type="float" office:value="419431" calcext:value-type="float">
            <text:p>419,431</text:p>
          </table:table-cell>
          <table:table-cell table:style-name="ce33" office:value-type="float" office:value="3304908.12125" calcext:value-type="float">
            <text:p>3,304,908.12</text:p>
          </table:table-cell>
          <table:table-cell table:style-name="ce33" office:value-type="float" office:value="144827.838768214" calcext:value-type="float">
            <text:p>144,827.84</text:p>
          </table:table-cell>
          <table:table-cell table:style-name="ce35" table:formula="of:=[.G10]/[.H10]" office:value-type="float" office:value="22.8195638998608" calcext:value-type="float">
            <text:p>22.82</text:p>
          </table:table-cell>
          <table:table-cell table:style-name="ce35" table:formula="of:=[.G10]/[.G9]" office:value-type="float" office:value="1.98724128642401" calcext:value-type="float">
            <text:p>1.99</text:p>
          </table:table-cell>
          <table:table-cell table:style-name="ce40"/>
          <table:table-cell table:style-name="ce35" table:formula="of:=[.B10]/[.G10]" office:value-type="float" office:value="94.6402160862847" calcext:value-type="float">
            <text:p>94.64</text:p>
          </table:table-cell>
          <table:table-cell table:style-name="ce35" office:value-type="float" office:value="94.6402160862845" calcext:value-type="float">
            <text:p>94.64</text:p>
          </table:table-cell>
          <table:table-cell/>
        </table:table-row>
        <table:table-row table:style-name="ro1">
          <table:table-cell table:style-name="ce15" office:value-type="float" office:value="838861" calcext:value-type="float">
            <text:p>838,861</text:p>
          </table:table-cell>
          <table:table-cell table:style-name="ce33" office:value-type="float" office:value="727682452.514167" calcext:value-type="float">
            <text:p>727,682,452.51</text:p>
          </table:table-cell>
          <table:table-cell table:style-name="ce33" office:value-type="float" office:value="31946650.4297206" calcext:value-type="float">
            <text:p>31,946,650.43</text:p>
          </table:table-cell>
          <table:table-cell table:style-name="ce35" table:formula="of:=[.B11]/[.C11]" office:value-type="float" office:value="22.7780516181186" calcext:value-type="float">
            <text:p>22.78</text:p>
          </table:table-cell>
          <table:table-cell table:style-name="ce35" table:formula="of:=[.B11]/[.B10]" office:value-type="float" office:value="2.32651999223157" calcext:value-type="float">
            <text:p>2.33</text:p>
          </table:table-cell>
          <table:table-cell table:style-name="ce15" office:value-type="float" office:value="838861" calcext:value-type="float">
            <text:p>838,861</text:p>
          </table:table-cell>
          <table:table-cell table:style-name="ce33" office:value-type="float" office:value="6603731.79625" calcext:value-type="float">
            <text:p>6,603,731.80</text:p>
          </table:table-cell>
          <table:table-cell table:style-name="ce33" office:value-type="float" office:value="258672.158536984" calcext:value-type="float">
            <text:p>258,672.16</text:p>
          </table:table-cell>
          <table:table-cell table:style-name="ce35" table:formula="of:=[.G11]/[.H11]" office:value-type="float" office:value="25.5293489395992" calcext:value-type="float">
            <text:p>25.53</text:p>
          </table:table-cell>
          <table:table-cell table:style-name="ce35" table:formula="of:=[.G11]/[.G10]" office:value-type="float" office:value="1.99815896659551" calcext:value-type="float">
            <text:p>2.00</text:p>
          </table:table-cell>
          <table:table-cell table:style-name="ce40"/>
          <table:table-cell table:style-name="ce35" table:formula="of:=[.B11]/[.G11]" office:value-type="float" office:value="110.192611536312" calcext:value-type="float">
            <text:p>110.19</text:p>
          </table:table-cell>
          <table:table-cell table:style-name="ce35" office:value-type="float" office:value="110.192611536312" calcext:value-type="float">
            <text:p>110.19</text:p>
          </table:table-cell>
          <table:table-cell/>
        </table:table-row>
        <table:table-row table:style-name="ro1">
          <table:table-cell table:style-name="ce15" office:value-type="float" office:value="1677722" calcext:value-type="float">
            <text:p>1,677,722</text:p>
          </table:table-cell>
          <table:table-cell table:style-name="ce33" office:value-type="float" office:value="1483420162.15542" calcext:value-type="float">
            <text:p>1,483,420,162.16</text:p>
          </table:table-cell>
          <table:table-cell table:style-name="ce33" office:value-type="float" office:value="40292957.0551231" calcext:value-type="float">
            <text:p>40,292,957.06</text:p>
          </table:table-cell>
          <table:table-cell table:style-name="ce35" table:formula="of:=[.B12]/[.C12]" office:value-type="float" office:value="36.8158673518554" calcext:value-type="float">
            <text:p>36.82</text:p>
          </table:table-cell>
          <table:table-cell table:style-name="ce35" table:formula="of:=[.B12]/[.B11]" office:value-type="float" office:value="2.03855425815224" calcext:value-type="float">
            <text:p>2.04</text:p>
          </table:table-cell>
          <table:table-cell table:style-name="ce15" office:value-type="float" office:value="1677722" calcext:value-type="float">
            <text:p>1,677,722</text:p>
          </table:table-cell>
          <table:table-cell table:style-name="ce33" office:value-type="float" office:value="13214394.2125" calcext:value-type="float">
            <text:p>13,214,394.21</text:p>
          </table:table-cell>
          <table:table-cell table:style-name="ce33" office:value-type="float" office:value="376960.776326517" calcext:value-type="float">
            <text:p>376,960.78</text:p>
          </table:table-cell>
          <table:table-cell table:style-name="ce35" table:formula="of:=[.G12]/[.H12]" office:value-type="float" office:value="35.055090721306" calcext:value-type="float">
            <text:p>35.06</text:p>
          </table:table-cell>
          <table:table-cell table:style-name="ce35" table:formula="of:=[.G12]/[.G11]" office:value-type="float" office:value="2.00104950052695" calcext:value-type="float">
            <text:p>2.00</text:p>
          </table:table-cell>
          <table:table-cell table:style-name="ce40"/>
          <table:table-cell table:style-name="ce35" table:formula="of:=[.B12]/[.G12]" office:value-type="float" office:value="112.257901368812" calcext:value-type="float">
            <text:p>112.26</text:p>
          </table:table-cell>
          <table:table-cell table:style-name="ce35" office:value-type="float" office:value="112.257901368811" calcext:value-type="float">
            <text:p>112.26</text:p>
          </table:table-cell>
          <table:table-cell/>
        </table:table-row>
        <table:table-row table:style-name="ro1">
          <table:table-cell table:style-name="ce15" office:value-type="float" office:value="3355444" calcext:value-type="float">
            <text:p>3,355,444</text:p>
          </table:table-cell>
          <table:table-cell table:style-name="ce33" office:value-type="float" office:value="2998858127.17208" calcext:value-type="float">
            <text:p>2,998,858,127.17</text:p>
          </table:table-cell>
          <table:table-cell table:style-name="ce33" office:value-type="float" office:value="101592197.86179" calcext:value-type="float">
            <text:p>101,592,197.86</text:p>
          </table:table-cell>
          <table:table-cell table:style-name="ce35" table:formula="of:=[.B13]/[.C13]" office:value-type="float" office:value="29.5185869612925" calcext:value-type="float">
            <text:p>29.52</text:p>
          </table:table-cell>
          <table:table-cell table:style-name="ce35" table:formula="of:=[.B13]/[.B12]" office:value-type="float" office:value="2.02158377220296" calcext:value-type="float">
            <text:p>2.02</text:p>
          </table:table-cell>
          <table:table-cell table:style-name="ce15" office:value-type="float" office:value="3355444" calcext:value-type="float">
            <text:p>3,355,444</text:p>
          </table:table-cell>
          <table:table-cell table:style-name="ce33" office:value-type="float" office:value="26662298.36625" calcext:value-type="float">
            <text:p>26,662,298.37</text:p>
          </table:table-cell>
          <table:table-cell table:style-name="ce33" office:value-type="float" office:value="924812.662065938" calcext:value-type="float">
            <text:p>924,812.66</text:p>
          </table:table-cell>
          <table:table-cell table:style-name="ce35" table:formula="of:=[.G13]/[.H13]" office:value-type="float" office:value="28.8299451985109" calcext:value-type="float">
            <text:p>28.83</text:p>
          </table:table-cell>
          <table:table-cell table:style-name="ce35" table:formula="of:=[.G13]/[.G12]" office:value-type="float" office:value="2.01767087749124" calcext:value-type="float">
            <text:p>2.02</text:p>
          </table:table-cell>
          <table:table-cell table:style-name="ce40"/>
          <table:table-cell table:style-name="ce35" table:formula="of:=[.B13]/[.G13]" office:value-type="float" office:value="112.475604540085" calcext:value-type="float">
            <text:p>112.48</text:p>
          </table:table-cell>
          <table:table-cell table:style-name="ce35" office:value-type="float" office:value="112.475604540085" calcext:value-type="float">
            <text:p>112.48</text:p>
          </table:table-cell>
          <table:table-cell/>
        </table:table-row>
        <table:table-row table:style-name="ro1">
          <table:table-cell table:style-name="ce15" office:value-type="float" office:value="6710887" calcext:value-type="float">
            <text:p>6,710,887</text:p>
          </table:table-cell>
          <table:table-cell table:style-name="ce33" office:value-type="float" office:value="6093101515.46625" calcext:value-type="float">
            <text:p>6,093,101,515.47</text:p>
          </table:table-cell>
          <table:table-cell table:style-name="ce33" office:value-type="float" office:value="371159211.614699" calcext:value-type="float">
            <text:p>371,159,211.61</text:p>
          </table:table-cell>
          <table:table-cell table:style-name="ce35" table:formula="of:=[.B14]/[.C14]" office:value-type="float" office:value="16.4164092518644" calcext:value-type="float">
            <text:p>16.42</text:p>
          </table:table-cell>
          <table:table-cell table:style-name="ce35" table:formula="of:=[.B14]/[.B13]" office:value-type="float" office:value="2.03180719363074" calcext:value-type="float">
            <text:p>2.03</text:p>
          </table:table-cell>
          <table:table-cell table:style-name="ce15" office:value-type="float" office:value="6710887" calcext:value-type="float">
            <text:p>6,710,887</text:p>
          </table:table-cell>
          <table:table-cell table:style-name="ce33" office:value-type="float" office:value="53283618.47" calcext:value-type="float">
            <text:p>53,283,618.47</text:p>
          </table:table-cell>
          <table:table-cell table:style-name="ce33" office:value-type="float" office:value="1522117.70732292" calcext:value-type="float">
            <text:p>1,522,117.71</text:p>
          </table:table-cell>
          <table:table-cell table:style-name="ce35" table:formula="of:=[.G14]/[.H14]" office:value-type="float" office:value="35.0062404593627" calcext:value-type="float">
            <text:p>35.01</text:p>
          </table:table-cell>
          <table:table-cell table:style-name="ce35" table:formula="of:=[.G14]/[.G13]" office:value-type="float" office:value="1.99846306338872" calcext:value-type="float">
            <text:p>2.00</text:p>
          </table:table-cell>
          <table:table-cell table:style-name="ce40"/>
          <table:table-cell table:style-name="ce35" table:formula="of:=[.B14]/[.G14]" office:value-type="float" office:value="114.352247283972" calcext:value-type="float">
            <text:p>114.35</text:p>
          </table:table-cell>
          <table:table-cell table:style-name="ce35" office:value-type="float" office:value="114.352247283972" calcext:value-type="float">
            <text:p>114.35</text:p>
          </table:table-cell>
          <table:table-cell/>
        </table:table-row>
        <table:table-row table:style-name="ro1">
          <table:table-cell table:style-name="ce40" table:number-columns-repeated="3"/>
          <table:table-cell table:style-name="ce42" table:number-columns-repeated="3"/>
          <table:table-cell table:style-name="ce40" table:number-columns-repeated="5"/>
          <table:table-cell table:style-name="ce42"/>
          <table:table-cell table:number-columns-repeated="2"/>
        </table:table-row>
        <table:table-row table:style-name="ro1">
          <table:table-cell table:number-columns-repeated="10"/>
          <table:table-cell table:style-name="ce122" office:value-type="string" calcext:value-type="string">
            <text:p>Min</text:p>
          </table:table-cell>
          <table:table-cell table:style-name="ce35" table:formula="of:=MIN(['Python vs. C++'.L$5:.L$14])" office:value-type="float" office:value="57.9021954556996" calcext:value-type="float">
            <text:p>57.9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22" office:value-type="string" calcext:value-type="string">
            <text:p>Max</text:p>
          </table:table-cell>
          <table:table-cell table:style-name="ce35" table:formula="of:=MAX(['Python vs. C++'.L$5:.L$14])" office:value-type="float" office:value="114.352247283972" calcext:value-type="float">
            <text:p>114.3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22" office:value-type="string" calcext:value-type="string">
            <text:p>Mean</text:p>
          </table:table-cell>
          <table:table-cell table:style-name="ce35" table:formula="of:=AVERAGE(['Python vs. C++'.L$5:.L$14])" office:value-type="float" office:value="87.0914434908194" calcext:value-type="float">
            <text:p>87.0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22" office:value-type="string" calcext:value-type="string">
            <text:p>Median</text:p>
          </table:table-cell>
          <table:table-cell table:style-name="ce35" table:formula="of:=OFFSET([.M5];((14-5+1)/2);0)" office:value-type="float" office:value="94.6402160862845" calcext:value-type="float">
            <text:p>94.64</text:p>
          </table:table-cell>
          <table:table-cell table:formula="of:=ABS([.L18] - [.L19]) / MAX([.L18]; [.L19])" office:value-type="float" office:value="0.0797628419252844" calcext:value-type="float">
            <text:p>0.0797628419</text:p>
          </table:table-cell>
          <table:table-cell office:value-type="string" calcext:value-type="string">
            <text:p>← mmt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20" office:value-type="string" calcext:value-type="string">
            <text:p>n</text:p>
          </table:table-cell>
          <table:table-cell table:style-name="ce120" office:value-type="string" calcext:value-type="string">
            <text:p>Python</text:p>
          </table:table-cell>
          <table:table-cell table:style-name="ce120" office:value-type="string" calcext:value-type="string">
            <text:p>C++</text:p>
          </table:table-cell>
          <table:table-cell table:style-name="ce120" office:value-type="string" calcext:value-type="string">
            <text:p>Py σ</text:p>
          </table:table-cell>
          <table:table-cell table:style-name="ce120" office:value-type="string" calcext:value-type="string">
            <text:p>C++ σ</text:p>
          </table:table-cell>
          <table:table-cell table:style-name="Default"/>
          <table:table-cell table:style-name="ce120" office:value-type="string" calcext:value-type="string">
            <text:p>Python</text:p>
          </table:table-cell>
          <table:table-cell table:style-name="ce120" office:value-type="string" calcext:value-type="string">
            <text:p>C++</text:p>
          </table:table-cell>
          <table:table-cell table:style-name="ce120" office:value-type="string" calcext:value-type="string">
            <text:p>Py σ</text:p>
          </table:table-cell>
          <table:table-cell table:style-name="ce120" office:value-type="string" calcext:value-type="string">
            <text:p>C++ σ</text:p>
          </table:table-cell>
          <table:table-cell table:number-columns-repeated="4"/>
        </table:table-row>
        <table:table-row table:style-name="ro1">
          <table:table-cell table:style-name="ce15" office:value-type="float" office:value="13108" calcext:value-type="float">
            <text:p>13,108</text:p>
          </table:table-cell>
          <table:table-cell table:formula="of:=[.G23]/1000000" office:value-type="float" office:value="5.83944663416667" calcext:value-type="float">
            <text:p>5.8394466342</text:p>
          </table:table-cell>
          <table:table-cell table:formula="of:=[.H23]/1000000" office:value-type="float" office:value="0.09863769375" calcext:value-type="float">
            <text:p>0.0986376938</text:p>
          </table:table-cell>
          <table:table-cell table:style-name="Default" table:formula="of:=[.I23]/1000000" office:value-type="float" office:value="0.583030383838647" calcext:value-type="float">
            <text:p>0.5830303838</text:p>
          </table:table-cell>
          <table:table-cell table:style-name="Default" table:formula="of:=[.J23]/1000000" office:value-type="float" office:value="0.0104247729998107" calcext:value-type="float">
            <text:p>0.010424773</text:p>
          </table:table-cell>
          <table:table-cell table:style-name="Default"/>
          <table:table-cell table:style-name="ce33" office:value-type="float" office:value="5839446.63416667" calcext:value-type="float">
            <text:p>5,839,446.63</text:p>
          </table:table-cell>
          <table:table-cell table:style-name="ce33" office:value-type="float" office:value="98637.69375" calcext:value-type="float">
            <text:p>98,637.69</text:p>
          </table:table-cell>
          <table:table-cell table:style-name="ce33" office:value-type="float" office:value="583030.383838647" calcext:value-type="float">
            <text:p>583,030.38</text:p>
          </table:table-cell>
          <table:table-cell table:style-name="ce33" office:value-type="float" office:value="10424.7729998107" calcext:value-type="float">
            <text:p>10,424.77</text:p>
          </table:table-cell>
          <table:table-cell table:number-columns-repeated="4"/>
        </table:table-row>
        <table:table-row table:style-name="ro1">
          <table:table-cell table:style-name="ce15" office:value-type="float" office:value="26215" calcext:value-type="float">
            <text:p>26,215</text:p>
          </table:table-cell>
          <table:table-cell table:formula="of:=[.G24]/1000000" office:value-type="float" office:value="11.8955401608333" calcext:value-type="float">
            <text:p>11.8955401608</text:p>
          </table:table-cell>
          <table:table-cell table:formula="of:=[.H24]/1000000" office:value-type="float" office:value="0.20544195375" calcext:value-type="float">
            <text:p>0.2054419538</text:p>
          </table:table-cell>
          <table:table-cell table:style-name="Default" table:formula="of:=[.I24]/1000000" office:value-type="float" office:value="1.13162490045572" calcext:value-type="float">
            <text:p>1.1316249005</text:p>
          </table:table-cell>
          <table:table-cell table:style-name="Default" table:formula="of:=[.J24]/1000000" office:value-type="float" office:value="0.022883241873638" calcext:value-type="float">
            <text:p>0.0228832419</text:p>
          </table:table-cell>
          <table:table-cell table:style-name="Default"/>
          <table:table-cell table:style-name="ce33" office:value-type="float" office:value="11895540.1608333" calcext:value-type="float">
            <text:p>11,895,540.16</text:p>
          </table:table-cell>
          <table:table-cell table:style-name="ce33" office:value-type="float" office:value="205441.95375" calcext:value-type="float">
            <text:p>205,441.95</text:p>
          </table:table-cell>
          <table:table-cell table:style-name="ce33" office:value-type="float" office:value="1131624.90045572" calcext:value-type="float">
            <text:p>1,131,624.90</text:p>
          </table:table-cell>
          <table:table-cell table:style-name="ce33" office:value-type="float" office:value="22883.241873638" calcext:value-type="float">
            <text:p>22,883.24</text:p>
          </table:table-cell>
          <table:table-cell table:number-columns-repeated="4"/>
        </table:table-row>
        <table:table-row table:style-name="ro1">
          <table:table-cell table:style-name="ce15" office:value-type="float" office:value="52429" calcext:value-type="float">
            <text:p>52,429</text:p>
          </table:table-cell>
          <table:table-cell table:formula="of:=[.G25]/1000000" office:value-type="float" office:value="25.3286822966667" calcext:value-type="float">
            <text:p>25.3286822967</text:p>
          </table:table-cell>
          <table:table-cell table:formula="of:=[.H25]/1000000" office:value-type="float" office:value="0.3967847075" calcext:value-type="float">
            <text:p>0.3967847075</text:p>
          </table:table-cell>
          <table:table-cell table:style-name="Default" table:formula="of:=[.I25]/1000000" office:value-type="float" office:value="2.32045148729403" calcext:value-type="float">
            <text:p>2.3204514873</text:p>
          </table:table-cell>
          <table:table-cell table:style-name="Default" table:formula="of:=[.J25]/1000000" office:value-type="float" office:value="0.0304734583199367" calcext:value-type="float">
            <text:p>0.0304734583</text:p>
          </table:table-cell>
          <table:table-cell table:style-name="Default"/>
          <table:table-cell table:style-name="ce33" office:value-type="float" office:value="25328682.2966667" calcext:value-type="float">
            <text:p>25,328,682.30</text:p>
          </table:table-cell>
          <table:table-cell table:style-name="ce33" office:value-type="float" office:value="396784.7075" calcext:value-type="float">
            <text:p>396,784.71</text:p>
          </table:table-cell>
          <table:table-cell table:style-name="ce33" office:value-type="float" office:value="2320451.48729403" calcext:value-type="float">
            <text:p>2,320,451.49</text:p>
          </table:table-cell>
          <table:table-cell table:style-name="ce33" office:value-type="float" office:value="30473.4583199367" calcext:value-type="float">
            <text:p>30,473.46</text:p>
          </table:table-cell>
          <table:table-cell table:number-columns-repeated="4"/>
        </table:table-row>
        <table:table-row table:style-name="ro1">
          <table:table-cell table:style-name="ce15" office:value-type="float" office:value="104858" calcext:value-type="float">
            <text:p>104,858</text:p>
          </table:table-cell>
          <table:table-cell table:formula="of:=[.G26]/1000000" office:value-type="float" office:value="55.9133455470833" calcext:value-type="float">
            <text:p>55.9133455471</text:p>
          </table:table-cell>
          <table:table-cell table:formula="of:=[.H26]/1000000" office:value-type="float" office:value="0.81283201375" calcext:value-type="float">
            <text:p>0.8128320138</text:p>
          </table:table-cell>
          <table:table-cell table:style-name="Default" table:formula="of:=[.I26]/1000000" office:value-type="float" office:value="3.20149958614443" calcext:value-type="float">
            <text:p>3.2014995861</text:p>
          </table:table-cell>
          <table:table-cell table:style-name="Default" table:formula="of:=[.J26]/1000000" office:value-type="float" office:value="0.0702447786251667" calcext:value-type="float">
            <text:p>0.0702447786</text:p>
          </table:table-cell>
          <table:table-cell table:style-name="Default"/>
          <table:table-cell table:style-name="ce33" office:value-type="float" office:value="55913345.5470833" calcext:value-type="float">
            <text:p>55,913,345.55</text:p>
          </table:table-cell>
          <table:table-cell table:style-name="ce33" office:value-type="float" office:value="812832.01375" calcext:value-type="float">
            <text:p>812,832.01</text:p>
          </table:table-cell>
          <table:table-cell table:style-name="ce33" office:value-type="float" office:value="3201499.58614443" calcext:value-type="float">
            <text:p>3,201,499.59</text:p>
          </table:table-cell>
          <table:table-cell table:style-name="ce33" office:value-type="float" office:value="70244.7786251667" calcext:value-type="float">
            <text:p>70,244.78</text:p>
          </table:table-cell>
          <table:table-cell table:number-columns-repeated="4"/>
        </table:table-row>
        <table:table-row table:style-name="ro1">
          <table:table-cell table:style-name="ce15" office:value-type="float" office:value="209716" calcext:value-type="float">
            <text:p>209,716</text:p>
          </table:table-cell>
          <table:table-cell table:formula="of:=[.G27]/1000000" office:value-type="float" office:value="128.50416028375" calcext:value-type="float">
            <text:p>128.5041602838</text:p>
          </table:table-cell>
          <table:table-cell table:formula="of:=[.H27]/1000000" office:value-type="float" office:value="1.663063335" calcext:value-type="float">
            <text:p>1.663063335</text:p>
          </table:table-cell>
          <table:table-cell table:style-name="Default" table:formula="of:=[.I27]/1000000" office:value-type="float" office:value="7.79276190495143" calcext:value-type="float">
            <text:p>7.792761905</text:p>
          </table:table-cell>
          <table:table-cell table:style-name="Default" table:formula="of:=[.J27]/1000000" office:value-type="float" office:value="0.15864895293448" calcext:value-type="float">
            <text:p>0.1586489529</text:p>
          </table:table-cell>
          <table:table-cell table:style-name="Default"/>
          <table:table-cell table:style-name="ce33" office:value-type="float" office:value="128504160.28375" calcext:value-type="float">
            <text:p>128,504,160.28</text:p>
          </table:table-cell>
          <table:table-cell table:style-name="ce33" office:value-type="float" office:value="1663063.335" calcext:value-type="float">
            <text:p>1,663,063.34</text:p>
          </table:table-cell>
          <table:table-cell table:style-name="ce33" office:value-type="float" office:value="7792761.90495143" calcext:value-type="float">
            <text:p>7,792,761.90</text:p>
          </table:table-cell>
          <table:table-cell table:style-name="ce33" office:value-type="float" office:value="158648.95293448" calcext:value-type="float">
            <text:p>158,648.95</text:p>
          </table:table-cell>
          <table:table-cell table:number-columns-repeated="4"/>
        </table:table-row>
        <table:table-row table:style-name="ro1">
          <table:table-cell table:style-name="ce15" office:value-type="float" office:value="419431" calcext:value-type="float">
            <text:p>419,431</text:p>
          </table:table-cell>
          <table:table-cell table:formula="of:=[.G28]/1000000" office:value-type="float" office:value="312.777218740417" calcext:value-type="float">
            <text:p>312.7772187404</text:p>
          </table:table-cell>
          <table:table-cell table:formula="of:=[.H28]/1000000" office:value-type="float" office:value="3.30490812125" calcext:value-type="float">
            <text:p>3.3049081213</text:p>
          </table:table-cell>
          <table:table-cell table:style-name="Default" table:formula="of:=[.I28]/1000000" office:value-type="float" office:value="13.4634065578614" calcext:value-type="float">
            <text:p>13.4634065579</text:p>
          </table:table-cell>
          <table:table-cell table:style-name="Default" table:formula="of:=[.J28]/1000000" office:value-type="float" office:value="0.144827838768214" calcext:value-type="float">
            <text:p>0.1448278388</text:p>
          </table:table-cell>
          <table:table-cell table:style-name="Default"/>
          <table:table-cell table:style-name="ce33" office:value-type="float" office:value="312777218.740417" calcext:value-type="float">
            <text:p>312,777,218.74</text:p>
          </table:table-cell>
          <table:table-cell table:style-name="ce33" office:value-type="float" office:value="3304908.12125" calcext:value-type="float">
            <text:p>3,304,908.12</text:p>
          </table:table-cell>
          <table:table-cell table:style-name="ce33" office:value-type="float" office:value="13463406.5578614" calcext:value-type="float">
            <text:p>13,463,406.56</text:p>
          </table:table-cell>
          <table:table-cell table:style-name="ce33" office:value-type="float" office:value="144827.838768214" calcext:value-type="float">
            <text:p>144,827.84</text:p>
          </table:table-cell>
          <table:table-cell table:number-columns-repeated="4"/>
        </table:table-row>
        <table:table-row table:style-name="ro1">
          <table:table-cell table:style-name="ce15" office:value-type="float" office:value="838861" calcext:value-type="float">
            <text:p>838,861</text:p>
          </table:table-cell>
          <table:table-cell table:formula="of:=[.G29]/1000000" office:value-type="float" office:value="727.682452514167" calcext:value-type="float">
            <text:p>727.6824525142</text:p>
          </table:table-cell>
          <table:table-cell table:formula="of:=[.H29]/1000000" office:value-type="float" office:value="6.60373179625" calcext:value-type="float">
            <text:p>6.6037317963</text:p>
          </table:table-cell>
          <table:table-cell table:style-name="Default" table:formula="of:=[.I29]/1000000" office:value-type="float" office:value="31.9466504297206" calcext:value-type="float">
            <text:p>31.9466504297</text:p>
          </table:table-cell>
          <table:table-cell table:style-name="Default" table:formula="of:=[.J29]/1000000" office:value-type="float" office:value="0.258672158536984" calcext:value-type="float">
            <text:p>0.2586721585</text:p>
          </table:table-cell>
          <table:table-cell table:style-name="Default"/>
          <table:table-cell table:style-name="ce33" office:value-type="float" office:value="727682452.514167" calcext:value-type="float">
            <text:p>727,682,452.51</text:p>
          </table:table-cell>
          <table:table-cell table:style-name="ce33" office:value-type="float" office:value="6603731.79625" calcext:value-type="float">
            <text:p>6,603,731.80</text:p>
          </table:table-cell>
          <table:table-cell table:style-name="ce33" office:value-type="float" office:value="31946650.4297206" calcext:value-type="float">
            <text:p>31,946,650.43</text:p>
          </table:table-cell>
          <table:table-cell table:style-name="ce33" office:value-type="float" office:value="258672.158536984" calcext:value-type="float">
            <text:p>258,672.16</text:p>
          </table:table-cell>
          <table:table-cell table:number-columns-repeated="4"/>
        </table:table-row>
        <table:table-row table:style-name="ro1">
          <table:table-cell table:style-name="ce15" office:value-type="float" office:value="1677722" calcext:value-type="float">
            <text:p>1,677,722</text:p>
          </table:table-cell>
          <table:table-cell table:formula="of:=[.G30]/1000000" office:value-type="float" office:value="1483.42016215542" calcext:value-type="float">
            <text:p>1483.4201621554</text:p>
          </table:table-cell>
          <table:table-cell table:formula="of:=[.H30]/1000000" office:value-type="float" office:value="13.2143942125" calcext:value-type="float">
            <text:p>13.2143942125</text:p>
          </table:table-cell>
          <table:table-cell table:style-name="Default" table:formula="of:=[.I30]/1000000" office:value-type="float" office:value="40.2929570551231" calcext:value-type="float">
            <text:p>40.2929570551</text:p>
          </table:table-cell>
          <table:table-cell table:style-name="Default" table:formula="of:=[.J30]/1000000" office:value-type="float" office:value="0.376960776326517" calcext:value-type="float">
            <text:p>0.3769607763</text:p>
          </table:table-cell>
          <table:table-cell table:style-name="Default"/>
          <table:table-cell table:style-name="ce33" office:value-type="float" office:value="1483420162.15542" calcext:value-type="float">
            <text:p>1,483,420,162.16</text:p>
          </table:table-cell>
          <table:table-cell table:style-name="ce33" office:value-type="float" office:value="13214394.2125" calcext:value-type="float">
            <text:p>13,214,394.21</text:p>
          </table:table-cell>
          <table:table-cell table:style-name="ce33" office:value-type="float" office:value="40292957.0551231" calcext:value-type="float">
            <text:p>40,292,957.06</text:p>
          </table:table-cell>
          <table:table-cell table:style-name="ce33" office:value-type="float" office:value="376960.776326517" calcext:value-type="float">
            <text:p>376,960.78</text:p>
          </table:table-cell>
          <table:table-cell table:number-columns-repeated="4"/>
        </table:table-row>
        <table:table-row table:style-name="ro1">
          <table:table-cell table:style-name="ce15" office:value-type="float" office:value="3355444" calcext:value-type="float">
            <text:p>3,355,444</text:p>
          </table:table-cell>
          <table:table-cell table:formula="of:=[.G31]/1000000" office:value-type="float" office:value="2998.85812717208" calcext:value-type="float">
            <text:p>2998.8581271721</text:p>
          </table:table-cell>
          <table:table-cell table:formula="of:=[.H31]/1000000" office:value-type="float" office:value="26.66229836625" calcext:value-type="float">
            <text:p>26.6622983663</text:p>
          </table:table-cell>
          <table:table-cell table:style-name="Default" table:formula="of:=[.I31]/1000000" office:value-type="float" office:value="101.59219786179" calcext:value-type="float">
            <text:p>101.5921978618</text:p>
          </table:table-cell>
          <table:table-cell table:style-name="Default" table:formula="of:=[.J31]/1000000" office:value-type="float" office:value="0.924812662065938" calcext:value-type="float">
            <text:p>0.9248126621</text:p>
          </table:table-cell>
          <table:table-cell table:style-name="Default"/>
          <table:table-cell table:style-name="ce33" office:value-type="float" office:value="2998858127.17208" calcext:value-type="float">
            <text:p>2,998,858,127.17</text:p>
          </table:table-cell>
          <table:table-cell table:style-name="ce33" office:value-type="float" office:value="26662298.36625" calcext:value-type="float">
            <text:p>26,662,298.37</text:p>
          </table:table-cell>
          <table:table-cell table:style-name="ce33" office:value-type="float" office:value="101592197.86179" calcext:value-type="float">
            <text:p>101,592,197.86</text:p>
          </table:table-cell>
          <table:table-cell table:style-name="ce33" office:value-type="float" office:value="924812.662065938" calcext:value-type="float">
            <text:p>924,812.66</text:p>
          </table:table-cell>
          <table:table-cell table:number-columns-repeated="4"/>
        </table:table-row>
        <table:table-row table:style-name="ro1">
          <table:table-cell table:style-name="ce15" office:value-type="float" office:value="6710887" calcext:value-type="float">
            <text:p>6,710,887</text:p>
          </table:table-cell>
          <table:table-cell table:formula="of:=[.G32]/1000000" office:value-type="float" office:value="6093.10151546625" calcext:value-type="float">
            <text:p>6093.1015154663</text:p>
          </table:table-cell>
          <table:table-cell table:formula="of:=[.H32]/1000000" office:value-type="float" office:value="53.28361847" calcext:value-type="float">
            <text:p>53.28361847</text:p>
          </table:table-cell>
          <table:table-cell table:style-name="Default" table:formula="of:=[.I32]/1000000" office:value-type="float" office:value="371.159211614699" calcext:value-type="float">
            <text:p>371.1592116147</text:p>
          </table:table-cell>
          <table:table-cell table:style-name="Default" table:formula="of:=[.J32]/1000000" office:value-type="float" office:value="1.52211770732292" calcext:value-type="float">
            <text:p>1.5221177073</text:p>
          </table:table-cell>
          <table:table-cell table:style-name="Default"/>
          <table:table-cell table:style-name="ce33" office:value-type="float" office:value="6093101515.46625" calcext:value-type="float">
            <text:p>6,093,101,515.47</text:p>
          </table:table-cell>
          <table:table-cell table:style-name="ce33" office:value-type="float" office:value="53283618.47" calcext:value-type="float">
            <text:p>53,283,618.47</text:p>
          </table:table-cell>
          <table:table-cell table:style-name="ce33" office:value-type="float" office:value="371159211.614699" calcext:value-type="float">
            <text:p>371,159,211.61</text:p>
          </table:table-cell>
          <table:table-cell table:style-name="ce33" office:value-type="float" office:value="1522117.70732292" calcext:value-type="float">
            <text:p>1,522,117.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 table:number-columns-repeated="4"/>
          <table:table-cell table:number-columns-repeated="4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FIG" table:style-name="ta1">
        <table:table-column table:style-name="co61" table:default-cell-style-name="Default"/>
        <table:table-column table:style-name="co2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Reference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>
            <text:p>standard deviation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2">
          <table:table-cell office:value-type="string" calcext:value-type="string">
            <text:p>Getting the offset to the </text:p>
            <text:p>First empty cell</text:p>
          </table:table-cell>
          <table:table-cell table:number-columns-repeated="2"/>
          <table:table-cell office:value-type="string" calcext:value-type="string">
            <text:p>“MAX(NOT(ISBLANK(<text:span text:style-name="T1">M1:M10000</text:span>))*ROW(<text:span text:style-name="T1">M1:M10000</text:span>))-ROW(<text:span text:style-name="T2">M1</text:span>)+1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Press Ctrl-Shift-Enter for Array Formula)</text:p>
          </table:table-cell>
        </table:table-row>
      </table:table>
      <table:table table:name="RowsColumnsTransform" table:style-name="ta1">
        <table:table-column table:style-name="co64" table:default-cell-style-name="Default"/>
        <table:table-column table:style-name="co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65" table:default-cell-style-name="Default"/>
        <table:table-column table:style-name="co6" table:default-cell-style-name="ce2"/>
        <table:table-column table:style-name="co6" table:default-cell-style-name="ce7"/>
        <table:table-column table:style-name="co6" table:default-cell-style-name="ce2"/>
        <table:table-column table:style-name="co66" table:default-cell-style-name="ce7"/>
        <table:table-column table:style-name="co10" table:number-columns-repeated="2" table:default-cell-style-name="ce7"/>
        <table:table-column table:style-name="co10" table:default-cell-style-name="ce2"/>
        <table:table-column table:style-name="co21" table:number-columns-repeated="5" table:default-cell-style-name="Default"/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539404.2225" calcext:value-type="float">
            <text:p>3539404.2225</text:p>
          </table:table-cell>
          <table:table-cell office:value-type="float" office:value="92705.793165711" calcext:value-type="float">
            <text:p>92705.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1] + [.$G$1]*[.$I1]" office:value-type="float" office:value="0" calcext:value-type="float">
            <text:p>0</text:p>
          </table:table-cell>
          <table:table-cell/>
          <table:table-cell table:formula="of:=IF(ROW()&gt;[.$G$1]*[.$G$2]; &quot;&quot;; OFFSET([.A$1]; [.$K1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];0))" office:value-type="float" office:value="16384" calcext:value-type="float">
            <text:p>16384</text:p>
          </table:table-cell>
          <table:table-cell table:formula="of:=IF(ROW()&gt;[.$G$1]*[.$G$2]; &quot;&quot;; OFFSET([.C$1]; [.$K1];0))" office:value-type="float" office:value="3539404.2225" calcext:value-type="float">
            <text:p>3539404.2225</text:p>
          </table:table-cell>
          <table:table-cell table:formula="of:=IF(ROW()&gt;[.$G$1]*[.$G$2]; &quot;&quot;; OFFSET([.D$1]; [.$K1];0))" office:value-type="float" office:value="92705.793165711" calcext:value-type="float">
            <text:p>92705.793165711</text:p>
          </table:table-cell>
          <table:table-cell table:formula="of:=IF(ROW()&gt;[.$G$1]*[.$G$2]; &quot;&quot;; OFFSET([.E$1]; [.$K1];0))" office:value-type="float" office:value="3510171" calcext:value-type="float">
            <text:p>3510171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253361.98625" calcext:value-type="float">
            <text:p>3253361.98625</text:p>
          </table:table-cell>
          <table:table-cell office:value-type="float" office:value="81061.7797048937" calcext:value-type="float">
            <text:p>81061.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2] + [.$G$1]*[.$I2]" office:value-type="float" office:value="2" calcext:value-type="float">
            <text:p>2</text:p>
          </table:table-cell>
          <table:table-cell/>
          <table:table-cell table:formula="of:=IF(ROW()&gt;[.$G$1]*[.$G$2]; &quot;&quot;; OFFSET([.A$1]; [.$K2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2];0))" office:value-type="float" office:value="32768" calcext:value-type="float">
            <text:p>32768</text:p>
          </table:table-cell>
          <table:table-cell table:formula="of:=IF(ROW()&gt;[.$G$1]*[.$G$2]; &quot;&quot;; OFFSET([.C$1]; [.$K2];0))" office:value-type="float" office:value="7185755.18375" calcext:value-type="float">
            <text:p>7185755.18375</text:p>
          </table:table-cell>
          <table:table-cell table:formula="of:=IF(ROW()&gt;[.$G$1]*[.$G$2]; &quot;&quot;; OFFSET([.D$1]; [.$K2];0))" office:value-type="float" office:value="207077.383113001" calcext:value-type="float">
            <text:p>207077.383113001</text:p>
          </table:table-cell>
          <table:table-cell table:formula="of:=IF(ROW()&gt;[.$G$1]*[.$G$2]; &quot;&quot;; OFFSET([.E$1]; [.$K2];0))" office:value-type="float" office:value="7189264" calcext:value-type="float">
            <text:p>7189264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.18375</text:p>
          </table:table-cell>
          <table:table-cell office:value-type="float" office:value="207077.383113001" calcext:value-type="float">
            <text:p>207077.383113001</text:p>
          </table:table-cell>
          <table:table-cell office:value-type="float" office:value="7189264" calcext:value-type="float">
            <text:p>718926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3] + [.$G$1]*[.$I3]" office:value-type="float" office:value="4" calcext:value-type="float">
            <text:p>4</text:p>
          </table:table-cell>
          <table:table-cell/>
          <table:table-cell table:formula="of:=IF(ROW()&gt;[.$G$1]*[.$G$2]; &quot;&quot;; OFFSET([.A$1]; [.$K3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3];0))" office:value-type="float" office:value="65536" calcext:value-type="float">
            <text:p>65536</text:p>
          </table:table-cell>
          <table:table-cell table:formula="of:=IF(ROW()&gt;[.$G$1]*[.$G$2]; &quot;&quot;; OFFSET([.C$1]; [.$K3];0))" office:value-type="float" office:value="15050258.77625" calcext:value-type="float">
            <text:p>15050258.77625</text:p>
          </table:table-cell>
          <table:table-cell table:formula="of:=IF(ROW()&gt;[.$G$1]*[.$G$2]; &quot;&quot;; OFFSET([.D$1]; [.$K3];0))" office:value-type="float" office:value="381329.421326827" calcext:value-type="float">
            <text:p>381329.421326827</text:p>
          </table:table-cell>
          <table:table-cell table:formula="of:=IF(ROW()&gt;[.$G$1]*[.$G$2]; &quot;&quot;; OFFSET([.E$1]; [.$K3];0))" office:value-type="float" office:value="15092706" calcext:value-type="float">
            <text:p>150927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.53125</text:p>
          </table:table-cell>
          <table:table-cell office:value-type="float" office:value="405433.968643348" calcext:value-type="float">
            <text:p>405433.968643348</text:p>
          </table:table-cell>
          <table:table-cell office:value-type="float" office:value="6690193" calcext:value-type="float">
            <text:p>6690193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4] + [.$G$1]*[.$I4]" office:value-type="float" office:value="6" calcext:value-type="float">
            <text:p>6</text:p>
          </table:table-cell>
          <table:table-cell/>
          <table:table-cell table:formula="of:=IF(ROW()&gt;[.$G$1]*[.$G$2]; &quot;&quot;; OFFSET([.A$1]; [.$K4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4];0))" office:value-type="float" office:value="131072" calcext:value-type="float">
            <text:p>131072</text:p>
          </table:table-cell>
          <table:table-cell table:formula="of:=IF(ROW()&gt;[.$G$1]*[.$G$2]; &quot;&quot;; OFFSET([.C$1]; [.$K4];0))" office:value-type="float" office:value="30985362.3125" calcext:value-type="float">
            <text:p>30985362.3125</text:p>
          </table:table-cell>
          <table:table-cell table:formula="of:=IF(ROW()&gt;[.$G$1]*[.$G$2]; &quot;&quot;; OFFSET([.D$1]; [.$K4];0))" office:value-type="float" office:value="1146627.29594822" calcext:value-type="float">
            <text:p>1146627.29594822</text:p>
          </table:table-cell>
          <table:table-cell table:formula="of:=IF(ROW()&gt;[.$G$1]*[.$G$2]; &quot;&quot;; OFFSET([.E$1]; [.$K4];0))" office:value-type="float" office:value="30865808" calcext:value-type="float">
            <text:p>308658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.77625</text:p>
          </table:table-cell>
          <table:table-cell office:value-type="float" office:value="381329.421326827" calcext:value-type="float">
            <text:p>381329.421326827</text:p>
          </table:table-cell>
          <table:table-cell office:value-type="float" office:value="15092706" calcext:value-type="float">
            <text:p>15092706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5] + [.$G$1]*[.$I5]" office:value-type="float" office:value="8" calcext:value-type="float">
            <text:p>8</text:p>
          </table:table-cell>
          <table:table-cell/>
          <table:table-cell table:formula="of:=IF(ROW()&gt;[.$G$1]*[.$G$2]; &quot;&quot;; OFFSET([.A$1]; [.$K5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5];0))" office:value-type="float" office:value="262144" calcext:value-type="float">
            <text:p>262144</text:p>
          </table:table-cell>
          <table:table-cell table:formula="of:=IF(ROW()&gt;[.$G$1]*[.$G$2]; &quot;&quot;; OFFSET([.C$1]; [.$K5];0))" office:value-type="float" office:value="61594739.09375" calcext:value-type="float">
            <text:p>61594739.09375</text:p>
          </table:table-cell>
          <table:table-cell table:formula="of:=IF(ROW()&gt;[.$G$1]*[.$G$2]; &quot;&quot;; OFFSET([.D$1]; [.$K5];0))" office:value-type="float" office:value="1521522.83521895" calcext:value-type="float">
            <text:p>1521522.83521895</text:p>
          </table:table-cell>
          <table:table-cell table:formula="of:=IF(ROW()&gt;[.$G$1]*[.$G$2]; &quot;&quot;; OFFSET([.E$1]; [.$K5];0))" office:value-type="float" office:value="61761979" calcext:value-type="float">
            <text:p>61761979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.8175</text:p>
          </table:table-cell>
          <table:table-cell office:value-type="float" office:value="428980.027715954" calcext:value-type="float">
            <text:p>428980.027715954</text:p>
          </table:table-cell>
          <table:table-cell office:value-type="float" office:value="13376966" calcext:value-type="float">
            <text:p>13376966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6] + [.$G$1]*[.$I6]" office:value-type="float" office:value="10" calcext:value-type="float">
            <text:p>10</text:p>
          </table:table-cell>
          <table:table-cell/>
          <table:table-cell table:formula="of:=IF(ROW()&gt;[.$G$1]*[.$G$2]; &quot;&quot;; OFFSET([.A$1]; [.$K6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6];0))" office:value-type="float" office:value="524288" calcext:value-type="float">
            <text:p>524288</text:p>
          </table:table-cell>
          <table:table-cell table:formula="of:=IF(ROW()&gt;[.$G$1]*[.$G$2]; &quot;&quot;; OFFSET([.C$1]; [.$K6];0))" office:value-type="float" office:value="124035486.79375" calcext:value-type="float">
            <text:p>124035486.79375</text:p>
          </table:table-cell>
          <table:table-cell table:formula="of:=IF(ROW()&gt;[.$G$1]*[.$G$2]; &quot;&quot;; OFFSET([.D$1]; [.$K6];0))" office:value-type="float" office:value="3343142.86500022" calcext:value-type="float">
            <text:p>3343142.86500022</text:p>
          </table:table-cell>
          <table:table-cell table:formula="of:=IF(ROW()&gt;[.$G$1]*[.$G$2]; &quot;&quot;; OFFSET([.E$1]; [.$K6];0))" office:value-type="float" office:value="123762588" calcext:value-type="float">
            <text:p>12376258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.3125</text:p>
          </table:table-cell>
          <table:table-cell office:value-type="float" office:value="1146627.29594822" calcext:value-type="float">
            <text:p>1146627.29594822</text:p>
          </table:table-cell>
          <table:table-cell office:value-type="float" office:value="30865808" calcext:value-type="float">
            <text:p>30865808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7] + [.$G$1]*[.$I7]" office:value-type="float" office:value="12" calcext:value-type="float">
            <text:p>12</text:p>
          </table:table-cell>
          <table:table-cell/>
          <table:table-cell table:formula="of:=IF(ROW()&gt;[.$G$1]*[.$G$2]; &quot;&quot;; OFFSET([.A$1]; [.$K7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7];0))" office:value-type="float" office:value="1048576" calcext:value-type="float">
            <text:p>1048576</text:p>
          </table:table-cell>
          <table:table-cell table:formula="of:=IF(ROW()&gt;[.$G$1]*[.$G$2]; &quot;&quot;; OFFSET([.C$1]; [.$K7];0))" office:value-type="float" office:value="253449444.87125" calcext:value-type="float">
            <text:p>253449444.87125</text:p>
          </table:table-cell>
          <table:table-cell table:formula="of:=IF(ROW()&gt;[.$G$1]*[.$G$2]; &quot;&quot;; OFFSET([.D$1]; [.$K7];0))" office:value-type="float" office:value="5149325.01258098" calcext:value-type="float">
            <text:p>5149325.01258098</text:p>
          </table:table-cell>
          <table:table-cell table:formula="of:=IF(ROW()&gt;[.$G$1]*[.$G$2]; &quot;&quot;; OFFSET([.E$1]; [.$K7];0))" office:value-type="float" office:value="252853724" calcext:value-type="float">
            <text:p>252853724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.9075</text:p>
          </table:table-cell>
          <table:table-cell office:value-type="float" office:value="583434.074059254" calcext:value-type="float">
            <text:p>583434.074059254</text:p>
          </table:table-cell>
          <table:table-cell office:value-type="float" office:value="28278939" calcext:value-type="float">
            <text:p>28278939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8] + [.$G$1]*[.$I8]" office:value-type="float" office:value="14" calcext:value-type="float">
            <text:p>14</text:p>
          </table:table-cell>
          <table:table-cell/>
          <table:table-cell table:formula="of:=IF(ROW()&gt;[.$G$1]*[.$G$2]; &quot;&quot;; OFFSET([.A$1]; [.$K8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8];0))" office:value-type="float" office:value="2097152" calcext:value-type="float">
            <text:p>2097152</text:p>
          </table:table-cell>
          <table:table-cell table:formula="of:=IF(ROW()&gt;[.$G$1]*[.$G$2]; &quot;&quot;; OFFSET([.C$1]; [.$K8];0))" office:value-type="float" office:value="502762452.3975" calcext:value-type="float">
            <text:p>502762452.3975</text:p>
          </table:table-cell>
          <table:table-cell table:formula="of:=IF(ROW()&gt;[.$G$1]*[.$G$2]; &quot;&quot;; OFFSET([.D$1]; [.$K8];0))" office:value-type="float" office:value="11620128.8250423" calcext:value-type="float">
            <text:p>11620128.8250423</text:p>
          </table:table-cell>
          <table:table-cell table:formula="of:=IF(ROW()&gt;[.$G$1]*[.$G$2]; &quot;&quot;; OFFSET([.E$1]; [.$K8];0))" office:value-type="float" office:value="501033208" calcext:value-type="float">
            <text:p>5010332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.09375</text:p>
          </table:table-cell>
          <table:table-cell office:value-type="float" office:value="1521522.83521895" calcext:value-type="float">
            <text:p>1521522.83521895</text:p>
          </table:table-cell>
          <table:table-cell office:value-type="float" office:value="61761979" calcext:value-type="float">
            <text:p>61761979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9] + [.$G$1]*[.$I9]" office:value-type="float" office:value="16" calcext:value-type="float">
            <text:p>16</text:p>
          </table:table-cell>
          <table:table-cell/>
          <table:table-cell table:formula="of:=IF(ROW()&gt;[.$G$1]*[.$G$2]; &quot;&quot;; OFFSET([.A$1]; [.$K9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9];0))" office:value-type="float" office:value="4194304" calcext:value-type="float">
            <text:p>4194304</text:p>
          </table:table-cell>
          <table:table-cell table:formula="of:=IF(ROW()&gt;[.$G$1]*[.$G$2]; &quot;&quot;; OFFSET([.C$1]; [.$K9];0))" office:value-type="float" office:value="988395892.10625" calcext:value-type="float">
            <text:p>988395892.10625</text:p>
          </table:table-cell>
          <table:table-cell table:formula="of:=IF(ROW()&gt;[.$G$1]*[.$G$2]; &quot;&quot;; OFFSET([.D$1]; [.$K9];0))" office:value-type="float" office:value="23802902.1709479" calcext:value-type="float">
            <text:p>23802902.1709479</text:p>
          </table:table-cell>
          <table:table-cell table:formula="of:=IF(ROW()&gt;[.$G$1]*[.$G$2]; &quot;&quot;; OFFSET([.E$1]; [.$K9];0))" office:value-type="float" office:value="989613180" calcext:value-type="float">
            <text:p>989613180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.35</text:p>
          </table:table-cell>
          <table:table-cell office:value-type="float" office:value="1011589.19499716" calcext:value-type="float">
            <text:p>1011589.19499716</text:p>
          </table:table-cell>
          <table:table-cell office:value-type="float" office:value="58170982" calcext:value-type="float">
            <text:p>58170982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3" table:formula="of:=[.$J10] + [.$G$1]*[.$I10]" office:value-type="float" office:value="18" calcext:value-type="float">
            <text:p>18</text:p>
          </table:table-cell>
          <table:table-cell/>
          <table:table-cell table:formula="of:=IF(ROW()&gt;[.$G$1]*[.$G$2]; &quot;&quot;; OFFSET([.A$1]; [.$K10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0];0))" office:value-type="float" office:value="8388608" calcext:value-type="float">
            <text:p>8388608</text:p>
          </table:table-cell>
          <table:table-cell table:formula="of:=IF(ROW()&gt;[.$G$1]*[.$G$2]; &quot;&quot;; OFFSET([.C$1]; [.$K10];0))" office:value-type="float" office:value="1994284049.03375" calcext:value-type="float">
            <text:p>1994284049.03375</text:p>
          </table:table-cell>
          <table:table-cell table:formula="of:=IF(ROW()&gt;[.$G$1]*[.$G$2]; &quot;&quot;; OFFSET([.D$1]; [.$K10];0))" office:value-type="float" office:value="36732359.4743551" calcext:value-type="float">
            <text:p>36732359.4743551</text:p>
          </table:table-cell>
          <table:table-cell table:formula="of:=IF(ROW()&gt;[.$G$1]*[.$G$2]; &quot;&quot;; OFFSET([.E$1]; [.$K10];0))" office:value-type="float" office:value="2000337418" calcext:value-type="float">
            <text:p>200033741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.79375</text:p>
          </table:table-cell>
          <table:table-cell office:value-type="float" office:value="3343142.86500022" calcext:value-type="float">
            <text:p>3343142.86500022</text:p>
          </table:table-cell>
          <table:table-cell office:value-type="float" office:value="123762588" calcext:value-type="float">
            <text:p>123762588</text:p>
          </table:table-cell>
          <table:table-cell table:number-columns-repeated="3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1] + [.$G$1]*[.$I11]" office:value-type="float" office:value="1" calcext:value-type="float">
            <text:p>1</text:p>
          </table:table-cell>
          <table:table-cell/>
          <table:table-cell table:formula="of:=IF(ROW()&gt;[.$G$1]*[.$G$2]; &quot;&quot;; OFFSET([.A$1]; [.$K11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1];0))" office:value-type="float" office:value="16384" calcext:value-type="float">
            <text:p>16384</text:p>
          </table:table-cell>
          <table:table-cell table:formula="of:=IF(ROW()&gt;[.$G$1]*[.$G$2]; &quot;&quot;; OFFSET([.C$1]; [.$K11];0))" office:value-type="float" office:value="3253361.98625" calcext:value-type="float">
            <text:p>3253361.98625</text:p>
          </table:table-cell>
          <table:table-cell table:formula="of:=IF(ROW()&gt;[.$G$1]*[.$G$2]; &quot;&quot;; OFFSET([.D$1]; [.$K11];0))" office:value-type="float" office:value="81061.7797048937" calcext:value-type="float">
            <text:p>81061.7797048937</text:p>
          </table:table-cell>
          <table:table-cell table:formula="of:=IF(ROW()&gt;[.$G$1]*[.$G$2]; &quot;&quot;; OFFSET([.E$1]; [.$K11];0))" office:value-type="float" office:value="3230058" calcext:value-type="float">
            <text:p>3230058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.7</text:p>
          </table:table-cell>
          <table:table-cell office:value-type="float" office:value="2416914.47681895" calcext:value-type="float">
            <text:p>2416914.47681895</text:p>
          </table:table-cell>
          <table:table-cell office:value-type="float" office:value="116020370" calcext:value-type="float">
            <text:p>116020370</text:p>
          </table:table-cell>
          <table:table-cell table:number-columns-repeated="3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2] + [.$G$1]*[.$I12]" office:value-type="float" office:value="3" calcext:value-type="float">
            <text:p>3</text:p>
          </table:table-cell>
          <table:table-cell/>
          <table:table-cell table:formula="of:=IF(ROW()&gt;[.$G$1]*[.$G$2]; &quot;&quot;; OFFSET([.A$1]; [.$K12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2];0))" office:value-type="float" office:value="32768" calcext:value-type="float">
            <text:p>32768</text:p>
          </table:table-cell>
          <table:table-cell table:formula="of:=IF(ROW()&gt;[.$G$1]*[.$G$2]; &quot;&quot;; OFFSET([.C$1]; [.$K12];0))" office:value-type="float" office:value="6746630.53125" calcext:value-type="float">
            <text:p>6746630.53125</text:p>
          </table:table-cell>
          <table:table-cell table:formula="of:=IF(ROW()&gt;[.$G$1]*[.$G$2]; &quot;&quot;; OFFSET([.D$1]; [.$K12];0))" office:value-type="float" office:value="405433.968643348" calcext:value-type="float">
            <text:p>405433.968643348</text:p>
          </table:table-cell>
          <table:table-cell table:formula="of:=IF(ROW()&gt;[.$G$1]*[.$G$2]; &quot;&quot;; OFFSET([.E$1]; [.$K12];0))" office:value-type="float" office:value="6690193" calcext:value-type="float">
            <text:p>6690193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.87125</text:p>
          </table:table-cell>
          <table:table-cell office:value-type="float" office:value="5149325.01258098" calcext:value-type="float">
            <text:p>5149325.01258098</text:p>
          </table:table-cell>
          <table:table-cell office:value-type="float" office:value="252853724" calcext:value-type="float">
            <text:p>25285372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3] + [.$G$1]*[.$I13]" office:value-type="float" office:value="5" calcext:value-type="float">
            <text:p>5</text:p>
          </table:table-cell>
          <table:table-cell/>
          <table:table-cell table:formula="of:=IF(ROW()&gt;[.$G$1]*[.$G$2]; &quot;&quot;; OFFSET([.A$1]; [.$K13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3];0))" office:value-type="float" office:value="65536" calcext:value-type="float">
            <text:p>65536</text:p>
          </table:table-cell>
          <table:table-cell table:formula="of:=IF(ROW()&gt;[.$G$1]*[.$G$2]; &quot;&quot;; OFFSET([.C$1]; [.$K13];0))" office:value-type="float" office:value="13459140.8175" calcext:value-type="float">
            <text:p>13459140.8175</text:p>
          </table:table-cell>
          <table:table-cell table:formula="of:=IF(ROW()&gt;[.$G$1]*[.$G$2]; &quot;&quot;; OFFSET([.D$1]; [.$K13];0))" office:value-type="float" office:value="428980.027715954" calcext:value-type="float">
            <text:p>428980.027715954</text:p>
          </table:table-cell>
          <table:table-cell table:formula="of:=IF(ROW()&gt;[.$G$1]*[.$G$2]; &quot;&quot;; OFFSET([.E$1]; [.$K13];0))" office:value-type="float" office:value="13376966" calcext:value-type="float">
            <text:p>1337696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.65</text:p>
          </table:table-cell>
          <table:table-cell office:value-type="float" office:value="5273396.35472611" calcext:value-type="float">
            <text:p>5273396.35472611</text:p>
          </table:table-cell>
          <table:table-cell office:value-type="float" office:value="229012106" calcext:value-type="float">
            <text:p>229012106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4] + [.$G$1]*[.$I14]" office:value-type="float" office:value="7" calcext:value-type="float">
            <text:p>7</text:p>
          </table:table-cell>
          <table:table-cell/>
          <table:table-cell table:formula="of:=IF(ROW()&gt;[.$G$1]*[.$G$2]; &quot;&quot;; OFFSET([.A$1]; [.$K14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4];0))" office:value-type="float" office:value="131072" calcext:value-type="float">
            <text:p>131072</text:p>
          </table:table-cell>
          <table:table-cell table:formula="of:=IF(ROW()&gt;[.$G$1]*[.$G$2]; &quot;&quot;; OFFSET([.C$1]; [.$K14];0))" office:value-type="float" office:value="28361462.9075" calcext:value-type="float">
            <text:p>28361462.9075</text:p>
          </table:table-cell>
          <table:table-cell table:formula="of:=IF(ROW()&gt;[.$G$1]*[.$G$2]; &quot;&quot;; OFFSET([.D$1]; [.$K14];0))" office:value-type="float" office:value="583434.074059254" calcext:value-type="float">
            <text:p>583434.074059254</text:p>
          </table:table-cell>
          <table:table-cell table:formula="of:=IF(ROW()&gt;[.$G$1]*[.$G$2]; &quot;&quot;; OFFSET([.E$1]; [.$K14];0))" office:value-type="float" office:value="28278939" calcext:value-type="float">
            <text:p>28278939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.3975</text:p>
          </table:table-cell>
          <table:table-cell office:value-type="float" office:value="11620128.8250423" calcext:value-type="float">
            <text:p>11620128.8250423</text:p>
          </table:table-cell>
          <table:table-cell office:value-type="float" office:value="501033208" calcext:value-type="float">
            <text:p>501033208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5] + [.$G$1]*[.$I15]" office:value-type="float" office:value="9" calcext:value-type="float">
            <text:p>9</text:p>
          </table:table-cell>
          <table:table-cell/>
          <table:table-cell table:formula="of:=IF(ROW()&gt;[.$G$1]*[.$G$2]; &quot;&quot;; OFFSET([.A$1]; [.$K15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5];0))" office:value-type="float" office:value="262144" calcext:value-type="float">
            <text:p>262144</text:p>
          </table:table-cell>
          <table:table-cell table:formula="of:=IF(ROW()&gt;[.$G$1]*[.$G$2]; &quot;&quot;; OFFSET([.C$1]; [.$K15];0))" office:value-type="float" office:value="58256638.35" calcext:value-type="float">
            <text:p>58256638.35</text:p>
          </table:table-cell>
          <table:table-cell table:formula="of:=IF(ROW()&gt;[.$G$1]*[.$G$2]; &quot;&quot;; OFFSET([.D$1]; [.$K15];0))" office:value-type="float" office:value="1011589.19499716" calcext:value-type="float">
            <text:p>1011589.19499716</text:p>
          </table:table-cell>
          <table:table-cell table:formula="of:=IF(ROW()&gt;[.$G$1]*[.$G$2]; &quot;&quot;; OFFSET([.E$1]; [.$K15];0))" office:value-type="float" office:value="58170982" calcext:value-type="float">
            <text:p>58170982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.9</text:p>
          </table:table-cell>
          <table:table-cell office:value-type="float" office:value="10263147.9736703" calcext:value-type="float">
            <text:p>10263147.9736703</text:p>
          </table:table-cell>
          <table:table-cell office:value-type="float" office:value="456518020" calcext:value-type="float">
            <text:p>456518020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6] + [.$G$1]*[.$I16]" office:value-type="float" office:value="11" calcext:value-type="float">
            <text:p>11</text:p>
          </table:table-cell>
          <table:table-cell/>
          <table:table-cell table:formula="of:=IF(ROW()&gt;[.$G$1]*[.$G$2]; &quot;&quot;; OFFSET([.A$1]; [.$K16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6];0))" office:value-type="float" office:value="524288" calcext:value-type="float">
            <text:p>524288</text:p>
          </table:table-cell>
          <table:table-cell table:formula="of:=IF(ROW()&gt;[.$G$1]*[.$G$2]; &quot;&quot;; OFFSET([.C$1]; [.$K16];0))" office:value-type="float" office:value="116020466.7" calcext:value-type="float">
            <text:p>116020466.7</text:p>
          </table:table-cell>
          <table:table-cell table:formula="of:=IF(ROW()&gt;[.$G$1]*[.$G$2]; &quot;&quot;; OFFSET([.D$1]; [.$K16];0))" office:value-type="float" office:value="2416914.47681895" calcext:value-type="float">
            <text:p>2416914.47681895</text:p>
          </table:table-cell>
          <table:table-cell table:formula="of:=IF(ROW()&gt;[.$G$1]*[.$G$2]; &quot;&quot;; OFFSET([.E$1]; [.$K16];0))" office:value-type="float" office:value="116020370" calcext:value-type="float">
            <text:p>11602037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.10625</text:p>
          </table:table-cell>
          <table:table-cell office:value-type="float" office:value="23802902.1709479" calcext:value-type="float">
            <text:p>23802902.1709479</text:p>
          </table:table-cell>
          <table:table-cell office:value-type="float" office:value="989613180" calcext:value-type="float">
            <text:p>989613180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7] + [.$G$1]*[.$I17]" office:value-type="float" office:value="13" calcext:value-type="float">
            <text:p>13</text:p>
          </table:table-cell>
          <table:table-cell/>
          <table:table-cell table:formula="of:=IF(ROW()&gt;[.$G$1]*[.$G$2]; &quot;&quot;; OFFSET([.A$1]; [.$K17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7];0))" office:value-type="float" office:value="1048576" calcext:value-type="float">
            <text:p>1048576</text:p>
          </table:table-cell>
          <table:table-cell table:formula="of:=IF(ROW()&gt;[.$G$1]*[.$G$2]; &quot;&quot;; OFFSET([.C$1]; [.$K17];0))" office:value-type="float" office:value="228995908.65" calcext:value-type="float">
            <text:p>228995908.65</text:p>
          </table:table-cell>
          <table:table-cell table:formula="of:=IF(ROW()&gt;[.$G$1]*[.$G$2]; &quot;&quot;; OFFSET([.D$1]; [.$K17];0))" office:value-type="float" office:value="5273396.35472611" calcext:value-type="float">
            <text:p>5273396.35472611</text:p>
          </table:table-cell>
          <table:table-cell table:formula="of:=IF(ROW()&gt;[.$G$1]*[.$G$2]; &quot;&quot;; OFFSET([.E$1]; [.$K17];0))" office:value-type="float" office:value="229012106" calcext:value-type="float">
            <text:p>2290121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.22875</text:p>
          </table:table-cell>
          <table:table-cell office:value-type="float" office:value="15011308.4297754" calcext:value-type="float">
            <text:p>15011308.4297754</text:p>
          </table:table-cell>
          <table:table-cell office:value-type="float" office:value="914386995" calcext:value-type="float">
            <text:p>914386995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8] + [.$G$1]*[.$I18]" office:value-type="float" office:value="15" calcext:value-type="float">
            <text:p>15</text:p>
          </table:table-cell>
          <table:table-cell/>
          <table:table-cell table:formula="of:=IF(ROW()&gt;[.$G$1]*[.$G$2]; &quot;&quot;; OFFSET([.A$1]; [.$K18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8];0))" office:value-type="float" office:value="2097152" calcext:value-type="float">
            <text:p>2097152</text:p>
          </table:table-cell>
          <table:table-cell table:formula="of:=IF(ROW()&gt;[.$G$1]*[.$G$2]; &quot;&quot;; OFFSET([.C$1]; [.$K18];0))" office:value-type="float" office:value="454614061.9" calcext:value-type="float">
            <text:p>454614061.9</text:p>
          </table:table-cell>
          <table:table-cell table:formula="of:=IF(ROW()&gt;[.$G$1]*[.$G$2]; &quot;&quot;; OFFSET([.D$1]; [.$K18];0))" office:value-type="float" office:value="10263147.9736703" calcext:value-type="float">
            <text:p>10263147.9736703</text:p>
          </table:table-cell>
          <table:table-cell table:formula="of:=IF(ROW()&gt;[.$G$1]*[.$G$2]; &quot;&quot;; OFFSET([.E$1]; [.$K18];0))" office:value-type="float" office:value="456518020" calcext:value-type="float">
            <text:p>45651802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.03375</text:p>
          </table:table-cell>
          <table:table-cell office:value-type="float" office:value="36732359.4743551" calcext:value-type="float">
            <text:p>36732359.4743551</text:p>
          </table:table-cell>
          <table:table-cell office:value-type="float" office:value="2000337418" calcext:value-type="float">
            <text:p>2000337418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19] + [.$G$1]*[.$I19]" office:value-type="float" office:value="17" calcext:value-type="float">
            <text:p>17</text:p>
          </table:table-cell>
          <table:table-cell/>
          <table:table-cell table:formula="of:=IF(ROW()&gt;[.$G$1]*[.$G$2]; &quot;&quot;; OFFSET([.A$1]; [.$K19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9];0))" office:value-type="float" office:value="4194304" calcext:value-type="float">
            <text:p>4194304</text:p>
          </table:table-cell>
          <table:table-cell table:formula="of:=IF(ROW()&gt;[.$G$1]*[.$G$2]; &quot;&quot;; OFFSET([.C$1]; [.$K19];0))" office:value-type="float" office:value="908805617.22875" calcext:value-type="float">
            <text:p>908805617.22875</text:p>
          </table:table-cell>
          <table:table-cell table:formula="of:=IF(ROW()&gt;[.$G$1]*[.$G$2]; &quot;&quot;; OFFSET([.D$1]; [.$K19];0))" office:value-type="float" office:value="15011308.4297754" calcext:value-type="float">
            <text:p>15011308.4297754</text:p>
          </table:table-cell>
          <table:table-cell table:formula="of:=IF(ROW()&gt;[.$G$1]*[.$G$2]; &quot;&quot;; OFFSET([.E$1]; [.$K19];0))" office:value-type="float" office:value="914386995" calcext:value-type="float">
            <text:p>914386995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.265</text:p>
          </table:table-cell>
          <table:table-cell office:value-type="float" office:value="31586031.7839509" calcext:value-type="float">
            <text:p>31586031.7839509</text:p>
          </table:table-cell>
          <table:table-cell office:value-type="float" office:value="1840254317" calcext:value-type="float">
            <text:p>1840254317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3" table:formula="of:=[.$J20] + [.$G$1]*[.$I20]" office:value-type="float" office:value="19" calcext:value-type="float">
            <text:p>19</text:p>
          </table:table-cell>
          <table:table-cell/>
          <table:table-cell table:formula="of:=IF(ROW()&gt;[.$G$1]*[.$G$2]; &quot;&quot;; OFFSET([.A$1]; [.$K20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20];0))" office:value-type="float" office:value="8388608" calcext:value-type="float">
            <text:p>8388608</text:p>
          </table:table-cell>
          <table:table-cell table:formula="of:=IF(ROW()&gt;[.$G$1]*[.$G$2]; &quot;&quot;; OFFSET([.C$1]; [.$K20];0))" office:value-type="float" office:value="1832328903.265" calcext:value-type="float">
            <text:p>1832328903.265</text:p>
          </table:table-cell>
          <table:table-cell table:formula="of:=IF(ROW()&gt;[.$G$1]*[.$G$2]; &quot;&quot;; OFFSET([.D$1]; [.$K20];0))" office:value-type="float" office:value="31586031.7839509" calcext:value-type="float">
            <text:p>31586031.7839509</text:p>
          </table:table-cell>
          <table:table-cell table:formula="of:=IF(ROW()&gt;[.$G$1]*[.$G$2]; &quot;&quot;; OFFSET([.E$1]; [.$K20];0))" office:value-type="float" office:value="1840254317" calcext:value-type="float">
            <text:p>1840254317</text:p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1] + [.$G$1]*[.$I21]" office:value-type="float" office:value="2" calcext:value-type="float">
            <text:p>2</text:p>
          </table:table-cell>
          <table:table-cell/>
          <table:table-cell table:formula="of:=IF(ROW()&gt;[.$G$1]*[.$G$2]; &quot;&quot;; OFFSET([.A$1]; [.$K21];0))">
            <text:p/>
          </table:table-cell>
          <table:table-cell table:formula="of:=IF(ROW()&gt;[.$G$1]*[.$G$2]; &quot;&quot;; OFFSET([.B$1]; [.$K21];0))">
            <text:p/>
          </table:table-cell>
          <table:table-cell table:formula="of:=IF(ROW()&gt;[.$G$1]*[.$G$2]; &quot;&quot;; OFFSET([.C$1]; [.$K21];0))">
            <text:p/>
          </table:table-cell>
          <table:table-cell table:formula="of:=IF(ROW()&gt;[.$G$1]*[.$G$2]; &quot;&quot;; OFFSET([.D$1]; [.$K21];0))">
            <text:p/>
          </table:table-cell>
          <table:table-cell table:formula="of:=IF(ROW()&gt;[.$G$1]*[.$G$2]; &quot;&quot;; OFFSET([.E$1]; [.$K2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2] + [.$G$1]*[.$I22]" office:value-type="float" office:value="4" calcext:value-type="float">
            <text:p>4</text:p>
          </table:table-cell>
          <table:table-cell/>
          <table:table-cell table:formula="of:=IF(ROW()&gt;[.$G$1]*[.$G$2]; &quot;&quot;; OFFSET([.A$1]; [.$K22];0))">
            <text:p/>
          </table:table-cell>
          <table:table-cell table:formula="of:=IF(ROW()&gt;[.$G$1]*[.$G$2]; &quot;&quot;; OFFSET([.B$1]; [.$K22];0))">
            <text:p/>
          </table:table-cell>
          <table:table-cell table:formula="of:=IF(ROW()&gt;[.$G$1]*[.$G$2]; &quot;&quot;; OFFSET([.C$1]; [.$K22];0))">
            <text:p/>
          </table:table-cell>
          <table:table-cell table:formula="of:=IF(ROW()&gt;[.$G$1]*[.$G$2]; &quot;&quot;; OFFSET([.D$1]; [.$K22];0))">
            <text:p/>
          </table:table-cell>
          <table:table-cell table:formula="of:=IF(ROW()&gt;[.$G$1]*[.$G$2]; &quot;&quot;; OFFSET([.E$1]; [.$K2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3] + [.$G$1]*[.$I23]" office:value-type="float" office:value="6" calcext:value-type="float">
            <text:p>6</text:p>
          </table:table-cell>
          <table:table-cell/>
          <table:table-cell table:formula="of:=IF(ROW()&gt;[.$G$1]*[.$G$2]; &quot;&quot;; OFFSET([.A$1]; [.$K23];0))">
            <text:p/>
          </table:table-cell>
          <table:table-cell table:formula="of:=IF(ROW()&gt;[.$G$1]*[.$G$2]; &quot;&quot;; OFFSET([.B$1]; [.$K23];0))">
            <text:p/>
          </table:table-cell>
          <table:table-cell table:formula="of:=IF(ROW()&gt;[.$G$1]*[.$G$2]; &quot;&quot;; OFFSET([.C$1]; [.$K23];0))">
            <text:p/>
          </table:table-cell>
          <table:table-cell table:formula="of:=IF(ROW()&gt;[.$G$1]*[.$G$2]; &quot;&quot;; OFFSET([.D$1]; [.$K23];0))">
            <text:p/>
          </table:table-cell>
          <table:table-cell table:formula="of:=IF(ROW()&gt;[.$G$1]*[.$G$2]; &quot;&quot;; OFFSET([.E$1]; [.$K2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4] + [.$G$1]*[.$I24]" office:value-type="float" office:value="8" calcext:value-type="float">
            <text:p>8</text:p>
          </table:table-cell>
          <table:table-cell/>
          <table:table-cell table:formula="of:=IF(ROW()&gt;[.$G$1]*[.$G$2]; &quot;&quot;; OFFSET([.A$1]; [.$K24];0))">
            <text:p/>
          </table:table-cell>
          <table:table-cell table:formula="of:=IF(ROW()&gt;[.$G$1]*[.$G$2]; &quot;&quot;; OFFSET([.B$1]; [.$K24];0))">
            <text:p/>
          </table:table-cell>
          <table:table-cell table:formula="of:=IF(ROW()&gt;[.$G$1]*[.$G$2]; &quot;&quot;; OFFSET([.C$1]; [.$K24];0))">
            <text:p/>
          </table:table-cell>
          <table:table-cell table:formula="of:=IF(ROW()&gt;[.$G$1]*[.$G$2]; &quot;&quot;; OFFSET([.D$1]; [.$K24];0))">
            <text:p/>
          </table:table-cell>
          <table:table-cell table:formula="of:=IF(ROW()&gt;[.$G$1]*[.$G$2]; &quot;&quot;; OFFSET([.E$1]; [.$K2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5] + [.$G$1]*[.$I25]" office:value-type="float" office:value="10" calcext:value-type="float">
            <text:p>10</text:p>
          </table:table-cell>
          <table:table-cell/>
          <table:table-cell table:formula="of:=IF(ROW()&gt;[.$G$1]*[.$G$2]; &quot;&quot;; OFFSET([.A$1]; [.$K25];0))">
            <text:p/>
          </table:table-cell>
          <table:table-cell table:formula="of:=IF(ROW()&gt;[.$G$1]*[.$G$2]; &quot;&quot;; OFFSET([.B$1]; [.$K25];0))">
            <text:p/>
          </table:table-cell>
          <table:table-cell table:formula="of:=IF(ROW()&gt;[.$G$1]*[.$G$2]; &quot;&quot;; OFFSET([.C$1]; [.$K25];0))">
            <text:p/>
          </table:table-cell>
          <table:table-cell table:formula="of:=IF(ROW()&gt;[.$G$1]*[.$G$2]; &quot;&quot;; OFFSET([.D$1]; [.$K25];0))">
            <text:p/>
          </table:table-cell>
          <table:table-cell table:formula="of:=IF(ROW()&gt;[.$G$1]*[.$G$2]; &quot;&quot;; OFFSET([.E$1]; [.$K2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6] + [.$G$1]*[.$I26]" office:value-type="float" office:value="12" calcext:value-type="float">
            <text:p>12</text:p>
          </table:table-cell>
          <table:table-cell/>
          <table:table-cell table:formula="of:=IF(ROW()&gt;[.$G$1]*[.$G$2]; &quot;&quot;; OFFSET([.A$1]; [.$K26];0))">
            <text:p/>
          </table:table-cell>
          <table:table-cell table:formula="of:=IF(ROW()&gt;[.$G$1]*[.$G$2]; &quot;&quot;; OFFSET([.B$1]; [.$K26];0))">
            <text:p/>
          </table:table-cell>
          <table:table-cell table:formula="of:=IF(ROW()&gt;[.$G$1]*[.$G$2]; &quot;&quot;; OFFSET([.C$1]; [.$K26];0))">
            <text:p/>
          </table:table-cell>
          <table:table-cell table:formula="of:=IF(ROW()&gt;[.$G$1]*[.$G$2]; &quot;&quot;; OFFSET([.D$1]; [.$K26];0))">
            <text:p/>
          </table:table-cell>
          <table:table-cell table:formula="of:=IF(ROW()&gt;[.$G$1]*[.$G$2]; &quot;&quot;; OFFSET([.E$1]; [.$K2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7] + [.$G$1]*[.$I27]" office:value-type="float" office:value="14" calcext:value-type="float">
            <text:p>14</text:p>
          </table:table-cell>
          <table:table-cell/>
          <table:table-cell table:formula="of:=IF(ROW()&gt;[.$G$1]*[.$G$2]; &quot;&quot;; OFFSET([.A$1]; [.$K27];0))">
            <text:p/>
          </table:table-cell>
          <table:table-cell table:formula="of:=IF(ROW()&gt;[.$G$1]*[.$G$2]; &quot;&quot;; OFFSET([.B$1]; [.$K27];0))">
            <text:p/>
          </table:table-cell>
          <table:table-cell table:formula="of:=IF(ROW()&gt;[.$G$1]*[.$G$2]; &quot;&quot;; OFFSET([.C$1]; [.$K27];0))">
            <text:p/>
          </table:table-cell>
          <table:table-cell table:formula="of:=IF(ROW()&gt;[.$G$1]*[.$G$2]; &quot;&quot;; OFFSET([.D$1]; [.$K27];0))">
            <text:p/>
          </table:table-cell>
          <table:table-cell table:formula="of:=IF(ROW()&gt;[.$G$1]*[.$G$2]; &quot;&quot;; OFFSET([.E$1]; [.$K2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8] + [.$G$1]*[.$I28]" office:value-type="float" office:value="16" calcext:value-type="float">
            <text:p>16</text:p>
          </table:table-cell>
          <table:table-cell/>
          <table:table-cell table:formula="of:=IF(ROW()&gt;[.$G$1]*[.$G$2]; &quot;&quot;; OFFSET([.A$1]; [.$K28];0))">
            <text:p/>
          </table:table-cell>
          <table:table-cell table:formula="of:=IF(ROW()&gt;[.$G$1]*[.$G$2]; &quot;&quot;; OFFSET([.B$1]; [.$K28];0))">
            <text:p/>
          </table:table-cell>
          <table:table-cell table:formula="of:=IF(ROW()&gt;[.$G$1]*[.$G$2]; &quot;&quot;; OFFSET([.C$1]; [.$K28];0))">
            <text:p/>
          </table:table-cell>
          <table:table-cell table:formula="of:=IF(ROW()&gt;[.$G$1]*[.$G$2]; &quot;&quot;; OFFSET([.D$1]; [.$K28];0))">
            <text:p/>
          </table:table-cell>
          <table:table-cell table:formula="of:=IF(ROW()&gt;[.$G$1]*[.$G$2]; &quot;&quot;; OFFSET([.E$1]; [.$K2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29] + [.$G$1]*[.$I29]" office:value-type="float" office:value="18" calcext:value-type="float">
            <text:p>18</text:p>
          </table:table-cell>
          <table:table-cell/>
          <table:table-cell table:formula="of:=IF(ROW()&gt;[.$G$1]*[.$G$2]; &quot;&quot;; OFFSET([.A$1]; [.$K29];0))">
            <text:p/>
          </table:table-cell>
          <table:table-cell table:formula="of:=IF(ROW()&gt;[.$G$1]*[.$G$2]; &quot;&quot;; OFFSET([.B$1]; [.$K29];0))">
            <text:p/>
          </table:table-cell>
          <table:table-cell table:formula="of:=IF(ROW()&gt;[.$G$1]*[.$G$2]; &quot;&quot;; OFFSET([.C$1]; [.$K29];0))">
            <text:p/>
          </table:table-cell>
          <table:table-cell table:formula="of:=IF(ROW()&gt;[.$G$1]*[.$G$2]; &quot;&quot;; OFFSET([.D$1]; [.$K29];0))">
            <text:p/>
          </table:table-cell>
          <table:table-cell table:formula="of:=IF(ROW()&gt;[.$G$1]*[.$G$2]; &quot;&quot;; OFFSET([.E$1]; [.$K2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3" table:formula="of:=[.$J30] + [.$G$1]*[.$I30]" office:value-type="float" office:value="20" calcext:value-type="float">
            <text:p>20</text:p>
          </table:table-cell>
          <table:table-cell/>
          <table:table-cell table:formula="of:=IF(ROW()&gt;[.$G$1]*[.$G$2]; &quot;&quot;; OFFSET([.A$1]; [.$K30];0))">
            <text:p/>
          </table:table-cell>
          <table:table-cell table:formula="of:=IF(ROW()&gt;[.$G$1]*[.$G$2]; &quot;&quot;; OFFSET([.B$1]; [.$K30];0))">
            <text:p/>
          </table:table-cell>
          <table:table-cell table:formula="of:=IF(ROW()&gt;[.$G$1]*[.$G$2]; &quot;&quot;; OFFSET([.C$1]; [.$K30];0))">
            <text:p/>
          </table:table-cell>
          <table:table-cell table:formula="of:=IF(ROW()&gt;[.$G$1]*[.$G$2]; &quot;&quot;; OFFSET([.D$1]; [.$K30];0))">
            <text:p/>
          </table:table-cell>
          <table:table-cell table:formula="of:=IF(ROW()&gt;[.$G$1]*[.$G$2]; &quot;&quot;; OFFSET([.E$1]; [.$K3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1] + [.$G$1]*[.$I31]" office:value-type="float" office:value="3" calcext:value-type="float">
            <text:p>3</text:p>
          </table:table-cell>
          <table:table-cell/>
          <table:table-cell table:formula="of:=IF(ROW()&gt;[.$G$1]*[.$G$2]; &quot;&quot;; OFFSET([.A$1]; [.$K31];0))">
            <text:p/>
          </table:table-cell>
          <table:table-cell table:formula="of:=IF(ROW()&gt;[.$G$1]*[.$G$2]; &quot;&quot;; OFFSET([.B$1]; [.$K31];0))">
            <text:p/>
          </table:table-cell>
          <table:table-cell table:formula="of:=IF(ROW()&gt;[.$G$1]*[.$G$2]; &quot;&quot;; OFFSET([.C$1]; [.$K31];0))">
            <text:p/>
          </table:table-cell>
          <table:table-cell table:formula="of:=IF(ROW()&gt;[.$G$1]*[.$G$2]; &quot;&quot;; OFFSET([.D$1]; [.$K31];0))">
            <text:p/>
          </table:table-cell>
          <table:table-cell table:formula="of:=IF(ROW()&gt;[.$G$1]*[.$G$2]; &quot;&quot;; OFFSET([.E$1]; [.$K3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2] + [.$G$1]*[.$I32]" office:value-type="float" office:value="5" calcext:value-type="float">
            <text:p>5</text:p>
          </table:table-cell>
          <table:table-cell/>
          <table:table-cell table:formula="of:=IF(ROW()&gt;[.$G$1]*[.$G$2]; &quot;&quot;; OFFSET([.A$1]; [.$K32];0))">
            <text:p/>
          </table:table-cell>
          <table:table-cell table:formula="of:=IF(ROW()&gt;[.$G$1]*[.$G$2]; &quot;&quot;; OFFSET([.B$1]; [.$K32];0))">
            <text:p/>
          </table:table-cell>
          <table:table-cell table:formula="of:=IF(ROW()&gt;[.$G$1]*[.$G$2]; &quot;&quot;; OFFSET([.C$1]; [.$K32];0))">
            <text:p/>
          </table:table-cell>
          <table:table-cell table:formula="of:=IF(ROW()&gt;[.$G$1]*[.$G$2]; &quot;&quot;; OFFSET([.D$1]; [.$K32];0))">
            <text:p/>
          </table:table-cell>
          <table:table-cell table:formula="of:=IF(ROW()&gt;[.$G$1]*[.$G$2]; &quot;&quot;; OFFSET([.E$1]; [.$K3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3] + [.$G$1]*[.$I33]" office:value-type="float" office:value="7" calcext:value-type="float">
            <text:p>7</text:p>
          </table:table-cell>
          <table:table-cell/>
          <table:table-cell table:formula="of:=IF(ROW()&gt;[.$G$1]*[.$G$2]; &quot;&quot;; OFFSET([.A$1]; [.$K33];0))">
            <text:p/>
          </table:table-cell>
          <table:table-cell table:formula="of:=IF(ROW()&gt;[.$G$1]*[.$G$2]; &quot;&quot;; OFFSET([.B$1]; [.$K33];0))">
            <text:p/>
          </table:table-cell>
          <table:table-cell table:formula="of:=IF(ROW()&gt;[.$G$1]*[.$G$2]; &quot;&quot;; OFFSET([.C$1]; [.$K33];0))">
            <text:p/>
          </table:table-cell>
          <table:table-cell table:formula="of:=IF(ROW()&gt;[.$G$1]*[.$G$2]; &quot;&quot;; OFFSET([.D$1]; [.$K33];0))">
            <text:p/>
          </table:table-cell>
          <table:table-cell table:formula="of:=IF(ROW()&gt;[.$G$1]*[.$G$2]; &quot;&quot;; OFFSET([.E$1]; [.$K3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4] + [.$G$1]*[.$I34]" office:value-type="float" office:value="9" calcext:value-type="float">
            <text:p>9</text:p>
          </table:table-cell>
          <table:table-cell/>
          <table:table-cell table:formula="of:=IF(ROW()&gt;[.$G$1]*[.$G$2]; &quot;&quot;; OFFSET([.A$1]; [.$K34];0))">
            <text:p/>
          </table:table-cell>
          <table:table-cell table:formula="of:=IF(ROW()&gt;[.$G$1]*[.$G$2]; &quot;&quot;; OFFSET([.B$1]; [.$K34];0))">
            <text:p/>
          </table:table-cell>
          <table:table-cell table:formula="of:=IF(ROW()&gt;[.$G$1]*[.$G$2]; &quot;&quot;; OFFSET([.C$1]; [.$K34];0))">
            <text:p/>
          </table:table-cell>
          <table:table-cell table:formula="of:=IF(ROW()&gt;[.$G$1]*[.$G$2]; &quot;&quot;; OFFSET([.D$1]; [.$K34];0))">
            <text:p/>
          </table:table-cell>
          <table:table-cell table:formula="of:=IF(ROW()&gt;[.$G$1]*[.$G$2]; &quot;&quot;; OFFSET([.E$1]; [.$K3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5] + [.$G$1]*[.$I35]" office:value-type="float" office:value="11" calcext:value-type="float">
            <text:p>11</text:p>
          </table:table-cell>
          <table:table-cell/>
          <table:table-cell table:formula="of:=IF(ROW()&gt;[.$G$1]*[.$G$2]; &quot;&quot;; OFFSET([.A$1]; [.$K35];0))">
            <text:p/>
          </table:table-cell>
          <table:table-cell table:formula="of:=IF(ROW()&gt;[.$G$1]*[.$G$2]; &quot;&quot;; OFFSET([.B$1]; [.$K35];0))">
            <text:p/>
          </table:table-cell>
          <table:table-cell table:formula="of:=IF(ROW()&gt;[.$G$1]*[.$G$2]; &quot;&quot;; OFFSET([.C$1]; [.$K35];0))">
            <text:p/>
          </table:table-cell>
          <table:table-cell table:formula="of:=IF(ROW()&gt;[.$G$1]*[.$G$2]; &quot;&quot;; OFFSET([.D$1]; [.$K35];0))">
            <text:p/>
          </table:table-cell>
          <table:table-cell table:formula="of:=IF(ROW()&gt;[.$G$1]*[.$G$2]; &quot;&quot;; OFFSET([.E$1]; [.$K3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6] + [.$G$1]*[.$I36]" office:value-type="float" office:value="13" calcext:value-type="float">
            <text:p>13</text:p>
          </table:table-cell>
          <table:table-cell/>
          <table:table-cell table:formula="of:=IF(ROW()&gt;[.$G$1]*[.$G$2]; &quot;&quot;; OFFSET([.A$1]; [.$K36];0))">
            <text:p/>
          </table:table-cell>
          <table:table-cell table:formula="of:=IF(ROW()&gt;[.$G$1]*[.$G$2]; &quot;&quot;; OFFSET([.B$1]; [.$K36];0))">
            <text:p/>
          </table:table-cell>
          <table:table-cell table:formula="of:=IF(ROW()&gt;[.$G$1]*[.$G$2]; &quot;&quot;; OFFSET([.C$1]; [.$K36];0))">
            <text:p/>
          </table:table-cell>
          <table:table-cell table:formula="of:=IF(ROW()&gt;[.$G$1]*[.$G$2]; &quot;&quot;; OFFSET([.D$1]; [.$K36];0))">
            <text:p/>
          </table:table-cell>
          <table:table-cell table:formula="of:=IF(ROW()&gt;[.$G$1]*[.$G$2]; &quot;&quot;; OFFSET([.E$1]; [.$K3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7] + [.$G$1]*[.$I37]" office:value-type="float" office:value="15" calcext:value-type="float">
            <text:p>15</text:p>
          </table:table-cell>
          <table:table-cell/>
          <table:table-cell table:formula="of:=IF(ROW()&gt;[.$G$1]*[.$G$2]; &quot;&quot;; OFFSET([.A$1]; [.$K37];0))">
            <text:p/>
          </table:table-cell>
          <table:table-cell table:formula="of:=IF(ROW()&gt;[.$G$1]*[.$G$2]; &quot;&quot;; OFFSET([.B$1]; [.$K37];0))">
            <text:p/>
          </table:table-cell>
          <table:table-cell table:formula="of:=IF(ROW()&gt;[.$G$1]*[.$G$2]; &quot;&quot;; OFFSET([.C$1]; [.$K37];0))">
            <text:p/>
          </table:table-cell>
          <table:table-cell table:formula="of:=IF(ROW()&gt;[.$G$1]*[.$G$2]; &quot;&quot;; OFFSET([.D$1]; [.$K37];0))">
            <text:p/>
          </table:table-cell>
          <table:table-cell table:formula="of:=IF(ROW()&gt;[.$G$1]*[.$G$2]; &quot;&quot;; OFFSET([.E$1]; [.$K3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8] + [.$G$1]*[.$I38]" office:value-type="float" office:value="17" calcext:value-type="float">
            <text:p>17</text:p>
          </table:table-cell>
          <table:table-cell/>
          <table:table-cell table:formula="of:=IF(ROW()&gt;[.$G$1]*[.$G$2]; &quot;&quot;; OFFSET([.A$1]; [.$K38];0))">
            <text:p/>
          </table:table-cell>
          <table:table-cell table:formula="of:=IF(ROW()&gt;[.$G$1]*[.$G$2]; &quot;&quot;; OFFSET([.B$1]; [.$K38];0))">
            <text:p/>
          </table:table-cell>
          <table:table-cell table:formula="of:=IF(ROW()&gt;[.$G$1]*[.$G$2]; &quot;&quot;; OFFSET([.C$1]; [.$K38];0))">
            <text:p/>
          </table:table-cell>
          <table:table-cell table:formula="of:=IF(ROW()&gt;[.$G$1]*[.$G$2]; &quot;&quot;; OFFSET([.D$1]; [.$K38];0))">
            <text:p/>
          </table:table-cell>
          <table:table-cell table:formula="of:=IF(ROW()&gt;[.$G$1]*[.$G$2]; &quot;&quot;; OFFSET([.E$1]; [.$K3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39] + [.$G$1]*[.$I39]" office:value-type="float" office:value="19" calcext:value-type="float">
            <text:p>19</text:p>
          </table:table-cell>
          <table:table-cell/>
          <table:table-cell table:formula="of:=IF(ROW()&gt;[.$G$1]*[.$G$2]; &quot;&quot;; OFFSET([.A$1]; [.$K39];0))">
            <text:p/>
          </table:table-cell>
          <table:table-cell table:formula="of:=IF(ROW()&gt;[.$G$1]*[.$G$2]; &quot;&quot;; OFFSET([.B$1]; [.$K39];0))">
            <text:p/>
          </table:table-cell>
          <table:table-cell table:formula="of:=IF(ROW()&gt;[.$G$1]*[.$G$2]; &quot;&quot;; OFFSET([.C$1]; [.$K39];0))">
            <text:p/>
          </table:table-cell>
          <table:table-cell table:formula="of:=IF(ROW()&gt;[.$G$1]*[.$G$2]; &quot;&quot;; OFFSET([.D$1]; [.$K39];0))">
            <text:p/>
          </table:table-cell>
          <table:table-cell table:formula="of:=IF(ROW()&gt;[.$G$1]*[.$G$2]; &quot;&quot;; OFFSET([.E$1]; [.$K3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3" table:formula="of:=[.$J40] + [.$G$1]*[.$I40]" office:value-type="float" office:value="21" calcext:value-type="float">
            <text:p>21</text:p>
          </table:table-cell>
          <table:table-cell/>
          <table:table-cell table:formula="of:=IF(ROW()&gt;[.$G$1]*[.$G$2]; &quot;&quot;; OFFSET([.A$1]; [.$K40];0))">
            <text:p/>
          </table:table-cell>
          <table:table-cell table:formula="of:=IF(ROW()&gt;[.$G$1]*[.$G$2]; &quot;&quot;; OFFSET([.B$1]; [.$K40];0))">
            <text:p/>
          </table:table-cell>
          <table:table-cell table:formula="of:=IF(ROW()&gt;[.$G$1]*[.$G$2]; &quot;&quot;; OFFSET([.C$1]; [.$K40];0))">
            <text:p/>
          </table:table-cell>
          <table:table-cell table:formula="of:=IF(ROW()&gt;[.$G$1]*[.$G$2]; &quot;&quot;; OFFSET([.D$1]; [.$K40];0))">
            <text:p/>
          </table:table-cell>
          <table:table-cell table:formula="of:=IF(ROW()&gt;[.$G$1]*[.$G$2]; &quot;&quot;; OFFSET([.E$1]; [.$K4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1] + [.$G$1]*[.$I41]" office:value-type="float" office:value="4" calcext:value-type="float">
            <text:p>4</text:p>
          </table:table-cell>
          <table:table-cell/>
          <table:table-cell table:formula="of:=IF(ROW()&gt;[.$G$1]*[.$G$2]; &quot;&quot;; OFFSET([.A$1]; [.$K41];0))">
            <text:p/>
          </table:table-cell>
          <table:table-cell table:formula="of:=IF(ROW()&gt;[.$G$1]*[.$G$2]; &quot;&quot;; OFFSET([.B$1]; [.$K41];0))">
            <text:p/>
          </table:table-cell>
          <table:table-cell table:formula="of:=IF(ROW()&gt;[.$G$1]*[.$G$2]; &quot;&quot;; OFFSET([.C$1]; [.$K41];0))">
            <text:p/>
          </table:table-cell>
          <table:table-cell table:formula="of:=IF(ROW()&gt;[.$G$1]*[.$G$2]; &quot;&quot;; OFFSET([.D$1]; [.$K41];0))">
            <text:p/>
          </table:table-cell>
          <table:table-cell table:formula="of:=IF(ROW()&gt;[.$G$1]*[.$G$2]; &quot;&quot;; OFFSET([.E$1]; [.$K4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2] + [.$G$1]*[.$I42]" office:value-type="float" office:value="6" calcext:value-type="float">
            <text:p>6</text:p>
          </table:table-cell>
          <table:table-cell/>
          <table:table-cell table:formula="of:=IF(ROW()&gt;[.$G$1]*[.$G$2]; &quot;&quot;; OFFSET([.A$1]; [.$K42];0))">
            <text:p/>
          </table:table-cell>
          <table:table-cell table:formula="of:=IF(ROW()&gt;[.$G$1]*[.$G$2]; &quot;&quot;; OFFSET([.B$1]; [.$K42];0))">
            <text:p/>
          </table:table-cell>
          <table:table-cell table:formula="of:=IF(ROW()&gt;[.$G$1]*[.$G$2]; &quot;&quot;; OFFSET([.C$1]; [.$K42];0))">
            <text:p/>
          </table:table-cell>
          <table:table-cell table:formula="of:=IF(ROW()&gt;[.$G$1]*[.$G$2]; &quot;&quot;; OFFSET([.D$1]; [.$K42];0))">
            <text:p/>
          </table:table-cell>
          <table:table-cell table:formula="of:=IF(ROW()&gt;[.$G$1]*[.$G$2]; &quot;&quot;; OFFSET([.E$1]; [.$K4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3] + [.$G$1]*[.$I43]" office:value-type="float" office:value="8" calcext:value-type="float">
            <text:p>8</text:p>
          </table:table-cell>
          <table:table-cell/>
          <table:table-cell table:formula="of:=IF(ROW()&gt;[.$G$1]*[.$G$2]; &quot;&quot;; OFFSET([.A$1]; [.$K43];0))">
            <text:p/>
          </table:table-cell>
          <table:table-cell table:formula="of:=IF(ROW()&gt;[.$G$1]*[.$G$2]; &quot;&quot;; OFFSET([.B$1]; [.$K43];0))">
            <text:p/>
          </table:table-cell>
          <table:table-cell table:formula="of:=IF(ROW()&gt;[.$G$1]*[.$G$2]; &quot;&quot;; OFFSET([.C$1]; [.$K43];0))">
            <text:p/>
          </table:table-cell>
          <table:table-cell table:formula="of:=IF(ROW()&gt;[.$G$1]*[.$G$2]; &quot;&quot;; OFFSET([.D$1]; [.$K43];0))">
            <text:p/>
          </table:table-cell>
          <table:table-cell table:formula="of:=IF(ROW()&gt;[.$G$1]*[.$G$2]; &quot;&quot;; OFFSET([.E$1]; [.$K4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4] + [.$G$1]*[.$I44]" office:value-type="float" office:value="10" calcext:value-type="float">
            <text:p>10</text:p>
          </table:table-cell>
          <table:table-cell/>
          <table:table-cell table:formula="of:=IF(ROW()&gt;[.$G$1]*[.$G$2]; &quot;&quot;; OFFSET([.A$1]; [.$K44];0))">
            <text:p/>
          </table:table-cell>
          <table:table-cell table:formula="of:=IF(ROW()&gt;[.$G$1]*[.$G$2]; &quot;&quot;; OFFSET([.B$1]; [.$K44];0))">
            <text:p/>
          </table:table-cell>
          <table:table-cell table:formula="of:=IF(ROW()&gt;[.$G$1]*[.$G$2]; &quot;&quot;; OFFSET([.C$1]; [.$K44];0))">
            <text:p/>
          </table:table-cell>
          <table:table-cell table:formula="of:=IF(ROW()&gt;[.$G$1]*[.$G$2]; &quot;&quot;; OFFSET([.D$1]; [.$K44];0))">
            <text:p/>
          </table:table-cell>
          <table:table-cell table:formula="of:=IF(ROW()&gt;[.$G$1]*[.$G$2]; &quot;&quot;; OFFSET([.E$1]; [.$K4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5] + [.$G$1]*[.$I45]" office:value-type="float" office:value="12" calcext:value-type="float">
            <text:p>12</text:p>
          </table:table-cell>
          <table:table-cell/>
          <table:table-cell table:formula="of:=IF(ROW()&gt;[.$G$1]*[.$G$2]; &quot;&quot;; OFFSET([.A$1]; [.$K45];0))">
            <text:p/>
          </table:table-cell>
          <table:table-cell table:formula="of:=IF(ROW()&gt;[.$G$1]*[.$G$2]; &quot;&quot;; OFFSET([.B$1]; [.$K45];0))">
            <text:p/>
          </table:table-cell>
          <table:table-cell table:formula="of:=IF(ROW()&gt;[.$G$1]*[.$G$2]; &quot;&quot;; OFFSET([.C$1]; [.$K45];0))">
            <text:p/>
          </table:table-cell>
          <table:table-cell table:formula="of:=IF(ROW()&gt;[.$G$1]*[.$G$2]; &quot;&quot;; OFFSET([.D$1]; [.$K45];0))">
            <text:p/>
          </table:table-cell>
          <table:table-cell table:formula="of:=IF(ROW()&gt;[.$G$1]*[.$G$2]; &quot;&quot;; OFFSET([.E$1]; [.$K4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6] + [.$G$1]*[.$I46]" office:value-type="float" office:value="14" calcext:value-type="float">
            <text:p>14</text:p>
          </table:table-cell>
          <table:table-cell/>
          <table:table-cell table:formula="of:=IF(ROW()&gt;[.$G$1]*[.$G$2]; &quot;&quot;; OFFSET([.A$1]; [.$K46];0))">
            <text:p/>
          </table:table-cell>
          <table:table-cell table:formula="of:=IF(ROW()&gt;[.$G$1]*[.$G$2]; &quot;&quot;; OFFSET([.B$1]; [.$K46];0))">
            <text:p/>
          </table:table-cell>
          <table:table-cell table:formula="of:=IF(ROW()&gt;[.$G$1]*[.$G$2]; &quot;&quot;; OFFSET([.C$1]; [.$K46];0))">
            <text:p/>
          </table:table-cell>
          <table:table-cell table:formula="of:=IF(ROW()&gt;[.$G$1]*[.$G$2]; &quot;&quot;; OFFSET([.D$1]; [.$K46];0))">
            <text:p/>
          </table:table-cell>
          <table:table-cell table:formula="of:=IF(ROW()&gt;[.$G$1]*[.$G$2]; &quot;&quot;; OFFSET([.E$1]; [.$K4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7] + [.$G$1]*[.$I47]" office:value-type="float" office:value="16" calcext:value-type="float">
            <text:p>16</text:p>
          </table:table-cell>
          <table:table-cell/>
          <table:table-cell table:formula="of:=IF(ROW()&gt;[.$G$1]*[.$G$2]; &quot;&quot;; OFFSET([.A$1]; [.$K47];0))">
            <text:p/>
          </table:table-cell>
          <table:table-cell table:formula="of:=IF(ROW()&gt;[.$G$1]*[.$G$2]; &quot;&quot;; OFFSET([.B$1]; [.$K47];0))">
            <text:p/>
          </table:table-cell>
          <table:table-cell table:formula="of:=IF(ROW()&gt;[.$G$1]*[.$G$2]; &quot;&quot;; OFFSET([.C$1]; [.$K47];0))">
            <text:p/>
          </table:table-cell>
          <table:table-cell table:formula="of:=IF(ROW()&gt;[.$G$1]*[.$G$2]; &quot;&quot;; OFFSET([.D$1]; [.$K47];0))">
            <text:p/>
          </table:table-cell>
          <table:table-cell table:formula="of:=IF(ROW()&gt;[.$G$1]*[.$G$2]; &quot;&quot;; OFFSET([.E$1]; [.$K4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8] + [.$G$1]*[.$I48]" office:value-type="float" office:value="18" calcext:value-type="float">
            <text:p>18</text:p>
          </table:table-cell>
          <table:table-cell/>
          <table:table-cell table:formula="of:=IF(ROW()&gt;[.$G$1]*[.$G$2]; &quot;&quot;; OFFSET([.A$1]; [.$K48];0))">
            <text:p/>
          </table:table-cell>
          <table:table-cell table:formula="of:=IF(ROW()&gt;[.$G$1]*[.$G$2]; &quot;&quot;; OFFSET([.B$1]; [.$K48];0))">
            <text:p/>
          </table:table-cell>
          <table:table-cell table:formula="of:=IF(ROW()&gt;[.$G$1]*[.$G$2]; &quot;&quot;; OFFSET([.C$1]; [.$K48];0))">
            <text:p/>
          </table:table-cell>
          <table:table-cell table:formula="of:=IF(ROW()&gt;[.$G$1]*[.$G$2]; &quot;&quot;; OFFSET([.D$1]; [.$K48];0))">
            <text:p/>
          </table:table-cell>
          <table:table-cell table:formula="of:=IF(ROW()&gt;[.$G$1]*[.$G$2]; &quot;&quot;; OFFSET([.E$1]; [.$K4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49] + [.$G$1]*[.$I49]" office:value-type="float" office:value="20" calcext:value-type="float">
            <text:p>20</text:p>
          </table:table-cell>
          <table:table-cell/>
          <table:table-cell table:formula="of:=IF(ROW()&gt;[.$G$1]*[.$G$2]; &quot;&quot;; OFFSET([.A$1]; [.$K49];0))">
            <text:p/>
          </table:table-cell>
          <table:table-cell table:formula="of:=IF(ROW()&gt;[.$G$1]*[.$G$2]; &quot;&quot;; OFFSET([.B$1]; [.$K49];0))">
            <text:p/>
          </table:table-cell>
          <table:table-cell table:formula="of:=IF(ROW()&gt;[.$G$1]*[.$G$2]; &quot;&quot;; OFFSET([.C$1]; [.$K49];0))">
            <text:p/>
          </table:table-cell>
          <table:table-cell table:formula="of:=IF(ROW()&gt;[.$G$1]*[.$G$2]; &quot;&quot;; OFFSET([.D$1]; [.$K49];0))">
            <text:p/>
          </table:table-cell>
          <table:table-cell table:formula="of:=IF(ROW()&gt;[.$G$1]*[.$G$2]; &quot;&quot;; OFFSET([.E$1]; [.$K4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3" table:formula="of:=[.$J50] + [.$G$1]*[.$I50]" office:value-type="float" office:value="22" calcext:value-type="float">
            <text:p>22</text:p>
          </table:table-cell>
          <table:table-cell/>
          <table:table-cell table:formula="of:=IF(ROW()&gt;[.$G$1]*[.$G$2]; &quot;&quot;; OFFSET([.A$1]; [.$K50];0))">
            <text:p/>
          </table:table-cell>
          <table:table-cell table:formula="of:=IF(ROW()&gt;[.$G$1]*[.$G$2]; &quot;&quot;; OFFSET([.B$1]; [.$K50];0))">
            <text:p/>
          </table:table-cell>
          <table:table-cell table:formula="of:=IF(ROW()&gt;[.$G$1]*[.$G$2]; &quot;&quot;; OFFSET([.C$1]; [.$K50];0))">
            <text:p/>
          </table:table-cell>
          <table:table-cell table:formula="of:=IF(ROW()&gt;[.$G$1]*[.$G$2]; &quot;&quot;; OFFSET([.D$1]; [.$K50];0))">
            <text:p/>
          </table:table-cell>
          <table:table-cell table:formula="of:=IF(ROW()&gt;[.$G$1]*[.$G$2]; &quot;&quot;; OFFSET([.E$1]; [.$K5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1] + [.$G$1]*[.$I51]" office:value-type="float" office:value="5" calcext:value-type="float">
            <text:p>5</text:p>
          </table:table-cell>
          <table:table-cell/>
          <table:table-cell table:formula="of:=IF(ROW()&gt;[.$G$1]*[.$G$2]; &quot;&quot;; OFFSET([.A$1]; [.$K51];0))">
            <text:p/>
          </table:table-cell>
          <table:table-cell table:formula="of:=IF(ROW()&gt;[.$G$1]*[.$G$2]; &quot;&quot;; OFFSET([.B$1]; [.$K51];0))">
            <text:p/>
          </table:table-cell>
          <table:table-cell table:formula="of:=IF(ROW()&gt;[.$G$1]*[.$G$2]; &quot;&quot;; OFFSET([.C$1]; [.$K51];0))">
            <text:p/>
          </table:table-cell>
          <table:table-cell table:formula="of:=IF(ROW()&gt;[.$G$1]*[.$G$2]; &quot;&quot;; OFFSET([.D$1]; [.$K51];0))">
            <text:p/>
          </table:table-cell>
          <table:table-cell table:formula="of:=IF(ROW()&gt;[.$G$1]*[.$G$2]; &quot;&quot;; OFFSET([.E$1]; [.$K5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2] + [.$G$1]*[.$I52]" office:value-type="float" office:value="7" calcext:value-type="float">
            <text:p>7</text:p>
          </table:table-cell>
          <table:table-cell/>
          <table:table-cell table:formula="of:=IF(ROW()&gt;[.$G$1]*[.$G$2]; &quot;&quot;; OFFSET([.A$1]; [.$K52];0))">
            <text:p/>
          </table:table-cell>
          <table:table-cell table:formula="of:=IF(ROW()&gt;[.$G$1]*[.$G$2]; &quot;&quot;; OFFSET([.B$1]; [.$K52];0))">
            <text:p/>
          </table:table-cell>
          <table:table-cell table:formula="of:=IF(ROW()&gt;[.$G$1]*[.$G$2]; &quot;&quot;; OFFSET([.C$1]; [.$K52];0))">
            <text:p/>
          </table:table-cell>
          <table:table-cell table:formula="of:=IF(ROW()&gt;[.$G$1]*[.$G$2]; &quot;&quot;; OFFSET([.D$1]; [.$K52];0))">
            <text:p/>
          </table:table-cell>
          <table:table-cell table:formula="of:=IF(ROW()&gt;[.$G$1]*[.$G$2]; &quot;&quot;; OFFSET([.E$1]; [.$K5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3] + [.$G$1]*[.$I53]" office:value-type="float" office:value="9" calcext:value-type="float">
            <text:p>9</text:p>
          </table:table-cell>
          <table:table-cell/>
          <table:table-cell table:formula="of:=IF(ROW()&gt;[.$G$1]*[.$G$2]; &quot;&quot;; OFFSET([.A$1]; [.$K53];0))">
            <text:p/>
          </table:table-cell>
          <table:table-cell table:formula="of:=IF(ROW()&gt;[.$G$1]*[.$G$2]; &quot;&quot;; OFFSET([.B$1]; [.$K53];0))">
            <text:p/>
          </table:table-cell>
          <table:table-cell table:formula="of:=IF(ROW()&gt;[.$G$1]*[.$G$2]; &quot;&quot;; OFFSET([.C$1]; [.$K53];0))">
            <text:p/>
          </table:table-cell>
          <table:table-cell table:formula="of:=IF(ROW()&gt;[.$G$1]*[.$G$2]; &quot;&quot;; OFFSET([.D$1]; [.$K53];0))">
            <text:p/>
          </table:table-cell>
          <table:table-cell table:formula="of:=IF(ROW()&gt;[.$G$1]*[.$G$2]; &quot;&quot;; OFFSET([.E$1]; [.$K5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4] + [.$G$1]*[.$I54]" office:value-type="float" office:value="11" calcext:value-type="float">
            <text:p>11</text:p>
          </table:table-cell>
          <table:table-cell/>
          <table:table-cell table:formula="of:=IF(ROW()&gt;[.$G$1]*[.$G$2]; &quot;&quot;; OFFSET([.A$1]; [.$K54];0))">
            <text:p/>
          </table:table-cell>
          <table:table-cell table:formula="of:=IF(ROW()&gt;[.$G$1]*[.$G$2]; &quot;&quot;; OFFSET([.B$1]; [.$K54];0))">
            <text:p/>
          </table:table-cell>
          <table:table-cell table:formula="of:=IF(ROW()&gt;[.$G$1]*[.$G$2]; &quot;&quot;; OFFSET([.C$1]; [.$K54];0))">
            <text:p/>
          </table:table-cell>
          <table:table-cell table:formula="of:=IF(ROW()&gt;[.$G$1]*[.$G$2]; &quot;&quot;; OFFSET([.D$1]; [.$K54];0))">
            <text:p/>
          </table:table-cell>
          <table:table-cell table:formula="of:=IF(ROW()&gt;[.$G$1]*[.$G$2]; &quot;&quot;; OFFSET([.E$1]; [.$K5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5] + [.$G$1]*[.$I55]" office:value-type="float" office:value="13" calcext:value-type="float">
            <text:p>13</text:p>
          </table:table-cell>
          <table:table-cell/>
          <table:table-cell table:formula="of:=IF(ROW()&gt;[.$G$1]*[.$G$2]; &quot;&quot;; OFFSET([.A$1]; [.$K55];0))">
            <text:p/>
          </table:table-cell>
          <table:table-cell table:formula="of:=IF(ROW()&gt;[.$G$1]*[.$G$2]; &quot;&quot;; OFFSET([.B$1]; [.$K55];0))">
            <text:p/>
          </table:table-cell>
          <table:table-cell table:formula="of:=IF(ROW()&gt;[.$G$1]*[.$G$2]; &quot;&quot;; OFFSET([.C$1]; [.$K55];0))">
            <text:p/>
          </table:table-cell>
          <table:table-cell table:formula="of:=IF(ROW()&gt;[.$G$1]*[.$G$2]; &quot;&quot;; OFFSET([.D$1]; [.$K55];0))">
            <text:p/>
          </table:table-cell>
          <table:table-cell table:formula="of:=IF(ROW()&gt;[.$G$1]*[.$G$2]; &quot;&quot;; OFFSET([.E$1]; [.$K5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6] + [.$G$1]*[.$I56]" office:value-type="float" office:value="15" calcext:value-type="float">
            <text:p>15</text:p>
          </table:table-cell>
          <table:table-cell/>
          <table:table-cell table:formula="of:=IF(ROW()&gt;[.$G$1]*[.$G$2]; &quot;&quot;; OFFSET([.A$1]; [.$K56];0))">
            <text:p/>
          </table:table-cell>
          <table:table-cell table:formula="of:=IF(ROW()&gt;[.$G$1]*[.$G$2]; &quot;&quot;; OFFSET([.B$1]; [.$K56];0))">
            <text:p/>
          </table:table-cell>
          <table:table-cell table:formula="of:=IF(ROW()&gt;[.$G$1]*[.$G$2]; &quot;&quot;; OFFSET([.C$1]; [.$K56];0))">
            <text:p/>
          </table:table-cell>
          <table:table-cell table:formula="of:=IF(ROW()&gt;[.$G$1]*[.$G$2]; &quot;&quot;; OFFSET([.D$1]; [.$K56];0))">
            <text:p/>
          </table:table-cell>
          <table:table-cell table:formula="of:=IF(ROW()&gt;[.$G$1]*[.$G$2]; &quot;&quot;; OFFSET([.E$1]; [.$K5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7] + [.$G$1]*[.$I57]" office:value-type="float" office:value="17" calcext:value-type="float">
            <text:p>17</text:p>
          </table:table-cell>
          <table:table-cell/>
          <table:table-cell table:formula="of:=IF(ROW()&gt;[.$G$1]*[.$G$2]; &quot;&quot;; OFFSET([.A$1]; [.$K57];0))">
            <text:p/>
          </table:table-cell>
          <table:table-cell table:formula="of:=IF(ROW()&gt;[.$G$1]*[.$G$2]; &quot;&quot;; OFFSET([.B$1]; [.$K57];0))">
            <text:p/>
          </table:table-cell>
          <table:table-cell table:formula="of:=IF(ROW()&gt;[.$G$1]*[.$G$2]; &quot;&quot;; OFFSET([.C$1]; [.$K57];0))">
            <text:p/>
          </table:table-cell>
          <table:table-cell table:formula="of:=IF(ROW()&gt;[.$G$1]*[.$G$2]; &quot;&quot;; OFFSET([.D$1]; [.$K57];0))">
            <text:p/>
          </table:table-cell>
          <table:table-cell table:formula="of:=IF(ROW()&gt;[.$G$1]*[.$G$2]; &quot;&quot;; OFFSET([.E$1]; [.$K5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8] + [.$G$1]*[.$I58]" office:value-type="float" office:value="19" calcext:value-type="float">
            <text:p>19</text:p>
          </table:table-cell>
          <table:table-cell/>
          <table:table-cell table:formula="of:=IF(ROW()&gt;[.$G$1]*[.$G$2]; &quot;&quot;; OFFSET([.A$1]; [.$K58];0))">
            <text:p/>
          </table:table-cell>
          <table:table-cell table:formula="of:=IF(ROW()&gt;[.$G$1]*[.$G$2]; &quot;&quot;; OFFSET([.B$1]; [.$K58];0))">
            <text:p/>
          </table:table-cell>
          <table:table-cell table:formula="of:=IF(ROW()&gt;[.$G$1]*[.$G$2]; &quot;&quot;; OFFSET([.C$1]; [.$K58];0))">
            <text:p/>
          </table:table-cell>
          <table:table-cell table:formula="of:=IF(ROW()&gt;[.$G$1]*[.$G$2]; &quot;&quot;; OFFSET([.D$1]; [.$K58];0))">
            <text:p/>
          </table:table-cell>
          <table:table-cell table:formula="of:=IF(ROW()&gt;[.$G$1]*[.$G$2]; &quot;&quot;; OFFSET([.E$1]; [.$K5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59] + [.$G$1]*[.$I59]" office:value-type="float" office:value="21" calcext:value-type="float">
            <text:p>21</text:p>
          </table:table-cell>
          <table:table-cell/>
          <table:table-cell table:formula="of:=IF(ROW()&gt;[.$G$1]*[.$G$2]; &quot;&quot;; OFFSET([.A$1]; [.$K59];0))">
            <text:p/>
          </table:table-cell>
          <table:table-cell table:formula="of:=IF(ROW()&gt;[.$G$1]*[.$G$2]; &quot;&quot;; OFFSET([.B$1]; [.$K59];0))">
            <text:p/>
          </table:table-cell>
          <table:table-cell table:formula="of:=IF(ROW()&gt;[.$G$1]*[.$G$2]; &quot;&quot;; OFFSET([.C$1]; [.$K59];0))">
            <text:p/>
          </table:table-cell>
          <table:table-cell table:formula="of:=IF(ROW()&gt;[.$G$1]*[.$G$2]; &quot;&quot;; OFFSET([.D$1]; [.$K59];0))">
            <text:p/>
          </table:table-cell>
          <table:table-cell table:formula="of:=IF(ROW()&gt;[.$G$1]*[.$G$2]; &quot;&quot;; OFFSET([.E$1]; [.$K5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3" table:formula="of:=[.$J60] + [.$G$1]*[.$I60]" office:value-type="float" office:value="23" calcext:value-type="float">
            <text:p>23</text:p>
          </table:table-cell>
          <table:table-cell/>
          <table:table-cell table:formula="of:=IF(ROW()&gt;[.$G$1]*[.$G$2]; &quot;&quot;; OFFSET([.A$1]; [.$K60];0))">
            <text:p/>
          </table:table-cell>
          <table:table-cell table:formula="of:=IF(ROW()&gt;[.$G$1]*[.$G$2]; &quot;&quot;; OFFSET([.B$1]; [.$K60];0))">
            <text:p/>
          </table:table-cell>
          <table:table-cell table:formula="of:=IF(ROW()&gt;[.$G$1]*[.$G$2]; &quot;&quot;; OFFSET([.C$1]; [.$K60];0))">
            <text:p/>
          </table:table-cell>
          <table:table-cell table:formula="of:=IF(ROW()&gt;[.$G$1]*[.$G$2]; &quot;&quot;; OFFSET([.D$1]; [.$K60];0))">
            <text:p/>
          </table:table-cell>
          <table:table-cell table:formula="of:=IF(ROW()&gt;[.$G$1]*[.$G$2]; &quot;&quot;; OFFSET([.E$1]; [.$K6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1] + [.$G$1]*[.$I61]" office:value-type="float" office:value="6" calcext:value-type="float">
            <text:p>6</text:p>
          </table:table-cell>
          <table:table-cell/>
          <table:table-cell table:formula="of:=IF(ROW()&gt;[.$G$1]*[.$G$2]; &quot;&quot;; OFFSET([.A$1]; [.$K61];0))">
            <text:p/>
          </table:table-cell>
          <table:table-cell table:formula="of:=IF(ROW()&gt;[.$G$1]*[.$G$2]; &quot;&quot;; OFFSET([.B$1]; [.$K61];0))">
            <text:p/>
          </table:table-cell>
          <table:table-cell table:formula="of:=IF(ROW()&gt;[.$G$1]*[.$G$2]; &quot;&quot;; OFFSET([.C$1]; [.$K61];0))">
            <text:p/>
          </table:table-cell>
          <table:table-cell table:formula="of:=IF(ROW()&gt;[.$G$1]*[.$G$2]; &quot;&quot;; OFFSET([.D$1]; [.$K61];0))">
            <text:p/>
          </table:table-cell>
          <table:table-cell table:formula="of:=IF(ROW()&gt;[.$G$1]*[.$G$2]; &quot;&quot;; OFFSET([.E$1]; [.$K6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2] + [.$G$1]*[.$I62]" office:value-type="float" office:value="8" calcext:value-type="float">
            <text:p>8</text:p>
          </table:table-cell>
          <table:table-cell/>
          <table:table-cell table:formula="of:=IF(ROW()&gt;[.$G$1]*[.$G$2]; &quot;&quot;; OFFSET([.A$1]; [.$K62];0))">
            <text:p/>
          </table:table-cell>
          <table:table-cell table:formula="of:=IF(ROW()&gt;[.$G$1]*[.$G$2]; &quot;&quot;; OFFSET([.B$1]; [.$K62];0))">
            <text:p/>
          </table:table-cell>
          <table:table-cell table:formula="of:=IF(ROW()&gt;[.$G$1]*[.$G$2]; &quot;&quot;; OFFSET([.C$1]; [.$K62];0))">
            <text:p/>
          </table:table-cell>
          <table:table-cell table:formula="of:=IF(ROW()&gt;[.$G$1]*[.$G$2]; &quot;&quot;; OFFSET([.D$1]; [.$K62];0))">
            <text:p/>
          </table:table-cell>
          <table:table-cell table:formula="of:=IF(ROW()&gt;[.$G$1]*[.$G$2]; &quot;&quot;; OFFSET([.E$1]; [.$K6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3] + [.$G$1]*[.$I63]" office:value-type="float" office:value="10" calcext:value-type="float">
            <text:p>10</text:p>
          </table:table-cell>
          <table:table-cell/>
          <table:table-cell table:formula="of:=IF(ROW()&gt;[.$G$1]*[.$G$2]; &quot;&quot;; OFFSET([.A$1]; [.$K63];0))">
            <text:p/>
          </table:table-cell>
          <table:table-cell table:formula="of:=IF(ROW()&gt;[.$G$1]*[.$G$2]; &quot;&quot;; OFFSET([.B$1]; [.$K63];0))">
            <text:p/>
          </table:table-cell>
          <table:table-cell table:formula="of:=IF(ROW()&gt;[.$G$1]*[.$G$2]; &quot;&quot;; OFFSET([.C$1]; [.$K63];0))">
            <text:p/>
          </table:table-cell>
          <table:table-cell table:formula="of:=IF(ROW()&gt;[.$G$1]*[.$G$2]; &quot;&quot;; OFFSET([.D$1]; [.$K63];0))">
            <text:p/>
          </table:table-cell>
          <table:table-cell table:formula="of:=IF(ROW()&gt;[.$G$1]*[.$G$2]; &quot;&quot;; OFFSET([.E$1]; [.$K6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4] + [.$G$1]*[.$I64]" office:value-type="float" office:value="12" calcext:value-type="float">
            <text:p>12</text:p>
          </table:table-cell>
          <table:table-cell/>
          <table:table-cell table:formula="of:=IF(ROW()&gt;[.$G$1]*[.$G$2]; &quot;&quot;; OFFSET([.A$1]; [.$K64];0))">
            <text:p/>
          </table:table-cell>
          <table:table-cell table:formula="of:=IF(ROW()&gt;[.$G$1]*[.$G$2]; &quot;&quot;; OFFSET([.B$1]; [.$K64];0))">
            <text:p/>
          </table:table-cell>
          <table:table-cell table:formula="of:=IF(ROW()&gt;[.$G$1]*[.$G$2]; &quot;&quot;; OFFSET([.C$1]; [.$K64];0))">
            <text:p/>
          </table:table-cell>
          <table:table-cell table:formula="of:=IF(ROW()&gt;[.$G$1]*[.$G$2]; &quot;&quot;; OFFSET([.D$1]; [.$K64];0))">
            <text:p/>
          </table:table-cell>
          <table:table-cell table:formula="of:=IF(ROW()&gt;[.$G$1]*[.$G$2]; &quot;&quot;; OFFSET([.E$1]; [.$K6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5] + [.$G$1]*[.$I65]" office:value-type="float" office:value="14" calcext:value-type="float">
            <text:p>14</text:p>
          </table:table-cell>
          <table:table-cell/>
          <table:table-cell table:formula="of:=IF(ROW()&gt;[.$G$1]*[.$G$2]; &quot;&quot;; OFFSET([.A$1]; [.$K65];0))">
            <text:p/>
          </table:table-cell>
          <table:table-cell table:formula="of:=IF(ROW()&gt;[.$G$1]*[.$G$2]; &quot;&quot;; OFFSET([.B$1]; [.$K65];0))">
            <text:p/>
          </table:table-cell>
          <table:table-cell table:formula="of:=IF(ROW()&gt;[.$G$1]*[.$G$2]; &quot;&quot;; OFFSET([.C$1]; [.$K65];0))">
            <text:p/>
          </table:table-cell>
          <table:table-cell table:formula="of:=IF(ROW()&gt;[.$G$1]*[.$G$2]; &quot;&quot;; OFFSET([.D$1]; [.$K65];0))">
            <text:p/>
          </table:table-cell>
          <table:table-cell table:formula="of:=IF(ROW()&gt;[.$G$1]*[.$G$2]; &quot;&quot;; OFFSET([.E$1]; [.$K6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6] + [.$G$1]*[.$I66]" office:value-type="float" office:value="16" calcext:value-type="float">
            <text:p>16</text:p>
          </table:table-cell>
          <table:table-cell/>
          <table:table-cell table:formula="of:=IF(ROW()&gt;[.$G$1]*[.$G$2]; &quot;&quot;; OFFSET([.A$1]; [.$K66];0))">
            <text:p/>
          </table:table-cell>
          <table:table-cell table:formula="of:=IF(ROW()&gt;[.$G$1]*[.$G$2]; &quot;&quot;; OFFSET([.B$1]; [.$K66];0))">
            <text:p/>
          </table:table-cell>
          <table:table-cell table:formula="of:=IF(ROW()&gt;[.$G$1]*[.$G$2]; &quot;&quot;; OFFSET([.C$1]; [.$K66];0))">
            <text:p/>
          </table:table-cell>
          <table:table-cell table:formula="of:=IF(ROW()&gt;[.$G$1]*[.$G$2]; &quot;&quot;; OFFSET([.D$1]; [.$K66];0))">
            <text:p/>
          </table:table-cell>
          <table:table-cell table:formula="of:=IF(ROW()&gt;[.$G$1]*[.$G$2]; &quot;&quot;; OFFSET([.E$1]; [.$K6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7] + [.$G$1]*[.$I67]" office:value-type="float" office:value="18" calcext:value-type="float">
            <text:p>18</text:p>
          </table:table-cell>
          <table:table-cell/>
          <table:table-cell table:formula="of:=IF(ROW()&gt;[.$G$1]*[.$G$2]; &quot;&quot;; OFFSET([.A$1]; [.$K67];0))">
            <text:p/>
          </table:table-cell>
          <table:table-cell table:formula="of:=IF(ROW()&gt;[.$G$1]*[.$G$2]; &quot;&quot;; OFFSET([.B$1]; [.$K67];0))">
            <text:p/>
          </table:table-cell>
          <table:table-cell table:formula="of:=IF(ROW()&gt;[.$G$1]*[.$G$2]; &quot;&quot;; OFFSET([.C$1]; [.$K67];0))">
            <text:p/>
          </table:table-cell>
          <table:table-cell table:formula="of:=IF(ROW()&gt;[.$G$1]*[.$G$2]; &quot;&quot;; OFFSET([.D$1]; [.$K67];0))">
            <text:p/>
          </table:table-cell>
          <table:table-cell table:formula="of:=IF(ROW()&gt;[.$G$1]*[.$G$2]; &quot;&quot;; OFFSET([.E$1]; [.$K6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8] + [.$G$1]*[.$I68]" office:value-type="float" office:value="20" calcext:value-type="float">
            <text:p>20</text:p>
          </table:table-cell>
          <table:table-cell/>
          <table:table-cell table:formula="of:=IF(ROW()&gt;[.$G$1]*[.$G$2]; &quot;&quot;; OFFSET([.A$1]; [.$K68];0))">
            <text:p/>
          </table:table-cell>
          <table:table-cell table:formula="of:=IF(ROW()&gt;[.$G$1]*[.$G$2]; &quot;&quot;; OFFSET([.B$1]; [.$K68];0))">
            <text:p/>
          </table:table-cell>
          <table:table-cell table:formula="of:=IF(ROW()&gt;[.$G$1]*[.$G$2]; &quot;&quot;; OFFSET([.C$1]; [.$K68];0))">
            <text:p/>
          </table:table-cell>
          <table:table-cell table:formula="of:=IF(ROW()&gt;[.$G$1]*[.$G$2]; &quot;&quot;; OFFSET([.D$1]; [.$K68];0))">
            <text:p/>
          </table:table-cell>
          <table:table-cell table:formula="of:=IF(ROW()&gt;[.$G$1]*[.$G$2]; &quot;&quot;; OFFSET([.E$1]; [.$K6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69] + [.$G$1]*[.$I69]" office:value-type="float" office:value="22" calcext:value-type="float">
            <text:p>22</text:p>
          </table:table-cell>
          <table:table-cell/>
          <table:table-cell table:formula="of:=IF(ROW()&gt;[.$G$1]*[.$G$2]; &quot;&quot;; OFFSET([.A$1]; [.$K69];0))">
            <text:p/>
          </table:table-cell>
          <table:table-cell table:formula="of:=IF(ROW()&gt;[.$G$1]*[.$G$2]; &quot;&quot;; OFFSET([.B$1]; [.$K69];0))">
            <text:p/>
          </table:table-cell>
          <table:table-cell table:formula="of:=IF(ROW()&gt;[.$G$1]*[.$G$2]; &quot;&quot;; OFFSET([.C$1]; [.$K69];0))">
            <text:p/>
          </table:table-cell>
          <table:table-cell table:formula="of:=IF(ROW()&gt;[.$G$1]*[.$G$2]; &quot;&quot;; OFFSET([.D$1]; [.$K69];0))">
            <text:p/>
          </table:table-cell>
          <table:table-cell table:formula="of:=IF(ROW()&gt;[.$G$1]*[.$G$2]; &quot;&quot;; OFFSET([.E$1]; [.$K6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3" table:formula="of:=[.$J70] + [.$G$1]*[.$I70]" office:value-type="float" office:value="24" calcext:value-type="float">
            <text:p>24</text:p>
          </table:table-cell>
          <table:table-cell/>
          <table:table-cell table:formula="of:=IF(ROW()&gt;[.$G$1]*[.$G$2]; &quot;&quot;; OFFSET([.A$1]; [.$K70];0))">
            <text:p/>
          </table:table-cell>
          <table:table-cell table:formula="of:=IF(ROW()&gt;[.$G$1]*[.$G$2]; &quot;&quot;; OFFSET([.B$1]; [.$K70];0))">
            <text:p/>
          </table:table-cell>
          <table:table-cell table:formula="of:=IF(ROW()&gt;[.$G$1]*[.$G$2]; &quot;&quot;; OFFSET([.C$1]; [.$K70];0))">
            <text:p/>
          </table:table-cell>
          <table:table-cell table:formula="of:=IF(ROW()&gt;[.$G$1]*[.$G$2]; &quot;&quot;; OFFSET([.D$1]; [.$K70];0))">
            <text:p/>
          </table:table-cell>
          <table:table-cell table:formula="of:=IF(ROW()&gt;[.$G$1]*[.$G$2]; &quot;&quot;; OFFSET([.E$1]; [.$K7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1] + [.$G$1]*[.$I71]" office:value-type="float" office:value="7" calcext:value-type="float">
            <text:p>7</text:p>
          </table:table-cell>
          <table:table-cell/>
          <table:table-cell table:formula="of:=IF(ROW()&gt;[.$G$1]*[.$G$2]; &quot;&quot;; OFFSET([.A$1]; [.$K71];0))">
            <text:p/>
          </table:table-cell>
          <table:table-cell table:formula="of:=IF(ROW()&gt;[.$G$1]*[.$G$2]; &quot;&quot;; OFFSET([.B$1]; [.$K71];0))">
            <text:p/>
          </table:table-cell>
          <table:table-cell table:formula="of:=IF(ROW()&gt;[.$G$1]*[.$G$2]; &quot;&quot;; OFFSET([.C$1]; [.$K71];0))">
            <text:p/>
          </table:table-cell>
          <table:table-cell table:formula="of:=IF(ROW()&gt;[.$G$1]*[.$G$2]; &quot;&quot;; OFFSET([.D$1]; [.$K71];0))">
            <text:p/>
          </table:table-cell>
          <table:table-cell table:formula="of:=IF(ROW()&gt;[.$G$1]*[.$G$2]; &quot;&quot;; OFFSET([.E$1]; [.$K7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2] + [.$G$1]*[.$I72]" office:value-type="float" office:value="9" calcext:value-type="float">
            <text:p>9</text:p>
          </table:table-cell>
          <table:table-cell/>
          <table:table-cell table:formula="of:=IF(ROW()&gt;[.$G$1]*[.$G$2]; &quot;&quot;; OFFSET([.A$1]; [.$K72];0))">
            <text:p/>
          </table:table-cell>
          <table:table-cell table:formula="of:=IF(ROW()&gt;[.$G$1]*[.$G$2]; &quot;&quot;; OFFSET([.B$1]; [.$K72];0))">
            <text:p/>
          </table:table-cell>
          <table:table-cell table:formula="of:=IF(ROW()&gt;[.$G$1]*[.$G$2]; &quot;&quot;; OFFSET([.C$1]; [.$K72];0))">
            <text:p/>
          </table:table-cell>
          <table:table-cell table:formula="of:=IF(ROW()&gt;[.$G$1]*[.$G$2]; &quot;&quot;; OFFSET([.D$1]; [.$K72];0))">
            <text:p/>
          </table:table-cell>
          <table:table-cell table:formula="of:=IF(ROW()&gt;[.$G$1]*[.$G$2]; &quot;&quot;; OFFSET([.E$1]; [.$K7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3] + [.$G$1]*[.$I73]" office:value-type="float" office:value="11" calcext:value-type="float">
            <text:p>11</text:p>
          </table:table-cell>
          <table:table-cell/>
          <table:table-cell table:formula="of:=IF(ROW()&gt;[.$G$1]*[.$G$2]; &quot;&quot;; OFFSET([.A$1]; [.$K73];0))">
            <text:p/>
          </table:table-cell>
          <table:table-cell table:formula="of:=IF(ROW()&gt;[.$G$1]*[.$G$2]; &quot;&quot;; OFFSET([.B$1]; [.$K73];0))">
            <text:p/>
          </table:table-cell>
          <table:table-cell table:formula="of:=IF(ROW()&gt;[.$G$1]*[.$G$2]; &quot;&quot;; OFFSET([.C$1]; [.$K73];0))">
            <text:p/>
          </table:table-cell>
          <table:table-cell table:formula="of:=IF(ROW()&gt;[.$G$1]*[.$G$2]; &quot;&quot;; OFFSET([.D$1]; [.$K73];0))">
            <text:p/>
          </table:table-cell>
          <table:table-cell table:formula="of:=IF(ROW()&gt;[.$G$1]*[.$G$2]; &quot;&quot;; OFFSET([.E$1]; [.$K7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4] + [.$G$1]*[.$I74]" office:value-type="float" office:value="13" calcext:value-type="float">
            <text:p>13</text:p>
          </table:table-cell>
          <table:table-cell/>
          <table:table-cell table:formula="of:=IF(ROW()&gt;[.$G$1]*[.$G$2]; &quot;&quot;; OFFSET([.A$1]; [.$K74];0))">
            <text:p/>
          </table:table-cell>
          <table:table-cell table:formula="of:=IF(ROW()&gt;[.$G$1]*[.$G$2]; &quot;&quot;; OFFSET([.B$1]; [.$K74];0))">
            <text:p/>
          </table:table-cell>
          <table:table-cell table:formula="of:=IF(ROW()&gt;[.$G$1]*[.$G$2]; &quot;&quot;; OFFSET([.C$1]; [.$K74];0))">
            <text:p/>
          </table:table-cell>
          <table:table-cell table:formula="of:=IF(ROW()&gt;[.$G$1]*[.$G$2]; &quot;&quot;; OFFSET([.D$1]; [.$K74];0))">
            <text:p/>
          </table:table-cell>
          <table:table-cell table:formula="of:=IF(ROW()&gt;[.$G$1]*[.$G$2]; &quot;&quot;; OFFSET([.E$1]; [.$K7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5] + [.$G$1]*[.$I75]" office:value-type="float" office:value="15" calcext:value-type="float">
            <text:p>15</text:p>
          </table:table-cell>
          <table:table-cell/>
          <table:table-cell table:formula="of:=IF(ROW()&gt;[.$G$1]*[.$G$2]; &quot;&quot;; OFFSET([.A$1]; [.$K75];0))">
            <text:p/>
          </table:table-cell>
          <table:table-cell table:formula="of:=IF(ROW()&gt;[.$G$1]*[.$G$2]; &quot;&quot;; OFFSET([.B$1]; [.$K75];0))">
            <text:p/>
          </table:table-cell>
          <table:table-cell table:formula="of:=IF(ROW()&gt;[.$G$1]*[.$G$2]; &quot;&quot;; OFFSET([.C$1]; [.$K75];0))">
            <text:p/>
          </table:table-cell>
          <table:table-cell table:formula="of:=IF(ROW()&gt;[.$G$1]*[.$G$2]; &quot;&quot;; OFFSET([.D$1]; [.$K75];0))">
            <text:p/>
          </table:table-cell>
          <table:table-cell table:formula="of:=IF(ROW()&gt;[.$G$1]*[.$G$2]; &quot;&quot;; OFFSET([.E$1]; [.$K7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6] + [.$G$1]*[.$I76]" office:value-type="float" office:value="17" calcext:value-type="float">
            <text:p>17</text:p>
          </table:table-cell>
          <table:table-cell/>
          <table:table-cell table:formula="of:=IF(ROW()&gt;[.$G$1]*[.$G$2]; &quot;&quot;; OFFSET([.A$1]; [.$K76];0))">
            <text:p/>
          </table:table-cell>
          <table:table-cell table:formula="of:=IF(ROW()&gt;[.$G$1]*[.$G$2]; &quot;&quot;; OFFSET([.B$1]; [.$K76];0))">
            <text:p/>
          </table:table-cell>
          <table:table-cell table:formula="of:=IF(ROW()&gt;[.$G$1]*[.$G$2]; &quot;&quot;; OFFSET([.C$1]; [.$K76];0))">
            <text:p/>
          </table:table-cell>
          <table:table-cell table:formula="of:=IF(ROW()&gt;[.$G$1]*[.$G$2]; &quot;&quot;; OFFSET([.D$1]; [.$K76];0))">
            <text:p/>
          </table:table-cell>
          <table:table-cell table:formula="of:=IF(ROW()&gt;[.$G$1]*[.$G$2]; &quot;&quot;; OFFSET([.E$1]; [.$K7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7] + [.$G$1]*[.$I77]" office:value-type="float" office:value="19" calcext:value-type="float">
            <text:p>19</text:p>
          </table:table-cell>
          <table:table-cell/>
          <table:table-cell table:formula="of:=IF(ROW()&gt;[.$G$1]*[.$G$2]; &quot;&quot;; OFFSET([.A$1]; [.$K77];0))">
            <text:p/>
          </table:table-cell>
          <table:table-cell table:formula="of:=IF(ROW()&gt;[.$G$1]*[.$G$2]; &quot;&quot;; OFFSET([.B$1]; [.$K77];0))">
            <text:p/>
          </table:table-cell>
          <table:table-cell table:formula="of:=IF(ROW()&gt;[.$G$1]*[.$G$2]; &quot;&quot;; OFFSET([.C$1]; [.$K77];0))">
            <text:p/>
          </table:table-cell>
          <table:table-cell table:formula="of:=IF(ROW()&gt;[.$G$1]*[.$G$2]; &quot;&quot;; OFFSET([.D$1]; [.$K77];0))">
            <text:p/>
          </table:table-cell>
          <table:table-cell table:formula="of:=IF(ROW()&gt;[.$G$1]*[.$G$2]; &quot;&quot;; OFFSET([.E$1]; [.$K7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8] + [.$G$1]*[.$I78]" office:value-type="float" office:value="21" calcext:value-type="float">
            <text:p>21</text:p>
          </table:table-cell>
          <table:table-cell/>
          <table:table-cell table:formula="of:=IF(ROW()&gt;[.$G$1]*[.$G$2]; &quot;&quot;; OFFSET([.A$1]; [.$K78];0))">
            <text:p/>
          </table:table-cell>
          <table:table-cell table:formula="of:=IF(ROW()&gt;[.$G$1]*[.$G$2]; &quot;&quot;; OFFSET([.B$1]; [.$K78];0))">
            <text:p/>
          </table:table-cell>
          <table:table-cell table:formula="of:=IF(ROW()&gt;[.$G$1]*[.$G$2]; &quot;&quot;; OFFSET([.C$1]; [.$K78];0))">
            <text:p/>
          </table:table-cell>
          <table:table-cell table:formula="of:=IF(ROW()&gt;[.$G$1]*[.$G$2]; &quot;&quot;; OFFSET([.D$1]; [.$K78];0))">
            <text:p/>
          </table:table-cell>
          <table:table-cell table:formula="of:=IF(ROW()&gt;[.$G$1]*[.$G$2]; &quot;&quot;; OFFSET([.E$1]; [.$K7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79] + [.$G$1]*[.$I79]" office:value-type="float" office:value="23" calcext:value-type="float">
            <text:p>23</text:p>
          </table:table-cell>
          <table:table-cell/>
          <table:table-cell table:formula="of:=IF(ROW()&gt;[.$G$1]*[.$G$2]; &quot;&quot;; OFFSET([.A$1]; [.$K79];0))">
            <text:p/>
          </table:table-cell>
          <table:table-cell table:formula="of:=IF(ROW()&gt;[.$G$1]*[.$G$2]; &quot;&quot;; OFFSET([.B$1]; [.$K79];0))">
            <text:p/>
          </table:table-cell>
          <table:table-cell table:formula="of:=IF(ROW()&gt;[.$G$1]*[.$G$2]; &quot;&quot;; OFFSET([.C$1]; [.$K79];0))">
            <text:p/>
          </table:table-cell>
          <table:table-cell table:formula="of:=IF(ROW()&gt;[.$G$1]*[.$G$2]; &quot;&quot;; OFFSET([.D$1]; [.$K79];0))">
            <text:p/>
          </table:table-cell>
          <table:table-cell table:formula="of:=IF(ROW()&gt;[.$G$1]*[.$G$2]; &quot;&quot;; OFFSET([.E$1]; [.$K7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3" table:formula="of:=[.$J80] + [.$G$1]*[.$I80]" office:value-type="float" office:value="25" calcext:value-type="float">
            <text:p>25</text:p>
          </table:table-cell>
          <table:table-cell/>
          <table:table-cell table:formula="of:=IF(ROW()&gt;[.$G$1]*[.$G$2]; &quot;&quot;; OFFSET([.A$1]; [.$K80];0))">
            <text:p/>
          </table:table-cell>
          <table:table-cell table:formula="of:=IF(ROW()&gt;[.$G$1]*[.$G$2]; &quot;&quot;; OFFSET([.B$1]; [.$K80];0))">
            <text:p/>
          </table:table-cell>
          <table:table-cell table:formula="of:=IF(ROW()&gt;[.$G$1]*[.$G$2]; &quot;&quot;; OFFSET([.C$1]; [.$K80];0))">
            <text:p/>
          </table:table-cell>
          <table:table-cell table:formula="of:=IF(ROW()&gt;[.$G$1]*[.$G$2]; &quot;&quot;; OFFSET([.D$1]; [.$K80];0))">
            <text:p/>
          </table:table-cell>
          <table:table-cell table:formula="of:=IF(ROW()&gt;[.$G$1]*[.$G$2]; &quot;&quot;; OFFSET([.E$1]; [.$K8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1] + [.$G$1]*[.$I81]" office:value-type="float" office:value="8" calcext:value-type="float">
            <text:p>8</text:p>
          </table:table-cell>
          <table:table-cell/>
          <table:table-cell table:formula="of:=IF(ROW()&gt;[.$G$1]*[.$G$2]; &quot;&quot;; OFFSET([.A$1]; [.$K81];0))">
            <text:p/>
          </table:table-cell>
          <table:table-cell table:formula="of:=IF(ROW()&gt;[.$G$1]*[.$G$2]; &quot;&quot;; OFFSET([.B$1]; [.$K81];0))">
            <text:p/>
          </table:table-cell>
          <table:table-cell table:formula="of:=IF(ROW()&gt;[.$G$1]*[.$G$2]; &quot;&quot;; OFFSET([.C$1]; [.$K81];0))">
            <text:p/>
          </table:table-cell>
          <table:table-cell table:formula="of:=IF(ROW()&gt;[.$G$1]*[.$G$2]; &quot;&quot;; OFFSET([.D$1]; [.$K81];0))">
            <text:p/>
          </table:table-cell>
          <table:table-cell table:formula="of:=IF(ROW()&gt;[.$G$1]*[.$G$2]; &quot;&quot;; OFFSET([.E$1]; [.$K8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2] + [.$G$1]*[.$I82]" office:value-type="float" office:value="10" calcext:value-type="float">
            <text:p>10</text:p>
          </table:table-cell>
          <table:table-cell/>
          <table:table-cell table:formula="of:=IF(ROW()&gt;[.$G$1]*[.$G$2]; &quot;&quot;; OFFSET([.A$1]; [.$K82];0))">
            <text:p/>
          </table:table-cell>
          <table:table-cell table:formula="of:=IF(ROW()&gt;[.$G$1]*[.$G$2]; &quot;&quot;; OFFSET([.B$1]; [.$K82];0))">
            <text:p/>
          </table:table-cell>
          <table:table-cell table:formula="of:=IF(ROW()&gt;[.$G$1]*[.$G$2]; &quot;&quot;; OFFSET([.C$1]; [.$K82];0))">
            <text:p/>
          </table:table-cell>
          <table:table-cell table:formula="of:=IF(ROW()&gt;[.$G$1]*[.$G$2]; &quot;&quot;; OFFSET([.D$1]; [.$K82];0))">
            <text:p/>
          </table:table-cell>
          <table:table-cell table:formula="of:=IF(ROW()&gt;[.$G$1]*[.$G$2]; &quot;&quot;; OFFSET([.E$1]; [.$K8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3] + [.$G$1]*[.$I83]" office:value-type="float" office:value="12" calcext:value-type="float">
            <text:p>12</text:p>
          </table:table-cell>
          <table:table-cell/>
          <table:table-cell table:formula="of:=IF(ROW()&gt;[.$G$1]*[.$G$2]; &quot;&quot;; OFFSET([.A$1]; [.$K83];0))">
            <text:p/>
          </table:table-cell>
          <table:table-cell table:formula="of:=IF(ROW()&gt;[.$G$1]*[.$G$2]; &quot;&quot;; OFFSET([.B$1]; [.$K83];0))">
            <text:p/>
          </table:table-cell>
          <table:table-cell table:formula="of:=IF(ROW()&gt;[.$G$1]*[.$G$2]; &quot;&quot;; OFFSET([.C$1]; [.$K83];0))">
            <text:p/>
          </table:table-cell>
          <table:table-cell table:formula="of:=IF(ROW()&gt;[.$G$1]*[.$G$2]; &quot;&quot;; OFFSET([.D$1]; [.$K83];0))">
            <text:p/>
          </table:table-cell>
          <table:table-cell table:formula="of:=IF(ROW()&gt;[.$G$1]*[.$G$2]; &quot;&quot;; OFFSET([.E$1]; [.$K8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4] + [.$G$1]*[.$I84]" office:value-type="float" office:value="14" calcext:value-type="float">
            <text:p>14</text:p>
          </table:table-cell>
          <table:table-cell/>
          <table:table-cell table:formula="of:=IF(ROW()&gt;[.$G$1]*[.$G$2]; &quot;&quot;; OFFSET([.A$1]; [.$K84];0))">
            <text:p/>
          </table:table-cell>
          <table:table-cell table:formula="of:=IF(ROW()&gt;[.$G$1]*[.$G$2]; &quot;&quot;; OFFSET([.B$1]; [.$K84];0))">
            <text:p/>
          </table:table-cell>
          <table:table-cell table:formula="of:=IF(ROW()&gt;[.$G$1]*[.$G$2]; &quot;&quot;; OFFSET([.C$1]; [.$K84];0))">
            <text:p/>
          </table:table-cell>
          <table:table-cell table:formula="of:=IF(ROW()&gt;[.$G$1]*[.$G$2]; &quot;&quot;; OFFSET([.D$1]; [.$K84];0))">
            <text:p/>
          </table:table-cell>
          <table:table-cell table:formula="of:=IF(ROW()&gt;[.$G$1]*[.$G$2]; &quot;&quot;; OFFSET([.E$1]; [.$K8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5] + [.$G$1]*[.$I85]" office:value-type="float" office:value="16" calcext:value-type="float">
            <text:p>16</text:p>
          </table:table-cell>
          <table:table-cell/>
          <table:table-cell table:formula="of:=IF(ROW()&gt;[.$G$1]*[.$G$2]; &quot;&quot;; OFFSET([.A$1]; [.$K85];0))">
            <text:p/>
          </table:table-cell>
          <table:table-cell table:formula="of:=IF(ROW()&gt;[.$G$1]*[.$G$2]; &quot;&quot;; OFFSET([.B$1]; [.$K85];0))">
            <text:p/>
          </table:table-cell>
          <table:table-cell table:formula="of:=IF(ROW()&gt;[.$G$1]*[.$G$2]; &quot;&quot;; OFFSET([.C$1]; [.$K85];0))">
            <text:p/>
          </table:table-cell>
          <table:table-cell table:formula="of:=IF(ROW()&gt;[.$G$1]*[.$G$2]; &quot;&quot;; OFFSET([.D$1]; [.$K85];0))">
            <text:p/>
          </table:table-cell>
          <table:table-cell table:formula="of:=IF(ROW()&gt;[.$G$1]*[.$G$2]; &quot;&quot;; OFFSET([.E$1]; [.$K8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6] + [.$G$1]*[.$I86]" office:value-type="float" office:value="18" calcext:value-type="float">
            <text:p>18</text:p>
          </table:table-cell>
          <table:table-cell/>
          <table:table-cell table:formula="of:=IF(ROW()&gt;[.$G$1]*[.$G$2]; &quot;&quot;; OFFSET([.A$1]; [.$K86];0))">
            <text:p/>
          </table:table-cell>
          <table:table-cell table:formula="of:=IF(ROW()&gt;[.$G$1]*[.$G$2]; &quot;&quot;; OFFSET([.B$1]; [.$K86];0))">
            <text:p/>
          </table:table-cell>
          <table:table-cell table:formula="of:=IF(ROW()&gt;[.$G$1]*[.$G$2]; &quot;&quot;; OFFSET([.C$1]; [.$K86];0))">
            <text:p/>
          </table:table-cell>
          <table:table-cell table:formula="of:=IF(ROW()&gt;[.$G$1]*[.$G$2]; &quot;&quot;; OFFSET([.D$1]; [.$K86];0))">
            <text:p/>
          </table:table-cell>
          <table:table-cell table:formula="of:=IF(ROW()&gt;[.$G$1]*[.$G$2]; &quot;&quot;; OFFSET([.E$1]; [.$K8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7] + [.$G$1]*[.$I87]" office:value-type="float" office:value="20" calcext:value-type="float">
            <text:p>20</text:p>
          </table:table-cell>
          <table:table-cell/>
          <table:table-cell table:formula="of:=IF(ROW()&gt;[.$G$1]*[.$G$2]; &quot;&quot;; OFFSET([.A$1]; [.$K87];0))">
            <text:p/>
          </table:table-cell>
          <table:table-cell table:formula="of:=IF(ROW()&gt;[.$G$1]*[.$G$2]; &quot;&quot;; OFFSET([.B$1]; [.$K87];0))">
            <text:p/>
          </table:table-cell>
          <table:table-cell table:formula="of:=IF(ROW()&gt;[.$G$1]*[.$G$2]; &quot;&quot;; OFFSET([.C$1]; [.$K87];0))">
            <text:p/>
          </table:table-cell>
          <table:table-cell table:formula="of:=IF(ROW()&gt;[.$G$1]*[.$G$2]; &quot;&quot;; OFFSET([.D$1]; [.$K87];0))">
            <text:p/>
          </table:table-cell>
          <table:table-cell table:formula="of:=IF(ROW()&gt;[.$G$1]*[.$G$2]; &quot;&quot;; OFFSET([.E$1]; [.$K8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8] + [.$G$1]*[.$I88]" office:value-type="float" office:value="22" calcext:value-type="float">
            <text:p>22</text:p>
          </table:table-cell>
          <table:table-cell/>
          <table:table-cell table:formula="of:=IF(ROW()&gt;[.$G$1]*[.$G$2]; &quot;&quot;; OFFSET([.A$1]; [.$K88];0))">
            <text:p/>
          </table:table-cell>
          <table:table-cell table:formula="of:=IF(ROW()&gt;[.$G$1]*[.$G$2]; &quot;&quot;; OFFSET([.B$1]; [.$K88];0))">
            <text:p/>
          </table:table-cell>
          <table:table-cell table:formula="of:=IF(ROW()&gt;[.$G$1]*[.$G$2]; &quot;&quot;; OFFSET([.C$1]; [.$K88];0))">
            <text:p/>
          </table:table-cell>
          <table:table-cell table:formula="of:=IF(ROW()&gt;[.$G$1]*[.$G$2]; &quot;&quot;; OFFSET([.D$1]; [.$K88];0))">
            <text:p/>
          </table:table-cell>
          <table:table-cell table:formula="of:=IF(ROW()&gt;[.$G$1]*[.$G$2]; &quot;&quot;; OFFSET([.E$1]; [.$K8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89] + [.$G$1]*[.$I89]" office:value-type="float" office:value="24" calcext:value-type="float">
            <text:p>24</text:p>
          </table:table-cell>
          <table:table-cell/>
          <table:table-cell table:formula="of:=IF(ROW()&gt;[.$G$1]*[.$G$2]; &quot;&quot;; OFFSET([.A$1]; [.$K89];0))">
            <text:p/>
          </table:table-cell>
          <table:table-cell table:formula="of:=IF(ROW()&gt;[.$G$1]*[.$G$2]; &quot;&quot;; OFFSET([.B$1]; [.$K89];0))">
            <text:p/>
          </table:table-cell>
          <table:table-cell table:formula="of:=IF(ROW()&gt;[.$G$1]*[.$G$2]; &quot;&quot;; OFFSET([.C$1]; [.$K89];0))">
            <text:p/>
          </table:table-cell>
          <table:table-cell table:formula="of:=IF(ROW()&gt;[.$G$1]*[.$G$2]; &quot;&quot;; OFFSET([.D$1]; [.$K89];0))">
            <text:p/>
          </table:table-cell>
          <table:table-cell table:formula="of:=IF(ROW()&gt;[.$G$1]*[.$G$2]; &quot;&quot;; OFFSET([.E$1]; [.$K8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3" table:formula="of:=[.$J90] + [.$G$1]*[.$I90]" office:value-type="float" office:value="26" calcext:value-type="float">
            <text:p>26</text:p>
          </table:table-cell>
          <table:table-cell/>
          <table:table-cell table:formula="of:=IF(ROW()&gt;[.$G$1]*[.$G$2]; &quot;&quot;; OFFSET([.A$1]; [.$K90];0))">
            <text:p/>
          </table:table-cell>
          <table:table-cell table:formula="of:=IF(ROW()&gt;[.$G$1]*[.$G$2]; &quot;&quot;; OFFSET([.B$1]; [.$K90];0))">
            <text:p/>
          </table:table-cell>
          <table:table-cell table:formula="of:=IF(ROW()&gt;[.$G$1]*[.$G$2]; &quot;&quot;; OFFSET([.C$1]; [.$K90];0))">
            <text:p/>
          </table:table-cell>
          <table:table-cell table:formula="of:=IF(ROW()&gt;[.$G$1]*[.$G$2]; &quot;&quot;; OFFSET([.D$1]; [.$K90];0))">
            <text:p/>
          </table:table-cell>
          <table:table-cell table:formula="of:=IF(ROW()&gt;[.$G$1]*[.$G$2]; &quot;&quot;; OFFSET([.E$1]; [.$K9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1] + [.$G$1]*[.$I91]" office:value-type="float" office:value="9" calcext:value-type="float">
            <text:p>9</text:p>
          </table:table-cell>
          <table:table-cell/>
          <table:table-cell table:formula="of:=IF(ROW()&gt;[.$G$1]*[.$G$2]; &quot;&quot;; OFFSET([.A$1]; [.$K91];0))">
            <text:p/>
          </table:table-cell>
          <table:table-cell table:formula="of:=IF(ROW()&gt;[.$G$1]*[.$G$2]; &quot;&quot;; OFFSET([.B$1]; [.$K91];0))">
            <text:p/>
          </table:table-cell>
          <table:table-cell table:formula="of:=IF(ROW()&gt;[.$G$1]*[.$G$2]; &quot;&quot;; OFFSET([.C$1]; [.$K91];0))">
            <text:p/>
          </table:table-cell>
          <table:table-cell table:formula="of:=IF(ROW()&gt;[.$G$1]*[.$G$2]; &quot;&quot;; OFFSET([.D$1]; [.$K91];0))">
            <text:p/>
          </table:table-cell>
          <table:table-cell table:formula="of:=IF(ROW()&gt;[.$G$1]*[.$G$2]; &quot;&quot;; OFFSET([.E$1]; [.$K9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2] + [.$G$1]*[.$I92]" office:value-type="float" office:value="11" calcext:value-type="float">
            <text:p>11</text:p>
          </table:table-cell>
          <table:table-cell/>
          <table:table-cell table:formula="of:=IF(ROW()&gt;[.$G$1]*[.$G$2]; &quot;&quot;; OFFSET([.A$1]; [.$K92];0))">
            <text:p/>
          </table:table-cell>
          <table:table-cell table:formula="of:=IF(ROW()&gt;[.$G$1]*[.$G$2]; &quot;&quot;; OFFSET([.B$1]; [.$K92];0))">
            <text:p/>
          </table:table-cell>
          <table:table-cell table:formula="of:=IF(ROW()&gt;[.$G$1]*[.$G$2]; &quot;&quot;; OFFSET([.C$1]; [.$K92];0))">
            <text:p/>
          </table:table-cell>
          <table:table-cell table:formula="of:=IF(ROW()&gt;[.$G$1]*[.$G$2]; &quot;&quot;; OFFSET([.D$1]; [.$K92];0))">
            <text:p/>
          </table:table-cell>
          <table:table-cell table:formula="of:=IF(ROW()&gt;[.$G$1]*[.$G$2]; &quot;&quot;; OFFSET([.E$1]; [.$K9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3] + [.$G$1]*[.$I93]" office:value-type="float" office:value="13" calcext:value-type="float">
            <text:p>13</text:p>
          </table:table-cell>
          <table:table-cell/>
          <table:table-cell table:formula="of:=IF(ROW()&gt;[.$G$1]*[.$G$2]; &quot;&quot;; OFFSET([.A$1]; [.$K93];0))">
            <text:p/>
          </table:table-cell>
          <table:table-cell table:formula="of:=IF(ROW()&gt;[.$G$1]*[.$G$2]; &quot;&quot;; OFFSET([.B$1]; [.$K93];0))">
            <text:p/>
          </table:table-cell>
          <table:table-cell table:formula="of:=IF(ROW()&gt;[.$G$1]*[.$G$2]; &quot;&quot;; OFFSET([.C$1]; [.$K93];0))">
            <text:p/>
          </table:table-cell>
          <table:table-cell table:formula="of:=IF(ROW()&gt;[.$G$1]*[.$G$2]; &quot;&quot;; OFFSET([.D$1]; [.$K93];0))">
            <text:p/>
          </table:table-cell>
          <table:table-cell table:formula="of:=IF(ROW()&gt;[.$G$1]*[.$G$2]; &quot;&quot;; OFFSET([.E$1]; [.$K9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4] + [.$G$1]*[.$I94]" office:value-type="float" office:value="15" calcext:value-type="float">
            <text:p>15</text:p>
          </table:table-cell>
          <table:table-cell/>
          <table:table-cell table:formula="of:=IF(ROW()&gt;[.$G$1]*[.$G$2]; &quot;&quot;; OFFSET([.A$1]; [.$K94];0))">
            <text:p/>
          </table:table-cell>
          <table:table-cell table:formula="of:=IF(ROW()&gt;[.$G$1]*[.$G$2]; &quot;&quot;; OFFSET([.B$1]; [.$K94];0))">
            <text:p/>
          </table:table-cell>
          <table:table-cell table:formula="of:=IF(ROW()&gt;[.$G$1]*[.$G$2]; &quot;&quot;; OFFSET([.C$1]; [.$K94];0))">
            <text:p/>
          </table:table-cell>
          <table:table-cell table:formula="of:=IF(ROW()&gt;[.$G$1]*[.$G$2]; &quot;&quot;; OFFSET([.D$1]; [.$K94];0))">
            <text:p/>
          </table:table-cell>
          <table:table-cell table:formula="of:=IF(ROW()&gt;[.$G$1]*[.$G$2]; &quot;&quot;; OFFSET([.E$1]; [.$K9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5] + [.$G$1]*[.$I95]" office:value-type="float" office:value="17" calcext:value-type="float">
            <text:p>17</text:p>
          </table:table-cell>
          <table:table-cell/>
          <table:table-cell table:formula="of:=IF(ROW()&gt;[.$G$1]*[.$G$2]; &quot;&quot;; OFFSET([.A$1]; [.$K95];0))">
            <text:p/>
          </table:table-cell>
          <table:table-cell table:formula="of:=IF(ROW()&gt;[.$G$1]*[.$G$2]; &quot;&quot;; OFFSET([.B$1]; [.$K95];0))">
            <text:p/>
          </table:table-cell>
          <table:table-cell table:formula="of:=IF(ROW()&gt;[.$G$1]*[.$G$2]; &quot;&quot;; OFFSET([.C$1]; [.$K95];0))">
            <text:p/>
          </table:table-cell>
          <table:table-cell table:formula="of:=IF(ROW()&gt;[.$G$1]*[.$G$2]; &quot;&quot;; OFFSET([.D$1]; [.$K95];0))">
            <text:p/>
          </table:table-cell>
          <table:table-cell table:formula="of:=IF(ROW()&gt;[.$G$1]*[.$G$2]; &quot;&quot;; OFFSET([.E$1]; [.$K9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6] + [.$G$1]*[.$I96]" office:value-type="float" office:value="19" calcext:value-type="float">
            <text:p>19</text:p>
          </table:table-cell>
          <table:table-cell/>
          <table:table-cell table:formula="of:=IF(ROW()&gt;[.$G$1]*[.$G$2]; &quot;&quot;; OFFSET([.A$1]; [.$K96];0))">
            <text:p/>
          </table:table-cell>
          <table:table-cell table:formula="of:=IF(ROW()&gt;[.$G$1]*[.$G$2]; &quot;&quot;; OFFSET([.B$1]; [.$K96];0))">
            <text:p/>
          </table:table-cell>
          <table:table-cell table:formula="of:=IF(ROW()&gt;[.$G$1]*[.$G$2]; &quot;&quot;; OFFSET([.C$1]; [.$K96];0))">
            <text:p/>
          </table:table-cell>
          <table:table-cell table:formula="of:=IF(ROW()&gt;[.$G$1]*[.$G$2]; &quot;&quot;; OFFSET([.D$1]; [.$K96];0))">
            <text:p/>
          </table:table-cell>
          <table:table-cell table:formula="of:=IF(ROW()&gt;[.$G$1]*[.$G$2]; &quot;&quot;; OFFSET([.E$1]; [.$K9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7] + [.$G$1]*[.$I97]" office:value-type="float" office:value="21" calcext:value-type="float">
            <text:p>21</text:p>
          </table:table-cell>
          <table:table-cell/>
          <table:table-cell table:formula="of:=IF(ROW()&gt;[.$G$1]*[.$G$2]; &quot;&quot;; OFFSET([.A$1]; [.$K97];0))">
            <text:p/>
          </table:table-cell>
          <table:table-cell table:formula="of:=IF(ROW()&gt;[.$G$1]*[.$G$2]; &quot;&quot;; OFFSET([.B$1]; [.$K97];0))">
            <text:p/>
          </table:table-cell>
          <table:table-cell table:formula="of:=IF(ROW()&gt;[.$G$1]*[.$G$2]; &quot;&quot;; OFFSET([.C$1]; [.$K97];0))">
            <text:p/>
          </table:table-cell>
          <table:table-cell table:formula="of:=IF(ROW()&gt;[.$G$1]*[.$G$2]; &quot;&quot;; OFFSET([.D$1]; [.$K97];0))">
            <text:p/>
          </table:table-cell>
          <table:table-cell table:formula="of:=IF(ROW()&gt;[.$G$1]*[.$G$2]; &quot;&quot;; OFFSET([.E$1]; [.$K9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8] + [.$G$1]*[.$I98]" office:value-type="float" office:value="23" calcext:value-type="float">
            <text:p>23</text:p>
          </table:table-cell>
          <table:table-cell/>
          <table:table-cell table:formula="of:=IF(ROW()&gt;[.$G$1]*[.$G$2]; &quot;&quot;; OFFSET([.A$1]; [.$K98];0))">
            <text:p/>
          </table:table-cell>
          <table:table-cell table:formula="of:=IF(ROW()&gt;[.$G$1]*[.$G$2]; &quot;&quot;; OFFSET([.B$1]; [.$K98];0))">
            <text:p/>
          </table:table-cell>
          <table:table-cell table:formula="of:=IF(ROW()&gt;[.$G$1]*[.$G$2]; &quot;&quot;; OFFSET([.C$1]; [.$K98];0))">
            <text:p/>
          </table:table-cell>
          <table:table-cell table:formula="of:=IF(ROW()&gt;[.$G$1]*[.$G$2]; &quot;&quot;; OFFSET([.D$1]; [.$K98];0))">
            <text:p/>
          </table:table-cell>
          <table:table-cell table:formula="of:=IF(ROW()&gt;[.$G$1]*[.$G$2]; &quot;&quot;; OFFSET([.E$1]; [.$K9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99] + [.$G$1]*[.$I99]" office:value-type="float" office:value="25" calcext:value-type="float">
            <text:p>25</text:p>
          </table:table-cell>
          <table:table-cell/>
          <table:table-cell table:formula="of:=IF(ROW()&gt;[.$G$1]*[.$G$2]; &quot;&quot;; OFFSET([.A$1]; [.$K99];0))">
            <text:p/>
          </table:table-cell>
          <table:table-cell table:formula="of:=IF(ROW()&gt;[.$G$1]*[.$G$2]; &quot;&quot;; OFFSET([.B$1]; [.$K99];0))">
            <text:p/>
          </table:table-cell>
          <table:table-cell table:formula="of:=IF(ROW()&gt;[.$G$1]*[.$G$2]; &quot;&quot;; OFFSET([.C$1]; [.$K99];0))">
            <text:p/>
          </table:table-cell>
          <table:table-cell table:formula="of:=IF(ROW()&gt;[.$G$1]*[.$G$2]; &quot;&quot;; OFFSET([.D$1]; [.$K99];0))">
            <text:p/>
          </table:table-cell>
          <table:table-cell table:formula="of:=IF(ROW()&gt;[.$G$1]*[.$G$2]; &quot;&quot;; OFFSET([.E$1]; [.$K9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3" table:formula="of:=[.$J100] + [.$G$1]*[.$I100]" office:value-type="float" office:value="27" calcext:value-type="float">
            <text:p>27</text:p>
          </table:table-cell>
          <table:table-cell/>
          <table:table-cell table:formula="of:=IF(ROW()&gt;[.$G$1]*[.$G$2]; &quot;&quot;; OFFSET([.A$1]; [.$K100];0))">
            <text:p/>
          </table:table-cell>
          <table:table-cell table:formula="of:=IF(ROW()&gt;[.$G$1]*[.$G$2]; &quot;&quot;; OFFSET([.B$1]; [.$K100];0))">
            <text:p/>
          </table:table-cell>
          <table:table-cell table:formula="of:=IF(ROW()&gt;[.$G$1]*[.$G$2]; &quot;&quot;; OFFSET([.C$1]; [.$K100];0))">
            <text:p/>
          </table:table-cell>
          <table:table-cell table:formula="of:=IF(ROW()&gt;[.$G$1]*[.$G$2]; &quot;&quot;; OFFSET([.D$1]; [.$K100];0))">
            <text:p/>
          </table:table-cell>
          <table:table-cell table:formula="of:=IF(ROW()&gt;[.$G$1]*[.$G$2]; &quot;&quot;; OFFSET([.E$1]; [.$K10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1] + [.$G$1]*[.$I101]" office:value-type="float" office:value="10" calcext:value-type="float">
            <text:p>10</text:p>
          </table:table-cell>
          <table:table-cell/>
          <table:table-cell table:formula="of:=IF(ROW()&gt;[.$G$1]*[.$G$2]; &quot;&quot;; OFFSET([.A$1]; [.$K101];0))">
            <text:p/>
          </table:table-cell>
          <table:table-cell table:formula="of:=IF(ROW()&gt;[.$G$1]*[.$G$2]; &quot;&quot;; OFFSET([.B$1]; [.$K101];0))">
            <text:p/>
          </table:table-cell>
          <table:table-cell table:formula="of:=IF(ROW()&gt;[.$G$1]*[.$G$2]; &quot;&quot;; OFFSET([.C$1]; [.$K101];0))">
            <text:p/>
          </table:table-cell>
          <table:table-cell table:formula="of:=IF(ROW()&gt;[.$G$1]*[.$G$2]; &quot;&quot;; OFFSET([.D$1]; [.$K101];0))">
            <text:p/>
          </table:table-cell>
          <table:table-cell table:formula="of:=IF(ROW()&gt;[.$G$1]*[.$G$2]; &quot;&quot;; OFFSET([.E$1]; [.$K10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2] + [.$G$1]*[.$I102]" office:value-type="float" office:value="12" calcext:value-type="float">
            <text:p>12</text:p>
          </table:table-cell>
          <table:table-cell/>
          <table:table-cell table:formula="of:=IF(ROW()&gt;[.$G$1]*[.$G$2]; &quot;&quot;; OFFSET([.A$1]; [.$K102];0))">
            <text:p/>
          </table:table-cell>
          <table:table-cell table:formula="of:=IF(ROW()&gt;[.$G$1]*[.$G$2]; &quot;&quot;; OFFSET([.B$1]; [.$K102];0))">
            <text:p/>
          </table:table-cell>
          <table:table-cell table:formula="of:=IF(ROW()&gt;[.$G$1]*[.$G$2]; &quot;&quot;; OFFSET([.C$1]; [.$K102];0))">
            <text:p/>
          </table:table-cell>
          <table:table-cell table:formula="of:=IF(ROW()&gt;[.$G$1]*[.$G$2]; &quot;&quot;; OFFSET([.D$1]; [.$K102];0))">
            <text:p/>
          </table:table-cell>
          <table:table-cell table:formula="of:=IF(ROW()&gt;[.$G$1]*[.$G$2]; &quot;&quot;; OFFSET([.E$1]; [.$K10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3] + [.$G$1]*[.$I103]" office:value-type="float" office:value="14" calcext:value-type="float">
            <text:p>14</text:p>
          </table:table-cell>
          <table:table-cell/>
          <table:table-cell table:formula="of:=IF(ROW()&gt;[.$G$1]*[.$G$2]; &quot;&quot;; OFFSET([.A$1]; [.$K103];0))">
            <text:p/>
          </table:table-cell>
          <table:table-cell table:formula="of:=IF(ROW()&gt;[.$G$1]*[.$G$2]; &quot;&quot;; OFFSET([.B$1]; [.$K103];0))">
            <text:p/>
          </table:table-cell>
          <table:table-cell table:formula="of:=IF(ROW()&gt;[.$G$1]*[.$G$2]; &quot;&quot;; OFFSET([.C$1]; [.$K103];0))">
            <text:p/>
          </table:table-cell>
          <table:table-cell table:formula="of:=IF(ROW()&gt;[.$G$1]*[.$G$2]; &quot;&quot;; OFFSET([.D$1]; [.$K103];0))">
            <text:p/>
          </table:table-cell>
          <table:table-cell table:formula="of:=IF(ROW()&gt;[.$G$1]*[.$G$2]; &quot;&quot;; OFFSET([.E$1]; [.$K10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4] + [.$G$1]*[.$I104]" office:value-type="float" office:value="16" calcext:value-type="float">
            <text:p>16</text:p>
          </table:table-cell>
          <table:table-cell/>
          <table:table-cell table:formula="of:=IF(ROW()&gt;[.$G$1]*[.$G$2]; &quot;&quot;; OFFSET([.A$1]; [.$K104];0))">
            <text:p/>
          </table:table-cell>
          <table:table-cell table:formula="of:=IF(ROW()&gt;[.$G$1]*[.$G$2]; &quot;&quot;; OFFSET([.B$1]; [.$K104];0))">
            <text:p/>
          </table:table-cell>
          <table:table-cell table:formula="of:=IF(ROW()&gt;[.$G$1]*[.$G$2]; &quot;&quot;; OFFSET([.C$1]; [.$K104];0))">
            <text:p/>
          </table:table-cell>
          <table:table-cell table:formula="of:=IF(ROW()&gt;[.$G$1]*[.$G$2]; &quot;&quot;; OFFSET([.D$1]; [.$K104];0))">
            <text:p/>
          </table:table-cell>
          <table:table-cell table:formula="of:=IF(ROW()&gt;[.$G$1]*[.$G$2]; &quot;&quot;; OFFSET([.E$1]; [.$K10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5] + [.$G$1]*[.$I105]" office:value-type="float" office:value="18" calcext:value-type="float">
            <text:p>18</text:p>
          </table:table-cell>
          <table:table-cell/>
          <table:table-cell table:formula="of:=IF(ROW()&gt;[.$G$1]*[.$G$2]; &quot;&quot;; OFFSET([.A$1]; [.$K105];0))">
            <text:p/>
          </table:table-cell>
          <table:table-cell table:formula="of:=IF(ROW()&gt;[.$G$1]*[.$G$2]; &quot;&quot;; OFFSET([.B$1]; [.$K105];0))">
            <text:p/>
          </table:table-cell>
          <table:table-cell table:formula="of:=IF(ROW()&gt;[.$G$1]*[.$G$2]; &quot;&quot;; OFFSET([.C$1]; [.$K105];0))">
            <text:p/>
          </table:table-cell>
          <table:table-cell table:formula="of:=IF(ROW()&gt;[.$G$1]*[.$G$2]; &quot;&quot;; OFFSET([.D$1]; [.$K105];0))">
            <text:p/>
          </table:table-cell>
          <table:table-cell table:formula="of:=IF(ROW()&gt;[.$G$1]*[.$G$2]; &quot;&quot;; OFFSET([.E$1]; [.$K10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6] + [.$G$1]*[.$I106]" office:value-type="float" office:value="20" calcext:value-type="float">
            <text:p>20</text:p>
          </table:table-cell>
          <table:table-cell/>
          <table:table-cell table:formula="of:=IF(ROW()&gt;[.$G$1]*[.$G$2]; &quot;&quot;; OFFSET([.A$1]; [.$K106];0))">
            <text:p/>
          </table:table-cell>
          <table:table-cell table:formula="of:=IF(ROW()&gt;[.$G$1]*[.$G$2]; &quot;&quot;; OFFSET([.B$1]; [.$K106];0))">
            <text:p/>
          </table:table-cell>
          <table:table-cell table:formula="of:=IF(ROW()&gt;[.$G$1]*[.$G$2]; &quot;&quot;; OFFSET([.C$1]; [.$K106];0))">
            <text:p/>
          </table:table-cell>
          <table:table-cell table:formula="of:=IF(ROW()&gt;[.$G$1]*[.$G$2]; &quot;&quot;; OFFSET([.D$1]; [.$K106];0))">
            <text:p/>
          </table:table-cell>
          <table:table-cell table:formula="of:=IF(ROW()&gt;[.$G$1]*[.$G$2]; &quot;&quot;; OFFSET([.E$1]; [.$K10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7] + [.$G$1]*[.$I107]" office:value-type="float" office:value="22" calcext:value-type="float">
            <text:p>22</text:p>
          </table:table-cell>
          <table:table-cell/>
          <table:table-cell table:formula="of:=IF(ROW()&gt;[.$G$1]*[.$G$2]; &quot;&quot;; OFFSET([.A$1]; [.$K107];0))">
            <text:p/>
          </table:table-cell>
          <table:table-cell table:formula="of:=IF(ROW()&gt;[.$G$1]*[.$G$2]; &quot;&quot;; OFFSET([.B$1]; [.$K107];0))">
            <text:p/>
          </table:table-cell>
          <table:table-cell table:formula="of:=IF(ROW()&gt;[.$G$1]*[.$G$2]; &quot;&quot;; OFFSET([.C$1]; [.$K107];0))">
            <text:p/>
          </table:table-cell>
          <table:table-cell table:formula="of:=IF(ROW()&gt;[.$G$1]*[.$G$2]; &quot;&quot;; OFFSET([.D$1]; [.$K107];0))">
            <text:p/>
          </table:table-cell>
          <table:table-cell table:formula="of:=IF(ROW()&gt;[.$G$1]*[.$G$2]; &quot;&quot;; OFFSET([.E$1]; [.$K10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8] + [.$G$1]*[.$I108]" office:value-type="float" office:value="24" calcext:value-type="float">
            <text:p>24</text:p>
          </table:table-cell>
          <table:table-cell/>
          <table:table-cell table:formula="of:=IF(ROW()&gt;[.$G$1]*[.$G$2]; &quot;&quot;; OFFSET([.A$1]; [.$K108];0))">
            <text:p/>
          </table:table-cell>
          <table:table-cell table:formula="of:=IF(ROW()&gt;[.$G$1]*[.$G$2]; &quot;&quot;; OFFSET([.B$1]; [.$K108];0))">
            <text:p/>
          </table:table-cell>
          <table:table-cell table:formula="of:=IF(ROW()&gt;[.$G$1]*[.$G$2]; &quot;&quot;; OFFSET([.C$1]; [.$K108];0))">
            <text:p/>
          </table:table-cell>
          <table:table-cell table:formula="of:=IF(ROW()&gt;[.$G$1]*[.$G$2]; &quot;&quot;; OFFSET([.D$1]; [.$K108];0))">
            <text:p/>
          </table:table-cell>
          <table:table-cell table:formula="of:=IF(ROW()&gt;[.$G$1]*[.$G$2]; &quot;&quot;; OFFSET([.E$1]; [.$K10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09] + [.$G$1]*[.$I109]" office:value-type="float" office:value="26" calcext:value-type="float">
            <text:p>26</text:p>
          </table:table-cell>
          <table:table-cell/>
          <table:table-cell table:formula="of:=IF(ROW()&gt;[.$G$1]*[.$G$2]; &quot;&quot;; OFFSET([.A$1]; [.$K109];0))">
            <text:p/>
          </table:table-cell>
          <table:table-cell table:formula="of:=IF(ROW()&gt;[.$G$1]*[.$G$2]; &quot;&quot;; OFFSET([.B$1]; [.$K109];0))">
            <text:p/>
          </table:table-cell>
          <table:table-cell table:formula="of:=IF(ROW()&gt;[.$G$1]*[.$G$2]; &quot;&quot;; OFFSET([.C$1]; [.$K109];0))">
            <text:p/>
          </table:table-cell>
          <table:table-cell table:formula="of:=IF(ROW()&gt;[.$G$1]*[.$G$2]; &quot;&quot;; OFFSET([.D$1]; [.$K109];0))">
            <text:p/>
          </table:table-cell>
          <table:table-cell table:formula="of:=IF(ROW()&gt;[.$G$1]*[.$G$2]; &quot;&quot;; OFFSET([.E$1]; [.$K10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3" table:formula="of:=[.$J110] + [.$G$1]*[.$I110]" office:value-type="float" office:value="28" calcext:value-type="float">
            <text:p>28</text:p>
          </table:table-cell>
          <table:table-cell/>
          <table:table-cell table:formula="of:=IF(ROW()&gt;[.$G$1]*[.$G$2]; &quot;&quot;; OFFSET([.A$1]; [.$K110];0))">
            <text:p/>
          </table:table-cell>
          <table:table-cell table:formula="of:=IF(ROW()&gt;[.$G$1]*[.$G$2]; &quot;&quot;; OFFSET([.B$1]; [.$K110];0))">
            <text:p/>
          </table:table-cell>
          <table:table-cell table:formula="of:=IF(ROW()&gt;[.$G$1]*[.$G$2]; &quot;&quot;; OFFSET([.C$1]; [.$K110];0))">
            <text:p/>
          </table:table-cell>
          <table:table-cell table:formula="of:=IF(ROW()&gt;[.$G$1]*[.$G$2]; &quot;&quot;; OFFSET([.D$1]; [.$K110];0))">
            <text:p/>
          </table:table-cell>
          <table:table-cell table:formula="of:=IF(ROW()&gt;[.$G$1]*[.$G$2]; &quot;&quot;; OFFSET([.E$1]; [.$K11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1] + [.$G$1]*[.$I111]" office:value-type="float" office:value="11" calcext:value-type="float">
            <text:p>11</text:p>
          </table:table-cell>
          <table:table-cell/>
          <table:table-cell table:formula="of:=IF(ROW()&gt;[.$G$1]*[.$G$2]; &quot;&quot;; OFFSET([.A$1]; [.$K111];0))">
            <text:p/>
          </table:table-cell>
          <table:table-cell table:formula="of:=IF(ROW()&gt;[.$G$1]*[.$G$2]; &quot;&quot;; OFFSET([.B$1]; [.$K111];0))">
            <text:p/>
          </table:table-cell>
          <table:table-cell table:formula="of:=IF(ROW()&gt;[.$G$1]*[.$G$2]; &quot;&quot;; OFFSET([.C$1]; [.$K111];0))">
            <text:p/>
          </table:table-cell>
          <table:table-cell table:formula="of:=IF(ROW()&gt;[.$G$1]*[.$G$2]; &quot;&quot;; OFFSET([.D$1]; [.$K111];0))">
            <text:p/>
          </table:table-cell>
          <table:table-cell table:formula="of:=IF(ROW()&gt;[.$G$1]*[.$G$2]; &quot;&quot;; OFFSET([.E$1]; [.$K11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2] + [.$G$1]*[.$I112]" office:value-type="float" office:value="13" calcext:value-type="float">
            <text:p>13</text:p>
          </table:table-cell>
          <table:table-cell/>
          <table:table-cell table:formula="of:=IF(ROW()&gt;[.$G$1]*[.$G$2]; &quot;&quot;; OFFSET([.A$1]; [.$K112];0))">
            <text:p/>
          </table:table-cell>
          <table:table-cell table:formula="of:=IF(ROW()&gt;[.$G$1]*[.$G$2]; &quot;&quot;; OFFSET([.B$1]; [.$K112];0))">
            <text:p/>
          </table:table-cell>
          <table:table-cell table:formula="of:=IF(ROW()&gt;[.$G$1]*[.$G$2]; &quot;&quot;; OFFSET([.C$1]; [.$K112];0))">
            <text:p/>
          </table:table-cell>
          <table:table-cell table:formula="of:=IF(ROW()&gt;[.$G$1]*[.$G$2]; &quot;&quot;; OFFSET([.D$1]; [.$K112];0))">
            <text:p/>
          </table:table-cell>
          <table:table-cell table:formula="of:=IF(ROW()&gt;[.$G$1]*[.$G$2]; &quot;&quot;; OFFSET([.E$1]; [.$K11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3] + [.$G$1]*[.$I113]" office:value-type="float" office:value="15" calcext:value-type="float">
            <text:p>15</text:p>
          </table:table-cell>
          <table:table-cell/>
          <table:table-cell table:formula="of:=IF(ROW()&gt;[.$G$1]*[.$G$2]; &quot;&quot;; OFFSET([.A$1]; [.$K113];0))">
            <text:p/>
          </table:table-cell>
          <table:table-cell table:formula="of:=IF(ROW()&gt;[.$G$1]*[.$G$2]; &quot;&quot;; OFFSET([.B$1]; [.$K113];0))">
            <text:p/>
          </table:table-cell>
          <table:table-cell table:formula="of:=IF(ROW()&gt;[.$G$1]*[.$G$2]; &quot;&quot;; OFFSET([.C$1]; [.$K113];0))">
            <text:p/>
          </table:table-cell>
          <table:table-cell table:formula="of:=IF(ROW()&gt;[.$G$1]*[.$G$2]; &quot;&quot;; OFFSET([.D$1]; [.$K113];0))">
            <text:p/>
          </table:table-cell>
          <table:table-cell table:formula="of:=IF(ROW()&gt;[.$G$1]*[.$G$2]; &quot;&quot;; OFFSET([.E$1]; [.$K11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4] + [.$G$1]*[.$I114]" office:value-type="float" office:value="17" calcext:value-type="float">
            <text:p>17</text:p>
          </table:table-cell>
          <table:table-cell/>
          <table:table-cell table:formula="of:=IF(ROW()&gt;[.$G$1]*[.$G$2]; &quot;&quot;; OFFSET([.A$1]; [.$K114];0))">
            <text:p/>
          </table:table-cell>
          <table:table-cell table:formula="of:=IF(ROW()&gt;[.$G$1]*[.$G$2]; &quot;&quot;; OFFSET([.B$1]; [.$K114];0))">
            <text:p/>
          </table:table-cell>
          <table:table-cell table:formula="of:=IF(ROW()&gt;[.$G$1]*[.$G$2]; &quot;&quot;; OFFSET([.C$1]; [.$K114];0))">
            <text:p/>
          </table:table-cell>
          <table:table-cell table:formula="of:=IF(ROW()&gt;[.$G$1]*[.$G$2]; &quot;&quot;; OFFSET([.D$1]; [.$K114];0))">
            <text:p/>
          </table:table-cell>
          <table:table-cell table:formula="of:=IF(ROW()&gt;[.$G$1]*[.$G$2]; &quot;&quot;; OFFSET([.E$1]; [.$K11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5] + [.$G$1]*[.$I115]" office:value-type="float" office:value="19" calcext:value-type="float">
            <text:p>19</text:p>
          </table:table-cell>
          <table:table-cell/>
          <table:table-cell table:formula="of:=IF(ROW()&gt;[.$G$1]*[.$G$2]; &quot;&quot;; OFFSET([.A$1]; [.$K115];0))">
            <text:p/>
          </table:table-cell>
          <table:table-cell table:formula="of:=IF(ROW()&gt;[.$G$1]*[.$G$2]; &quot;&quot;; OFFSET([.B$1]; [.$K115];0))">
            <text:p/>
          </table:table-cell>
          <table:table-cell table:formula="of:=IF(ROW()&gt;[.$G$1]*[.$G$2]; &quot;&quot;; OFFSET([.C$1]; [.$K115];0))">
            <text:p/>
          </table:table-cell>
          <table:table-cell table:formula="of:=IF(ROW()&gt;[.$G$1]*[.$G$2]; &quot;&quot;; OFFSET([.D$1]; [.$K115];0))">
            <text:p/>
          </table:table-cell>
          <table:table-cell table:formula="of:=IF(ROW()&gt;[.$G$1]*[.$G$2]; &quot;&quot;; OFFSET([.E$1]; [.$K11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6] + [.$G$1]*[.$I116]" office:value-type="float" office:value="21" calcext:value-type="float">
            <text:p>21</text:p>
          </table:table-cell>
          <table:table-cell/>
          <table:table-cell table:formula="of:=IF(ROW()&gt;[.$G$1]*[.$G$2]; &quot;&quot;; OFFSET([.A$1]; [.$K116];0))">
            <text:p/>
          </table:table-cell>
          <table:table-cell table:formula="of:=IF(ROW()&gt;[.$G$1]*[.$G$2]; &quot;&quot;; OFFSET([.B$1]; [.$K116];0))">
            <text:p/>
          </table:table-cell>
          <table:table-cell table:formula="of:=IF(ROW()&gt;[.$G$1]*[.$G$2]; &quot;&quot;; OFFSET([.C$1]; [.$K116];0))">
            <text:p/>
          </table:table-cell>
          <table:table-cell table:formula="of:=IF(ROW()&gt;[.$G$1]*[.$G$2]; &quot;&quot;; OFFSET([.D$1]; [.$K116];0))">
            <text:p/>
          </table:table-cell>
          <table:table-cell table:formula="of:=IF(ROW()&gt;[.$G$1]*[.$G$2]; &quot;&quot;; OFFSET([.E$1]; [.$K11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7] + [.$G$1]*[.$I117]" office:value-type="float" office:value="23" calcext:value-type="float">
            <text:p>23</text:p>
          </table:table-cell>
          <table:table-cell/>
          <table:table-cell table:formula="of:=IF(ROW()&gt;[.$G$1]*[.$G$2]; &quot;&quot;; OFFSET([.A$1]; [.$K117];0))">
            <text:p/>
          </table:table-cell>
          <table:table-cell table:formula="of:=IF(ROW()&gt;[.$G$1]*[.$G$2]; &quot;&quot;; OFFSET([.B$1]; [.$K117];0))">
            <text:p/>
          </table:table-cell>
          <table:table-cell table:formula="of:=IF(ROW()&gt;[.$G$1]*[.$G$2]; &quot;&quot;; OFFSET([.C$1]; [.$K117];0))">
            <text:p/>
          </table:table-cell>
          <table:table-cell table:formula="of:=IF(ROW()&gt;[.$G$1]*[.$G$2]; &quot;&quot;; OFFSET([.D$1]; [.$K117];0))">
            <text:p/>
          </table:table-cell>
          <table:table-cell table:formula="of:=IF(ROW()&gt;[.$G$1]*[.$G$2]; &quot;&quot;; OFFSET([.E$1]; [.$K11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8] + [.$G$1]*[.$I118]" office:value-type="float" office:value="25" calcext:value-type="float">
            <text:p>25</text:p>
          </table:table-cell>
          <table:table-cell/>
          <table:table-cell table:formula="of:=IF(ROW()&gt;[.$G$1]*[.$G$2]; &quot;&quot;; OFFSET([.A$1]; [.$K118];0))">
            <text:p/>
          </table:table-cell>
          <table:table-cell table:formula="of:=IF(ROW()&gt;[.$G$1]*[.$G$2]; &quot;&quot;; OFFSET([.B$1]; [.$K118];0))">
            <text:p/>
          </table:table-cell>
          <table:table-cell table:formula="of:=IF(ROW()&gt;[.$G$1]*[.$G$2]; &quot;&quot;; OFFSET([.C$1]; [.$K118];0))">
            <text:p/>
          </table:table-cell>
          <table:table-cell table:formula="of:=IF(ROW()&gt;[.$G$1]*[.$G$2]; &quot;&quot;; OFFSET([.D$1]; [.$K118];0))">
            <text:p/>
          </table:table-cell>
          <table:table-cell table:formula="of:=IF(ROW()&gt;[.$G$1]*[.$G$2]; &quot;&quot;; OFFSET([.E$1]; [.$K11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19] + [.$G$1]*[.$I119]" office:value-type="float" office:value="27" calcext:value-type="float">
            <text:p>27</text:p>
          </table:table-cell>
          <table:table-cell/>
          <table:table-cell table:formula="of:=IF(ROW()&gt;[.$G$1]*[.$G$2]; &quot;&quot;; OFFSET([.A$1]; [.$K119];0))">
            <text:p/>
          </table:table-cell>
          <table:table-cell table:formula="of:=IF(ROW()&gt;[.$G$1]*[.$G$2]; &quot;&quot;; OFFSET([.B$1]; [.$K119];0))">
            <text:p/>
          </table:table-cell>
          <table:table-cell table:formula="of:=IF(ROW()&gt;[.$G$1]*[.$G$2]; &quot;&quot;; OFFSET([.C$1]; [.$K119];0))">
            <text:p/>
          </table:table-cell>
          <table:table-cell table:formula="of:=IF(ROW()&gt;[.$G$1]*[.$G$2]; &quot;&quot;; OFFSET([.D$1]; [.$K119];0))">
            <text:p/>
          </table:table-cell>
          <table:table-cell table:formula="of:=IF(ROW()&gt;[.$G$1]*[.$G$2]; &quot;&quot;; OFFSET([.E$1]; [.$K11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3" table:formula="of:=[.$J120] + [.$G$1]*[.$I120]" office:value-type="float" office:value="29" calcext:value-type="float">
            <text:p>29</text:p>
          </table:table-cell>
          <table:table-cell/>
          <table:table-cell table:formula="of:=IF(ROW()&gt;[.$G$1]*[.$G$2]; &quot;&quot;; OFFSET([.A$1]; [.$K120];0))">
            <text:p/>
          </table:table-cell>
          <table:table-cell table:formula="of:=IF(ROW()&gt;[.$G$1]*[.$G$2]; &quot;&quot;; OFFSET([.B$1]; [.$K120];0))">
            <text:p/>
          </table:table-cell>
          <table:table-cell table:formula="of:=IF(ROW()&gt;[.$G$1]*[.$G$2]; &quot;&quot;; OFFSET([.C$1]; [.$K120];0))">
            <text:p/>
          </table:table-cell>
          <table:table-cell table:formula="of:=IF(ROW()&gt;[.$G$1]*[.$G$2]; &quot;&quot;; OFFSET([.D$1]; [.$K120];0))">
            <text:p/>
          </table:table-cell>
          <table:table-cell table:formula="of:=IF(ROW()&gt;[.$G$1]*[.$G$2]; &quot;&quot;; OFFSET([.E$1]; [.$K120];0))">
            <text:p/>
          </table:table-cell>
        </table:table-row>
        <table:table-row table:style-name="ro1" table:number-rows-repeated="10484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7" table:target-range-address="'Python vs. C++'.M1:'Python vs. C++'.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5"/>
    </number:number-style>
    <number:number-style style:name="N123">
      <number:number number:decimal-places="5" loext:min-decimal-places="5" number:min-integer-digits="0"/>
    </number:number-style>
    <number:number-style style:name="N124">
      <number:number number:decimal-places="5" loext:min-decimal-places="5" number:min-integer-digits="1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22:51:56.6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4T00:42:47.091000000</dc:date>
    <meta:editing-duration>P1DT16H11M52S</meta:editing-duration>
    <meta:editing-cycles>240</meta:editing-cycles>
    <meta:generator>LibreOffice/5.0.4.2$Windows_x86 LibreOffice_project/2b9802c1994aa0b7dc6079e128979269cf95bc78</meta:generator>
    <meta:document-statistic meta:table-count="20" meta:cell-count="9903" meta:object-count="4"/>
  </office:meta>
</office:document-meta>
</file>

<file path=Basic/Standard/BencmarkingTools.xml><?xml version="1.0" encoding="utf-8"?>
<!DOCTYPE module  PUBLIC '-//OpenOffice.org//DTD OfficeDocument 1.0//EN'  'module.dtd'>
<script:module xmlns:script="http://openoffice.org/2000/script" script:name="BencmarkingTools" script:language="StarBasic">REM  *****  BASIC  *****

Function CombinedMean(nx As Double, ux As Double, ny As Double, uy As Double) As Double
	CombinedMean = (nx * ux + ny * uy) / (nx + ny)
End Function

Function CombinedStdDev(nx As Double, ux As Double, ox As Double, ny As Double, uy As Double, oy As Double) As Double
	Dim uc as Double
	uc = CombinedMean(nx, ux, ny, uy)
	CombinedStdDev = SQR(((nx-1) * ox^2 + nx*ux^2 + (ny-1) * oy^2 + ny * uy^2 - (nx + ny) * uc^2) / (nx + ny -1) 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encmarking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514cm" svg:y="2.937cm" style:legend-expansion="high" chart:style-name="ch2"/>
        <chart:plot-area chart:style-name="ch3" table:cell-range-address="PythonWindowsChart.B1:PythonWindowsChart.H11" chart:data-source-has-labels="both" svg:x="0.319cm" svg:y="0.179cm" svg:width="11.876cm" svg:height="8.641cm">
          <chartooo:coordinate-region svg:x="1.438cm" svg:y="0.381cm" svg:width="10.321cm" svg:height="7.786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C2:PythonWindowsChart.C11" chart:label-cell-address="PythonWindowsChart.C1:PythonWindowsChart.C1" chart:class="chart:line">
            <chart:data-point chart:repeated="10"/>
          </chart:series>
          <chart:series chart:style-name="ch7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8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9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10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1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.C1:PythonWindowsChart.C1</svg:desc>
                </draw:g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mult_e_64_32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.B2:PythonWindowsChart.B11</svg:desc>
                </draw:g>
              </table:table-cell>
              <table:table-cell office:value-type="float" office:value="5.7847484034375">
                <text:p>5.7847484034375</text:p>
                <draw:g>
                  <svg:desc>PythonWindowsChart.C2:PythonWindowsChart.C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39145368625">
                <text:p>5.39145368625</text:p>
                <draw:g>
                  <svg:desc>PythonWindowsChart.F2:PythonWindowsChart.F11</svg:desc>
                </draw:g>
              </table:table-cell>
              <table:table-cell office:value-type="float" office:value="0">
                <text:p>0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11.903400895625">
                <text:p>11.903400895625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7646172475">
                <text:p>10.7646172475</text:p>
              </table:table-cell>
              <table:table-cell office:value-type="float" office:value="0">
                <text:p>0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25.3739975875">
                <text:p>25.3739975875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87131577875">
                <text:p>21.87131577875</text:p>
              </table:table-cell>
              <table:table-cell office:value-type="float" office:value="15.13663152">
                <text:p>15.13663152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55.735522321875">
                <text:p>55.735522321875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2098171725">
                <text:p>44.2098171725</text:p>
              </table:table-cell>
              <table:table-cell office:value-type="float" office:value="30.678457765">
                <text:p>30.678457765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128.14654523625">
                <text:p>128.14654523625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9.142170065">
                <text:p>89.142170065</text:p>
              </table:table-cell>
              <table:table-cell office:value-type="float" office:value="60.92856016">
                <text:p>60.92856016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311.857909298437">
                <text:p>311.857909298437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8.0155691">
                <text:p>178.0155691</text:p>
              </table:table-cell>
              <table:table-cell office:value-type="float" office:value="122.86279017875">
                <text:p>122.86279017875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3.50458208125">
                <text:p>353.50458208125</text:p>
              </table:table-cell>
              <table:table-cell office:value-type="float" office:value="243.74710689375">
                <text:p>243.74710689375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1485.69383537938">
                <text:p>1485.69383537938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11.1227012775">
                <text:p>711.1227012775</text:p>
              </table:table-cell>
              <table:table-cell office:value-type="float" office:value="487.96746850625">
                <text:p>487.96746850625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3004.07783532531">
                <text:p>3004.07783532531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1432.31080447875">
                <text:p>1432.31080447875</text:p>
              </table:table-cell>
              <table:table-cell office:value-type="float" office:value="969.3563927875">
                <text:p>969.3563927875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6115.51598481219">
                <text:p>6115.51598481219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2879.14601087625">
                <text:p>2879.14601087625</text:p>
              </table:table-cell>
              <table:table-cell office:value-type="float" office:value="1955.263831165">
                <text:p>1955.263831165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Python vs. C++'.D23:'Python vs. C++'.D32" chart:error-lower-range="'Python vs. C++'.D23:'Python vs. C++'.D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Python vs. C++'.D23:'Python vs. C++'.D32" chart:error-lower-range="'Python vs. C++'.D23:'Python vs. C++'.D3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Python vs. C++'.E23:'Python vs. C++'.E32" chart:error-lower-range="'Python vs. C++'.E23:'Python vs. C++'.E3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Python vs. C++'.E23:'Python vs. C++'.E32" chart:error-lower-range="'Python vs. C++'.E23:'Python vs. C++'.E3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88cm" xlink:href=".." xlink:type="simple" chart:class="chart:line" chart:style-name="ch1">
        <chart:legend chart:legend-position="end" svg:x="13.583cm" svg:y="3.94cm" style:legend-expansion="high" chart:style-name="ch2"/>
        <chart:plot-area chart:style-name="ch3" table:cell-range-address="'Python vs. C++'.A22:'Python vs. C++'.C32" chart:data-source-has-labels="both" svg:x="0.32cm" svg:y="0.179cm" svg:width="12.943cm" svg:height="8.63cm">
          <chartooo:coordinate-region svg:x="1.333cm" svg:y="0.381cm" svg:width="11.156cm" svg:height="7.371cm"/>
          <chart:axis chart:dimension="x" chart:name="primary-x" chart:style-name="ch4" chartooo:axis-type="auto">
            <chartooo:date-scale/>
            <chart:categories table:cell-range-address="'Python vs. C++'.A23:'Python vs. C++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ython vs. C++'.B23:'Python vs. C++'.B32" chart:label-cell-address="'Python vs. C++'.B22:'Python vs. C++'.B22" chart:class="chart:line">
            <chart:error-indicator chart:style-name="ch8" chart:dimension="y"/>
            <chart:data-point chart:repeated="10"/>
          </chart:series>
          <chart:series chart:style-name="ch9" chart:values-cell-range-address="'Python vs. C++'.C23:'Python vs. C++'.C32" chart:label-cell-address="'Python vs. C++'.C22:'Python vs. C++'.C22" chart:class="chart:line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</text:p>
                <draw:g>
                  <svg:desc>'Python vs. C++'.B22:'Python vs. C++'.B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++</text:p>
                <draw:g>
                  <svg:desc>'Python vs. C++'.C22:'Python vs. C++'.C2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3108">
                <text:p>13110</text:p>
                <draw:g>
                  <svg:desc>'Python vs. C++'.A23:'Python vs. C++'.A32</svg:desc>
                </draw:g>
              </table:table-cell>
              <table:table-cell office:value-type="float" office:value="5.83944663416667">
                <text:p>5.83944663416667</text:p>
                <draw:g>
                  <svg:desc>'Python vs. C++'.B23:'Python vs. C++'.B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09863769375">
                <text:p>0.09863769375</text:p>
                <draw:g>
                  <svg:desc>'Python vs. C++'.C23:'Python vs. C++'.C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</table:table-row>
            <table:table-row>
              <table:table-cell office:value-type="float" office:value="26215">
                <text:p>26220</text:p>
              </table:table-cell>
              <table:table-cell office:value-type="float" office:value="11.8955401608333">
                <text:p>11.8955401608333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0.20544195375">
                <text:p>0.20544195375</text:p>
              </table:table-cell>
              <table:table-cell office:value-type="float" office:value="0.022883241873638">
                <text:p>0.022883241873638</text:p>
              </table:table-cell>
              <table:table-cell office:value-type="float" office:value="0.022883241873638">
                <text:p>0.022883241873638</text:p>
              </table:table-cell>
            </table:table-row>
            <table:table-row>
              <table:table-cell office:value-type="float" office:value="52429">
                <text:p>52430</text:p>
              </table:table-cell>
              <table:table-cell office:value-type="float" office:value="25.3286822966667">
                <text:p>25.3286822966667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0.3967847075">
                <text:p>0.3967847075</text:p>
              </table:table-cell>
              <table:table-cell office:value-type="float" office:value="0.0304734583199367">
                <text:p>0.0304734583199367</text:p>
              </table:table-cell>
              <table:table-cell office:value-type="float" office:value="0.0304734583199367">
                <text:p>0.0304734583199367</text:p>
              </table:table-cell>
            </table:table-row>
            <table:table-row>
              <table:table-cell office:value-type="float" office:value="104858">
                <text:p>104860</text:p>
              </table:table-cell>
              <table:table-cell office:value-type="float" office:value="55.9133455470833">
                <text:p>55.913345547083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0.81283201375">
                <text:p>0.81283201375</text:p>
              </table:table-cell>
              <table:table-cell office:value-type="float" office:value="0.0702447786251667">
                <text:p>0.0702447786251667</text:p>
              </table:table-cell>
              <table:table-cell office:value-type="float" office:value="0.0702447786251667">
                <text:p>0.0702447786251667</text:p>
              </table:table-cell>
            </table:table-row>
            <table:table-row>
              <table:table-cell office:value-type="float" office:value="209716">
                <text:p>209720</text:p>
              </table:table-cell>
              <table:table-cell office:value-type="float" office:value="128.50416028375">
                <text:p>128.50416028375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1.663063335">
                <text:p>1.663063335</text:p>
              </table:table-cell>
              <table:table-cell office:value-type="float" office:value="0.15864895293448">
                <text:p>0.15864895293448</text:p>
              </table:table-cell>
              <table:table-cell office:value-type="float" office:value="0.15864895293448">
                <text:p>0.15864895293448</text:p>
              </table:table-cell>
            </table:table-row>
            <table:table-row>
              <table:table-cell office:value-type="float" office:value="419431">
                <text:p>419430</text:p>
              </table:table-cell>
              <table:table-cell office:value-type="float" office:value="312.777218740417">
                <text:p>312.777218740417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3.30490812125">
                <text:p>3.30490812125</text:p>
              </table:table-cell>
              <table:table-cell office:value-type="float" office:value="0.144827838768214">
                <text:p>0.144827838768214</text:p>
              </table:table-cell>
              <table:table-cell office:value-type="float" office:value="0.144827838768214">
                <text:p>0.144827838768214</text:p>
              </table:table-cell>
            </table:table-row>
            <table:table-row>
              <table:table-cell office:value-type="float" office:value="838861">
                <text:p>83886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6.60373179625">
                <text:p>6.60373179625</text:p>
              </table:table-cell>
              <table:table-cell office:value-type="float" office:value="0.258672158536984">
                <text:p>0.258672158536984</text:p>
              </table:table-cell>
              <table:table-cell office:value-type="float" office:value="0.258672158536984">
                <text:p>0.258672158536984</text:p>
              </table:table-cell>
            </table:table-row>
            <table:table-row>
              <table:table-cell office:value-type="float" office:value="1677722">
                <text:p>1677720</text:p>
              </table:table-cell>
              <table:table-cell office:value-type="float" office:value="1483.42016215542">
                <text:p>1483.42016215542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13.2143942125">
                <text:p>13.2143942125</text:p>
              </table:table-cell>
              <table:table-cell office:value-type="float" office:value="0.376960776326517">
                <text:p>0.376960776326517</text:p>
              </table:table-cell>
              <table:table-cell office:value-type="float" office:value="0.376960776326517">
                <text:p>0.376960776326517</text:p>
              </table:table-cell>
            </table:table-row>
            <table:table-row>
              <table:table-cell office:value-type="float" office:value="3355444">
                <text:p>3355440</text:p>
              </table:table-cell>
              <table:table-cell office:value-type="float" office:value="2998.85812717208">
                <text:p>2998.85812717208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26.66229836625">
                <text:p>26.66229836625</text:p>
              </table:table-cell>
              <table:table-cell office:value-type="float" office:value="0.924812662065938">
                <text:p>0.924812662065938</text:p>
              </table:table-cell>
              <table:table-cell office:value-type="float" office:value="0.924812662065938">
                <text:p>0.924812662065938</text:p>
              </table:table-cell>
            </table:table-row>
            <table:table-row>
              <table:table-cell office:value-type="float" office:value="6710887">
                <text:p>6710890</text:p>
              </table:table-cell>
              <table:table-cell office:value-type="float" office:value="6093.10151546625">
                <text:p>6093.10151546625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53.28361847">
                <text:p>53.28361847</text:p>
              </table:table-cell>
              <table:table-cell office:value-type="float" office:value="1.52211770732292">
                <text:p>1.52211770732292</text:p>
              </table:table-cell>
              <table:table-cell office:value-type="float" office:value="1.52211770732292">
                <text:p>1.52211770732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514cm" svg:y="3.189cm" style:legend-expansion="high" chart:style-name="ch2"/>
        <chart:plot-area chart:style-name="ch3" table:cell-range-address="PythonWindowsChart.B2:PythonWindowsChart.B11 PythonWindowsChart.D1:PythonWindowsChart.H11" chart:data-source-has-labels="both" svg:x="0.319cm" svg:y="0.179cm" svg:width="11.876cm" svg:height="8.641cm">
          <chartooo:coordinate-region svg:x="1.438cm" svg:y="0.381cm" svg:width="10.321cm" svg:height="7.786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7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8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9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0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mult_e_64_32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.B2:PythonWindowsChart.B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39145368625">
                <text:p>5.39145368625</text:p>
                <draw:g>
                  <svg:desc>PythonWindowsChart.F2:PythonWindowsChart.F11</svg:desc>
                </draw:g>
              </table:table-cell>
              <table:table-cell office:value-type="float" office:value="0">
                <text:p>0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7646172475">
                <text:p>10.7646172475</text:p>
              </table:table-cell>
              <table:table-cell office:value-type="float" office:value="0">
                <text:p>0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87131577875">
                <text:p>21.87131577875</text:p>
              </table:table-cell>
              <table:table-cell office:value-type="float" office:value="15.13663152">
                <text:p>15.13663152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2098171725">
                <text:p>44.2098171725</text:p>
              </table:table-cell>
              <table:table-cell office:value-type="float" office:value="30.678457765">
                <text:p>30.678457765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9.142170065">
                <text:p>89.142170065</text:p>
              </table:table-cell>
              <table:table-cell office:value-type="float" office:value="60.92856016">
                <text:p>60.92856016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8.0155691">
                <text:p>178.0155691</text:p>
              </table:table-cell>
              <table:table-cell office:value-type="float" office:value="122.86279017875">
                <text:p>122.86279017875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3.50458208125">
                <text:p>353.50458208125</text:p>
              </table:table-cell>
              <table:table-cell office:value-type="float" office:value="243.74710689375">
                <text:p>243.74710689375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11.1227012775">
                <text:p>711.1227012775</text:p>
              </table:table-cell>
              <table:table-cell office:value-type="float" office:value="487.96746850625">
                <text:p>487.96746850625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1432.31080447875">
                <text:p>1432.31080447875</text:p>
              </table:table-cell>
              <table:table-cell office:value-type="float" office:value="969.3563927875">
                <text:p>969.3563927875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2879.14601087625">
                <text:p>2879.14601087625</text:p>
              </table:table-cell>
              <table:table-cell office:value-type="float" office:value="1955.263831165">
                <text:p>1955.263831165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8cm" svg:y="2.938cm" style:legend-expansion="high" chart:style-name="ch2"/>
        <chart:plot-area chart:style-name="ch3" table:cell-range-address="PythonWindowsChartPerElem.C1:PythonWindowsChartPerElem.I11" chart:data-source-has-labels="both" svg:x="0.32cm" svg:y="0.18cm" svg:width="11.878cm" svg:height="8.64cm">
          <chartooo:coordinate-region svg:x="1.248cm" svg:y="0.382cm" svg:width="10.515cm" svg:height="7.785cm"/>
          <chart:axis chart:dimension="x" chart:name="primary-x" chart:style-name="ch4" chartooo:axis-type="auto">
            <chartooo:date-scale/>
            <chart:categories table:cell-range-address="PythonWindowsChartPerElem.C2:PythonWindowsChartPerElem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ythonWindowsChartPerElem.D2:PythonWindowsChartPerElem.D11" chart:label-cell-address="PythonWindowsChartPerElem.D1:PythonWindowsChartPerElem.D1" chart:class="chart:line">
            <chart:data-point chart:repeated="10"/>
          </chart:series>
          <chart:series chart:style-name="ch8" chart:values-cell-range-address="PythonWindowsChartPerElem.E2:PythonWindowsChartPerElem.E11" chart:label-cell-address="PythonWindowsChartPerElem.E1:PythonWindowsChartPerElem.E1" chart:class="chart:line">
            <chart:data-point chart:repeated="10"/>
          </chart:series>
          <chart:series chart:style-name="ch9" chart:values-cell-range-address="PythonWindowsChartPerElem.F2:PythonWindowsChartPerElem.F11" chart:label-cell-address="PythonWindowsChartPerElem.F1:PythonWindowsChartPerElem.F1" chart:class="chart:line">
            <chart:data-point chart:repeated="10"/>
          </chart:series>
          <chart:series chart:style-name="ch10" chart:values-cell-range-address="PythonWindowsChartPerElem.G2:PythonWindowsChartPerElem.G11" chart:label-cell-address="PythonWindowsChartPerElem.G1:PythonWindowsChartPerElem.G1" chart:class="chart:line">
            <chart:data-point chart:repeated="10"/>
          </chart:series>
          <chart:series chart:style-name="ch11" chart:values-cell-range-address="PythonWindowsChartPerElem.H2:PythonWindowsChartPerElem.H11" chart:label-cell-address="PythonWindowsChartPerElem.H1:PythonWindowsChartPerElem.H1" chart:class="chart:line">
            <chart:data-point chart:repeated="10"/>
          </chart:series>
          <chart:series chart:style-name="ch12" chart:values-cell-range-address="PythonWindowsChartPerElem.I2:PythonWindowsChartPerElem.I11" chart:label-cell-address="PythonWindowsChartPerElem.I1:PythonWindowsChartPerElem.I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PerElem.D1:PythonWindowsChartPerElem.D1</svg:desc>
                </draw:g>
              </table:table-cell>
              <table:table-cell office:value-type="string">
                <text:p>mult_b_64_32</text:p>
                <draw:g>
                  <svg:desc>PythonWindowsChartPerElem.E1:PythonWindowsChartPerElem.E1</svg:desc>
                </draw:g>
              </table:table-cell>
              <table:table-cell office:value-type="string">
                <text:p>mult_c_64_32</text:p>
                <draw:g>
                  <svg:desc>PythonWindowsChartPerElem.F1:PythonWindowsChartPerElem.F1</svg:desc>
                </draw:g>
              </table:table-cell>
              <table:table-cell office:value-type="string">
                <text:p>mult_d_64_32</text:p>
                <draw:g>
                  <svg:desc>PythonWindowsChartPerElem.G1:PythonWindowsChartPerElem.G1</svg:desc>
                </draw:g>
              </table:table-cell>
              <table:table-cell office:value-type="string">
                <text:p>mult_e_64_32</text:p>
                <draw:g>
                  <svg:desc>PythonWindowsChartPerElem.H1:PythonWindowsChartPerElem.H1</svg:desc>
                </draw:g>
              </table:table-cell>
              <table:table-cell office:value-type="string">
                <text:p>mult_f_64_32</text:p>
                <draw:g>
                  <svg:desc>PythonWindowsChartPerElem.I1:PythonWindowsChartPerElem.I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PerElem.C2:PythonWindowsChartPerElem.C11</svg:desc>
                </draw:g>
              </table:table-cell>
              <table:table-cell office:value-type="float" office:value="0.441314342648573">
                <text:p>0.441314342648573</text:p>
                <draw:g>
                  <svg:desc>PythonWindowsChartPerElem.D2:PythonWindowsChartPerElem.D11</svg:desc>
                </draw:g>
              </table:table-cell>
              <table:table-cell office:value-type="float" office:value="0.308975555862832">
                <text:p>0.308975555862832</text:p>
                <draw:g>
                  <svg:desc>PythonWindowsChartPerElem.E2:PythonWindowsChartPerElem.E11</svg:desc>
                </draw:g>
              </table:table-cell>
              <table:table-cell office:value-type="float" office:value="0.270018631560879">
                <text:p>0.270018631560879</text:p>
                <draw:g>
                  <svg:desc>PythonWindowsChartPerElem.F2:PythonWindowsChartPerElem.F11</svg:desc>
                </draw:g>
              </table:table-cell>
              <table:table-cell office:value-type="float" office:value="0.411310168313244">
                <text:p>0.411310168313244</text:p>
                <draw:g>
                  <svg:desc>PythonWindowsChartPerElem.G2:PythonWindowsChartPerElem.G11</svg:desc>
                </draw:g>
              </table:table-cell>
              <table:table-cell office:value-type="float" office:value="0">
                <text:p>0</text:p>
                <draw:g>
                  <svg:desc>PythonWindowsChartPerElem.H2:PythonWindowsChartPerElem.H11</svg:desc>
                </draw:g>
              </table:table-cell>
              <table:table-cell office:value-type="float" office:value="0.248196672738023">
                <text:p>0.248196672738023</text:p>
                <draw:g>
                  <svg:desc>PythonWindowsChartPerElem.I2:PythonWindowsChartPerElem.I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0.454068315682815">
                <text:p>0.454068315682815</text:p>
              </table:table-cell>
              <table:table-cell office:value-type="float" office:value="0.298081675615106">
                <text:p>0.298081675615106</text:p>
              </table:table-cell>
              <table:table-cell office:value-type="float" office:value="0.274108532662598">
                <text:p>0.274108532662598</text:p>
              </table:table-cell>
              <table:table-cell office:value-type="float" office:value="0.410628161262636">
                <text:p>0.410628161262636</text:p>
              </table:table-cell>
              <table:table-cell office:value-type="float" office:value="0">
                <text:p>0</text:p>
              </table:table-cell>
              <table:table-cell office:value-type="float" office:value="0.257357639948503">
                <text:p>0.257357639948503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0.483968749880791">
                <text:p>0.483968749880791</text:p>
              </table:table-cell>
              <table:table-cell office:value-type="float" office:value="0.316922449860764">
                <text:p>0.316922449860764</text:p>
              </table:table-cell>
              <table:table-cell office:value-type="float" office:value="0.287059809957276">
                <text:p>0.287059809957276</text:p>
              </table:table-cell>
              <table:table-cell office:value-type="float" office:value="0.417160651142497">
                <text:p>0.417160651142497</text:p>
              </table:table-cell>
              <table:table-cell office:value-type="float" office:value="0.288707233019894">
                <text:p>0.288707233019894</text:p>
              </table:table-cell>
              <table:table-cell office:value-type="float" office:value="0.25671175909325">
                <text:p>0.2567117590932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0.531533333859839">
                <text:p>0.531533333859839</text:p>
              </table:table-cell>
              <table:table-cell office:value-type="float" office:value="0.321991431376242">
                <text:p>0.321991431376242</text:p>
              </table:table-cell>
              <table:table-cell office:value-type="float" office:value="0.29549831498312">
                <text:p>0.29549831498312</text:p>
              </table:table-cell>
              <table:table-cell office:value-type="float" office:value="0.421616063366648">
                <text:p>0.421616063366648</text:p>
              </table:table-cell>
              <table:table-cell office:value-type="float" office:value="0.292571456302809">
                <text:p>0.292571456302809</text:p>
              </table:table-cell>
              <table:table-cell office:value-type="float" office:value="0.270474955725839">
                <text:p>0.270474955725839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0.61104801367683">
                <text:p>0.61104801367683</text:p>
              </table:table-cell>
              <table:table-cell office:value-type="float" office:value="0.324443910383566">
                <text:p>0.324443910383566</text:p>
              </table:table-cell>
              <table:table-cell office:value-type="float" office:value="0.293705483099763">
                <text:p>0.293705483099763</text:p>
              </table:table-cell>
              <table:table-cell office:value-type="float" office:value="0.425061369018101">
                <text:p>0.425061369018101</text:p>
              </table:table-cell>
              <table:table-cell office:value-type="float" office:value="0.2905289065212">
                <text:p>0.2905289065212</text:p>
              </table:table-cell>
              <table:table-cell office:value-type="float" office:value="0.277788239094776">
                <text:p>0.277788239094776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0.74352613254251">
                <text:p>0.74352613254251</text:p>
              </table:table-cell>
              <table:table-cell office:value-type="float" office:value="0.323487639072338">
                <text:p>0.323487639072338</text:p>
              </table:table-cell>
              <table:table-cell office:value-type="float" office:value="0.295723222159902">
                <text:p>0.295723222159902</text:p>
              </table:table-cell>
              <table:table-cell office:value-type="float" office:value="0.424421583287835">
                <text:p>0.424421583287835</text:p>
              </table:table-cell>
              <table:table-cell office:value-type="float" office:value="0.292927299552847">
                <text:p>0.292927299552847</text:p>
              </table:table-cell>
              <table:table-cell office:value-type="float" office:value="0.276613952473708">
                <text:p>0.276613952473708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0.867464875008096">
                <text:p>0.867464875008096</text:p>
              </table:table-cell>
              <table:table-cell office:value-type="float" office:value="0.323514215726741">
                <text:p>0.323514215726741</text:p>
              </table:table-cell>
              <table:table-cell office:value-type="float" office:value="0.302135210566768">
                <text:p>0.302135210566768</text:p>
              </table:table-cell>
              <table:table-cell office:value-type="float" office:value="0.421410200356495">
                <text:p>0.421410200356495</text:p>
              </table:table-cell>
              <table:table-cell office:value-type="float" office:value="0.290569125151545">
                <text:p>0.290569125151545</text:p>
              </table:table-cell>
              <table:table-cell office:value-type="float" office:value="0.272984330717485">
                <text:p>0.27298433071748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0.885542321898011">
                <text:p>0.885542321898011</text:p>
              </table:table-cell>
              <table:table-cell office:value-type="float" office:value="0.321297326752436">
                <text:p>0.321297326752436</text:p>
              </table:table-cell>
              <table:table-cell office:value-type="float" office:value="0.299669702368748">
                <text:p>0.299669702368748</text:p>
              </table:table-cell>
              <table:table-cell office:value-type="float" office:value="0.423862058957026">
                <text:p>0.423862058957026</text:p>
              </table:table-cell>
              <table:table-cell office:value-type="float" office:value="0.290851206878285">
                <text:p>0.290851206878285</text:p>
              </table:table-cell>
              <table:table-cell office:value-type="float" office:value="0.270971032089941">
                <text:p>0.270971032089941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0.895284747808431">
                <text:p>0.895284747808431</text:p>
              </table:table-cell>
              <table:table-cell office:value-type="float" office:value="0.331623859502274">
                <text:p>0.331623859502274</text:p>
              </table:table-cell>
              <table:table-cell office:value-type="float" office:value="0.294564860002506">
                <text:p>0.294564860002506</text:p>
              </table:table-cell>
              <table:table-cell office:value-type="float" office:value="0.42686178177277">
                <text:p>0.42686178177277</text:p>
              </table:table-cell>
              <table:table-cell office:value-type="float" office:value="0.288890648387367">
                <text:p>0.288890648387367</text:p>
              </table:table-cell>
              <table:table-cell office:value-type="float" office:value="0.270845115349489">
                <text:p>0.270845115349489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0.911282813257351">
                <text:p>0.911282813257351</text:p>
              </table:table-cell>
              <table:table-cell office:value-type="float" office:value="0.325691614043717">
                <text:p>0.325691614043717</text:p>
              </table:table-cell>
              <table:table-cell office:value-type="float" office:value="0.297171454240512">
                <text:p>0.297171454240512</text:p>
              </table:table-cell>
              <table:table-cell office:value-type="float" office:value="0.429026149728978">
                <text:p>0.429026149728978</text:p>
              </table:table-cell>
              <table:table-cell office:value-type="float" office:value="0.291356989197553">
                <text:p>0.291356989197553</text:p>
              </table:table-cell>
              <table:table-cell office:value-type="float" office:value="0.273038259065456">
                <text:p>0.273038259065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